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272in"/>
    </style:style>
    <style:style style:name="co4" style:family="table-column">
      <style:table-column-properties fo:break-before="auto" style:column-width="5.0311in"/>
    </style:style>
    <style:style style:name="co5" style:family="table-column">
      <style:table-column-properties fo:break-before="auto" style:column-width="3.7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e8a202" draw:auto-grow-height="true" draw:auto-grow-width="false" fo:min-height="2.644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e8a202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e8a202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e8a202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e8a202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4-06-17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master</text:p>
          </table:table-cell>
          <table:table-cell table:number-columns-repeated="2"/>
          <table:table-cell table:style-name="ce1" office:value-type="string" calcext:value-type="string">
            <text:p>propagate incomplete</text:p>
          </table:table-cell>
          <table:table-cell table:number-columns-repeated="7"/>
          <table:table-cell table:style-name="ce1" office:value-type="string" calcext:value-type="string">
            <text:p>propagate incomplete 01 loa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IF([.B2]=[.E2]; &quot;&quot;; &quot;*&quot;)">
            <text:p/>
          </table:table-cell>
          <table:table-cell table:formula="of:=IF([.B2]=[.E2]; &quot;&quot;; [.E2]-[.B2])">
            <text:p/>
          </table:table-cell>
          <table:table-cell table:formula="of:=IF([.B2]=[.E2]; &quot;&quot;; (([.E2]-[.B2])/[.B2])*100)">
            <text:p/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]=[.L2]" office:value-type="boolean" office:boolean-value="true" calcext:value-type="boolean">
            <text:p>TRUE</text:p>
          </table:table-cell>
          <table:table-cell table:formula="of:=IF([.B2]=[.M2]; &quot;&quot;; &quot;*&quot;)">
            <text:p/>
          </table:table-cell>
          <table:table-cell table:formula="of:=IF([.B2]=[.M2]; &quot;&quot;; [.M2]-[.B2])">
            <text:p/>
          </table:table-cell>
          <table:table-cell table:formula="of:=IF([.B2]=[.M2]; &quot;&quot;; (([.M2]-[.B2])/[.B2])*100)">
            <text:p/>
          </table:table-cell>
        </table:table-row>
        <table:table-row table:style-name="ro1"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IF([.B3]=[.E3]; &quot;&quot;; &quot;*&quot;)">
            <text:p/>
          </table:table-cell>
          <table:table-cell table:formula="of:=IF([.B3]=[.E3]; &quot;&quot;; [.E3]-[.B3])">
            <text:p/>
          </table:table-cell>
          <table:table-cell table:formula="of:=IF([.B3]=[.E3]; &quot;&quot;; (([.E3]-[.B3])/[.B3])*100)">
            <text:p/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]=[.L3]" office:value-type="boolean" office:boolean-value="true" calcext:value-type="boolean">
            <text:p>TRUE</text:p>
          </table:table-cell>
          <table:table-cell table:formula="of:=IF([.B3]=[.M3]; &quot;&quot;; &quot;*&quot;)">
            <text:p/>
          </table:table-cell>
          <table:table-cell table:formula="of:=IF([.B3]=[.M3]; &quot;&quot;; [.M3]-[.B3])">
            <text:p/>
          </table:table-cell>
          <table:table-cell table:formula="of:=IF([.B3]=[.M3]; &quot;&quot;; (([.M3]-[.B3])/[.B3])*100)">
            <text:p/>
          </table:table-cell>
        </table:table-row>
        <table:table-row table:style-name="ro1"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IF([.B4]=[.E4]; &quot;&quot;; &quot;*&quot;)">
            <text:p/>
          </table:table-cell>
          <table:table-cell table:formula="of:=IF([.B4]=[.E4]; &quot;&quot;; [.E4]-[.B4])">
            <text:p/>
          </table:table-cell>
          <table:table-cell table:formula="of:=IF([.B4]=[.E4]; &quot;&quot;; (([.E4]-[.B4])/[.B4])*100)">
            <text:p/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D4]=[.L4]" office:value-type="boolean" office:boolean-value="true" calcext:value-type="boolean">
            <text:p>TRUE</text:p>
          </table:table-cell>
          <table:table-cell table:formula="of:=IF([.B4]=[.M4]; &quot;&quot;; &quot;*&quot;)">
            <text:p/>
          </table:table-cell>
          <table:table-cell table:formula="of:=IF([.B4]=[.M4]; &quot;&quot;; [.M4]-[.B4])">
            <text:p/>
          </table:table-cell>
          <table:table-cell table:formula="of:=IF([.B4]=[.M4]; &quot;&quot;; (([.M4]-[.B4])/[.B4])*100)">
            <text:p/>
          </table:table-cell>
        </table:table-row>
        <table:table-row table:style-name="ro1"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IF([.B5]=[.E5]; &quot;&quot;; &quot;*&quot;)">
            <text:p/>
          </table:table-cell>
          <table:table-cell table:formula="of:=IF([.B5]=[.E5]; &quot;&quot;; [.E5]-[.B5])">
            <text:p/>
          </table:table-cell>
          <table:table-cell table:formula="of:=IF([.B5]=[.E5]; &quot;&quot;; (([.E5]-[.B5])/[.B5])*100)">
            <text:p/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=[.L5]" office:value-type="boolean" office:boolean-value="true" calcext:value-type="boolean">
            <text:p>TRUE</text:p>
          </table:table-cell>
          <table:table-cell table:formula="of:=IF([.B5]=[.M5]; &quot;&quot;; &quot;*&quot;)">
            <text:p/>
          </table:table-cell>
          <table:table-cell table:formula="of:=IF([.B5]=[.M5]; &quot;&quot;; [.M5]-[.B5])">
            <text:p/>
          </table:table-cell>
          <table:table-cell table:formula="of:=IF([.B5]=[.M5]; &quot;&quot;; (([.M5]-[.B5])/[.B5])*100)">
            <text:p/>
          </table:table-cell>
        </table:table-row>
        <table:table-row table:style-name="ro1"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IF([.B6]=[.E6]; &quot;&quot;; &quot;*&quot;)">
            <text:p/>
          </table:table-cell>
          <table:table-cell table:formula="of:=IF([.B6]=[.E6]; &quot;&quot;; [.E6]-[.B6])">
            <text:p/>
          </table:table-cell>
          <table:table-cell table:formula="of:=IF([.B6]=[.E6]; &quot;&quot;; (([.E6]-[.B6])/[.B6])*100)">
            <text:p/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D6]=[.L6]" office:value-type="boolean" office:boolean-value="true" calcext:value-type="boolean">
            <text:p>TRUE</text:p>
          </table:table-cell>
          <table:table-cell table:formula="of:=IF([.B6]=[.M6]; &quot;&quot;; &quot;*&quot;)">
            <text:p/>
          </table:table-cell>
          <table:table-cell table:formula="of:=IF([.B6]=[.M6]; &quot;&quot;; [.M6]-[.B6])">
            <text:p/>
          </table:table-cell>
          <table:table-cell table:formula="of:=IF([.B6]=[.M6]; &quot;&quot;; (([.M6]-[.B6])/[.B6])*100)">
            <text:p/>
          </table:table-cell>
        </table:table-row>
        <table:table-row table:style-name="ro1"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IF([.B7]=[.E7]; &quot;&quot;; &quot;*&quot;)">
            <text:p/>
          </table:table-cell>
          <table:table-cell table:formula="of:=IF([.B7]=[.E7]; &quot;&quot;; [.E7]-[.B7])">
            <text:p/>
          </table:table-cell>
          <table:table-cell table:formula="of:=IF([.B7]=[.E7]; &quot;&quot;; (([.E7]-[.B7])/[.B7])*100)">
            <text:p/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=[.L7]" office:value-type="boolean" office:boolean-value="true" calcext:value-type="boolean">
            <text:p>TRUE</text:p>
          </table:table-cell>
          <table:table-cell table:formula="of:=IF([.B7]=[.M7]; &quot;&quot;; &quot;*&quot;)">
            <text:p/>
          </table:table-cell>
          <table:table-cell table:formula="of:=IF([.B7]=[.M7]; &quot;&quot;; [.M7]-[.B7])">
            <text:p/>
          </table:table-cell>
          <table:table-cell table:formula="of:=IF([.B7]=[.M7]; &quot;&quot;; (([.M7]-[.B7])/[.B7])*100)">
            <text:p/>
          </table:table-cell>
        </table:table-row>
        <table:table-row table:style-name="ro1"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IF([.B8]=[.E8]; &quot;&quot;; &quot;*&quot;)">
            <text:p/>
          </table:table-cell>
          <table:table-cell table:formula="of:=IF([.B8]=[.E8]; &quot;&quot;; [.E8]-[.B8])">
            <text:p/>
          </table:table-cell>
          <table:table-cell table:formula="of:=IF([.B8]=[.E8]; &quot;&quot;; (([.E8]-[.B8])/[.B8])*100)">
            <text:p/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]=[.L8]" office:value-type="boolean" office:boolean-value="true" calcext:value-type="boolean">
            <text:p>TRUE</text:p>
          </table:table-cell>
          <table:table-cell table:formula="of:=IF([.B8]=[.M8]; &quot;&quot;; &quot;*&quot;)">
            <text:p/>
          </table:table-cell>
          <table:table-cell table:formula="of:=IF([.B8]=[.M8]; &quot;&quot;; [.M8]-[.B8])">
            <text:p/>
          </table:table-cell>
          <table:table-cell table:formula="of:=IF([.B8]=[.M8]; &quot;&quot;; (([.M8]-[.B8])/[.B8])*100)">
            <text:p/>
          </table:table-cell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IF([.B9]=[.E9]; &quot;&quot;; &quot;*&quot;)">
            <text:p/>
          </table:table-cell>
          <table:table-cell table:formula="of:=IF([.B9]=[.E9]; &quot;&quot;; [.E9]-[.B9])">
            <text:p/>
          </table:table-cell>
          <table:table-cell table:formula="of:=IF([.B9]=[.E9]; &quot;&quot;; (([.E9]-[.B9])/[.B9])*100)">
            <text:p/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9]=[.L9]" office:value-type="boolean" office:boolean-value="true" calcext:value-type="boolean">
            <text:p>TRUE</text:p>
          </table:table-cell>
          <table:table-cell table:formula="of:=IF([.B9]=[.M9]; &quot;&quot;; &quot;*&quot;)">
            <text:p/>
          </table:table-cell>
          <table:table-cell table:formula="of:=IF([.B9]=[.M9]; &quot;&quot;; [.M9]-[.B9])">
            <text:p/>
          </table:table-cell>
          <table:table-cell table:formula="of:=IF([.B9]=[.M9]; &quot;&quot;; (([.M9]-[.B9])/[.B9])*100)">
            <text:p/>
          </table:table-cell>
        </table:table-row>
        <table:table-row table:style-name="ro1"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IF([.B10]=[.E10]; &quot;&quot;; &quot;*&quot;)">
            <text:p/>
          </table:table-cell>
          <table:table-cell table:formula="of:=IF([.B10]=[.E10]; &quot;&quot;; [.E10]-[.B10])">
            <text:p/>
          </table:table-cell>
          <table:table-cell table:formula="of:=IF([.B10]=[.E10]; &quot;&quot;; (([.E10]-[.B10])/[.B10])*100)">
            <text:p/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0]=[.L10]" office:value-type="boolean" office:boolean-value="true" calcext:value-type="boolean">
            <text:p>TRUE</text:p>
          </table:table-cell>
          <table:table-cell table:formula="of:=IF([.B10]=[.M10]; &quot;&quot;; &quot;*&quot;)">
            <text:p/>
          </table:table-cell>
          <table:table-cell table:formula="of:=IF([.B10]=[.M10]; &quot;&quot;; [.M10]-[.B10])">
            <text:p/>
          </table:table-cell>
          <table:table-cell table:formula="of:=IF([.B10]=[.M10]; &quot;&quot;; (([.M10]-[.B10])/[.B10])*100)">
            <text:p/>
          </table:table-cell>
        </table:table-row>
        <table:table-row table:style-name="ro1"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IF([.B11]=[.E11]; &quot;&quot;; &quot;*&quot;)">
            <text:p/>
          </table:table-cell>
          <table:table-cell table:formula="of:=IF([.B11]=[.E11]; &quot;&quot;; [.E11]-[.B11])">
            <text:p/>
          </table:table-cell>
          <table:table-cell table:formula="of:=IF([.B11]=[.E11]; &quot;&quot;; (([.E11]-[.B11])/[.B11])*100)">
            <text:p/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1]=[.L11]" office:value-type="boolean" office:boolean-value="true" calcext:value-type="boolean">
            <text:p>TRUE</text:p>
          </table:table-cell>
          <table:table-cell table:formula="of:=IF([.B11]=[.M11]; &quot;&quot;; &quot;*&quot;)">
            <text:p/>
          </table:table-cell>
          <table:table-cell table:formula="of:=IF([.B11]=[.M11]; &quot;&quot;; [.M11]-[.B11])">
            <text:p/>
          </table:table-cell>
          <table:table-cell table:formula="of:=IF([.B11]=[.M11]; &quot;&quot;; (([.M11]-[.B11])/[.B11])*100)">
            <text:p/>
          </table:table-cell>
        </table:table-row>
        <table:table-row table:style-name="ro1"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IF([.B12]=[.E12]; &quot;&quot;; &quot;*&quot;)">
            <text:p/>
          </table:table-cell>
          <table:table-cell table:formula="of:=IF([.B12]=[.E12]; &quot;&quot;; [.E12]-[.B12])">
            <text:p/>
          </table:table-cell>
          <table:table-cell table:formula="of:=IF([.B12]=[.E12]; &quot;&quot;; (([.E12]-[.B12])/[.B12])*100)">
            <text:p/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2]=[.L12]" office:value-type="boolean" office:boolean-value="true" calcext:value-type="boolean">
            <text:p>TRUE</text:p>
          </table:table-cell>
          <table:table-cell table:formula="of:=IF([.B12]=[.M12]; &quot;&quot;; &quot;*&quot;)">
            <text:p/>
          </table:table-cell>
          <table:table-cell table:formula="of:=IF([.B12]=[.M12]; &quot;&quot;; [.M12]-[.B12])">
            <text:p/>
          </table:table-cell>
          <table:table-cell table:formula="of:=IF([.B12]=[.M12]; &quot;&quot;; (([.M12]-[.B12])/[.B12])*100)">
            <text:p/>
          </table:table-cell>
        </table:table-row>
        <table:table-row table:style-name="ro1"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IF([.B13]=[.E13]; &quot;&quot;; &quot;*&quot;)">
            <text:p/>
          </table:table-cell>
          <table:table-cell table:formula="of:=IF([.B13]=[.E13]; &quot;&quot;; [.E13]-[.B13])">
            <text:p/>
          </table:table-cell>
          <table:table-cell table:formula="of:=IF([.B13]=[.E13]; &quot;&quot;; (([.E13]-[.B13])/[.B13])*100)">
            <text:p/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3]=[.L13]" office:value-type="boolean" office:boolean-value="true" calcext:value-type="boolean">
            <text:p>TRUE</text:p>
          </table:table-cell>
          <table:table-cell table:formula="of:=IF([.B13]=[.M13]; &quot;&quot;; &quot;*&quot;)">
            <text:p/>
          </table:table-cell>
          <table:table-cell table:formula="of:=IF([.B13]=[.M13]; &quot;&quot;; [.M13]-[.B13])">
            <text:p/>
          </table:table-cell>
          <table:table-cell table:formula="of:=IF([.B13]=[.M13]; &quot;&quot;; (([.M13]-[.B13])/[.B13])*100)">
            <text:p/>
          </table:table-cell>
        </table:table-row>
        <table:table-row table:style-name="ro1"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IF([.B14]=[.E14]; &quot;&quot;; &quot;*&quot;)">
            <text:p/>
          </table:table-cell>
          <table:table-cell table:formula="of:=IF([.B14]=[.E14]; &quot;&quot;; [.E14]-[.B14])">
            <text:p/>
          </table:table-cell>
          <table:table-cell table:formula="of:=IF([.B14]=[.E14]; &quot;&quot;; (([.E14]-[.B14])/[.B14])*100)">
            <text:p/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4]=[.L14]" office:value-type="boolean" office:boolean-value="true" calcext:value-type="boolean">
            <text:p>TRUE</text:p>
          </table:table-cell>
          <table:table-cell table:formula="of:=IF([.B14]=[.M14]; &quot;&quot;; &quot;*&quot;)">
            <text:p/>
          </table:table-cell>
          <table:table-cell table:formula="of:=IF([.B14]=[.M14]; &quot;&quot;; [.M14]-[.B14])">
            <text:p/>
          </table:table-cell>
          <table:table-cell table:formula="of:=IF([.B14]=[.M14]; &quot;&quot;; (([.M14]-[.B14])/[.B14])*100)">
            <text:p/>
          </table:table-cell>
        </table:table-row>
        <table:table-row table:style-name="ro1"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IF([.B15]=[.E15]; &quot;&quot;; &quot;*&quot;)">
            <text:p/>
          </table:table-cell>
          <table:table-cell table:formula="of:=IF([.B15]=[.E15]; &quot;&quot;; [.E15]-[.B15])">
            <text:p/>
          </table:table-cell>
          <table:table-cell table:formula="of:=IF([.B15]=[.E15]; &quot;&quot;; (([.E15]-[.B15])/[.B15])*100)">
            <text:p/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=[.L15]" office:value-type="boolean" office:boolean-value="true" calcext:value-type="boolean">
            <text:p>TRUE</text:p>
          </table:table-cell>
          <table:table-cell table:formula="of:=IF([.B15]=[.M15]; &quot;&quot;; &quot;*&quot;)">
            <text:p/>
          </table:table-cell>
          <table:table-cell table:formula="of:=IF([.B15]=[.M15]; &quot;&quot;; [.M15]-[.B15])">
            <text:p/>
          </table:table-cell>
          <table:table-cell table:formula="of:=IF([.B15]=[.M15]; &quot;&quot;; (([.M15]-[.B15])/[.B15])*100)">
            <text:p/>
          </table:table-cell>
        </table:table-row>
        <table:table-row table:style-name="ro1"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IF([.B16]=[.E16]; &quot;&quot;; &quot;*&quot;)">
            <text:p/>
          </table:table-cell>
          <table:table-cell table:formula="of:=IF([.B16]=[.E16]; &quot;&quot;; [.E16]-[.B16])">
            <text:p/>
          </table:table-cell>
          <table:table-cell table:formula="of:=IF([.B16]=[.E16]; &quot;&quot;; (([.E16]-[.B16])/[.B16])*100)">
            <text:p/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16]=[.L16]" office:value-type="boolean" office:boolean-value="true" calcext:value-type="boolean">
            <text:p>TRUE</text:p>
          </table:table-cell>
          <table:table-cell table:formula="of:=IF([.B16]=[.M16]; &quot;&quot;; &quot;*&quot;)">
            <text:p/>
          </table:table-cell>
          <table:table-cell table:formula="of:=IF([.B16]=[.M16]; &quot;&quot;; [.M16]-[.B16])">
            <text:p/>
          </table:table-cell>
          <table:table-cell table:formula="of:=IF([.B16]=[.M16]; &quot;&quot;; (([.M16]-[.B16])/[.B16])*100)">
            <text:p/>
          </table:table-cell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IF([.B17]=[.E17]; &quot;&quot;; &quot;*&quot;)">
            <text:p/>
          </table:table-cell>
          <table:table-cell table:formula="of:=IF([.B17]=[.E17]; &quot;&quot;; [.E17]-[.B17])">
            <text:p/>
          </table:table-cell>
          <table:table-cell table:formula="of:=IF([.B17]=[.E17]; &quot;&quot;; (([.E17]-[.B17])/[.B17])*100)">
            <text:p/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D17]=[.L17]" office:value-type="boolean" office:boolean-value="true" calcext:value-type="boolean">
            <text:p>TRUE</text:p>
          </table:table-cell>
          <table:table-cell table:formula="of:=IF([.B17]=[.M17]; &quot;&quot;; &quot;*&quot;)">
            <text:p/>
          </table:table-cell>
          <table:table-cell table:formula="of:=IF([.B17]=[.M17]; &quot;&quot;; [.M17]-[.B17])">
            <text:p/>
          </table:table-cell>
          <table:table-cell table:formula="of:=IF([.B17]=[.M17]; &quot;&quot;; (([.M17]-[.B17])/[.B17])*100)">
            <text:p/>
          </table:table-cell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IF([.B18]=[.E18]; &quot;&quot;; &quot;*&quot;)">
            <text:p/>
          </table:table-cell>
          <table:table-cell table:formula="of:=IF([.B18]=[.E18]; &quot;&quot;; [.E18]-[.B18])">
            <text:p/>
          </table:table-cell>
          <table:table-cell table:formula="of:=IF([.B18]=[.E18]; &quot;&quot;; (([.E18]-[.B18])/[.B18])*100)">
            <text:p/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18]=[.L18]" office:value-type="boolean" office:boolean-value="true" calcext:value-type="boolean">
            <text:p>TRUE</text:p>
          </table:table-cell>
          <table:table-cell table:formula="of:=IF([.B18]=[.M18]; &quot;&quot;; &quot;*&quot;)">
            <text:p/>
          </table:table-cell>
          <table:table-cell table:formula="of:=IF([.B18]=[.M18]; &quot;&quot;; [.M18]-[.B18])">
            <text:p/>
          </table:table-cell>
          <table:table-cell table:formula="of:=IF([.B18]=[.M18]; &quot;&quot;; (([.M18]-[.B18])/[.B18])*100)">
            <text:p/>
          </table:table-cell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IF([.B19]=[.E19]; &quot;&quot;; &quot;*&quot;)">
            <text:p/>
          </table:table-cell>
          <table:table-cell table:formula="of:=IF([.B19]=[.E19]; &quot;&quot;; [.E19]-[.B19])">
            <text:p/>
          </table:table-cell>
          <table:table-cell table:formula="of:=IF([.B19]=[.E19]; &quot;&quot;; (([.E19]-[.B19])/[.B19])*100)">
            <text:p/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19]=[.L19]" office:value-type="boolean" office:boolean-value="true" calcext:value-type="boolean">
            <text:p>TRUE</text:p>
          </table:table-cell>
          <table:table-cell table:formula="of:=IF([.B19]=[.M19]; &quot;&quot;; &quot;*&quot;)">
            <text:p/>
          </table:table-cell>
          <table:table-cell table:formula="of:=IF([.B19]=[.M19]; &quot;&quot;; [.M19]-[.B19])">
            <text:p/>
          </table:table-cell>
          <table:table-cell table:formula="of:=IF([.B19]=[.M19]; &quot;&quot;; (([.M19]-[.B19])/[.B19])*100)">
            <text:p/>
          </table:table-cell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IF([.B20]=[.E20]; &quot;&quot;; &quot;*&quot;)">
            <text:p/>
          </table:table-cell>
          <table:table-cell table:formula="of:=IF([.B20]=[.E20]; &quot;&quot;; [.E20]-[.B20])">
            <text:p/>
          </table:table-cell>
          <table:table-cell table:formula="of:=IF([.B20]=[.E20]; &quot;&quot;; (([.E20]-[.B20])/[.B20])*100)">
            <text:p/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20]=[.L20]" office:value-type="boolean" office:boolean-value="true" calcext:value-type="boolean">
            <text:p>TRUE</text:p>
          </table:table-cell>
          <table:table-cell table:formula="of:=IF([.B20]=[.M20]; &quot;&quot;; &quot;*&quot;)">
            <text:p/>
          </table:table-cell>
          <table:table-cell table:formula="of:=IF([.B20]=[.M20]; &quot;&quot;; [.M20]-[.B20])">
            <text:p/>
          </table:table-cell>
          <table:table-cell table:formula="of:=IF([.B20]=[.M20]; &quot;&quot;; (([.M20]-[.B20])/[.B20])*100)">
            <text:p/>
          </table:table-cell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IF([.B21]=[.E21]; &quot;&quot;; &quot;*&quot;)">
            <text:p/>
          </table:table-cell>
          <table:table-cell table:formula="of:=IF([.B21]=[.E21]; &quot;&quot;; [.E21]-[.B21])">
            <text:p/>
          </table:table-cell>
          <table:table-cell table:formula="of:=IF([.B21]=[.E21]; &quot;&quot;; (([.E21]-[.B21])/[.B21])*100)">
            <text:p/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21]=[.L21]" office:value-type="boolean" office:boolean-value="true" calcext:value-type="boolean">
            <text:p>TRUE</text:p>
          </table:table-cell>
          <table:table-cell table:formula="of:=IF([.B21]=[.M21]; &quot;&quot;; &quot;*&quot;)">
            <text:p/>
          </table:table-cell>
          <table:table-cell table:formula="of:=IF([.B21]=[.M21]; &quot;&quot;; [.M21]-[.B21])">
            <text:p/>
          </table:table-cell>
          <table:table-cell table:formula="of:=IF([.B21]=[.M21]; &quot;&quot;; (([.M21]-[.B21])/[.B21])*100)">
            <text:p/>
          </table:table-cell>
        </table:table-row>
        <table:table-row table:style-name="ro1"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IF([.B22]=[.E22]; &quot;&quot;; &quot;*&quot;)">
            <text:p/>
          </table:table-cell>
          <table:table-cell table:formula="of:=IF([.B22]=[.E22]; &quot;&quot;; [.E22]-[.B22])">
            <text:p/>
          </table:table-cell>
          <table:table-cell table:formula="of:=IF([.B22]=[.E22]; &quot;&quot;; (([.E22]-[.B22])/[.B22])*100)">
            <text:p/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2]=[.L22]" office:value-type="boolean" office:boolean-value="true" calcext:value-type="boolean">
            <text:p>TRUE</text:p>
          </table:table-cell>
          <table:table-cell table:formula="of:=IF([.B22]=[.M22]; &quot;&quot;; &quot;*&quot;)">
            <text:p/>
          </table:table-cell>
          <table:table-cell table:formula="of:=IF([.B22]=[.M22]; &quot;&quot;; [.M22]-[.B22])">
            <text:p/>
          </table:table-cell>
          <table:table-cell table:formula="of:=IF([.B22]=[.M22]; &quot;&quot;; (([.M22]-[.B22])/[.B22])*100)">
            <text:p/>
          </table:table-cell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IF([.B23]=[.E23]; &quot;&quot;; &quot;*&quot;)">
            <text:p/>
          </table:table-cell>
          <table:table-cell table:formula="of:=IF([.B23]=[.E23]; &quot;&quot;; [.E23]-[.B23])">
            <text:p/>
          </table:table-cell>
          <table:table-cell table:formula="of:=IF([.B23]=[.E23]; &quot;&quot;; (([.E23]-[.B23])/[.B23])*100)">
            <text:p/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3]=[.L23]" office:value-type="boolean" office:boolean-value="true" calcext:value-type="boolean">
            <text:p>TRUE</text:p>
          </table:table-cell>
          <table:table-cell table:formula="of:=IF([.B23]=[.M23]; &quot;&quot;; &quot;*&quot;)">
            <text:p/>
          </table:table-cell>
          <table:table-cell table:formula="of:=IF([.B23]=[.M23]; &quot;&quot;; [.M23]-[.B23])">
            <text:p/>
          </table:table-cell>
          <table:table-cell table:formula="of:=IF([.B23]=[.M23]; &quot;&quot;; (([.M23]-[.B23])/[.B23])*100)">
            <text:p/>
          </table:table-cell>
        </table:table-row>
        <table:table-row table:style-name="ro1"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IF([.B24]=[.E24]; &quot;&quot;; &quot;*&quot;)">
            <text:p/>
          </table:table-cell>
          <table:table-cell table:formula="of:=IF([.B24]=[.E24]; &quot;&quot;; [.E24]-[.B24])">
            <text:p/>
          </table:table-cell>
          <table:table-cell table:formula="of:=IF([.B24]=[.E24]; &quot;&quot;; (([.E24]-[.B24])/[.B24])*100)">
            <text:p/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4]=[.L24]" office:value-type="boolean" office:boolean-value="true" calcext:value-type="boolean">
            <text:p>TRUE</text:p>
          </table:table-cell>
          <table:table-cell table:formula="of:=IF([.B24]=[.M24]; &quot;&quot;; &quot;*&quot;)">
            <text:p/>
          </table:table-cell>
          <table:table-cell table:formula="of:=IF([.B24]=[.M24]; &quot;&quot;; [.M24]-[.B24])">
            <text:p/>
          </table:table-cell>
          <table:table-cell table:formula="of:=IF([.B24]=[.M24]; &quot;&quot;; (([.M24]-[.B24])/[.B24])*100)">
            <text:p/>
          </table:table-cell>
        </table:table-row>
        <table:table-row table:style-name="ro1"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IF([.B25]=[.E25]; &quot;&quot;; &quot;*&quot;)">
            <text:p/>
          </table:table-cell>
          <table:table-cell table:formula="of:=IF([.B25]=[.E25]; &quot;&quot;; [.E25]-[.B25])">
            <text:p/>
          </table:table-cell>
          <table:table-cell table:formula="of:=IF([.B25]=[.E25]; &quot;&quot;; (([.E25]-[.B25])/[.B25])*100)">
            <text:p/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5]=[.L25]" office:value-type="boolean" office:boolean-value="true" calcext:value-type="boolean">
            <text:p>TRUE</text:p>
          </table:table-cell>
          <table:table-cell table:formula="of:=IF([.B25]=[.M25]; &quot;&quot;; &quot;*&quot;)">
            <text:p/>
          </table:table-cell>
          <table:table-cell table:formula="of:=IF([.B25]=[.M25]; &quot;&quot;; [.M25]-[.B25])">
            <text:p/>
          </table:table-cell>
          <table:table-cell table:formula="of:=IF([.B25]=[.M25]; &quot;&quot;; (([.M25]-[.B25])/[.B25])*100)">
            <text:p/>
          </table:table-cell>
        </table:table-row>
        <table:table-row table:style-name="ro1"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IF([.B26]=[.E26]; &quot;&quot;; &quot;*&quot;)">
            <text:p/>
          </table:table-cell>
          <table:table-cell table:formula="of:=IF([.B26]=[.E26]; &quot;&quot;; [.E26]-[.B26])">
            <text:p/>
          </table:table-cell>
          <table:table-cell table:formula="of:=IF([.B26]=[.E26]; &quot;&quot;; (([.E26]-[.B26])/[.B26])*100)">
            <text:p/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6]=[.L26]" office:value-type="boolean" office:boolean-value="true" calcext:value-type="boolean">
            <text:p>TRUE</text:p>
          </table:table-cell>
          <table:table-cell table:formula="of:=IF([.B26]=[.M26]; &quot;&quot;; &quot;*&quot;)">
            <text:p/>
          </table:table-cell>
          <table:table-cell table:formula="of:=IF([.B26]=[.M26]; &quot;&quot;; [.M26]-[.B26])">
            <text:p/>
          </table:table-cell>
          <table:table-cell table:formula="of:=IF([.B26]=[.M26]; &quot;&quot;; (([.M26]-[.B26])/[.B26])*100)">
            <text:p/>
          </table:table-cell>
        </table:table-row>
        <table:table-row table:style-name="ro1"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IF([.B27]=[.E27]; &quot;&quot;; &quot;*&quot;)">
            <text:p/>
          </table:table-cell>
          <table:table-cell table:formula="of:=IF([.B27]=[.E27]; &quot;&quot;; [.E27]-[.B27])">
            <text:p/>
          </table:table-cell>
          <table:table-cell table:formula="of:=IF([.B27]=[.E27]; &quot;&quot;; (([.E27]-[.B27])/[.B27])*100)">
            <text:p/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7]=[.L27]" office:value-type="boolean" office:boolean-value="true" calcext:value-type="boolean">
            <text:p>TRUE</text:p>
          </table:table-cell>
          <table:table-cell table:formula="of:=IF([.B27]=[.M27]; &quot;&quot;; &quot;*&quot;)">
            <text:p/>
          </table:table-cell>
          <table:table-cell table:formula="of:=IF([.B27]=[.M27]; &quot;&quot;; [.M27]-[.B27])">
            <text:p/>
          </table:table-cell>
          <table:table-cell table:formula="of:=IF([.B27]=[.M27]; &quot;&quot;; (([.M27]-[.B27])/[.B27])*100)">
            <text:p/>
          </table:table-cell>
        </table:table-row>
        <table:table-row table:style-name="ro1"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IF([.B28]=[.E28]; &quot;&quot;; &quot;*&quot;)">
            <text:p/>
          </table:table-cell>
          <table:table-cell table:formula="of:=IF([.B28]=[.E28]; &quot;&quot;; [.E28]-[.B28])">
            <text:p/>
          </table:table-cell>
          <table:table-cell table:formula="of:=IF([.B28]=[.E28]; &quot;&quot;; (([.E28]-[.B28])/[.B28])*100)">
            <text:p/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8]=[.L28]" office:value-type="boolean" office:boolean-value="true" calcext:value-type="boolean">
            <text:p>TRUE</text:p>
          </table:table-cell>
          <table:table-cell table:formula="of:=IF([.B28]=[.M28]; &quot;&quot;; &quot;*&quot;)">
            <text:p/>
          </table:table-cell>
          <table:table-cell table:formula="of:=IF([.B28]=[.M28]; &quot;&quot;; [.M28]-[.B28])">
            <text:p/>
          </table:table-cell>
          <table:table-cell table:formula="of:=IF([.B28]=[.M28]; &quot;&quot;; (([.M28]-[.B28])/[.B28])*100)">
            <text:p/>
          </table:table-cell>
        </table:table-row>
        <table:table-row table:style-name="ro1"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IF([.B29]=[.E29]; &quot;&quot;; &quot;*&quot;)">
            <text:p/>
          </table:table-cell>
          <table:table-cell table:formula="of:=IF([.B29]=[.E29]; &quot;&quot;; [.E29]-[.B29])">
            <text:p/>
          </table:table-cell>
          <table:table-cell table:formula="of:=IF([.B29]=[.E29]; &quot;&quot;; (([.E29]-[.B29])/[.B29])*100)">
            <text:p/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9]=[.L29]" office:value-type="boolean" office:boolean-value="true" calcext:value-type="boolean">
            <text:p>TRUE</text:p>
          </table:table-cell>
          <table:table-cell table:formula="of:=IF([.B29]=[.M29]; &quot;&quot;; &quot;*&quot;)">
            <text:p/>
          </table:table-cell>
          <table:table-cell table:formula="of:=IF([.B29]=[.M29]; &quot;&quot;; [.M29]-[.B29])">
            <text:p/>
          </table:table-cell>
          <table:table-cell table:formula="of:=IF([.B29]=[.M29]; &quot;&quot;; (([.M29]-[.B29])/[.B29])*100)">
            <text:p/>
          </table:table-cell>
        </table:table-row>
        <table:table-row table:style-name="ro1"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IF([.B30]=[.E30]; &quot;&quot;; &quot;*&quot;)">
            <text:p/>
          </table:table-cell>
          <table:table-cell table:formula="of:=IF([.B30]=[.E30]; &quot;&quot;; [.E30]-[.B30])">
            <text:p/>
          </table:table-cell>
          <table:table-cell table:formula="of:=IF([.B30]=[.E30]; &quot;&quot;; (([.E30]-[.B30])/[.B30])*100)">
            <text:p/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0]=[.L30]" office:value-type="boolean" office:boolean-value="true" calcext:value-type="boolean">
            <text:p>TRUE</text:p>
          </table:table-cell>
          <table:table-cell table:formula="of:=IF([.B30]=[.M30]; &quot;&quot;; &quot;*&quot;)">
            <text:p/>
          </table:table-cell>
          <table:table-cell table:formula="of:=IF([.B30]=[.M30]; &quot;&quot;; [.M30]-[.B30])">
            <text:p/>
          </table:table-cell>
          <table:table-cell table:formula="of:=IF([.B30]=[.M30]; &quot;&quot;; (([.M30]-[.B30])/[.B30])*100)">
            <text:p/>
          </table:table-cell>
        </table:table-row>
        <table:table-row table:style-name="ro1"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IF([.B31]=[.E31]; &quot;&quot;; &quot;*&quot;)">
            <text:p/>
          </table:table-cell>
          <table:table-cell table:formula="of:=IF([.B31]=[.E31]; &quot;&quot;; [.E31]-[.B31])">
            <text:p/>
          </table:table-cell>
          <table:table-cell table:formula="of:=IF([.B31]=[.E31]; &quot;&quot;; (([.E31]-[.B31])/[.B31])*100)">
            <text:p/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1]=[.L31]" office:value-type="boolean" office:boolean-value="true" calcext:value-type="boolean">
            <text:p>TRUE</text:p>
          </table:table-cell>
          <table:table-cell table:formula="of:=IF([.B31]=[.M31]; &quot;&quot;; &quot;*&quot;)">
            <text:p/>
          </table:table-cell>
          <table:table-cell table:formula="of:=IF([.B31]=[.M31]; &quot;&quot;; [.M31]-[.B31])">
            <text:p/>
          </table:table-cell>
          <table:table-cell table:formula="of:=IF([.B31]=[.M31]; &quot;&quot;; (([.M31]-[.B31])/[.B31])*100)">
            <text:p/>
          </table:table-cell>
        </table:table-row>
        <table:table-row table:style-name="ro1"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IF([.B32]=[.E32]; &quot;&quot;; &quot;*&quot;)">
            <text:p/>
          </table:table-cell>
          <table:table-cell table:formula="of:=IF([.B32]=[.E32]; &quot;&quot;; [.E32]-[.B32])">
            <text:p/>
          </table:table-cell>
          <table:table-cell table:formula="of:=IF([.B32]=[.E32]; &quot;&quot;; (([.E32]-[.B32])/[.B32])*100)">
            <text:p/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2]=[.L32]" office:value-type="boolean" office:boolean-value="true" calcext:value-type="boolean">
            <text:p>TRUE</text:p>
          </table:table-cell>
          <table:table-cell table:formula="of:=IF([.B32]=[.M32]; &quot;&quot;; &quot;*&quot;)">
            <text:p/>
          </table:table-cell>
          <table:table-cell table:formula="of:=IF([.B32]=[.M32]; &quot;&quot;; [.M32]-[.B32])">
            <text:p/>
          </table:table-cell>
          <table:table-cell table:formula="of:=IF([.B32]=[.M32]; &quot;&quot;; (([.M32]-[.B32])/[.B32])*100)">
            <text:p/>
          </table:table-cell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IF([.B33]=[.E33]; &quot;&quot;; &quot;*&quot;)">
            <text:p/>
          </table:table-cell>
          <table:table-cell table:formula="of:=IF([.B33]=[.E33]; &quot;&quot;; [.E33]-[.B33])">
            <text:p/>
          </table:table-cell>
          <table:table-cell table:formula="of:=IF([.B33]=[.E33]; &quot;&quot;; (([.E33]-[.B33])/[.B33])*100)">
            <text:p/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3]=[.L33]" office:value-type="boolean" office:boolean-value="true" calcext:value-type="boolean">
            <text:p>TRUE</text:p>
          </table:table-cell>
          <table:table-cell table:formula="of:=IF([.B33]=[.M33]; &quot;&quot;; &quot;*&quot;)">
            <text:p/>
          </table:table-cell>
          <table:table-cell table:formula="of:=IF([.B33]=[.M33]; &quot;&quot;; [.M33]-[.B33])">
            <text:p/>
          </table:table-cell>
          <table:table-cell table:formula="of:=IF([.B33]=[.M33]; &quot;&quot;; (([.M33]-[.B33])/[.B33])*100)">
            <text:p/>
          </table:table-cell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IF([.B34]=[.E34]; &quot;&quot;; &quot;*&quot;)">
            <text:p/>
          </table:table-cell>
          <table:table-cell table:formula="of:=IF([.B34]=[.E34]; &quot;&quot;; [.E34]-[.B34])">
            <text:p/>
          </table:table-cell>
          <table:table-cell table:formula="of:=IF([.B34]=[.E34]; &quot;&quot;; (([.E34]-[.B34])/[.B34])*100)">
            <text:p/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34]=[.L34]" office:value-type="boolean" office:boolean-value="true" calcext:value-type="boolean">
            <text:p>TRUE</text:p>
          </table:table-cell>
          <table:table-cell table:formula="of:=IF([.B34]=[.M34]; &quot;&quot;; &quot;*&quot;)">
            <text:p/>
          </table:table-cell>
          <table:table-cell table:formula="of:=IF([.B34]=[.M34]; &quot;&quot;; [.M34]-[.B34])">
            <text:p/>
          </table:table-cell>
          <table:table-cell table:formula="of:=IF([.B34]=[.M34]; &quot;&quot;; (([.M34]-[.B34])/[.B34])*100)">
            <text:p/>
          </table:table-cell>
        </table:table-row>
        <table:table-row table:style-name="ro1"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IF([.B35]=[.E35]; &quot;&quot;; &quot;*&quot;)">
            <text:p/>
          </table:table-cell>
          <table:table-cell table:formula="of:=IF([.B35]=[.E35]; &quot;&quot;; [.E35]-[.B35])">
            <text:p/>
          </table:table-cell>
          <table:table-cell table:formula="of:=IF([.B35]=[.E35]; &quot;&quot;; (([.E35]-[.B35])/[.B35])*100)">
            <text:p/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5]=[.L35]" office:value-type="boolean" office:boolean-value="true" calcext:value-type="boolean">
            <text:p>TRUE</text:p>
          </table:table-cell>
          <table:table-cell table:formula="of:=IF([.B35]=[.M35]; &quot;&quot;; &quot;*&quot;)">
            <text:p/>
          </table:table-cell>
          <table:table-cell table:formula="of:=IF([.B35]=[.M35]; &quot;&quot;; [.M35]-[.B35])">
            <text:p/>
          </table:table-cell>
          <table:table-cell table:formula="of:=IF([.B35]=[.M35]; &quot;&quot;; (([.M35]-[.B35])/[.B35])*100)">
            <text:p/>
          </table:table-cell>
        </table:table-row>
        <table:table-row table:style-name="ro1"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IF([.B36]=[.E36]; &quot;&quot;; &quot;*&quot;)">
            <text:p/>
          </table:table-cell>
          <table:table-cell table:formula="of:=IF([.B36]=[.E36]; &quot;&quot;; [.E36]-[.B36])">
            <text:p/>
          </table:table-cell>
          <table:table-cell table:formula="of:=IF([.B36]=[.E36]; &quot;&quot;; (([.E36]-[.B36])/[.B36])*100)">
            <text:p/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6]=[.L36]" office:value-type="boolean" office:boolean-value="true" calcext:value-type="boolean">
            <text:p>TRUE</text:p>
          </table:table-cell>
          <table:table-cell table:formula="of:=IF([.B36]=[.M36]; &quot;&quot;; &quot;*&quot;)">
            <text:p/>
          </table:table-cell>
          <table:table-cell table:formula="of:=IF([.B36]=[.M36]; &quot;&quot;; [.M36]-[.B36])">
            <text:p/>
          </table:table-cell>
          <table:table-cell table:formula="of:=IF([.B36]=[.M36]; &quot;&quot;; (([.M36]-[.B36])/[.B36])*100)">
            <text:p/>
          </table:table-cell>
        </table:table-row>
        <table:table-row table:style-name="ro1"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IF([.B37]=[.E37]; &quot;&quot;; &quot;*&quot;)">
            <text:p/>
          </table:table-cell>
          <table:table-cell table:formula="of:=IF([.B37]=[.E37]; &quot;&quot;; [.E37]-[.B37])">
            <text:p/>
          </table:table-cell>
          <table:table-cell table:formula="of:=IF([.B37]=[.E37]; &quot;&quot;; (([.E37]-[.B37])/[.B37])*100)">
            <text:p/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7]=[.L37]" office:value-type="boolean" office:boolean-value="true" calcext:value-type="boolean">
            <text:p>TRUE</text:p>
          </table:table-cell>
          <table:table-cell table:formula="of:=IF([.B37]=[.M37]; &quot;&quot;; &quot;*&quot;)">
            <text:p/>
          </table:table-cell>
          <table:table-cell table:formula="of:=IF([.B37]=[.M37]; &quot;&quot;; [.M37]-[.B37])">
            <text:p/>
          </table:table-cell>
          <table:table-cell table:formula="of:=IF([.B37]=[.M37]; &quot;&quot;; (([.M37]-[.B37])/[.B37])*100)">
            <text:p/>
          </table:table-cell>
        </table:table-row>
        <table:table-row table:style-name="ro1"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IF([.B38]=[.E38]; &quot;&quot;; &quot;*&quot;)">
            <text:p/>
          </table:table-cell>
          <table:table-cell table:formula="of:=IF([.B38]=[.E38]; &quot;&quot;; [.E38]-[.B38])">
            <text:p/>
          </table:table-cell>
          <table:table-cell table:formula="of:=IF([.B38]=[.E38]; &quot;&quot;; (([.E38]-[.B38])/[.B38])*100)">
            <text:p/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8]=[.L38]" office:value-type="boolean" office:boolean-value="true" calcext:value-type="boolean">
            <text:p>TRUE</text:p>
          </table:table-cell>
          <table:table-cell table:formula="of:=IF([.B38]=[.M38]; &quot;&quot;; &quot;*&quot;)">
            <text:p/>
          </table:table-cell>
          <table:table-cell table:formula="of:=IF([.B38]=[.M38]; &quot;&quot;; [.M38]-[.B38])">
            <text:p/>
          </table:table-cell>
          <table:table-cell table:formula="of:=IF([.B38]=[.M38]; &quot;&quot;; (([.M38]-[.B38])/[.B38])*100)">
            <text:p/>
          </table:table-cell>
        </table:table-row>
        <table:table-row table:style-name="ro1"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IF([.B39]=[.E39]; &quot;&quot;; &quot;*&quot;)">
            <text:p/>
          </table:table-cell>
          <table:table-cell table:formula="of:=IF([.B39]=[.E39]; &quot;&quot;; [.E39]-[.B39])">
            <text:p/>
          </table:table-cell>
          <table:table-cell table:formula="of:=IF([.B39]=[.E39]; &quot;&quot;; (([.E39]-[.B39])/[.B39])*100)">
            <text:p/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9]=[.L39]" office:value-type="boolean" office:boolean-value="true" calcext:value-type="boolean">
            <text:p>TRUE</text:p>
          </table:table-cell>
          <table:table-cell table:formula="of:=IF([.B39]=[.M39]; &quot;&quot;; &quot;*&quot;)">
            <text:p/>
          </table:table-cell>
          <table:table-cell table:formula="of:=IF([.B39]=[.M39]; &quot;&quot;; [.M39]-[.B39])">
            <text:p/>
          </table:table-cell>
          <table:table-cell table:formula="of:=IF([.B39]=[.M39]; &quot;&quot;; (([.M39]-[.B39])/[.B39])*100)">
            <text:p/>
          </table:table-cell>
        </table:table-row>
        <table:table-row table:style-name="ro1"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IF([.B40]=[.E40]; &quot;&quot;; &quot;*&quot;)">
            <text:p/>
          </table:table-cell>
          <table:table-cell table:formula="of:=IF([.B40]=[.E40]; &quot;&quot;; [.E40]-[.B40])">
            <text:p/>
          </table:table-cell>
          <table:table-cell table:formula="of:=IF([.B40]=[.E40]; &quot;&quot;; (([.E40]-[.B40])/[.B40])*100)">
            <text:p/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0]=[.L40]" office:value-type="boolean" office:boolean-value="true" calcext:value-type="boolean">
            <text:p>TRUE</text:p>
          </table:table-cell>
          <table:table-cell table:formula="of:=IF([.B40]=[.M40]; &quot;&quot;; &quot;*&quot;)">
            <text:p/>
          </table:table-cell>
          <table:table-cell table:formula="of:=IF([.B40]=[.M40]; &quot;&quot;; [.M40]-[.B40])">
            <text:p/>
          </table:table-cell>
          <table:table-cell table:formula="of:=IF([.B40]=[.M40]; &quot;&quot;; (([.M40]-[.B40])/[.B40])*100)">
            <text:p/>
          </table:table-cell>
        </table:table-row>
        <table:table-row table:style-name="ro1"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IF([.B41]=[.E41]; &quot;&quot;; &quot;*&quot;)">
            <text:p/>
          </table:table-cell>
          <table:table-cell table:formula="of:=IF([.B41]=[.E41]; &quot;&quot;; [.E41]-[.B41])">
            <text:p/>
          </table:table-cell>
          <table:table-cell table:formula="of:=IF([.B41]=[.E41]; &quot;&quot;; (([.E41]-[.B41])/[.B41])*100)">
            <text:p/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41]=[.L41]" office:value-type="boolean" office:boolean-value="true" calcext:value-type="boolean">
            <text:p>TRUE</text:p>
          </table:table-cell>
          <table:table-cell table:formula="of:=IF([.B41]=[.M41]; &quot;&quot;; &quot;*&quot;)">
            <text:p/>
          </table:table-cell>
          <table:table-cell table:formula="of:=IF([.B41]=[.M41]; &quot;&quot;; [.M41]-[.B41])">
            <text:p/>
          </table:table-cell>
          <table:table-cell table:formula="of:=IF([.B41]=[.M41]; &quot;&quot;; (([.M41]-[.B41])/[.B41])*100)">
            <text:p/>
          </table:table-cell>
        </table:table-row>
        <table:table-row table:style-name="ro1"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IF([.B42]=[.E42]; &quot;&quot;; &quot;*&quot;)">
            <text:p/>
          </table:table-cell>
          <table:table-cell table:formula="of:=IF([.B42]=[.E42]; &quot;&quot;; [.E42]-[.B42])">
            <text:p/>
          </table:table-cell>
          <table:table-cell table:formula="of:=IF([.B42]=[.E42]; &quot;&quot;; (([.E42]-[.B42])/[.B42])*100)">
            <text:p/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2]=[.L42]" office:value-type="boolean" office:boolean-value="true" calcext:value-type="boolean">
            <text:p>TRUE</text:p>
          </table:table-cell>
          <table:table-cell table:formula="of:=IF([.B42]=[.M42]; &quot;&quot;; &quot;*&quot;)">
            <text:p/>
          </table:table-cell>
          <table:table-cell table:formula="of:=IF([.B42]=[.M42]; &quot;&quot;; [.M42]-[.B42])">
            <text:p/>
          </table:table-cell>
          <table:table-cell table:formula="of:=IF([.B42]=[.M42]; &quot;&quot;; (([.M42]-[.B42])/[.B42])*100)">
            <text:p/>
          </table:table-cell>
        </table:table-row>
        <table:table-row table:style-name="ro1"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IF([.B43]=[.E43]; &quot;&quot;; &quot;*&quot;)">
            <text:p/>
          </table:table-cell>
          <table:table-cell table:formula="of:=IF([.B43]=[.E43]; &quot;&quot;; [.E43]-[.B43])">
            <text:p/>
          </table:table-cell>
          <table:table-cell table:formula="of:=IF([.B43]=[.E43]; &quot;&quot;; (([.E43]-[.B43])/[.B43])*100)">
            <text:p/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43]=[.L43]" office:value-type="boolean" office:boolean-value="true" calcext:value-type="boolean">
            <text:p>TRUE</text:p>
          </table:table-cell>
          <table:table-cell table:formula="of:=IF([.B43]=[.M43]; &quot;&quot;; &quot;*&quot;)">
            <text:p/>
          </table:table-cell>
          <table:table-cell table:formula="of:=IF([.B43]=[.M43]; &quot;&quot;; [.M43]-[.B43])">
            <text:p/>
          </table:table-cell>
          <table:table-cell table:formula="of:=IF([.B43]=[.M43]; &quot;&quot;; (([.M43]-[.B43])/[.B43])*100)">
            <text:p/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IF([.B44]=[.E44]; &quot;&quot;; &quot;*&quot;)">
            <text:p/>
          </table:table-cell>
          <table:table-cell table:formula="of:=IF([.B44]=[.E44]; &quot;&quot;; [.E44]-[.B44])">
            <text:p/>
          </table:table-cell>
          <table:table-cell table:formula="of:=IF([.B44]=[.E44]; &quot;&quot;; (([.E44]-[.B44])/[.B44])*100)">
            <text:p/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44]=[.L44]" office:value-type="boolean" office:boolean-value="true" calcext:value-type="boolean">
            <text:p>TRUE</text:p>
          </table:table-cell>
          <table:table-cell table:formula="of:=IF([.B44]=[.M44]; &quot;&quot;; &quot;*&quot;)">
            <text:p/>
          </table:table-cell>
          <table:table-cell table:formula="of:=IF([.B44]=[.M44]; &quot;&quot;; [.M44]-[.B44])">
            <text:p/>
          </table:table-cell>
          <table:table-cell table:formula="of:=IF([.B44]=[.M44]; &quot;&quot;; (([.M44]-[.B44])/[.B44])*100)">
            <text:p/>
          </table:table-cell>
        </table:table-row>
        <table:table-row table:style-name="ro1"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IF([.B45]=[.E45]; &quot;&quot;; &quot;*&quot;)">
            <text:p/>
          </table:table-cell>
          <table:table-cell table:formula="of:=IF([.B45]=[.E45]; &quot;&quot;; [.E45]-[.B45])">
            <text:p/>
          </table:table-cell>
          <table:table-cell table:formula="of:=IF([.B45]=[.E45]; &quot;&quot;; (([.E45]-[.B45])/[.B45])*100)">
            <text:p/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5]=[.L45]" office:value-type="boolean" office:boolean-value="true" calcext:value-type="boolean">
            <text:p>TRUE</text:p>
          </table:table-cell>
          <table:table-cell table:formula="of:=IF([.B45]=[.M45]; &quot;&quot;; &quot;*&quot;)">
            <text:p/>
          </table:table-cell>
          <table:table-cell table:formula="of:=IF([.B45]=[.M45]; &quot;&quot;; [.M45]-[.B45])">
            <text:p/>
          </table:table-cell>
          <table:table-cell table:formula="of:=IF([.B45]=[.M45]; &quot;&quot;; (([.M45]-[.B45])/[.B45])*100)">
            <text:p/>
          </table:table-cell>
        </table:table-row>
        <table:table-row table:style-name="ro1"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IF([.B46]=[.E46]; &quot;&quot;; &quot;*&quot;)">
            <text:p/>
          </table:table-cell>
          <table:table-cell table:formula="of:=IF([.B46]=[.E46]; &quot;&quot;; [.E46]-[.B46])">
            <text:p/>
          </table:table-cell>
          <table:table-cell table:formula="of:=IF([.B46]=[.E46]; &quot;&quot;; (([.E46]-[.B46])/[.B46])*100)">
            <text:p/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6]=[.L46]" office:value-type="boolean" office:boolean-value="true" calcext:value-type="boolean">
            <text:p>TRUE</text:p>
          </table:table-cell>
          <table:table-cell table:formula="of:=IF([.B46]=[.M46]; &quot;&quot;; &quot;*&quot;)">
            <text:p/>
          </table:table-cell>
          <table:table-cell table:formula="of:=IF([.B46]=[.M46]; &quot;&quot;; [.M46]-[.B46])">
            <text:p/>
          </table:table-cell>
          <table:table-cell table:formula="of:=IF([.B46]=[.M46]; &quot;&quot;; (([.M46]-[.B46])/[.B46])*100)">
            <text:p/>
          </table:table-cell>
        </table:table-row>
        <table:table-row table:style-name="ro1"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IF([.B47]=[.E47]; &quot;&quot;; &quot;*&quot;)">
            <text:p/>
          </table:table-cell>
          <table:table-cell table:formula="of:=IF([.B47]=[.E47]; &quot;&quot;; [.E47]-[.B47])">
            <text:p/>
          </table:table-cell>
          <table:table-cell table:formula="of:=IF([.B47]=[.E47]; &quot;&quot;; (([.E47]-[.B47])/[.B47])*100)">
            <text:p/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7]=[.L47]" office:value-type="boolean" office:boolean-value="true" calcext:value-type="boolean">
            <text:p>TRUE</text:p>
          </table:table-cell>
          <table:table-cell table:formula="of:=IF([.B47]=[.M47]; &quot;&quot;; &quot;*&quot;)">
            <text:p/>
          </table:table-cell>
          <table:table-cell table:formula="of:=IF([.B47]=[.M47]; &quot;&quot;; [.M47]-[.B47])">
            <text:p/>
          </table:table-cell>
          <table:table-cell table:formula="of:=IF([.B47]=[.M47]; &quot;&quot;; (([.M47]-[.B47])/[.B47])*100)">
            <text:p/>
          </table:table-cell>
        </table:table-row>
        <table:table-row table:style-name="ro1"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IF([.B48]=[.E48]; &quot;&quot;; &quot;*&quot;)">
            <text:p/>
          </table:table-cell>
          <table:table-cell table:formula="of:=IF([.B48]=[.E48]; &quot;&quot;; [.E48]-[.B48])">
            <text:p/>
          </table:table-cell>
          <table:table-cell table:formula="of:=IF([.B48]=[.E48]; &quot;&quot;; (([.E48]-[.B48])/[.B48])*100)">
            <text:p/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8]=[.L48]" office:value-type="boolean" office:boolean-value="true" calcext:value-type="boolean">
            <text:p>TRUE</text:p>
          </table:table-cell>
          <table:table-cell table:formula="of:=IF([.B48]=[.M48]; &quot;&quot;; &quot;*&quot;)">
            <text:p/>
          </table:table-cell>
          <table:table-cell table:formula="of:=IF([.B48]=[.M48]; &quot;&quot;; [.M48]-[.B48])">
            <text:p/>
          </table:table-cell>
          <table:table-cell table:formula="of:=IF([.B48]=[.M48]; &quot;&quot;; (([.M48]-[.B48])/[.B48])*100)">
            <text:p/>
          </table:table-cell>
        </table:table-row>
        <table:table-row table:style-name="ro1"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IF([.B49]=[.E49]; &quot;&quot;; &quot;*&quot;)">
            <text:p/>
          </table:table-cell>
          <table:table-cell table:formula="of:=IF([.B49]=[.E49]; &quot;&quot;; [.E49]-[.B49])">
            <text:p/>
          </table:table-cell>
          <table:table-cell table:formula="of:=IF([.B49]=[.E49]; &quot;&quot;; (([.E49]-[.B49])/[.B49])*100)">
            <text:p/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49]=[.L49]" office:value-type="boolean" office:boolean-value="true" calcext:value-type="boolean">
            <text:p>TRUE</text:p>
          </table:table-cell>
          <table:table-cell table:formula="of:=IF([.B49]=[.M49]; &quot;&quot;; &quot;*&quot;)">
            <text:p/>
          </table:table-cell>
          <table:table-cell table:formula="of:=IF([.B49]=[.M49]; &quot;&quot;; [.M49]-[.B49])">
            <text:p/>
          </table:table-cell>
          <table:table-cell table:formula="of:=IF([.B49]=[.M49]; &quot;&quot;; (([.M49]-[.B49])/[.B49])*100)">
            <text:p/>
          </table:table-cell>
        </table:table-row>
        <table:table-row table:style-name="ro1"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IF([.B50]=[.E50]; &quot;&quot;; &quot;*&quot;)">
            <text:p/>
          </table:table-cell>
          <table:table-cell table:formula="of:=IF([.B50]=[.E50]; &quot;&quot;; [.E50]-[.B50])">
            <text:p/>
          </table:table-cell>
          <table:table-cell table:formula="of:=IF([.B50]=[.E50]; &quot;&quot;; (([.E50]-[.B50])/[.B50])*100)">
            <text:p/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0]=[.L50]" office:value-type="boolean" office:boolean-value="true" calcext:value-type="boolean">
            <text:p>TRUE</text:p>
          </table:table-cell>
          <table:table-cell table:formula="of:=IF([.B50]=[.M50]; &quot;&quot;; &quot;*&quot;)">
            <text:p/>
          </table:table-cell>
          <table:table-cell table:formula="of:=IF([.B50]=[.M50]; &quot;&quot;; [.M50]-[.B50])">
            <text:p/>
          </table:table-cell>
          <table:table-cell table:formula="of:=IF([.B50]=[.M50]; &quot;&quot;; (([.M50]-[.B50])/[.B50])*100)">
            <text:p/>
          </table:table-cell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IF([.B51]=[.E51]; &quot;&quot;; &quot;*&quot;)">
            <text:p/>
          </table:table-cell>
          <table:table-cell table:formula="of:=IF([.B51]=[.E51]; &quot;&quot;; [.E51]-[.B51])">
            <text:p/>
          </table:table-cell>
          <table:table-cell table:formula="of:=IF([.B51]=[.E51]; &quot;&quot;; (([.E51]-[.B51])/[.B51])*100)">
            <text:p/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1]=[.L51]" office:value-type="boolean" office:boolean-value="true" calcext:value-type="boolean">
            <text:p>TRUE</text:p>
          </table:table-cell>
          <table:table-cell table:formula="of:=IF([.B51]=[.M51]; &quot;&quot;; &quot;*&quot;)">
            <text:p/>
          </table:table-cell>
          <table:table-cell table:formula="of:=IF([.B51]=[.M51]; &quot;&quot;; [.M51]-[.B51])">
            <text:p/>
          </table:table-cell>
          <table:table-cell table:formula="of:=IF([.B51]=[.M51]; &quot;&quot;; (([.M51]-[.B51])/[.B51])*100)">
            <text:p/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13800" calcext:value-type="float">
            <text:p>13800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14456" calcext:value-type="float">
            <text:p>14456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IF([.B52]=[.E52]; &quot;&quot;; &quot;*&quot;)" office:value-type="string" office:string-value="*" calcext:value-type="string">
            <text:p>*</text:p>
          </table:table-cell>
          <table:table-cell table:formula="of:=IF([.B52]=[.E52]; &quot;&quot;; [.E52]-[.B52])" office:value-type="float" office:value="656" calcext:value-type="float">
            <text:p>656</text:p>
          </table:table-cell>
          <table:table-cell table:formula="of:=IF([.B52]=[.E52]; &quot;&quot;; (([.E52]-[.B52])/[.B52])*100)" office:value-type="float" office:value="4.7536231884058" calcext:value-type="float">
            <text:p>4.7536231884058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14424" calcext:value-type="float">
            <text:p>14424</text:p>
          </table:table-cell>
          <table:table-cell/>
          <table:table-cell table:formula="of:=[.D52]=[.L52]" office:value-type="boolean" office:boolean-value="true" calcext:value-type="boolean">
            <text:p>TRUE</text:p>
          </table:table-cell>
          <table:table-cell table:formula="of:=IF([.B52]=[.M52]; &quot;&quot;; &quot;*&quot;)" office:value-type="string" office:string-value="*" calcext:value-type="string">
            <text:p>*</text:p>
          </table:table-cell>
          <table:table-cell table:formula="of:=IF([.B52]=[.M52]; &quot;&quot;; [.M52]-[.B52])" office:value-type="float" office:value="624" calcext:value-type="float">
            <text:p>624</text:p>
          </table:table-cell>
          <table:table-cell table:formula="of:=IF([.B52]=[.M52]; &quot;&quot;; (([.M52]-[.B52])/[.B52])*100)" office:value-type="float" office:value="4.52173913043478" calcext:value-type="float">
            <text:p>4.52173913043478</text:p>
          </table:table-cell>
        </table:table-row>
        <table:table-row table:style-name="ro1"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IF([.B53]=[.E53]; &quot;&quot;; &quot;*&quot;)">
            <text:p/>
          </table:table-cell>
          <table:table-cell table:formula="of:=IF([.B53]=[.E53]; &quot;&quot;; [.E53]-[.B53])">
            <text:p/>
          </table:table-cell>
          <table:table-cell table:formula="of:=IF([.B53]=[.E53]; &quot;&quot;; (([.E53]-[.B53])/[.B53])*100)">
            <text:p/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3]=[.L53]" office:value-type="boolean" office:boolean-value="true" calcext:value-type="boolean">
            <text:p>TRUE</text:p>
          </table:table-cell>
          <table:table-cell table:formula="of:=IF([.B53]=[.M53]; &quot;&quot;; &quot;*&quot;)">
            <text:p/>
          </table:table-cell>
          <table:table-cell table:formula="of:=IF([.B53]=[.M53]; &quot;&quot;; [.M53]-[.B53])">
            <text:p/>
          </table:table-cell>
          <table:table-cell table:formula="of:=IF([.B53]=[.M53]; &quot;&quot;; (([.M53]-[.B53])/[.B53])*100)">
            <text:p/>
          </table:table-cell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IF([.B54]=[.E54]; &quot;&quot;; &quot;*&quot;)" office:value-type="string" office:string-value="*" calcext:value-type="string">
            <text:p>*</text:p>
          </table:table-cell>
          <table:table-cell table:formula="of:=IF([.B54]=[.E54]; &quot;&quot;; [.E54]-[.B54])" office:value-type="float" office:value="32" calcext:value-type="float">
            <text:p>32</text:p>
          </table:table-cell>
          <table:table-cell table:formula="of:=IF([.B54]=[.E54]; &quot;&quot;; (([.E54]-[.B54])/[.B54])*100)" office:value-type="float" office:value="10.2564102564103" calcext:value-type="float">
            <text:p>10.2564102564103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54]=[.L54]" office:value-type="boolean" office:boolean-value="true" calcext:value-type="boolean">
            <text:p>TRUE</text:p>
          </table:table-cell>
          <table:table-cell table:formula="of:=IF([.B54]=[.M54]; &quot;&quot;; &quot;*&quot;)">
            <text:p/>
          </table:table-cell>
          <table:table-cell table:formula="of:=IF([.B54]=[.M54]; &quot;&quot;; [.M54]-[.B54])">
            <text:p/>
          </table:table-cell>
          <table:table-cell table:formula="of:=IF([.B54]=[.M54]; &quot;&quot;; (([.M54]-[.B54])/[.B54])*100)">
            <text:p/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IF([.B55]=[.E55]; &quot;&quot;; &quot;*&quot;)">
            <text:p/>
          </table:table-cell>
          <table:table-cell table:formula="of:=IF([.B55]=[.E55]; &quot;&quot;; [.E55]-[.B55])">
            <text:p/>
          </table:table-cell>
          <table:table-cell table:formula="of:=IF([.B55]=[.E55]; &quot;&quot;; (([.E55]-[.B55])/[.B55])*100)">
            <text:p/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55]=[.L55]" office:value-type="boolean" office:boolean-value="true" calcext:value-type="boolean">
            <text:p>TRUE</text:p>
          </table:table-cell>
          <table:table-cell table:formula="of:=IF([.B55]=[.M55]; &quot;&quot;; &quot;*&quot;)">
            <text:p/>
          </table:table-cell>
          <table:table-cell table:formula="of:=IF([.B55]=[.M55]; &quot;&quot;; [.M55]-[.B55])">
            <text:p/>
          </table:table-cell>
          <table:table-cell table:formula="of:=IF([.B55]=[.M55]; &quot;&quot;; (([.M55]-[.B55])/[.B55])*100)">
            <text:p/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IF([.B56]=[.E56]; &quot;&quot;; &quot;*&quot;)">
            <text:p/>
          </table:table-cell>
          <table:table-cell table:formula="of:=IF([.B56]=[.E56]; &quot;&quot;; [.E56]-[.B56])">
            <text:p/>
          </table:table-cell>
          <table:table-cell table:formula="of:=IF([.B56]=[.E56]; &quot;&quot;; (([.E56]-[.B56])/[.B56])*100)">
            <text:p/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56]=[.L56]" office:value-type="boolean" office:boolean-value="true" calcext:value-type="boolean">
            <text:p>TRUE</text:p>
          </table:table-cell>
          <table:table-cell table:formula="of:=IF([.B56]=[.M56]; &quot;&quot;; &quot;*&quot;)">
            <text:p/>
          </table:table-cell>
          <table:table-cell table:formula="of:=IF([.B56]=[.M56]; &quot;&quot;; [.M56]-[.B56])">
            <text:p/>
          </table:table-cell>
          <table:table-cell table:formula="of:=IF([.B56]=[.M56]; &quot;&quot;; (([.M56]-[.B56])/[.B56])*100)">
            <text:p/>
          </table:table-cell>
        </table:table-row>
        <table:table-row table:style-name="ro1"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IF([.B57]=[.E57]; &quot;&quot;; &quot;*&quot;)">
            <text:p/>
          </table:table-cell>
          <table:table-cell table:formula="of:=IF([.B57]=[.E57]; &quot;&quot;; [.E57]-[.B57])">
            <text:p/>
          </table:table-cell>
          <table:table-cell table:formula="of:=IF([.B57]=[.E57]; &quot;&quot;; (([.E57]-[.B57])/[.B57])*100)">
            <text:p/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7]=[.L57]" office:value-type="boolean" office:boolean-value="true" calcext:value-type="boolean">
            <text:p>TRUE</text:p>
          </table:table-cell>
          <table:table-cell table:formula="of:=IF([.B57]=[.M57]; &quot;&quot;; &quot;*&quot;)">
            <text:p/>
          </table:table-cell>
          <table:table-cell table:formula="of:=IF([.B57]=[.M57]; &quot;&quot;; [.M57]-[.B57])">
            <text:p/>
          </table:table-cell>
          <table:table-cell table:formula="of:=IF([.B57]=[.M57]; &quot;&quot;; (([.M57]-[.B57])/[.B57])*100)">
            <text:p/>
          </table:table-cell>
        </table:table-row>
        <table:table-row table:style-name="ro1"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IF([.B58]=[.E58]; &quot;&quot;; &quot;*&quot;)">
            <text:p/>
          </table:table-cell>
          <table:table-cell table:formula="of:=IF([.B58]=[.E58]; &quot;&quot;; [.E58]-[.B58])">
            <text:p/>
          </table:table-cell>
          <table:table-cell table:formula="of:=IF([.B58]=[.E58]; &quot;&quot;; (([.E58]-[.B58])/[.B58])*100)">
            <text:p/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58]=[.L58]" office:value-type="boolean" office:boolean-value="true" calcext:value-type="boolean">
            <text:p>TRUE</text:p>
          </table:table-cell>
          <table:table-cell table:formula="of:=IF([.B58]=[.M58]; &quot;&quot;; &quot;*&quot;)">
            <text:p/>
          </table:table-cell>
          <table:table-cell table:formula="of:=IF([.B58]=[.M58]; &quot;&quot;; [.M58]-[.B58])">
            <text:p/>
          </table:table-cell>
          <table:table-cell table:formula="of:=IF([.B58]=[.M58]; &quot;&quot;; (([.M58]-[.B58])/[.B58])*100)">
            <text:p/>
          </table:table-cell>
        </table:table-row>
        <table:table-row table:style-name="ro1"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IF([.B59]=[.E59]; &quot;&quot;; &quot;*&quot;)">
            <text:p/>
          </table:table-cell>
          <table:table-cell table:formula="of:=IF([.B59]=[.E59]; &quot;&quot;; [.E59]-[.B59])">
            <text:p/>
          </table:table-cell>
          <table:table-cell table:formula="of:=IF([.B59]=[.E59]; &quot;&quot;; (([.E59]-[.B59])/[.B59])*100)">
            <text:p/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59]=[.L59]" office:value-type="boolean" office:boolean-value="true" calcext:value-type="boolean">
            <text:p>TRUE</text:p>
          </table:table-cell>
          <table:table-cell table:formula="of:=IF([.B59]=[.M59]; &quot;&quot;; &quot;*&quot;)">
            <text:p/>
          </table:table-cell>
          <table:table-cell table:formula="of:=IF([.B59]=[.M59]; &quot;&quot;; [.M59]-[.B59])">
            <text:p/>
          </table:table-cell>
          <table:table-cell table:formula="of:=IF([.B59]=[.M59]; &quot;&quot;; (([.M59]-[.B59])/[.B59])*100)">
            <text:p/>
          </table:table-cell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IF([.B60]=[.E60]; &quot;&quot;; &quot;*&quot;)">
            <text:p/>
          </table:table-cell>
          <table:table-cell table:formula="of:=IF([.B60]=[.E60]; &quot;&quot;; [.E60]-[.B60])">
            <text:p/>
          </table:table-cell>
          <table:table-cell table:formula="of:=IF([.B60]=[.E60]; &quot;&quot;; (([.E60]-[.B60])/[.B60])*100)">
            <text:p/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60]=[.L60]" office:value-type="boolean" office:boolean-value="true" calcext:value-type="boolean">
            <text:p>TRUE</text:p>
          </table:table-cell>
          <table:table-cell table:formula="of:=IF([.B60]=[.M60]; &quot;&quot;; &quot;*&quot;)">
            <text:p/>
          </table:table-cell>
          <table:table-cell table:formula="of:=IF([.B60]=[.M60]; &quot;&quot;; [.M60]-[.B60])">
            <text:p/>
          </table:table-cell>
          <table:table-cell table:formula="of:=IF([.B60]=[.M60]; &quot;&quot;; (([.M60]-[.B60])/[.B60])*100)">
            <text:p/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IF([.B61]=[.E61]; &quot;&quot;; &quot;*&quot;)">
            <text:p/>
          </table:table-cell>
          <table:table-cell table:formula="of:=IF([.B61]=[.E61]; &quot;&quot;; [.E61]-[.B61])">
            <text:p/>
          </table:table-cell>
          <table:table-cell table:formula="of:=IF([.B61]=[.E61]; &quot;&quot;; (([.E61]-[.B61])/[.B61])*100)">
            <text:p/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61]=[.L61]" office:value-type="boolean" office:boolean-value="true" calcext:value-type="boolean">
            <text:p>TRUE</text:p>
          </table:table-cell>
          <table:table-cell table:formula="of:=IF([.B61]=[.M61]; &quot;&quot;; &quot;*&quot;)">
            <text:p/>
          </table:table-cell>
          <table:table-cell table:formula="of:=IF([.B61]=[.M61]; &quot;&quot;; [.M61]-[.B61])">
            <text:p/>
          </table:table-cell>
          <table:table-cell table:formula="of:=IF([.B61]=[.M61]; &quot;&quot;; (([.M61]-[.B61])/[.B61])*100)">
            <text:p/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IF([.B62]=[.E62]; &quot;&quot;; &quot;*&quot;)">
            <text:p/>
          </table:table-cell>
          <table:table-cell table:formula="of:=IF([.B62]=[.E62]; &quot;&quot;; [.E62]-[.B62])">
            <text:p/>
          </table:table-cell>
          <table:table-cell table:formula="of:=IF([.B62]=[.E62]; &quot;&quot;; (([.E62]-[.B62])/[.B62])*100)">
            <text:p/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D62]=[.L62]" office:value-type="boolean" office:boolean-value="true" calcext:value-type="boolean">
            <text:p>TRUE</text:p>
          </table:table-cell>
          <table:table-cell table:formula="of:=IF([.B62]=[.M62]; &quot;&quot;; &quot;*&quot;)">
            <text:p/>
          </table:table-cell>
          <table:table-cell table:formula="of:=IF([.B62]=[.M62]; &quot;&quot;; [.M62]-[.B62])">
            <text:p/>
          </table:table-cell>
          <table:table-cell table:formula="of:=IF([.B62]=[.M62]; &quot;&quot;; (([.M62]-[.B62])/[.B62])*100)">
            <text:p/>
          </table:table-cell>
        </table:table-row>
        <table:table-row table:style-name="ro1">
          <table:table-cell office:value-type="string" calcext:value-type="string">
            <text:p>language/args_on_stack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IF([.B63]=[.E63]; &quot;&quot;; &quot;*&quot;)">
            <text:p/>
          </table:table-cell>
          <table:table-cell table:formula="of:=IF([.B63]=[.E63]; &quot;&quot;; [.E63]-[.B63])">
            <text:p/>
          </table:table-cell>
          <table:table-cell table:formula="of:=IF([.B63]=[.E63]; &quot;&quot;; (([.E63]-[.B63])/[.B63])*100)">
            <text:p/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[.D63]=[.L63]" office:value-type="boolean" office:boolean-value="true" calcext:value-type="boolean">
            <text:p>TRUE</text:p>
          </table:table-cell>
          <table:table-cell table:formula="of:=IF([.B63]=[.M63]; &quot;&quot;; &quot;*&quot;)">
            <text:p/>
          </table:table-cell>
          <table:table-cell table:formula="of:=IF([.B63]=[.M63]; &quot;&quot;; [.M63]-[.B63])">
            <text:p/>
          </table:table-cell>
          <table:table-cell table:formula="of:=IF([.B63]=[.M63]; &quot;&quot;; (([.M63]-[.B63])/[.B63])*100)">
            <text:p/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IF([.B64]=[.E64]; &quot;&quot;; &quot;*&quot;)" office:value-type="string" office:string-value="*" calcext:value-type="string">
            <text:p>*</text:p>
          </table:table-cell>
          <table:table-cell table:formula="of:=IF([.B64]=[.E64]; &quot;&quot;; [.E64]-[.B64])" office:value-type="float" office:value="24" calcext:value-type="float">
            <text:p>24</text:p>
          </table:table-cell>
          <table:table-cell table:formula="of:=IF([.B64]=[.E64]; &quot;&quot;; (([.E64]-[.B64])/[.B64])*100)" office:value-type="float" office:value="4.76190476190476" calcext:value-type="float">
            <text:p>4.76190476190476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D64]=[.L64]" office:value-type="boolean" office:boolean-value="true" calcext:value-type="boolean">
            <text:p>TRUE</text:p>
          </table:table-cell>
          <table:table-cell table:formula="of:=IF([.B64]=[.M64]; &quot;&quot;; &quot;*&quot;)" office:value-type="string" office:string-value="*" calcext:value-type="string">
            <text:p>*</text:p>
          </table:table-cell>
          <table:table-cell table:formula="of:=IF([.B64]=[.M64]; &quot;&quot;; [.M64]-[.B64])" office:value-type="float" office:value="24" calcext:value-type="float">
            <text:p>24</text:p>
          </table:table-cell>
          <table:table-cell table:formula="of:=IF([.B64]=[.M64]; &quot;&quot;; (([.M64]-[.B64])/[.B64])*100)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IF([.B65]=[.E65]; &quot;&quot;; &quot;*&quot;)" office:value-type="string" office:string-value="*" calcext:value-type="string">
            <text:p>*</text:p>
          </table:table-cell>
          <table:table-cell table:formula="of:=IF([.B65]=[.E65]; &quot;&quot;; [.E65]-[.B65])" office:value-type="float" office:value="24" calcext:value-type="float">
            <text:p>24</text:p>
          </table:table-cell>
          <table:table-cell table:formula="of:=IF([.B65]=[.E65]; &quot;&quot;; (([.E65]-[.B65])/[.B65])*100)" office:value-type="float" office:value="20" calcext:value-type="float">
            <text:p>20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65]=[.L65]" office:value-type="boolean" office:boolean-value="true" calcext:value-type="boolean">
            <text:p>TRUE</text:p>
          </table:table-cell>
          <table:table-cell table:formula="of:=IF([.B65]=[.M65]; &quot;&quot;; &quot;*&quot;)">
            <text:p/>
          </table:table-cell>
          <table:table-cell table:formula="of:=IF([.B65]=[.M65]; &quot;&quot;; [.M65]-[.B65])">
            <text:p/>
          </table:table-cell>
          <table:table-cell table:formula="of:=IF([.B65]=[.M65]; &quot;&quot;; (([.M65]-[.B65])/[.B65])*100)">
            <text:p/>
          </table:table-cell>
        </table:table-row>
        <table:table-row table:style-name="ro1"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IF([.B66]=[.E66]; &quot;&quot;; &quot;*&quot;)">
            <text:p/>
          </table:table-cell>
          <table:table-cell table:formula="of:=IF([.B66]=[.E66]; &quot;&quot;; [.E66]-[.B66])">
            <text:p/>
          </table:table-cell>
          <table:table-cell table:formula="of:=IF([.B66]=[.E66]; &quot;&quot;; (([.E66]-[.B66])/[.B66])*100)">
            <text:p/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66]=[.L66]" office:value-type="boolean" office:boolean-value="true" calcext:value-type="boolean">
            <text:p>TRUE</text:p>
          </table:table-cell>
          <table:table-cell table:formula="of:=IF([.B66]=[.M66]; &quot;&quot;; &quot;*&quot;)">
            <text:p/>
          </table:table-cell>
          <table:table-cell table:formula="of:=IF([.B66]=[.M66]; &quot;&quot;; [.M66]-[.B66])">
            <text:p/>
          </table:table-cell>
          <table:table-cell table:formula="of:=IF([.B66]=[.M66]; &quot;&quot;; (([.M66]-[.B66])/[.B66])*100)">
            <text:p/>
          </table:table-cell>
        </table:table-row>
        <table:table-row table:style-name="ro1"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IF([.B67]=[.E67]; &quot;&quot;; &quot;*&quot;)">
            <text:p/>
          </table:table-cell>
          <table:table-cell table:formula="of:=IF([.B67]=[.E67]; &quot;&quot;; [.E67]-[.B67])">
            <text:p/>
          </table:table-cell>
          <table:table-cell table:formula="of:=IF([.B67]=[.E67]; &quot;&quot;; (([.E67]-[.B67])/[.B67])*100)">
            <text:p/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67]=[.L67]" office:value-type="boolean" office:boolean-value="true" calcext:value-type="boolean">
            <text:p>TRUE</text:p>
          </table:table-cell>
          <table:table-cell table:formula="of:=IF([.B67]=[.M67]; &quot;&quot;; &quot;*&quot;)">
            <text:p/>
          </table:table-cell>
          <table:table-cell table:formula="of:=IF([.B67]=[.M67]; &quot;&quot;; [.M67]-[.B67])">
            <text:p/>
          </table:table-cell>
          <table:table-cell table:formula="of:=IF([.B67]=[.M67]; &quot;&quot;; (([.M67]-[.B67])/[.B67])*100)">
            <text:p/>
          </table:table-cell>
        </table:table-row>
        <table:table-row table:style-name="ro1"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IF([.B68]=[.E68]; &quot;&quot;; &quot;*&quot;)">
            <text:p/>
          </table:table-cell>
          <table:table-cell table:formula="of:=IF([.B68]=[.E68]; &quot;&quot;; [.E68]-[.B68])">
            <text:p/>
          </table:table-cell>
          <table:table-cell table:formula="of:=IF([.B68]=[.E68]; &quot;&quot;; (([.E68]-[.B68])/[.B68])*100)">
            <text:p/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68]=[.L68]" office:value-type="boolean" office:boolean-value="true" calcext:value-type="boolean">
            <text:p>TRUE</text:p>
          </table:table-cell>
          <table:table-cell table:formula="of:=IF([.B68]=[.M68]; &quot;&quot;; &quot;*&quot;)">
            <text:p/>
          </table:table-cell>
          <table:table-cell table:formula="of:=IF([.B68]=[.M68]; &quot;&quot;; [.M68]-[.B68])">
            <text:p/>
          </table:table-cell>
          <table:table-cell table:formula="of:=IF([.B68]=[.M68]; &quot;&quot;; (([.M68]-[.B68])/[.B68])*100)">
            <text:p/>
          </table:table-cell>
        </table:table-row>
        <table:table-row table:style-name="ro1"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IF([.B69]=[.E69]; &quot;&quot;; &quot;*&quot;)">
            <text:p/>
          </table:table-cell>
          <table:table-cell table:formula="of:=IF([.B69]=[.E69]; &quot;&quot;; [.E69]-[.B69])">
            <text:p/>
          </table:table-cell>
          <table:table-cell table:formula="of:=IF([.B69]=[.E69]; &quot;&quot;; (([.E69]-[.B69])/[.B69])*100)">
            <text:p/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69]=[.L69]" office:value-type="boolean" office:boolean-value="true" calcext:value-type="boolean">
            <text:p>TRUE</text:p>
          </table:table-cell>
          <table:table-cell table:formula="of:=IF([.B69]=[.M69]; &quot;&quot;; &quot;*&quot;)">
            <text:p/>
          </table:table-cell>
          <table:table-cell table:formula="of:=IF([.B69]=[.M69]; &quot;&quot;; [.M69]-[.B69])">
            <text:p/>
          </table:table-cell>
          <table:table-cell table:formula="of:=IF([.B69]=[.M69]; &quot;&quot;; (([.M69]-[.B69])/[.B69])*100)">
            <text:p/>
          </table:table-cell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IF([.B70]=[.E70]; &quot;&quot;; &quot;*&quot;)">
            <text:p/>
          </table:table-cell>
          <table:table-cell table:formula="of:=IF([.B70]=[.E70]; &quot;&quot;; [.E70]-[.B70])">
            <text:p/>
          </table:table-cell>
          <table:table-cell table:formula="of:=IF([.B70]=[.E70]; &quot;&quot;; (([.E70]-[.B70])/[.B70])*100)">
            <text:p/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0]=[.L70]" office:value-type="boolean" office:boolean-value="true" calcext:value-type="boolean">
            <text:p>TRUE</text:p>
          </table:table-cell>
          <table:table-cell table:formula="of:=IF([.B70]=[.M70]; &quot;&quot;; &quot;*&quot;)">
            <text:p/>
          </table:table-cell>
          <table:table-cell table:formula="of:=IF([.B70]=[.M70]; &quot;&quot;; [.M70]-[.B70])">
            <text:p/>
          </table:table-cell>
          <table:table-cell table:formula="of:=IF([.B70]=[.M70]; &quot;&quot;; (([.M70]-[.B70])/[.B70])*100)">
            <text:p/>
          </table:table-cell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IF([.B71]=[.E71]; &quot;&quot;; &quot;*&quot;)">
            <text:p/>
          </table:table-cell>
          <table:table-cell table:formula="of:=IF([.B71]=[.E71]; &quot;&quot;; [.E71]-[.B71])">
            <text:p/>
          </table:table-cell>
          <table:table-cell table:formula="of:=IF([.B71]=[.E71]; &quot;&quot;; (([.E71]-[.B71])/[.B71])*100)">
            <text:p/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1]=[.L71]" office:value-type="boolean" office:boolean-value="true" calcext:value-type="boolean">
            <text:p>TRUE</text:p>
          </table:table-cell>
          <table:table-cell table:formula="of:=IF([.B71]=[.M71]; &quot;&quot;; &quot;*&quot;)">
            <text:p/>
          </table:table-cell>
          <table:table-cell table:formula="of:=IF([.B71]=[.M71]; &quot;&quot;; [.M71]-[.B71])">
            <text:p/>
          </table:table-cell>
          <table:table-cell table:formula="of:=IF([.B71]=[.M71]; &quot;&quot;; (([.M71]-[.B71])/[.B71])*100)">
            <text:p/>
          </table:table-cell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IF([.B72]=[.E72]; &quot;&quot;; &quot;*&quot;)">
            <text:p/>
          </table:table-cell>
          <table:table-cell table:formula="of:=IF([.B72]=[.E72]; &quot;&quot;; [.E72]-[.B72])">
            <text:p/>
          </table:table-cell>
          <table:table-cell table:formula="of:=IF([.B72]=[.E72]; &quot;&quot;; (([.E72]-[.B72])/[.B72])*100)">
            <text:p/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2]=[.L72]" office:value-type="boolean" office:boolean-value="true" calcext:value-type="boolean">
            <text:p>TRUE</text:p>
          </table:table-cell>
          <table:table-cell table:formula="of:=IF([.B72]=[.M72]; &quot;&quot;; &quot;*&quot;)">
            <text:p/>
          </table:table-cell>
          <table:table-cell table:formula="of:=IF([.B72]=[.M72]; &quot;&quot;; [.M72]-[.B72])">
            <text:p/>
          </table:table-cell>
          <table:table-cell table:formula="of:=IF([.B72]=[.M72]; &quot;&quot;; (([.M72]-[.B72])/[.B72])*100)">
            <text:p/>
          </table:table-cell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IF([.B73]=[.E73]; &quot;&quot;; &quot;*&quot;)">
            <text:p/>
          </table:table-cell>
          <table:table-cell table:formula="of:=IF([.B73]=[.E73]; &quot;&quot;; [.E73]-[.B73])">
            <text:p/>
          </table:table-cell>
          <table:table-cell table:formula="of:=IF([.B73]=[.E73]; &quot;&quot;; (([.E73]-[.B73])/[.B73])*100)">
            <text:p/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3]=[.L73]" office:value-type="boolean" office:boolean-value="true" calcext:value-type="boolean">
            <text:p>TRUE</text:p>
          </table:table-cell>
          <table:table-cell table:formula="of:=IF([.B73]=[.M73]; &quot;&quot;; &quot;*&quot;)">
            <text:p/>
          </table:table-cell>
          <table:table-cell table:formula="of:=IF([.B73]=[.M73]; &quot;&quot;; [.M73]-[.B73])">
            <text:p/>
          </table:table-cell>
          <table:table-cell table:formula="of:=IF([.B73]=[.M73]; &quot;&quot;; (([.M73]-[.B73])/[.B73])*100)">
            <text:p/>
          </table:table-cell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IF([.B74]=[.E74]; &quot;&quot;; &quot;*&quot;)">
            <text:p/>
          </table:table-cell>
          <table:table-cell table:formula="of:=IF([.B74]=[.E74]; &quot;&quot;; [.E74]-[.B74])">
            <text:p/>
          </table:table-cell>
          <table:table-cell table:formula="of:=IF([.B74]=[.E74]; &quot;&quot;; (([.E74]-[.B74])/[.B74])*100)">
            <text:p/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4]=[.L74]" office:value-type="boolean" office:boolean-value="true" calcext:value-type="boolean">
            <text:p>TRUE</text:p>
          </table:table-cell>
          <table:table-cell table:formula="of:=IF([.B74]=[.M74]; &quot;&quot;; &quot;*&quot;)">
            <text:p/>
          </table:table-cell>
          <table:table-cell table:formula="of:=IF([.B74]=[.M74]; &quot;&quot;; [.M74]-[.B74])">
            <text:p/>
          </table:table-cell>
          <table:table-cell table:formula="of:=IF([.B74]=[.M74]; &quot;&quot;; (([.M74]-[.B74])/[.B74])*100)">
            <text:p/>
          </table:table-cell>
        </table:table-row>
        <table:table-row table:style-name="ro1"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IF([.B75]=[.E75]; &quot;&quot;; &quot;*&quot;)">
            <text:p/>
          </table:table-cell>
          <table:table-cell table:formula="of:=IF([.B75]=[.E75]; &quot;&quot;; [.E75]-[.B75])">
            <text:p/>
          </table:table-cell>
          <table:table-cell table:formula="of:=IF([.B75]=[.E75]; &quot;&quot;; (([.E75]-[.B75])/[.B75])*100)">
            <text:p/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5]=[.L75]" office:value-type="boolean" office:boolean-value="true" calcext:value-type="boolean">
            <text:p>TRUE</text:p>
          </table:table-cell>
          <table:table-cell table:formula="of:=IF([.B75]=[.M75]; &quot;&quot;; &quot;*&quot;)">
            <text:p/>
          </table:table-cell>
          <table:table-cell table:formula="of:=IF([.B75]=[.M75]; &quot;&quot;; [.M75]-[.B75])">
            <text:p/>
          </table:table-cell>
          <table:table-cell table:formula="of:=IF([.B75]=[.M75]; &quot;&quot;; (([.M75]-[.B75])/[.B75])*100)">
            <text:p/>
          </table:table-cell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IF([.B76]=[.E76]; &quot;&quot;; &quot;*&quot;)">
            <text:p/>
          </table:table-cell>
          <table:table-cell table:formula="of:=IF([.B76]=[.E76]; &quot;&quot;; [.E76]-[.B76])">
            <text:p/>
          </table:table-cell>
          <table:table-cell table:formula="of:=IF([.B76]=[.E76]; &quot;&quot;; (([.E76]-[.B76])/[.B76])*100)">
            <text:p/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6]=[.L76]" office:value-type="boolean" office:boolean-value="true" calcext:value-type="boolean">
            <text:p>TRUE</text:p>
          </table:table-cell>
          <table:table-cell table:formula="of:=IF([.B76]=[.M76]; &quot;&quot;; &quot;*&quot;)">
            <text:p/>
          </table:table-cell>
          <table:table-cell table:formula="of:=IF([.B76]=[.M76]; &quot;&quot;; [.M76]-[.B76])">
            <text:p/>
          </table:table-cell>
          <table:table-cell table:formula="of:=IF([.B76]=[.M76]; &quot;&quot;; (([.M76]-[.B76])/[.B76])*100)">
            <text:p/>
          </table:table-cell>
        </table:table-row>
        <table:table-row table:style-name="ro1"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IF([.B77]=[.E77]; &quot;&quot;; &quot;*&quot;)">
            <text:p/>
          </table:table-cell>
          <table:table-cell table:formula="of:=IF([.B77]=[.E77]; &quot;&quot;; [.E77]-[.B77])">
            <text:p/>
          </table:table-cell>
          <table:table-cell table:formula="of:=IF([.B77]=[.E77]; &quot;&quot;; (([.E77]-[.B77])/[.B77])*100)">
            <text:p/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77]=[.L77]" office:value-type="boolean" office:boolean-value="true" calcext:value-type="boolean">
            <text:p>TRUE</text:p>
          </table:table-cell>
          <table:table-cell table:formula="of:=IF([.B77]=[.M77]; &quot;&quot;; &quot;*&quot;)">
            <text:p/>
          </table:table-cell>
          <table:table-cell table:formula="of:=IF([.B77]=[.M77]; &quot;&quot;; [.M77]-[.B77])">
            <text:p/>
          </table:table-cell>
          <table:table-cell table:formula="of:=IF([.B77]=[.M77]; &quot;&quot;; (([.M77]-[.B77])/[.B77])*100)">
            <text:p/>
          </table:table-cell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IF([.B78]=[.E78]; &quot;&quot;; &quot;*&quot;)">
            <text:p/>
          </table:table-cell>
          <table:table-cell table:formula="of:=IF([.B78]=[.E78]; &quot;&quot;; [.E78]-[.B78])">
            <text:p/>
          </table:table-cell>
          <table:table-cell table:formula="of:=IF([.B78]=[.E78]; &quot;&quot;; (([.E78]-[.B78])/[.B78])*100)">
            <text:p/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78]=[.L78]" office:value-type="boolean" office:boolean-value="true" calcext:value-type="boolean">
            <text:p>TRUE</text:p>
          </table:table-cell>
          <table:table-cell table:formula="of:=IF([.B78]=[.M78]; &quot;&quot;; &quot;*&quot;)">
            <text:p/>
          </table:table-cell>
          <table:table-cell table:formula="of:=IF([.B78]=[.M78]; &quot;&quot;; [.M78]-[.B78])">
            <text:p/>
          </table:table-cell>
          <table:table-cell table:formula="of:=IF([.B78]=[.M78]; &quot;&quot;; (([.M78]-[.B78])/[.B78])*100)">
            <text:p/>
          </table:table-cell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IF([.B79]=[.E79]; &quot;&quot;; &quot;*&quot;)">
            <text:p/>
          </table:table-cell>
          <table:table-cell table:formula="of:=IF([.B79]=[.E79]; &quot;&quot;; [.E79]-[.B79])">
            <text:p/>
          </table:table-cell>
          <table:table-cell table:formula="of:=IF([.B79]=[.E79]; &quot;&quot;; (([.E79]-[.B79])/[.B79])*100)">
            <text:p/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9]=[.L79]" office:value-type="boolean" office:boolean-value="true" calcext:value-type="boolean">
            <text:p>TRUE</text:p>
          </table:table-cell>
          <table:table-cell table:formula="of:=IF([.B79]=[.M79]; &quot;&quot;; &quot;*&quot;)">
            <text:p/>
          </table:table-cell>
          <table:table-cell table:formula="of:=IF([.B79]=[.M79]; &quot;&quot;; [.M79]-[.B79])">
            <text:p/>
          </table:table-cell>
          <table:table-cell table:formula="of:=IF([.B79]=[.M79]; &quot;&quot;; (([.M79]-[.B79])/[.B79])*100)">
            <text:p/>
          </table:table-cell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IF([.B80]=[.E80]; &quot;&quot;; &quot;*&quot;)">
            <text:p/>
          </table:table-cell>
          <table:table-cell table:formula="of:=IF([.B80]=[.E80]; &quot;&quot;; [.E80]-[.B80])">
            <text:p/>
          </table:table-cell>
          <table:table-cell table:formula="of:=IF([.B80]=[.E80]; &quot;&quot;; (([.E80]-[.B80])/[.B80])*100)">
            <text:p/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0]=[.L80]" office:value-type="boolean" office:boolean-value="true" calcext:value-type="boolean">
            <text:p>TRUE</text:p>
          </table:table-cell>
          <table:table-cell table:formula="of:=IF([.B80]=[.M80]; &quot;&quot;; &quot;*&quot;)">
            <text:p/>
          </table:table-cell>
          <table:table-cell table:formula="of:=IF([.B80]=[.M80]; &quot;&quot;; [.M80]-[.B80])">
            <text:p/>
          </table:table-cell>
          <table:table-cell table:formula="of:=IF([.B80]=[.M80]; &quot;&quot;; (([.M80]-[.B80])/[.B80])*100)">
            <text:p/>
          </table:table-cell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IF([.B81]=[.E81]; &quot;&quot;; &quot;*&quot;)">
            <text:p/>
          </table:table-cell>
          <table:table-cell table:formula="of:=IF([.B81]=[.E81]; &quot;&quot;; [.E81]-[.B81])">
            <text:p/>
          </table:table-cell>
          <table:table-cell table:formula="of:=IF([.B81]=[.E81]; &quot;&quot;; (([.E81]-[.B81])/[.B81])*100)">
            <text:p/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1]=[.L81]" office:value-type="boolean" office:boolean-value="true" calcext:value-type="boolean">
            <text:p>TRUE</text:p>
          </table:table-cell>
          <table:table-cell table:formula="of:=IF([.B81]=[.M81]; &quot;&quot;; &quot;*&quot;)">
            <text:p/>
          </table:table-cell>
          <table:table-cell table:formula="of:=IF([.B81]=[.M81]; &quot;&quot;; [.M81]-[.B81])">
            <text:p/>
          </table:table-cell>
          <table:table-cell table:formula="of:=IF([.B81]=[.M81]; &quot;&quot;; (([.M81]-[.B81])/[.B81])*100)">
            <text:p/>
          </table:table-cell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IF([.B82]=[.E82]; &quot;&quot;; &quot;*&quot;)">
            <text:p/>
          </table:table-cell>
          <table:table-cell table:formula="of:=IF([.B82]=[.E82]; &quot;&quot;; [.E82]-[.B82])">
            <text:p/>
          </table:table-cell>
          <table:table-cell table:formula="of:=IF([.B82]=[.E82]; &quot;&quot;; (([.E82]-[.B82])/[.B82])*100)">
            <text:p/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2]=[.L82]" office:value-type="boolean" office:boolean-value="true" calcext:value-type="boolean">
            <text:p>TRUE</text:p>
          </table:table-cell>
          <table:table-cell table:formula="of:=IF([.B82]=[.M82]; &quot;&quot;; &quot;*&quot;)">
            <text:p/>
          </table:table-cell>
          <table:table-cell table:formula="of:=IF([.B82]=[.M82]; &quot;&quot;; [.M82]-[.B82])">
            <text:p/>
          </table:table-cell>
          <table:table-cell table:formula="of:=IF([.B82]=[.M82]; &quot;&quot;; (([.M82]-[.B82])/[.B82])*100)">
            <text:p/>
          </table:table-cell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IF([.B83]=[.E83]; &quot;&quot;; &quot;*&quot;)" office:value-type="string" office:string-value="*" calcext:value-type="string">
            <text:p>*</text:p>
          </table:table-cell>
          <table:table-cell table:formula="of:=IF([.B83]=[.E83]; &quot;&quot;; [.E83]-[.B83])" office:value-type="float" office:value="24" calcext:value-type="float">
            <text:p>24</text:p>
          </table:table-cell>
          <table:table-cell table:formula="of:=IF([.B83]=[.E83]; &quot;&quot;; (([.E83]-[.B83])/[.B83])*100)" office:value-type="float" office:value="2.20588235294118" calcext:value-type="float">
            <text:p>2.20588235294118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D83]=[.L83]" office:value-type="boolean" office:boolean-value="true" calcext:value-type="boolean">
            <text:p>TRUE</text:p>
          </table:table-cell>
          <table:table-cell table:formula="of:=IF([.B83]=[.M83]; &quot;&quot;; &quot;*&quot;)" office:value-type="string" office:string-value="*" calcext:value-type="string">
            <text:p>*</text:p>
          </table:table-cell>
          <table:table-cell table:formula="of:=IF([.B83]=[.M83]; &quot;&quot;; [.M83]-[.B83])" office:value-type="float" office:value="24" calcext:value-type="float">
            <text:p>24</text:p>
          </table:table-cell>
          <table:table-cell table:formula="of:=IF([.B83]=[.M83]; &quot;&quot;; (([.M83]-[.B83])/[.B83])*100)" office:value-type="float" office:value="2.20588235294118" calcext:value-type="float">
            <text:p>2.20588235294118</text:p>
          </table:table-cell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IF([.B84]=[.E84]; &quot;&quot;; &quot;*&quot;)" office:value-type="string" office:string-value="*" calcext:value-type="string">
            <text:p>*</text:p>
          </table:table-cell>
          <table:table-cell table:formula="of:=IF([.B84]=[.E84]; &quot;&quot;; [.E84]-[.B84])" office:value-type="float" office:value="24" calcext:value-type="float">
            <text:p>24</text:p>
          </table:table-cell>
          <table:table-cell table:formula="of:=IF([.B84]=[.E84]; &quot;&quot;; (([.E84]-[.B84])/[.B84])*100)" office:value-type="float" office:value="2.20588235294118" calcext:value-type="float">
            <text:p>2.20588235294118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D84]=[.L84]" office:value-type="boolean" office:boolean-value="true" calcext:value-type="boolean">
            <text:p>TRUE</text:p>
          </table:table-cell>
          <table:table-cell table:formula="of:=IF([.B84]=[.M84]; &quot;&quot;; &quot;*&quot;)" office:value-type="string" office:string-value="*" calcext:value-type="string">
            <text:p>*</text:p>
          </table:table-cell>
          <table:table-cell table:formula="of:=IF([.B84]=[.M84]; &quot;&quot;; [.M84]-[.B84])" office:value-type="float" office:value="24" calcext:value-type="float">
            <text:p>24</text:p>
          </table:table-cell>
          <table:table-cell table:formula="of:=IF([.B84]=[.M84]; &quot;&quot;; (([.M84]-[.B84])/[.B84])*100)" office:value-type="float" office:value="2.20588235294118" calcext:value-type="float">
            <text:p>2.20588235294118</text:p>
          </table:table-cell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IF([.B85]=[.E85]; &quot;&quot;; &quot;*&quot;)">
            <text:p/>
          </table:table-cell>
          <table:table-cell table:formula="of:=IF([.B85]=[.E85]; &quot;&quot;; [.E85]-[.B85])">
            <text:p/>
          </table:table-cell>
          <table:table-cell table:formula="of:=IF([.B85]=[.E85]; &quot;&quot;; (([.E85]-[.B85])/[.B85])*100)">
            <text:p/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5]=[.L85]" office:value-type="boolean" office:boolean-value="true" calcext:value-type="boolean">
            <text:p>TRUE</text:p>
          </table:table-cell>
          <table:table-cell table:formula="of:=IF([.B85]=[.M85]; &quot;&quot;; &quot;*&quot;)">
            <text:p/>
          </table:table-cell>
          <table:table-cell table:formula="of:=IF([.B85]=[.M85]; &quot;&quot;; [.M85]-[.B85])">
            <text:p/>
          </table:table-cell>
          <table:table-cell table:formula="of:=IF([.B85]=[.M85]; &quot;&quot;; (([.M85]-[.B85])/[.B85])*100)">
            <text:p/>
          </table:table-cell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IF([.B86]=[.E86]; &quot;&quot;; &quot;*&quot;)" office:value-type="string" office:string-value="*" calcext:value-type="string">
            <text:p>*</text:p>
          </table:table-cell>
          <table:table-cell table:formula="of:=IF([.B86]=[.E86]; &quot;&quot;; [.E86]-[.B86])" office:value-type="float" office:value="32" calcext:value-type="float">
            <text:p>32</text:p>
          </table:table-cell>
          <table:table-cell table:formula="of:=IF([.B86]=[.E86]; &quot;&quot;; (([.E86]-[.B86])/[.B86])*100)" office:value-type="float" office:value="2.72108843537415" calcext:value-type="float">
            <text:p>2.72108843537415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D86]=[.L86]" office:value-type="boolean" office:boolean-value="true" calcext:value-type="boolean">
            <text:p>TRUE</text:p>
          </table:table-cell>
          <table:table-cell table:formula="of:=IF([.B86]=[.M86]; &quot;&quot;; &quot;*&quot;)" office:value-type="string" office:string-value="*" calcext:value-type="string">
            <text:p>*</text:p>
          </table:table-cell>
          <table:table-cell table:formula="of:=IF([.B86]=[.M86]; &quot;&quot;; [.M86]-[.B86])" office:value-type="float" office:value="32" calcext:value-type="float">
            <text:p>32</text:p>
          </table:table-cell>
          <table:table-cell table:formula="of:=IF([.B86]=[.M86]; &quot;&quot;; (([.M86]-[.B86])/[.B86])*100)" office:value-type="float" office:value="2.72108843537415" calcext:value-type="float">
            <text:p>2.72108843537415</text:p>
          </table:table-cell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IF([.B87]=[.E87]; &quot;&quot;; &quot;*&quot;)">
            <text:p/>
          </table:table-cell>
          <table:table-cell table:formula="of:=IF([.B87]=[.E87]; &quot;&quot;; [.E87]-[.B87])">
            <text:p/>
          </table:table-cell>
          <table:table-cell table:formula="of:=IF([.B87]=[.E87]; &quot;&quot;; (([.E87]-[.B87])/[.B87])*100)">
            <text:p/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7]=[.L87]" office:value-type="boolean" office:boolean-value="true" calcext:value-type="boolean">
            <text:p>TRUE</text:p>
          </table:table-cell>
          <table:table-cell table:formula="of:=IF([.B87]=[.M87]; &quot;&quot;; &quot;*&quot;)">
            <text:p/>
          </table:table-cell>
          <table:table-cell table:formula="of:=IF([.B87]=[.M87]; &quot;&quot;; [.M87]-[.B87])">
            <text:p/>
          </table:table-cell>
          <table:table-cell table:formula="of:=IF([.B87]=[.M87]; &quot;&quot;; (([.M87]-[.B87])/[.B87])*100)">
            <text:p/>
          </table:table-cell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IF([.B88]=[.E88]; &quot;&quot;; &quot;*&quot;)">
            <text:p/>
          </table:table-cell>
          <table:table-cell table:formula="of:=IF([.B88]=[.E88]; &quot;&quot;; [.E88]-[.B88])">
            <text:p/>
          </table:table-cell>
          <table:table-cell table:formula="of:=IF([.B88]=[.E88]; &quot;&quot;; (([.E88]-[.B88])/[.B88])*100)">
            <text:p/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8]=[.L88]" office:value-type="boolean" office:boolean-value="true" calcext:value-type="boolean">
            <text:p>TRUE</text:p>
          </table:table-cell>
          <table:table-cell table:formula="of:=IF([.B88]=[.M88]; &quot;&quot;; &quot;*&quot;)">
            <text:p/>
          </table:table-cell>
          <table:table-cell table:formula="of:=IF([.B88]=[.M88]; &quot;&quot;; [.M88]-[.B88])">
            <text:p/>
          </table:table-cell>
          <table:table-cell table:formula="of:=IF([.B88]=[.M88]; &quot;&quot;; (([.M88]-[.B88])/[.B88])*100)">
            <text:p/>
          </table:table-cell>
        </table:table-row>
        <table:table-row table:style-name="ro1"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IF([.B89]=[.E89]; &quot;&quot;; &quot;*&quot;)">
            <text:p/>
          </table:table-cell>
          <table:table-cell table:formula="of:=IF([.B89]=[.E89]; &quot;&quot;; [.E89]-[.B89])">
            <text:p/>
          </table:table-cell>
          <table:table-cell table:formula="of:=IF([.B89]=[.E89]; &quot;&quot;; (([.E89]-[.B89])/[.B89])*100)">
            <text:p/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89]=[.L89]" office:value-type="boolean" office:boolean-value="true" calcext:value-type="boolean">
            <text:p>TRUE</text:p>
          </table:table-cell>
          <table:table-cell table:formula="of:=IF([.B89]=[.M89]; &quot;&quot;; &quot;*&quot;)">
            <text:p/>
          </table:table-cell>
          <table:table-cell table:formula="of:=IF([.B89]=[.M89]; &quot;&quot;; [.M89]-[.B89])">
            <text:p/>
          </table:table-cell>
          <table:table-cell table:formula="of:=IF([.B89]=[.M89]; &quot;&quot;; (([.M89]-[.B89])/[.B89])*100)">
            <text:p/>
          </table:table-cell>
        </table:table-row>
        <table:table-row table:style-name="ro1"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IF([.B90]=[.E90]; &quot;&quot;; &quot;*&quot;)">
            <text:p/>
          </table:table-cell>
          <table:table-cell table:formula="of:=IF([.B90]=[.E90]; &quot;&quot;; [.E90]-[.B90])">
            <text:p/>
          </table:table-cell>
          <table:table-cell table:formula="of:=IF([.B90]=[.E90]; &quot;&quot;; (([.E90]-[.B90])/[.B90])*100)">
            <text:p/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90]=[.L90]" office:value-type="boolean" office:boolean-value="true" calcext:value-type="boolean">
            <text:p>TRUE</text:p>
          </table:table-cell>
          <table:table-cell table:formula="of:=IF([.B90]=[.M90]; &quot;&quot;; &quot;*&quot;)">
            <text:p/>
          </table:table-cell>
          <table:table-cell table:formula="of:=IF([.B90]=[.M90]; &quot;&quot;; [.M90]-[.B90])">
            <text:p/>
          </table:table-cell>
          <table:table-cell table:formula="of:=IF([.B90]=[.M90]; &quot;&quot;; (([.M90]-[.B90])/[.B90])*100)">
            <text:p/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IF([.B91]=[.E91]; &quot;&quot;; &quot;*&quot;)">
            <text:p/>
          </table:table-cell>
          <table:table-cell table:formula="of:=IF([.B91]=[.E91]; &quot;&quot;; [.E91]-[.B91])">
            <text:p/>
          </table:table-cell>
          <table:table-cell table:formula="of:=IF([.B91]=[.E91]; &quot;&quot;; (([.E91]-[.B91])/[.B91])*100)">
            <text:p/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table:formula="of:=[.D91]=[.L91]" office:value-type="boolean" office:boolean-value="true" calcext:value-type="boolean">
            <text:p>TRUE</text:p>
          </table:table-cell>
          <table:table-cell table:formula="of:=IF([.B91]=[.M91]; &quot;&quot;; &quot;*&quot;)">
            <text:p/>
          </table:table-cell>
          <table:table-cell table:formula="of:=IF([.B91]=[.M91]; &quot;&quot;; [.M91]-[.B91])">
            <text:p/>
          </table:table-cell>
          <table:table-cell table:formula="of:=IF([.B91]=[.M91]; &quot;&quot;; (([.M91]-[.B91])/[.B91])*100)">
            <text:p/>
          </table:table-cell>
        </table:table-row>
        <table:table-row table:style-name="ro1">
          <table:table-cell office:value-type="string" calcext:value-type="string">
            <text:p>language/b256_ops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512" calcext:value-type="float">
            <text:p>3512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IF([.B92]=[.E92]; &quot;&quot;; &quot;*&quot;)" office:value-type="string" office:string-value="*" calcext:value-type="string">
            <text:p>*</text:p>
          </table:table-cell>
          <table:table-cell table:formula="of:=IF([.B92]=[.E92]; &quot;&quot;; [.E92]-[.B92])" office:value-type="float" office:value="16" calcext:value-type="float">
            <text:p>16</text:p>
          </table:table-cell>
          <table:table-cell table:formula="of:=IF([.B92]=[.E92]; &quot;&quot;; (([.E92]-[.B92])/[.B92])*100)" office:value-type="float" office:value="0.45766590389016" calcext:value-type="float">
            <text:p>0.45766590389016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528" calcext:value-type="float">
            <text:p>3528</text:p>
          </table:table-cell>
          <table:table-cell/>
          <table:table-cell table:formula="of:=[.D92]=[.L92]" office:value-type="boolean" office:boolean-value="true" calcext:value-type="boolean">
            <text:p>TRUE</text:p>
          </table:table-cell>
          <table:table-cell table:formula="of:=IF([.B92]=[.M92]; &quot;&quot;; &quot;*&quot;)" office:value-type="string" office:string-value="*" calcext:value-type="string">
            <text:p>*</text:p>
          </table:table-cell>
          <table:table-cell table:formula="of:=IF([.B92]=[.M92]; &quot;&quot;; [.M92]-[.B92])" office:value-type="float" office:value="32" calcext:value-type="float">
            <text:p>32</text:p>
          </table:table-cell>
          <table:table-cell table:formula="of:=IF([.B92]=[.M92]; &quot;&quot;; (([.M92]-[.B92])/[.B92])*100)" office:value-type="float" office:value="0.91533180778032" calcext:value-type="float">
            <text:p>0.91533180778032</text:p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IF([.B93]=[.E93]; &quot;&quot;; &quot;*&quot;)">
            <text:p/>
          </table:table-cell>
          <table:table-cell table:formula="of:=IF([.B93]=[.E93]; &quot;&quot;; [.E93]-[.B93])">
            <text:p/>
          </table:table-cell>
          <table:table-cell table:formula="of:=IF([.B93]=[.E93]; &quot;&quot;; (([.E93]-[.B93])/[.B93])*100)">
            <text:p/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3]=[.L93]" office:value-type="boolean" office:boolean-value="true" calcext:value-type="boolean">
            <text:p>TRUE</text:p>
          </table:table-cell>
          <table:table-cell table:formula="of:=IF([.B93]=[.M93]; &quot;&quot;; &quot;*&quot;)">
            <text:p/>
          </table:table-cell>
          <table:table-cell table:formula="of:=IF([.B93]=[.M93]; &quot;&quot;; [.M93]-[.B93])">
            <text:p/>
          </table:table-cell>
          <table:table-cell table:formula="of:=IF([.B93]=[.M93]; &quot;&quot;; (([.M93]-[.B93])/[.B93])*100)">
            <text:p/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IF([.B94]=[.E94]; &quot;&quot;; &quot;*&quot;)">
            <text:p/>
          </table:table-cell>
          <table:table-cell table:formula="of:=IF([.B94]=[.E94]; &quot;&quot;; [.E94]-[.B94])">
            <text:p/>
          </table:table-cell>
          <table:table-cell table:formula="of:=IF([.B94]=[.E94]; &quot;&quot;; (([.E94]-[.B94])/[.B94])*100)">
            <text:p/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4]=[.L94]" office:value-type="boolean" office:boolean-value="true" calcext:value-type="boolean">
            <text:p>TRUE</text:p>
          </table:table-cell>
          <table:table-cell table:formula="of:=IF([.B94]=[.M94]; &quot;&quot;; &quot;*&quot;)">
            <text:p/>
          </table:table-cell>
          <table:table-cell table:formula="of:=IF([.B94]=[.M94]; &quot;&quot;; [.M94]-[.B94])">
            <text:p/>
          </table:table-cell>
          <table:table-cell table:formula="of:=IF([.B94]=[.M94]; &quot;&quot;; (([.M94]-[.B94])/[.B94])*100)">
            <text:p/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IF([.B95]=[.E95]; &quot;&quot;; &quot;*&quot;)">
            <text:p/>
          </table:table-cell>
          <table:table-cell table:formula="of:=IF([.B95]=[.E95]; &quot;&quot;; [.E95]-[.B95])">
            <text:p/>
          </table:table-cell>
          <table:table-cell table:formula="of:=IF([.B95]=[.E95]; &quot;&quot;; (([.E95]-[.B95])/[.B95])*100)">
            <text:p/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5]=[.L95]" office:value-type="boolean" office:boolean-value="true" calcext:value-type="boolean">
            <text:p>TRUE</text:p>
          </table:table-cell>
          <table:table-cell table:formula="of:=IF([.B95]=[.M95]; &quot;&quot;; &quot;*&quot;)">
            <text:p/>
          </table:table-cell>
          <table:table-cell table:formula="of:=IF([.B95]=[.M95]; &quot;&quot;; [.M95]-[.B95])">
            <text:p/>
          </table:table-cell>
          <table:table-cell table:formula="of:=IF([.B95]=[.M95]; &quot;&quot;; (([.M95]-[.B95])/[.B95])*100)">
            <text:p/>
          </table:table-cell>
        </table:table-row>
        <table:table-row table:style-name="ro1"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IF([.B96]=[.E96]; &quot;&quot;; &quot;*&quot;)">
            <text:p/>
          </table:table-cell>
          <table:table-cell table:formula="of:=IF([.B96]=[.E96]; &quot;&quot;; [.E96]-[.B96])">
            <text:p/>
          </table:table-cell>
          <table:table-cell table:formula="of:=IF([.B96]=[.E96]; &quot;&quot;; (([.E96]-[.B96])/[.B96])*100)">
            <text:p/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96]=[.L96]" office:value-type="boolean" office:boolean-value="true" calcext:value-type="boolean">
            <text:p>TRUE</text:p>
          </table:table-cell>
          <table:table-cell table:formula="of:=IF([.B96]=[.M96]; &quot;&quot;; &quot;*&quot;)">
            <text:p/>
          </table:table-cell>
          <table:table-cell table:formula="of:=IF([.B96]=[.M96]; &quot;&quot;; [.M96]-[.B96])">
            <text:p/>
          </table:table-cell>
          <table:table-cell table:formula="of:=IF([.B96]=[.M96]; &quot;&quot;; (([.M96]-[.B96])/[.B96])*100)">
            <text:p/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IF([.B97]=[.E97]; &quot;&quot;; &quot;*&quot;)">
            <text:p/>
          </table:table-cell>
          <table:table-cell table:formula="of:=IF([.B97]=[.E97]; &quot;&quot;; [.E97]-[.B97])">
            <text:p/>
          </table:table-cell>
          <table:table-cell table:formula="of:=IF([.B97]=[.E97]; &quot;&quot;; (([.E97]-[.B97])/[.B97])*100)">
            <text:p/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7]=[.L97]" office:value-type="boolean" office:boolean-value="true" calcext:value-type="boolean">
            <text:p>TRUE</text:p>
          </table:table-cell>
          <table:table-cell table:formula="of:=IF([.B97]=[.M97]; &quot;&quot;; &quot;*&quot;)">
            <text:p/>
          </table:table-cell>
          <table:table-cell table:formula="of:=IF([.B97]=[.M97]; &quot;&quot;; [.M97]-[.B97])">
            <text:p/>
          </table:table-cell>
          <table:table-cell table:formula="of:=IF([.B97]=[.M97]; &quot;&quot;; (([.M97]-[.B97])/[.B97])*100)">
            <text:p/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IF([.B98]=[.E98]; &quot;&quot;; &quot;*&quot;)">
            <text:p/>
          </table:table-cell>
          <table:table-cell table:formula="of:=IF([.B98]=[.E98]; &quot;&quot;; [.E98]-[.B98])">
            <text:p/>
          </table:table-cell>
          <table:table-cell table:formula="of:=IF([.B98]=[.E98]; &quot;&quot;; (([.E98]-[.B98])/[.B98])*100)">
            <text:p/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98]=[.L98]" office:value-type="boolean" office:boolean-value="true" calcext:value-type="boolean">
            <text:p>TRUE</text:p>
          </table:table-cell>
          <table:table-cell table:formula="of:=IF([.B98]=[.M98]; &quot;&quot;; &quot;*&quot;)">
            <text:p/>
          </table:table-cell>
          <table:table-cell table:formula="of:=IF([.B98]=[.M98]; &quot;&quot;; [.M98]-[.B98])">
            <text:p/>
          </table:table-cell>
          <table:table-cell table:formula="of:=IF([.B98]=[.M98]; &quot;&quot;; (([.M98]-[.B98])/[.B98])*100)">
            <text:p/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IF([.B99]=[.E99]; &quot;&quot;; &quot;*&quot;)">
            <text:p/>
          </table:table-cell>
          <table:table-cell table:formula="of:=IF([.B99]=[.E99]; &quot;&quot;; [.E99]-[.B99])">
            <text:p/>
          </table:table-cell>
          <table:table-cell table:formula="of:=IF([.B99]=[.E99]; &quot;&quot;; (([.E99]-[.B99])/[.B99])*100)">
            <text:p/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99]=[.L99]" office:value-type="boolean" office:boolean-value="true" calcext:value-type="boolean">
            <text:p>TRUE</text:p>
          </table:table-cell>
          <table:table-cell table:formula="of:=IF([.B99]=[.M99]; &quot;&quot;; &quot;*&quot;)">
            <text:p/>
          </table:table-cell>
          <table:table-cell table:formula="of:=IF([.B99]=[.M99]; &quot;&quot;; [.M99]-[.B99])">
            <text:p/>
          </table:table-cell>
          <table:table-cell table:formula="of:=IF([.B99]=[.M99]; &quot;&quot;; (([.M99]-[.B99])/[.B99])*100)">
            <text:p/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IF([.B100]=[.E100]; &quot;&quot;; &quot;*&quot;)">
            <text:p/>
          </table:table-cell>
          <table:table-cell table:formula="of:=IF([.B100]=[.E100]; &quot;&quot;; [.E100]-[.B100])">
            <text:p/>
          </table:table-cell>
          <table:table-cell table:formula="of:=IF([.B100]=[.E100]; &quot;&quot;; (([.E100]-[.B100])/[.B100])*100)">
            <text:p/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D100]=[.L100]" office:value-type="boolean" office:boolean-value="true" calcext:value-type="boolean">
            <text:p>TRUE</text:p>
          </table:table-cell>
          <table:table-cell table:formula="of:=IF([.B100]=[.M100]; &quot;&quot;; &quot;*&quot;)">
            <text:p/>
          </table:table-cell>
          <table:table-cell table:formula="of:=IF([.B100]=[.M100]; &quot;&quot;; [.M100]-[.B100])">
            <text:p/>
          </table:table-cell>
          <table:table-cell table:formula="of:=IF([.B100]=[.M100]; &quot;&quot;; (([.M100]-[.B100])/[.B100])*100)">
            <text:p/>
          </table:table-cell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IF([.B101]=[.E101]; &quot;&quot;; &quot;*&quot;)">
            <text:p/>
          </table:table-cell>
          <table:table-cell table:formula="of:=IF([.B101]=[.E101]; &quot;&quot;; [.E101]-[.B101])">
            <text:p/>
          </table:table-cell>
          <table:table-cell table:formula="of:=IF([.B101]=[.E101]; &quot;&quot;; (([.E101]-[.B101])/[.B101])*100)">
            <text:p/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1]=[.L101]" office:value-type="boolean" office:boolean-value="true" calcext:value-type="boolean">
            <text:p>TRUE</text:p>
          </table:table-cell>
          <table:table-cell table:formula="of:=IF([.B101]=[.M101]; &quot;&quot;; &quot;*&quot;)">
            <text:p/>
          </table:table-cell>
          <table:table-cell table:formula="of:=IF([.B101]=[.M101]; &quot;&quot;; [.M101]-[.B101])">
            <text:p/>
          </table:table-cell>
          <table:table-cell table:formula="of:=IF([.B101]=[.M101]; &quot;&quot;; (([.M101]-[.B101])/[.B101])*100)">
            <text:p/>
          </table:table-cell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IF([.B102]=[.E102]; &quot;&quot;; &quot;*&quot;)">
            <text:p/>
          </table:table-cell>
          <table:table-cell table:formula="of:=IF([.B102]=[.E102]; &quot;&quot;; [.E102]-[.B102])">
            <text:p/>
          </table:table-cell>
          <table:table-cell table:formula="of:=IF([.B102]=[.E102]; &quot;&quot;; (([.E102]-[.B102])/[.B102])*100)">
            <text:p/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2]=[.L102]" office:value-type="boolean" office:boolean-value="true" calcext:value-type="boolean">
            <text:p>TRUE</text:p>
          </table:table-cell>
          <table:table-cell table:formula="of:=IF([.B102]=[.M102]; &quot;&quot;; &quot;*&quot;)">
            <text:p/>
          </table:table-cell>
          <table:table-cell table:formula="of:=IF([.B102]=[.M102]; &quot;&quot;; [.M102]-[.B102])">
            <text:p/>
          </table:table-cell>
          <table:table-cell table:formula="of:=IF([.B102]=[.M102]; &quot;&quot;; (([.M102]-[.B102])/[.B102])*100)">
            <text:p/>
          </table:table-cell>
        </table:table-row>
        <table:table-row table:style-name="ro1"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IF([.B103]=[.E103]; &quot;&quot;; &quot;*&quot;)">
            <text:p/>
          </table:table-cell>
          <table:table-cell table:formula="of:=IF([.B103]=[.E103]; &quot;&quot;; [.E103]-[.B103])">
            <text:p/>
          </table:table-cell>
          <table:table-cell table:formula="of:=IF([.B103]=[.E103]; &quot;&quot;; (([.E103]-[.B103])/[.B103])*100)">
            <text:p/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03]=[.L103]" office:value-type="boolean" office:boolean-value="true" calcext:value-type="boolean">
            <text:p>TRUE</text:p>
          </table:table-cell>
          <table:table-cell table:formula="of:=IF([.B103]=[.M103]; &quot;&quot;; &quot;*&quot;)">
            <text:p/>
          </table:table-cell>
          <table:table-cell table:formula="of:=IF([.B103]=[.M103]; &quot;&quot;; [.M103]-[.B103])">
            <text:p/>
          </table:table-cell>
          <table:table-cell table:formula="of:=IF([.B103]=[.M103]; &quot;&quot;; (([.M103]-[.B103])/[.B103])*100)">
            <text:p/>
          </table:table-cell>
        </table:table-row>
        <table:table-row table:style-name="ro1"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IF([.B104]=[.E104]; &quot;&quot;; &quot;*&quot;)" office:value-type="string" office:string-value="*" calcext:value-type="string">
            <text:p>*</text:p>
          </table:table-cell>
          <table:table-cell table:formula="of:=IF([.B104]=[.E104]; &quot;&quot;; [.E104]-[.B104])" office:value-type="float" office:value="16" calcext:value-type="float">
            <text:p>16</text:p>
          </table:table-cell>
          <table:table-cell table:formula="of:=IF([.B104]=[.E104]; &quot;&quot;; (([.E104]-[.B104])/[.B104])*100)" office:value-type="float" office:value="11.7647058823529" calcext:value-type="float">
            <text:p>11.7647058823529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104]=[.L104]" office:value-type="boolean" office:boolean-value="true" calcext:value-type="boolean">
            <text:p>TRUE</text:p>
          </table:table-cell>
          <table:table-cell table:formula="of:=IF([.B104]=[.M104]; &quot;&quot;; &quot;*&quot;)">
            <text:p/>
          </table:table-cell>
          <table:table-cell table:formula="of:=IF([.B104]=[.M104]; &quot;&quot;; [.M104]-[.B104])">
            <text:p/>
          </table:table-cell>
          <table:table-cell table:formula="of:=IF([.B104]=[.M104]; &quot;&quot;; (([.M104]-[.B104])/[.B104])*100)">
            <text:p/>
          </table:table-cell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IF([.B105]=[.E105]; &quot;&quot;; &quot;*&quot;)" office:value-type="string" office:string-value="*" calcext:value-type="string">
            <text:p>*</text:p>
          </table:table-cell>
          <table:table-cell table:formula="of:=IF([.B105]=[.E105]; &quot;&quot;; [.E105]-[.B105])" office:value-type="float" office:value="48" calcext:value-type="float">
            <text:p>48</text:p>
          </table:table-cell>
          <table:table-cell table:formula="of:=IF([.B105]=[.E105]; &quot;&quot;; (([.E105]-[.B105])/[.B105])*100)" office:value-type="float" office:value="12.5" calcext:value-type="float">
            <text:p>12.5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D105]=[.L105]" office:value-type="boolean" office:boolean-value="true" calcext:value-type="boolean">
            <text:p>TRUE</text:p>
          </table:table-cell>
          <table:table-cell table:formula="of:=IF([.B105]=[.M105]; &quot;&quot;; &quot;*&quot;)" office:value-type="string" office:string-value="*" calcext:value-type="string">
            <text:p>*</text:p>
          </table:table-cell>
          <table:table-cell table:formula="of:=IF([.B105]=[.M105]; &quot;&quot;; [.M105]-[.B105])" office:value-type="float" office:value="48" calcext:value-type="float">
            <text:p>48</text:p>
          </table:table-cell>
          <table:table-cell table:formula="of:=IF([.B105]=[.M105]; &quot;&quot;; (([.M105]-[.B105])/[.B105])*100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3736" calcext:value-type="float">
            <text:p>3736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IF([.B106]=[.E106]; &quot;&quot;; &quot;*&quot;)" office:value-type="string" office:string-value="*" calcext:value-type="string">
            <text:p>*</text:p>
          </table:table-cell>
          <table:table-cell table:formula="of:=IF([.B106]=[.E106]; &quot;&quot;; [.E106]-[.B106])" office:value-type="float" office:value="24" calcext:value-type="float">
            <text:p>24</text:p>
          </table:table-cell>
          <table:table-cell table:formula="of:=IF([.B106]=[.E106]; &quot;&quot;; (([.E106]-[.B106])/[.B106])*100)" office:value-type="float" office:value="0.646551724137931" calcext:value-type="float">
            <text:p>0.646551724137931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3744" calcext:value-type="float">
            <text:p>3744</text:p>
          </table:table-cell>
          <table:table-cell/>
          <table:table-cell table:formula="of:=[.D106]=[.L106]" office:value-type="boolean" office:boolean-value="true" calcext:value-type="boolean">
            <text:p>TRUE</text:p>
          </table:table-cell>
          <table:table-cell table:formula="of:=IF([.B106]=[.M106]; &quot;&quot;; &quot;*&quot;)" office:value-type="string" office:string-value="*" calcext:value-type="string">
            <text:p>*</text:p>
          </table:table-cell>
          <table:table-cell table:formula="of:=IF([.B106]=[.M106]; &quot;&quot;; [.M106]-[.B106])" office:value-type="float" office:value="32" calcext:value-type="float">
            <text:p>32</text:p>
          </table:table-cell>
          <table:table-cell table:formula="of:=IF([.B106]=[.M106]; &quot;&quot;; (([.M106]-[.B106])/[.B106])*100)" office:value-type="float" office:value="0.862068965517241" calcext:value-type="float">
            <text:p>0.862068965517241</text:p>
          </table:table-cell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IF([.B107]=[.E107]; &quot;&quot;; &quot;*&quot;)">
            <text:p/>
          </table:table-cell>
          <table:table-cell table:formula="of:=IF([.B107]=[.E107]; &quot;&quot;; [.E107]-[.B107])">
            <text:p/>
          </table:table-cell>
          <table:table-cell table:formula="of:=IF([.B107]=[.E107]; &quot;&quot;; (([.E107]-[.B107])/[.B107])*100)">
            <text:p/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7]=[.L107]" office:value-type="boolean" office:boolean-value="true" calcext:value-type="boolean">
            <text:p>TRUE</text:p>
          </table:table-cell>
          <table:table-cell table:formula="of:=IF([.B107]=[.M107]; &quot;&quot;; &quot;*&quot;)">
            <text:p/>
          </table:table-cell>
          <table:table-cell table:formula="of:=IF([.B107]=[.M107]; &quot;&quot;; [.M107]-[.B107])">
            <text:p/>
          </table:table-cell>
          <table:table-cell table:formula="of:=IF([.B107]=[.M107]; &quot;&quot;; (([.M107]-[.B107])/[.B107])*100)">
            <text:p/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IF([.B108]=[.E108]; &quot;&quot;; &quot;*&quot;)">
            <text:p/>
          </table:table-cell>
          <table:table-cell table:formula="of:=IF([.B108]=[.E108]; &quot;&quot;; [.E108]-[.B108])">
            <text:p/>
          </table:table-cell>
          <table:table-cell table:formula="of:=IF([.B108]=[.E108]; &quot;&quot;; (([.E108]-[.B108])/[.B108])*100)">
            <text:p/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108]=[.L108]" office:value-type="boolean" office:boolean-value="true" calcext:value-type="boolean">
            <text:p>TRUE</text:p>
          </table:table-cell>
          <table:table-cell table:formula="of:=IF([.B108]=[.M108]; &quot;&quot;; &quot;*&quot;)">
            <text:p/>
          </table:table-cell>
          <table:table-cell table:formula="of:=IF([.B108]=[.M108]; &quot;&quot;; [.M108]-[.B108])">
            <text:p/>
          </table:table-cell>
          <table:table-cell table:formula="of:=IF([.B108]=[.M108]; &quot;&quot;; (([.M108]-[.B108])/[.B108])*100)">
            <text:p/>
          </table:table-cell>
        </table:table-row>
        <table:table-row table:style-name="ro1"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IF([.B109]=[.E109]; &quot;&quot;; &quot;*&quot;)">
            <text:p/>
          </table:table-cell>
          <table:table-cell table:formula="of:=IF([.B109]=[.E109]; &quot;&quot;; [.E109]-[.B109])">
            <text:p/>
          </table:table-cell>
          <table:table-cell table:formula="of:=IF([.B109]=[.E109]; &quot;&quot;; (([.E109]-[.B109])/[.B109])*100)">
            <text:p/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09]=[.L109]" office:value-type="boolean" office:boolean-value="true" calcext:value-type="boolean">
            <text:p>TRUE</text:p>
          </table:table-cell>
          <table:table-cell table:formula="of:=IF([.B109]=[.M109]; &quot;&quot;; &quot;*&quot;)">
            <text:p/>
          </table:table-cell>
          <table:table-cell table:formula="of:=IF([.B109]=[.M109]; &quot;&quot;; [.M109]-[.B109])">
            <text:p/>
          </table:table-cell>
          <table:table-cell table:formula="of:=IF([.B109]=[.M109]; &quot;&quot;; (([.M109]-[.B109])/[.B109])*100)">
            <text:p/>
          </table:table-cell>
        </table:table-row>
        <table:table-row table:style-name="ro1"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IF([.B110]=[.E110]; &quot;&quot;; &quot;*&quot;)">
            <text:p/>
          </table:table-cell>
          <table:table-cell table:formula="of:=IF([.B110]=[.E110]; &quot;&quot;; [.E110]-[.B110])">
            <text:p/>
          </table:table-cell>
          <table:table-cell table:formula="of:=IF([.B110]=[.E110]; &quot;&quot;; (([.E110]-[.B110])/[.B110])*100)">
            <text:p/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D110]=[.L110]" office:value-type="boolean" office:boolean-value="true" calcext:value-type="boolean">
            <text:p>TRUE</text:p>
          </table:table-cell>
          <table:table-cell table:formula="of:=IF([.B110]=[.M110]; &quot;&quot;; &quot;*&quot;)">
            <text:p/>
          </table:table-cell>
          <table:table-cell table:formula="of:=IF([.B110]=[.M110]; &quot;&quot;; [.M110]-[.B110])">
            <text:p/>
          </table:table-cell>
          <table:table-cell table:formula="of:=IF([.B110]=[.M110]; &quot;&quot;; (([.M110]-[.B110])/[.B110])*100)">
            <text:p/>
          </table:table-cell>
        </table:table-row>
        <table:table-row table:style-name="ro1"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IF([.B111]=[.E111]; &quot;&quot;; &quot;*&quot;)">
            <text:p/>
          </table:table-cell>
          <table:table-cell table:formula="of:=IF([.B111]=[.E111]; &quot;&quot;; [.E111]-[.B111])">
            <text:p/>
          </table:table-cell>
          <table:table-cell table:formula="of:=IF([.B111]=[.E111]; &quot;&quot;; (([.E111]-[.B111])/[.B111])*100)">
            <text:p/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D111]=[.L111]" office:value-type="boolean" office:boolean-value="true" calcext:value-type="boolean">
            <text:p>TRUE</text:p>
          </table:table-cell>
          <table:table-cell table:formula="of:=IF([.B111]=[.M111]; &quot;&quot;; &quot;*&quot;)">
            <text:p/>
          </table:table-cell>
          <table:table-cell table:formula="of:=IF([.B111]=[.M111]; &quot;&quot;; [.M111]-[.B111])">
            <text:p/>
          </table:table-cell>
          <table:table-cell table:formula="of:=IF([.B111]=[.M111]; &quot;&quot;; (([.M111]-[.B111])/[.B111])*100)">
            <text:p/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IF([.B112]=[.E112]; &quot;&quot;; &quot;*&quot;)">
            <text:p/>
          </table:table-cell>
          <table:table-cell table:formula="of:=IF([.B112]=[.E112]; &quot;&quot;; [.E112]-[.B112])">
            <text:p/>
          </table:table-cell>
          <table:table-cell table:formula="of:=IF([.B112]=[.E112]; &quot;&quot;; (([.E112]-[.B112])/[.B112])*100)">
            <text:p/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112]=[.L112]" office:value-type="boolean" office:boolean-value="true" calcext:value-type="boolean">
            <text:p>TRUE</text:p>
          </table:table-cell>
          <table:table-cell table:formula="of:=IF([.B112]=[.M112]; &quot;&quot;; &quot;*&quot;)">
            <text:p/>
          </table:table-cell>
          <table:table-cell table:formula="of:=IF([.B112]=[.M112]; &quot;&quot;; [.M112]-[.B112])">
            <text:p/>
          </table:table-cell>
          <table:table-cell table:formula="of:=IF([.B112]=[.M112]; &quot;&quot;; (([.M112]-[.B112])/[.B112])*100)">
            <text:p/>
          </table:table-cell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IF([.B113]=[.E113]; &quot;&quot;; &quot;*&quot;)">
            <text:p/>
          </table:table-cell>
          <table:table-cell table:formula="of:=IF([.B113]=[.E113]; &quot;&quot;; [.E113]-[.B113])">
            <text:p/>
          </table:table-cell>
          <table:table-cell table:formula="of:=IF([.B113]=[.E113]; &quot;&quot;; (([.E113]-[.B113])/[.B113])*100)">
            <text:p/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13]=[.L113]" office:value-type="boolean" office:boolean-value="true" calcext:value-type="boolean">
            <text:p>TRUE</text:p>
          </table:table-cell>
          <table:table-cell table:formula="of:=IF([.B113]=[.M113]; &quot;&quot;; &quot;*&quot;)">
            <text:p/>
          </table:table-cell>
          <table:table-cell table:formula="of:=IF([.B113]=[.M113]; &quot;&quot;; [.M113]-[.B113])">
            <text:p/>
          </table:table-cell>
          <table:table-cell table:formula="of:=IF([.B113]=[.M113]; &quot;&quot;; (([.M113]-[.B113])/[.B113])*100)">
            <text:p/>
          </table:table-cell>
        </table:table-row>
        <table:table-row table:style-name="ro1"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IF([.B114]=[.E114]; &quot;&quot;; &quot;*&quot;)">
            <text:p/>
          </table:table-cell>
          <table:table-cell table:formula="of:=IF([.B114]=[.E114]; &quot;&quot;; [.E114]-[.B114])">
            <text:p/>
          </table:table-cell>
          <table:table-cell table:formula="of:=IF([.B114]=[.E114]; &quot;&quot;; (([.E114]-[.B114])/[.B114])*100)">
            <text:p/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114]=[.L114]" office:value-type="boolean" office:boolean-value="true" calcext:value-type="boolean">
            <text:p>TRUE</text:p>
          </table:table-cell>
          <table:table-cell table:formula="of:=IF([.B114]=[.M114]; &quot;&quot;; &quot;*&quot;)">
            <text:p/>
          </table:table-cell>
          <table:table-cell table:formula="of:=IF([.B114]=[.M114]; &quot;&quot;; [.M114]-[.B114])">
            <text:p/>
          </table:table-cell>
          <table:table-cell table:formula="of:=IF([.B114]=[.M114]; &quot;&quot;; (([.M114]-[.B114])/[.B114])*100)">
            <text:p/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IF([.B115]=[.E115]; &quot;&quot;; &quot;*&quot;)">
            <text:p/>
          </table:table-cell>
          <table:table-cell table:formula="of:=IF([.B115]=[.E115]; &quot;&quot;; [.E115]-[.B115])">
            <text:p/>
          </table:table-cell>
          <table:table-cell table:formula="of:=IF([.B115]=[.E115]; &quot;&quot;; (([.E115]-[.B115])/[.B115])*100)">
            <text:p/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115]=[.L115]" office:value-type="boolean" office:boolean-value="true" calcext:value-type="boolean">
            <text:p>TRUE</text:p>
          </table:table-cell>
          <table:table-cell table:formula="of:=IF([.B115]=[.M115]; &quot;&quot;; &quot;*&quot;)">
            <text:p/>
          </table:table-cell>
          <table:table-cell table:formula="of:=IF([.B115]=[.M115]; &quot;&quot;; [.M115]-[.B115])">
            <text:p/>
          </table:table-cell>
          <table:table-cell table:formula="of:=IF([.B115]=[.M115]; &quot;&quot;; (([.M115]-[.B115])/[.B115])*100)">
            <text:p/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IF([.B116]=[.E116]; &quot;&quot;; &quot;*&quot;)">
            <text:p/>
          </table:table-cell>
          <table:table-cell table:formula="of:=IF([.B116]=[.E116]; &quot;&quot;; [.E116]-[.B116])">
            <text:p/>
          </table:table-cell>
          <table:table-cell table:formula="of:=IF([.B116]=[.E116]; &quot;&quot;; (([.E116]-[.B116])/[.B116])*100)">
            <text:p/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D116]=[.L116]" office:value-type="boolean" office:boolean-value="true" calcext:value-type="boolean">
            <text:p>TRUE</text:p>
          </table:table-cell>
          <table:table-cell table:formula="of:=IF([.B116]=[.M116]; &quot;&quot;; &quot;*&quot;)">
            <text:p/>
          </table:table-cell>
          <table:table-cell table:formula="of:=IF([.B116]=[.M116]; &quot;&quot;; [.M116]-[.B116])">
            <text:p/>
          </table:table-cell>
          <table:table-cell table:formula="of:=IF([.B116]=[.M116]; &quot;&quot;; (([.M116]-[.B116])/[.B116])*100)">
            <text:p/>
          </table:table-cell>
        </table:table-row>
        <table:table-row table:style-name="ro1"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IF([.B117]=[.E117]; &quot;&quot;; &quot;*&quot;)">
            <text:p/>
          </table:table-cell>
          <table:table-cell table:formula="of:=IF([.B117]=[.E117]; &quot;&quot;; [.E117]-[.B117])">
            <text:p/>
          </table:table-cell>
          <table:table-cell table:formula="of:=IF([.B117]=[.E117]; &quot;&quot;; (([.E117]-[.B117])/[.B117])*100)">
            <text:p/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117]=[.L117]" office:value-type="boolean" office:boolean-value="true" calcext:value-type="boolean">
            <text:p>TRUE</text:p>
          </table:table-cell>
          <table:table-cell table:formula="of:=IF([.B117]=[.M117]; &quot;&quot;; &quot;*&quot;)">
            <text:p/>
          </table:table-cell>
          <table:table-cell table:formula="of:=IF([.B117]=[.M117]; &quot;&quot;; [.M117]-[.B117])">
            <text:p/>
          </table:table-cell>
          <table:table-cell table:formula="of:=IF([.B117]=[.M117]; &quot;&quot;; (([.M117]-[.B117])/[.B117])*100)">
            <text:p/>
          </table:table-cell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IF([.B118]=[.E118]; &quot;&quot;; &quot;*&quot;)" office:value-type="string" office:string-value="*" calcext:value-type="string">
            <text:p>*</text:p>
          </table:table-cell>
          <table:table-cell table:formula="of:=IF([.B118]=[.E118]; &quot;&quot;; [.E118]-[.B118])" office:value-type="float" office:value="24" calcext:value-type="float">
            <text:p>24</text:p>
          </table:table-cell>
          <table:table-cell table:formula="of:=IF([.B118]=[.E118]; &quot;&quot;; (([.E118]-[.B118])/[.B118])*100)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118]=[.L118]" office:value-type="boolean" office:boolean-value="true" calcext:value-type="boolean">
            <text:p>TRUE</text:p>
          </table:table-cell>
          <table:table-cell table:formula="of:=IF([.B118]=[.M118]; &quot;&quot;; &quot;*&quot;)" office:value-type="string" office:string-value="*" calcext:value-type="string">
            <text:p>*</text:p>
          </table:table-cell>
          <table:table-cell table:formula="of:=IF([.B118]=[.M118]; &quot;&quot;; [.M118]-[.B118])" office:value-type="float" office:value="24" calcext:value-type="float">
            <office:annotation draw:style-name="gr1" draw:text-style-name="P2" svg:width="1.1413in" svg:height="2.7228in" svg:x="24.6909in" svg:y="20.2094in" draw:caption-point-x="-0.2402in" draw:caption-point-y="0.5945in">
              <dc:date>2024-06-21T00:00:00</dc:date>
              <text:p text:style-name="P1"><text:span text:style-name="T1"><text:s text:c="4"/></text:span><text:span text:style-name="T1">let mut buffer </text:span><text:span text:style-name="T1">= Buffer::new();</text:span></text:p>
              <text:p text:style-name="P1"><text:span text:style-name="T1"><text:s text:c="4"/></text:span><text:span text:style-name="T1">item.abi_encode2</text:span><text:span text:style-name="T1">(buffer);</text:span></text:p>
              <text:p text:style-name="P1"><text:span text:style-name="T1"><text:s text:c="4"/></text:span><text:span text:style-name="T1">buffer.as_raw_sli</text:span><text:span text:style-name="T1">ce()</text:span></text:p>
              <text:p text:style-name="P1"><text:span text:style-name="T1"/></text:p>
              <text:p text:style-name="P1"><text:span text:style-name="T1"><text:s text:c="8"/></text:span><text:span text:style-name="T1">v1 = </text:span><text:span text:style-name="T1">asm(cap: v0) -&gt; </text:span><text:span text:style-name="T1">u64 hp {</text:span></text:p>
              <text:p text:style-name="P1"><text:span text:style-name="T1"><text:s text:c="12"/></text:span><text:span text:style-name="T1">aloc <text:s text:c="2"/></text:span><text:span text:style-name="T1">cap</text:span></text:p>
              <text:p text:style-name="P1"><text:span text:style-name="T1"><text:s text:c="8"/></text:span><text:span text:style-name="T1">}</text:span></text:p>
              <text:p text:style-name="P1"><text:span text:style-name="T1"><text:s text:c="8"/></text:span><text:span text:style-name="T1">v2 = </text:span><text:span text:style-name="T1">int_to_ptr v1 to </text:span><text:span text:style-name="T1">ptr u8</text:span></text:p>
            </office:annotation>
            <text:p>24</text:p>
          </table:table-cell>
          <table:table-cell table:formula="of:=IF([.B118]=[.M118]; &quot;&quot;; (([.M118]-[.B118])/[.B118])*100)" office:value-type="float" office:value="15.7894736842105" calcext:value-type="float">
            <text:p>15.7894736842105</text:p>
          </table:table-cell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IF([.B119]=[.E119]; &quot;&quot;; &quot;*&quot;)">
            <text:p/>
          </table:table-cell>
          <table:table-cell table:formula="of:=IF([.B119]=[.E119]; &quot;&quot;; [.E119]-[.B119])">
            <text:p/>
          </table:table-cell>
          <table:table-cell table:formula="of:=IF([.B119]=[.E119]; &quot;&quot;; (([.E119]-[.B119])/[.B119])*100)">
            <text:p/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D119]=[.L119]" office:value-type="boolean" office:boolean-value="true" calcext:value-type="boolean">
            <text:p>TRUE</text:p>
          </table:table-cell>
          <table:table-cell table:formula="of:=IF([.B119]=[.M119]; &quot;&quot;; &quot;*&quot;)">
            <text:p/>
          </table:table-cell>
          <table:table-cell table:formula="of:=IF([.B119]=[.M119]; &quot;&quot;; [.M119]-[.B119])">
            <text:p/>
          </table:table-cell>
          <table:table-cell table:formula="of:=IF([.B119]=[.M119]; &quot;&quot;; (([.M119]-[.B119])/[.B119])*100)">
            <text:p/>
          </table:table-cell>
        </table:table-row>
        <table:table-row table:style-name="ro1"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IF([.B120]=[.E120]; &quot;&quot;; &quot;*&quot;)">
            <text:p/>
          </table:table-cell>
          <table:table-cell table:formula="of:=IF([.B120]=[.E120]; &quot;&quot;; [.E120]-[.B120])">
            <text:p/>
          </table:table-cell>
          <table:table-cell table:formula="of:=IF([.B120]=[.E120]; &quot;&quot;; (([.E120]-[.B120])/[.B120])*100)">
            <text:p/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120]=[.L120]" office:value-type="boolean" office:boolean-value="true" calcext:value-type="boolean">
            <text:p>TRUE</text:p>
          </table:table-cell>
          <table:table-cell table:formula="of:=IF([.B120]=[.M120]; &quot;&quot;; &quot;*&quot;)">
            <text:p/>
          </table:table-cell>
          <table:table-cell table:formula="of:=IF([.B120]=[.M120]; &quot;&quot;; [.M120]-[.B120])">
            <text:p/>
          </table:table-cell>
          <table:table-cell table:formula="of:=IF([.B120]=[.M120]; &quot;&quot;; (([.M120]-[.B120])/[.B120])*100)">
            <text:p/>
          </table:table-cell>
        </table:table-row>
        <table:table-row table:style-name="ro1">
          <table:table-cell office:value-type="string" calcext:value-type="string">
            <text:p>language/enum_if_let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IF([.B121]=[.E121]; &quot;&quot;; &quot;*&quot;)" office:value-type="string" office:string-value="*" calcext:value-type="string">
            <text:p>*</text:p>
          </table:table-cell>
          <table:table-cell table:formula="of:=IF([.B121]=[.E121]; &quot;&quot;; [.E121]-[.B121])" office:value-type="float" office:value="16" calcext:value-type="float">
            <text:p>16</text:p>
          </table:table-cell>
          <table:table-cell table:formula="of:=IF([.B121]=[.E121]; &quot;&quot;; (([.E121]-[.B121])/[.B121])*100)" office:value-type="float" office:value="3.63636363636364" calcext:value-type="float">
            <text:p>3.63636363636364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D121]=[.L121]" office:value-type="boolean" office:boolean-value="true" calcext:value-type="boolean">
            <text:p>TRUE</text:p>
          </table:table-cell>
          <table:table-cell table:formula="of:=IF([.B121]=[.M121]; &quot;&quot;; &quot;*&quot;)" office:value-type="string" office:string-value="*" calcext:value-type="string">
            <text:p>*</text:p>
          </table:table-cell>
          <table:table-cell table:formula="of:=IF([.B121]=[.M121]; &quot;&quot;; [.M121]-[.B121])" office:value-type="float" office:value="16" calcext:value-type="float">
            <text:p>16</text:p>
          </table:table-cell>
          <table:table-cell table:formula="of:=IF([.B121]=[.M121]; &quot;&quot;; (([.M121]-[.B121])/[.B121])*100)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IF([.B122]=[.E122]; &quot;&quot;; &quot;*&quot;)" office:value-type="string" office:string-value="*" calcext:value-type="string">
            <text:p>*</text:p>
          </table:table-cell>
          <table:table-cell table:formula="of:=IF([.B122]=[.E122]; &quot;&quot;; [.E122]-[.B122])" office:value-type="float" office:value="16" calcext:value-type="float">
            <text:p>16</text:p>
          </table:table-cell>
          <table:table-cell table:formula="of:=IF([.B122]=[.E122]; &quot;&quot;; (([.E122]-[.B122])/[.B122])*100)" office:value-type="float" office:value="4.08163265306122" calcext:value-type="float">
            <text:p>4.0816326530612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D122]=[.L122]" office:value-type="boolean" office:boolean-value="true" calcext:value-type="boolean">
            <text:p>TRUE</text:p>
          </table:table-cell>
          <table:table-cell table:formula="of:=IF([.B122]=[.M122]; &quot;&quot;; &quot;*&quot;)" office:value-type="string" office:string-value="*" calcext:value-type="string">
            <text:p>*</text:p>
          </table:table-cell>
          <table:table-cell table:formula="of:=IF([.B122]=[.M122]; &quot;&quot;; [.M122]-[.B122])" office:value-type="float" office:value="16" calcext:value-type="float">
            <text:p>16</text:p>
          </table:table-cell>
          <table:table-cell table:formula="of:=IF([.B122]=[.M122]; &quot;&quot;; (([.M122]-[.B122])/[.B122])*100)" office:value-type="float" office:value="4.08163265306122" calcext:value-type="float">
            <text:p>4.08163265306122</text:p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IF([.B123]=[.E123]; &quot;&quot;; &quot;*&quot;)">
            <text:p/>
          </table:table-cell>
          <table:table-cell table:formula="of:=IF([.B123]=[.E123]; &quot;&quot;; [.E123]-[.B123])">
            <text:p/>
          </table:table-cell>
          <table:table-cell table:formula="of:=IF([.B123]=[.E123]; &quot;&quot;; (([.E123]-[.B123])/[.B123])*100)">
            <text:p/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123]=[.L123]" office:value-type="boolean" office:boolean-value="true" calcext:value-type="boolean">
            <text:p>TRUE</text:p>
          </table:table-cell>
          <table:table-cell table:formula="of:=IF([.B123]=[.M123]; &quot;&quot;; &quot;*&quot;)">
            <text:p/>
          </table:table-cell>
          <table:table-cell table:formula="of:=IF([.B123]=[.M123]; &quot;&quot;; [.M123]-[.B123])">
            <text:p/>
          </table:table-cell>
          <table:table-cell table:formula="of:=IF([.B123]=[.M123]; &quot;&quot;; (([.M123]-[.B123])/[.B123])*100)">
            <text:p/>
          </table:table-cell>
        </table:table-row>
        <table:table-row table:style-name="ro1"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IF([.B124]=[.E124]; &quot;&quot;; &quot;*&quot;)">
            <text:p/>
          </table:table-cell>
          <table:table-cell table:formula="of:=IF([.B124]=[.E124]; &quot;&quot;; [.E124]-[.B124])">
            <text:p/>
          </table:table-cell>
          <table:table-cell table:formula="of:=IF([.B124]=[.E124]; &quot;&quot;; (([.E124]-[.B124])/[.B124])*100)">
            <text:p/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124]=[.L124]" office:value-type="boolean" office:boolean-value="true" calcext:value-type="boolean">
            <text:p>TRUE</text:p>
          </table:table-cell>
          <table:table-cell table:formula="of:=IF([.B124]=[.M124]; &quot;&quot;; &quot;*&quot;)">
            <text:p/>
          </table:table-cell>
          <table:table-cell table:formula="of:=IF([.B124]=[.M124]; &quot;&quot;; [.M124]-[.B124])">
            <text:p/>
          </table:table-cell>
          <table:table-cell table:formula="of:=IF([.B124]=[.M124]; &quot;&quot;; (([.M124]-[.B124])/[.B124])*100)">
            <text:p/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IF([.B125]=[.E125]; &quot;&quot;; &quot;*&quot;)">
            <text:p/>
          </table:table-cell>
          <table:table-cell table:formula="of:=IF([.B125]=[.E125]; &quot;&quot;; [.E125]-[.B125])">
            <text:p/>
          </table:table-cell>
          <table:table-cell table:formula="of:=IF([.B125]=[.E125]; &quot;&quot;; (([.E125]-[.B125])/[.B125])*100)">
            <text:p/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D125]=[.L125]" office:value-type="boolean" office:boolean-value="true" calcext:value-type="boolean">
            <text:p>TRUE</text:p>
          </table:table-cell>
          <table:table-cell table:formula="of:=IF([.B125]=[.M125]; &quot;&quot;; &quot;*&quot;)">
            <text:p/>
          </table:table-cell>
          <table:table-cell table:formula="of:=IF([.B125]=[.M125]; &quot;&quot;; [.M125]-[.B125])">
            <text:p/>
          </table:table-cell>
          <table:table-cell table:formula="of:=IF([.B125]=[.M125]; &quot;&quot;; (([.M125]-[.B125])/[.B125])*100)">
            <text:p/>
          </table:table-cell>
        </table:table-row>
        <table:table-row table:style-name="ro1"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IF([.B126]=[.E126]; &quot;&quot;; &quot;*&quot;)">
            <text:p/>
          </table:table-cell>
          <table:table-cell table:formula="of:=IF([.B126]=[.E126]; &quot;&quot;; [.E126]-[.B126])">
            <text:p/>
          </table:table-cell>
          <table:table-cell table:formula="of:=IF([.B126]=[.E126]; &quot;&quot;; (([.E126]-[.B126])/[.B126])*100)">
            <text:p/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126]=[.L126]" office:value-type="boolean" office:boolean-value="true" calcext:value-type="boolean">
            <text:p>TRUE</text:p>
          </table:table-cell>
          <table:table-cell table:formula="of:=IF([.B126]=[.M126]; &quot;&quot;; &quot;*&quot;)">
            <text:p/>
          </table:table-cell>
          <table:table-cell table:formula="of:=IF([.B126]=[.M126]; &quot;&quot;; [.M126]-[.B126])">
            <text:p/>
          </table:table-cell>
          <table:table-cell table:formula="of:=IF([.B126]=[.M126]; &quot;&quot;; (([.M126]-[.B126])/[.B126])*100)">
            <text:p/>
          </table:table-cell>
        </table:table-row>
        <table:table-row table:style-name="ro1"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IF([.B127]=[.E127]; &quot;&quot;; &quot;*&quot;)">
            <text:p/>
          </table:table-cell>
          <table:table-cell table:formula="of:=IF([.B127]=[.E127]; &quot;&quot;; [.E127]-[.B127])">
            <text:p/>
          </table:table-cell>
          <table:table-cell table:formula="of:=IF([.B127]=[.E127]; &quot;&quot;; (([.E127]-[.B127])/[.B127])*100)">
            <text:p/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27]=[.L127]" office:value-type="boolean" office:boolean-value="true" calcext:value-type="boolean">
            <text:p>TRUE</text:p>
          </table:table-cell>
          <table:table-cell table:formula="of:=IF([.B127]=[.M127]; &quot;&quot;; &quot;*&quot;)">
            <text:p/>
          </table:table-cell>
          <table:table-cell table:formula="of:=IF([.B127]=[.M127]; &quot;&quot;; [.M127]-[.B127])">
            <text:p/>
          </table:table-cell>
          <table:table-cell table:formula="of:=IF([.B127]=[.M127]; &quot;&quot;; (([.M127]-[.B127])/[.B127])*100)">
            <text:p/>
          </table:table-cell>
        </table:table-row>
        <table:table-row table:style-name="ro1"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IF([.B128]=[.E128]; &quot;&quot;; &quot;*&quot;)">
            <text:p/>
          </table:table-cell>
          <table:table-cell table:formula="of:=IF([.B128]=[.E128]; &quot;&quot;; [.E128]-[.B128])">
            <text:p/>
          </table:table-cell>
          <table:table-cell table:formula="of:=IF([.B128]=[.E128]; &quot;&quot;; (([.E128]-[.B128])/[.B128])*100)">
            <text:p/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128]=[.L128]" office:value-type="boolean" office:boolean-value="true" calcext:value-type="boolean">
            <text:p>TRUE</text:p>
          </table:table-cell>
          <table:table-cell table:formula="of:=IF([.B128]=[.M128]; &quot;&quot;; &quot;*&quot;)">
            <text:p/>
          </table:table-cell>
          <table:table-cell table:formula="of:=IF([.B128]=[.M128]; &quot;&quot;; [.M128]-[.B128])">
            <text:p/>
          </table:table-cell>
          <table:table-cell table:formula="of:=IF([.B128]=[.M128]; &quot;&quot;; (([.M128]-[.B128])/[.B128])*100)">
            <text:p/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IF([.B129]=[.E129]; &quot;&quot;; &quot;*&quot;)">
            <text:p/>
          </table:table-cell>
          <table:table-cell table:formula="of:=IF([.B129]=[.E129]; &quot;&quot;; [.E129]-[.B129])">
            <text:p/>
          </table:table-cell>
          <table:table-cell table:formula="of:=IF([.B129]=[.E129]; &quot;&quot;; (([.E129]-[.B129])/[.B129])*100)">
            <text:p/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[.D129]=[.L129]" office:value-type="boolean" office:boolean-value="true" calcext:value-type="boolean">
            <text:p>TRUE</text:p>
          </table:table-cell>
          <table:table-cell table:formula="of:=IF([.B129]=[.M129]; &quot;&quot;; &quot;*&quot;)">
            <text:p/>
          </table:table-cell>
          <table:table-cell table:formula="of:=IF([.B129]=[.M129]; &quot;&quot;; [.M129]-[.B129])">
            <text:p/>
          </table:table-cell>
          <table:table-cell table:formula="of:=IF([.B129]=[.M129]; &quot;&quot;; (([.M129]-[.B129])/[.B129])*100)">
            <text:p/>
          </table:table-cell>
        </table:table-row>
        <table:table-row table:style-name="ro1"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IF([.B130]=[.E130]; &quot;&quot;; &quot;*&quot;)">
            <text:p/>
          </table:table-cell>
          <table:table-cell table:formula="of:=IF([.B130]=[.E130]; &quot;&quot;; [.E130]-[.B130])">
            <text:p/>
          </table:table-cell>
          <table:table-cell table:formula="of:=IF([.B130]=[.E130]; &quot;&quot;; (([.E130]-[.B130])/[.B130])*100)">
            <text:p/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30]=[.L130]" office:value-type="boolean" office:boolean-value="true" calcext:value-type="boolean">
            <text:p>TRUE</text:p>
          </table:table-cell>
          <table:table-cell table:formula="of:=IF([.B130]=[.M130]; &quot;&quot;; &quot;*&quot;)">
            <text:p/>
          </table:table-cell>
          <table:table-cell table:formula="of:=IF([.B130]=[.M130]; &quot;&quot;; [.M130]-[.B130])">
            <text:p/>
          </table:table-cell>
          <table:table-cell table:formula="of:=IF([.B130]=[.M130]; &quot;&quot;; (([.M130]-[.B130])/[.B130])*100)">
            <text:p/>
          </table:table-cell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IF([.B131]=[.E131]; &quot;&quot;; &quot;*&quot;)" office:value-type="string" office:string-value="*" calcext:value-type="string">
            <text:p>*</text:p>
          </table:table-cell>
          <table:table-cell table:formula="of:=IF([.B131]=[.E131]; &quot;&quot;; [.E131]-[.B131])" office:value-type="float" office:value="24" calcext:value-type="float">
            <text:p>24</text:p>
          </table:table-cell>
          <table:table-cell table:formula="of:=IF([.B131]=[.E131]; &quot;&quot;; (([.E131]-[.B131])/[.B131])*100)" office:value-type="float" office:value="2.94117647058823" calcext:value-type="float">
            <text:p>2.94117647058823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D131]=[.L131]" office:value-type="boolean" office:boolean-value="true" calcext:value-type="boolean">
            <text:p>TRUE</text:p>
          </table:table-cell>
          <table:table-cell table:formula="of:=IF([.B131]=[.M131]; &quot;&quot;; &quot;*&quot;)" office:value-type="string" office:string-value="*" calcext:value-type="string">
            <text:p>*</text:p>
          </table:table-cell>
          <table:table-cell table:formula="of:=IF([.B131]=[.M131]; &quot;&quot;; [.M131]-[.B131])" office:value-type="float" office:value="24" calcext:value-type="float">
            <text:p>24</text:p>
          </table:table-cell>
          <table:table-cell table:formula="of:=IF([.B131]=[.M131]; &quot;&quot;; (([.M131]-[.B131])/[.B131])*100)"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IF([.B132]=[.E132]; &quot;&quot;; &quot;*&quot;)">
            <text:p/>
          </table:table-cell>
          <table:table-cell table:formula="of:=IF([.B132]=[.E132]; &quot;&quot;; [.E132]-[.B132])">
            <text:p/>
          </table:table-cell>
          <table:table-cell table:formula="of:=IF([.B132]=[.E132]; &quot;&quot;; (([.E132]-[.B132])/[.B132])*100)">
            <text:p/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table:formula="of:=[.D132]=[.L132]" office:value-type="boolean" office:boolean-value="true" calcext:value-type="boolean">
            <text:p>TRUE</text:p>
          </table:table-cell>
          <table:table-cell table:formula="of:=IF([.B132]=[.M132]; &quot;&quot;; &quot;*&quot;)">
            <text:p/>
          </table:table-cell>
          <table:table-cell table:formula="of:=IF([.B132]=[.M132]; &quot;&quot;; [.M132]-[.B132])">
            <text:p/>
          </table:table-cell>
          <table:table-cell table:formula="of:=IF([.B132]=[.M132]; &quot;&quot;; (([.M132]-[.B132])/[.B132])*100)">
            <text:p/>
          </table:table-cell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IF([.B133]=[.E133]; &quot;&quot;; &quot;*&quot;)">
            <text:p/>
          </table:table-cell>
          <table:table-cell table:formula="of:=IF([.B133]=[.E133]; &quot;&quot;; [.E133]-[.B133])">
            <text:p/>
          </table:table-cell>
          <table:table-cell table:formula="of:=IF([.B133]=[.E133]; &quot;&quot;; (([.E133]-[.B133])/[.B133])*100)">
            <text:p/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table:formula="of:=[.D133]=[.L133]" office:value-type="boolean" office:boolean-value="true" calcext:value-type="boolean">
            <text:p>TRUE</text:p>
          </table:table-cell>
          <table:table-cell table:formula="of:=IF([.B133]=[.M133]; &quot;&quot;; &quot;*&quot;)">
            <text:p/>
          </table:table-cell>
          <table:table-cell table:formula="of:=IF([.B133]=[.M133]; &quot;&quot;; [.M133]-[.B133])">
            <text:p/>
          </table:table-cell>
          <table:table-cell table:formula="of:=IF([.B133]=[.M133]; &quot;&quot;; (([.M133]-[.B133])/[.B133])*100)">
            <text:p/>
          </table:table-cell>
        </table:table-row>
        <table:table-row table:style-name="ro1"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IF([.B134]=[.E134]; &quot;&quot;; &quot;*&quot;)">
            <text:p/>
          </table:table-cell>
          <table:table-cell table:formula="of:=IF([.B134]=[.E134]; &quot;&quot;; [.E134]-[.B134])">
            <text:p/>
          </table:table-cell>
          <table:table-cell table:formula="of:=IF([.B134]=[.E134]; &quot;&quot;; (([.E134]-[.B134])/[.B134])*100)">
            <text:p/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34]=[.L134]" office:value-type="boolean" office:boolean-value="true" calcext:value-type="boolean">
            <text:p>TRUE</text:p>
          </table:table-cell>
          <table:table-cell table:formula="of:=IF([.B134]=[.M134]; &quot;&quot;; &quot;*&quot;)">
            <text:p/>
          </table:table-cell>
          <table:table-cell table:formula="of:=IF([.B134]=[.M134]; &quot;&quot;; [.M134]-[.B134])">
            <text:p/>
          </table:table-cell>
          <table:table-cell table:formula="of:=IF([.B134]=[.M134]; &quot;&quot;; (([.M134]-[.B134])/[.B134])*100)">
            <text:p/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280" calcext:value-type="float">
            <text:p>4280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IF([.B135]=[.E135]; &quot;&quot;; &quot;*&quot;)" office:value-type="string" office:string-value="*" calcext:value-type="string">
            <text:p>*</text:p>
          </table:table-cell>
          <table:table-cell table:formula="of:=IF([.B135]=[.E135]; &quot;&quot;; [.E135]-[.B135])" office:value-type="float" office:value="80" calcext:value-type="float">
            <text:p>80</text:p>
          </table:table-cell>
          <table:table-cell table:formula="of:=IF([.B135]=[.E135]; &quot;&quot;; (([.E135]-[.B135])/[.B135])*100)" office:value-type="float" office:value="1.90476190476191" calcext:value-type="float">
            <text:p>1.90476190476191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280" calcext:value-type="float">
            <text:p>4280</text:p>
          </table:table-cell>
          <table:table-cell/>
          <table:table-cell table:formula="of:=[.D135]=[.L135]" office:value-type="boolean" office:boolean-value="true" calcext:value-type="boolean">
            <text:p>TRUE</text:p>
          </table:table-cell>
          <table:table-cell table:formula="of:=IF([.B135]=[.M135]; &quot;&quot;; &quot;*&quot;)" office:value-type="string" office:string-value="*" calcext:value-type="string">
            <text:p>*</text:p>
          </table:table-cell>
          <table:table-cell table:formula="of:=IF([.B135]=[.M135]; &quot;&quot;; [.M135]-[.B135])" office:value-type="float" office:value="80" calcext:value-type="float">
            <text:p>80</text:p>
          </table:table-cell>
          <table:table-cell table:formula="of:=IF([.B135]=[.M135]; &quot;&quot;; (([.M135]-[.B135])/[.B135])*100)" office:value-type="float" office:value="1.90476190476191" calcext:value-type="float">
            <text:p>1.90476190476191</text:p>
          </table:table-cell>
        </table:table-row>
        <table:table-row table:style-name="ro1"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IF([.B136]=[.E136]; &quot;&quot;; &quot;*&quot;)">
            <text:p/>
          </table:table-cell>
          <table:table-cell table:formula="of:=IF([.B136]=[.E136]; &quot;&quot;; [.E136]-[.B136])">
            <text:p/>
          </table:table-cell>
          <table:table-cell table:formula="of:=IF([.B136]=[.E136]; &quot;&quot;; (([.E136]-[.B136])/[.B136])*100)">
            <text:p/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136]=[.L136]" office:value-type="boolean" office:boolean-value="true" calcext:value-type="boolean">
            <text:p>TRUE</text:p>
          </table:table-cell>
          <table:table-cell table:formula="of:=IF([.B136]=[.M136]; &quot;&quot;; &quot;*&quot;)">
            <text:p/>
          </table:table-cell>
          <table:table-cell table:formula="of:=IF([.B136]=[.M136]; &quot;&quot;; [.M136]-[.B136])">
            <text:p/>
          </table:table-cell>
          <table:table-cell table:formula="of:=IF([.B136]=[.M136]; &quot;&quot;; (([.M136]-[.B136])/[.B136])*100)">
            <text:p/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IF([.B137]=[.E137]; &quot;&quot;; &quot;*&quot;)">
            <text:p/>
          </table:table-cell>
          <table:table-cell table:formula="of:=IF([.B137]=[.E137]; &quot;&quot;; [.E137]-[.B137])">
            <text:p/>
          </table:table-cell>
          <table:table-cell table:formula="of:=IF([.B137]=[.E137]; &quot;&quot;; (([.E137]-[.B137])/[.B137])*100)">
            <text:p/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37]=[.L137]" office:value-type="boolean" office:boolean-value="true" calcext:value-type="boolean">
            <text:p>TRUE</text:p>
          </table:table-cell>
          <table:table-cell table:formula="of:=IF([.B137]=[.M137]; &quot;&quot;; &quot;*&quot;)">
            <text:p/>
          </table:table-cell>
          <table:table-cell table:formula="of:=IF([.B137]=[.M137]; &quot;&quot;; [.M137]-[.B137])">
            <text:p/>
          </table:table-cell>
          <table:table-cell table:formula="of:=IF([.B137]=[.M137]; &quot;&quot;; (([.M137]-[.B137])/[.B137])*100)">
            <text:p/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IF([.B138]=[.E138]; &quot;&quot;; &quot;*&quot;)">
            <text:p/>
          </table:table-cell>
          <table:table-cell table:formula="of:=IF([.B138]=[.E138]; &quot;&quot;; [.E138]-[.B138])">
            <text:p/>
          </table:table-cell>
          <table:table-cell table:formula="of:=IF([.B138]=[.E138]; &quot;&quot;; (([.E138]-[.B138])/[.B138])*100)">
            <text:p/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38]=[.L138]" office:value-type="boolean" office:boolean-value="true" calcext:value-type="boolean">
            <text:p>TRUE</text:p>
          </table:table-cell>
          <table:table-cell table:formula="of:=IF([.B138]=[.M138]; &quot;&quot;; &quot;*&quot;)">
            <text:p/>
          </table:table-cell>
          <table:table-cell table:formula="of:=IF([.B138]=[.M138]; &quot;&quot;; [.M138]-[.B138])">
            <text:p/>
          </table:table-cell>
          <table:table-cell table:formula="of:=IF([.B138]=[.M138]; &quot;&quot;; (([.M138]-[.B138])/[.B138])*100)">
            <text:p/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2656" calcext:value-type="float">
            <text:p>2656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IF([.B139]=[.E139]; &quot;&quot;; &quot;*&quot;)" office:value-type="string" office:string-value="*" calcext:value-type="string">
            <text:p>*</text:p>
          </table:table-cell>
          <table:table-cell table:formula="of:=IF([.B139]=[.E139]; &quot;&quot;; [.E139]-[.B139])" office:value-type="float" office:value="344" calcext:value-type="float">
            <text:p>344</text:p>
          </table:table-cell>
          <table:table-cell table:formula="of:=IF([.B139]=[.E139]; &quot;&quot;; (([.E139]-[.B139])/[.B139])*100)" office:value-type="float" office:value="14.878892733564" calcext:value-type="float">
            <text:p>14.878892733564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2672" calcext:value-type="float">
            <text:p>2672</text:p>
          </table:table-cell>
          <table:table-cell/>
          <table:table-cell table:formula="of:=[.D139]=[.L139]" office:value-type="boolean" office:boolean-value="true" calcext:value-type="boolean">
            <text:p>TRUE</text:p>
          </table:table-cell>
          <table:table-cell table:formula="of:=IF([.B139]=[.M139]; &quot;&quot;; &quot;*&quot;)" office:value-type="string" office:string-value="*" calcext:value-type="string">
            <text:p>*</text:p>
          </table:table-cell>
          <table:table-cell table:formula="of:=IF([.B139]=[.M139]; &quot;&quot;; [.M139]-[.B139])" office:value-type="float" office:value="360" calcext:value-type="float">
            <text:p>360</text:p>
          </table:table-cell>
          <table:table-cell table:formula="of:=IF([.B139]=[.M139]; &quot;&quot;; (([.M139]-[.B139])/[.B139])*100)" office:value-type="float" office:value="15.5709342560554" calcext:value-type="float">
            <text:p>15.5709342560554</text:p>
          </table:table-cell>
        </table:table-row>
        <table:table-row table:style-name="ro1"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IF([.B140]=[.E140]; &quot;&quot;; &quot;*&quot;)">
            <text:p/>
          </table:table-cell>
          <table:table-cell table:formula="of:=IF([.B140]=[.E140]; &quot;&quot;; [.E140]-[.B140])">
            <text:p/>
          </table:table-cell>
          <table:table-cell table:formula="of:=IF([.B140]=[.E140]; &quot;&quot;; (([.E140]-[.B140])/[.B140])*100)">
            <text:p/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[.D140]=[.L140]" office:value-type="boolean" office:boolean-value="true" calcext:value-type="boolean">
            <text:p>TRUE</text:p>
          </table:table-cell>
          <table:table-cell table:formula="of:=IF([.B140]=[.M140]; &quot;&quot;; &quot;*&quot;)">
            <text:p/>
          </table:table-cell>
          <table:table-cell table:formula="of:=IF([.B140]=[.M140]; &quot;&quot;; [.M140]-[.B140])">
            <text:p/>
          </table:table-cell>
          <table:table-cell table:formula="of:=IF([.B140]=[.M140]; &quot;&quot;; (([.M140]-[.B140])/[.B140])*100)">
            <text:p/>
          </table:table-cell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IF([.B141]=[.E141]; &quot;&quot;; &quot;*&quot;)">
            <text:p/>
          </table:table-cell>
          <table:table-cell table:formula="of:=IF([.B141]=[.E141]; &quot;&quot;; [.E141]-[.B141])">
            <text:p/>
          </table:table-cell>
          <table:table-cell table:formula="of:=IF([.B141]=[.E141]; &quot;&quot;; (([.E141]-[.B141])/[.B141])*100)">
            <text:p/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41]=[.L141]" office:value-type="boolean" office:boolean-value="true" calcext:value-type="boolean">
            <text:p>TRUE</text:p>
          </table:table-cell>
          <table:table-cell table:formula="of:=IF([.B141]=[.M141]; &quot;&quot;; &quot;*&quot;)">
            <text:p/>
          </table:table-cell>
          <table:table-cell table:formula="of:=IF([.B141]=[.M141]; &quot;&quot;; [.M141]-[.B141])">
            <text:p/>
          </table:table-cell>
          <table:table-cell table:formula="of:=IF([.B141]=[.M141]; &quot;&quot;; (([.M141]-[.B141])/[.B141])*100)">
            <text:p/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IF([.B142]=[.E142]; &quot;&quot;; &quot;*&quot;)">
            <text:p/>
          </table:table-cell>
          <table:table-cell table:formula="of:=IF([.B142]=[.E142]; &quot;&quot;; [.E142]-[.B142])">
            <text:p/>
          </table:table-cell>
          <table:table-cell table:formula="of:=IF([.B142]=[.E142]; &quot;&quot;; (([.E142]-[.B142])/[.B142])*100)">
            <text:p/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D142]=[.L142]" office:value-type="boolean" office:boolean-value="true" calcext:value-type="boolean">
            <text:p>TRUE</text:p>
          </table:table-cell>
          <table:table-cell table:formula="of:=IF([.B142]=[.M142]; &quot;&quot;; &quot;*&quot;)">
            <text:p/>
          </table:table-cell>
          <table:table-cell table:formula="of:=IF([.B142]=[.M142]; &quot;&quot;; [.M142]-[.B142])">
            <text:p/>
          </table:table-cell>
          <table:table-cell table:formula="of:=IF([.B142]=[.M142]; &quot;&quot;; (([.M142]-[.B142])/[.B142])*100)">
            <text:p/>
          </table:table-cell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2824" calcext:value-type="float">
            <text:p>2824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IF([.B143]=[.E143]; &quot;&quot;; &quot;*&quot;)" office:value-type="string" office:string-value="*" calcext:value-type="string">
            <text:p>*</text:p>
          </table:table-cell>
          <table:table-cell table:formula="of:=IF([.B143]=[.E143]; &quot;&quot;; [.E143]-[.B143])" office:value-type="float" office:value="32" calcext:value-type="float">
            <text:p>32</text:p>
          </table:table-cell>
          <table:table-cell table:formula="of:=IF([.B143]=[.E143]; &quot;&quot;; (([.E143]-[.B143])/[.B143])*100)" office:value-type="float" office:value="1.14613180515759" calcext:value-type="float">
            <text:p>1.14613180515759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2840" calcext:value-type="float">
            <text:p>2840</text:p>
          </table:table-cell>
          <table:table-cell/>
          <table:table-cell table:formula="of:=[.D143]=[.L143]" office:value-type="boolean" office:boolean-value="true" calcext:value-type="boolean">
            <text:p>TRUE</text:p>
          </table:table-cell>
          <table:table-cell table:formula="of:=IF([.B143]=[.M143]; &quot;&quot;; &quot;*&quot;)" office:value-type="string" office:string-value="*" calcext:value-type="string">
            <text:p>*</text:p>
          </table:table-cell>
          <table:table-cell table:formula="of:=IF([.B143]=[.M143]; &quot;&quot;; [.M143]-[.B143])" office:value-type="float" office:value="48" calcext:value-type="float">
            <text:p>48</text:p>
          </table:table-cell>
          <table:table-cell table:formula="of:=IF([.B143]=[.M143]; &quot;&quot;; (([.M143]-[.B143])/[.B143])*100)" office:value-type="float" office:value="1.71919770773639" calcext:value-type="float">
            <text:p>1.71919770773639</text:p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IF([.B144]=[.E144]; &quot;&quot;; &quot;*&quot;)">
            <text:p/>
          </table:table-cell>
          <table:table-cell table:formula="of:=IF([.B144]=[.E144]; &quot;&quot;; [.E144]-[.B144])">
            <text:p/>
          </table:table-cell>
          <table:table-cell table:formula="of:=IF([.B144]=[.E144]; &quot;&quot;; (([.E144]-[.B144])/[.B144])*100)">
            <text:p/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144]=[.L144]" office:value-type="boolean" office:boolean-value="true" calcext:value-type="boolean">
            <text:p>TRUE</text:p>
          </table:table-cell>
          <table:table-cell table:formula="of:=IF([.B144]=[.M144]; &quot;&quot;; &quot;*&quot;)">
            <text:p/>
          </table:table-cell>
          <table:table-cell table:formula="of:=IF([.B144]=[.M144]; &quot;&quot;; [.M144]-[.B144])">
            <text:p/>
          </table:table-cell>
          <table:table-cell table:formula="of:=IF([.B144]=[.M144]; &quot;&quot;; (([.M144]-[.B144])/[.B144])*100)">
            <text:p/>
          </table:table-cell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IF([.B145]=[.E145]; &quot;&quot;; &quot;*&quot;)">
            <text:p/>
          </table:table-cell>
          <table:table-cell table:formula="of:=IF([.B145]=[.E145]; &quot;&quot;; [.E145]-[.B145])">
            <text:p/>
          </table:table-cell>
          <table:table-cell table:formula="of:=IF([.B145]=[.E145]; &quot;&quot;; (([.E145]-[.B145])/[.B145])*100)">
            <text:p/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45]=[.L145]" office:value-type="boolean" office:boolean-value="true" calcext:value-type="boolean">
            <text:p>TRUE</text:p>
          </table:table-cell>
          <table:table-cell table:formula="of:=IF([.B145]=[.M145]; &quot;&quot;; &quot;*&quot;)">
            <text:p/>
          </table:table-cell>
          <table:table-cell table:formula="of:=IF([.B145]=[.M145]; &quot;&quot;; [.M145]-[.B145])">
            <text:p/>
          </table:table-cell>
          <table:table-cell table:formula="of:=IF([.B145]=[.M145]; &quot;&quot;; (([.M145]-[.B145])/[.B145])*100)">
            <text:p/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IF([.B146]=[.E146]; &quot;&quot;; &quot;*&quot;)">
            <text:p/>
          </table:table-cell>
          <table:table-cell table:formula="of:=IF([.B146]=[.E146]; &quot;&quot;; [.E146]-[.B146])">
            <text:p/>
          </table:table-cell>
          <table:table-cell table:formula="of:=IF([.B146]=[.E146]; &quot;&quot;; (([.E146]-[.B146])/[.B146])*100)">
            <text:p/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D146]=[.L146]" office:value-type="boolean" office:boolean-value="true" calcext:value-type="boolean">
            <text:p>TRUE</text:p>
          </table:table-cell>
          <table:table-cell table:formula="of:=IF([.B146]=[.M146]; &quot;&quot;; &quot;*&quot;)">
            <text:p/>
          </table:table-cell>
          <table:table-cell table:formula="of:=IF([.B146]=[.M146]; &quot;&quot;; [.M146]-[.B146])">
            <text:p/>
          </table:table-cell>
          <table:table-cell table:formula="of:=IF([.B146]=[.M146]; &quot;&quot;; (([.M146]-[.B146])/[.B146])*100)">
            <text:p/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IF([.B147]=[.E147]; &quot;&quot;; &quot;*&quot;)" office:value-type="string" office:string-value="*" calcext:value-type="string">
            <text:p>*</text:p>
          </table:table-cell>
          <table:table-cell table:formula="of:=IF([.B147]=[.E147]; &quot;&quot;; [.E147]-[.B147])" office:value-type="float" office:value="32" calcext:value-type="float">
            <text:p>32</text:p>
          </table:table-cell>
          <table:table-cell table:formula="of:=IF([.B147]=[.E147]; &quot;&quot;; (([.E147]-[.B147])/[.B147])*100)" office:value-type="float" office:value="10" calcext:value-type="float">
            <text:p>10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D147]=[.L147]" office:value-type="boolean" office:boolean-value="true" calcext:value-type="boolean">
            <text:p>TRUE</text:p>
          </table:table-cell>
          <table:table-cell table:formula="of:=IF([.B147]=[.M147]; &quot;&quot;; &quot;*&quot;)" office:value-type="string" office:string-value="*" calcext:value-type="string">
            <text:p>*</text:p>
          </table:table-cell>
          <table:table-cell table:formula="of:=IF([.B147]=[.M147]; &quot;&quot;; [.M147]-[.B147])" office:value-type="float" office:value="16" calcext:value-type="float">
            <text:p>16</text:p>
          </table:table-cell>
          <table:table-cell table:formula="of:=IF([.B147]=[.M147]; &quot;&quot;; (([.M147]-[.B147])/[.B147])*10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IF([.B148]=[.E148]; &quot;&quot;; &quot;*&quot;)" office:value-type="string" office:string-value="*" calcext:value-type="string">
            <text:p>*</text:p>
          </table:table-cell>
          <table:table-cell table:formula="of:=IF([.B148]=[.E148]; &quot;&quot;; [.E148]-[.B148])" office:value-type="float" office:value="176" calcext:value-type="float">
            <text:p>176</text:p>
          </table:table-cell>
          <table:table-cell table:formula="of:=IF([.B148]=[.E148]; &quot;&quot;; (([.E148]-[.B148])/[.B148])*100)" office:value-type="float" office:value="17.0542635658915" calcext:value-type="float">
            <text:p>17.0542635658915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D148]=[.L148]" office:value-type="boolean" office:boolean-value="true" calcext:value-type="boolean">
            <text:p>TRUE</text:p>
          </table:table-cell>
          <table:table-cell table:formula="of:=IF([.B148]=[.M148]; &quot;&quot;; &quot;*&quot;)" office:value-type="string" office:string-value="*" calcext:value-type="string">
            <text:p>*</text:p>
          </table:table-cell>
          <table:table-cell table:formula="of:=IF([.B148]=[.M148]; &quot;&quot;; [.M148]-[.B148])" office:value-type="float" office:value="176" calcext:value-type="float">
            <text:p>176</text:p>
          </table:table-cell>
          <table:table-cell table:formula="of:=IF([.B148]=[.M148]; &quot;&quot;; (([.M148]-[.B148])/[.B148])*100)" office:value-type="float" office:value="17.0542635658915" calcext:value-type="float">
            <text:p>17.0542635658915</text:p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IF([.B149]=[.E149]; &quot;&quot;; &quot;*&quot;)">
            <text:p/>
          </table:table-cell>
          <table:table-cell table:formula="of:=IF([.B149]=[.E149]; &quot;&quot;; [.E149]-[.B149])">
            <text:p/>
          </table:table-cell>
          <table:table-cell table:formula="of:=IF([.B149]=[.E149]; &quot;&quot;; (([.E149]-[.B149])/[.B149])*100)">
            <text:p/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D149]=[.L149]" office:value-type="boolean" office:boolean-value="true" calcext:value-type="boolean">
            <text:p>TRUE</text:p>
          </table:table-cell>
          <table:table-cell table:formula="of:=IF([.B149]=[.M149]; &quot;&quot;; &quot;*&quot;)">
            <text:p/>
          </table:table-cell>
          <table:table-cell table:formula="of:=IF([.B149]=[.M149]; &quot;&quot;; [.M149]-[.B149])">
            <text:p/>
          </table:table-cell>
          <table:table-cell table:formula="of:=IF([.B149]=[.M149]; &quot;&quot;; (([.M149]-[.B149])/[.B149])*100)">
            <text:p/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IF([.B150]=[.E150]; &quot;&quot;; &quot;*&quot;)">
            <text:p/>
          </table:table-cell>
          <table:table-cell table:formula="of:=IF([.B150]=[.E150]; &quot;&quot;; [.E150]-[.B150])">
            <text:p/>
          </table:table-cell>
          <table:table-cell table:formula="of:=IF([.B150]=[.E150]; &quot;&quot;; (([.E150]-[.B150])/[.B150])*100)">
            <text:p/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D150]=[.L150]" office:value-type="boolean" office:boolean-value="true" calcext:value-type="boolean">
            <text:p>TRUE</text:p>
          </table:table-cell>
          <table:table-cell table:formula="of:=IF([.B150]=[.M150]; &quot;&quot;; &quot;*&quot;)">
            <text:p/>
          </table:table-cell>
          <table:table-cell table:formula="of:=IF([.B150]=[.M150]; &quot;&quot;; [.M150]-[.B150])">
            <text:p/>
          </table:table-cell>
          <table:table-cell table:formula="of:=IF([.B150]=[.M150]; &quot;&quot;; (([.M150]-[.B150])/[.B150])*100)">
            <text:p/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160" calcext:value-type="float">
            <text:p>3160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272" calcext:value-type="float">
            <text:p>3272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IF([.B151]=[.E151]; &quot;&quot;; &quot;*&quot;)" office:value-type="string" office:string-value="*" calcext:value-type="string">
            <text:p>*</text:p>
          </table:table-cell>
          <table:table-cell table:formula="of:=IF([.B151]=[.E151]; &quot;&quot;; [.E151]-[.B151])" office:value-type="float" office:value="112" calcext:value-type="float">
            <text:p>112</text:p>
          </table:table-cell>
          <table:table-cell table:formula="of:=IF([.B151]=[.E151]; &quot;&quot;; (([.E151]-[.B151])/[.B151])*100)" office:value-type="float" office:value="3.54430379746835" calcext:value-type="float">
            <text:p>3.54430379746835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272" calcext:value-type="float">
            <text:p>3272</text:p>
          </table:table-cell>
          <table:table-cell/>
          <table:table-cell table:formula="of:=[.D151]=[.L151]" office:value-type="boolean" office:boolean-value="true" calcext:value-type="boolean">
            <text:p>TRUE</text:p>
          </table:table-cell>
          <table:table-cell table:formula="of:=IF([.B151]=[.M151]; &quot;&quot;; &quot;*&quot;)" office:value-type="string" office:string-value="*" calcext:value-type="string">
            <text:p>*</text:p>
          </table:table-cell>
          <table:table-cell table:formula="of:=IF([.B151]=[.M151]; &quot;&quot;; [.M151]-[.B151])" office:value-type="float" office:value="112" calcext:value-type="float">
            <text:p>112</text:p>
          </table:table-cell>
          <table:table-cell table:formula="of:=IF([.B151]=[.M151]; &quot;&quot;; (([.M151]-[.B151])/[.B151])*100)" office:value-type="float" office:value="3.54430379746835" calcext:value-type="float">
            <text:p>3.54430379746835</text:p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IF([.B152]=[.E152]; &quot;&quot;; &quot;*&quot;)">
            <text:p/>
          </table:table-cell>
          <table:table-cell table:formula="of:=IF([.B152]=[.E152]; &quot;&quot;; [.E152]-[.B152])">
            <text:p/>
          </table:table-cell>
          <table:table-cell table:formula="of:=IF([.B152]=[.E152]; &quot;&quot;; (([.E152]-[.B152])/[.B152])*100)">
            <text:p/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152]=[.L152]" office:value-type="boolean" office:boolean-value="true" calcext:value-type="boolean">
            <text:p>TRUE</text:p>
          </table:table-cell>
          <table:table-cell table:formula="of:=IF([.B152]=[.M152]; &quot;&quot;; &quot;*&quot;)">
            <text:p/>
          </table:table-cell>
          <table:table-cell table:formula="of:=IF([.B152]=[.M152]; &quot;&quot;; [.M152]-[.B152])">
            <text:p/>
          </table:table-cell>
          <table:table-cell table:formula="of:=IF([.B152]=[.M152]; &quot;&quot;; (([.M152]-[.B152])/[.B152])*100)">
            <text:p/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IF([.B153]=[.E153]; &quot;&quot;; &quot;*&quot;)">
            <text:p/>
          </table:table-cell>
          <table:table-cell table:formula="of:=IF([.B153]=[.E153]; &quot;&quot;; [.E153]-[.B153])">
            <text:p/>
          </table:table-cell>
          <table:table-cell table:formula="of:=IF([.B153]=[.E153]; &quot;&quot;; (([.E153]-[.B153])/[.B153])*100)">
            <text:p/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153]=[.L153]" office:value-type="boolean" office:boolean-value="true" calcext:value-type="boolean">
            <text:p>TRUE</text:p>
          </table:table-cell>
          <table:table-cell table:formula="of:=IF([.B153]=[.M153]; &quot;&quot;; &quot;*&quot;)">
            <text:p/>
          </table:table-cell>
          <table:table-cell table:formula="of:=IF([.B153]=[.M153]; &quot;&quot;; [.M153]-[.B153])">
            <text:p/>
          </table:table-cell>
          <table:table-cell table:formula="of:=IF([.B153]=[.M153]; &quot;&quot;; (([.M153]-[.B153])/[.B153])*100)">
            <text:p/>
          </table:table-cell>
        </table:table-row>
        <table:table-row table:style-name="ro1">
          <table:table-cell office:value-type="string" calcext:value-type="string">
            <text:p>language/gtf_intrinsic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IF([.B154]=[.E154]; &quot;&quot;; &quot;*&quot;)" office:value-type="string" office:string-value="*" calcext:value-type="string">
            <text:p>*</text:p>
          </table:table-cell>
          <table:table-cell table:formula="of:=IF([.B154]=[.E154]; &quot;&quot;; [.E154]-[.B154])" office:value-type="float" office:value="48" calcext:value-type="float">
            <text:p>48</text:p>
          </table:table-cell>
          <table:table-cell table:formula="of:=IF([.B154]=[.E154]; &quot;&quot;; (([.E154]-[.B154])/[.B154])*100)" office:value-type="float" office:value="13.6363636363636" calcext:value-type="float">
            <text:p>13.6363636363636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54]=[.L154]" office:value-type="boolean" office:boolean-value="true" calcext:value-type="boolean">
            <text:p>TRUE</text:p>
          </table:table-cell>
          <table:table-cell table:formula="of:=IF([.B154]=[.M154]; &quot;&quot;; &quot;*&quot;)" office:value-type="string" office:string-value="*" calcext:value-type="string">
            <text:p>*</text:p>
          </table:table-cell>
          <table:table-cell table:formula="of:=IF([.B154]=[.M154]; &quot;&quot;; [.M154]-[.B154])" office:value-type="float" office:value="48" calcext:value-type="float">
            <text:p>48</text:p>
          </table:table-cell>
          <table:table-cell table:formula="of:=IF([.B154]=[.M154]; &quot;&quot;; (([.M154]-[.B154])/[.B154])*100)" office:value-type="float" office:value="13.6363636363636" calcext:value-type="float">
            <text:p>13.6363636363636</text:p>
          </table:table-cell>
        </table:table-row>
        <table:table-row table:style-name="ro1"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IF([.B155]=[.E155]; &quot;&quot;; &quot;*&quot;)">
            <text:p/>
          </table:table-cell>
          <table:table-cell table:formula="of:=IF([.B155]=[.E155]; &quot;&quot;; [.E155]-[.B155])">
            <text:p/>
          </table:table-cell>
          <table:table-cell table:formula="of:=IF([.B155]=[.E155]; &quot;&quot;; (([.E155]-[.B155])/[.B155])*100)">
            <text:p/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D155]=[.L155]" office:value-type="boolean" office:boolean-value="true" calcext:value-type="boolean">
            <text:p>TRUE</text:p>
          </table:table-cell>
          <table:table-cell table:formula="of:=IF([.B155]=[.M155]; &quot;&quot;; &quot;*&quot;)">
            <text:p/>
          </table:table-cell>
          <table:table-cell table:formula="of:=IF([.B155]=[.M155]; &quot;&quot;; [.M155]-[.B155])">
            <text:p/>
          </table:table-cell>
          <table:table-cell table:formula="of:=IF([.B155]=[.M155]; &quot;&quot;; (([.M155]-[.B155])/[.B155])*100)">
            <text:p/>
          </table:table-cell>
        </table:table-row>
        <table:table-row table:style-name="ro1"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IF([.B156]=[.E156]; &quot;&quot;; &quot;*&quot;)">
            <text:p/>
          </table:table-cell>
          <table:table-cell table:formula="of:=IF([.B156]=[.E156]; &quot;&quot;; [.E156]-[.B156])">
            <text:p/>
          </table:table-cell>
          <table:table-cell table:formula="of:=IF([.B156]=[.E156]; &quot;&quot;; (([.E156]-[.B156])/[.B156])*100)">
            <text:p/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6]=[.L156]" office:value-type="boolean" office:boolean-value="true" calcext:value-type="boolean">
            <text:p>TRUE</text:p>
          </table:table-cell>
          <table:table-cell table:formula="of:=IF([.B156]=[.M156]; &quot;&quot;; &quot;*&quot;)">
            <text:p/>
          </table:table-cell>
          <table:table-cell table:formula="of:=IF([.B156]=[.M156]; &quot;&quot;; [.M156]-[.B156])">
            <text:p/>
          </table:table-cell>
          <table:table-cell table:formula="of:=IF([.B156]=[.M156]; &quot;&quot;; (([.M156]-[.B156])/[.B156])*100)">
            <text:p/>
          </table:table-cell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IF([.B157]=[.E157]; &quot;&quot;; &quot;*&quot;)">
            <text:p/>
          </table:table-cell>
          <table:table-cell table:formula="of:=IF([.B157]=[.E157]; &quot;&quot;; [.E157]-[.B157])">
            <text:p/>
          </table:table-cell>
          <table:table-cell table:formula="of:=IF([.B157]=[.E157]; &quot;&quot;; (([.E157]-[.B157])/[.B157])*100)">
            <text:p/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57]=[.L157]" office:value-type="boolean" office:boolean-value="true" calcext:value-type="boolean">
            <text:p>TRUE</text:p>
          </table:table-cell>
          <table:table-cell table:formula="of:=IF([.B157]=[.M157]; &quot;&quot;; &quot;*&quot;)">
            <text:p/>
          </table:table-cell>
          <table:table-cell table:formula="of:=IF([.B157]=[.M157]; &quot;&quot;; [.M157]-[.B157])">
            <text:p/>
          </table:table-cell>
          <table:table-cell table:formula="of:=IF([.B157]=[.M157]; &quot;&quot;; (([.M157]-[.B157])/[.B157])*100)">
            <text:p/>
          </table:table-cell>
        </table:table-row>
        <table:table-row table:style-name="ro1"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IF([.B158]=[.E158]; &quot;&quot;; &quot;*&quot;)">
            <text:p/>
          </table:table-cell>
          <table:table-cell table:formula="of:=IF([.B158]=[.E158]; &quot;&quot;; [.E158]-[.B158])">
            <text:p/>
          </table:table-cell>
          <table:table-cell table:formula="of:=IF([.B158]=[.E158]; &quot;&quot;; (([.E158]-[.B158])/[.B158])*100)">
            <text:p/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58]=[.L158]" office:value-type="boolean" office:boolean-value="true" calcext:value-type="boolean">
            <text:p>TRUE</text:p>
          </table:table-cell>
          <table:table-cell table:formula="of:=IF([.B158]=[.M158]; &quot;&quot;; &quot;*&quot;)">
            <text:p/>
          </table:table-cell>
          <table:table-cell table:formula="of:=IF([.B158]=[.M158]; &quot;&quot;; [.M158]-[.B158])">
            <text:p/>
          </table:table-cell>
          <table:table-cell table:formula="of:=IF([.B158]=[.M158]; &quot;&quot;; (([.M158]-[.B158])/[.B158])*100)">
            <text:p/>
          </table:table-cell>
        </table:table-row>
        <table:table-row table:style-name="ro1"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IF([.B159]=[.E159]; &quot;&quot;; &quot;*&quot;)">
            <text:p/>
          </table:table-cell>
          <table:table-cell table:formula="of:=IF([.B159]=[.E159]; &quot;&quot;; [.E159]-[.B159])">
            <text:p/>
          </table:table-cell>
          <table:table-cell table:formula="of:=IF([.B159]=[.E159]; &quot;&quot;; (([.E159]-[.B159])/[.B159])*100)">
            <text:p/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59]=[.L159]" office:value-type="boolean" office:boolean-value="true" calcext:value-type="boolean">
            <text:p>TRUE</text:p>
          </table:table-cell>
          <table:table-cell table:formula="of:=IF([.B159]=[.M159]; &quot;&quot;; &quot;*&quot;)">
            <text:p/>
          </table:table-cell>
          <table:table-cell table:formula="of:=IF([.B159]=[.M159]; &quot;&quot;; [.M159]-[.B159])">
            <text:p/>
          </table:table-cell>
          <table:table-cell table:formula="of:=IF([.B159]=[.M159]; &quot;&quot;; (([.M159]-[.B159])/[.B159])*100)">
            <text:p/>
          </table:table-cell>
        </table:table-row>
        <table:table-row table:style-name="ro1"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IF([.B160]=[.E160]; &quot;&quot;; &quot;*&quot;)">
            <text:p/>
          </table:table-cell>
          <table:table-cell table:formula="of:=IF([.B160]=[.E160]; &quot;&quot;; [.E160]-[.B160])">
            <text:p/>
          </table:table-cell>
          <table:table-cell table:formula="of:=IF([.B160]=[.E160]; &quot;&quot;; (([.E160]-[.B160])/[.B160])*100)">
            <text:p/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60]=[.L160]" office:value-type="boolean" office:boolean-value="true" calcext:value-type="boolean">
            <text:p>TRUE</text:p>
          </table:table-cell>
          <table:table-cell table:formula="of:=IF([.B160]=[.M160]; &quot;&quot;; &quot;*&quot;)">
            <text:p/>
          </table:table-cell>
          <table:table-cell table:formula="of:=IF([.B160]=[.M160]; &quot;&quot;; [.M160]-[.B160])">
            <text:p/>
          </table:table-cell>
          <table:table-cell table:formula="of:=IF([.B160]=[.M160]; &quot;&quot;; (([.M160]-[.B160])/[.B160])*100)">
            <text:p/>
          </table:table-cell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IF([.B161]=[.E161]; &quot;&quot;; &quot;*&quot;)">
            <text:p/>
          </table:table-cell>
          <table:table-cell table:formula="of:=IF([.B161]=[.E161]; &quot;&quot;; [.E161]-[.B161])">
            <text:p/>
          </table:table-cell>
          <table:table-cell table:formula="of:=IF([.B161]=[.E161]; &quot;&quot;; (([.E161]-[.B161])/[.B161])*100)">
            <text:p/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61]=[.L161]" office:value-type="boolean" office:boolean-value="true" calcext:value-type="boolean">
            <text:p>TRUE</text:p>
          </table:table-cell>
          <table:table-cell table:formula="of:=IF([.B161]=[.M161]; &quot;&quot;; &quot;*&quot;)">
            <text:p/>
          </table:table-cell>
          <table:table-cell table:formula="of:=IF([.B161]=[.M161]; &quot;&quot;; [.M161]-[.B161])">
            <text:p/>
          </table:table-cell>
          <table:table-cell table:formula="of:=IF([.B161]=[.M161]; &quot;&quot;; (([.M161]-[.B161])/[.B161])*100)">
            <text:p/>
          </table:table-cell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IF([.B162]=[.E162]; &quot;&quot;; &quot;*&quot;)">
            <text:p/>
          </table:table-cell>
          <table:table-cell table:formula="of:=IF([.B162]=[.E162]; &quot;&quot;; [.E162]-[.B162])">
            <text:p/>
          </table:table-cell>
          <table:table-cell table:formula="of:=IF([.B162]=[.E162]; &quot;&quot;; (([.E162]-[.B162])/[.B162])*100)">
            <text:p/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62]=[.L162]" office:value-type="boolean" office:boolean-value="true" calcext:value-type="boolean">
            <text:p>TRUE</text:p>
          </table:table-cell>
          <table:table-cell table:formula="of:=IF([.B162]=[.M162]; &quot;&quot;; &quot;*&quot;)">
            <text:p/>
          </table:table-cell>
          <table:table-cell table:formula="of:=IF([.B162]=[.M162]; &quot;&quot;; [.M162]-[.B162])">
            <text:p/>
          </table:table-cell>
          <table:table-cell table:formula="of:=IF([.B162]=[.M162]; &quot;&quot;; (([.M162]-[.B162])/[.B162])*100)">
            <text:p/>
          </table:table-cell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IF([.B163]=[.E163]; &quot;&quot;; &quot;*&quot;)">
            <text:p/>
          </table:table-cell>
          <table:table-cell table:formula="of:=IF([.B163]=[.E163]; &quot;&quot;; [.E163]-[.B163])">
            <text:p/>
          </table:table-cell>
          <table:table-cell table:formula="of:=IF([.B163]=[.E163]; &quot;&quot;; (([.E163]-[.B163])/[.B163])*100)">
            <text:p/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[.D163]=[.L163]" office:value-type="boolean" office:boolean-value="true" calcext:value-type="boolean">
            <text:p>TRUE</text:p>
          </table:table-cell>
          <table:table-cell table:formula="of:=IF([.B163]=[.M163]; &quot;&quot;; &quot;*&quot;)">
            <text:p/>
          </table:table-cell>
          <table:table-cell table:formula="of:=IF([.B163]=[.M163]; &quot;&quot;; [.M163]-[.B163])">
            <text:p/>
          </table:table-cell>
          <table:table-cell table:formula="of:=IF([.B163]=[.M163]; &quot;&quot;; (([.M163]-[.B163])/[.B163])*100)">
            <text:p/>
          </table:table-cell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IF([.B164]=[.E164]; &quot;&quot;; &quot;*&quot;)">
            <text:p/>
          </table:table-cell>
          <table:table-cell table:formula="of:=IF([.B164]=[.E164]; &quot;&quot;; [.E164]-[.B164])">
            <text:p/>
          </table:table-cell>
          <table:table-cell table:formula="of:=IF([.B164]=[.E164]; &quot;&quot;; (([.E164]-[.B164])/[.B164])*100)">
            <text:p/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64]=[.L164]" office:value-type="boolean" office:boolean-value="true" calcext:value-type="boolean">
            <text:p>TRUE</text:p>
          </table:table-cell>
          <table:table-cell table:formula="of:=IF([.B164]=[.M164]; &quot;&quot;; &quot;*&quot;)">
            <text:p/>
          </table:table-cell>
          <table:table-cell table:formula="of:=IF([.B164]=[.M164]; &quot;&quot;; [.M164]-[.B164])">
            <text:p/>
          </table:table-cell>
          <table:table-cell table:formula="of:=IF([.B164]=[.M164]; &quot;&quot;; (([.M164]-[.B164])/[.B164])*100)">
            <text:p/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536" calcext:value-type="float">
            <text:p>2536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IF([.B165]=[.E165]; &quot;&quot;; &quot;*&quot;)" office:value-type="string" office:string-value="*" calcext:value-type="string">
            <text:p>*</text:p>
          </table:table-cell>
          <table:table-cell table:formula="of:=IF([.B165]=[.E165]; &quot;&quot;; [.E165]-[.B165])" office:value-type="float" office:value="24" calcext:value-type="float">
            <text:p>24</text:p>
          </table:table-cell>
          <table:table-cell table:formula="of:=IF([.B165]=[.E165]; &quot;&quot;; (([.E165]-[.B165])/[.B165])*100)" office:value-type="float" office:value="0.946372239747634" calcext:value-type="float">
            <text:p>0.946372239747634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D165]=[.L165]" office:value-type="boolean" office:boolean-value="true" calcext:value-type="boolean">
            <text:p>TRUE</text:p>
          </table:table-cell>
          <table:table-cell table:formula="of:=IF([.B165]=[.M165]; &quot;&quot;; &quot;*&quot;)" office:value-type="string" office:string-value="*" calcext:value-type="string">
            <text:p>*</text:p>
          </table:table-cell>
          <table:table-cell table:formula="of:=IF([.B165]=[.M165]; &quot;&quot;; [.M165]-[.B165])" office:value-type="float" office:value="24" calcext:value-type="float">
            <text:p>24</text:p>
          </table:table-cell>
          <table:table-cell table:formula="of:=IF([.B165]=[.M165]; &quot;&quot;; (([.M165]-[.B165])/[.B165])*100)" office:value-type="float" office:value="0.946372239747634" calcext:value-type="float">
            <text:p>0.946372239747634</text:p>
          </table:table-cell>
        </table:table-row>
        <table:table-row table:style-name="ro1"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IF([.B166]=[.E166]; &quot;&quot;; &quot;*&quot;)">
            <text:p/>
          </table:table-cell>
          <table:table-cell table:formula="of:=IF([.B166]=[.E166]; &quot;&quot;; [.E166]-[.B166])">
            <text:p/>
          </table:table-cell>
          <table:table-cell table:formula="of:=IF([.B166]=[.E166]; &quot;&quot;; (([.E166]-[.B166])/[.B166])*100)">
            <text:p/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D166]=[.L166]" office:value-type="boolean" office:boolean-value="true" calcext:value-type="boolean">
            <text:p>TRUE</text:p>
          </table:table-cell>
          <table:table-cell table:formula="of:=IF([.B166]=[.M166]; &quot;&quot;; &quot;*&quot;)">
            <text:p/>
          </table:table-cell>
          <table:table-cell table:formula="of:=IF([.B166]=[.M166]; &quot;&quot;; [.M166]-[.B166])">
            <text:p/>
          </table:table-cell>
          <table:table-cell table:formula="of:=IF([.B166]=[.M166]; &quot;&quot;; (([.M166]-[.B166])/[.B166])*100)">
            <text:p/>
          </table:table-cell>
        </table:table-row>
        <table:table-row table:style-name="ro1"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IF([.B167]=[.E167]; &quot;&quot;; &quot;*&quot;)">
            <text:p/>
          </table:table-cell>
          <table:table-cell table:formula="of:=IF([.B167]=[.E167]; &quot;&quot;; [.E167]-[.B167])">
            <text:p/>
          </table:table-cell>
          <table:table-cell table:formula="of:=IF([.B167]=[.E167]; &quot;&quot;; (([.E167]-[.B167])/[.B167])*100)">
            <text:p/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67]=[.L167]" office:value-type="boolean" office:boolean-value="true" calcext:value-type="boolean">
            <text:p>TRUE</text:p>
          </table:table-cell>
          <table:table-cell table:formula="of:=IF([.B167]=[.M167]; &quot;&quot;; &quot;*&quot;)">
            <text:p/>
          </table:table-cell>
          <table:table-cell table:formula="of:=IF([.B167]=[.M167]; &quot;&quot;; [.M167]-[.B167])">
            <text:p/>
          </table:table-cell>
          <table:table-cell table:formula="of:=IF([.B167]=[.M167]; &quot;&quot;; (([.M167]-[.B167])/[.B167])*100)">
            <text:p/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IF([.B168]=[.E168]; &quot;&quot;; &quot;*&quot;)">
            <text:p/>
          </table:table-cell>
          <table:table-cell table:formula="of:=IF([.B168]=[.E168]; &quot;&quot;; [.E168]-[.B168])">
            <text:p/>
          </table:table-cell>
          <table:table-cell table:formula="of:=IF([.B168]=[.E168]; &quot;&quot;; (([.E168]-[.B168])/[.B168])*100)">
            <text:p/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[.D168]=[.L168]" office:value-type="boolean" office:boolean-value="true" calcext:value-type="boolean">
            <text:p>TRUE</text:p>
          </table:table-cell>
          <table:table-cell table:formula="of:=IF([.B168]=[.M168]; &quot;&quot;; &quot;*&quot;)">
            <text:p/>
          </table:table-cell>
          <table:table-cell table:formula="of:=IF([.B168]=[.M168]; &quot;&quot;; [.M168]-[.B168])">
            <text:p/>
          </table:table-cell>
          <table:table-cell table:formula="of:=IF([.B168]=[.M168]; &quot;&quot;; (([.M168]-[.B168])/[.B168])*100)">
            <text:p/>
          </table:table-cell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IF([.B169]=[.E169]; &quot;&quot;; &quot;*&quot;)">
            <text:p/>
          </table:table-cell>
          <table:table-cell table:formula="of:=IF([.B169]=[.E169]; &quot;&quot;; [.E169]-[.B169])">
            <text:p/>
          </table:table-cell>
          <table:table-cell table:formula="of:=IF([.B169]=[.E169]; &quot;&quot;; (([.E169]-[.B169])/[.B169])*100)">
            <text:p/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D169]=[.L169]" office:value-type="boolean" office:boolean-value="true" calcext:value-type="boolean">
            <text:p>TRUE</text:p>
          </table:table-cell>
          <table:table-cell table:formula="of:=IF([.B169]=[.M169]; &quot;&quot;; &quot;*&quot;)">
            <text:p/>
          </table:table-cell>
          <table:table-cell table:formula="of:=IF([.B169]=[.M169]; &quot;&quot;; [.M169]-[.B169])">
            <text:p/>
          </table:table-cell>
          <table:table-cell table:formula="of:=IF([.B169]=[.M169]; &quot;&quot;; (([.M169]-[.B169])/[.B169])*100)">
            <text:p/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IF([.B170]=[.E170]; &quot;&quot;; &quot;*&quot;)">
            <text:p/>
          </table:table-cell>
          <table:table-cell table:formula="of:=IF([.B170]=[.E170]; &quot;&quot;; [.E170]-[.B170])">
            <text:p/>
          </table:table-cell>
          <table:table-cell table:formula="of:=IF([.B170]=[.E170]; &quot;&quot;; (([.E170]-[.B170])/[.B170])*100)">
            <text:p/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D170]=[.L170]" office:value-type="boolean" office:boolean-value="true" calcext:value-type="boolean">
            <text:p>TRUE</text:p>
          </table:table-cell>
          <table:table-cell table:formula="of:=IF([.B170]=[.M170]; &quot;&quot;; &quot;*&quot;)">
            <text:p/>
          </table:table-cell>
          <table:table-cell table:formula="of:=IF([.B170]=[.M170]; &quot;&quot;; [.M170]-[.B170])">
            <text:p/>
          </table:table-cell>
          <table:table-cell table:formula="of:=IF([.B170]=[.M170]; &quot;&quot;; (([.M170]-[.B170])/[.B170])*100)">
            <text:p/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IF([.B171]=[.E171]; &quot;&quot;; &quot;*&quot;)">
            <text:p/>
          </table:table-cell>
          <table:table-cell table:formula="of:=IF([.B171]=[.E171]; &quot;&quot;; [.E171]-[.B171])">
            <text:p/>
          </table:table-cell>
          <table:table-cell table:formula="of:=IF([.B171]=[.E171]; &quot;&quot;; (([.E171]-[.B171])/[.B171])*100)">
            <text:p/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71]=[.L171]" office:value-type="boolean" office:boolean-value="true" calcext:value-type="boolean">
            <text:p>TRUE</text:p>
          </table:table-cell>
          <table:table-cell table:formula="of:=IF([.B171]=[.M171]; &quot;&quot;; &quot;*&quot;)">
            <text:p/>
          </table:table-cell>
          <table:table-cell table:formula="of:=IF([.B171]=[.M171]; &quot;&quot;; [.M171]-[.B171])">
            <text:p/>
          </table:table-cell>
          <table:table-cell table:formula="of:=IF([.B171]=[.M171]; &quot;&quot;; (([.M171]-[.B171])/[.B171])*100)">
            <text:p/>
          </table:table-cell>
        </table:table-row>
        <table:table-row table:style-name="ro1"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IF([.B172]=[.E172]; &quot;&quot;; &quot;*&quot;)">
            <text:p/>
          </table:table-cell>
          <table:table-cell table:formula="of:=IF([.B172]=[.E172]; &quot;&quot;; [.E172]-[.B172])">
            <text:p/>
          </table:table-cell>
          <table:table-cell table:formula="of:=IF([.B172]=[.E172]; &quot;&quot;; (([.E172]-[.B172])/[.B172])*100)">
            <text:p/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D172]=[.L172]" office:value-type="boolean" office:boolean-value="true" calcext:value-type="boolean">
            <text:p>TRUE</text:p>
          </table:table-cell>
          <table:table-cell table:formula="of:=IF([.B172]=[.M172]; &quot;&quot;; &quot;*&quot;)">
            <text:p/>
          </table:table-cell>
          <table:table-cell table:formula="of:=IF([.B172]=[.M172]; &quot;&quot;; [.M172]-[.B172])">
            <text:p/>
          </table:table-cell>
          <table:table-cell table:formula="of:=IF([.B172]=[.M172]; &quot;&quot;; (([.M172]-[.B172])/[.B172])*100)">
            <text:p/>
          </table:table-cell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IF([.B173]=[.E173]; &quot;&quot;; &quot;*&quot;)">
            <text:p/>
          </table:table-cell>
          <table:table-cell table:formula="of:=IF([.B173]=[.E173]; &quot;&quot;; [.E173]-[.B173])">
            <text:p/>
          </table:table-cell>
          <table:table-cell table:formula="of:=IF([.B173]=[.E173]; &quot;&quot;; (([.E173]-[.B173])/[.B173])*100)">
            <text:p/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173]=[.L173]" office:value-type="boolean" office:boolean-value="true" calcext:value-type="boolean">
            <text:p>TRUE</text:p>
          </table:table-cell>
          <table:table-cell table:formula="of:=IF([.B173]=[.M173]; &quot;&quot;; &quot;*&quot;)">
            <text:p/>
          </table:table-cell>
          <table:table-cell table:formula="of:=IF([.B173]=[.M173]; &quot;&quot;; [.M173]-[.B173])">
            <text:p/>
          </table:table-cell>
          <table:table-cell table:formula="of:=IF([.B173]=[.M173]; &quot;&quot;; (([.M173]-[.B173])/[.B173])*100)">
            <text:p/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IF([.B174]=[.E174]; &quot;&quot;; &quot;*&quot;)">
            <text:p/>
          </table:table-cell>
          <table:table-cell table:formula="of:=IF([.B174]=[.E174]; &quot;&quot;; [.E174]-[.B174])">
            <text:p/>
          </table:table-cell>
          <table:table-cell table:formula="of:=IF([.B174]=[.E174]; &quot;&quot;; (([.E174]-[.B174])/[.B174])*100)">
            <text:p/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74]=[.L174]" office:value-type="boolean" office:boolean-value="true" calcext:value-type="boolean">
            <text:p>TRUE</text:p>
          </table:table-cell>
          <table:table-cell table:formula="of:=IF([.B174]=[.M174]; &quot;&quot;; &quot;*&quot;)">
            <text:p/>
          </table:table-cell>
          <table:table-cell table:formula="of:=IF([.B174]=[.M174]; &quot;&quot;; [.M174]-[.B174])">
            <text:p/>
          </table:table-cell>
          <table:table-cell table:formula="of:=IF([.B174]=[.M174]; &quot;&quot;; (([.M174]-[.B174])/[.B174])*100)">
            <text:p/>
          </table:table-cell>
        </table:table-row>
        <table:table-row table:style-name="ro1"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IF([.B175]=[.E175]; &quot;&quot;; &quot;*&quot;)">
            <text:p/>
          </table:table-cell>
          <table:table-cell table:formula="of:=IF([.B175]=[.E175]; &quot;&quot;; [.E175]-[.B175])">
            <text:p/>
          </table:table-cell>
          <table:table-cell table:formula="of:=IF([.B175]=[.E175]; &quot;&quot;; (([.E175]-[.B175])/[.B175])*100)">
            <text:p/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175]=[.L175]" office:value-type="boolean" office:boolean-value="true" calcext:value-type="boolean">
            <text:p>TRUE</text:p>
          </table:table-cell>
          <table:table-cell table:formula="of:=IF([.B175]=[.M175]; &quot;&quot;; &quot;*&quot;)">
            <text:p/>
          </table:table-cell>
          <table:table-cell table:formula="of:=IF([.B175]=[.M175]; &quot;&quot;; [.M175]-[.B175])">
            <text:p/>
          </table:table-cell>
          <table:table-cell table:formula="of:=IF([.B175]=[.M175]; &quot;&quot;; (([.M175]-[.B175])/[.B175])*100)">
            <text:p/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IF([.B176]=[.E176]; &quot;&quot;; &quot;*&quot;)">
            <text:p/>
          </table:table-cell>
          <table:table-cell table:formula="of:=IF([.B176]=[.E176]; &quot;&quot;; [.E176]-[.B176])">
            <text:p/>
          </table:table-cell>
          <table:table-cell table:formula="of:=IF([.B176]=[.E176]; &quot;&quot;; (([.E176]-[.B176])/[.B176])*100)">
            <text:p/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76]=[.L176]" office:value-type="boolean" office:boolean-value="true" calcext:value-type="boolean">
            <text:p>TRUE</text:p>
          </table:table-cell>
          <table:table-cell table:formula="of:=IF([.B176]=[.M176]; &quot;&quot;; &quot;*&quot;)">
            <text:p/>
          </table:table-cell>
          <table:table-cell table:formula="of:=IF([.B176]=[.M176]; &quot;&quot;; [.M176]-[.B176])">
            <text:p/>
          </table:table-cell>
          <table:table-cell table:formula="of:=IF([.B176]=[.M176]; &quot;&quot;; (([.M176]-[.B176])/[.B176])*100)">
            <text:p/>
          </table:table-cell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IF([.B177]=[.E177]; &quot;&quot;; &quot;*&quot;)" office:value-type="string" office:string-value="*" calcext:value-type="string">
            <text:p>*</text:p>
          </table:table-cell>
          <table:table-cell table:formula="of:=IF([.B177]=[.E177]; &quot;&quot;; [.E177]-[.B177])" office:value-type="float" office:value="40" calcext:value-type="float">
            <text:p>40</text:p>
          </table:table-cell>
          <table:table-cell table:formula="of:=IF([.B177]=[.E177]; &quot;&quot;; (([.E177]-[.B177])/[.B177])*100)" office:value-type="float" office:value="29.4117647058824" calcext:value-type="float">
            <text:p>29.4117647058824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177]=[.L177]" office:value-type="boolean" office:boolean-value="true" calcext:value-type="boolean">
            <text:p>TRUE</text:p>
          </table:table-cell>
          <table:table-cell table:formula="of:=IF([.B177]=[.M177]; &quot;&quot;; &quot;*&quot;)" office:value-type="string" office:string-value="*" calcext:value-type="string">
            <text:p>*</text:p>
          </table:table-cell>
          <table:table-cell table:formula="of:=IF([.B177]=[.M177]; &quot;&quot;; [.M177]-[.B177])" office:value-type="float" office:value="40" calcext:value-type="float">
            <text:p>40</text:p>
          </table:table-cell>
          <table:table-cell table:formula="of:=IF([.B177]=[.M177]; &quot;&quot;; (([.M177]-[.B177])/[.B177])*100)" office:value-type="float" office:value="29.4117647058824" calcext:value-type="float">
            <text:p>29.4117647058824</text:p>
          </table:table-cell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IF([.B178]=[.E178]; &quot;&quot;; &quot;*&quot;)">
            <text:p/>
          </table:table-cell>
          <table:table-cell table:formula="of:=IF([.B178]=[.E178]; &quot;&quot;; [.E178]-[.B178])">
            <text:p/>
          </table:table-cell>
          <table:table-cell table:formula="of:=IF([.B178]=[.E178]; &quot;&quot;; (([.E178]-[.B178])/[.B178])*100)">
            <text:p/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78]=[.L178]" office:value-type="boolean" office:boolean-value="true" calcext:value-type="boolean">
            <text:p>TRUE</text:p>
          </table:table-cell>
          <table:table-cell table:formula="of:=IF([.B178]=[.M178]; &quot;&quot;; &quot;*&quot;)">
            <text:p/>
          </table:table-cell>
          <table:table-cell table:formula="of:=IF([.B178]=[.M178]; &quot;&quot;; [.M178]-[.B178])">
            <text:p/>
          </table:table-cell>
          <table:table-cell table:formula="of:=IF([.B178]=[.M178]; &quot;&quot;; (([.M178]-[.B178])/[.B178])*100)">
            <text:p/>
          </table:table-cell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IF([.B179]=[.E179]; &quot;&quot;; &quot;*&quot;)">
            <text:p/>
          </table:table-cell>
          <table:table-cell table:formula="of:=IF([.B179]=[.E179]; &quot;&quot;; [.E179]-[.B179])">
            <text:p/>
          </table:table-cell>
          <table:table-cell table:formula="of:=IF([.B179]=[.E179]; &quot;&quot;; (([.E179]-[.B179])/[.B179])*100)">
            <text:p/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79]=[.L179]" office:value-type="boolean" office:boolean-value="true" calcext:value-type="boolean">
            <text:p>TRUE</text:p>
          </table:table-cell>
          <table:table-cell table:formula="of:=IF([.B179]=[.M179]; &quot;&quot;; &quot;*&quot;)">
            <text:p/>
          </table:table-cell>
          <table:table-cell table:formula="of:=IF([.B179]=[.M179]; &quot;&quot;; [.M179]-[.B179])">
            <text:p/>
          </table:table-cell>
          <table:table-cell table:formula="of:=IF([.B179]=[.M179]; &quot;&quot;; (([.M179]-[.B179])/[.B179])*100)">
            <text:p/>
          </table:table-cell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IF([.B180]=[.E180]; &quot;&quot;; &quot;*&quot;)">
            <text:p/>
          </table:table-cell>
          <table:table-cell table:formula="of:=IF([.B180]=[.E180]; &quot;&quot;; [.E180]-[.B180])">
            <text:p/>
          </table:table-cell>
          <table:table-cell table:formula="of:=IF([.B180]=[.E180]; &quot;&quot;; (([.E180]-[.B180])/[.B180])*100)">
            <text:p/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180]=[.L180]" office:value-type="boolean" office:boolean-value="true" calcext:value-type="boolean">
            <text:p>TRUE</text:p>
          </table:table-cell>
          <table:table-cell table:formula="of:=IF([.B180]=[.M180]; &quot;&quot;; &quot;*&quot;)">
            <text:p/>
          </table:table-cell>
          <table:table-cell table:formula="of:=IF([.B180]=[.M180]; &quot;&quot;; [.M180]-[.B180])">
            <text:p/>
          </table:table-cell>
          <table:table-cell table:formula="of:=IF([.B180]=[.M180]; &quot;&quot;; (([.M180]-[.B180])/[.B180])*100)">
            <text:p/>
          </table:table-cell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IF([.B181]=[.E181]; &quot;&quot;; &quot;*&quot;)">
            <text:p/>
          </table:table-cell>
          <table:table-cell table:formula="of:=IF([.B181]=[.E181]; &quot;&quot;; [.E181]-[.B181])">
            <text:p/>
          </table:table-cell>
          <table:table-cell table:formula="of:=IF([.B181]=[.E181]; &quot;&quot;; (([.E181]-[.B181])/[.B181])*100)">
            <text:p/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181]=[.L181]" office:value-type="boolean" office:boolean-value="true" calcext:value-type="boolean">
            <text:p>TRUE</text:p>
          </table:table-cell>
          <table:table-cell table:formula="of:=IF([.B181]=[.M181]; &quot;&quot;; &quot;*&quot;)">
            <text:p/>
          </table:table-cell>
          <table:table-cell table:formula="of:=IF([.B181]=[.M181]; &quot;&quot;; [.M181]-[.B181])">
            <text:p/>
          </table:table-cell>
          <table:table-cell table:formula="of:=IF([.B181]=[.M181]; &quot;&quot;; (([.M181]-[.B181])/[.B181])*100)">
            <text:p/>
          </table:table-cell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IF([.B182]=[.E182]; &quot;&quot;; &quot;*&quot;)">
            <text:p/>
          </table:table-cell>
          <table:table-cell table:formula="of:=IF([.B182]=[.E182]; &quot;&quot;; [.E182]-[.B182])">
            <text:p/>
          </table:table-cell>
          <table:table-cell table:formula="of:=IF([.B182]=[.E182]; &quot;&quot;; (([.E182]-[.B182])/[.B182])*100)">
            <text:p/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82]=[.L182]" office:value-type="boolean" office:boolean-value="true" calcext:value-type="boolean">
            <text:p>TRUE</text:p>
          </table:table-cell>
          <table:table-cell table:formula="of:=IF([.B182]=[.M182]; &quot;&quot;; &quot;*&quot;)">
            <text:p/>
          </table:table-cell>
          <table:table-cell table:formula="of:=IF([.B182]=[.M182]; &quot;&quot;; [.M182]-[.B182])">
            <text:p/>
          </table:table-cell>
          <table:table-cell table:formula="of:=IF([.B182]=[.M182]; &quot;&quot;; (([.M182]-[.B182])/[.B182])*100)">
            <text:p/>
          </table:table-cell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IF([.B183]=[.E183]; &quot;&quot;; &quot;*&quot;)" office:value-type="string" office:string-value="*" calcext:value-type="string">
            <text:p>*</text:p>
          </table:table-cell>
          <table:table-cell table:formula="of:=IF([.B183]=[.E183]; &quot;&quot;; [.E183]-[.B183])" office:value-type="float" office:value="16" calcext:value-type="float">
            <text:p>16</text:p>
          </table:table-cell>
          <table:table-cell table:formula="of:=IF([.B183]=[.E183]; &quot;&quot;; (([.E183]-[.B183])/[.B183])*100)" office:value-type="float" office:value="2.85714285714286" calcext:value-type="float">
            <text:p>2.85714285714286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183]=[.L183]" office:value-type="boolean" office:boolean-value="true" calcext:value-type="boolean">
            <text:p>TRUE</text:p>
          </table:table-cell>
          <table:table-cell table:formula="of:=IF([.B183]=[.M183]; &quot;&quot;; &quot;*&quot;)" office:value-type="string" office:string-value="*" calcext:value-type="string">
            <text:p>*</text:p>
          </table:table-cell>
          <table:table-cell table:formula="of:=IF([.B183]=[.M183]; &quot;&quot;; [.M183]-[.B183])" office:value-type="float" office:value="16" calcext:value-type="float">
            <text:p>16</text:p>
          </table:table-cell>
          <table:table-cell table:formula="of:=IF([.B183]=[.M183]; &quot;&quot;; (([.M183]-[.B183])/[.B183])*100)" office:value-type="float" office:value="2.85714285714286" calcext:value-type="float">
            <text:p>2.85714285714286</text:p>
          </table:table-cell>
        </table:table-row>
        <table:table-row table:style-name="ro1"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IF([.B184]=[.E184]; &quot;&quot;; &quot;*&quot;)">
            <text:p/>
          </table:table-cell>
          <table:table-cell table:formula="of:=IF([.B184]=[.E184]; &quot;&quot;; [.E184]-[.B184])">
            <text:p/>
          </table:table-cell>
          <table:table-cell table:formula="of:=IF([.B184]=[.E184]; &quot;&quot;; (([.E184]-[.B184])/[.B184])*100)">
            <text:p/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84]=[.L184]" office:value-type="boolean" office:boolean-value="true" calcext:value-type="boolean">
            <text:p>TRUE</text:p>
          </table:table-cell>
          <table:table-cell table:formula="of:=IF([.B184]=[.M184]; &quot;&quot;; &quot;*&quot;)">
            <text:p/>
          </table:table-cell>
          <table:table-cell table:formula="of:=IF([.B184]=[.M184]; &quot;&quot;; [.M184]-[.B184])">
            <text:p/>
          </table:table-cell>
          <table:table-cell table:formula="of:=IF([.B184]=[.M184]; &quot;&quot;; (([.M184]-[.B184])/[.B184])*100)">
            <text:p/>
          </table:table-cell>
        </table:table-row>
        <table:table-row table:style-name="ro1"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IF([.B185]=[.E185]; &quot;&quot;; &quot;*&quot;)">
            <text:p/>
          </table:table-cell>
          <table:table-cell table:formula="of:=IF([.B185]=[.E185]; &quot;&quot;; [.E185]-[.B185])">
            <text:p/>
          </table:table-cell>
          <table:table-cell table:formula="of:=IF([.B185]=[.E185]; &quot;&quot;; (([.E185]-[.B185])/[.B185])*100)">
            <text:p/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D185]=[.L185]" office:value-type="boolean" office:boolean-value="true" calcext:value-type="boolean">
            <text:p>TRUE</text:p>
          </table:table-cell>
          <table:table-cell table:formula="of:=IF([.B185]=[.M185]; &quot;&quot;; &quot;*&quot;)">
            <text:p/>
          </table:table-cell>
          <table:table-cell table:formula="of:=IF([.B185]=[.M185]; &quot;&quot;; [.M185]-[.B185])">
            <text:p/>
          </table:table-cell>
          <table:table-cell table:formula="of:=IF([.B185]=[.M185]; &quot;&quot;; (([.M185]-[.B185])/[.B185])*100)">
            <text:p/>
          </table:table-cell>
        </table:table-row>
        <table:table-row table:style-name="ro1"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IF([.B186]=[.E186]; &quot;&quot;; &quot;*&quot;)">
            <text:p/>
          </table:table-cell>
          <table:table-cell table:formula="of:=IF([.B186]=[.E186]; &quot;&quot;; [.E186]-[.B186])">
            <text:p/>
          </table:table-cell>
          <table:table-cell table:formula="of:=IF([.B186]=[.E186]; &quot;&quot;; (([.E186]-[.B186])/[.B186])*100)">
            <text:p/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D186]=[.L186]" office:value-type="boolean" office:boolean-value="true" calcext:value-type="boolean">
            <text:p>TRUE</text:p>
          </table:table-cell>
          <table:table-cell table:formula="of:=IF([.B186]=[.M186]; &quot;&quot;; &quot;*&quot;)">
            <text:p/>
          </table:table-cell>
          <table:table-cell table:formula="of:=IF([.B186]=[.M186]; &quot;&quot;; [.M186]-[.B186])">
            <text:p/>
          </table:table-cell>
          <table:table-cell table:formula="of:=IF([.B186]=[.M186]; &quot;&quot;; (([.M186]-[.B186])/[.B186])*100)">
            <text:p/>
          </table:table-cell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IF([.B187]=[.E187]; &quot;&quot;; &quot;*&quot;)">
            <text:p/>
          </table:table-cell>
          <table:table-cell table:formula="of:=IF([.B187]=[.E187]; &quot;&quot;; [.E187]-[.B187])">
            <text:p/>
          </table:table-cell>
          <table:table-cell table:formula="of:=IF([.B187]=[.E187]; &quot;&quot;; (([.E187]-[.B187])/[.B187])*100)">
            <text:p/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D187]=[.L187]" office:value-type="boolean" office:boolean-value="true" calcext:value-type="boolean">
            <text:p>TRUE</text:p>
          </table:table-cell>
          <table:table-cell table:formula="of:=IF([.B187]=[.M187]; &quot;&quot;; &quot;*&quot;)">
            <text:p/>
          </table:table-cell>
          <table:table-cell table:formula="of:=IF([.B187]=[.M187]; &quot;&quot;; [.M187]-[.B187])">
            <text:p/>
          </table:table-cell>
          <table:table-cell table:formula="of:=IF([.B187]=[.M187]; &quot;&quot;; (([.M187]-[.B187])/[.B187])*100)">
            <text:p/>
          </table:table-cell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IF([.B188]=[.E188]; &quot;&quot;; &quot;*&quot;)">
            <text:p/>
          </table:table-cell>
          <table:table-cell table:formula="of:=IF([.B188]=[.E188]; &quot;&quot;; [.E188]-[.B188])">
            <text:p/>
          </table:table-cell>
          <table:table-cell table:formula="of:=IF([.B188]=[.E188]; &quot;&quot;; (([.E188]-[.B188])/[.B188])*100)">
            <text:p/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188]=[.L188]" office:value-type="boolean" office:boolean-value="true" calcext:value-type="boolean">
            <text:p>TRUE</text:p>
          </table:table-cell>
          <table:table-cell table:formula="of:=IF([.B188]=[.M188]; &quot;&quot;; &quot;*&quot;)">
            <text:p/>
          </table:table-cell>
          <table:table-cell table:formula="of:=IF([.B188]=[.M188]; &quot;&quot;; [.M188]-[.B188])">
            <text:p/>
          </table:table-cell>
          <table:table-cell table:formula="of:=IF([.B188]=[.M188]; &quot;&quot;; (([.M188]-[.B188])/[.B188])*100)">
            <text:p/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IF([.B189]=[.E189]; &quot;&quot;; &quot;*&quot;)">
            <text:p/>
          </table:table-cell>
          <table:table-cell table:formula="of:=IF([.B189]=[.E189]; &quot;&quot;; [.E189]-[.B189])">
            <text:p/>
          </table:table-cell>
          <table:table-cell table:formula="of:=IF([.B189]=[.E189]; &quot;&quot;; (([.E189]-[.B189])/[.B189])*100)">
            <text:p/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D189]=[.L189]" office:value-type="boolean" office:boolean-value="true" calcext:value-type="boolean">
            <text:p>TRUE</text:p>
          </table:table-cell>
          <table:table-cell table:formula="of:=IF([.B189]=[.M189]; &quot;&quot;; &quot;*&quot;)">
            <text:p/>
          </table:table-cell>
          <table:table-cell table:formula="of:=IF([.B189]=[.M189]; &quot;&quot;; [.M189]-[.B189])">
            <text:p/>
          </table:table-cell>
          <table:table-cell table:formula="of:=IF([.B189]=[.M189]; &quot;&quot;; (([.M189]-[.B189])/[.B189])*100)">
            <text:p/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IF([.B190]=[.E190]; &quot;&quot;; &quot;*&quot;)">
            <text:p/>
          </table:table-cell>
          <table:table-cell table:formula="of:=IF([.B190]=[.E190]; &quot;&quot;; [.E190]-[.B190])">
            <text:p/>
          </table:table-cell>
          <table:table-cell table:formula="of:=IF([.B190]=[.E190]; &quot;&quot;; (([.E190]-[.B190])/[.B190])*100)">
            <text:p/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190]=[.L190]" office:value-type="boolean" office:boolean-value="true" calcext:value-type="boolean">
            <text:p>TRUE</text:p>
          </table:table-cell>
          <table:table-cell table:formula="of:=IF([.B190]=[.M190]; &quot;&quot;; &quot;*&quot;)">
            <text:p/>
          </table:table-cell>
          <table:table-cell table:formula="of:=IF([.B190]=[.M190]; &quot;&quot;; [.M190]-[.B190])">
            <text:p/>
          </table:table-cell>
          <table:table-cell table:formula="of:=IF([.B190]=[.M190]; &quot;&quot;; (([.M190]-[.B190])/[.B190])*100)">
            <text:p/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IF([.B191]=[.E191]; &quot;&quot;; &quot;*&quot;)">
            <text:p/>
          </table:table-cell>
          <table:table-cell table:formula="of:=IF([.B191]=[.E191]; &quot;&quot;; [.E191]-[.B191])">
            <text:p/>
          </table:table-cell>
          <table:table-cell table:formula="of:=IF([.B191]=[.E191]; &quot;&quot;; (([.E191]-[.B191])/[.B191])*100)">
            <text:p/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D191]=[.L191]" office:value-type="boolean" office:boolean-value="true" calcext:value-type="boolean">
            <text:p>TRUE</text:p>
          </table:table-cell>
          <table:table-cell table:formula="of:=IF([.B191]=[.M191]; &quot;&quot;; &quot;*&quot;)">
            <text:p/>
          </table:table-cell>
          <table:table-cell table:formula="of:=IF([.B191]=[.M191]; &quot;&quot;; [.M191]-[.B191])">
            <text:p/>
          </table:table-cell>
          <table:table-cell table:formula="of:=IF([.B191]=[.M191]; &quot;&quot;; (([.M191]-[.B191])/[.B191])*100)">
            <text:p/>
          </table:table-cell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IF([.B192]=[.E192]; &quot;&quot;; &quot;*&quot;)" office:value-type="string" office:string-value="*" calcext:value-type="string">
            <text:p>*</text:p>
          </table:table-cell>
          <table:table-cell table:formula="of:=IF([.B192]=[.E192]; &quot;&quot;; [.E192]-[.B192])" office:value-type="float" office:value="24" calcext:value-type="float">
            <text:p>24</text:p>
          </table:table-cell>
          <table:table-cell table:formula="of:=IF([.B192]=[.E192]; &quot;&quot;; (([.E192]-[.B192])/[.B192])*100)" office:value-type="float" office:value="27.2727272727273" calcext:value-type="float">
            <text:p>27.2727272727273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192]=[.L192]" office:value-type="boolean" office:boolean-value="true" calcext:value-type="boolean">
            <text:p>TRUE</text:p>
          </table:table-cell>
          <table:table-cell table:formula="of:=IF([.B192]=[.M192]; &quot;&quot;; &quot;*&quot;)">
            <text:p/>
          </table:table-cell>
          <table:table-cell table:formula="of:=IF([.B192]=[.M192]; &quot;&quot;; [.M192]-[.B192])">
            <text:p/>
          </table:table-cell>
          <table:table-cell table:formula="of:=IF([.B192]=[.M192]; &quot;&quot;; (([.M192]-[.B192])/[.B192])*100)">
            <text:p/>
          </table:table-cell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IF([.B193]=[.E193]; &quot;&quot;; &quot;*&quot;)">
            <text:p/>
          </table:table-cell>
          <table:table-cell table:formula="of:=IF([.B193]=[.E193]; &quot;&quot;; [.E193]-[.B193])">
            <text:p/>
          </table:table-cell>
          <table:table-cell table:formula="of:=IF([.B193]=[.E193]; &quot;&quot;; (([.E193]-[.B193])/[.B193])*100)">
            <text:p/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D193]=[.L193]" office:value-type="boolean" office:boolean-value="true" calcext:value-type="boolean">
            <text:p>TRUE</text:p>
          </table:table-cell>
          <table:table-cell table:formula="of:=IF([.B193]=[.M193]; &quot;&quot;; &quot;*&quot;)">
            <text:p/>
          </table:table-cell>
          <table:table-cell table:formula="of:=IF([.B193]=[.M193]; &quot;&quot;; [.M193]-[.B193])">
            <text:p/>
          </table:table-cell>
          <table:table-cell table:formula="of:=IF([.B193]=[.M193]; &quot;&quot;; (([.M193]-[.B193])/[.B193])*100)">
            <text:p/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IF([.B194]=[.E194]; &quot;&quot;; &quot;*&quot;)">
            <text:p/>
          </table:table-cell>
          <table:table-cell table:formula="of:=IF([.B194]=[.E194]; &quot;&quot;; [.E194]-[.B194])">
            <text:p/>
          </table:table-cell>
          <table:table-cell table:formula="of:=IF([.B194]=[.E194]; &quot;&quot;; (([.E194]-[.B194])/[.B194])*100)">
            <text:p/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D194]=[.L194]" office:value-type="boolean" office:boolean-value="true" calcext:value-type="boolean">
            <text:p>TRUE</text:p>
          </table:table-cell>
          <table:table-cell table:formula="of:=IF([.B194]=[.M194]; &quot;&quot;; &quot;*&quot;)">
            <text:p/>
          </table:table-cell>
          <table:table-cell table:formula="of:=IF([.B194]=[.M194]; &quot;&quot;; [.M194]-[.B194])">
            <text:p/>
          </table:table-cell>
          <table:table-cell table:formula="of:=IF([.B194]=[.M194]; &quot;&quot;; (([.M194]-[.B194])/[.B194])*100)">
            <text:p/>
          </table:table-cell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IF([.B195]=[.E195]; &quot;&quot;; &quot;*&quot;)">
            <text:p/>
          </table:table-cell>
          <table:table-cell table:formula="of:=IF([.B195]=[.E195]; &quot;&quot;; [.E195]-[.B195])">
            <text:p/>
          </table:table-cell>
          <table:table-cell table:formula="of:=IF([.B195]=[.E195]; &quot;&quot;; (([.E195]-[.B195])/[.B195])*100)">
            <text:p/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D195]=[.L195]" office:value-type="boolean" office:boolean-value="true" calcext:value-type="boolean">
            <text:p>TRUE</text:p>
          </table:table-cell>
          <table:table-cell table:formula="of:=IF([.B195]=[.M195]; &quot;&quot;; &quot;*&quot;)">
            <text:p/>
          </table:table-cell>
          <table:table-cell table:formula="of:=IF([.B195]=[.M195]; &quot;&quot;; [.M195]-[.B195])">
            <text:p/>
          </table:table-cell>
          <table:table-cell table:formula="of:=IF([.B195]=[.M195]; &quot;&quot;; (([.M195]-[.B195])/[.B195])*100)">
            <text:p/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IF([.B196]=[.E196]; &quot;&quot;; &quot;*&quot;)">
            <text:p/>
          </table:table-cell>
          <table:table-cell table:formula="of:=IF([.B196]=[.E196]; &quot;&quot;; [.E196]-[.B196])">
            <text:p/>
          </table:table-cell>
          <table:table-cell table:formula="of:=IF([.B196]=[.E196]; &quot;&quot;; (([.E196]-[.B196])/[.B196])*100)">
            <text:p/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96]=[.L196]" office:value-type="boolean" office:boolean-value="true" calcext:value-type="boolean">
            <text:p>TRUE</text:p>
          </table:table-cell>
          <table:table-cell table:formula="of:=IF([.B196]=[.M196]; &quot;&quot;; &quot;*&quot;)">
            <text:p/>
          </table:table-cell>
          <table:table-cell table:formula="of:=IF([.B196]=[.M196]; &quot;&quot;; [.M196]-[.B196])">
            <text:p/>
          </table:table-cell>
          <table:table-cell table:formula="of:=IF([.B196]=[.M196]; &quot;&quot;; (([.M196]-[.B196])/[.B196])*100)">
            <text:p/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IF([.B197]=[.E197]; &quot;&quot;; &quot;*&quot;)">
            <text:p/>
          </table:table-cell>
          <table:table-cell table:formula="of:=IF([.B197]=[.E197]; &quot;&quot;; [.E197]-[.B197])">
            <text:p/>
          </table:table-cell>
          <table:table-cell table:formula="of:=IF([.B197]=[.E197]; &quot;&quot;; (([.E197]-[.B197])/[.B197])*100)">
            <text:p/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97]=[.L197]" office:value-type="boolean" office:boolean-value="true" calcext:value-type="boolean">
            <text:p>TRUE</text:p>
          </table:table-cell>
          <table:table-cell table:formula="of:=IF([.B197]=[.M197]; &quot;&quot;; &quot;*&quot;)">
            <text:p/>
          </table:table-cell>
          <table:table-cell table:formula="of:=IF([.B197]=[.M197]; &quot;&quot;; [.M197]-[.B197])">
            <text:p/>
          </table:table-cell>
          <table:table-cell table:formula="of:=IF([.B197]=[.M197]; &quot;&quot;; (([.M197]-[.B197])/[.B197])*100)">
            <text:p/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IF([.B198]=[.E198]; &quot;&quot;; &quot;*&quot;)" office:value-type="string" office:string-value="*" calcext:value-type="string">
            <text:p>*</text:p>
          </table:table-cell>
          <table:table-cell table:formula="of:=IF([.B198]=[.E198]; &quot;&quot;; [.E198]-[.B198])" office:value-type="float" office:value="88" calcext:value-type="float">
            <text:p>88</text:p>
          </table:table-cell>
          <table:table-cell table:formula="of:=IF([.B198]=[.E198]; &quot;&quot;; (([.E198]-[.B198])/[.B198])*100)" office:value-type="float" office:value="4.36507936507936" calcext:value-type="float">
            <text:p>4.36507936507936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D198]=[.L198]" office:value-type="boolean" office:boolean-value="true" calcext:value-type="boolean">
            <text:p>TRUE</text:p>
          </table:table-cell>
          <table:table-cell table:formula="of:=IF([.B198]=[.M198]; &quot;&quot;; &quot;*&quot;)" office:value-type="string" office:string-value="*" calcext:value-type="string">
            <text:p>*</text:p>
          </table:table-cell>
          <table:table-cell table:formula="of:=IF([.B198]=[.M198]; &quot;&quot;; [.M198]-[.B198])" office:value-type="float" office:value="88" calcext:value-type="float">
            <text:p>88</text:p>
          </table:table-cell>
          <table:table-cell table:formula="of:=IF([.B198]=[.M198]; &quot;&quot;; (([.M198]-[.B198])/[.B198])*100)" office:value-type="float" office:value="4.36507936507936" calcext:value-type="float">
            <text:p>4.36507936507936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IF([.B199]=[.E199]; &quot;&quot;; &quot;*&quot;)" office:value-type="string" office:string-value="*" calcext:value-type="string">
            <text:p>*</text:p>
          </table:table-cell>
          <table:table-cell table:formula="of:=IF([.B199]=[.E199]; &quot;&quot;; [.E199]-[.B199])" office:value-type="float" office:value="232" calcext:value-type="float">
            <text:p>232</text:p>
          </table:table-cell>
          <table:table-cell table:formula="of:=IF([.B199]=[.E199]; &quot;&quot;; (([.E199]-[.B199])/[.B199])*100)" office:value-type="float" office:value="13.9423076923077" calcext:value-type="float">
            <text:p>13.9423076923077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D199]=[.L199]" office:value-type="boolean" office:boolean-value="true" calcext:value-type="boolean">
            <text:p>TRUE</text:p>
          </table:table-cell>
          <table:table-cell table:formula="of:=IF([.B199]=[.M199]; &quot;&quot;; &quot;*&quot;)" office:value-type="string" office:string-value="*" calcext:value-type="string">
            <text:p>*</text:p>
          </table:table-cell>
          <table:table-cell table:formula="of:=IF([.B199]=[.M199]; &quot;&quot;; [.M199]-[.B199])" office:value-type="float" office:value="232" calcext:value-type="float">
            <text:p>232</text:p>
          </table:table-cell>
          <table:table-cell table:formula="of:=IF([.B199]=[.M199]; &quot;&quot;; (([.M199]-[.B199])/[.B199])*100)" office:value-type="float" office:value="13.9423076923077" calcext:value-type="float">
            <text:p>13.9423076923077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808" calcext:value-type="float">
            <text:p>2808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3736" calcext:value-type="float">
            <text:p>3736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IF([.B200]=[.E200]; &quot;&quot;; &quot;*&quot;)" office:value-type="string" office:string-value="*" calcext:value-type="string">
            <text:p>*</text:p>
          </table:table-cell>
          <table:table-cell table:formula="of:=IF([.B200]=[.E200]; &quot;&quot;; [.E200]-[.B200])" office:value-type="float" office:value="928" calcext:value-type="float">
            <text:p>928</text:p>
          </table:table-cell>
          <table:table-cell table:formula="of:=IF([.B200]=[.E200]; &quot;&quot;; (([.E200]-[.B200])/[.B200])*100)" office:value-type="float" office:value="33.048433048433" calcext:value-type="float">
            <text:p>33.048433048433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D200]=[.L200]" office:value-type="boolean" office:boolean-value="true" calcext:value-type="boolean">
            <text:p>TRUE</text:p>
          </table:table-cell>
          <table:table-cell table:formula="of:=IF([.B200]=[.M200]; &quot;&quot;; &quot;*&quot;)" office:value-type="string" office:string-value="*" calcext:value-type="string">
            <text:p>*</text:p>
          </table:table-cell>
          <table:table-cell table:formula="of:=IF([.B200]=[.M200]; &quot;&quot;; [.M200]-[.B200])" office:value-type="float" office:value="1000" calcext:value-type="float">
            <text:p>1000</text:p>
          </table:table-cell>
          <table:table-cell table:formula="of:=IF([.B200]=[.M200]; &quot;&quot;; (([.M200]-[.B200])/[.B200])*100)" office:value-type="float" office:value="35.6125356125356" calcext:value-type="float">
            <text:p>35.6125356125356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216" calcext:value-type="float">
            <text:p>3216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4448" calcext:value-type="float">
            <text:p>4448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IF([.B201]=[.E201]; &quot;&quot;; &quot;*&quot;)" office:value-type="string" office:string-value="*" calcext:value-type="string">
            <text:p>*</text:p>
          </table:table-cell>
          <table:table-cell table:formula="of:=IF([.B201]=[.E201]; &quot;&quot;; [.E201]-[.B201])" office:value-type="float" office:value="1232" calcext:value-type="float">
            <text:p>1232</text:p>
          </table:table-cell>
          <table:table-cell table:formula="of:=IF([.B201]=[.E201]; &quot;&quot;; (([.E201]-[.B201])/[.B201])*100)" office:value-type="float" office:value="38.3084577114428" calcext:value-type="float">
            <text:p>38.3084577114428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4248" calcext:value-type="float">
            <text:p>4248</text:p>
          </table:table-cell>
          <table:table-cell/>
          <table:table-cell table:formula="of:=[.D201]=[.L201]" office:value-type="boolean" office:boolean-value="true" calcext:value-type="boolean">
            <text:p>TRUE</text:p>
          </table:table-cell>
          <table:table-cell table:formula="of:=IF([.B201]=[.M201]; &quot;&quot;; &quot;*&quot;)" office:value-type="string" office:string-value="*" calcext:value-type="string">
            <text:p>*</text:p>
          </table:table-cell>
          <table:table-cell table:formula="of:=IF([.B201]=[.M201]; &quot;&quot;; [.M201]-[.B201])" office:value-type="float" office:value="1032" calcext:value-type="float">
            <text:p>1032</text:p>
          </table:table-cell>
          <table:table-cell table:formula="of:=IF([.B201]=[.M201]; &quot;&quot;; (([.M201]-[.B201])/[.B201])*100)" office:value-type="float" office:value="32.089552238806" calcext:value-type="float">
            <text:p>32.089552238806</text:p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IF([.B202]=[.E202]; &quot;&quot;; &quot;*&quot;)">
            <text:p/>
          </table:table-cell>
          <table:table-cell table:formula="of:=IF([.B202]=[.E202]; &quot;&quot;; [.E202]-[.B202])">
            <text:p/>
          </table:table-cell>
          <table:table-cell table:formula="of:=IF([.B202]=[.E202]; &quot;&quot;; (([.E202]-[.B202])/[.B202])*100)">
            <text:p/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202]=[.L202]" office:value-type="boolean" office:boolean-value="true" calcext:value-type="boolean">
            <text:p>TRUE</text:p>
          </table:table-cell>
          <table:table-cell table:formula="of:=IF([.B202]=[.M202]; &quot;&quot;; &quot;*&quot;)">
            <text:p/>
          </table:table-cell>
          <table:table-cell table:formula="of:=IF([.B202]=[.M202]; &quot;&quot;; [.M202]-[.B202])">
            <text:p/>
          </table:table-cell>
          <table:table-cell table:formula="of:=IF([.B202]=[.M202]; &quot;&quot;; (([.M202]-[.B202])/[.B202])*100)">
            <text:p/>
          </table:table-cell>
        </table:table-row>
        <table:table-row table:style-name="ro1">
          <table:table-cell office:value-type="string" calcext:value-type="string">
            <text:p>language/mega_example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2440" calcext:value-type="float">
            <text:p>2440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IF([.B203]=[.E203]; &quot;&quot;; &quot;*&quot;)" office:value-type="string" office:string-value="*" calcext:value-type="string">
            <text:p>*</text:p>
          </table:table-cell>
          <table:table-cell table:formula="of:=IF([.B203]=[.E203]; &quot;&quot;; [.E203]-[.B203])" office:value-type="float" office:value="16" calcext:value-type="float">
            <text:p>16</text:p>
          </table:table-cell>
          <table:table-cell table:formula="of:=IF([.B203]=[.E203]; &quot;&quot;; (([.E203]-[.B203])/[.B203])*100)" office:value-type="float" office:value="0.66006600660066" calcext:value-type="float">
            <text:p>0.66006600660066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2440" calcext:value-type="float">
            <text:p>2440</text:p>
          </table:table-cell>
          <table:table-cell/>
          <table:table-cell table:formula="of:=[.D203]=[.L203]" office:value-type="boolean" office:boolean-value="true" calcext:value-type="boolean">
            <text:p>TRUE</text:p>
          </table:table-cell>
          <table:table-cell table:formula="of:=IF([.B203]=[.M203]; &quot;&quot;; &quot;*&quot;)" office:value-type="string" office:string-value="*" calcext:value-type="string">
            <text:p>*</text:p>
          </table:table-cell>
          <table:table-cell table:formula="of:=IF([.B203]=[.M203]; &quot;&quot;; [.M203]-[.B203])" office:value-type="float" office:value="16" calcext:value-type="float">
            <text:p>16</text:p>
          </table:table-cell>
          <table:table-cell table:formula="of:=IF([.B203]=[.M203]; &quot;&quot;; (([.M203]-[.B203])/[.B203])*100)" office:value-type="float" office:value="0.66006600660066" calcext:value-type="float">
            <text:p>0.66006600660066</text:p>
          </table:table-cell>
        </table:table-row>
        <table:table-row table:style-name="ro1">
          <table:table-cell office:value-type="string" calcext:value-type="string">
            <text:p>language/memcpy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IF([.B204]=[.E204]; &quot;&quot;; &quot;*&quot;)" office:value-type="string" office:string-value="*" calcext:value-type="string">
            <text:p>*</text:p>
          </table:table-cell>
          <table:table-cell table:formula="of:=IF([.B204]=[.E204]; &quot;&quot;; [.E204]-[.B204])" office:value-type="float" office:value="32" calcext:value-type="float">
            <text:p>32</text:p>
          </table:table-cell>
          <table:table-cell table:formula="of:=IF([.B204]=[.E204]; &quot;&quot;; (([.E204]-[.B204])/[.B204])*100)" office:value-type="float" office:value="18.1818181818182" calcext:value-type="float">
            <text:p>18.1818181818182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D204]=[.L204]" office:value-type="boolean" office:boolean-value="true" calcext:value-type="boolean">
            <text:p>TRUE</text:p>
          </table:table-cell>
          <table:table-cell table:formula="of:=IF([.B204]=[.M204]; &quot;&quot;; &quot;*&quot;)" office:value-type="string" office:string-value="*" calcext:value-type="string">
            <text:p>*</text:p>
          </table:table-cell>
          <table:table-cell table:formula="of:=IF([.B204]=[.M204]; &quot;&quot;; [.M204]-[.B204])" office:value-type="float" office:value="32" calcext:value-type="float">
            <text:p>32</text:p>
          </table:table-cell>
          <table:table-cell table:formula="of:=IF([.B204]=[.M204]; &quot;&quot;; (([.M204]-[.B204])/[.B204])*100)" office:value-type="float" office:value="18.1818181818182" calcext:value-type="float">
            <text:p>18.1818181818182</text:p>
          </table:table-cell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IF([.B205]=[.E205]; &quot;&quot;; &quot;*&quot;)" office:value-type="string" office:string-value="*" calcext:value-type="string">
            <text:p>*</text:p>
          </table:table-cell>
          <table:table-cell table:formula="of:=IF([.B205]=[.E205]; &quot;&quot;; [.E205]-[.B205])" office:value-type="float" office:value="24" calcext:value-type="float">
            <text:p>24</text:p>
          </table:table-cell>
          <table:table-cell table:formula="of:=IF([.B205]=[.E205]; &quot;&quot;; (([.E205]-[.B205])/[.B205])*100)" office:value-type="float" office:value="7.89473684210526" calcext:value-type="float">
            <text:p>7.89473684210526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D205]=[.L205]" office:value-type="boolean" office:boolean-value="true" calcext:value-type="boolean">
            <text:p>TRUE</text:p>
          </table:table-cell>
          <table:table-cell table:formula="of:=IF([.B205]=[.M205]; &quot;&quot;; &quot;*&quot;)" office:value-type="string" office:string-value="*" calcext:value-type="string">
            <text:p>*</text:p>
          </table:table-cell>
          <table:table-cell table:formula="of:=IF([.B205]=[.M205]; &quot;&quot;; [.M205]-[.B205])" office:value-type="float" office:value="24" calcext:value-type="float">
            <text:p>24</text:p>
          </table:table-cell>
          <table:table-cell table:formula="of:=IF([.B205]=[.M205]; &quot;&quot;; (([.M205]-[.B205])/[.B205])*100)" office:value-type="float" office:value="7.89473684210526" calcext:value-type="float">
            <text:p>7.89473684210526</text:p>
          </table:table-cell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IF([.B206]=[.E206]; &quot;&quot;; &quot;*&quot;)">
            <text:p/>
          </table:table-cell>
          <table:table-cell table:formula="of:=IF([.B206]=[.E206]; &quot;&quot;; [.E206]-[.B206])">
            <text:p/>
          </table:table-cell>
          <table:table-cell table:formula="of:=IF([.B206]=[.E206]; &quot;&quot;; (([.E206]-[.B206])/[.B206])*100)">
            <text:p/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06]=[.L206]" office:value-type="boolean" office:boolean-value="true" calcext:value-type="boolean">
            <text:p>TRUE</text:p>
          </table:table-cell>
          <table:table-cell table:formula="of:=IF([.B206]=[.M206]; &quot;&quot;; &quot;*&quot;)">
            <text:p/>
          </table:table-cell>
          <table:table-cell table:formula="of:=IF([.B206]=[.M206]; &quot;&quot;; [.M206]-[.B206])">
            <text:p/>
          </table:table-cell>
          <table:table-cell table:formula="of:=IF([.B206]=[.M206]; &quot;&quot;; (([.M206]-[.B206])/[.B206])*100)">
            <text:p/>
          </table:table-cell>
        </table:table-row>
        <table:table-row table:style-name="ro1"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IF([.B207]=[.E207]; &quot;&quot;; &quot;*&quot;)">
            <text:p/>
          </table:table-cell>
          <table:table-cell table:formula="of:=IF([.B207]=[.E207]; &quot;&quot;; [.E207]-[.B207])">
            <text:p/>
          </table:table-cell>
          <table:table-cell table:formula="of:=IF([.B207]=[.E207]; &quot;&quot;; (([.E207]-[.B207])/[.B207])*100)">
            <text:p/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07]=[.L207]" office:value-type="boolean" office:boolean-value="true" calcext:value-type="boolean">
            <text:p>TRUE</text:p>
          </table:table-cell>
          <table:table-cell table:formula="of:=IF([.B207]=[.M207]; &quot;&quot;; &quot;*&quot;)">
            <text:p/>
          </table:table-cell>
          <table:table-cell table:formula="of:=IF([.B207]=[.M207]; &quot;&quot;; [.M207]-[.B207])">
            <text:p/>
          </table:table-cell>
          <table:table-cell table:formula="of:=IF([.B207]=[.M207]; &quot;&quot;; (([.M207]-[.B207])/[.B207])*100)">
            <text:p/>
          </table:table-cell>
        </table:table-row>
        <table:table-row table:style-name="ro1"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IF([.B208]=[.E208]; &quot;&quot;; &quot;*&quot;)">
            <text:p/>
          </table:table-cell>
          <table:table-cell table:formula="of:=IF([.B208]=[.E208]; &quot;&quot;; [.E208]-[.B208])">
            <text:p/>
          </table:table-cell>
          <table:table-cell table:formula="of:=IF([.B208]=[.E208]; &quot;&quot;; (([.E208]-[.B208])/[.B208])*100)">
            <text:p/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D208]=[.L208]" office:value-type="boolean" office:boolean-value="true" calcext:value-type="boolean">
            <text:p>TRUE</text:p>
          </table:table-cell>
          <table:table-cell table:formula="of:=IF([.B208]=[.M208]; &quot;&quot;; &quot;*&quot;)">
            <text:p/>
          </table:table-cell>
          <table:table-cell table:formula="of:=IF([.B208]=[.M208]; &quot;&quot;; [.M208]-[.B208])">
            <text:p/>
          </table:table-cell>
          <table:table-cell table:formula="of:=IF([.B208]=[.M208]; &quot;&quot;; (([.M208]-[.B208])/[.B208])*100)">
            <text:p/>
          </table:table-cell>
        </table:table-row>
        <table:table-row table:style-name="ro1"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IF([.B209]=[.E209]; &quot;&quot;; &quot;*&quot;)">
            <text:p/>
          </table:table-cell>
          <table:table-cell table:formula="of:=IF([.B209]=[.E209]; &quot;&quot;; [.E209]-[.B209])">
            <text:p/>
          </table:table-cell>
          <table:table-cell table:formula="of:=IF([.B209]=[.E209]; &quot;&quot;; (([.E209]-[.B209])/[.B209])*100)">
            <text:p/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09]=[.L209]" office:value-type="boolean" office:boolean-value="true" calcext:value-type="boolean">
            <text:p>TRUE</text:p>
          </table:table-cell>
          <table:table-cell table:formula="of:=IF([.B209]=[.M209]; &quot;&quot;; &quot;*&quot;)">
            <text:p/>
          </table:table-cell>
          <table:table-cell table:formula="of:=IF([.B209]=[.M209]; &quot;&quot;; [.M209]-[.B209])">
            <text:p/>
          </table:table-cell>
          <table:table-cell table:formula="of:=IF([.B209]=[.M209]; &quot;&quot;; (([.M209]-[.B209])/[.B209])*100)">
            <text:p/>
          </table:table-cell>
        </table:table-row>
        <table:table-row table:style-name="ro1"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IF([.B210]=[.E210]; &quot;&quot;; &quot;*&quot;)">
            <text:p/>
          </table:table-cell>
          <table:table-cell table:formula="of:=IF([.B210]=[.E210]; &quot;&quot;; [.E210]-[.B210])">
            <text:p/>
          </table:table-cell>
          <table:table-cell table:formula="of:=IF([.B210]=[.E210]; &quot;&quot;; (([.E210]-[.B210])/[.B210])*100)">
            <text:p/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10]=[.L210]" office:value-type="boolean" office:boolean-value="true" calcext:value-type="boolean">
            <text:p>TRUE</text:p>
          </table:table-cell>
          <table:table-cell table:formula="of:=IF([.B210]=[.M210]; &quot;&quot;; &quot;*&quot;)">
            <text:p/>
          </table:table-cell>
          <table:table-cell table:formula="of:=IF([.B210]=[.M210]; &quot;&quot;; [.M210]-[.B210])">
            <text:p/>
          </table:table-cell>
          <table:table-cell table:formula="of:=IF([.B210]=[.M210]; &quot;&quot;; (([.M210]-[.B210])/[.B210])*100)">
            <text:p/>
          </table:table-cell>
        </table:table-row>
        <table:table-row table:style-name="ro1"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IF([.B211]=[.E211]; &quot;&quot;; &quot;*&quot;)">
            <text:p/>
          </table:table-cell>
          <table:table-cell table:formula="of:=IF([.B211]=[.E211]; &quot;&quot;; [.E211]-[.B211])">
            <text:p/>
          </table:table-cell>
          <table:table-cell table:formula="of:=IF([.B211]=[.E211]; &quot;&quot;; (([.E211]-[.B211])/[.B211])*100)">
            <text:p/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11]=[.L211]" office:value-type="boolean" office:boolean-value="true" calcext:value-type="boolean">
            <text:p>TRUE</text:p>
          </table:table-cell>
          <table:table-cell table:formula="of:=IF([.B211]=[.M211]; &quot;&quot;; &quot;*&quot;)">
            <text:p/>
          </table:table-cell>
          <table:table-cell table:formula="of:=IF([.B211]=[.M211]; &quot;&quot;; [.M211]-[.B211])">
            <text:p/>
          </table:table-cell>
          <table:table-cell table:formula="of:=IF([.B211]=[.M211]; &quot;&quot;; (([.M211]-[.B211])/[.B211])*100)">
            <text:p/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IF([.B212]=[.E212]; &quot;&quot;; &quot;*&quot;)">
            <text:p/>
          </table:table-cell>
          <table:table-cell table:formula="of:=IF([.B212]=[.E212]; &quot;&quot;; [.E212]-[.B212])">
            <text:p/>
          </table:table-cell>
          <table:table-cell table:formula="of:=IF([.B212]=[.E212]; &quot;&quot;; (([.E212]-[.B212])/[.B212])*100)">
            <text:p/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12]=[.L212]" office:value-type="boolean" office:boolean-value="true" calcext:value-type="boolean">
            <text:p>TRUE</text:p>
          </table:table-cell>
          <table:table-cell table:formula="of:=IF([.B212]=[.M212]; &quot;&quot;; &quot;*&quot;)">
            <text:p/>
          </table:table-cell>
          <table:table-cell table:formula="of:=IF([.B212]=[.M212]; &quot;&quot;; [.M212]-[.B212])">
            <text:p/>
          </table:table-cell>
          <table:table-cell table:formula="of:=IF([.B212]=[.M212]; &quot;&quot;; (([.M212]-[.B212])/[.B212])*100)">
            <text:p/>
          </table:table-cell>
        </table:table-row>
        <table:table-row table:style-name="ro1"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IF([.B213]=[.E213]; &quot;&quot;; &quot;*&quot;)">
            <text:p/>
          </table:table-cell>
          <table:table-cell table:formula="of:=IF([.B213]=[.E213]; &quot;&quot;; [.E213]-[.B213])">
            <text:p/>
          </table:table-cell>
          <table:table-cell table:formula="of:=IF([.B213]=[.E213]; &quot;&quot;; (([.E213]-[.B213])/[.B213])*100)">
            <text:p/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13]=[.L213]" office:value-type="boolean" office:boolean-value="true" calcext:value-type="boolean">
            <text:p>TRUE</text:p>
          </table:table-cell>
          <table:table-cell table:formula="of:=IF([.B213]=[.M213]; &quot;&quot;; &quot;*&quot;)">
            <text:p/>
          </table:table-cell>
          <table:table-cell table:formula="of:=IF([.B213]=[.M213]; &quot;&quot;; [.M213]-[.B213])">
            <text:p/>
          </table:table-cell>
          <table:table-cell table:formula="of:=IF([.B213]=[.M213]; &quot;&quot;; (([.M213]-[.B213])/[.B213])*100)">
            <text:p/>
          </table:table-cell>
        </table:table-row>
        <table:table-row table:style-name="ro1"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IF([.B214]=[.E214]; &quot;&quot;; &quot;*&quot;)">
            <text:p/>
          </table:table-cell>
          <table:table-cell table:formula="of:=IF([.B214]=[.E214]; &quot;&quot;; [.E214]-[.B214])">
            <text:p/>
          </table:table-cell>
          <table:table-cell table:formula="of:=IF([.B214]=[.E214]; &quot;&quot;; (([.E214]-[.B214])/[.B214])*100)">
            <text:p/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14]=[.L214]" office:value-type="boolean" office:boolean-value="true" calcext:value-type="boolean">
            <text:p>TRUE</text:p>
          </table:table-cell>
          <table:table-cell table:formula="of:=IF([.B214]=[.M214]; &quot;&quot;; &quot;*&quot;)">
            <text:p/>
          </table:table-cell>
          <table:table-cell table:formula="of:=IF([.B214]=[.M214]; &quot;&quot;; [.M214]-[.B214])">
            <text:p/>
          </table:table-cell>
          <table:table-cell table:formula="of:=IF([.B214]=[.M214]; &quot;&quot;; (([.M214]-[.B214])/[.B214])*100)">
            <text:p/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IF([.B215]=[.E215]; &quot;&quot;; &quot;*&quot;)">
            <text:p/>
          </table:table-cell>
          <table:table-cell table:formula="of:=IF([.B215]=[.E215]; &quot;&quot;; [.E215]-[.B215])">
            <text:p/>
          </table:table-cell>
          <table:table-cell table:formula="of:=IF([.B215]=[.E215]; &quot;&quot;; (([.E215]-[.B215])/[.B215])*100)">
            <text:p/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215]=[.L215]" office:value-type="boolean" office:boolean-value="true" calcext:value-type="boolean">
            <text:p>TRUE</text:p>
          </table:table-cell>
          <table:table-cell table:formula="of:=IF([.B215]=[.M215]; &quot;&quot;; &quot;*&quot;)">
            <text:p/>
          </table:table-cell>
          <table:table-cell table:formula="of:=IF([.B215]=[.M215]; &quot;&quot;; [.M215]-[.B215])">
            <text:p/>
          </table:table-cell>
          <table:table-cell table:formula="of:=IF([.B215]=[.M215]; &quot;&quot;; (([.M215]-[.B215])/[.B215])*100)">
            <text:p/>
          </table:table-cell>
        </table:table-row>
        <table:table-row table:style-name="ro1"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IF([.B216]=[.E216]; &quot;&quot;; &quot;*&quot;)">
            <text:p/>
          </table:table-cell>
          <table:table-cell table:formula="of:=IF([.B216]=[.E216]; &quot;&quot;; [.E216]-[.B216])">
            <text:p/>
          </table:table-cell>
          <table:table-cell table:formula="of:=IF([.B216]=[.E216]; &quot;&quot;; (([.E216]-[.B216])/[.B216])*100)">
            <text:p/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16]=[.L216]" office:value-type="boolean" office:boolean-value="true" calcext:value-type="boolean">
            <text:p>TRUE</text:p>
          </table:table-cell>
          <table:table-cell table:formula="of:=IF([.B216]=[.M216]; &quot;&quot;; &quot;*&quot;)">
            <text:p/>
          </table:table-cell>
          <table:table-cell table:formula="of:=IF([.B216]=[.M216]; &quot;&quot;; [.M216]-[.B216])">
            <text:p/>
          </table:table-cell>
          <table:table-cell table:formula="of:=IF([.B216]=[.M216]; &quot;&quot;; (([.M216]-[.B216])/[.B216])*100)">
            <text:p/>
          </table:table-cell>
        </table:table-row>
        <table:table-row table:style-name="ro1"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IF([.B217]=[.E217]; &quot;&quot;; &quot;*&quot;)" office:value-type="string" office:string-value="*" calcext:value-type="string">
            <text:p>*</text:p>
          </table:table-cell>
          <table:table-cell table:formula="of:=IF([.B217]=[.E217]; &quot;&quot;; [.E217]-[.B217])" office:value-type="float" office:value="72" calcext:value-type="float">
            <text:p>72</text:p>
          </table:table-cell>
          <table:table-cell table:formula="of:=IF([.B217]=[.E217]; &quot;&quot;; (([.E217]-[.B217])/[.B217])*100)" office:value-type="float" office:value="75" calcext:value-type="float">
            <text:p>75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217]=[.L217]" office:value-type="boolean" office:boolean-value="true" calcext:value-type="boolean">
            <text:p>TRUE</text:p>
          </table:table-cell>
          <table:table-cell table:formula="of:=IF([.B217]=[.M217]; &quot;&quot;; &quot;*&quot;)">
            <text:p/>
          </table:table-cell>
          <table:table-cell table:formula="of:=IF([.B217]=[.M217]; &quot;&quot;; [.M217]-[.B217])">
            <text:p/>
          </table:table-cell>
          <table:table-cell table:formula="of:=IF([.B217]=[.M217]; &quot;&quot;; (([.M217]-[.B217])/[.B217])*100)">
            <text:p/>
          </table:table-cell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IF([.B218]=[.E218]; &quot;&quot;; &quot;*&quot;)">
            <text:p/>
          </table:table-cell>
          <table:table-cell table:formula="of:=IF([.B218]=[.E218]; &quot;&quot;; [.E218]-[.B218])">
            <text:p/>
          </table:table-cell>
          <table:table-cell table:formula="of:=IF([.B218]=[.E218]; &quot;&quot;; (([.E218]-[.B218])/[.B218])*100)">
            <text:p/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18]=[.L218]" office:value-type="boolean" office:boolean-value="true" calcext:value-type="boolean">
            <text:p>TRUE</text:p>
          </table:table-cell>
          <table:table-cell table:formula="of:=IF([.B218]=[.M218]; &quot;&quot;; &quot;*&quot;)">
            <text:p/>
          </table:table-cell>
          <table:table-cell table:formula="of:=IF([.B218]=[.M218]; &quot;&quot;; [.M218]-[.B218])">
            <text:p/>
          </table:table-cell>
          <table:table-cell table:formula="of:=IF([.B218]=[.M218]; &quot;&quot;; (([.M218]-[.B218])/[.B218])*100)">
            <text:p/>
          </table:table-cell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IF([.B219]=[.E219]; &quot;&quot;; &quot;*&quot;)">
            <text:p/>
          </table:table-cell>
          <table:table-cell table:formula="of:=IF([.B219]=[.E219]; &quot;&quot;; [.E219]-[.B219])">
            <text:p/>
          </table:table-cell>
          <table:table-cell table:formula="of:=IF([.B219]=[.E219]; &quot;&quot;; (([.E219]-[.B219])/[.B219])*100)">
            <text:p/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19]=[.L219]" office:value-type="boolean" office:boolean-value="true" calcext:value-type="boolean">
            <text:p>TRUE</text:p>
          </table:table-cell>
          <table:table-cell table:formula="of:=IF([.B219]=[.M219]; &quot;&quot;; &quot;*&quot;)">
            <text:p/>
          </table:table-cell>
          <table:table-cell table:formula="of:=IF([.B219]=[.M219]; &quot;&quot;; [.M219]-[.B219])">
            <text:p/>
          </table:table-cell>
          <table:table-cell table:formula="of:=IF([.B219]=[.M219]; &quot;&quot;; (([.M219]-[.B219])/[.B219])*100)">
            <text:p/>
          </table:table-cell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IF([.B220]=[.E220]; &quot;&quot;; &quot;*&quot;)">
            <text:p/>
          </table:table-cell>
          <table:table-cell table:formula="of:=IF([.B220]=[.E220]; &quot;&quot;; [.E220]-[.B220])">
            <text:p/>
          </table:table-cell>
          <table:table-cell table:formula="of:=IF([.B220]=[.E220]; &quot;&quot;; (([.E220]-[.B220])/[.B220])*100)">
            <text:p/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20]=[.L220]" office:value-type="boolean" office:boolean-value="true" calcext:value-type="boolean">
            <text:p>TRUE</text:p>
          </table:table-cell>
          <table:table-cell table:formula="of:=IF([.B220]=[.M220]; &quot;&quot;; &quot;*&quot;)">
            <text:p/>
          </table:table-cell>
          <table:table-cell table:formula="of:=IF([.B220]=[.M220]; &quot;&quot;; [.M220]-[.B220])">
            <text:p/>
          </table:table-cell>
          <table:table-cell table:formula="of:=IF([.B220]=[.M220]; &quot;&quot;; (([.M220]-[.B220])/[.B220])*100)">
            <text:p/>
          </table:table-cell>
        </table:table-row>
        <table:table-row table:style-name="ro1"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IF([.B221]=[.E221]; &quot;&quot;; &quot;*&quot;)">
            <text:p/>
          </table:table-cell>
          <table:table-cell table:formula="of:=IF([.B221]=[.E221]; &quot;&quot;; [.E221]-[.B221])">
            <text:p/>
          </table:table-cell>
          <table:table-cell table:formula="of:=IF([.B221]=[.E221]; &quot;&quot;; (([.E221]-[.B221])/[.B221])*100)">
            <text:p/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21]=[.L221]" office:value-type="boolean" office:boolean-value="true" calcext:value-type="boolean">
            <text:p>TRUE</text:p>
          </table:table-cell>
          <table:table-cell table:formula="of:=IF([.B221]=[.M221]; &quot;&quot;; &quot;*&quot;)">
            <text:p/>
          </table:table-cell>
          <table:table-cell table:formula="of:=IF([.B221]=[.M221]; &quot;&quot;; [.M221]-[.B221])">
            <text:p/>
          </table:table-cell>
          <table:table-cell table:formula="of:=IF([.B221]=[.M221]; &quot;&quot;; (([.M221]-[.B221])/[.B221])*100)">
            <text:p/>
          </table:table-cell>
        </table:table-row>
        <table:table-row table:style-name="ro1">
          <table:table-cell office:value-type="string" calcext:value-type="string">
            <text:p>language/mut_ref_empty_typ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IF([.B222]=[.E222]; &quot;&quot;; &quot;*&quot;)" office:value-type="string" office:string-value="*" calcext:value-type="string">
            <text:p>*</text:p>
          </table:table-cell>
          <table:table-cell table:formula="of:=IF([.B222]=[.E222]; &quot;&quot;; [.E222]-[.B222])" office:value-type="float" office:value="8" calcext:value-type="float">
            <text:p>8</text:p>
          </table:table-cell>
          <table:table-cell table:formula="of:=IF([.B222]=[.E222]; &quot;&quot;; (([.E222]-[.B222])/[.B222])*100)" office:value-type="float" office:value="1.72413793103448" calcext:value-type="float">
            <text:p>1.72413793103448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D222]=[.L222]" office:value-type="boolean" office:boolean-value="true" calcext:value-type="boolean">
            <text:p>TRUE</text:p>
          </table:table-cell>
          <table:table-cell table:formula="of:=IF([.B222]=[.M222]; &quot;&quot;; &quot;*&quot;)" office:value-type="string" office:string-value="*" calcext:value-type="string">
            <text:p>*</text:p>
          </table:table-cell>
          <table:table-cell table:formula="of:=IF([.B222]=[.M222]; &quot;&quot;; [.M222]-[.B222])" office:value-type="float" office:value="8" calcext:value-type="float">
            <text:p>8</text:p>
          </table:table-cell>
          <table:table-cell table:formula="of:=IF([.B222]=[.M222]; &quot;&quot;; (([.M222]-[.B222])/[.B222])*100)" office:value-type="float" office:value="1.72413793103448" calcext:value-type="float">
            <text:p>1.72413793103448</text:p>
          </table:table-cell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IF([.B223]=[.E223]; &quot;&quot;; &quot;*&quot;)">
            <text:p/>
          </table:table-cell>
          <table:table-cell table:formula="of:=IF([.B223]=[.E223]; &quot;&quot;; [.E223]-[.B223])">
            <text:p/>
          </table:table-cell>
          <table:table-cell table:formula="of:=IF([.B223]=[.E223]; &quot;&quot;; (([.E223]-[.B223])/[.B223])*100)">
            <text:p/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223]=[.L223]" office:value-type="boolean" office:boolean-value="true" calcext:value-type="boolean">
            <text:p>TRUE</text:p>
          </table:table-cell>
          <table:table-cell table:formula="of:=IF([.B223]=[.M223]; &quot;&quot;; &quot;*&quot;)">
            <text:p/>
          </table:table-cell>
          <table:table-cell table:formula="of:=IF([.B223]=[.M223]; &quot;&quot;; [.M223]-[.B223])">
            <text:p/>
          </table:table-cell>
          <table:table-cell table:formula="of:=IF([.B223]=[.M223]; &quot;&quot;; (([.M223]-[.B223])/[.B223])*100)">
            <text:p/>
          </table:table-cell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IF([.B224]=[.E224]; &quot;&quot;; &quot;*&quot;)">
            <text:p/>
          </table:table-cell>
          <table:table-cell table:formula="of:=IF([.B224]=[.E224]; &quot;&quot;; [.E224]-[.B224])">
            <text:p/>
          </table:table-cell>
          <table:table-cell table:formula="of:=IF([.B224]=[.E224]; &quot;&quot;; (([.E224]-[.B224])/[.B224])*100)">
            <text:p/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24]=[.L224]" office:value-type="boolean" office:boolean-value="true" calcext:value-type="boolean">
            <text:p>TRUE</text:p>
          </table:table-cell>
          <table:table-cell table:formula="of:=IF([.B224]=[.M224]; &quot;&quot;; &quot;*&quot;)">
            <text:p/>
          </table:table-cell>
          <table:table-cell table:formula="of:=IF([.B224]=[.M224]; &quot;&quot;; [.M224]-[.B224])">
            <text:p/>
          </table:table-cell>
          <table:table-cell table:formula="of:=IF([.B224]=[.M224]; &quot;&quot;; (([.M224]-[.B224])/[.B224])*100)">
            <text:p/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IF([.B225]=[.E225]; &quot;&quot;; &quot;*&quot;)">
            <text:p/>
          </table:table-cell>
          <table:table-cell table:formula="of:=IF([.B225]=[.E225]; &quot;&quot;; [.E225]-[.B225])">
            <text:p/>
          </table:table-cell>
          <table:table-cell table:formula="of:=IF([.B225]=[.E225]; &quot;&quot;; (([.E225]-[.B225])/[.B225])*100)">
            <text:p/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D225]=[.L225]" office:value-type="boolean" office:boolean-value="true" calcext:value-type="boolean">
            <text:p>TRUE</text:p>
          </table:table-cell>
          <table:table-cell table:formula="of:=IF([.B225]=[.M225]; &quot;&quot;; &quot;*&quot;)">
            <text:p/>
          </table:table-cell>
          <table:table-cell table:formula="of:=IF([.B225]=[.M225]; &quot;&quot;; [.M225]-[.B225])">
            <text:p/>
          </table:table-cell>
          <table:table-cell table:formula="of:=IF([.B225]=[.M225]; &quot;&quot;; (([.M225]-[.B225])/[.B225])*100)">
            <text:p/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IF([.B226]=[.E226]; &quot;&quot;; &quot;*&quot;)">
            <text:p/>
          </table:table-cell>
          <table:table-cell table:formula="of:=IF([.B226]=[.E226]; &quot;&quot;; [.E226]-[.B226])">
            <text:p/>
          </table:table-cell>
          <table:table-cell table:formula="of:=IF([.B226]=[.E226]; &quot;&quot;; (([.E226]-[.B226])/[.B226])*100)">
            <text:p/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226]=[.L226]" office:value-type="boolean" office:boolean-value="true" calcext:value-type="boolean">
            <text:p>TRUE</text:p>
          </table:table-cell>
          <table:table-cell table:formula="of:=IF([.B226]=[.M226]; &quot;&quot;; &quot;*&quot;)">
            <text:p/>
          </table:table-cell>
          <table:table-cell table:formula="of:=IF([.B226]=[.M226]; &quot;&quot;; [.M226]-[.B226])">
            <text:p/>
          </table:table-cell>
          <table:table-cell table:formula="of:=IF([.B226]=[.M226]; &quot;&quot;; (([.M226]-[.B226])/[.B226])*100)">
            <text:p/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IF([.B227]=[.E227]; &quot;&quot;; &quot;*&quot;)">
            <text:p/>
          </table:table-cell>
          <table:table-cell table:formula="of:=IF([.B227]=[.E227]; &quot;&quot;; [.E227]-[.B227])">
            <text:p/>
          </table:table-cell>
          <table:table-cell table:formula="of:=IF([.B227]=[.E227]; &quot;&quot;; (([.E227]-[.B227])/[.B227])*100)">
            <text:p/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D227]=[.L227]" office:value-type="boolean" office:boolean-value="true" calcext:value-type="boolean">
            <text:p>TRUE</text:p>
          </table:table-cell>
          <table:table-cell table:formula="of:=IF([.B227]=[.M227]; &quot;&quot;; &quot;*&quot;)">
            <text:p/>
          </table:table-cell>
          <table:table-cell table:formula="of:=IF([.B227]=[.M227]; &quot;&quot;; [.M227]-[.B227])">
            <text:p/>
          </table:table-cell>
          <table:table-cell table:formula="of:=IF([.B227]=[.M227]; &quot;&quot;; (([.M227]-[.B227])/[.B227])*100)">
            <text:p/>
          </table:table-cell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IF([.B228]=[.E228]; &quot;&quot;; &quot;*&quot;)">
            <text:p/>
          </table:table-cell>
          <table:table-cell table:formula="of:=IF([.B228]=[.E228]; &quot;&quot;; [.E228]-[.B228])">
            <text:p/>
          </table:table-cell>
          <table:table-cell table:formula="of:=IF([.B228]=[.E228]; &quot;&quot;; (([.E228]-[.B228])/[.B228])*100)">
            <text:p/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28]=[.L228]" office:value-type="boolean" office:boolean-value="true" calcext:value-type="boolean">
            <text:p>TRUE</text:p>
          </table:table-cell>
          <table:table-cell table:formula="of:=IF([.B228]=[.M228]; &quot;&quot;; &quot;*&quot;)">
            <text:p/>
          </table:table-cell>
          <table:table-cell table:formula="of:=IF([.B228]=[.M228]; &quot;&quot;; [.M228]-[.B228])">
            <text:p/>
          </table:table-cell>
          <table:table-cell table:formula="of:=IF([.B228]=[.M228]; &quot;&quot;; (([.M228]-[.B228])/[.B228])*100)">
            <text:p/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IF([.B229]=[.E229]; &quot;&quot;; &quot;*&quot;)">
            <text:p/>
          </table:table-cell>
          <table:table-cell table:formula="of:=IF([.B229]=[.E229]; &quot;&quot;; [.E229]-[.B229])">
            <text:p/>
          </table:table-cell>
          <table:table-cell table:formula="of:=IF([.B229]=[.E229]; &quot;&quot;; (([.E229]-[.B229])/[.B229])*100)">
            <text:p/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29]=[.L229]" office:value-type="boolean" office:boolean-value="true" calcext:value-type="boolean">
            <text:p>TRUE</text:p>
          </table:table-cell>
          <table:table-cell table:formula="of:=IF([.B229]=[.M229]; &quot;&quot;; &quot;*&quot;)">
            <text:p/>
          </table:table-cell>
          <table:table-cell table:formula="of:=IF([.B229]=[.M229]; &quot;&quot;; [.M229]-[.B229])">
            <text:p/>
          </table:table-cell>
          <table:table-cell table:formula="of:=IF([.B229]=[.M229]; &quot;&quot;; (([.M229]-[.B229])/[.B229])*100)">
            <text:p/>
          </table:table-cell>
        </table:table-row>
        <table:table-row table:style-name="ro1"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IF([.B230]=[.E230]; &quot;&quot;; &quot;*&quot;)">
            <text:p/>
          </table:table-cell>
          <table:table-cell table:formula="of:=IF([.B230]=[.E230]; &quot;&quot;; [.E230]-[.B230])">
            <text:p/>
          </table:table-cell>
          <table:table-cell table:formula="of:=IF([.B230]=[.E230]; &quot;&quot;; (([.E230]-[.B230])/[.B230])*100)">
            <text:p/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30]=[.L230]" office:value-type="boolean" office:boolean-value="true" calcext:value-type="boolean">
            <text:p>TRUE</text:p>
          </table:table-cell>
          <table:table-cell table:formula="of:=IF([.B230]=[.M230]; &quot;&quot;; &quot;*&quot;)">
            <text:p/>
          </table:table-cell>
          <table:table-cell table:formula="of:=IF([.B230]=[.M230]; &quot;&quot;; [.M230]-[.B230])">
            <text:p/>
          </table:table-cell>
          <table:table-cell table:formula="of:=IF([.B230]=[.M230]; &quot;&quot;; (([.M230]-[.B230])/[.B230])*100)">
            <text:p/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IF([.B231]=[.E231]; &quot;&quot;; &quot;*&quot;)">
            <text:p/>
          </table:table-cell>
          <table:table-cell table:formula="of:=IF([.B231]=[.E231]; &quot;&quot;; [.E231]-[.B231])">
            <text:p/>
          </table:table-cell>
          <table:table-cell table:formula="of:=IF([.B231]=[.E231]; &quot;&quot;; (([.E231]-[.B231])/[.B231])*100)">
            <text:p/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231]=[.L231]" office:value-type="boolean" office:boolean-value="true" calcext:value-type="boolean">
            <text:p>TRUE</text:p>
          </table:table-cell>
          <table:table-cell table:formula="of:=IF([.B231]=[.M231]; &quot;&quot;; &quot;*&quot;)">
            <text:p/>
          </table:table-cell>
          <table:table-cell table:formula="of:=IF([.B231]=[.M231]; &quot;&quot;; [.M231]-[.B231])">
            <text:p/>
          </table:table-cell>
          <table:table-cell table:formula="of:=IF([.B231]=[.M231]; &quot;&quot;; (([.M231]-[.B231])/[.B231])*100)">
            <text:p/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IF([.B232]=[.E232]; &quot;&quot;; &quot;*&quot;)">
            <text:p/>
          </table:table-cell>
          <table:table-cell table:formula="of:=IF([.B232]=[.E232]; &quot;&quot;; [.E232]-[.B232])">
            <text:p/>
          </table:table-cell>
          <table:table-cell table:formula="of:=IF([.B232]=[.E232]; &quot;&quot;; (([.E232]-[.B232])/[.B232])*100)">
            <text:p/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232]=[.L232]" office:value-type="boolean" office:boolean-value="true" calcext:value-type="boolean">
            <text:p>TRUE</text:p>
          </table:table-cell>
          <table:table-cell table:formula="of:=IF([.B232]=[.M232]; &quot;&quot;; &quot;*&quot;)">
            <text:p/>
          </table:table-cell>
          <table:table-cell table:formula="of:=IF([.B232]=[.M232]; &quot;&quot;; [.M232]-[.B232])">
            <text:p/>
          </table:table-cell>
          <table:table-cell table:formula="of:=IF([.B232]=[.M232]; &quot;&quot;; (([.M232]-[.B232])/[.B232])*100)">
            <text:p/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IF([.B233]=[.E233]; &quot;&quot;; &quot;*&quot;)">
            <text:p/>
          </table:table-cell>
          <table:table-cell table:formula="of:=IF([.B233]=[.E233]; &quot;&quot;; [.E233]-[.B233])">
            <text:p/>
          </table:table-cell>
          <table:table-cell table:formula="of:=IF([.B233]=[.E233]; &quot;&quot;; (([.E233]-[.B233])/[.B233])*100)">
            <text:p/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233]=[.L233]" office:value-type="boolean" office:boolean-value="true" calcext:value-type="boolean">
            <text:p>TRUE</text:p>
          </table:table-cell>
          <table:table-cell table:formula="of:=IF([.B233]=[.M233]; &quot;&quot;; &quot;*&quot;)">
            <text:p/>
          </table:table-cell>
          <table:table-cell table:formula="of:=IF([.B233]=[.M233]; &quot;&quot;; [.M233]-[.B233])">
            <text:p/>
          </table:table-cell>
          <table:table-cell table:formula="of:=IF([.B233]=[.M233]; &quot;&quot;; (([.M233]-[.B233])/[.B233])*100)">
            <text:p/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IF([.B234]=[.E234]; &quot;&quot;; &quot;*&quot;)">
            <text:p/>
          </table:table-cell>
          <table:table-cell table:formula="of:=IF([.B234]=[.E234]; &quot;&quot;; [.E234]-[.B234])">
            <text:p/>
          </table:table-cell>
          <table:table-cell table:formula="of:=IF([.B234]=[.E234]; &quot;&quot;; (([.E234]-[.B234])/[.B234])*100)">
            <text:p/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234]=[.L234]" office:value-type="boolean" office:boolean-value="true" calcext:value-type="boolean">
            <text:p>TRUE</text:p>
          </table:table-cell>
          <table:table-cell table:formula="of:=IF([.B234]=[.M234]; &quot;&quot;; &quot;*&quot;)">
            <text:p/>
          </table:table-cell>
          <table:table-cell table:formula="of:=IF([.B234]=[.M234]; &quot;&quot;; [.M234]-[.B234])">
            <text:p/>
          </table:table-cell>
          <table:table-cell table:formula="of:=IF([.B234]=[.M234]; &quot;&quot;; (([.M234]-[.B234])/[.B234])*100)">
            <text:p/>
          </table:table-cell>
        </table:table-row>
        <table:table-row table:style-name="ro1"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IF([.B235]=[.E235]; &quot;&quot;; &quot;*&quot;)">
            <text:p/>
          </table:table-cell>
          <table:table-cell table:formula="of:=IF([.B235]=[.E235]; &quot;&quot;; [.E235]-[.B235])">
            <text:p/>
          </table:table-cell>
          <table:table-cell table:formula="of:=IF([.B235]=[.E235]; &quot;&quot;; (([.E235]-[.B235])/[.B235])*100)">
            <text:p/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35]=[.L235]" office:value-type="boolean" office:boolean-value="true" calcext:value-type="boolean">
            <text:p>TRUE</text:p>
          </table:table-cell>
          <table:table-cell table:formula="of:=IF([.B235]=[.M235]; &quot;&quot;; &quot;*&quot;)">
            <text:p/>
          </table:table-cell>
          <table:table-cell table:formula="of:=IF([.B235]=[.M235]; &quot;&quot;; [.M235]-[.B235])">
            <text:p/>
          </table:table-cell>
          <table:table-cell table:formula="of:=IF([.B235]=[.M235]; &quot;&quot;; (([.M235]-[.B235])/[.B235])*100)">
            <text:p/>
          </table:table-cell>
        </table:table-row>
        <table:table-row table:style-name="ro1"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IF([.B236]=[.E236]; &quot;&quot;; &quot;*&quot;)">
            <text:p/>
          </table:table-cell>
          <table:table-cell table:formula="of:=IF([.B236]=[.E236]; &quot;&quot;; [.E236]-[.B236])">
            <text:p/>
          </table:table-cell>
          <table:table-cell table:formula="of:=IF([.B236]=[.E236]; &quot;&quot;; (([.E236]-[.B236])/[.B236])*100)">
            <text:p/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36]=[.L236]" office:value-type="boolean" office:boolean-value="true" calcext:value-type="boolean">
            <text:p>TRUE</text:p>
          </table:table-cell>
          <table:table-cell table:formula="of:=IF([.B236]=[.M236]; &quot;&quot;; &quot;*&quot;)">
            <text:p/>
          </table:table-cell>
          <table:table-cell table:formula="of:=IF([.B236]=[.M236]; &quot;&quot;; [.M236]-[.B236])">
            <text:p/>
          </table:table-cell>
          <table:table-cell table:formula="of:=IF([.B236]=[.M236]; &quot;&quot;; (([.M236]-[.B236])/[.B236])*100)">
            <text:p/>
          </table:table-cell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IF([.B237]=[.E237]; &quot;&quot;; &quot;*&quot;)">
            <text:p/>
          </table:table-cell>
          <table:table-cell table:formula="of:=IF([.B237]=[.E237]; &quot;&quot;; [.E237]-[.B237])">
            <text:p/>
          </table:table-cell>
          <table:table-cell table:formula="of:=IF([.B237]=[.E237]; &quot;&quot;; (([.E237]-[.B237])/[.B237])*100)">
            <text:p/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37]=[.L237]" office:value-type="boolean" office:boolean-value="true" calcext:value-type="boolean">
            <text:p>TRUE</text:p>
          </table:table-cell>
          <table:table-cell table:formula="of:=IF([.B237]=[.M237]; &quot;&quot;; &quot;*&quot;)">
            <text:p/>
          </table:table-cell>
          <table:table-cell table:formula="of:=IF([.B237]=[.M237]; &quot;&quot;; [.M237]-[.B237])">
            <text:p/>
          </table:table-cell>
          <table:table-cell table:formula="of:=IF([.B237]=[.M237]; &quot;&quot;; (([.M237]-[.B237])/[.B237])*100)">
            <text:p/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IF([.B238]=[.E238]; &quot;&quot;; &quot;*&quot;)">
            <text:p/>
          </table:table-cell>
          <table:table-cell table:formula="of:=IF([.B238]=[.E238]; &quot;&quot;; [.E238]-[.B238])">
            <text:p/>
          </table:table-cell>
          <table:table-cell table:formula="of:=IF([.B238]=[.E238]; &quot;&quot;; (([.E238]-[.B238])/[.B238])*100)">
            <text:p/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38]=[.L238]" office:value-type="boolean" office:boolean-value="true" calcext:value-type="boolean">
            <text:p>TRUE</text:p>
          </table:table-cell>
          <table:table-cell table:formula="of:=IF([.B238]=[.M238]; &quot;&quot;; &quot;*&quot;)">
            <text:p/>
          </table:table-cell>
          <table:table-cell table:formula="of:=IF([.B238]=[.M238]; &quot;&quot;; [.M238]-[.B238])">
            <text:p/>
          </table:table-cell>
          <table:table-cell table:formula="of:=IF([.B238]=[.M238]; &quot;&quot;; (([.M238]-[.B238])/[.B238])*100)">
            <text:p/>
          </table:table-cell>
        </table:table-row>
        <table:table-row table:style-name="ro1"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IF([.B239]=[.E239]; &quot;&quot;; &quot;*&quot;)">
            <text:p/>
          </table:table-cell>
          <table:table-cell table:formula="of:=IF([.B239]=[.E239]; &quot;&quot;; [.E239]-[.B239])">
            <text:p/>
          </table:table-cell>
          <table:table-cell table:formula="of:=IF([.B239]=[.E239]; &quot;&quot;; (([.E239]-[.B239])/[.B239])*100)">
            <text:p/>
          </table:table-cell>
          <table:table-cell/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39]=[.L239]" office:value-type="boolean" office:boolean-value="true" calcext:value-type="boolean">
            <text:p>TRUE</text:p>
          </table:table-cell>
          <table:table-cell table:formula="of:=IF([.B239]=[.M239]; &quot;&quot;; &quot;*&quot;)">
            <text:p/>
          </table:table-cell>
          <table:table-cell table:formula="of:=IF([.B239]=[.M239]; &quot;&quot;; [.M239]-[.B239])">
            <text:p/>
          </table:table-cell>
          <table:table-cell table:formula="of:=IF([.B239]=[.M239]; &quot;&quot;; (([.M239]-[.B239])/[.B239])*100)">
            <text:p/>
          </table:table-cell>
        </table:table-row>
        <table:table-row table:style-name="ro1"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IF([.B240]=[.E240]; &quot;&quot;; &quot;*&quot;)">
            <text:p/>
          </table:table-cell>
          <table:table-cell table:formula="of:=IF([.B240]=[.E240]; &quot;&quot;; [.E240]-[.B240])">
            <text:p/>
          </table:table-cell>
          <table:table-cell table:formula="of:=IF([.B240]=[.E240]; &quot;&quot;; (([.E240]-[.B240])/[.B240])*100)">
            <text:p/>
          </table:table-cell>
          <table:table-cell/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240]=[.L240]" office:value-type="boolean" office:boolean-value="true" calcext:value-type="boolean">
            <text:p>TRUE</text:p>
          </table:table-cell>
          <table:table-cell table:formula="of:=IF([.B240]=[.M240]; &quot;&quot;; &quot;*&quot;)">
            <text:p/>
          </table:table-cell>
          <table:table-cell table:formula="of:=IF([.B240]=[.M240]; &quot;&quot;; [.M240]-[.B240])">
            <text:p/>
          </table:table-cell>
          <table:table-cell table:formula="of:=IF([.B240]=[.M240]; &quot;&quot;; (([.M240]-[.B240])/[.B240])*100)">
            <text:p/>
          </table:table-cell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IF([.B241]=[.E241]; &quot;&quot;; &quot;*&quot;)">
            <text:p/>
          </table:table-cell>
          <table:table-cell table:formula="of:=IF([.B241]=[.E241]; &quot;&quot;; [.E241]-[.B241])">
            <text:p/>
          </table:table-cell>
          <table:table-cell table:formula="of:=IF([.B241]=[.E241]; &quot;&quot;; (([.E241]-[.B241])/[.B241])*100)">
            <text:p/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41]=[.L241]" office:value-type="boolean" office:boolean-value="true" calcext:value-type="boolean">
            <text:p>TRUE</text:p>
          </table:table-cell>
          <table:table-cell table:formula="of:=IF([.B241]=[.M241]; &quot;&quot;; &quot;*&quot;)">
            <text:p/>
          </table:table-cell>
          <table:table-cell table:formula="of:=IF([.B241]=[.M241]; &quot;&quot;; [.M241]-[.B241])">
            <text:p/>
          </table:table-cell>
          <table:table-cell table:formula="of:=IF([.B241]=[.M241]; &quot;&quot;; (([.M241]-[.B241])/[.B241])*100)">
            <text:p/>
          </table:table-cell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IF([.B242]=[.E242]; &quot;&quot;; &quot;*&quot;)" office:value-type="string" office:string-value="*" calcext:value-type="string">
            <text:p>*</text:p>
          </table:table-cell>
          <table:table-cell table:formula="of:=IF([.B242]=[.E242]; &quot;&quot;; [.E242]-[.B242])" office:value-type="float" office:value="24" calcext:value-type="float">
            <text:p>24</text:p>
          </table:table-cell>
          <table:table-cell table:formula="of:=IF([.B242]=[.E242]; &quot;&quot;; (([.E242]-[.B242])/[.B242])*100)" office:value-type="float" office:value="5.76923076923077" calcext:value-type="float">
            <text:p>5.76923076923077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D242]=[.L242]" office:value-type="boolean" office:boolean-value="true" calcext:value-type="boolean">
            <text:p>TRUE</text:p>
          </table:table-cell>
          <table:table-cell table:formula="of:=IF([.B242]=[.M242]; &quot;&quot;; &quot;*&quot;)">
            <text:p/>
          </table:table-cell>
          <table:table-cell table:formula="of:=IF([.B242]=[.M242]; &quot;&quot;; [.M242]-[.B242])">
            <text:p/>
          </table:table-cell>
          <table:table-cell table:formula="of:=IF([.B242]=[.M242]; &quot;&quot;; (([.M242]-[.B242])/[.B242])*100)">
            <text:p/>
          </table:table-cell>
        </table:table-row>
        <table:table-row table:style-name="ro1"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IF([.B243]=[.E243]; &quot;&quot;; &quot;*&quot;)">
            <text:p/>
          </table:table-cell>
          <table:table-cell table:formula="of:=IF([.B243]=[.E243]; &quot;&quot;; [.E243]-[.B243])">
            <text:p/>
          </table:table-cell>
          <table:table-cell table:formula="of:=IF([.B243]=[.E243]; &quot;&quot;; (([.E243]-[.B243])/[.B243])*100)">
            <text:p/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43]=[.L243]" office:value-type="boolean" office:boolean-value="true" calcext:value-type="boolean">
            <text:p>TRUE</text:p>
          </table:table-cell>
          <table:table-cell table:formula="of:=IF([.B243]=[.M243]; &quot;&quot;; &quot;*&quot;)">
            <text:p/>
          </table:table-cell>
          <table:table-cell table:formula="of:=IF([.B243]=[.M243]; &quot;&quot;; [.M243]-[.B243])">
            <text:p/>
          </table:table-cell>
          <table:table-cell table:formula="of:=IF([.B243]=[.M243]; &quot;&quot;; (([.M243]-[.B243])/[.B243])*100)">
            <text:p/>
          </table:table-cell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IF([.B244]=[.E244]; &quot;&quot;; &quot;*&quot;)">
            <text:p/>
          </table:table-cell>
          <table:table-cell table:formula="of:=IF([.B244]=[.E244]; &quot;&quot;; [.E244]-[.B244])">
            <text:p/>
          </table:table-cell>
          <table:table-cell table:formula="of:=IF([.B244]=[.E244]; &quot;&quot;; (([.E244]-[.B244])/[.B244])*100)">
            <text:p/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D244]=[.L244]" office:value-type="boolean" office:boolean-value="true" calcext:value-type="boolean">
            <text:p>TRUE</text:p>
          </table:table-cell>
          <table:table-cell table:formula="of:=IF([.B244]=[.M244]; &quot;&quot;; &quot;*&quot;)">
            <text:p/>
          </table:table-cell>
          <table:table-cell table:formula="of:=IF([.B244]=[.M244]; &quot;&quot;; [.M244]-[.B244])">
            <text:p/>
          </table:table-cell>
          <table:table-cell table:formula="of:=IF([.B244]=[.M244]; &quot;&quot;; (([.M244]-[.B244])/[.B244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4720" calcext:value-type="float">
            <text:p>124720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5392" calcext:value-type="float">
            <text:p>125392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IF([.B245]=[.E245]; &quot;&quot;; &quot;*&quot;)" office:value-type="string" office:string-value="*" calcext:value-type="string">
            <text:p>*</text:p>
          </table:table-cell>
          <table:table-cell table:formula="of:=IF([.B245]=[.E245]; &quot;&quot;; [.E245]-[.B245])" office:value-type="float" office:value="672" calcext:value-type="float">
            <text:p>672</text:p>
          </table:table-cell>
          <table:table-cell table:formula="of:=IF([.B245]=[.E245]; &quot;&quot;; (([.E245]-[.B245])/[.B245])*100)" office:value-type="float" office:value="0.538806927517639" calcext:value-type="float">
            <text:p>0.538806927517639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4720" calcext:value-type="float">
            <text:p>124720</text:p>
          </table:table-cell>
          <table:table-cell/>
          <table:table-cell table:formula="of:=[.D245]=[.L245]" office:value-type="boolean" office:boolean-value="true" calcext:value-type="boolean">
            <text:p>TRUE</text:p>
          </table:table-cell>
          <table:table-cell table:formula="of:=IF([.B245]=[.M245]; &quot;&quot;; &quot;*&quot;)">
            <text:p/>
          </table:table-cell>
          <table:table-cell table:formula="of:=IF([.B245]=[.M245]; &quot;&quot;; [.M245]-[.B245])">
            <text:p/>
          </table:table-cell>
          <table:table-cell table:formula="of:=IF([.B245]=[.M245]; &quot;&quot;; (([.M245]-[.B245])/[.B245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4720" calcext:value-type="float">
            <text:p>124720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5392" calcext:value-type="float">
            <text:p>125392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IF([.B246]=[.E246]; &quot;&quot;; &quot;*&quot;)" office:value-type="string" office:string-value="*" calcext:value-type="string">
            <text:p>*</text:p>
          </table:table-cell>
          <table:table-cell table:formula="of:=IF([.B246]=[.E246]; &quot;&quot;; [.E246]-[.B246])" office:value-type="float" office:value="672" calcext:value-type="float">
            <text:p>672</text:p>
          </table:table-cell>
          <table:table-cell table:formula="of:=IF([.B246]=[.E246]; &quot;&quot;; (([.E246]-[.B246])/[.B246])*100)" office:value-type="float" office:value="0.538806927517639" calcext:value-type="float">
            <text:p>0.538806927517639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4720" calcext:value-type="float">
            <text:p>124720</text:p>
          </table:table-cell>
          <table:table-cell/>
          <table:table-cell table:formula="of:=[.D246]=[.L246]" office:value-type="boolean" office:boolean-value="true" calcext:value-type="boolean">
            <text:p>TRUE</text:p>
          </table:table-cell>
          <table:table-cell table:formula="of:=IF([.B246]=[.M246]; &quot;&quot;; &quot;*&quot;)">
            <text:p/>
          </table:table-cell>
          <table:table-cell table:formula="of:=IF([.B246]=[.M246]; &quot;&quot;; [.M246]-[.B246])">
            <text:p/>
          </table:table-cell>
          <table:table-cell table:formula="of:=IF([.B246]=[.M246]; &quot;&quot;; (([.M246]-[.B246])/[.B246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2096" calcext:value-type="float">
            <text:p>92096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096" calcext:value-type="float">
            <text:p>92096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IF([.B247]=[.E247]; &quot;&quot;; &quot;*&quot;)">
            <text:p/>
          </table:table-cell>
          <table:table-cell table:formula="of:=IF([.B247]=[.E247]; &quot;&quot;; [.E247]-[.B247])">
            <text:p/>
          </table:table-cell>
          <table:table-cell table:formula="of:=IF([.B247]=[.E247]; &quot;&quot;; (([.E247]-[.B247])/[.B247])*100)">
            <text:p/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096" calcext:value-type="float">
            <text:p>92096</text:p>
          </table:table-cell>
          <table:table-cell/>
          <table:table-cell table:formula="of:=[.D247]=[.L247]" office:value-type="boolean" office:boolean-value="true" calcext:value-type="boolean">
            <text:p>TRUE</text:p>
          </table:table-cell>
          <table:table-cell table:formula="of:=IF([.B247]=[.M247]; &quot;&quot;; &quot;*&quot;)">
            <text:p/>
          </table:table-cell>
          <table:table-cell table:formula="of:=IF([.B247]=[.M247]; &quot;&quot;; [.M247]-[.B247])">
            <text:p/>
          </table:table-cell>
          <table:table-cell table:formula="of:=IF([.B247]=[.M247]; &quot;&quot;; (([.M247]-[.B247])/[.B247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0752" calcext:value-type="float">
            <text:p>150752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0768" calcext:value-type="float">
            <text:p>150768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IF([.B248]=[.E248]; &quot;&quot;; &quot;*&quot;)" office:value-type="string" office:string-value="*" calcext:value-type="string">
            <text:p>*</text:p>
          </table:table-cell>
          <table:table-cell table:formula="of:=IF([.B248]=[.E248]; &quot;&quot;; [.E248]-[.B248])" office:value-type="float" office:value="16" calcext:value-type="float">
            <text:p>16</text:p>
          </table:table-cell>
          <table:table-cell table:formula="of:=IF([.B248]=[.E248]; &quot;&quot;; (([.E248]-[.B248])/[.B248])*100)" office:value-type="float" office:value="0.0106134578645723" calcext:value-type="float">
            <text:p>0.0106134578645723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0752" calcext:value-type="float">
            <text:p>150752</text:p>
          </table:table-cell>
          <table:table-cell/>
          <table:table-cell table:formula="of:=[.D248]=[.L248]" office:value-type="boolean" office:boolean-value="true" calcext:value-type="boolean">
            <text:p>TRUE</text:p>
          </table:table-cell>
          <table:table-cell table:formula="of:=IF([.B248]=[.M248]; &quot;&quot;; &quot;*&quot;)">
            <text:p/>
          </table:table-cell>
          <table:table-cell table:formula="of:=IF([.B248]=[.M248]; &quot;&quot;; [.M248]-[.B248])">
            <text:p/>
          </table:table-cell>
          <table:table-cell table:formula="of:=IF([.B248]=[.M248]; &quot;&quot;; (([.M248]-[.B248])/[.B248])*100)">
            <text:p/>
          </table:table-cell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7328" calcext:value-type="float">
            <text:p>7328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7440" calcext:value-type="float">
            <text:p>7440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IF([.B249]=[.E249]; &quot;&quot;; &quot;*&quot;)" office:value-type="string" office:string-value="*" calcext:value-type="string">
            <text:p>*</text:p>
          </table:table-cell>
          <table:table-cell table:formula="of:=IF([.B249]=[.E249]; &quot;&quot;; [.E249]-[.B249])" office:value-type="float" office:value="112" calcext:value-type="float">
            <text:p>112</text:p>
          </table:table-cell>
          <table:table-cell table:formula="of:=IF([.B249]=[.E249]; &quot;&quot;; (([.E249]-[.B249])/[.B249])*100)" office:value-type="float" office:value="1.52838427947598" calcext:value-type="float">
            <text:p>1.52838427947598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7440" calcext:value-type="float">
            <text:p>7440</text:p>
          </table:table-cell>
          <table:table-cell/>
          <table:table-cell table:formula="of:=[.D249]=[.L249]" office:value-type="boolean" office:boolean-value="true" calcext:value-type="boolean">
            <text:p>TRUE</text:p>
          </table:table-cell>
          <table:table-cell table:formula="of:=IF([.B249]=[.M249]; &quot;&quot;; &quot;*&quot;)" office:value-type="string" office:string-value="*" calcext:value-type="string">
            <text:p>*</text:p>
          </table:table-cell>
          <table:table-cell table:formula="of:=IF([.B249]=[.M249]; &quot;&quot;; [.M249]-[.B249])" office:value-type="float" office:value="112" calcext:value-type="float">
            <text:p>112</text:p>
          </table:table-cell>
          <table:table-cell table:formula="of:=IF([.B249]=[.M249]; &quot;&quot;; (([.M249]-[.B249])/[.B249])*100)" office:value-type="float" office:value="1.52838427947598" calcext:value-type="float">
            <text:p>1.52838427947598</text:p>
          </table:table-cell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IF([.B250]=[.E250]; &quot;&quot;; &quot;*&quot;)">
            <text:p/>
          </table:table-cell>
          <table:table-cell table:formula="of:=IF([.B250]=[.E250]; &quot;&quot;; [.E250]-[.B250])">
            <text:p/>
          </table:table-cell>
          <table:table-cell table:formula="of:=IF([.B250]=[.E250]; &quot;&quot;; (([.E250]-[.B250])/[.B250])*100)">
            <text:p/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250]=[.L250]" office:value-type="boolean" office:boolean-value="true" calcext:value-type="boolean">
            <text:p>TRUE</text:p>
          </table:table-cell>
          <table:table-cell table:formula="of:=IF([.B250]=[.M250]; &quot;&quot;; &quot;*&quot;)">
            <text:p/>
          </table:table-cell>
          <table:table-cell table:formula="of:=IF([.B250]=[.M250]; &quot;&quot;; [.M250]-[.B250])">
            <text:p/>
          </table:table-cell>
          <table:table-cell table:formula="of:=IF([.B250]=[.M250]; &quot;&quot;; (([.M250]-[.B250])/[.B250])*100)">
            <text:p/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656" calcext:value-type="float">
            <text:p>15656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6976" calcext:value-type="float">
            <text:p>16976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IF([.B251]=[.E251]; &quot;&quot;; &quot;*&quot;)" office:value-type="string" office:string-value="*" calcext:value-type="string">
            <text:p>*</text:p>
          </table:table-cell>
          <table:table-cell table:formula="of:=IF([.B251]=[.E251]; &quot;&quot;; [.E251]-[.B251])" office:value-type="float" office:value="1320" calcext:value-type="float">
            <text:p>1320</text:p>
          </table:table-cell>
          <table:table-cell table:formula="of:=IF([.B251]=[.E251]; &quot;&quot;; (([.E251]-[.B251])/[.B251])*100)" office:value-type="float" office:value="8.4312723556464" calcext:value-type="float">
            <text:p>8.4312723556464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7072" calcext:value-type="float">
            <text:p>17072</text:p>
          </table:table-cell>
          <table:table-cell/>
          <table:table-cell table:formula="of:=[.D251]=[.L251]" office:value-type="boolean" office:boolean-value="true" calcext:value-type="boolean">
            <text:p>TRUE</text:p>
          </table:table-cell>
          <table:table-cell table:formula="of:=IF([.B251]=[.M251]; &quot;&quot;; &quot;*&quot;)" office:value-type="string" office:string-value="*" calcext:value-type="string">
            <text:p>*</text:p>
          </table:table-cell>
          <table:table-cell table:formula="of:=IF([.B251]=[.M251]; &quot;&quot;; [.M251]-[.B251])" office:value-type="float" office:value="1416" calcext:value-type="float">
            <text:p>1416</text:p>
          </table:table-cell>
          <table:table-cell table:formula="of:=IF([.B251]=[.M251]; &quot;&quot;; (([.M251]-[.B251])/[.B251])*100)" office:value-type="float" office:value="9.04445579969341" calcext:value-type="float">
            <text:p>9.04445579969341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3704" calcext:value-type="float">
            <text:p>13704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3704" calcext:value-type="float">
            <text:p>13704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IF([.B252]=[.E252]; &quot;&quot;; &quot;*&quot;)">
            <text:p/>
          </table:table-cell>
          <table:table-cell table:formula="of:=IF([.B252]=[.E252]; &quot;&quot;; [.E252]-[.B252])">
            <text:p/>
          </table:table-cell>
          <table:table-cell table:formula="of:=IF([.B252]=[.E252]; &quot;&quot;; (([.E252]-[.B252])/[.B252])*100)">
            <text:p/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3704" calcext:value-type="float">
            <text:p>13704</text:p>
          </table:table-cell>
          <table:table-cell/>
          <table:table-cell table:formula="of:=[.D252]=[.L252]" office:value-type="boolean" office:boolean-value="true" calcext:value-type="boolean">
            <text:p>TRUE</text:p>
          </table:table-cell>
          <table:table-cell table:formula="of:=IF([.B252]=[.M252]; &quot;&quot;; &quot;*&quot;)">
            <text:p/>
          </table:table-cell>
          <table:table-cell table:formula="of:=IF([.B252]=[.M252]; &quot;&quot;; [.M252]-[.B252])">
            <text:p/>
          </table:table-cell>
          <table:table-cell table:formula="of:=IF([.B252]=[.M252]; &quot;&quot;; (([.M252]-[.B252])/[.B252])*100)">
            <text:p/>
          </table:table-cell>
        </table:table-row>
        <table:table-row table:style-name="ro1">
          <table:table-cell office:value-type="string" calcext:value-type="string">
            <text:p>language/references/references_and_generics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IF([.B253]=[.E253]; &quot;&quot;; &quot;*&quot;)" office:value-type="string" office:string-value="*" calcext:value-type="string">
            <text:p>*</text:p>
          </table:table-cell>
          <table:table-cell table:formula="of:=IF([.B253]=[.E253]; &quot;&quot;; [.E253]-[.B253])" office:value-type="float" office:value="64" calcext:value-type="float">
            <text:p>64</text:p>
          </table:table-cell>
          <table:table-cell table:formula="of:=IF([.B253]=[.E253]; &quot;&quot;; (([.E253]-[.B253])/[.B253])*100)" office:value-type="float" office:value="1.93704600484262" calcext:value-type="float">
            <text:p>1.93704600484262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D253]=[.L253]" office:value-type="boolean" office:boolean-value="true" calcext:value-type="boolean">
            <text:p>TRUE</text:p>
          </table:table-cell>
          <table:table-cell table:formula="of:=IF([.B253]=[.M253]; &quot;&quot;; &quot;*&quot;)" office:value-type="string" office:string-value="*" calcext:value-type="string">
            <text:p>*</text:p>
          </table:table-cell>
          <table:table-cell table:formula="of:=IF([.B253]=[.M253]; &quot;&quot;; [.M253]-[.B253])" office:value-type="float" office:value="64" calcext:value-type="float">
            <text:p>64</text:p>
          </table:table-cell>
          <table:table-cell table:formula="of:=IF([.B253]=[.M253]; &quot;&quot;; (([.M253]-[.B253])/[.B253])*100)" office:value-type="float" office:value="1.93704600484262" calcext:value-type="float">
            <text:p>1.93704600484262</text:p>
          </table:table-cell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4048" calcext:value-type="float">
            <text:p>4048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IF([.B254]=[.E254]; &quot;&quot;; &quot;*&quot;)" office:value-type="string" office:string-value="*" calcext:value-type="string">
            <text:p>*</text:p>
          </table:table-cell>
          <table:table-cell table:formula="of:=IF([.B254]=[.E254]; &quot;&quot;; [.E254]-[.B254])" office:value-type="float" office:value="432" calcext:value-type="float">
            <text:p>432</text:p>
          </table:table-cell>
          <table:table-cell table:formula="of:=IF([.B254]=[.E254]; &quot;&quot;; (([.E254]-[.B254])/[.B254])*100)" office:value-type="float" office:value="11.9469026548673" calcext:value-type="float">
            <text:p>11.9469026548673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3888" calcext:value-type="float">
            <text:p>3888</text:p>
          </table:table-cell>
          <table:table-cell/>
          <table:table-cell table:formula="of:=[.D254]=[.L254]" office:value-type="boolean" office:boolean-value="true" calcext:value-type="boolean">
            <text:p>TRUE</text:p>
          </table:table-cell>
          <table:table-cell table:formula="of:=IF([.B254]=[.M254]; &quot;&quot;; &quot;*&quot;)" office:value-type="string" office:string-value="*" calcext:value-type="string">
            <text:p>*</text:p>
          </table:table-cell>
          <table:table-cell table:formula="of:=IF([.B254]=[.M254]; &quot;&quot;; [.M254]-[.B254])" office:value-type="float" office:value="272" calcext:value-type="float">
            <text:p>272</text:p>
          </table:table-cell>
          <table:table-cell table:formula="of:=IF([.B254]=[.M254]; &quot;&quot;; (([.M254]-[.B254])/[.B254])*100)" office:value-type="float" office:value="7.52212389380531" calcext:value-type="float">
            <text:p>7.52212389380531</text:p>
          </table:table-cell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IF([.B255]=[.E255]; &quot;&quot;; &quot;*&quot;)" office:value-type="string" office:string-value="*" calcext:value-type="string">
            <text:p>*</text:p>
          </table:table-cell>
          <table:table-cell table:formula="of:=IF([.B255]=[.E255]; &quot;&quot;; [.E255]-[.B255])" office:value-type="float" office:value="96" calcext:value-type="float">
            <text:p>96</text:p>
          </table:table-cell>
          <table:table-cell table:formula="of:=IF([.B255]=[.E255]; &quot;&quot;; (([.E255]-[.B255])/[.B255])*100)" office:value-type="float" office:value="5.04201680672269" calcext:value-type="float">
            <text:p>5.04201680672269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D255]=[.L255]" office:value-type="boolean" office:boolean-value="true" calcext:value-type="boolean">
            <text:p>TRUE</text:p>
          </table:table-cell>
          <table:table-cell table:formula="of:=IF([.B255]=[.M255]; &quot;&quot;; &quot;*&quot;)" office:value-type="string" office:string-value="*" calcext:value-type="string">
            <text:p>*</text:p>
          </table:table-cell>
          <table:table-cell table:formula="of:=IF([.B255]=[.M255]; &quot;&quot;; [.M255]-[.B255])" office:value-type="float" office:value="96" calcext:value-type="float">
            <text:p>96</text:p>
          </table:table-cell>
          <table:table-cell table:formula="of:=IF([.B255]=[.M255]; &quot;&quot;; (([.M255]-[.B255])/[.B255])*100)" office:value-type="float" office:value="5.04201680672269" calcext:value-type="float">
            <text:p>5.04201680672269</text:p>
          </table:table-cell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IF([.B256]=[.E256]; &quot;&quot;; &quot;*&quot;)">
            <text:p/>
          </table:table-cell>
          <table:table-cell table:formula="of:=IF([.B256]=[.E256]; &quot;&quot;; [.E256]-[.B256])">
            <text:p/>
          </table:table-cell>
          <table:table-cell table:formula="of:=IF([.B256]=[.E256]; &quot;&quot;; (([.E256]-[.B256])/[.B256])*100)">
            <text:p/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D256]=[.L256]" office:value-type="boolean" office:boolean-value="true" calcext:value-type="boolean">
            <text:p>TRUE</text:p>
          </table:table-cell>
          <table:table-cell table:formula="of:=IF([.B256]=[.M256]; &quot;&quot;; &quot;*&quot;)">
            <text:p/>
          </table:table-cell>
          <table:table-cell table:formula="of:=IF([.B256]=[.M256]; &quot;&quot;; [.M256]-[.B256])">
            <text:p/>
          </table:table-cell>
          <table:table-cell table:formula="of:=IF([.B256]=[.M256]; &quot;&quot;; (([.M256]-[.B256])/[.B256])*100)">
            <text:p/>
          </table:table-cell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IF([.B257]=[.E257]; &quot;&quot;; &quot;*&quot;)">
            <text:p/>
          </table:table-cell>
          <table:table-cell table:formula="of:=IF([.B257]=[.E257]; &quot;&quot;; [.E257]-[.B257])">
            <text:p/>
          </table:table-cell>
          <table:table-cell table:formula="of:=IF([.B257]=[.E257]; &quot;&quot;; (([.E257]-[.B257])/[.B257])*100)">
            <text:p/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table:formula="of:=[.D257]=[.L257]" office:value-type="boolean" office:boolean-value="true" calcext:value-type="boolean">
            <text:p>TRUE</text:p>
          </table:table-cell>
          <table:table-cell table:formula="of:=IF([.B257]=[.M257]; &quot;&quot;; &quot;*&quot;)">
            <text:p/>
          </table:table-cell>
          <table:table-cell table:formula="of:=IF([.B257]=[.M257]; &quot;&quot;; [.M257]-[.B257])">
            <text:p/>
          </table:table-cell>
          <table:table-cell table:formula="of:=IF([.B257]=[.M257]; &quot;&quot;; (([.M257]-[.B257])/[.B257])*100)">
            <text:p/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152" calcext:value-type="float">
            <text:p>36152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024" calcext:value-type="float">
            <text:p>36024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IF([.B258]=[.E258]; &quot;&quot;; &quot;*&quot;)" office:value-type="string" office:string-value="*" calcext:value-type="string">
            <text:p>*</text:p>
          </table:table-cell>
          <table:table-cell table:formula="of:=IF([.B258]=[.E258]; &quot;&quot;; [.E258]-[.B258])" office:value-type="float" office:value="-128" calcext:value-type="float">
            <text:p>-128</text:p>
          </table:table-cell>
          <table:table-cell table:formula="of:=IF([.B258]=[.E258]; &quot;&quot;; (([.E258]-[.B258])/[.B258])*100)" office:value-type="float" office:value="-0.354060632883381" calcext:value-type="float">
            <text:p>-0.354060632883381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024" calcext:value-type="float">
            <text:p>36024</text:p>
          </table:table-cell>
          <table:table-cell/>
          <table:table-cell table:formula="of:=[.D258]=[.L258]" office:value-type="boolean" office:boolean-value="true" calcext:value-type="boolean">
            <text:p>TRUE</text:p>
          </table:table-cell>
          <table:table-cell table:formula="of:=IF([.B258]=[.M258]; &quot;&quot;; &quot;*&quot;)" office:value-type="string" office:string-value="*" calcext:value-type="string">
            <text:p>*</text:p>
          </table:table-cell>
          <table:table-cell table:formula="of:=IF([.B258]=[.M258]; &quot;&quot;; [.M258]-[.B258])" office:value-type="float" office:value="-128" calcext:value-type="float">
            <text:p>-128</text:p>
          </table:table-cell>
          <table:table-cell table:formula="of:=IF([.B258]=[.M258]; &quot;&quot;; (([.M258]-[.B258])/[.B258])*100)" office:value-type="float" office:value="-0.354060632883381" calcext:value-type="float">
            <text:p>-0.354060632883381</text:p>
          </table:table-cell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6552" calcext:value-type="float">
            <text:p>6552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5216" calcext:value-type="float">
            <text:p>5216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IF([.B259]=[.E259]; &quot;&quot;; &quot;*&quot;)" office:value-type="string" office:string-value="*" calcext:value-type="string">
            <text:p>*</text:p>
          </table:table-cell>
          <table:table-cell table:formula="of:=IF([.B259]=[.E259]; &quot;&quot;; [.E259]-[.B259])" office:value-type="float" office:value="-1336" calcext:value-type="float">
            <text:p>-1336</text:p>
          </table:table-cell>
          <table:table-cell table:formula="of:=IF([.B259]=[.E259]; &quot;&quot;; (([.E259]-[.B259])/[.B259])*100)" office:value-type="float" office:value="-20.3907203907204" calcext:value-type="float">
            <text:p>-20.3907203907204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5216" calcext:value-type="float">
            <text:p>5216</text:p>
          </table:table-cell>
          <table:table-cell/>
          <table:table-cell table:formula="of:=[.D259]=[.L259]" office:value-type="boolean" office:boolean-value="true" calcext:value-type="boolean">
            <text:p>TRUE</text:p>
          </table:table-cell>
          <table:table-cell table:formula="of:=IF([.B259]=[.M259]; &quot;&quot;; &quot;*&quot;)" office:value-type="string" office:string-value="*" calcext:value-type="string">
            <text:p>*</text:p>
          </table:table-cell>
          <table:table-cell table:formula="of:=IF([.B259]=[.M259]; &quot;&quot;; [.M259]-[.B259])" office:value-type="float" office:value="-1336" calcext:value-type="float">
            <text:p>-1336</text:p>
          </table:table-cell>
          <table:table-cell table:formula="of:=IF([.B259]=[.M259]; &quot;&quot;; (([.M259]-[.B259])/[.B259])*100)" office:value-type="float" office:value="-20.3907203907204" calcext:value-type="float">
            <text:p>-20.3907203907204</text:p>
          </table:table-cell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IF([.B260]=[.E260]; &quot;&quot;; &quot;*&quot;)">
            <text:p/>
          </table:table-cell>
          <table:table-cell table:formula="of:=IF([.B260]=[.E260]; &quot;&quot;; [.E260]-[.B260])">
            <text:p/>
          </table:table-cell>
          <table:table-cell table:formula="of:=IF([.B260]=[.E260]; &quot;&quot;; (([.E260]-[.B260])/[.B260])*100)">
            <text:p/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D260]=[.L260]" office:value-type="boolean" office:boolean-value="true" calcext:value-type="boolean">
            <text:p>TRUE</text:p>
          </table:table-cell>
          <table:table-cell table:formula="of:=IF([.B260]=[.M260]; &quot;&quot;; &quot;*&quot;)">
            <text:p/>
          </table:table-cell>
          <table:table-cell table:formula="of:=IF([.B260]=[.M260]; &quot;&quot;; [.M260]-[.B260])">
            <text:p/>
          </table:table-cell>
          <table:table-cell table:formula="of:=IF([.B260]=[.M260]; &quot;&quot;; (([.M260]-[.B260])/[.B260])*100)">
            <text:p/>
          </table:table-cell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IF([.B261]=[.E261]; &quot;&quot;; &quot;*&quot;)">
            <text:p/>
          </table:table-cell>
          <table:table-cell table:formula="of:=IF([.B261]=[.E261]; &quot;&quot;; [.E261]-[.B261])">
            <text:p/>
          </table:table-cell>
          <table:table-cell table:formula="of:=IF([.B261]=[.E261]; &quot;&quot;; (([.E261]-[.B261])/[.B261])*100)">
            <text:p/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[.D261]=[.L261]" office:value-type="boolean" office:boolean-value="true" calcext:value-type="boolean">
            <text:p>TRUE</text:p>
          </table:table-cell>
          <table:table-cell table:formula="of:=IF([.B261]=[.M261]; &quot;&quot;; &quot;*&quot;)">
            <text:p/>
          </table:table-cell>
          <table:table-cell table:formula="of:=IF([.B261]=[.M261]; &quot;&quot;; [.M261]-[.B261])">
            <text:p/>
          </table:table-cell>
          <table:table-cell table:formula="of:=IF([.B261]=[.M261]; &quot;&quot;; (([.M261]-[.B261])/[.B261])*100)">
            <text:p/>
          </table:table-cell>
        </table:table-row>
        <table:table-row table:style-name="ro1"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IF([.B262]=[.E262]; &quot;&quot;; &quot;*&quot;)">
            <text:p/>
          </table:table-cell>
          <table:table-cell table:formula="of:=IF([.B262]=[.E262]; &quot;&quot;; [.E262]-[.B262])">
            <text:p/>
          </table:table-cell>
          <table:table-cell table:formula="of:=IF([.B262]=[.E262]; &quot;&quot;; (([.E262]-[.B262])/[.B262])*100)">
            <text:p/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2]=[.L262]" office:value-type="boolean" office:boolean-value="true" calcext:value-type="boolean">
            <text:p>TRUE</text:p>
          </table:table-cell>
          <table:table-cell table:formula="of:=IF([.B262]=[.M262]; &quot;&quot;; &quot;*&quot;)">
            <text:p/>
          </table:table-cell>
          <table:table-cell table:formula="of:=IF([.B262]=[.M262]; &quot;&quot;; [.M262]-[.B262])">
            <text:p/>
          </table:table-cell>
          <table:table-cell table:formula="of:=IF([.B262]=[.M262]; &quot;&quot;; (([.M262]-[.B262])/[.B262])*100)">
            <text:p/>
          </table:table-cell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IF([.B263]=[.E263]; &quot;&quot;; &quot;*&quot;)">
            <text:p/>
          </table:table-cell>
          <table:table-cell table:formula="of:=IF([.B263]=[.E263]; &quot;&quot;; [.E263]-[.B263])">
            <text:p/>
          </table:table-cell>
          <table:table-cell table:formula="of:=IF([.B263]=[.E263]; &quot;&quot;; (([.E263]-[.B263])/[.B263])*100)">
            <text:p/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3]=[.L263]" office:value-type="boolean" office:boolean-value="true" calcext:value-type="boolean">
            <text:p>TRUE</text:p>
          </table:table-cell>
          <table:table-cell table:formula="of:=IF([.B263]=[.M263]; &quot;&quot;; &quot;*&quot;)">
            <text:p/>
          </table:table-cell>
          <table:table-cell table:formula="of:=IF([.B263]=[.M263]; &quot;&quot;; [.M263]-[.B263])">
            <text:p/>
          </table:table-cell>
          <table:table-cell table:formula="of:=IF([.B263]=[.M263]; &quot;&quot;; (([.M263]-[.B263])/[.B263])*100)">
            <text:p/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IF([.B264]=[.E264]; &quot;&quot;; &quot;*&quot;)">
            <text:p/>
          </table:table-cell>
          <table:table-cell table:formula="of:=IF([.B264]=[.E264]; &quot;&quot;; [.E264]-[.B264])">
            <text:p/>
          </table:table-cell>
          <table:table-cell table:formula="of:=IF([.B264]=[.E264]; &quot;&quot;; (([.E264]-[.B264])/[.B264])*100)">
            <text:p/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64]=[.L264]" office:value-type="boolean" office:boolean-value="true" calcext:value-type="boolean">
            <text:p>TRUE</text:p>
          </table:table-cell>
          <table:table-cell table:formula="of:=IF([.B264]=[.M264]; &quot;&quot;; &quot;*&quot;)">
            <text:p/>
          </table:table-cell>
          <table:table-cell table:formula="of:=IF([.B264]=[.M264]; &quot;&quot;; [.M264]-[.B264])">
            <text:p/>
          </table:table-cell>
          <table:table-cell table:formula="of:=IF([.B264]=[.M264]; &quot;&quot;; (([.M264]-[.B264])/[.B264])*100)">
            <text:p/>
          </table:table-cell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IF([.B265]=[.E265]; &quot;&quot;; &quot;*&quot;)">
            <text:p/>
          </table:table-cell>
          <table:table-cell table:formula="of:=IF([.B265]=[.E265]; &quot;&quot;; [.E265]-[.B265])">
            <text:p/>
          </table:table-cell>
          <table:table-cell table:formula="of:=IF([.B265]=[.E265]; &quot;&quot;; (([.E265]-[.B265])/[.B265])*100)">
            <text:p/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5]=[.L265]" office:value-type="boolean" office:boolean-value="true" calcext:value-type="boolean">
            <text:p>TRUE</text:p>
          </table:table-cell>
          <table:table-cell table:formula="of:=IF([.B265]=[.M265]; &quot;&quot;; &quot;*&quot;)">
            <text:p/>
          </table:table-cell>
          <table:table-cell table:formula="of:=IF([.B265]=[.M265]; &quot;&quot;; [.M265]-[.B265])">
            <text:p/>
          </table:table-cell>
          <table:table-cell table:formula="of:=IF([.B265]=[.M265]; &quot;&quot;; (([.M265]-[.B265])/[.B265])*100)">
            <text:p/>
          </table:table-cell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IF([.B266]=[.E266]; &quot;&quot;; &quot;*&quot;)">
            <text:p/>
          </table:table-cell>
          <table:table-cell table:formula="of:=IF([.B266]=[.E266]; &quot;&quot;; [.E266]-[.B266])">
            <text:p/>
          </table:table-cell>
          <table:table-cell table:formula="of:=IF([.B266]=[.E266]; &quot;&quot;; (([.E266]-[.B266])/[.B266])*100)">
            <text:p/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6]=[.L266]" office:value-type="boolean" office:boolean-value="true" calcext:value-type="boolean">
            <text:p>TRUE</text:p>
          </table:table-cell>
          <table:table-cell table:formula="of:=IF([.B266]=[.M266]; &quot;&quot;; &quot;*&quot;)">
            <text:p/>
          </table:table-cell>
          <table:table-cell table:formula="of:=IF([.B266]=[.M266]; &quot;&quot;; [.M266]-[.B266])">
            <text:p/>
          </table:table-cell>
          <table:table-cell table:formula="of:=IF([.B266]=[.M266]; &quot;&quot;; (([.M266]-[.B266])/[.B266])*100)">
            <text:p/>
          </table:table-cell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IF([.B267]=[.E267]; &quot;&quot;; &quot;*&quot;)">
            <text:p/>
          </table:table-cell>
          <table:table-cell table:formula="of:=IF([.B267]=[.E267]; &quot;&quot;; [.E267]-[.B267])">
            <text:p/>
          </table:table-cell>
          <table:table-cell table:formula="of:=IF([.B267]=[.E267]; &quot;&quot;; (([.E267]-[.B267])/[.B267])*100)">
            <text:p/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7]=[.L267]" office:value-type="boolean" office:boolean-value="true" calcext:value-type="boolean">
            <text:p>TRUE</text:p>
          </table:table-cell>
          <table:table-cell table:formula="of:=IF([.B267]=[.M267]; &quot;&quot;; &quot;*&quot;)">
            <text:p/>
          </table:table-cell>
          <table:table-cell table:formula="of:=IF([.B267]=[.M267]; &quot;&quot;; [.M267]-[.B267])">
            <text:p/>
          </table:table-cell>
          <table:table-cell table:formula="of:=IF([.B267]=[.M267]; &quot;&quot;; (([.M267]-[.B267])/[.B267])*100)">
            <text:p/>
          </table:table-cell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IF([.B268]=[.E268]; &quot;&quot;; &quot;*&quot;)">
            <text:p/>
          </table:table-cell>
          <table:table-cell table:formula="of:=IF([.B268]=[.E268]; &quot;&quot;; [.E268]-[.B268])">
            <text:p/>
          </table:table-cell>
          <table:table-cell table:formula="of:=IF([.B268]=[.E268]; &quot;&quot;; (([.E268]-[.B268])/[.B268])*100)">
            <text:p/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68]=[.L268]" office:value-type="boolean" office:boolean-value="true" calcext:value-type="boolean">
            <text:p>TRUE</text:p>
          </table:table-cell>
          <table:table-cell table:formula="of:=IF([.B268]=[.M268]; &quot;&quot;; &quot;*&quot;)">
            <text:p/>
          </table:table-cell>
          <table:table-cell table:formula="of:=IF([.B268]=[.M268]; &quot;&quot;; [.M268]-[.B268])">
            <text:p/>
          </table:table-cell>
          <table:table-cell table:formula="of:=IF([.B268]=[.M268]; &quot;&quot;; (([.M268]-[.B268])/[.B268])*100)">
            <text:p/>
          </table:table-cell>
        </table:table-row>
        <table:table-row table:style-name="ro1"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IF([.B269]=[.E269]; &quot;&quot;; &quot;*&quot;)">
            <text:p/>
          </table:table-cell>
          <table:table-cell table:formula="of:=IF([.B269]=[.E269]; &quot;&quot;; [.E269]-[.B269])">
            <text:p/>
          </table:table-cell>
          <table:table-cell table:formula="of:=IF([.B269]=[.E269]; &quot;&quot;; (([.E269]-[.B269])/[.B269])*100)">
            <text:p/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269]=[.L269]" office:value-type="boolean" office:boolean-value="true" calcext:value-type="boolean">
            <text:p>TRUE</text:p>
          </table:table-cell>
          <table:table-cell table:formula="of:=IF([.B269]=[.M269]; &quot;&quot;; &quot;*&quot;)">
            <text:p/>
          </table:table-cell>
          <table:table-cell table:formula="of:=IF([.B269]=[.M269]; &quot;&quot;; [.M269]-[.B269])">
            <text:p/>
          </table:table-cell>
          <table:table-cell table:formula="of:=IF([.B269]=[.M269]; &quot;&quot;; (([.M269]-[.B269])/[.B269])*100)">
            <text:p/>
          </table:table-cell>
        </table:table-row>
        <table:table-row table:style-name="ro1"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IF([.B270]=[.E270]; &quot;&quot;; &quot;*&quot;)">
            <text:p/>
          </table:table-cell>
          <table:table-cell table:formula="of:=IF([.B270]=[.E270]; &quot;&quot;; [.E270]-[.B270])">
            <text:p/>
          </table:table-cell>
          <table:table-cell table:formula="of:=IF([.B270]=[.E270]; &quot;&quot;; (([.E270]-[.B270])/[.B270])*100)">
            <text:p/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270]=[.L270]" office:value-type="boolean" office:boolean-value="true" calcext:value-type="boolean">
            <text:p>TRUE</text:p>
          </table:table-cell>
          <table:table-cell table:formula="of:=IF([.B270]=[.M270]; &quot;&quot;; &quot;*&quot;)">
            <text:p/>
          </table:table-cell>
          <table:table-cell table:formula="of:=IF([.B270]=[.M270]; &quot;&quot;; [.M270]-[.B270])">
            <text:p/>
          </table:table-cell>
          <table:table-cell table:formula="of:=IF([.B270]=[.M270]; &quot;&quot;; (([.M270]-[.B270])/[.B270])*100)">
            <text:p/>
          </table:table-cell>
        </table:table-row>
        <table:table-row table:style-name="ro1"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IF([.B271]=[.E271]; &quot;&quot;; &quot;*&quot;)">
            <text:p/>
          </table:table-cell>
          <table:table-cell table:formula="of:=IF([.B271]=[.E271]; &quot;&quot;; [.E271]-[.B271])">
            <text:p/>
          </table:table-cell>
          <table:table-cell table:formula="of:=IF([.B271]=[.E271]; &quot;&quot;; (([.E271]-[.B271])/[.B271])*100)">
            <text:p/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271]=[.L271]" office:value-type="boolean" office:boolean-value="true" calcext:value-type="boolean">
            <text:p>TRUE</text:p>
          </table:table-cell>
          <table:table-cell table:formula="of:=IF([.B271]=[.M271]; &quot;&quot;; &quot;*&quot;)">
            <text:p/>
          </table:table-cell>
          <table:table-cell table:formula="of:=IF([.B271]=[.M271]; &quot;&quot;; [.M271]-[.B271])">
            <text:p/>
          </table:table-cell>
          <table:table-cell table:formula="of:=IF([.B271]=[.M271]; &quot;&quot;; (([.M271]-[.B271])/[.B271])*100)">
            <text:p/>
          </table:table-cell>
        </table:table-row>
        <table:table-row table:style-name="ro1"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IF([.B272]=[.E272]; &quot;&quot;; &quot;*&quot;)">
            <text:p/>
          </table:table-cell>
          <table:table-cell table:formula="of:=IF([.B272]=[.E272]; &quot;&quot;; [.E272]-[.B272])">
            <text:p/>
          </table:table-cell>
          <table:table-cell table:formula="of:=IF([.B272]=[.E272]; &quot;&quot;; (([.E272]-[.B272])/[.B272])*100)">
            <text:p/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72]=[.L272]" office:value-type="boolean" office:boolean-value="true" calcext:value-type="boolean">
            <text:p>TRUE</text:p>
          </table:table-cell>
          <table:table-cell table:formula="of:=IF([.B272]=[.M272]; &quot;&quot;; &quot;*&quot;)">
            <text:p/>
          </table:table-cell>
          <table:table-cell table:formula="of:=IF([.B272]=[.M272]; &quot;&quot;; [.M272]-[.B272])">
            <text:p/>
          </table:table-cell>
          <table:table-cell table:formula="of:=IF([.B272]=[.M272]; &quot;&quot;; (([.M272]-[.B272])/[.B272])*100)">
            <text:p/>
          </table:table-cell>
        </table:table-row>
        <table:table-row table:style-name="ro1"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IF([.B273]=[.E273]; &quot;&quot;; &quot;*&quot;)">
            <text:p/>
          </table:table-cell>
          <table:table-cell table:formula="of:=IF([.B273]=[.E273]; &quot;&quot;; [.E273]-[.B273])">
            <text:p/>
          </table:table-cell>
          <table:table-cell table:formula="of:=IF([.B273]=[.E273]; &quot;&quot;; (([.E273]-[.B273])/[.B273])*100)">
            <text:p/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273]=[.L273]" office:value-type="boolean" office:boolean-value="true" calcext:value-type="boolean">
            <text:p>TRUE</text:p>
          </table:table-cell>
          <table:table-cell table:formula="of:=IF([.B273]=[.M273]; &quot;&quot;; &quot;*&quot;)">
            <text:p/>
          </table:table-cell>
          <table:table-cell table:formula="of:=IF([.B273]=[.M273]; &quot;&quot;; [.M273]-[.B273])">
            <text:p/>
          </table:table-cell>
          <table:table-cell table:formula="of:=IF([.B273]=[.M273]; &quot;&quot;; (([.M273]-[.B273])/[.B273])*100)">
            <text:p/>
          </table:table-cell>
        </table:table-row>
        <table:table-row table:style-name="ro1"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IF([.B274]=[.E274]; &quot;&quot;; &quot;*&quot;)">
            <text:p/>
          </table:table-cell>
          <table:table-cell table:formula="of:=IF([.B274]=[.E274]; &quot;&quot;; [.E274]-[.B274])">
            <text:p/>
          </table:table-cell>
          <table:table-cell table:formula="of:=IF([.B274]=[.E274]; &quot;&quot;; (([.E274]-[.B274])/[.B274])*100)">
            <text:p/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74]=[.L274]" office:value-type="boolean" office:boolean-value="true" calcext:value-type="boolean">
            <text:p>TRUE</text:p>
          </table:table-cell>
          <table:table-cell table:formula="of:=IF([.B274]=[.M274]; &quot;&quot;; &quot;*&quot;)">
            <text:p/>
          </table:table-cell>
          <table:table-cell table:formula="of:=IF([.B274]=[.M274]; &quot;&quot;; [.M274]-[.B274])">
            <text:p/>
          </table:table-cell>
          <table:table-cell table:formula="of:=IF([.B274]=[.M274]; &quot;&quot;; (([.M274]-[.B274])/[.B274])*100)">
            <text:p/>
          </table:table-cell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IF([.B275]=[.E275]; &quot;&quot;; &quot;*&quot;)">
            <text:p/>
          </table:table-cell>
          <table:table-cell table:formula="of:=IF([.B275]=[.E275]; &quot;&quot;; [.E275]-[.B275])">
            <text:p/>
          </table:table-cell>
          <table:table-cell table:formula="of:=IF([.B275]=[.E275]; &quot;&quot;; (([.E275]-[.B275])/[.B275])*100)">
            <text:p/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75]=[.L275]" office:value-type="boolean" office:boolean-value="true" calcext:value-type="boolean">
            <text:p>TRUE</text:p>
          </table:table-cell>
          <table:table-cell table:formula="of:=IF([.B275]=[.M275]; &quot;&quot;; &quot;*&quot;)">
            <text:p/>
          </table:table-cell>
          <table:table-cell table:formula="of:=IF([.B275]=[.M275]; &quot;&quot;; [.M275]-[.B275])">
            <text:p/>
          </table:table-cell>
          <table:table-cell table:formula="of:=IF([.B275]=[.M275]; &quot;&quot;; (([.M275]-[.B275])/[.B275])*100)">
            <text:p/>
          </table:table-cell>
        </table:table-row>
        <table:table-row table:style-name="ro1"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IF([.B276]=[.E276]; &quot;&quot;; &quot;*&quot;)">
            <text:p/>
          </table:table-cell>
          <table:table-cell table:formula="of:=IF([.B276]=[.E276]; &quot;&quot;; [.E276]-[.B276])">
            <text:p/>
          </table:table-cell>
          <table:table-cell table:formula="of:=IF([.B276]=[.E276]; &quot;&quot;; (([.E276]-[.B276])/[.B276])*100)">
            <text:p/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D276]=[.L276]" office:value-type="boolean" office:boolean-value="true" calcext:value-type="boolean">
            <text:p>TRUE</text:p>
          </table:table-cell>
          <table:table-cell table:formula="of:=IF([.B276]=[.M276]; &quot;&quot;; &quot;*&quot;)">
            <text:p/>
          </table:table-cell>
          <table:table-cell table:formula="of:=IF([.B276]=[.M276]; &quot;&quot;; [.M276]-[.B276])">
            <text:p/>
          </table:table-cell>
          <table:table-cell table:formula="of:=IF([.B276]=[.M276]; &quot;&quot;; (([.M276]-[.B276])/[.B276])*100)">
            <text:p/>
          </table:table-cell>
        </table:table-row>
        <table:table-row table:style-name="ro1"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IF([.B277]=[.E277]; &quot;&quot;; &quot;*&quot;)">
            <text:p/>
          </table:table-cell>
          <table:table-cell table:formula="of:=IF([.B277]=[.E277]; &quot;&quot;; [.E277]-[.B277])">
            <text:p/>
          </table:table-cell>
          <table:table-cell table:formula="of:=IF([.B277]=[.E277]; &quot;&quot;; (([.E277]-[.B277])/[.B277])*100)">
            <text:p/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77]=[.L277]" office:value-type="boolean" office:boolean-value="true" calcext:value-type="boolean">
            <text:p>TRUE</text:p>
          </table:table-cell>
          <table:table-cell table:formula="of:=IF([.B277]=[.M277]; &quot;&quot;; &quot;*&quot;)">
            <text:p/>
          </table:table-cell>
          <table:table-cell table:formula="of:=IF([.B277]=[.M277]; &quot;&quot;; [.M277]-[.B277])">
            <text:p/>
          </table:table-cell>
          <table:table-cell table:formula="of:=IF([.B277]=[.M277]; &quot;&quot;; (([.M277]-[.B277])/[.B277])*100)">
            <text:p/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IF([.B278]=[.E278]; &quot;&quot;; &quot;*&quot;)">
            <text:p/>
          </table:table-cell>
          <table:table-cell table:formula="of:=IF([.B278]=[.E278]; &quot;&quot;; [.E278]-[.B278])">
            <text:p/>
          </table:table-cell>
          <table:table-cell table:formula="of:=IF([.B278]=[.E278]; &quot;&quot;; (([.E278]-[.B278])/[.B278])*100)">
            <text:p/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D278]=[.L278]" office:value-type="boolean" office:boolean-value="true" calcext:value-type="boolean">
            <text:p>TRUE</text:p>
          </table:table-cell>
          <table:table-cell table:formula="of:=IF([.B278]=[.M278]; &quot;&quot;; &quot;*&quot;)">
            <text:p/>
          </table:table-cell>
          <table:table-cell table:formula="of:=IF([.B278]=[.M278]; &quot;&quot;; [.M278]-[.B278])">
            <text:p/>
          </table:table-cell>
          <table:table-cell table:formula="of:=IF([.B278]=[.M278]; &quot;&quot;; (([.M278]-[.B278])/[.B278])*100)">
            <text:p/>
          </table:table-cell>
        </table:table-row>
        <table:table-row table:style-name="ro1"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IF([.B279]=[.E279]; &quot;&quot;; &quot;*&quot;)">
            <text:p/>
          </table:table-cell>
          <table:table-cell table:formula="of:=IF([.B279]=[.E279]; &quot;&quot;; [.E279]-[.B279])">
            <text:p/>
          </table:table-cell>
          <table:table-cell table:formula="of:=IF([.B279]=[.E279]; &quot;&quot;; (([.E279]-[.B279])/[.B279])*100)">
            <text:p/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79]=[.L279]" office:value-type="boolean" office:boolean-value="true" calcext:value-type="boolean">
            <text:p>TRUE</text:p>
          </table:table-cell>
          <table:table-cell table:formula="of:=IF([.B279]=[.M279]; &quot;&quot;; &quot;*&quot;)">
            <text:p/>
          </table:table-cell>
          <table:table-cell table:formula="of:=IF([.B279]=[.M279]; &quot;&quot;; [.M279]-[.B279])">
            <text:p/>
          </table:table-cell>
          <table:table-cell table:formula="of:=IF([.B279]=[.M279]; &quot;&quot;; (([.M279]-[.B279])/[.B279])*100)">
            <text:p/>
          </table:table-cell>
        </table:table-row>
        <table:table-row table:style-name="ro1"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IF([.B280]=[.E280]; &quot;&quot;; &quot;*&quot;)">
            <text:p/>
          </table:table-cell>
          <table:table-cell table:formula="of:=IF([.B280]=[.E280]; &quot;&quot;; [.E280]-[.B280])">
            <text:p/>
          </table:table-cell>
          <table:table-cell table:formula="of:=IF([.B280]=[.E280]; &quot;&quot;; (([.E280]-[.B280])/[.B280])*100)">
            <text:p/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80]=[.L280]" office:value-type="boolean" office:boolean-value="true" calcext:value-type="boolean">
            <text:p>TRUE</text:p>
          </table:table-cell>
          <table:table-cell table:formula="of:=IF([.B280]=[.M280]; &quot;&quot;; &quot;*&quot;)">
            <text:p/>
          </table:table-cell>
          <table:table-cell table:formula="of:=IF([.B280]=[.M280]; &quot;&quot;; [.M280]-[.B280])">
            <text:p/>
          </table:table-cell>
          <table:table-cell table:formula="of:=IF([.B280]=[.M280]; &quot;&quot;; (([.M280]-[.B280])/[.B280])*100)">
            <text:p/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IF([.B281]=[.E281]; &quot;&quot;; &quot;*&quot;)">
            <text:p/>
          </table:table-cell>
          <table:table-cell table:formula="of:=IF([.B281]=[.E281]; &quot;&quot;; [.E281]-[.B281])">
            <text:p/>
          </table:table-cell>
          <table:table-cell table:formula="of:=IF([.B281]=[.E281]; &quot;&quot;; (([.E281]-[.B281])/[.B281])*100)">
            <text:p/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D281]=[.L281]" office:value-type="boolean" office:boolean-value="true" calcext:value-type="boolean">
            <text:p>TRUE</text:p>
          </table:table-cell>
          <table:table-cell table:formula="of:=IF([.B281]=[.M281]; &quot;&quot;; &quot;*&quot;)">
            <text:p/>
          </table:table-cell>
          <table:table-cell table:formula="of:=IF([.B281]=[.M281]; &quot;&quot;; [.M281]-[.B281])">
            <text:p/>
          </table:table-cell>
          <table:table-cell table:formula="of:=IF([.B281]=[.M281]; &quot;&quot;; (([.M281]-[.B281])/[.B281])*100)">
            <text:p/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IF([.B282]=[.E282]; &quot;&quot;; &quot;*&quot;)">
            <text:p/>
          </table:table-cell>
          <table:table-cell table:formula="of:=IF([.B282]=[.E282]; &quot;&quot;; [.E282]-[.B282])">
            <text:p/>
          </table:table-cell>
          <table:table-cell table:formula="of:=IF([.B282]=[.E282]; &quot;&quot;; (([.E282]-[.B282])/[.B282])*100)">
            <text:p/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282]=[.L282]" office:value-type="boolean" office:boolean-value="true" calcext:value-type="boolean">
            <text:p>TRUE</text:p>
          </table:table-cell>
          <table:table-cell table:formula="of:=IF([.B282]=[.M282]; &quot;&quot;; &quot;*&quot;)">
            <text:p/>
          </table:table-cell>
          <table:table-cell table:formula="of:=IF([.B282]=[.M282]; &quot;&quot;; [.M282]-[.B282])">
            <text:p/>
          </table:table-cell>
          <table:table-cell table:formula="of:=IF([.B282]=[.M282]; &quot;&quot;; (([.M282]-[.B282])/[.B282])*100)">
            <text:p/>
          </table:table-cell>
        </table:table-row>
        <table:table-row table:style-name="ro1">
          <table:table-cell office:value-type="string" calcext:value-type="string">
            <text:p>language/str_slic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anguage/str_slice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IF([.B283]=[.E283]; &quot;&quot;; &quot;*&quot;)">
            <text:p/>
          </table:table-cell>
          <table:table-cell table:formula="of:=IF([.B283]=[.E283]; &quot;&quot;; [.E283]-[.B283])">
            <text:p/>
          </table:table-cell>
          <table:table-cell table:formula="of:=IF([.B283]=[.E283]; &quot;&quot;; (([.E283]-[.B283])/[.B283])*100)">
            <text:p/>
          </table:table-cell>
          <table:table-cell/>
          <table:table-cell office:value-type="string" calcext:value-type="string">
            <text:p>language/str_slice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283]=[.L283]" office:value-type="boolean" office:boolean-value="true" calcext:value-type="boolean">
            <text:p>TRUE</text:p>
          </table:table-cell>
          <table:table-cell table:formula="of:=IF([.B283]=[.M283]; &quot;&quot;; &quot;*&quot;)">
            <text:p/>
          </table:table-cell>
          <table:table-cell table:formula="of:=IF([.B283]=[.M283]; &quot;&quot;; [.M283]-[.B283])">
            <text:p/>
          </table:table-cell>
          <table:table-cell table:formula="of:=IF([.B283]=[.M283]; &quot;&quot;; (([.M283]-[.B283])/[.B283])*100)">
            <text:p/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IF([.B284]=[.E284]; &quot;&quot;; &quot;*&quot;)">
            <text:p/>
          </table:table-cell>
          <table:table-cell table:formula="of:=IF([.B284]=[.E284]; &quot;&quot;; [.E284]-[.B284])">
            <text:p/>
          </table:table-cell>
          <table:table-cell table:formula="of:=IF([.B284]=[.E284]; &quot;&quot;; (([.E284]-[.B284])/[.B284])*100)">
            <text:p/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284]=[.L284]" office:value-type="boolean" office:boolean-value="true" calcext:value-type="boolean">
            <text:p>TRUE</text:p>
          </table:table-cell>
          <table:table-cell table:formula="of:=IF([.B284]=[.M284]; &quot;&quot;; &quot;*&quot;)">
            <text:p/>
          </table:table-cell>
          <table:table-cell table:formula="of:=IF([.B284]=[.M284]; &quot;&quot;; [.M284]-[.B284])">
            <text:p/>
          </table:table-cell>
          <table:table-cell table:formula="of:=IF([.B284]=[.M284]; &quot;&quot;; (([.M284]-[.B284])/[.B284])*100)">
            <text:p/>
          </table:table-cell>
        </table:table-row>
        <table:table-row table:style-name="ro1"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IF([.B285]=[.E285]; &quot;&quot;; &quot;*&quot;)">
            <text:p/>
          </table:table-cell>
          <table:table-cell table:formula="of:=IF([.B285]=[.E285]; &quot;&quot;; [.E285]-[.B285])">
            <text:p/>
          </table:table-cell>
          <table:table-cell table:formula="of:=IF([.B285]=[.E285]; &quot;&quot;; (([.E285]-[.B285])/[.B285])*100)">
            <text:p/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85]=[.L285]" office:value-type="boolean" office:boolean-value="true" calcext:value-type="boolean">
            <text:p>TRUE</text:p>
          </table:table-cell>
          <table:table-cell table:formula="of:=IF([.B285]=[.M285]; &quot;&quot;; &quot;*&quot;)">
            <text:p/>
          </table:table-cell>
          <table:table-cell table:formula="of:=IF([.B285]=[.M285]; &quot;&quot;; [.M285]-[.B285])">
            <text:p/>
          </table:table-cell>
          <table:table-cell table:formula="of:=IF([.B285]=[.M285]; &quot;&quot;; (([.M285]-[.B285])/[.B285])*100)">
            <text:p/>
          </table:table-cell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IF([.B286]=[.E286]; &quot;&quot;; &quot;*&quot;)">
            <text:p/>
          </table:table-cell>
          <table:table-cell table:formula="of:=IF([.B286]=[.E286]; &quot;&quot;; [.E286]-[.B286])">
            <text:p/>
          </table:table-cell>
          <table:table-cell table:formula="of:=IF([.B286]=[.E286]; &quot;&quot;; (([.E286]-[.B286])/[.B286])*100)">
            <text:p/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86]=[.L286]" office:value-type="boolean" office:boolean-value="true" calcext:value-type="boolean">
            <text:p>TRUE</text:p>
          </table:table-cell>
          <table:table-cell table:formula="of:=IF([.B286]=[.M286]; &quot;&quot;; &quot;*&quot;)">
            <text:p/>
          </table:table-cell>
          <table:table-cell table:formula="of:=IF([.B286]=[.M286]; &quot;&quot;; [.M286]-[.B286])">
            <text:p/>
          </table:table-cell>
          <table:table-cell table:formula="of:=IF([.B286]=[.M286]; &quot;&quot;; (([.M286]-[.B286])/[.B286])*100)">
            <text:p/>
          </table:table-cell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IF([.B287]=[.E287]; &quot;&quot;; &quot;*&quot;)">
            <text:p/>
          </table:table-cell>
          <table:table-cell table:formula="of:=IF([.B287]=[.E287]; &quot;&quot;; [.E287]-[.B287])">
            <text:p/>
          </table:table-cell>
          <table:table-cell table:formula="of:=IF([.B287]=[.E287]; &quot;&quot;; (([.E287]-[.B287])/[.B287])*100)">
            <text:p/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287]=[.L287]" office:value-type="boolean" office:boolean-value="true" calcext:value-type="boolean">
            <text:p>TRUE</text:p>
          </table:table-cell>
          <table:table-cell table:formula="of:=IF([.B287]=[.M287]; &quot;&quot;; &quot;*&quot;)">
            <text:p/>
          </table:table-cell>
          <table:table-cell table:formula="of:=IF([.B287]=[.M287]; &quot;&quot;; [.M287]-[.B287])">
            <text:p/>
          </table:table-cell>
          <table:table-cell table:formula="of:=IF([.B287]=[.M287]; &quot;&quot;; (([.M287]-[.B287])/[.B287])*100)">
            <text:p/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IF([.B288]=[.E288]; &quot;&quot;; &quot;*&quot;)">
            <text:p/>
          </table:table-cell>
          <table:table-cell table:formula="of:=IF([.B288]=[.E288]; &quot;&quot;; [.E288]-[.B288])">
            <text:p/>
          </table:table-cell>
          <table:table-cell table:formula="of:=IF([.B288]=[.E288]; &quot;&quot;; (([.E288]-[.B288])/[.B288])*100)">
            <text:p/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D288]=[.L288]" office:value-type="boolean" office:boolean-value="true" calcext:value-type="boolean">
            <text:p>TRUE</text:p>
          </table:table-cell>
          <table:table-cell table:formula="of:=IF([.B288]=[.M288]; &quot;&quot;; &quot;*&quot;)">
            <text:p/>
          </table:table-cell>
          <table:table-cell table:formula="of:=IF([.B288]=[.M288]; &quot;&quot;; [.M288]-[.B288])">
            <text:p/>
          </table:table-cell>
          <table:table-cell table:formula="of:=IF([.B288]=[.M288]; &quot;&quot;; (([.M288]-[.B288])/[.B288])*100)">
            <text:p/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IF([.B289]=[.E289]; &quot;&quot;; &quot;*&quot;)">
            <text:p/>
          </table:table-cell>
          <table:table-cell table:formula="of:=IF([.B289]=[.E289]; &quot;&quot;; [.E289]-[.B289])">
            <text:p/>
          </table:table-cell>
          <table:table-cell table:formula="of:=IF([.B289]=[.E289]; &quot;&quot;; (([.E289]-[.B289])/[.B289])*100)">
            <text:p/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table:formula="of:=[.D289]=[.L289]" office:value-type="boolean" office:boolean-value="true" calcext:value-type="boolean">
            <text:p>TRUE</text:p>
          </table:table-cell>
          <table:table-cell table:formula="of:=IF([.B289]=[.M289]; &quot;&quot;; &quot;*&quot;)">
            <text:p/>
          </table:table-cell>
          <table:table-cell table:formula="of:=IF([.B289]=[.M289]; &quot;&quot;; [.M289]-[.B289])">
            <text:p/>
          </table:table-cell>
          <table:table-cell table:formula="of:=IF([.B289]=[.M289]; &quot;&quot;; (([.M289]-[.B289])/[.B289])*100)">
            <text:p/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IF([.B290]=[.E290]; &quot;&quot;; &quot;*&quot;)">
            <text:p/>
          </table:table-cell>
          <table:table-cell table:formula="of:=IF([.B290]=[.E290]; &quot;&quot;; [.E290]-[.B290])">
            <text:p/>
          </table:table-cell>
          <table:table-cell table:formula="of:=IF([.B290]=[.E290]; &quot;&quot;; (([.E290]-[.B290])/[.B290])*100)">
            <text:p/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290]=[.L290]" office:value-type="boolean" office:boolean-value="true" calcext:value-type="boolean">
            <text:p>TRUE</text:p>
          </table:table-cell>
          <table:table-cell table:formula="of:=IF([.B290]=[.M290]; &quot;&quot;; &quot;*&quot;)">
            <text:p/>
          </table:table-cell>
          <table:table-cell table:formula="of:=IF([.B290]=[.M290]; &quot;&quot;; [.M290]-[.B290])">
            <text:p/>
          </table:table-cell>
          <table:table-cell table:formula="of:=IF([.B290]=[.M290]; &quot;&quot;; (([.M290]-[.B290])/[.B290])*100)">
            <text:p/>
          </table:table-cell>
        </table:table-row>
        <table:table-row table:style-name="ro1"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IF([.B291]=[.E291]; &quot;&quot;; &quot;*&quot;)">
            <text:p/>
          </table:table-cell>
          <table:table-cell table:formula="of:=IF([.B291]=[.E291]; &quot;&quot;; [.E291]-[.B291])">
            <text:p/>
          </table:table-cell>
          <table:table-cell table:formula="of:=IF([.B291]=[.E291]; &quot;&quot;; (([.E291]-[.B291])/[.B291])*100)">
            <text:p/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91]=[.L291]" office:value-type="boolean" office:boolean-value="true" calcext:value-type="boolean">
            <text:p>TRUE</text:p>
          </table:table-cell>
          <table:table-cell table:formula="of:=IF([.B291]=[.M291]; &quot;&quot;; &quot;*&quot;)">
            <text:p/>
          </table:table-cell>
          <table:table-cell table:formula="of:=IF([.B291]=[.M291]; &quot;&quot;; [.M291]-[.B291])">
            <text:p/>
          </table:table-cell>
          <table:table-cell table:formula="of:=IF([.B291]=[.M291]; &quot;&quot;; (([.M291]-[.B291])/[.B291])*100)">
            <text:p/>
          </table:table-cell>
        </table:table-row>
        <table:table-row table:style-name="ro1"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IF([.B292]=[.E292]; &quot;&quot;; &quot;*&quot;)">
            <text:p/>
          </table:table-cell>
          <table:table-cell table:formula="of:=IF([.B292]=[.E292]; &quot;&quot;; [.E292]-[.B292])">
            <text:p/>
          </table:table-cell>
          <table:table-cell table:formula="of:=IF([.B292]=[.E292]; &quot;&quot;; (([.E292]-[.B292])/[.B292])*100)">
            <text:p/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92]=[.L292]" office:value-type="boolean" office:boolean-value="true" calcext:value-type="boolean">
            <text:p>TRUE</text:p>
          </table:table-cell>
          <table:table-cell table:formula="of:=IF([.B292]=[.M292]; &quot;&quot;; &quot;*&quot;)">
            <text:p/>
          </table:table-cell>
          <table:table-cell table:formula="of:=IF([.B292]=[.M292]; &quot;&quot;; [.M292]-[.B292])">
            <text:p/>
          </table:table-cell>
          <table:table-cell table:formula="of:=IF([.B292]=[.M292]; &quot;&quot;; (([.M292]-[.B292])/[.B292])*100)">
            <text:p/>
          </table:table-cell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IF([.B293]=[.E293]; &quot;&quot;; &quot;*&quot;)">
            <text:p/>
          </table:table-cell>
          <table:table-cell table:formula="of:=IF([.B293]=[.E293]; &quot;&quot;; [.E293]-[.B293])">
            <text:p/>
          </table:table-cell>
          <table:table-cell table:formula="of:=IF([.B293]=[.E293]; &quot;&quot;; (([.E293]-[.B293])/[.B293])*100)">
            <text:p/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293]=[.L293]" office:value-type="boolean" office:boolean-value="true" calcext:value-type="boolean">
            <text:p>TRUE</text:p>
          </table:table-cell>
          <table:table-cell table:formula="of:=IF([.B293]=[.M293]; &quot;&quot;; &quot;*&quot;)">
            <text:p/>
          </table:table-cell>
          <table:table-cell table:formula="of:=IF([.B293]=[.M293]; &quot;&quot;; [.M293]-[.B293])">
            <text:p/>
          </table:table-cell>
          <table:table-cell table:formula="of:=IF([.B293]=[.M293]; &quot;&quot;; (([.M293]-[.B293])/[.B293])*100)">
            <text:p/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IF([.B294]=[.E294]; &quot;&quot;; &quot;*&quot;)">
            <text:p/>
          </table:table-cell>
          <table:table-cell table:formula="of:=IF([.B294]=[.E294]; &quot;&quot;; [.E294]-[.B294])">
            <text:p/>
          </table:table-cell>
          <table:table-cell table:formula="of:=IF([.B294]=[.E294]; &quot;&quot;; (([.E294]-[.B294])/[.B294])*100)">
            <text:p/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94]=[.L294]" office:value-type="boolean" office:boolean-value="true" calcext:value-type="boolean">
            <text:p>TRUE</text:p>
          </table:table-cell>
          <table:table-cell table:formula="of:=IF([.B294]=[.M294]; &quot;&quot;; &quot;*&quot;)">
            <text:p/>
          </table:table-cell>
          <table:table-cell table:formula="of:=IF([.B294]=[.M294]; &quot;&quot;; [.M294]-[.B294])">
            <text:p/>
          </table:table-cell>
          <table:table-cell table:formula="of:=IF([.B294]=[.M294]; &quot;&quot;; (([.M294]-[.B294])/[.B294])*100)">
            <text:p/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IF([.B295]=[.E295]; &quot;&quot;; &quot;*&quot;)">
            <text:p/>
          </table:table-cell>
          <table:table-cell table:formula="of:=IF([.B295]=[.E295]; &quot;&quot;; [.E295]-[.B295])">
            <text:p/>
          </table:table-cell>
          <table:table-cell table:formula="of:=IF([.B295]=[.E295]; &quot;&quot;; (([.E295]-[.B295])/[.B295])*100)">
            <text:p/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95]=[.L295]" office:value-type="boolean" office:boolean-value="true" calcext:value-type="boolean">
            <text:p>TRUE</text:p>
          </table:table-cell>
          <table:table-cell table:formula="of:=IF([.B295]=[.M295]; &quot;&quot;; &quot;*&quot;)">
            <text:p/>
          </table:table-cell>
          <table:table-cell table:formula="of:=IF([.B295]=[.M295]; &quot;&quot;; [.M295]-[.B295])">
            <text:p/>
          </table:table-cell>
          <table:table-cell table:formula="of:=IF([.B295]=[.M295]; &quot;&quot;; (([.M295]-[.B295])/[.B295])*100)">
            <text:p/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IF([.B296]=[.E296]; &quot;&quot;; &quot;*&quot;)">
            <text:p/>
          </table:table-cell>
          <table:table-cell table:formula="of:=IF([.B296]=[.E296]; &quot;&quot;; [.E296]-[.B296])">
            <text:p/>
          </table:table-cell>
          <table:table-cell table:formula="of:=IF([.B296]=[.E296]; &quot;&quot;; (([.E296]-[.B296])/[.B296])*100)">
            <text:p/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296]=[.L296]" office:value-type="boolean" office:boolean-value="true" calcext:value-type="boolean">
            <text:p>TRUE</text:p>
          </table:table-cell>
          <table:table-cell table:formula="of:=IF([.B296]=[.M296]; &quot;&quot;; &quot;*&quot;)">
            <text:p/>
          </table:table-cell>
          <table:table-cell table:formula="of:=IF([.B296]=[.M296]; &quot;&quot;; [.M296]-[.B296])">
            <text:p/>
          </table:table-cell>
          <table:table-cell table:formula="of:=IF([.B296]=[.M296]; &quot;&quot;; (([.M296]-[.B296])/[.B296])*100)">
            <text:p/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IF([.B297]=[.E297]; &quot;&quot;; &quot;*&quot;)">
            <text:p/>
          </table:table-cell>
          <table:table-cell table:formula="of:=IF([.B297]=[.E297]; &quot;&quot;; [.E297]-[.B297])">
            <text:p/>
          </table:table-cell>
          <table:table-cell table:formula="of:=IF([.B297]=[.E297]; &quot;&quot;; (([.E297]-[.B297])/[.B297])*100)">
            <text:p/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97]=[.L297]" office:value-type="boolean" office:boolean-value="true" calcext:value-type="boolean">
            <text:p>TRUE</text:p>
          </table:table-cell>
          <table:table-cell table:formula="of:=IF([.B297]=[.M297]; &quot;&quot;; &quot;*&quot;)">
            <text:p/>
          </table:table-cell>
          <table:table-cell table:formula="of:=IF([.B297]=[.M297]; &quot;&quot;; [.M297]-[.B297])">
            <text:p/>
          </table:table-cell>
          <table:table-cell table:formula="of:=IF([.B297]=[.M297]; &quot;&quot;; (([.M297]-[.B297])/[.B297])*100)">
            <text:p/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IF([.B298]=[.E298]; &quot;&quot;; &quot;*&quot;)" office:value-type="string" office:string-value="*" calcext:value-type="string">
            <text:p>*</text:p>
          </table:table-cell>
          <table:table-cell table:formula="of:=IF([.B298]=[.E298]; &quot;&quot;; [.E298]-[.B298])" office:value-type="float" office:value="40" calcext:value-type="float">
            <text:p>40</text:p>
          </table:table-cell>
          <table:table-cell table:formula="of:=IF([.B298]=[.E298]; &quot;&quot;; (([.E298]-[.B298])/[.B298])*100)" office:value-type="float" office:value="23.8095238095238" calcext:value-type="float">
            <text:p>23.8095238095238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D298]=[.L298]" office:value-type="boolean" office:boolean-value="true" calcext:value-type="boolean">
            <text:p>TRUE</text:p>
          </table:table-cell>
          <table:table-cell table:formula="of:=IF([.B298]=[.M298]; &quot;&quot;; &quot;*&quot;)">
            <text:p/>
          </table:table-cell>
          <table:table-cell table:formula="of:=IF([.B298]=[.M298]; &quot;&quot;; [.M298]-[.B298])">
            <text:p/>
          </table:table-cell>
          <table:table-cell table:formula="of:=IF([.B298]=[.M298]; &quot;&quot;; (([.M298]-[.B298])/[.B298])*100)">
            <text:p/>
          </table:table-cell>
        </table:table-row>
        <table:table-row table:style-name="ro1"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IF([.B299]=[.E299]; &quot;&quot;; &quot;*&quot;)">
            <text:p/>
          </table:table-cell>
          <table:table-cell table:formula="of:=IF([.B299]=[.E299]; &quot;&quot;; [.E299]-[.B299])">
            <text:p/>
          </table:table-cell>
          <table:table-cell table:formula="of:=IF([.B299]=[.E299]; &quot;&quot;; (([.E299]-[.B299])/[.B299])*100)">
            <text:p/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299]=[.L299]" office:value-type="boolean" office:boolean-value="true" calcext:value-type="boolean">
            <text:p>TRUE</text:p>
          </table:table-cell>
          <table:table-cell table:formula="of:=IF([.B299]=[.M299]; &quot;&quot;; &quot;*&quot;)">
            <text:p/>
          </table:table-cell>
          <table:table-cell table:formula="of:=IF([.B299]=[.M299]; &quot;&quot;; [.M299]-[.B299])">
            <text:p/>
          </table:table-cell>
          <table:table-cell table:formula="of:=IF([.B299]=[.M299]; &quot;&quot;; (([.M299]-[.B299])/[.B299])*100)">
            <text:p/>
          </table:table-cell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IF([.B300]=[.E300]; &quot;&quot;; &quot;*&quot;)">
            <text:p/>
          </table:table-cell>
          <table:table-cell table:formula="of:=IF([.B300]=[.E300]; &quot;&quot;; [.E300]-[.B300])">
            <text:p/>
          </table:table-cell>
          <table:table-cell table:formula="of:=IF([.B300]=[.E300]; &quot;&quot;; (([.E300]-[.B300])/[.B300])*100)">
            <text:p/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300]=[.L300]" office:value-type="boolean" office:boolean-value="true" calcext:value-type="boolean">
            <text:p>TRUE</text:p>
          </table:table-cell>
          <table:table-cell table:formula="of:=IF([.B300]=[.M300]; &quot;&quot;; &quot;*&quot;)">
            <text:p/>
          </table:table-cell>
          <table:table-cell table:formula="of:=IF([.B300]=[.M300]; &quot;&quot;; [.M300]-[.B300])">
            <text:p/>
          </table:table-cell>
          <table:table-cell table:formula="of:=IF([.B300]=[.M300]; &quot;&quot;; (([.M300]-[.B300])/[.B300])*100)">
            <text:p/>
          </table:table-cell>
        </table:table-row>
        <table:table-row table:style-name="ro1"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IF([.B301]=[.E301]; &quot;&quot;; &quot;*&quot;)">
            <text:p/>
          </table:table-cell>
          <table:table-cell table:formula="of:=IF([.B301]=[.E301]; &quot;&quot;; [.E301]-[.B301])">
            <text:p/>
          </table:table-cell>
          <table:table-cell table:formula="of:=IF([.B301]=[.E301]; &quot;&quot;; (([.E301]-[.B301])/[.B301])*100)">
            <text:p/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01]=[.L301]" office:value-type="boolean" office:boolean-value="true" calcext:value-type="boolean">
            <text:p>TRUE</text:p>
          </table:table-cell>
          <table:table-cell table:formula="of:=IF([.B301]=[.M301]; &quot;&quot;; &quot;*&quot;)">
            <text:p/>
          </table:table-cell>
          <table:table-cell table:formula="of:=IF([.B301]=[.M301]; &quot;&quot;; [.M301]-[.B301])">
            <text:p/>
          </table:table-cell>
          <table:table-cell table:formula="of:=IF([.B301]=[.M301]; &quot;&quot;; (([.M301]-[.B301])/[.B301])*100)">
            <text:p/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IF([.B302]=[.E302]; &quot;&quot;; &quot;*&quot;)">
            <text:p/>
          </table:table-cell>
          <table:table-cell table:formula="of:=IF([.B302]=[.E302]; &quot;&quot;; [.E302]-[.B302])">
            <text:p/>
          </table:table-cell>
          <table:table-cell table:formula="of:=IF([.B302]=[.E302]; &quot;&quot;; (([.E302]-[.B302])/[.B302])*100)">
            <text:p/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D302]=[.L302]" office:value-type="boolean" office:boolean-value="true" calcext:value-type="boolean">
            <text:p>TRUE</text:p>
          </table:table-cell>
          <table:table-cell table:formula="of:=IF([.B302]=[.M302]; &quot;&quot;; &quot;*&quot;)">
            <text:p/>
          </table:table-cell>
          <table:table-cell table:formula="of:=IF([.B302]=[.M302]; &quot;&quot;; [.M302]-[.B302])">
            <text:p/>
          </table:table-cell>
          <table:table-cell table:formula="of:=IF([.B302]=[.M302]; &quot;&quot;; (([.M302]-[.B302])/[.B302])*100)">
            <text:p/>
          </table:table-cell>
        </table:table-row>
        <table:table-row table:style-name="ro1">
          <table:table-cell office:value-type="string" calcext:value-type="string">
            <text:p>language/tuple_single_elemen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tuple_single_elemen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IF([.B303]=[.E303]; &quot;&quot;; &quot;*&quot;)">
            <text:p/>
          </table:table-cell>
          <table:table-cell table:formula="of:=IF([.B303]=[.E303]; &quot;&quot;; [.E303]-[.B303])">
            <text:p/>
          </table:table-cell>
          <table:table-cell table:formula="of:=IF([.B303]=[.E303]; &quot;&quot;; (([.E303]-[.B303])/[.B303])*100)">
            <text:p/>
          </table:table-cell>
          <table:table-cell/>
          <table:table-cell office:value-type="string" calcext:value-type="string">
            <text:p>language/tuple_single_elemen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303]=[.L303]" office:value-type="boolean" office:boolean-value="true" calcext:value-type="boolean">
            <text:p>TRUE</text:p>
          </table:table-cell>
          <table:table-cell table:formula="of:=IF([.B303]=[.M303]; &quot;&quot;; &quot;*&quot;)">
            <text:p/>
          </table:table-cell>
          <table:table-cell table:formula="of:=IF([.B303]=[.M303]; &quot;&quot;; [.M303]-[.B303])">
            <text:p/>
          </table:table-cell>
          <table:table-cell table:formula="of:=IF([.B303]=[.M303]; &quot;&quot;; (([.M303]-[.B303])/[.B303])*100)">
            <text:p/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IF([.B304]=[.E304]; &quot;&quot;; &quot;*&quot;)">
            <text:p/>
          </table:table-cell>
          <table:table-cell table:formula="of:=IF([.B304]=[.E304]; &quot;&quot;; [.E304]-[.B304])">
            <text:p/>
          </table:table-cell>
          <table:table-cell table:formula="of:=IF([.B304]=[.E304]; &quot;&quot;; (([.E304]-[.B304])/[.B304])*100)">
            <text:p/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304]=[.L304]" office:value-type="boolean" office:boolean-value="true" calcext:value-type="boolean">
            <text:p>TRUE</text:p>
          </table:table-cell>
          <table:table-cell table:formula="of:=IF([.B304]=[.M304]; &quot;&quot;; &quot;*&quot;)">
            <text:p/>
          </table:table-cell>
          <table:table-cell table:formula="of:=IF([.B304]=[.M304]; &quot;&quot;; [.M304]-[.B304])">
            <text:p/>
          </table:table-cell>
          <table:table-cell table:formula="of:=IF([.B304]=[.M304]; &quot;&quot;; (([.M304]-[.B304])/[.B304])*100)">
            <text:p/>
          </table:table-cell>
        </table:table-row>
        <table:table-row table:style-name="ro1"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IF([.B305]=[.E305]; &quot;&quot;; &quot;*&quot;)">
            <text:p/>
          </table:table-cell>
          <table:table-cell table:formula="of:=IF([.B305]=[.E305]; &quot;&quot;; [.E305]-[.B305])">
            <text:p/>
          </table:table-cell>
          <table:table-cell table:formula="of:=IF([.B305]=[.E305]; &quot;&quot;; (([.E305]-[.B305])/[.B305])*100)">
            <text:p/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05]=[.L305]" office:value-type="boolean" office:boolean-value="true" calcext:value-type="boolean">
            <text:p>TRUE</text:p>
          </table:table-cell>
          <table:table-cell table:formula="of:=IF([.B305]=[.M305]; &quot;&quot;; &quot;*&quot;)">
            <text:p/>
          </table:table-cell>
          <table:table-cell table:formula="of:=IF([.B305]=[.M305]; &quot;&quot;; [.M305]-[.B305])">
            <text:p/>
          </table:table-cell>
          <table:table-cell table:formula="of:=IF([.B305]=[.M305]; &quot;&quot;; (([.M305]-[.B305])/[.B305])*100)">
            <text:p/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728" calcext:value-type="float">
            <text:p>3728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IF([.B306]=[.E306]; &quot;&quot;; &quot;*&quot;)" office:value-type="string" office:string-value="*" calcext:value-type="string">
            <text:p>*</text:p>
          </table:table-cell>
          <table:table-cell table:formula="of:=IF([.B306]=[.E306]; &quot;&quot;; [.E306]-[.B306])" office:value-type="float" office:value="104" calcext:value-type="float">
            <text:p>104</text:p>
          </table:table-cell>
          <table:table-cell table:formula="of:=IF([.B306]=[.E306]; &quot;&quot;; (([.E306]-[.B306])/[.B306])*100)" office:value-type="float" office:value="2.86975717439294" calcext:value-type="float">
            <text:p>2.86975717439294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728" calcext:value-type="float">
            <text:p>3728</text:p>
          </table:table-cell>
          <table:table-cell/>
          <table:table-cell table:formula="of:=[.D306]=[.L306]" office:value-type="boolean" office:boolean-value="true" calcext:value-type="boolean">
            <text:p>TRUE</text:p>
          </table:table-cell>
          <table:table-cell table:formula="of:=IF([.B306]=[.M306]; &quot;&quot;; &quot;*&quot;)" office:value-type="string" office:string-value="*" calcext:value-type="string">
            <text:p>*</text:p>
          </table:table-cell>
          <table:table-cell table:formula="of:=IF([.B306]=[.M306]; &quot;&quot;; [.M306]-[.B306])" office:value-type="float" office:value="104" calcext:value-type="float">
            <text:p>104</text:p>
          </table:table-cell>
          <table:table-cell table:formula="of:=IF([.B306]=[.M306]; &quot;&quot;; (([.M306]-[.B306])/[.B306])*100)" office:value-type="float" office:value="2.86975717439294" calcext:value-type="float">
            <text:p>2.86975717439294</text:p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IF([.B307]=[.E307]; &quot;&quot;; &quot;*&quot;)">
            <text:p/>
          </table:table-cell>
          <table:table-cell table:formula="of:=IF([.B307]=[.E307]; &quot;&quot;; [.E307]-[.B307])">
            <text:p/>
          </table:table-cell>
          <table:table-cell table:formula="of:=IF([.B307]=[.E307]; &quot;&quot;; (([.E307]-[.B307])/[.B307])*100)">
            <text:p/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07]=[.L307]" office:value-type="boolean" office:boolean-value="true" calcext:value-type="boolean">
            <text:p>TRUE</text:p>
          </table:table-cell>
          <table:table-cell table:formula="of:=IF([.B307]=[.M307]; &quot;&quot;; &quot;*&quot;)">
            <text:p/>
          </table:table-cell>
          <table:table-cell table:formula="of:=IF([.B307]=[.M307]; &quot;&quot;; [.M307]-[.B307])">
            <text:p/>
          </table:table-cell>
          <table:table-cell table:formula="of:=IF([.B307]=[.M307]; &quot;&quot;; (([.M307]-[.B307])/[.B307])*100)">
            <text:p/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IF([.B308]=[.E308]; &quot;&quot;; &quot;*&quot;)">
            <text:p/>
          </table:table-cell>
          <table:table-cell table:formula="of:=IF([.B308]=[.E308]; &quot;&quot;; [.E308]-[.B308])">
            <text:p/>
          </table:table-cell>
          <table:table-cell table:formula="of:=IF([.B308]=[.E308]; &quot;&quot;; (([.E308]-[.B308])/[.B308])*100)">
            <text:p/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08]=[.L308]" office:value-type="boolean" office:boolean-value="true" calcext:value-type="boolean">
            <text:p>TRUE</text:p>
          </table:table-cell>
          <table:table-cell table:formula="of:=IF([.B308]=[.M308]; &quot;&quot;; &quot;*&quot;)">
            <text:p/>
          </table:table-cell>
          <table:table-cell table:formula="of:=IF([.B308]=[.M308]; &quot;&quot;; [.M308]-[.B308])">
            <text:p/>
          </table:table-cell>
          <table:table-cell table:formula="of:=IF([.B308]=[.M308]; &quot;&quot;; (([.M308]-[.B308])/[.B308])*100)">
            <text:p/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IF([.B309]=[.E309]; &quot;&quot;; &quot;*&quot;)">
            <text:p/>
          </table:table-cell>
          <table:table-cell table:formula="of:=IF([.B309]=[.E309]; &quot;&quot;; [.E309]-[.B309])">
            <text:p/>
          </table:table-cell>
          <table:table-cell table:formula="of:=IF([.B309]=[.E309]; &quot;&quot;; (([.E309]-[.B309])/[.B309])*100)">
            <text:p/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309]=[.L309]" office:value-type="boolean" office:boolean-value="true" calcext:value-type="boolean">
            <text:p>TRUE</text:p>
          </table:table-cell>
          <table:table-cell table:formula="of:=IF([.B309]=[.M309]; &quot;&quot;; &quot;*&quot;)">
            <text:p/>
          </table:table-cell>
          <table:table-cell table:formula="of:=IF([.B309]=[.M309]; &quot;&quot;; [.M309]-[.B309])">
            <text:p/>
          </table:table-cell>
          <table:table-cell table:formula="of:=IF([.B309]=[.M309]; &quot;&quot;; (([.M309]-[.B309])/[.B309])*100)">
            <text:p/>
          </table:table-cell>
        </table:table-row>
        <table:table-row table:style-name="ro1"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IF([.B310]=[.E310]; &quot;&quot;; &quot;*&quot;)">
            <text:p/>
          </table:table-cell>
          <table:table-cell table:formula="of:=IF([.B310]=[.E310]; &quot;&quot;; [.E310]-[.B310])">
            <text:p/>
          </table:table-cell>
          <table:table-cell table:formula="of:=IF([.B310]=[.E310]; &quot;&quot;; (([.E310]-[.B310])/[.B310])*100)">
            <text:p/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310]=[.L310]" office:value-type="boolean" office:boolean-value="true" calcext:value-type="boolean">
            <text:p>TRUE</text:p>
          </table:table-cell>
          <table:table-cell table:formula="of:=IF([.B310]=[.M310]; &quot;&quot;; &quot;*&quot;)">
            <text:p/>
          </table:table-cell>
          <table:table-cell table:formula="of:=IF([.B310]=[.M310]; &quot;&quot;; [.M310]-[.B310])">
            <text:p/>
          </table:table-cell>
          <table:table-cell table:formula="of:=IF([.B310]=[.M310]; &quot;&quot;; (([.M310]-[.B310])/[.B310])*100)">
            <text:p/>
          </table:table-cell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5152" calcext:value-type="float">
            <text:p>5152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288" calcext:value-type="float">
            <text:p>5288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IF([.B311]=[.E311]; &quot;&quot;; &quot;*&quot;)" office:value-type="string" office:string-value="*" calcext:value-type="string">
            <text:p>*</text:p>
          </table:table-cell>
          <table:table-cell table:formula="of:=IF([.B311]=[.E311]; &quot;&quot;; [.E311]-[.B311])" office:value-type="float" office:value="136" calcext:value-type="float">
            <text:p>136</text:p>
          </table:table-cell>
          <table:table-cell table:formula="of:=IF([.B311]=[.E311]; &quot;&quot;; (([.E311]-[.B311])/[.B311])*100)" office:value-type="float" office:value="2.63975155279503" calcext:value-type="float">
            <text:p>2.63975155279503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288" calcext:value-type="float">
            <text:p>5288</text:p>
          </table:table-cell>
          <table:table-cell/>
          <table:table-cell table:formula="of:=[.D311]=[.L311]" office:value-type="boolean" office:boolean-value="true" calcext:value-type="boolean">
            <text:p>TRUE</text:p>
          </table:table-cell>
          <table:table-cell table:formula="of:=IF([.B311]=[.M311]; &quot;&quot;; &quot;*&quot;)" office:value-type="string" office:string-value="*" calcext:value-type="string">
            <text:p>*</text:p>
          </table:table-cell>
          <table:table-cell table:formula="of:=IF([.B311]=[.M311]; &quot;&quot;; [.M311]-[.B311])" office:value-type="float" office:value="136" calcext:value-type="float">
            <text:p>136</text:p>
          </table:table-cell>
          <table:table-cell table:formula="of:=IF([.B311]=[.M311]; &quot;&quot;; (([.M311]-[.B311])/[.B311])*100)" office:value-type="float" office:value="2.63975155279503" calcext:value-type="float">
            <text:p>2.63975155279503</text:p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IF([.B312]=[.E312]; &quot;&quot;; &quot;*&quot;)">
            <text:p/>
          </table:table-cell>
          <table:table-cell table:formula="of:=IF([.B312]=[.E312]; &quot;&quot;; [.E312]-[.B312])">
            <text:p/>
          </table:table-cell>
          <table:table-cell table:formula="of:=IF([.B312]=[.E312]; &quot;&quot;; (([.E312]-[.B312])/[.B312])*100)">
            <text:p/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12]=[.L312]" office:value-type="boolean" office:boolean-value="true" calcext:value-type="boolean">
            <text:p>TRUE</text:p>
          </table:table-cell>
          <table:table-cell table:formula="of:=IF([.B312]=[.M312]; &quot;&quot;; &quot;*&quot;)">
            <text:p/>
          </table:table-cell>
          <table:table-cell table:formula="of:=IF([.B312]=[.M312]; &quot;&quot;; [.M312]-[.B312])">
            <text:p/>
          </table:table-cell>
          <table:table-cell table:formula="of:=IF([.B312]=[.M312]; &quot;&quot;; (([.M312]-[.B312])/[.B312])*100)">
            <text:p/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IF([.B313]=[.E313]; &quot;&quot;; &quot;*&quot;)">
            <text:p/>
          </table:table-cell>
          <table:table-cell table:formula="of:=IF([.B313]=[.E313]; &quot;&quot;; [.E313]-[.B313])">
            <text:p/>
          </table:table-cell>
          <table:table-cell table:formula="of:=IF([.B313]=[.E313]; &quot;&quot;; (([.E313]-[.B313])/[.B313])*100)">
            <text:p/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13]=[.L313]" office:value-type="boolean" office:boolean-value="true" calcext:value-type="boolean">
            <text:p>TRUE</text:p>
          </table:table-cell>
          <table:table-cell table:formula="of:=IF([.B313]=[.M313]; &quot;&quot;; &quot;*&quot;)">
            <text:p/>
          </table:table-cell>
          <table:table-cell table:formula="of:=IF([.B313]=[.M313]; &quot;&quot;; [.M313]-[.B313])">
            <text:p/>
          </table:table-cell>
          <table:table-cell table:formula="of:=IF([.B313]=[.M313]; &quot;&quot;; (([.M313]-[.B313])/[.B313])*100)">
            <text:p/>
          </table:table-cell>
        </table:table-row>
        <table:table-row table:style-name="ro1"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IF([.B314]=[.E314]; &quot;&quot;; &quot;*&quot;)">
            <text:p/>
          </table:table-cell>
          <table:table-cell table:formula="of:=IF([.B314]=[.E314]; &quot;&quot;; [.E314]-[.B314])">
            <text:p/>
          </table:table-cell>
          <table:table-cell table:formula="of:=IF([.B314]=[.E314]; &quot;&quot;; (([.E314]-[.B314])/[.B314])*100)">
            <text:p/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14]=[.L314]" office:value-type="boolean" office:boolean-value="true" calcext:value-type="boolean">
            <text:p>TRUE</text:p>
          </table:table-cell>
          <table:table-cell table:formula="of:=IF([.B314]=[.M314]; &quot;&quot;; &quot;*&quot;)">
            <text:p/>
          </table:table-cell>
          <table:table-cell table:formula="of:=IF([.B314]=[.M314]; &quot;&quot;; [.M314]-[.B314])">
            <text:p/>
          </table:table-cell>
          <table:table-cell table:formula="of:=IF([.B314]=[.M314]; &quot;&quot;; (([.M314]-[.B314])/[.B314])*100)">
            <text:p/>
          </table:table-cell>
        </table:table-row>
        <table:table-row table:style-name="ro1"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IF([.B315]=[.E315]; &quot;&quot;; &quot;*&quot;)">
            <text:p/>
          </table:table-cell>
          <table:table-cell table:formula="of:=IF([.B315]=[.E315]; &quot;&quot;; [.E315]-[.B315])">
            <text:p/>
          </table:table-cell>
          <table:table-cell table:formula="of:=IF([.B315]=[.E315]; &quot;&quot;; (([.E315]-[.B315])/[.B315])*100)">
            <text:p/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15]=[.L315]" office:value-type="boolean" office:boolean-value="true" calcext:value-type="boolean">
            <text:p>TRUE</text:p>
          </table:table-cell>
          <table:table-cell table:formula="of:=IF([.B315]=[.M315]; &quot;&quot;; &quot;*&quot;)">
            <text:p/>
          </table:table-cell>
          <table:table-cell table:formula="of:=IF([.B315]=[.M315]; &quot;&quot;; [.M315]-[.B315])">
            <text:p/>
          </table:table-cell>
          <table:table-cell table:formula="of:=IF([.B315]=[.M315]; &quot;&quot;; (([.M315]-[.B315])/[.B315])*100)">
            <text:p/>
          </table:table-cell>
        </table:table-row>
        <table:table-row table:style-name="ro1"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IF([.B316]=[.E316]; &quot;&quot;; &quot;*&quot;)">
            <text:p/>
          </table:table-cell>
          <table:table-cell table:formula="of:=IF([.B316]=[.E316]; &quot;&quot;; [.E316]-[.B316])">
            <text:p/>
          </table:table-cell>
          <table:table-cell table:formula="of:=IF([.B316]=[.E316]; &quot;&quot;; (([.E316]-[.B316])/[.B316])*100)">
            <text:p/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16]=[.L316]" office:value-type="boolean" office:boolean-value="true" calcext:value-type="boolean">
            <text:p>TRUE</text:p>
          </table:table-cell>
          <table:table-cell table:formula="of:=IF([.B316]=[.M316]; &quot;&quot;; &quot;*&quot;)">
            <text:p/>
          </table:table-cell>
          <table:table-cell table:formula="of:=IF([.B316]=[.M316]; &quot;&quot;; [.M316]-[.B316])">
            <text:p/>
          </table:table-cell>
          <table:table-cell table:formula="of:=IF([.B316]=[.M316]; &quot;&quot;; (([.M316]-[.B316])/[.B316])*100)">
            <text:p/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IF([.B317]=[.E317]; &quot;&quot;; &quot;*&quot;)">
            <text:p/>
          </table:table-cell>
          <table:table-cell table:formula="of:=IF([.B317]=[.E317]; &quot;&quot;; [.E317]-[.B317])">
            <text:p/>
          </table:table-cell>
          <table:table-cell table:formula="of:=IF([.B317]=[.E317]; &quot;&quot;; (([.E317]-[.B317])/[.B317])*100)">
            <text:p/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17]=[.L317]" office:value-type="boolean" office:boolean-value="true" calcext:value-type="boolean">
            <text:p>TRUE</text:p>
          </table:table-cell>
          <table:table-cell table:formula="of:=IF([.B317]=[.M317]; &quot;&quot;; &quot;*&quot;)">
            <text:p/>
          </table:table-cell>
          <table:table-cell table:formula="of:=IF([.B317]=[.M317]; &quot;&quot;; [.M317]-[.B317])">
            <text:p/>
          </table:table-cell>
          <table:table-cell table:formula="of:=IF([.B317]=[.M317]; &quot;&quot;; (([.M317]-[.B317])/[.B317])*100)">
            <text:p/>
          </table:table-cell>
        </table:table-row>
        <table:table-row table:style-name="ro1"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IF([.B318]=[.E318]; &quot;&quot;; &quot;*&quot;)" office:value-type="string" office:string-value="*" calcext:value-type="string">
            <text:p>*</text:p>
          </table:table-cell>
          <table:table-cell table:formula="of:=IF([.B318]=[.E318]; &quot;&quot;; [.E318]-[.B318])" office:value-type="float" office:value="8" calcext:value-type="float">
            <text:p>8</text:p>
          </table:table-cell>
          <table:table-cell table:formula="of:=IF([.B318]=[.E318]; &quot;&quot;; (([.E318]-[.B318])/[.B318])*100)" office:value-type="float" office:value="1.75438596491228" calcext:value-type="float">
            <text:p>1.75438596491228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D318]=[.L318]" office:value-type="boolean" office:boolean-value="true" calcext:value-type="boolean">
            <text:p>TRUE</text:p>
          </table:table-cell>
          <table:table-cell table:formula="of:=IF([.B318]=[.M318]; &quot;&quot;; &quot;*&quot;)">
            <text:p/>
          </table:table-cell>
          <table:table-cell table:formula="of:=IF([.B318]=[.M318]; &quot;&quot;; [.M318]-[.B318])">
            <text:p/>
          </table:table-cell>
          <table:table-cell table:formula="of:=IF([.B318]=[.M318]; &quot;&quot;; (([.M318]-[.B318])/[.B318])*100)">
            <text:p/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2040" calcext:value-type="float">
            <text:p>2040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IF([.B319]=[.E319]; &quot;&quot;; &quot;*&quot;)" office:value-type="string" office:string-value="*" calcext:value-type="string">
            <text:p>*</text:p>
          </table:table-cell>
          <table:table-cell table:formula="of:=IF([.B319]=[.E319]; &quot;&quot;; [.E319]-[.B319])" office:value-type="float" office:value="344" calcext:value-type="float">
            <text:p>344</text:p>
          </table:table-cell>
          <table:table-cell table:formula="of:=IF([.B319]=[.E319]; &quot;&quot;; (([.E319]-[.B319])/[.B319])*100)" office:value-type="float" office:value="20.2830188679245" calcext:value-type="float">
            <text:p>20.2830188679245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table:formula="of:=[.D319]=[.L319]" office:value-type="boolean" office:boolean-value="true" calcext:value-type="boolean">
            <text:p>TRUE</text:p>
          </table:table-cell>
          <table:table-cell table:formula="of:=IF([.B319]=[.M319]; &quot;&quot;; &quot;*&quot;)">
            <text:p/>
          </table:table-cell>
          <table:table-cell table:formula="of:=IF([.B319]=[.M319]; &quot;&quot;; [.M319]-[.B319])">
            <text:p/>
          </table:table-cell>
          <table:table-cell table:formula="of:=IF([.B319]=[.M319]; &quot;&quot;; (([.M319]-[.B319])/[.B319])*100)">
            <text:p/>
          </table:table-cell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IF([.B320]=[.E320]; &quot;&quot;; &quot;*&quot;)">
            <text:p/>
          </table:table-cell>
          <table:table-cell table:formula="of:=IF([.B320]=[.E320]; &quot;&quot;; [.E320]-[.B320])">
            <text:p/>
          </table:table-cell>
          <table:table-cell table:formula="of:=IF([.B320]=[.E320]; &quot;&quot;; (([.E320]-[.B320])/[.B320])*100)">
            <text:p/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320]=[.L320]" office:value-type="boolean" office:boolean-value="true" calcext:value-type="boolean">
            <text:p>TRUE</text:p>
          </table:table-cell>
          <table:table-cell table:formula="of:=IF([.B320]=[.M320]; &quot;&quot;; &quot;*&quot;)">
            <text:p/>
          </table:table-cell>
          <table:table-cell table:formula="of:=IF([.B320]=[.M320]; &quot;&quot;; [.M320]-[.B320])">
            <text:p/>
          </table:table-cell>
          <table:table-cell table:formula="of:=IF([.B320]=[.M320]; &quot;&quot;; (([.M320]-[.B320])/[.B320])*100)">
            <text:p/>
          </table:table-cell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IF([.B321]=[.E321]; &quot;&quot;; &quot;*&quot;)">
            <text:p/>
          </table:table-cell>
          <table:table-cell table:formula="of:=IF([.B321]=[.E321]; &quot;&quot;; [.E321]-[.B321])">
            <text:p/>
          </table:table-cell>
          <table:table-cell table:formula="of:=IF([.B321]=[.E321]; &quot;&quot;; (([.E321]-[.B321])/[.B321])*100)">
            <text:p/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21]=[.L321]" office:value-type="boolean" office:boolean-value="true" calcext:value-type="boolean">
            <text:p>TRUE</text:p>
          </table:table-cell>
          <table:table-cell table:formula="of:=IF([.B321]=[.M321]; &quot;&quot;; &quot;*&quot;)">
            <text:p/>
          </table:table-cell>
          <table:table-cell table:formula="of:=IF([.B321]=[.M321]; &quot;&quot;; [.M321]-[.B321])">
            <text:p/>
          </table:table-cell>
          <table:table-cell table:formula="of:=IF([.B321]=[.M321]; &quot;&quot;; (([.M321]-[.B321])/[.B321])*100)">
            <text:p/>
          </table:table-cell>
        </table:table-row>
        <table:table-row table:style-name="ro1"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IF([.B322]=[.E322]; &quot;&quot;; &quot;*&quot;)">
            <text:p/>
          </table:table-cell>
          <table:table-cell table:formula="of:=IF([.B322]=[.E322]; &quot;&quot;; [.E322]-[.B322])">
            <text:p/>
          </table:table-cell>
          <table:table-cell table:formula="of:=IF([.B322]=[.E322]; &quot;&quot;; (([.E322]-[.B322])/[.B322])*100)">
            <text:p/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322]=[.L322]" office:value-type="boolean" office:boolean-value="true" calcext:value-type="boolean">
            <text:p>TRUE</text:p>
          </table:table-cell>
          <table:table-cell table:formula="of:=IF([.B322]=[.M322]; &quot;&quot;; &quot;*&quot;)">
            <text:p/>
          </table:table-cell>
          <table:table-cell table:formula="of:=IF([.B322]=[.M322]; &quot;&quot;; [.M322]-[.B322])">
            <text:p/>
          </table:table-cell>
          <table:table-cell table:formula="of:=IF([.B322]=[.M322]; &quot;&quot;; (([.M322]-[.B322])/[.B322])*100)">
            <text:p/>
          </table:table-cell>
        </table:table-row>
        <table:table-row table:style-name="ro1"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2112" calcext:value-type="float">
            <text:p>2112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IF([.B323]=[.E323]; &quot;&quot;; &quot;*&quot;)" office:value-type="string" office:string-value="*" calcext:value-type="string">
            <text:p>*</text:p>
          </table:table-cell>
          <table:table-cell table:formula="of:=IF([.B323]=[.E323]; &quot;&quot;; [.E323]-[.B323])" office:value-type="float" office:value="384" calcext:value-type="float">
            <text:p>384</text:p>
          </table:table-cell>
          <table:table-cell table:formula="of:=IF([.B323]=[.E323]; &quot;&quot;; (([.E323]-[.B323])/[.B323])*100)" office:value-type="float" office:value="22.2222222222222" calcext:value-type="float">
            <text:p>22.2222222222222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[.D323]=[.L323]" office:value-type="boolean" office:boolean-value="true" calcext:value-type="boolean">
            <text:p>TRUE</text:p>
          </table:table-cell>
          <table:table-cell table:formula="of:=IF([.B323]=[.M323]; &quot;&quot;; &quot;*&quot;)">
            <text:p/>
          </table:table-cell>
          <table:table-cell table:formula="of:=IF([.B323]=[.M323]; &quot;&quot;; [.M323]-[.B323])">
            <text:p/>
          </table:table-cell>
          <table:table-cell table:formula="of:=IF([.B323]=[.M323]; &quot;&quot;; (([.M323]-[.B323])/[.B323])*100)">
            <text:p/>
          </table:table-cell>
        </table:table-row>
        <table:table-row table:style-name="ro1">
          <table:table-cell office:value-type="string" calcext:value-type="string">
            <text:p>language/where_clause_struct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IF([.B324]=[.E324]; &quot;&quot;; &quot;*&quot;)" office:value-type="string" office:string-value="*" calcext:value-type="string">
            <text:p>*</text:p>
          </table:table-cell>
          <table:table-cell table:formula="of:=IF([.B324]=[.E324]; &quot;&quot;; [.E324]-[.B324])" office:value-type="float" office:value="16" calcext:value-type="float">
            <text:p>16</text:p>
          </table:table-cell>
          <table:table-cell table:formula="of:=IF([.B324]=[.E324]; &quot;&quot;; (([.E324]-[.B324])/[.B324])*100)" office:value-type="float" office:value="5.26315789473684" calcext:value-type="float">
            <text:p>5.26315789473684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324]=[.L324]" office:value-type="boolean" office:boolean-value="true" calcext:value-type="boolean">
            <text:p>TRUE</text:p>
          </table:table-cell>
          <table:table-cell table:formula="of:=IF([.B324]=[.M324]; &quot;&quot;; &quot;*&quot;)" office:value-type="string" office:string-value="*" calcext:value-type="string">
            <text:p>*</text:p>
          </table:table-cell>
          <table:table-cell table:formula="of:=IF([.B324]=[.M324]; &quot;&quot;; [.M324]-[.B324])" office:value-type="float" office:value="8" calcext:value-type="float">
            <text:p>8</text:p>
          </table:table-cell>
          <table:table-cell table:formula="of:=IF([.B324]=[.M324]; &quot;&quot;; (([.M324]-[.B324])/[.B324])*100)" office:value-type="float" office:value="2.63157894736842" calcext:value-type="float">
            <text:p>2.63157894736842</text:p>
          </table:table-cell>
        </table:table-row>
        <table:table-row table:style-name="ro1"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IF([.B325]=[.E325]; &quot;&quot;; &quot;*&quot;)">
            <text:p/>
          </table:table-cell>
          <table:table-cell table:formula="of:=IF([.B325]=[.E325]; &quot;&quot;; [.E325]-[.B325])">
            <text:p/>
          </table:table-cell>
          <table:table-cell table:formula="of:=IF([.B325]=[.E325]; &quot;&quot;; (([.E325]-[.B325])/[.B325])*100)">
            <text:p/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25]=[.L325]" office:value-type="boolean" office:boolean-value="true" calcext:value-type="boolean">
            <text:p>TRUE</text:p>
          </table:table-cell>
          <table:table-cell table:formula="of:=IF([.B325]=[.M325]; &quot;&quot;; &quot;*&quot;)">
            <text:p/>
          </table:table-cell>
          <table:table-cell table:formula="of:=IF([.B325]=[.M325]; &quot;&quot;; [.M325]-[.B325])">
            <text:p/>
          </table:table-cell>
          <table:table-cell table:formula="of:=IF([.B325]=[.M325]; &quot;&quot;; (([.M325]-[.B325])/[.B325])*100)">
            <text:p/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IF([.B326]=[.E326]; &quot;&quot;; &quot;*&quot;)">
            <text:p/>
          </table:table-cell>
          <table:table-cell table:formula="of:=IF([.B326]=[.E326]; &quot;&quot;; [.E326]-[.B326])">
            <text:p/>
          </table:table-cell>
          <table:table-cell table:formula="of:=IF([.B326]=[.E326]; &quot;&quot;; (([.E326]-[.B326])/[.B326])*100)">
            <text:p/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D326]=[.L326]" office:value-type="boolean" office:boolean-value="true" calcext:value-type="boolean">
            <text:p>TRUE</text:p>
          </table:table-cell>
          <table:table-cell table:formula="of:=IF([.B326]=[.M326]; &quot;&quot;; &quot;*&quot;)">
            <text:p/>
          </table:table-cell>
          <table:table-cell table:formula="of:=IF([.B326]=[.M326]; &quot;&quot;; [.M326]-[.B326])">
            <text:p/>
          </table:table-cell>
          <table:table-cell table:formula="of:=IF([.B326]=[.M326]; &quot;&quot;; (([.M326]-[.B326])/[.B326])*100)">
            <text:p/>
          </table:table-cell>
        </table:table-row>
        <table:table-row table:style-name="ro1"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IF([.B327]=[.E327]; &quot;&quot;; &quot;*&quot;)">
            <text:p/>
          </table:table-cell>
          <table:table-cell table:formula="of:=IF([.B327]=[.E327]; &quot;&quot;; [.E327]-[.B327])">
            <text:p/>
          </table:table-cell>
          <table:table-cell table:formula="of:=IF([.B327]=[.E327]; &quot;&quot;; (([.E327]-[.B327])/[.B327])*100)">
            <text:p/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27]=[.L327]" office:value-type="boolean" office:boolean-value="true" calcext:value-type="boolean">
            <text:p>TRUE</text:p>
          </table:table-cell>
          <table:table-cell table:formula="of:=IF([.B327]=[.M327]; &quot;&quot;; &quot;*&quot;)">
            <text:p/>
          </table:table-cell>
          <table:table-cell table:formula="of:=IF([.B327]=[.M327]; &quot;&quot;; [.M327]-[.B327])">
            <text:p/>
          </table:table-cell>
          <table:table-cell table:formula="of:=IF([.B327]=[.M327]; &quot;&quot;; (([.M327]-[.B327])/[.B327])*100)">
            <text:p/>
          </table:table-cell>
        </table:table-row>
        <table:table-row table:style-name="ro1"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IF([.B328]=[.E328]; &quot;&quot;; &quot;*&quot;)">
            <text:p/>
          </table:table-cell>
          <table:table-cell table:formula="of:=IF([.B328]=[.E328]; &quot;&quot;; [.E328]-[.B328])">
            <text:p/>
          </table:table-cell>
          <table:table-cell table:formula="of:=IF([.B328]=[.E328]; &quot;&quot;; (([.E328]-[.B328])/[.B328])*100)">
            <text:p/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328]=[.L328]" office:value-type="boolean" office:boolean-value="true" calcext:value-type="boolean">
            <text:p>TRUE</text:p>
          </table:table-cell>
          <table:table-cell table:formula="of:=IF([.B328]=[.M328]; &quot;&quot;; &quot;*&quot;)">
            <text:p/>
          </table:table-cell>
          <table:table-cell table:formula="of:=IF([.B328]=[.M328]; &quot;&quot;; [.M328]-[.B328])">
            <text:p/>
          </table:table-cell>
          <table:table-cell table:formula="of:=IF([.B328]=[.M328]; &quot;&quot;; (([.M328]-[.B328])/[.B328])*100)">
            <text:p/>
          </table:table-cell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IF([.B329]=[.E329]; &quot;&quot;; &quot;*&quot;)">
            <text:p/>
          </table:table-cell>
          <table:table-cell table:formula="of:=IF([.B329]=[.E329]; &quot;&quot;; [.E329]-[.B329])">
            <text:p/>
          </table:table-cell>
          <table:table-cell table:formula="of:=IF([.B329]=[.E329]; &quot;&quot;; (([.E329]-[.B329])/[.B329])*100)">
            <text:p/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329]=[.L329]" office:value-type="boolean" office:boolean-value="true" calcext:value-type="boolean">
            <text:p>TRUE</text:p>
          </table:table-cell>
          <table:table-cell table:formula="of:=IF([.B329]=[.M329]; &quot;&quot;; &quot;*&quot;)">
            <text:p/>
          </table:table-cell>
          <table:table-cell table:formula="of:=IF([.B329]=[.M329]; &quot;&quot;; [.M329]-[.B329])">
            <text:p/>
          </table:table-cell>
          <table:table-cell table:formula="of:=IF([.B329]=[.M329]; &quot;&quot;; (([.M329]-[.B329])/[.B329])*100)">
            <text:p/>
          </table:table-cell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IF([.B330]=[.E330]; &quot;&quot;; &quot;*&quot;)">
            <text:p/>
          </table:table-cell>
          <table:table-cell table:formula="of:=IF([.B330]=[.E330]; &quot;&quot;; [.E330]-[.B330])">
            <text:p/>
          </table:table-cell>
          <table:table-cell table:formula="of:=IF([.B330]=[.E330]; &quot;&quot;; (([.E330]-[.B330])/[.B330])*100)">
            <text:p/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330]=[.L330]" office:value-type="boolean" office:boolean-value="true" calcext:value-type="boolean">
            <text:p>TRUE</text:p>
          </table:table-cell>
          <table:table-cell table:formula="of:=IF([.B330]=[.M330]; &quot;&quot;; &quot;*&quot;)">
            <text:p/>
          </table:table-cell>
          <table:table-cell table:formula="of:=IF([.B330]=[.M330]; &quot;&quot;; [.M330]-[.B330])">
            <text:p/>
          </table:table-cell>
          <table:table-cell table:formula="of:=IF([.B330]=[.M330]; &quot;&quot;; (([.M330]-[.B330])/[.B330])*100)">
            <text:p/>
          </table:table-cell>
        </table:table-row>
        <table:table-row table:style-name="ro1"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IF([.B331]=[.E331]; &quot;&quot;; &quot;*&quot;)">
            <text:p/>
          </table:table-cell>
          <table:table-cell table:formula="of:=IF([.B331]=[.E331]; &quot;&quot;; [.E331]-[.B331])">
            <text:p/>
          </table:table-cell>
          <table:table-cell table:formula="of:=IF([.B331]=[.E331]; &quot;&quot;; (([.E331]-[.B331])/[.B331])*100)">
            <text:p/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331]=[.L331]" office:value-type="boolean" office:boolean-value="true" calcext:value-type="boolean">
            <text:p>TRUE</text:p>
          </table:table-cell>
          <table:table-cell table:formula="of:=IF([.B331]=[.M331]; &quot;&quot;; &quot;*&quot;)">
            <text:p/>
          </table:table-cell>
          <table:table-cell table:formula="of:=IF([.B331]=[.M331]; &quot;&quot;; [.M331]-[.B331])">
            <text:p/>
          </table:table-cell>
          <table:table-cell table:formula="of:=IF([.B331]=[.M331]; &quot;&quot;; (([.M331]-[.B331])/[.B331])*100)">
            <text:p/>
          </table:table-cell>
        </table:table-row>
        <table:table-row table:style-name="ro1"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IF([.B332]=[.E332]; &quot;&quot;; &quot;*&quot;)">
            <text:p/>
          </table:table-cell>
          <table:table-cell table:formula="of:=IF([.B332]=[.E332]; &quot;&quot;; [.E332]-[.B332])">
            <text:p/>
          </table:table-cell>
          <table:table-cell table:formula="of:=IF([.B332]=[.E332]; &quot;&quot;; (([.E332]-[.B332])/[.B332])*100)">
            <text:p/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32]=[.L332]" office:value-type="boolean" office:boolean-value="true" calcext:value-type="boolean">
            <text:p>TRUE</text:p>
          </table:table-cell>
          <table:table-cell table:formula="of:=IF([.B332]=[.M332]; &quot;&quot;; &quot;*&quot;)">
            <text:p/>
          </table:table-cell>
          <table:table-cell table:formula="of:=IF([.B332]=[.M332]; &quot;&quot;; [.M332]-[.B332])">
            <text:p/>
          </table:table-cell>
          <table:table-cell table:formula="of:=IF([.B332]=[.M332]; &quot;&quot;; (([.M332]-[.B332])/[.B332])*100)">
            <text:p/>
          </table:table-cell>
        </table:table-row>
        <table:table-row table:style-name="ro1">
          <table:table-cell office:value-type="string" calcext:value-type="string">
            <text:p>return_into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IF([.B333]=[.E333]; &quot;&quot;; &quot;*&quot;)" office:value-type="string" office:string-value="*" calcext:value-type="string">
            <text:p>*</text:p>
          </table:table-cell>
          <table:table-cell table:formula="of:=IF([.B333]=[.E333]; &quot;&quot;; [.E333]-[.B333])" office:value-type="float" office:value="64" calcext:value-type="float">
            <text:p>64</text:p>
          </table:table-cell>
          <table:table-cell table:formula="of:=IF([.B333]=[.E333]; &quot;&quot;; (([.E333]-[.B333])/[.B333])*100)" office:value-type="float" office:value="10" calcext:value-type="float">
            <text:p>1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D333]=[.L333]" office:value-type="boolean" office:boolean-value="true" calcext:value-type="boolean">
            <text:p>TRUE</text:p>
          </table:table-cell>
          <table:table-cell table:formula="of:=IF([.B333]=[.M333]; &quot;&quot;; &quot;*&quot;)" office:value-type="string" office:string-value="*" calcext:value-type="string">
            <text:p>*</text:p>
          </table:table-cell>
          <table:table-cell table:formula="of:=IF([.B333]=[.M333]; &quot;&quot;; [.M333]-[.B333])" office:value-type="float" office:value="64" calcext:value-type="float">
            <text:p>64</text:p>
          </table:table-cell>
          <table:table-cell table:formula="of:=IF([.B333]=[.M333]; &quot;&quot;; (([.M333]-[.B333])/[.B333])*1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IF([.B334]=[.E334]; &quot;&quot;; &quot;*&quot;)">
            <text:p/>
          </table:table-cell>
          <table:table-cell table:formula="of:=IF([.B334]=[.E334]; &quot;&quot;; [.E334]-[.B334])">
            <text:p/>
          </table:table-cell>
          <table:table-cell table:formula="of:=IF([.B334]=[.E334]; &quot;&quot;; (([.E334]-[.B334])/[.B334])*100)">
            <text:p/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34]=[.L334]" office:value-type="boolean" office:boolean-value="true" calcext:value-type="boolean">
            <text:p>TRUE</text:p>
          </table:table-cell>
          <table:table-cell table:formula="of:=IF([.B334]=[.M334]; &quot;&quot;; &quot;*&quot;)">
            <text:p/>
          </table:table-cell>
          <table:table-cell table:formula="of:=IF([.B334]=[.M334]; &quot;&quot;; [.M334]-[.B334])">
            <text:p/>
          </table:table-cell>
          <table:table-cell table:formula="of:=IF([.B334]=[.M334]; &quot;&quot;; (([.M334]-[.B334])/[.B334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IF([.B335]=[.E335]; &quot;&quot;; &quot;*&quot;)">
            <text:p/>
          </table:table-cell>
          <table:table-cell table:formula="of:=IF([.B335]=[.E335]; &quot;&quot;; [.E335]-[.B335])">
            <text:p/>
          </table:table-cell>
          <table:table-cell table:formula="of:=IF([.B335]=[.E335]; &quot;&quot;; (([.E335]-[.B335])/[.B335])*100)">
            <text:p/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D335]=[.L335]" office:value-type="boolean" office:boolean-value="true" calcext:value-type="boolean">
            <text:p>TRUE</text:p>
          </table:table-cell>
          <table:table-cell table:formula="of:=IF([.B335]=[.M335]; &quot;&quot;; &quot;*&quot;)">
            <text:p/>
          </table:table-cell>
          <table:table-cell table:formula="of:=IF([.B335]=[.M335]; &quot;&quot;; [.M335]-[.B335])">
            <text:p/>
          </table:table-cell>
          <table:table-cell table:formula="of:=IF([.B335]=[.M335]; &quot;&quot;; (([.M335]-[.B335])/[.B335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IF([.B336]=[.E336]; &quot;&quot;; &quot;*&quot;)">
            <text:p/>
          </table:table-cell>
          <table:table-cell table:formula="of:=IF([.B336]=[.E336]; &quot;&quot;; [.E336]-[.B336])">
            <text:p/>
          </table:table-cell>
          <table:table-cell table:formula="of:=IF([.B336]=[.E336]; &quot;&quot;; (([.E336]-[.B336])/[.B336])*100)">
            <text:p/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D336]=[.L336]" office:value-type="boolean" office:boolean-value="true" calcext:value-type="boolean">
            <text:p>TRUE</text:p>
          </table:table-cell>
          <table:table-cell table:formula="of:=IF([.B336]=[.M336]; &quot;&quot;; &quot;*&quot;)">
            <text:p/>
          </table:table-cell>
          <table:table-cell table:formula="of:=IF([.B336]=[.M336]; &quot;&quot;; [.M336]-[.B336])">
            <text:p/>
          </table:table-cell>
          <table:table-cell table:formula="of:=IF([.B336]=[.M336]; &quot;&quot;; (([.M336]-[.B336])/[.B336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IF([.B337]=[.E337]; &quot;&quot;; &quot;*&quot;)">
            <text:p/>
          </table:table-cell>
          <table:table-cell table:formula="of:=IF([.B337]=[.E337]; &quot;&quot;; [.E337]-[.B337])">
            <text:p/>
          </table:table-cell>
          <table:table-cell table:formula="of:=IF([.B337]=[.E337]; &quot;&quot;; (([.E337]-[.B337])/[.B337])*100)">
            <text:p/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337]=[.L337]" office:value-type="boolean" office:boolean-value="true" calcext:value-type="boolean">
            <text:p>TRUE</text:p>
          </table:table-cell>
          <table:table-cell table:formula="of:=IF([.B337]=[.M337]; &quot;&quot;; &quot;*&quot;)">
            <text:p/>
          </table:table-cell>
          <table:table-cell table:formula="of:=IF([.B337]=[.M337]; &quot;&quot;; [.M337]-[.B337])">
            <text:p/>
          </table:table-cell>
          <table:table-cell table:formula="of:=IF([.B337]=[.M337]; &quot;&quot;; (([.M337]-[.B337])/[.B337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IF([.B338]=[.E338]; &quot;&quot;; &quot;*&quot;)">
            <text:p/>
          </table:table-cell>
          <table:table-cell table:formula="of:=IF([.B338]=[.E338]; &quot;&quot;; [.E338]-[.B338])">
            <text:p/>
          </table:table-cell>
          <table:table-cell table:formula="of:=IF([.B338]=[.E338]; &quot;&quot;; (([.E338]-[.B338])/[.B338])*100)">
            <text:p/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D338]=[.L338]" office:value-type="boolean" office:boolean-value="true" calcext:value-type="boolean">
            <text:p>TRUE</text:p>
          </table:table-cell>
          <table:table-cell table:formula="of:=IF([.B338]=[.M338]; &quot;&quot;; &quot;*&quot;)">
            <text:p/>
          </table:table-cell>
          <table:table-cell table:formula="of:=IF([.B338]=[.M338]; &quot;&quot;; [.M338]-[.B338])">
            <text:p/>
          </table:table-cell>
          <table:table-cell table:formula="of:=IF([.B338]=[.M338]; &quot;&quot;; (([.M338]-[.B338])/[.B338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1416" calcext:value-type="float">
            <text:p>1416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IF([.B339]=[.E339]; &quot;&quot;; &quot;*&quot;)" office:value-type="string" office:string-value="*" calcext:value-type="string">
            <text:p>*</text:p>
          </table:table-cell>
          <table:table-cell table:formula="of:=IF([.B339]=[.E339]; &quot;&quot;; [.E339]-[.B339])" office:value-type="float" office:value="88" calcext:value-type="float">
            <text:p>88</text:p>
          </table:table-cell>
          <table:table-cell table:formula="of:=IF([.B339]=[.E339]; &quot;&quot;; (([.E339]-[.B339])/[.B339])*100)" office:value-type="float" office:value="6.62650602409639" calcext:value-type="float">
            <text:p>6.62650602409639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1416" calcext:value-type="float">
            <text:p>1416</text:p>
          </table:table-cell>
          <table:table-cell/>
          <table:table-cell table:formula="of:=[.D339]=[.L339]" office:value-type="boolean" office:boolean-value="true" calcext:value-type="boolean">
            <text:p>TRUE</text:p>
          </table:table-cell>
          <table:table-cell table:formula="of:=IF([.B339]=[.M339]; &quot;&quot;; &quot;*&quot;)" office:value-type="string" office:string-value="*" calcext:value-type="string">
            <text:p>*</text:p>
          </table:table-cell>
          <table:table-cell table:formula="of:=IF([.B339]=[.M339]; &quot;&quot;; [.M339]-[.B339])" office:value-type="float" office:value="88" calcext:value-type="float">
            <text:p>88</text:p>
          </table:table-cell>
          <table:table-cell table:formula="of:=IF([.B339]=[.M339]; &quot;&quot;; (([.M339]-[.B339])/[.B339])*100)" office:value-type="float" office:value="6.62650602409639" calcext:value-type="float">
            <text:p>6.62650602409639</text:p>
          </table:table-cell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1416" calcext:value-type="float">
            <text:p>1416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IF([.B340]=[.E340]; &quot;&quot;; &quot;*&quot;)" office:value-type="string" office:string-value="*" calcext:value-type="string">
            <text:p>*</text:p>
          </table:table-cell>
          <table:table-cell table:formula="of:=IF([.B340]=[.E340]; &quot;&quot;; [.E340]-[.B340])" office:value-type="float" office:value="88" calcext:value-type="float">
            <text:p>88</text:p>
          </table:table-cell>
          <table:table-cell table:formula="of:=IF([.B340]=[.E340]; &quot;&quot;; (([.E340]-[.B340])/[.B340])*100)" office:value-type="float" office:value="6.62650602409639" calcext:value-type="float">
            <text:p>6.62650602409639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1416" calcext:value-type="float">
            <text:p>1416</text:p>
          </table:table-cell>
          <table:table-cell/>
          <table:table-cell table:formula="of:=[.D340]=[.L340]" office:value-type="boolean" office:boolean-value="true" calcext:value-type="boolean">
            <text:p>TRUE</text:p>
          </table:table-cell>
          <table:table-cell table:formula="of:=IF([.B340]=[.M340]; &quot;&quot;; &quot;*&quot;)" office:value-type="string" office:string-value="*" calcext:value-type="string">
            <text:p>*</text:p>
          </table:table-cell>
          <table:table-cell table:formula="of:=IF([.B340]=[.M340]; &quot;&quot;; [.M340]-[.B340])" office:value-type="float" office:value="88" calcext:value-type="float">
            <text:p>88</text:p>
          </table:table-cell>
          <table:table-cell table:formula="of:=IF([.B340]=[.M340]; &quot;&quot;; (([.M340]-[.B340])/[.B340])*100)" office:value-type="float" office:value="6.62650602409639" calcext:value-type="float">
            <text:p>6.62650602409639</text:p>
          </table:table-cell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IF([.B341]=[.E341]; &quot;&quot;; &quot;*&quot;)" office:value-type="string" office:string-value="*" calcext:value-type="string">
            <text:p>*</text:p>
          </table:table-cell>
          <table:table-cell table:formula="of:=IF([.B341]=[.E341]; &quot;&quot;; [.E341]-[.B341])" office:value-type="float" office:value="8" calcext:value-type="float">
            <text:p>8</text:p>
          </table:table-cell>
          <table:table-cell table:formula="of:=IF([.B341]=[.E341]; &quot;&quot;; (([.E341]-[.B341])/[.B341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41]=[.L341]" office:value-type="boolean" office:boolean-value="true" calcext:value-type="boolean">
            <text:p>TRUE</text:p>
          </table:table-cell>
          <table:table-cell table:formula="of:=IF([.B341]=[.M341]; &quot;&quot;; &quot;*&quot;)" office:value-type="string" office:string-value="*" calcext:value-type="string">
            <text:p>*</text:p>
          </table:table-cell>
          <table:table-cell table:formula="of:=IF([.B341]=[.M341]; &quot;&quot;; [.M341]-[.B341])" office:value-type="float" office:value="8" calcext:value-type="float">
            <text:p>8</text:p>
          </table:table-cell>
          <table:table-cell table:formula="of:=IF([.B341]=[.M341]; &quot;&quot;; (([.M341]-[.B341])/[.B341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IF([.B342]=[.E342]; &quot;&quot;; &quot;*&quot;)" office:value-type="string" office:string-value="*" calcext:value-type="string">
            <text:p>*</text:p>
          </table:table-cell>
          <table:table-cell table:formula="of:=IF([.B342]=[.E342]; &quot;&quot;; [.E342]-[.B342])" office:value-type="float" office:value="8" calcext:value-type="float">
            <text:p>8</text:p>
          </table:table-cell>
          <table:table-cell table:formula="of:=IF([.B342]=[.E342]; &quot;&quot;; (([.E342]-[.B342])/[.B342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42]=[.L342]" office:value-type="boolean" office:boolean-value="true" calcext:value-type="boolean">
            <text:p>TRUE</text:p>
          </table:table-cell>
          <table:table-cell table:formula="of:=IF([.B342]=[.M342]; &quot;&quot;; &quot;*&quot;)" office:value-type="string" office:string-value="*" calcext:value-type="string">
            <text:p>*</text:p>
          </table:table-cell>
          <table:table-cell table:formula="of:=IF([.B342]=[.M342]; &quot;&quot;; [.M342]-[.B342])" office:value-type="float" office:value="8" calcext:value-type="float">
            <text:p>8</text:p>
          </table:table-cell>
          <table:table-cell table:formula="of:=IF([.B342]=[.M342]; &quot;&quot;; (([.M342]-[.B342])/[.B342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IF([.B343]=[.E343]; &quot;&quot;; &quot;*&quot;)" office:value-type="string" office:string-value="*" calcext:value-type="string">
            <text:p>*</text:p>
          </table:table-cell>
          <table:table-cell table:formula="of:=IF([.B343]=[.E343]; &quot;&quot;; [.E343]-[.B343])" office:value-type="float" office:value="8" calcext:value-type="float">
            <text:p>8</text:p>
          </table:table-cell>
          <table:table-cell table:formula="of:=IF([.B343]=[.E343]; &quot;&quot;; (([.E343]-[.B343])/[.B343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43]=[.L343]" office:value-type="boolean" office:boolean-value="true" calcext:value-type="boolean">
            <text:p>TRUE</text:p>
          </table:table-cell>
          <table:table-cell table:formula="of:=IF([.B343]=[.M343]; &quot;&quot;; &quot;*&quot;)" office:value-type="string" office:string-value="*" calcext:value-type="string">
            <text:p>*</text:p>
          </table:table-cell>
          <table:table-cell table:formula="of:=IF([.B343]=[.M343]; &quot;&quot;; [.M343]-[.B343])" office:value-type="float" office:value="8" calcext:value-type="float">
            <text:p>8</text:p>
          </table:table-cell>
          <table:table-cell table:formula="of:=IF([.B343]=[.M343]; &quot;&quot;; (([.M343]-[.B343])/[.B343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IF([.B344]=[.E344]; &quot;&quot;; &quot;*&quot;)" office:value-type="string" office:string-value="*" calcext:value-type="string">
            <text:p>*</text:p>
          </table:table-cell>
          <table:table-cell table:formula="of:=IF([.B344]=[.E344]; &quot;&quot;; [.E344]-[.B344])" office:value-type="float" office:value="8" calcext:value-type="float">
            <text:p>8</text:p>
          </table:table-cell>
          <table:table-cell table:formula="of:=IF([.B344]=[.E344]; &quot;&quot;; (([.E344]-[.B344])/[.B344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44]=[.L344]" office:value-type="boolean" office:boolean-value="true" calcext:value-type="boolean">
            <text:p>TRUE</text:p>
          </table:table-cell>
          <table:table-cell table:formula="of:=IF([.B344]=[.M344]; &quot;&quot;; &quot;*&quot;)" office:value-type="string" office:string-value="*" calcext:value-type="string">
            <text:p>*</text:p>
          </table:table-cell>
          <table:table-cell table:formula="of:=IF([.B344]=[.M344]; &quot;&quot;; [.M344]-[.B344])" office:value-type="float" office:value="8" calcext:value-type="float">
            <text:p>8</text:p>
          </table:table-cell>
          <table:table-cell table:formula="of:=IF([.B344]=[.M344]; &quot;&quot;; (([.M344]-[.B344])/[.B344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IF([.B345]=[.E345]; &quot;&quot;; &quot;*&quot;)" office:value-type="string" office:string-value="*" calcext:value-type="string">
            <text:p>*</text:p>
          </table:table-cell>
          <table:table-cell table:formula="of:=IF([.B345]=[.E345]; &quot;&quot;; [.E345]-[.B345])" office:value-type="float" office:value="8" calcext:value-type="float">
            <text:p>8</text:p>
          </table:table-cell>
          <table:table-cell table:formula="of:=IF([.B345]=[.E345]; &quot;&quot;; (([.E345]-[.B345])/[.B345])*100)" office:value-type="float" office:value="1.36986301369863" calcext:value-type="float">
            <text:p>1.36986301369863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D345]=[.L345]" office:value-type="boolean" office:boolean-value="true" calcext:value-type="boolean">
            <text:p>TRUE</text:p>
          </table:table-cell>
          <table:table-cell table:formula="of:=IF([.B345]=[.M345]; &quot;&quot;; &quot;*&quot;)" office:value-type="string" office:string-value="*" calcext:value-type="string">
            <text:p>*</text:p>
          </table:table-cell>
          <table:table-cell table:formula="of:=IF([.B345]=[.M345]; &quot;&quot;; [.M345]-[.B345])" office:value-type="float" office:value="8" calcext:value-type="float">
            <text:p>8</text:p>
          </table:table-cell>
          <table:table-cell table:formula="of:=IF([.B345]=[.M345]; &quot;&quot;; (([.M345]-[.B345])/[.B345])*100)" office:value-type="float" office:value="1.36986301369863" calcext:value-type="float">
            <text:p>1.36986301369863</text:p>
          </table:table-cell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IF([.B346]=[.E346]; &quot;&quot;; &quot;*&quot;)" office:value-type="string" office:string-value="*" calcext:value-type="string">
            <text:p>*</text:p>
          </table:table-cell>
          <table:table-cell table:formula="of:=IF([.B346]=[.E346]; &quot;&quot;; [.E346]-[.B346])" office:value-type="float" office:value="8" calcext:value-type="float">
            <text:p>8</text:p>
          </table:table-cell>
          <table:table-cell table:formula="of:=IF([.B346]=[.E346]; &quot;&quot;; (([.E346]-[.B346])/[.B346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46]=[.L346]" office:value-type="boolean" office:boolean-value="true" calcext:value-type="boolean">
            <text:p>TRUE</text:p>
          </table:table-cell>
          <table:table-cell table:formula="of:=IF([.B346]=[.M346]; &quot;&quot;; &quot;*&quot;)" office:value-type="string" office:string-value="*" calcext:value-type="string">
            <text:p>*</text:p>
          </table:table-cell>
          <table:table-cell table:formula="of:=IF([.B346]=[.M346]; &quot;&quot;; [.M346]-[.B346])" office:value-type="float" office:value="8" calcext:value-type="float">
            <text:p>8</text:p>
          </table:table-cell>
          <table:table-cell table:formula="of:=IF([.B346]=[.M346]; &quot;&quot;; (([.M346]-[.B346])/[.B346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IF([.B347]=[.E347]; &quot;&quot;; &quot;*&quot;)" office:value-type="string" office:string-value="*" calcext:value-type="string">
            <text:p>*</text:p>
          </table:table-cell>
          <table:table-cell table:formula="of:=IF([.B347]=[.E347]; &quot;&quot;; [.E347]-[.B347])" office:value-type="float" office:value="8" calcext:value-type="float">
            <text:p>8</text:p>
          </table:table-cell>
          <table:table-cell table:formula="of:=IF([.B347]=[.E347]; &quot;&quot;; (([.E347]-[.B347])/[.B347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47]=[.L347]" office:value-type="boolean" office:boolean-value="true" calcext:value-type="boolean">
            <text:p>TRUE</text:p>
          </table:table-cell>
          <table:table-cell table:formula="of:=IF([.B347]=[.M347]; &quot;&quot;; &quot;*&quot;)" office:value-type="string" office:string-value="*" calcext:value-type="string">
            <text:p>*</text:p>
          </table:table-cell>
          <table:table-cell table:formula="of:=IF([.B347]=[.M347]; &quot;&quot;; [.M347]-[.B347])" office:value-type="float" office:value="8" calcext:value-type="float">
            <text:p>8</text:p>
          </table:table-cell>
          <table:table-cell table:formula="of:=IF([.B347]=[.M347]; &quot;&quot;; (([.M347]-[.B347])/[.B347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IF([.B348]=[.E348]; &quot;&quot;; &quot;*&quot;)" office:value-type="string" office:string-value="*" calcext:value-type="string">
            <text:p>*</text:p>
          </table:table-cell>
          <table:table-cell table:formula="of:=IF([.B348]=[.E348]; &quot;&quot;; [.E348]-[.B348])" office:value-type="float" office:value="48" calcext:value-type="float">
            <text:p>48</text:p>
          </table:table-cell>
          <table:table-cell table:formula="of:=IF([.B348]=[.E348]; &quot;&quot;; (([.E348]-[.B348])/[.B348])*100)" office:value-type="float" office:value="7.14285714285714" calcext:value-type="float">
            <text:p>7.14285714285714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D348]=[.L348]" office:value-type="boolean" office:boolean-value="true" calcext:value-type="boolean">
            <text:p>TRUE</text:p>
          </table:table-cell>
          <table:table-cell table:formula="of:=IF([.B348]=[.M348]; &quot;&quot;; &quot;*&quot;)" office:value-type="string" office:string-value="*" calcext:value-type="string">
            <text:p>*</text:p>
          </table:table-cell>
          <table:table-cell table:formula="of:=IF([.B348]=[.M348]; &quot;&quot;; [.M348]-[.B348])" office:value-type="float" office:value="48" calcext:value-type="float">
            <text:p>48</text:p>
          </table:table-cell>
          <table:table-cell table:formula="of:=IF([.B348]=[.M348]; &quot;&quot;; (([.M348]-[.B348])/[.B348])*100)"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IF([.B349]=[.E349]; &quot;&quot;; &quot;*&quot;)">
            <text:p/>
          </table:table-cell>
          <table:table-cell table:formula="of:=IF([.B349]=[.E349]; &quot;&quot;; [.E349]-[.B349])">
            <text:p/>
          </table:table-cell>
          <table:table-cell table:formula="of:=IF([.B349]=[.E349]; &quot;&quot;; (([.E349]-[.B349])/[.B349])*100)">
            <text:p/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349]=[.L349]" office:value-type="boolean" office:boolean-value="true" calcext:value-type="boolean">
            <text:p>TRUE</text:p>
          </table:table-cell>
          <table:table-cell table:formula="of:=IF([.B349]=[.M349]; &quot;&quot;; &quot;*&quot;)">
            <text:p/>
          </table:table-cell>
          <table:table-cell table:formula="of:=IF([.B349]=[.M349]; &quot;&quot;; [.M349]-[.B349])">
            <text:p/>
          </table:table-cell>
          <table:table-cell table:formula="of:=IF([.B349]=[.M349]; &quot;&quot;; (([.M349]-[.B349])/[.B349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IF([.B350]=[.E350]; &quot;&quot;; &quot;*&quot;)" office:value-type="string" office:string-value="*" calcext:value-type="string">
            <text:p>*</text:p>
          </table:table-cell>
          <table:table-cell table:formula="of:=IF([.B350]=[.E350]; &quot;&quot;; [.E350]-[.B350])" office:value-type="float" office:value="24" calcext:value-type="float">
            <text:p>24</text:p>
          </table:table-cell>
          <table:table-cell table:formula="of:=IF([.B350]=[.E350]; &quot;&quot;; (([.E350]-[.B350])/[.B350])*100)" office:value-type="float" office:value="4.22535211267606" calcext:value-type="float">
            <text:p>4.22535211267606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D350]=[.L350]" office:value-type="boolean" office:boolean-value="true" calcext:value-type="boolean">
            <text:p>TRUE</text:p>
          </table:table-cell>
          <table:table-cell table:formula="of:=IF([.B350]=[.M350]; &quot;&quot;; &quot;*&quot;)" office:value-type="string" office:string-value="*" calcext:value-type="string">
            <text:p>*</text:p>
          </table:table-cell>
          <table:table-cell table:formula="of:=IF([.B350]=[.M350]; &quot;&quot;; [.M350]-[.B350])" office:value-type="float" office:value="24" calcext:value-type="float">
            <text:p>24</text:p>
          </table:table-cell>
          <table:table-cell table:formula="of:=IF([.B350]=[.M350]; &quot;&quot;; (([.M350]-[.B350])/[.B350])*100)" office:value-type="float" office:value="4.22535211267606" calcext:value-type="float">
            <text:p>4.22535211267606</text:p>
          </table:table-cell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IF([.B351]=[.E351]; &quot;&quot;; &quot;*&quot;)" office:value-type="string" office:string-value="*" calcext:value-type="string">
            <text:p>*</text:p>
          </table:table-cell>
          <table:table-cell table:formula="of:=IF([.B351]=[.E351]; &quot;&quot;; [.E351]-[.B351])" office:value-type="float" office:value="24" calcext:value-type="float">
            <text:p>24</text:p>
          </table:table-cell>
          <table:table-cell table:formula="of:=IF([.B351]=[.E351]; &quot;&quot;; (([.E351]-[.B351])/[.B351])*100)" office:value-type="float" office:value="4.22535211267606" calcext:value-type="float">
            <text:p>4.22535211267606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D351]=[.L351]" office:value-type="boolean" office:boolean-value="true" calcext:value-type="boolean">
            <text:p>TRUE</text:p>
          </table:table-cell>
          <table:table-cell table:formula="of:=IF([.B351]=[.M351]; &quot;&quot;; &quot;*&quot;)" office:value-type="string" office:string-value="*" calcext:value-type="string">
            <text:p>*</text:p>
          </table:table-cell>
          <table:table-cell table:formula="of:=IF([.B351]=[.M351]; &quot;&quot;; [.M351]-[.B351])" office:value-type="float" office:value="24" calcext:value-type="float">
            <text:p>24</text:p>
          </table:table-cell>
          <table:table-cell table:formula="of:=IF([.B351]=[.M351]; &quot;&quot;; (([.M351]-[.B351])/[.B351])*100)" office:value-type="float" office:value="4.22535211267606" calcext:value-type="float">
            <text:p>4.22535211267606</text:p>
          </table:table-cell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IF([.B352]=[.E352]; &quot;&quot;; &quot;*&quot;)" office:value-type="string" office:string-value="*" calcext:value-type="string">
            <text:p>*</text:p>
          </table:table-cell>
          <table:table-cell table:formula="of:=IF([.B352]=[.E352]; &quot;&quot;; [.E352]-[.B352])" office:value-type="float" office:value="8" calcext:value-type="float">
            <text:p>8</text:p>
          </table:table-cell>
          <table:table-cell table:formula="of:=IF([.B352]=[.E352]; &quot;&quot;; (([.E352]-[.B352])/[.B352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52]=[.L352]" office:value-type="boolean" office:boolean-value="true" calcext:value-type="boolean">
            <text:p>TRUE</text:p>
          </table:table-cell>
          <table:table-cell table:formula="of:=IF([.B352]=[.M352]; &quot;&quot;; &quot;*&quot;)" office:value-type="string" office:string-value="*" calcext:value-type="string">
            <text:p>*</text:p>
          </table:table-cell>
          <table:table-cell table:formula="of:=IF([.B352]=[.M352]; &quot;&quot;; [.M352]-[.B352])" office:value-type="float" office:value="8" calcext:value-type="float">
            <text:p>8</text:p>
          </table:table-cell>
          <table:table-cell table:formula="of:=IF([.B352]=[.M352]; &quot;&quot;; (([.M352]-[.B352])/[.B352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IF([.B353]=[.E353]; &quot;&quot;; &quot;*&quot;)" office:value-type="string" office:string-value="*" calcext:value-type="string">
            <text:p>*</text:p>
          </table:table-cell>
          <table:table-cell table:formula="of:=IF([.B353]=[.E353]; &quot;&quot;; [.E353]-[.B353])" office:value-type="float" office:value="8" calcext:value-type="float">
            <text:p>8</text:p>
          </table:table-cell>
          <table:table-cell table:formula="of:=IF([.B353]=[.E353]; &quot;&quot;; (([.E353]-[.B353])/[.B353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53]=[.L353]" office:value-type="boolean" office:boolean-value="true" calcext:value-type="boolean">
            <text:p>TRUE</text:p>
          </table:table-cell>
          <table:table-cell table:formula="of:=IF([.B353]=[.M353]; &quot;&quot;; &quot;*&quot;)" office:value-type="string" office:string-value="*" calcext:value-type="string">
            <text:p>*</text:p>
          </table:table-cell>
          <table:table-cell table:formula="of:=IF([.B353]=[.M353]; &quot;&quot;; [.M353]-[.B353])" office:value-type="float" office:value="8" calcext:value-type="float">
            <text:p>8</text:p>
          </table:table-cell>
          <table:table-cell table:formula="of:=IF([.B353]=[.M353]; &quot;&quot;; (([.M353]-[.B353])/[.B353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IF([.B354]=[.E354]; &quot;&quot;; &quot;*&quot;)" office:value-type="string" office:string-value="*" calcext:value-type="string">
            <text:p>*</text:p>
          </table:table-cell>
          <table:table-cell table:formula="of:=IF([.B354]=[.E354]; &quot;&quot;; [.E354]-[.B354])" office:value-type="float" office:value="8" calcext:value-type="float">
            <text:p>8</text:p>
          </table:table-cell>
          <table:table-cell table:formula="of:=IF([.B354]=[.E354]; &quot;&quot;; (([.E354]-[.B354])/[.B354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54]=[.L354]" office:value-type="boolean" office:boolean-value="true" calcext:value-type="boolean">
            <text:p>TRUE</text:p>
          </table:table-cell>
          <table:table-cell table:formula="of:=IF([.B354]=[.M354]; &quot;&quot;; &quot;*&quot;)" office:value-type="string" office:string-value="*" calcext:value-type="string">
            <text:p>*</text:p>
          </table:table-cell>
          <table:table-cell table:formula="of:=IF([.B354]=[.M354]; &quot;&quot;; [.M354]-[.B354])" office:value-type="float" office:value="8" calcext:value-type="float">
            <text:p>8</text:p>
          </table:table-cell>
          <table:table-cell table:formula="of:=IF([.B354]=[.M354]; &quot;&quot;; (([.M354]-[.B354])/[.B354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IF([.B355]=[.E355]; &quot;&quot;; &quot;*&quot;)" office:value-type="string" office:string-value="*" calcext:value-type="string">
            <text:p>*</text:p>
          </table:table-cell>
          <table:table-cell table:formula="of:=IF([.B355]=[.E355]; &quot;&quot;; [.E355]-[.B355])" office:value-type="float" office:value="8" calcext:value-type="float">
            <text:p>8</text:p>
          </table:table-cell>
          <table:table-cell table:formula="of:=IF([.B355]=[.E355]; &quot;&quot;; (([.E355]-[.B355])/[.B355])*100)" office:value-type="float" office:value="1.40845070422535" calcext:value-type="float">
            <text:p>1.40845070422535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55]=[.L355]" office:value-type="boolean" office:boolean-value="true" calcext:value-type="boolean">
            <text:p>TRUE</text:p>
          </table:table-cell>
          <table:table-cell table:formula="of:=IF([.B355]=[.M355]; &quot;&quot;; &quot;*&quot;)" office:value-type="string" office:string-value="*" calcext:value-type="string">
            <text:p>*</text:p>
          </table:table-cell>
          <table:table-cell table:formula="of:=IF([.B355]=[.M355]; &quot;&quot;; [.M355]-[.B355])" office:value-type="float" office:value="8" calcext:value-type="float">
            <text:p>8</text:p>
          </table:table-cell>
          <table:table-cell table:formula="of:=IF([.B355]=[.M355]; &quot;&quot;; (([.M355]-[.B355])/[.B355])*100)"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1448" calcext:value-type="float">
            <text:p>11448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IF([.B356]=[.E356]; &quot;&quot;; &quot;*&quot;)" office:value-type="string" office:string-value="*" calcext:value-type="string">
            <text:p>*</text:p>
          </table:table-cell>
          <table:table-cell table:formula="of:=IF([.B356]=[.E356]; &quot;&quot;; [.E356]-[.B356])" office:value-type="float" office:value="448" calcext:value-type="float">
            <text:p>448</text:p>
          </table:table-cell>
          <table:table-cell table:formula="of:=IF([.B356]=[.E356]; &quot;&quot;; (([.E356]-[.B356])/[.B356])*100)" office:value-type="float" office:value="4.07272727272727" calcext:value-type="float">
            <text:p>4.07272727272727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1432" calcext:value-type="float">
            <text:p>11432</text:p>
          </table:table-cell>
          <table:table-cell/>
          <table:table-cell table:formula="of:=[.D356]=[.L356]" office:value-type="boolean" office:boolean-value="true" calcext:value-type="boolean">
            <text:p>TRUE</text:p>
          </table:table-cell>
          <table:table-cell table:formula="of:=IF([.B356]=[.M356]; &quot;&quot;; &quot;*&quot;)" office:value-type="string" office:string-value="*" calcext:value-type="string">
            <text:p>*</text:p>
          </table:table-cell>
          <table:table-cell table:formula="of:=IF([.B356]=[.M356]; &quot;&quot;; [.M356]-[.B356])" office:value-type="float" office:value="432" calcext:value-type="float">
            <text:p>432</text:p>
          </table:table-cell>
          <table:table-cell table:formula="of:=IF([.B356]=[.M356]; &quot;&quot;; (([.M356]-[.B356])/[.B356])*100)" office:value-type="float" office:value="3.92727272727273" calcext:value-type="float">
            <text:p>3.92727272727273</text:p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IF([.B357]=[.E357]; &quot;&quot;; &quot;*&quot;)">
            <text:p/>
          </table:table-cell>
          <table:table-cell table:formula="of:=IF([.B357]=[.E357]; &quot;&quot;; [.E357]-[.B357])">
            <text:p/>
          </table:table-cell>
          <table:table-cell table:formula="of:=IF([.B357]=[.E357]; &quot;&quot;; (([.E357]-[.B357])/[.B357])*100)">
            <text:p/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357]=[.L357]" office:value-type="boolean" office:boolean-value="true" calcext:value-type="boolean">
            <text:p>TRUE</text:p>
          </table:table-cell>
          <table:table-cell table:formula="of:=IF([.B357]=[.M357]; &quot;&quot;; &quot;*&quot;)">
            <text:p/>
          </table:table-cell>
          <table:table-cell table:formula="of:=IF([.B357]=[.M357]; &quot;&quot;; [.M357]-[.B357])">
            <text:p/>
          </table:table-cell>
          <table:table-cell table:formula="of:=IF([.B357]=[.M357]; &quot;&quot;; (([.M357]-[.B357])/[.B357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5960" calcext:value-type="float">
            <text:p>5960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IF([.B358]=[.E358]; &quot;&quot;; &quot;*&quot;)" office:value-type="string" office:string-value="*" calcext:value-type="string">
            <text:p>*</text:p>
          </table:table-cell>
          <table:table-cell table:formula="of:=IF([.B358]=[.E358]; &quot;&quot;; [.E358]-[.B358])" office:value-type="float" office:value="312" calcext:value-type="float">
            <text:p>312</text:p>
          </table:table-cell>
          <table:table-cell table:formula="of:=IF([.B358]=[.E358]; &quot;&quot;; (([.E358]-[.B358])/[.B358])*100)" office:value-type="float" office:value="5.52407932011331" calcext:value-type="float">
            <text:p>5.52407932011331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D358]=[.L358]" office:value-type="boolean" office:boolean-value="true" calcext:value-type="boolean">
            <text:p>TRUE</text:p>
          </table:table-cell>
          <table:table-cell table:formula="of:=IF([.B358]=[.M358]; &quot;&quot;; &quot;*&quot;)" office:value-type="string" office:string-value="*" calcext:value-type="string">
            <text:p>*</text:p>
          </table:table-cell>
          <table:table-cell table:formula="of:=IF([.B358]=[.M358]; &quot;&quot;; [.M358]-[.B358])" office:value-type="float" office:value="328" calcext:value-type="float">
            <text:p>328</text:p>
          </table:table-cell>
          <table:table-cell table:formula="of:=IF([.B358]=[.M358]; &quot;&quot;; (([.M358]-[.B358])/[.B358])*100)" office:value-type="float" office:value="5.80736543909348" calcext:value-type="float">
            <text:p>5.80736543909348</text:p>
          </table:table-cell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IF([.B359]=[.E359]; &quot;&quot;; &quot;*&quot;)" office:value-type="string" office:string-value="*" calcext:value-type="string">
            <text:p>*</text:p>
          </table:table-cell>
          <table:table-cell table:formula="of:=IF([.B359]=[.E359]; &quot;&quot;; [.E359]-[.B359])" office:value-type="float" office:value="40" calcext:value-type="float">
            <text:p>40</text:p>
          </table:table-cell>
          <table:table-cell table:formula="of:=IF([.B359]=[.E359]; &quot;&quot;; (([.E359]-[.B359])/[.B359])*100)" office:value-type="float" office:value="5.15463917525773" calcext:value-type="float">
            <text:p>5.15463917525773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D359]=[.L359]" office:value-type="boolean" office:boolean-value="true" calcext:value-type="boolean">
            <text:p>TRUE</text:p>
          </table:table-cell>
          <table:table-cell table:formula="of:=IF([.B359]=[.M359]; &quot;&quot;; &quot;*&quot;)" office:value-type="string" office:string-value="*" calcext:value-type="string">
            <text:p>*</text:p>
          </table:table-cell>
          <table:table-cell table:formula="of:=IF([.B359]=[.M359]; &quot;&quot;; [.M359]-[.B359])" office:value-type="float" office:value="40" calcext:value-type="float">
            <text:p>40</text:p>
          </table:table-cell>
          <table:table-cell table:formula="of:=IF([.B359]=[.M359]; &quot;&quot;; (([.M359]-[.B359])/[.B359])*100)" office:value-type="float" office:value="5.15463917525773" calcext:value-type="float">
            <text:p>5.15463917525773</text:p>
          </table:table-cell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IF([.B360]=[.E360]; &quot;&quot;; &quot;*&quot;)">
            <text:p/>
          </table:table-cell>
          <table:table-cell table:formula="of:=IF([.B360]=[.E360]; &quot;&quot;; [.E360]-[.B360])">
            <text:p/>
          </table:table-cell>
          <table:table-cell table:formula="of:=IF([.B360]=[.E360]; &quot;&quot;; (([.E360]-[.B360])/[.B360])*100)">
            <text:p/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D360]=[.L360]" office:value-type="boolean" office:boolean-value="true" calcext:value-type="boolean">
            <text:p>TRUE</text:p>
          </table:table-cell>
          <table:table-cell table:formula="of:=IF([.B360]=[.M360]; &quot;&quot;; &quot;*&quot;)">
            <text:p/>
          </table:table-cell>
          <table:table-cell table:formula="of:=IF([.B360]=[.M360]; &quot;&quot;; [.M360]-[.B360])">
            <text:p/>
          </table:table-cell>
          <table:table-cell table:formula="of:=IF([.B360]=[.M360]; &quot;&quot;; (([.M360]-[.B360])/[.B360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IF([.B361]=[.E361]; &quot;&quot;; &quot;*&quot;)">
            <text:p/>
          </table:table-cell>
          <table:table-cell table:formula="of:=IF([.B361]=[.E361]; &quot;&quot;; [.E361]-[.B361])">
            <text:p/>
          </table:table-cell>
          <table:table-cell table:formula="of:=IF([.B361]=[.E361]; &quot;&quot;; (([.E361]-[.B361])/[.B361])*100)">
            <text:p/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D361]=[.L361]" office:value-type="boolean" office:boolean-value="true" calcext:value-type="boolean">
            <text:p>TRUE</text:p>
          </table:table-cell>
          <table:table-cell table:formula="of:=IF([.B361]=[.M361]; &quot;&quot;; &quot;*&quot;)">
            <text:p/>
          </table:table-cell>
          <table:table-cell table:formula="of:=IF([.B361]=[.M361]; &quot;&quot;; [.M361]-[.B361])">
            <text:p/>
          </table:table-cell>
          <table:table-cell table:formula="of:=IF([.B361]=[.M361]; &quot;&quot;; (([.M361]-[.B361])/[.B361])*100)">
            <text:p/>
          </table:table-cell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IF([.B362]=[.E362]; &quot;&quot;; &quot;*&quot;)">
            <text:p/>
          </table:table-cell>
          <table:table-cell table:formula="of:=IF([.B362]=[.E362]; &quot;&quot;; [.E362]-[.B362])">
            <text:p/>
          </table:table-cell>
          <table:table-cell table:formula="of:=IF([.B362]=[.E362]; &quot;&quot;; (([.E362]-[.B362])/[.B362])*100)">
            <text:p/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62]=[.L362]" office:value-type="boolean" office:boolean-value="true" calcext:value-type="boolean">
            <text:p>TRUE</text:p>
          </table:table-cell>
          <table:table-cell table:formula="of:=IF([.B362]=[.M362]; &quot;&quot;; &quot;*&quot;)">
            <text:p/>
          </table:table-cell>
          <table:table-cell table:formula="of:=IF([.B362]=[.M362]; &quot;&quot;; [.M362]-[.B362])">
            <text:p/>
          </table:table-cell>
          <table:table-cell table:formula="of:=IF([.B362]=[.M362]; &quot;&quot;; (([.M362]-[.B362])/[.B362])*100)">
            <text:p/>
          </table:table-cell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IF([.B363]=[.E363]; &quot;&quot;; &quot;*&quot;)">
            <text:p/>
          </table:table-cell>
          <table:table-cell table:formula="of:=IF([.B363]=[.E363]; &quot;&quot;; [.E363]-[.B363])">
            <text:p/>
          </table:table-cell>
          <table:table-cell table:formula="of:=IF([.B363]=[.E363]; &quot;&quot;; (([.E363]-[.B363])/[.B363])*100)">
            <text:p/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63]=[.L363]" office:value-type="boolean" office:boolean-value="true" calcext:value-type="boolean">
            <text:p>TRUE</text:p>
          </table:table-cell>
          <table:table-cell table:formula="of:=IF([.B363]=[.M363]; &quot;&quot;; &quot;*&quot;)">
            <text:p/>
          </table:table-cell>
          <table:table-cell table:formula="of:=IF([.B363]=[.M363]; &quot;&quot;; [.M363]-[.B363])">
            <text:p/>
          </table:table-cell>
          <table:table-cell table:formula="of:=IF([.B363]=[.M363]; &quot;&quot;; (([.M363]-[.B363])/[.B363])*100)">
            <text:p/>
          </table:table-cell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IF([.B364]=[.E364]; &quot;&quot;; &quot;*&quot;)">
            <text:p/>
          </table:table-cell>
          <table:table-cell table:formula="of:=IF([.B364]=[.E364]; &quot;&quot;; [.E364]-[.B364])">
            <text:p/>
          </table:table-cell>
          <table:table-cell table:formula="of:=IF([.B364]=[.E364]; &quot;&quot;; (([.E364]-[.B364])/[.B364])*100)">
            <text:p/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64]=[.L364]" office:value-type="boolean" office:boolean-value="true" calcext:value-type="boolean">
            <text:p>TRUE</text:p>
          </table:table-cell>
          <table:table-cell table:formula="of:=IF([.B364]=[.M364]; &quot;&quot;; &quot;*&quot;)">
            <text:p/>
          </table:table-cell>
          <table:table-cell table:formula="of:=IF([.B364]=[.M364]; &quot;&quot;; [.M364]-[.B364])">
            <text:p/>
          </table:table-cell>
          <table:table-cell table:formula="of:=IF([.B364]=[.M364]; &quot;&quot;; (([.M364]-[.B364])/[.B364])*100)">
            <text:p/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IF([.B365]=[.E365]; &quot;&quot;; &quot;*&quot;)">
            <text:p/>
          </table:table-cell>
          <table:table-cell table:formula="of:=IF([.B365]=[.E365]; &quot;&quot;; [.E365]-[.B365])">
            <text:p/>
          </table:table-cell>
          <table:table-cell table:formula="of:=IF([.B365]=[.E365]; &quot;&quot;; (([.E365]-[.B365])/[.B365])*100)">
            <text:p/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table:formula="of:=[.D365]=[.L365]" office:value-type="boolean" office:boolean-value="true" calcext:value-type="boolean">
            <text:p>TRUE</text:p>
          </table:table-cell>
          <table:table-cell table:formula="of:=IF([.B365]=[.M365]; &quot;&quot;; &quot;*&quot;)">
            <text:p/>
          </table:table-cell>
          <table:table-cell table:formula="of:=IF([.B365]=[.M365]; &quot;&quot;; [.M365]-[.B365])">
            <text:p/>
          </table:table-cell>
          <table:table-cell table:formula="of:=IF([.B365]=[.M365]; &quot;&quot;; (([.M365]-[.B365])/[.B365])*100)">
            <text:p/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IF([.B366]=[.E366]; &quot;&quot;; &quot;*&quot;)">
            <text:p/>
          </table:table-cell>
          <table:table-cell table:formula="of:=IF([.B366]=[.E366]; &quot;&quot;; [.E366]-[.B366])">
            <text:p/>
          </table:table-cell>
          <table:table-cell table:formula="of:=IF([.B366]=[.E366]; &quot;&quot;; (([.E366]-[.B366])/[.B366])*100)">
            <text:p/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366]=[.L366]" office:value-type="boolean" office:boolean-value="true" calcext:value-type="boolean">
            <text:p>TRUE</text:p>
          </table:table-cell>
          <table:table-cell table:formula="of:=IF([.B366]=[.M366]; &quot;&quot;; &quot;*&quot;)">
            <text:p/>
          </table:table-cell>
          <table:table-cell table:formula="of:=IF([.B366]=[.M366]; &quot;&quot;; [.M366]-[.B366])">
            <text:p/>
          </table:table-cell>
          <table:table-cell table:formula="of:=IF([.B366]=[.M366]; &quot;&quot;; (([.M366]-[.B366])/[.B366])*100)">
            <text:p/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3128" calcext:value-type="float">
            <text:p>3128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3136" calcext:value-type="float">
            <text:p>3136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IF([.B367]=[.E367]; &quot;&quot;; &quot;*&quot;)" office:value-type="string" office:string-value="*" calcext:value-type="string">
            <text:p>*</text:p>
          </table:table-cell>
          <table:table-cell table:formula="of:=IF([.B367]=[.E367]; &quot;&quot;; [.E367]-[.B367])" office:value-type="float" office:value="8" calcext:value-type="float">
            <text:p>8</text:p>
          </table:table-cell>
          <table:table-cell table:formula="of:=IF([.B367]=[.E367]; &quot;&quot;; (([.E367]-[.B367])/[.B367])*100)" office:value-type="float" office:value="0.255754475703325" calcext:value-type="float">
            <text:p>0.255754475703325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3136" calcext:value-type="float">
            <text:p>3136</text:p>
          </table:table-cell>
          <table:table-cell/>
          <table:table-cell table:formula="of:=[.D367]=[.L367]" office:value-type="boolean" office:boolean-value="true" calcext:value-type="boolean">
            <text:p>TRUE</text:p>
          </table:table-cell>
          <table:table-cell table:formula="of:=IF([.B367]=[.M367]; &quot;&quot;; &quot;*&quot;)" office:value-type="string" office:string-value="*" calcext:value-type="string">
            <text:p>*</text:p>
          </table:table-cell>
          <table:table-cell table:formula="of:=IF([.B367]=[.M367]; &quot;&quot;; [.M367]-[.B367])" office:value-type="float" office:value="8" calcext:value-type="float">
            <text:p>8</text:p>
          </table:table-cell>
          <table:table-cell table:formula="of:=IF([.B367]=[.M367]; &quot;&quot;; (([.M367]-[.B367])/[.B367])*100)" office:value-type="float" office:value="0.255754475703325" calcext:value-type="float">
            <text:p>0.255754475703325</text:p>
          </table:table-cell>
        </table:table-row>
        <table:table-row table:style-name="ro1"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IF([.B368]=[.E368]; &quot;&quot;; &quot;*&quot;)">
            <text:p/>
          </table:table-cell>
          <table:table-cell table:formula="of:=IF([.B368]=[.E368]; &quot;&quot;; [.E368]-[.B368])">
            <text:p/>
          </table:table-cell>
          <table:table-cell table:formula="of:=IF([.B368]=[.E368]; &quot;&quot;; (([.E368]-[.B368])/[.B368])*100)">
            <text:p/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368]=[.L368]" office:value-type="boolean" office:boolean-value="true" calcext:value-type="boolean">
            <text:p>TRUE</text:p>
          </table:table-cell>
          <table:table-cell table:formula="of:=IF([.B368]=[.M368]; &quot;&quot;; &quot;*&quot;)">
            <text:p/>
          </table:table-cell>
          <table:table-cell table:formula="of:=IF([.B368]=[.M368]; &quot;&quot;; [.M368]-[.B368])">
            <text:p/>
          </table:table-cell>
          <table:table-cell table:formula="of:=IF([.B368]=[.M368]; &quot;&quot;; (([.M368]-[.B368])/[.B368])*100)">
            <text:p/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3080" calcext:value-type="float">
            <text:p>3080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IF([.B369]=[.E369]; &quot;&quot;; &quot;*&quot;)" office:value-type="string" office:string-value="*" calcext:value-type="string">
            <text:p>*</text:p>
          </table:table-cell>
          <table:table-cell table:formula="of:=IF([.B369]=[.E369]; &quot;&quot;; [.E369]-[.B369])" office:value-type="float" office:value="8" calcext:value-type="float">
            <text:p>8</text:p>
          </table:table-cell>
          <table:table-cell table:formula="of:=IF([.B369]=[.E369]; &quot;&quot;; (([.E369]-[.B369])/[.B369])*100)" office:value-type="float" office:value="0.260416666666667" calcext:value-type="float">
            <text:p>0.260416666666667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3080" calcext:value-type="float">
            <text:p>3080</text:p>
          </table:table-cell>
          <table:table-cell/>
          <table:table-cell table:formula="of:=[.D369]=[.L369]" office:value-type="boolean" office:boolean-value="true" calcext:value-type="boolean">
            <text:p>TRUE</text:p>
          </table:table-cell>
          <table:table-cell table:formula="of:=IF([.B369]=[.M369]; &quot;&quot;; &quot;*&quot;)" office:value-type="string" office:string-value="*" calcext:value-type="string">
            <text:p>*</text:p>
          </table:table-cell>
          <table:table-cell table:formula="of:=IF([.B369]=[.M369]; &quot;&quot;; [.M369]-[.B369])" office:value-type="float" office:value="8" calcext:value-type="float">
            <text:p>8</text:p>
          </table:table-cell>
          <table:table-cell table:formula="of:=IF([.B369]=[.M369]; &quot;&quot;; (([.M369]-[.B369])/[.B369])*100)" office:value-type="float" office:value="0.260416666666667" calcext:value-type="float">
            <text:p>0.260416666666667</text:p>
          </table:table-cell>
        </table:table-row>
        <table:table-row table:style-name="ro1"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IF([.B370]=[.E370]; &quot;&quot;; &quot;*&quot;)">
            <text:p/>
          </table:table-cell>
          <table:table-cell table:formula="of:=IF([.B370]=[.E370]; &quot;&quot;; [.E370]-[.B370])">
            <text:p/>
          </table:table-cell>
          <table:table-cell table:formula="of:=IF([.B370]=[.E370]; &quot;&quot;; (([.E370]-[.B370])/[.B370])*100)">
            <text:p/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370]=[.L370]" office:value-type="boolean" office:boolean-value="true" calcext:value-type="boolean">
            <text:p>TRUE</text:p>
          </table:table-cell>
          <table:table-cell table:formula="of:=IF([.B370]=[.M370]; &quot;&quot;; &quot;*&quot;)">
            <text:p/>
          </table:table-cell>
          <table:table-cell table:formula="of:=IF([.B370]=[.M370]; &quot;&quot;; [.M370]-[.B370])">
            <text:p/>
          </table:table-cell>
          <table:table-cell table:formula="of:=IF([.B370]=[.M370]; &quot;&quot;; (([.M370]-[.B370])/[.B370])*100)">
            <text:p/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IF([.B371]=[.E371]; &quot;&quot;; &quot;*&quot;)">
            <text:p/>
          </table:table-cell>
          <table:table-cell table:formula="of:=IF([.B371]=[.E371]; &quot;&quot;; [.E371]-[.B371])">
            <text:p/>
          </table:table-cell>
          <table:table-cell table:formula="of:=IF([.B371]=[.E371]; &quot;&quot;; (([.E371]-[.B371])/[.B371])*100)">
            <text:p/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71]=[.L371]" office:value-type="boolean" office:boolean-value="true" calcext:value-type="boolean">
            <text:p>TRUE</text:p>
          </table:table-cell>
          <table:table-cell table:formula="of:=IF([.B371]=[.M371]; &quot;&quot;; &quot;*&quot;)">
            <text:p/>
          </table:table-cell>
          <table:table-cell table:formula="of:=IF([.B371]=[.M371]; &quot;&quot;; [.M371]-[.B371])">
            <text:p/>
          </table:table-cell>
          <table:table-cell table:formula="of:=IF([.B371]=[.M371]; &quot;&quot;; (([.M371]-[.B371])/[.B371])*100)">
            <text:p/>
          </table:table-cell>
        </table:table-row>
        <table:table-row table:style-name="ro1"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IF([.B372]=[.E372]; &quot;&quot;; &quot;*&quot;)">
            <text:p/>
          </table:table-cell>
          <table:table-cell table:formula="of:=IF([.B372]=[.E372]; &quot;&quot;; [.E372]-[.B372])">
            <text:p/>
          </table:table-cell>
          <table:table-cell table:formula="of:=IF([.B372]=[.E372]; &quot;&quot;; (([.E372]-[.B372])/[.B372])*100)">
            <text:p/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D372]=[.L372]" office:value-type="boolean" office:boolean-value="true" calcext:value-type="boolean">
            <text:p>TRUE</text:p>
          </table:table-cell>
          <table:table-cell table:formula="of:=IF([.B372]=[.M372]; &quot;&quot;; &quot;*&quot;)">
            <text:p/>
          </table:table-cell>
          <table:table-cell table:formula="of:=IF([.B372]=[.M372]; &quot;&quot;; [.M372]-[.B372])">
            <text:p/>
          </table:table-cell>
          <table:table-cell table:formula="of:=IF([.B372]=[.M372]; &quot;&quot;; (([.M372]-[.B372])/[.B372])*100)">
            <text:p/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IF([.B373]=[.E373]; &quot;&quot;; &quot;*&quot;)">
            <text:p/>
          </table:table-cell>
          <table:table-cell table:formula="of:=IF([.B373]=[.E373]; &quot;&quot;; [.E373]-[.B373])">
            <text:p/>
          </table:table-cell>
          <table:table-cell table:formula="of:=IF([.B373]=[.E373]; &quot;&quot;; (([.E373]-[.B373])/[.B373])*100)">
            <text:p/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D373]=[.L373]" office:value-type="boolean" office:boolean-value="true" calcext:value-type="boolean">
            <text:p>TRUE</text:p>
          </table:table-cell>
          <table:table-cell table:formula="of:=IF([.B373]=[.M373]; &quot;&quot;; &quot;*&quot;)">
            <text:p/>
          </table:table-cell>
          <table:table-cell table:formula="of:=IF([.B373]=[.M373]; &quot;&quot;; [.M373]-[.B373])">
            <text:p/>
          </table:table-cell>
          <table:table-cell table:formula="of:=IF([.B373]=[.M373]; &quot;&quot;; (([.M373]-[.B373])/[.B373])*100)">
            <text:p/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IF([.B374]=[.E374]; &quot;&quot;; &quot;*&quot;)">
            <text:p/>
          </table:table-cell>
          <table:table-cell table:formula="of:=IF([.B374]=[.E374]; &quot;&quot;; [.E374]-[.B374])">
            <text:p/>
          </table:table-cell>
          <table:table-cell table:formula="of:=IF([.B374]=[.E374]; &quot;&quot;; (([.E374]-[.B374])/[.B374])*100)">
            <text:p/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374]=[.L374]" office:value-type="boolean" office:boolean-value="true" calcext:value-type="boolean">
            <text:p>TRUE</text:p>
          </table:table-cell>
          <table:table-cell table:formula="of:=IF([.B374]=[.M374]; &quot;&quot;; &quot;*&quot;)">
            <text:p/>
          </table:table-cell>
          <table:table-cell table:formula="of:=IF([.B374]=[.M374]; &quot;&quot;; [.M374]-[.B374])">
            <text:p/>
          </table:table-cell>
          <table:table-cell table:formula="of:=IF([.B374]=[.M374]; &quot;&quot;; (([.M374]-[.B374])/[.B374])*100)">
            <text:p/>
          </table:table-cell>
        </table:table-row>
        <table:table-row table:style-name="ro1"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IF([.B375]=[.E375]; &quot;&quot;; &quot;*&quot;)">
            <text:p/>
          </table:table-cell>
          <table:table-cell table:formula="of:=IF([.B375]=[.E375]; &quot;&quot;; [.E375]-[.B375])">
            <text:p/>
          </table:table-cell>
          <table:table-cell table:formula="of:=IF([.B375]=[.E375]; &quot;&quot;; (([.E375]-[.B375])/[.B375])*100)">
            <text:p/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D375]=[.L375]" office:value-type="boolean" office:boolean-value="true" calcext:value-type="boolean">
            <text:p>TRUE</text:p>
          </table:table-cell>
          <table:table-cell table:formula="of:=IF([.B375]=[.M375]; &quot;&quot;; &quot;*&quot;)">
            <text:p/>
          </table:table-cell>
          <table:table-cell table:formula="of:=IF([.B375]=[.M375]; &quot;&quot;; [.M375]-[.B375])">
            <text:p/>
          </table:table-cell>
          <table:table-cell table:formula="of:=IF([.B375]=[.M375]; &quot;&quot;; (([.M375]-[.B375])/[.B375])*100)">
            <text:p/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IF([.B376]=[.E376]; &quot;&quot;; &quot;*&quot;)">
            <text:p/>
          </table:table-cell>
          <table:table-cell table:formula="of:=IF([.B376]=[.E376]; &quot;&quot;; [.E376]-[.B376])">
            <text:p/>
          </table:table-cell>
          <table:table-cell table:formula="of:=IF([.B376]=[.E376]; &quot;&quot;; (([.E376]-[.B376])/[.B376])*100)">
            <text:p/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D376]=[.L376]" office:value-type="boolean" office:boolean-value="true" calcext:value-type="boolean">
            <text:p>TRUE</text:p>
          </table:table-cell>
          <table:table-cell table:formula="of:=IF([.B376]=[.M376]; &quot;&quot;; &quot;*&quot;)">
            <text:p/>
          </table:table-cell>
          <table:table-cell table:formula="of:=IF([.B376]=[.M376]; &quot;&quot;; [.M376]-[.B376])">
            <text:p/>
          </table:table-cell>
          <table:table-cell table:formula="of:=IF([.B376]=[.M376]; &quot;&quot;; (([.M376]-[.B376])/[.B376])*100)">
            <text:p/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IF([.B377]=[.E377]; &quot;&quot;; &quot;*&quot;)">
            <text:p/>
          </table:table-cell>
          <table:table-cell table:formula="of:=IF([.B377]=[.E377]; &quot;&quot;; [.E377]-[.B377])">
            <text:p/>
          </table:table-cell>
          <table:table-cell table:formula="of:=IF([.B377]=[.E377]; &quot;&quot;; (([.E377]-[.B377])/[.B377])*100)">
            <text:p/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D377]=[.L377]" office:value-type="boolean" office:boolean-value="true" calcext:value-type="boolean">
            <text:p>TRUE</text:p>
          </table:table-cell>
          <table:table-cell table:formula="of:=IF([.B377]=[.M377]; &quot;&quot;; &quot;*&quot;)">
            <text:p/>
          </table:table-cell>
          <table:table-cell table:formula="of:=IF([.B377]=[.M377]; &quot;&quot;; [.M377]-[.B377])">
            <text:p/>
          </table:table-cell>
          <table:table-cell table:formula="of:=IF([.B377]=[.M377]; &quot;&quot;; (([.M377]-[.B377])/[.B377])*100)">
            <text:p/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IF([.B378]=[.E378]; &quot;&quot;; &quot;*&quot;)">
            <text:p/>
          </table:table-cell>
          <table:table-cell table:formula="of:=IF([.B378]=[.E378]; &quot;&quot;; [.E378]-[.B378])">
            <text:p/>
          </table:table-cell>
          <table:table-cell table:formula="of:=IF([.B378]=[.E378]; &quot;&quot;; (([.E378]-[.B378])/[.B378])*100)">
            <text:p/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D378]=[.L378]" office:value-type="boolean" office:boolean-value="true" calcext:value-type="boolean">
            <text:p>TRUE</text:p>
          </table:table-cell>
          <table:table-cell table:formula="of:=IF([.B378]=[.M378]; &quot;&quot;; &quot;*&quot;)">
            <text:p/>
          </table:table-cell>
          <table:table-cell table:formula="of:=IF([.B378]=[.M378]; &quot;&quot;; [.M378]-[.B378])">
            <text:p/>
          </table:table-cell>
          <table:table-cell table:formula="of:=IF([.B378]=[.M378]; &quot;&quot;; (([.M378]-[.B378])/[.B378])*100)">
            <text:p/>
          </table:table-cell>
        </table:table-row>
        <table:table-row table:style-name="ro1"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IF([.B379]=[.E379]; &quot;&quot;; &quot;*&quot;)">
            <text:p/>
          </table:table-cell>
          <table:table-cell table:formula="of:=IF([.B379]=[.E379]; &quot;&quot;; [.E379]-[.B379])">
            <text:p/>
          </table:table-cell>
          <table:table-cell table:formula="of:=IF([.B379]=[.E379]; &quot;&quot;; (([.E379]-[.B379])/[.B379])*100)">
            <text:p/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79]=[.L379]" office:value-type="boolean" office:boolean-value="true" calcext:value-type="boolean">
            <text:p>TRUE</text:p>
          </table:table-cell>
          <table:table-cell table:formula="of:=IF([.B379]=[.M379]; &quot;&quot;; &quot;*&quot;)">
            <text:p/>
          </table:table-cell>
          <table:table-cell table:formula="of:=IF([.B379]=[.M379]; &quot;&quot;; [.M379]-[.B379])">
            <text:p/>
          </table:table-cell>
          <table:table-cell table:formula="of:=IF([.B379]=[.M379]; &quot;&quot;; (([.M379]-[.B379])/[.B379])*100)">
            <text:p/>
          </table:table-cell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IF([.B380]=[.E380]; &quot;&quot;; &quot;*&quot;)">
            <text:p/>
          </table:table-cell>
          <table:table-cell table:formula="of:=IF([.B380]=[.E380]; &quot;&quot;; [.E380]-[.B380])">
            <text:p/>
          </table:table-cell>
          <table:table-cell table:formula="of:=IF([.B380]=[.E380]; &quot;&quot;; (([.E380]-[.B380])/[.B380])*100)">
            <text:p/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80]=[.L380]" office:value-type="boolean" office:boolean-value="true" calcext:value-type="boolean">
            <text:p>TRUE</text:p>
          </table:table-cell>
          <table:table-cell table:formula="of:=IF([.B380]=[.M380]; &quot;&quot;; &quot;*&quot;)">
            <text:p/>
          </table:table-cell>
          <table:table-cell table:formula="of:=IF([.B380]=[.M380]; &quot;&quot;; [.M380]-[.B380])">
            <text:p/>
          </table:table-cell>
          <table:table-cell table:formula="of:=IF([.B380]=[.M380]; &quot;&quot;; (([.M380]-[.B380])/[.B380])*100)">
            <text:p/>
          </table:table-cell>
        </table:table-row>
        <table:table-row table:style-name="ro1"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IF([.B381]=[.E381]; &quot;&quot;; &quot;*&quot;)">
            <text:p/>
          </table:table-cell>
          <table:table-cell table:formula="of:=IF([.B381]=[.E381]; &quot;&quot;; [.E381]-[.B381])">
            <text:p/>
          </table:table-cell>
          <table:table-cell table:formula="of:=IF([.B381]=[.E381]; &quot;&quot;; (([.E381]-[.B381])/[.B381])*100)">
            <text:p/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381]=[.L381]" office:value-type="boolean" office:boolean-value="true" calcext:value-type="boolean">
            <text:p>TRUE</text:p>
          </table:table-cell>
          <table:table-cell table:formula="of:=IF([.B381]=[.M381]; &quot;&quot;; &quot;*&quot;)">
            <text:p/>
          </table:table-cell>
          <table:table-cell table:formula="of:=IF([.B381]=[.M381]; &quot;&quot;; [.M381]-[.B381])">
            <text:p/>
          </table:table-cell>
          <table:table-cell table:formula="of:=IF([.B381]=[.M381]; &quot;&quot;; (([.M381]-[.B381])/[.B381])*100)">
            <text:p/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IF([.B382]=[.E382]; &quot;&quot;; &quot;*&quot;)" office:value-type="string" office:string-value="*" calcext:value-type="string">
            <text:p>*</text:p>
          </table:table-cell>
          <table:table-cell table:formula="of:=IF([.B382]=[.E382]; &quot;&quot;; [.E382]-[.B382])" office:value-type="float" office:value="48" calcext:value-type="float">
            <text:p>48</text:p>
          </table:table-cell>
          <table:table-cell table:formula="of:=IF([.B382]=[.E382]; &quot;&quot;; (([.E382]-[.B382])/[.B382])*100)" office:value-type="float" office:value="2.18181818181818" calcext:value-type="float">
            <text:p>2.18181818181818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D382]=[.L382]" office:value-type="boolean" office:boolean-value="true" calcext:value-type="boolean">
            <text:p>TRUE</text:p>
          </table:table-cell>
          <table:table-cell table:formula="of:=IF([.B382]=[.M382]; &quot;&quot;; &quot;*&quot;)" office:value-type="string" office:string-value="*" calcext:value-type="string">
            <text:p>*</text:p>
          </table:table-cell>
          <table:table-cell table:formula="of:=IF([.B382]=[.M382]; &quot;&quot;; [.M382]-[.B382])" office:value-type="float" office:value="48" calcext:value-type="float">
            <text:p>48</text:p>
          </table:table-cell>
          <table:table-cell table:formula="of:=IF([.B382]=[.M382]; &quot;&quot;; (([.M382]-[.B382])/[.B382])*100)" office:value-type="float" office:value="2.18181818181818" calcext:value-type="float">
            <text:p>2.18181818181818</text:p>
          </table:table-cell>
        </table:table-row>
        <table:table-row table:style-name="ro1"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IF([.B383]=[.E383]; &quot;&quot;; &quot;*&quot;)">
            <text:p/>
          </table:table-cell>
          <table:table-cell table:formula="of:=IF([.B383]=[.E383]; &quot;&quot;; [.E383]-[.B383])">
            <text:p/>
          </table:table-cell>
          <table:table-cell table:formula="of:=IF([.B383]=[.E383]; &quot;&quot;; (([.E383]-[.B383])/[.B383])*100)">
            <text:p/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83]=[.L383]" office:value-type="boolean" office:boolean-value="true" calcext:value-type="boolean">
            <text:p>TRUE</text:p>
          </table:table-cell>
          <table:table-cell table:formula="of:=IF([.B383]=[.M383]; &quot;&quot;; &quot;*&quot;)">
            <text:p/>
          </table:table-cell>
          <table:table-cell table:formula="of:=IF([.B383]=[.M383]; &quot;&quot;; [.M383]-[.B383])">
            <text:p/>
          </table:table-cell>
          <table:table-cell table:formula="of:=IF([.B383]=[.M383]; &quot;&quot;; (([.M383]-[.B383])/[.B383])*100)">
            <text:p/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IF([.B384]=[.E384]; &quot;&quot;; &quot;*&quot;)">
            <text:p/>
          </table:table-cell>
          <table:table-cell table:formula="of:=IF([.B384]=[.E384]; &quot;&quot;; [.E384]-[.B384])">
            <text:p/>
          </table:table-cell>
          <table:table-cell table:formula="of:=IF([.B384]=[.E384]; &quot;&quot;; (([.E384]-[.B384])/[.B384])*100)">
            <text:p/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384]=[.L384]" office:value-type="boolean" office:boolean-value="true" calcext:value-type="boolean">
            <text:p>TRUE</text:p>
          </table:table-cell>
          <table:table-cell table:formula="of:=IF([.B384]=[.M384]; &quot;&quot;; &quot;*&quot;)">
            <text:p/>
          </table:table-cell>
          <table:table-cell table:formula="of:=IF([.B384]=[.M384]; &quot;&quot;; [.M384]-[.B384])">
            <text:p/>
          </table:table-cell>
          <table:table-cell table:formula="of:=IF([.B384]=[.M384]; &quot;&quot;; (([.M384]-[.B384])/[.B384])*100)">
            <text:p/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IF([.B385]=[.E385]; &quot;&quot;; &quot;*&quot;)">
            <text:p/>
          </table:table-cell>
          <table:table-cell table:formula="of:=IF([.B385]=[.E385]; &quot;&quot;; [.E385]-[.B385])">
            <text:p/>
          </table:table-cell>
          <table:table-cell table:formula="of:=IF([.B385]=[.E385]; &quot;&quot;; (([.E385]-[.B385])/[.B385])*100)">
            <text:p/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D385]=[.L385]" office:value-type="boolean" office:boolean-value="true" calcext:value-type="boolean">
            <text:p>TRUE</text:p>
          </table:table-cell>
          <table:table-cell table:formula="of:=IF([.B385]=[.M385]; &quot;&quot;; &quot;*&quot;)">
            <text:p/>
          </table:table-cell>
          <table:table-cell table:formula="of:=IF([.B385]=[.M385]; &quot;&quot;; [.M385]-[.B385])">
            <text:p/>
          </table:table-cell>
          <table:table-cell table:formula="of:=IF([.B385]=[.M385]; &quot;&quot;; (([.M385]-[.B385])/[.B385])*100)">
            <text:p/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456" calcext:value-type="float">
            <text:p>22456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2712" calcext:value-type="float">
            <text:p>22712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IF([.B386]=[.E386]; &quot;&quot;; &quot;*&quot;)" office:value-type="string" office:string-value="*" calcext:value-type="string">
            <text:p>*</text:p>
          </table:table-cell>
          <table:table-cell table:formula="of:=IF([.B386]=[.E386]; &quot;&quot;; [.E386]-[.B386])" office:value-type="float" office:value="256" calcext:value-type="float">
            <text:p>256</text:p>
          </table:table-cell>
          <table:table-cell table:formula="of:=IF([.B386]=[.E386]; &quot;&quot;; (([.E386]-[.B386])/[.B386])*100)" office:value-type="float" office:value="1.14000712504453" calcext:value-type="float">
            <text:p>1.14000712504453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2736" calcext:value-type="float">
            <text:p>22736</text:p>
          </table:table-cell>
          <table:table-cell/>
          <table:table-cell table:formula="of:=[.D386]=[.L386]" office:value-type="boolean" office:boolean-value="true" calcext:value-type="boolean">
            <text:p>TRUE</text:p>
          </table:table-cell>
          <table:table-cell table:formula="of:=IF([.B386]=[.M386]; &quot;&quot;; &quot;*&quot;)" office:value-type="string" office:string-value="*" calcext:value-type="string">
            <text:p>*</text:p>
          </table:table-cell>
          <table:table-cell table:formula="of:=IF([.B386]=[.M386]; &quot;&quot;; [.M386]-[.B386])" office:value-type="float" office:value="280" calcext:value-type="float">
            <text:p>280</text:p>
          </table:table-cell>
          <table:table-cell table:formula="of:=IF([.B386]=[.M386]; &quot;&quot;; (([.M386]-[.B386])/[.B386])*100)" office:value-type="float" office:value="1.24688279301746" calcext:value-type="float">
            <text:p>1.24688279301746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1928" calcext:value-type="float">
            <text:p>11928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IF([.B387]=[.E387]; &quot;&quot;; &quot;*&quot;)" office:value-type="string" office:string-value="*" calcext:value-type="string">
            <text:p>*</text:p>
          </table:table-cell>
          <table:table-cell table:formula="of:=IF([.B387]=[.E387]; &quot;&quot;; [.E387]-[.B387])" office:value-type="float" office:value="72" calcext:value-type="float">
            <text:p>72</text:p>
          </table:table-cell>
          <table:table-cell table:formula="of:=IF([.B387]=[.E387]; &quot;&quot;; (([.E387]-[.B387])/[.B387])*100)" office:value-type="float" office:value="0.603621730382294" calcext:value-type="float">
            <text:p>0.603621730382294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[.D387]=[.L387]" office:value-type="boolean" office:boolean-value="true" calcext:value-type="boolean">
            <text:p>TRUE</text:p>
          </table:table-cell>
          <table:table-cell table:formula="of:=IF([.B387]=[.M387]; &quot;&quot;; &quot;*&quot;)" office:value-type="string" office:string-value="*" calcext:value-type="string">
            <text:p>*</text:p>
          </table:table-cell>
          <table:table-cell table:formula="of:=IF([.B387]=[.M387]; &quot;&quot;; [.M387]-[.B387])" office:value-type="float" office:value="72" calcext:value-type="float">
            <text:p>72</text:p>
          </table:table-cell>
          <table:table-cell table:formula="of:=IF([.B387]=[.M387]; &quot;&quot;; (([.M387]-[.B387])/[.B387])*100)" office:value-type="float" office:value="0.603621730382294" calcext:value-type="float">
            <text:p>0.603621730382294</text:p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320" calcext:value-type="float">
            <text:p>4320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IF([.B388]=[.E388]; &quot;&quot;; &quot;*&quot;)" office:value-type="string" office:string-value="*" calcext:value-type="string">
            <text:p>*</text:p>
          </table:table-cell>
          <table:table-cell table:formula="of:=IF([.B388]=[.E388]; &quot;&quot;; [.E388]-[.B388])" office:value-type="float" office:value="80" calcext:value-type="float">
            <text:p>80</text:p>
          </table:table-cell>
          <table:table-cell table:formula="of:=IF([.B388]=[.E388]; &quot;&quot;; (([.E388]-[.B388])/[.B388])*100)" office:value-type="float" office:value="1.88679245283019" calcext:value-type="float">
            <text:p>1.88679245283019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320" calcext:value-type="float">
            <text:p>4320</text:p>
          </table:table-cell>
          <table:table-cell/>
          <table:table-cell table:formula="of:=[.D388]=[.L388]" office:value-type="boolean" office:boolean-value="true" calcext:value-type="boolean">
            <text:p>TRUE</text:p>
          </table:table-cell>
          <table:table-cell table:formula="of:=IF([.B388]=[.M388]; &quot;&quot;; &quot;*&quot;)" office:value-type="string" office:string-value="*" calcext:value-type="string">
            <text:p>*</text:p>
          </table:table-cell>
          <table:table-cell table:formula="of:=IF([.B388]=[.M388]; &quot;&quot;; [.M388]-[.B388])" office:value-type="float" office:value="80" calcext:value-type="float">
            <text:p>80</text:p>
          </table:table-cell>
          <table:table-cell table:formula="of:=IF([.B388]=[.M388]; &quot;&quot;; (([.M388]-[.B388])/[.B388])*100)" office:value-type="float" office:value="1.88679245283019" calcext:value-type="float">
            <text:p>1.88679245283019</text:p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IF([.B389]=[.E389]; &quot;&quot;; &quot;*&quot;)" office:value-type="string" office:string-value="*" calcext:value-type="string">
            <text:p>*</text:p>
          </table:table-cell>
          <table:table-cell table:formula="of:=IF([.B389]=[.E389]; &quot;&quot;; [.E389]-[.B389])" office:value-type="float" office:value="40" calcext:value-type="float">
            <text:p>40</text:p>
          </table:table-cell>
          <table:table-cell table:formula="of:=IF([.B389]=[.E389]; &quot;&quot;; (([.E389]-[.B389])/[.B389])*100)" office:value-type="float" office:value="5.81395348837209" calcext:value-type="float">
            <text:p>5.81395348837209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D389]=[.L389]" office:value-type="boolean" office:boolean-value="true" calcext:value-type="boolean">
            <text:p>TRUE</text:p>
          </table:table-cell>
          <table:table-cell table:formula="of:=IF([.B389]=[.M389]; &quot;&quot;; &quot;*&quot;)">
            <text:p/>
          </table:table-cell>
          <table:table-cell table:formula="of:=IF([.B389]=[.M389]; &quot;&quot;; [.M389]-[.B389])">
            <text:p/>
          </table:table-cell>
          <table:table-cell table:formula="of:=IF([.B389]=[.M389]; &quot;&quot;; (([.M389]-[.B389])/[.B389])*100)">
            <text:p/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IF([.B390]=[.E390]; &quot;&quot;; &quot;*&quot;)">
            <text:p/>
          </table:table-cell>
          <table:table-cell table:formula="of:=IF([.B390]=[.E390]; &quot;&quot;; [.E390]-[.B390])">
            <text:p/>
          </table:table-cell>
          <table:table-cell table:formula="of:=IF([.B390]=[.E390]; &quot;&quot;; (([.E390]-[.B390])/[.B390])*100)">
            <text:p/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D390]=[.L390]" office:value-type="boolean" office:boolean-value="true" calcext:value-type="boolean">
            <text:p>TRUE</text:p>
          </table:table-cell>
          <table:table-cell table:formula="of:=IF([.B390]=[.M390]; &quot;&quot;; &quot;*&quot;)">
            <text:p/>
          </table:table-cell>
          <table:table-cell table:formula="of:=IF([.B390]=[.M390]; &quot;&quot;; [.M390]-[.B390])">
            <text:p/>
          </table:table-cell>
          <table:table-cell table:formula="of:=IF([.B390]=[.M390]; &quot;&quot;; (([.M390]-[.B390])/[.B390])*100)">
            <text:p/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640" calcext:value-type="float">
            <text:p>8640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664" calcext:value-type="float">
            <text:p>8664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IF([.B391]=[.E391]; &quot;&quot;; &quot;*&quot;)" office:value-type="string" office:string-value="*" calcext:value-type="string">
            <text:p>*</text:p>
          </table:table-cell>
          <table:table-cell table:formula="of:=IF([.B391]=[.E391]; &quot;&quot;; [.E391]-[.B391])" office:value-type="float" office:value="24" calcext:value-type="float">
            <text:p>24</text:p>
          </table:table-cell>
          <table:table-cell table:formula="of:=IF([.B391]=[.E391]; &quot;&quot;; (([.E391]-[.B391])/[.B391])*100)" office:value-type="float" office:value="0.277777777777778" calcext:value-type="float">
            <text:p>0.277777777777778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664" calcext:value-type="float">
            <text:p>8664</text:p>
          </table:table-cell>
          <table:table-cell/>
          <table:table-cell table:formula="of:=[.D391]=[.L391]" office:value-type="boolean" office:boolean-value="true" calcext:value-type="boolean">
            <text:p>TRUE</text:p>
          </table:table-cell>
          <table:table-cell table:formula="of:=IF([.B391]=[.M391]; &quot;&quot;; &quot;*&quot;)" office:value-type="string" office:string-value="*" calcext:value-type="string">
            <text:p>*</text:p>
          </table:table-cell>
          <table:table-cell table:formula="of:=IF([.B391]=[.M391]; &quot;&quot;; [.M391]-[.B391])" office:value-type="float" office:value="24" calcext:value-type="float">
            <text:p>24</text:p>
          </table:table-cell>
          <table:table-cell table:formula="of:=IF([.B391]=[.M391]; &quot;&quot;; (([.M391]-[.B391])/[.B391])*100)"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1928" calcext:value-type="float">
            <text:p>1928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1968" calcext:value-type="float">
            <text:p>1968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IF([.B392]=[.E392]; &quot;&quot;; &quot;*&quot;)" office:value-type="string" office:string-value="*" calcext:value-type="string">
            <text:p>*</text:p>
          </table:table-cell>
          <table:table-cell table:formula="of:=IF([.B392]=[.E392]; &quot;&quot;; [.E392]-[.B392])" office:value-type="float" office:value="40" calcext:value-type="float">
            <text:p>40</text:p>
          </table:table-cell>
          <table:table-cell table:formula="of:=IF([.B392]=[.E392]; &quot;&quot;; (([.E392]-[.B392])/[.B392])*100)" office:value-type="float" office:value="2.0746887966805" calcext:value-type="float">
            <text:p>2.0746887966805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D392]=[.L392]" office:value-type="boolean" office:boolean-value="true" calcext:value-type="boolean">
            <text:p>TRUE</text:p>
          </table:table-cell>
          <table:table-cell table:formula="of:=IF([.B392]=[.M392]; &quot;&quot;; &quot;*&quot;)" office:value-type="string" office:string-value="*" calcext:value-type="string">
            <text:p>*</text:p>
          </table:table-cell>
          <table:table-cell table:formula="of:=IF([.B392]=[.M392]; &quot;&quot;; [.M392]-[.B392])" office:value-type="float" office:value="72" calcext:value-type="float">
            <text:p>72</text:p>
          </table:table-cell>
          <table:table-cell table:formula="of:=IF([.B392]=[.M392]; &quot;&quot;; (([.M392]-[.B392])/[.B392])*100)" office:value-type="float" office:value="3.7344398340249" calcext:value-type="float">
            <text:p>3.7344398340249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5128" calcext:value-type="float">
            <text:p>5128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5520" calcext:value-type="float">
            <text:p>5520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IF([.B393]=[.E393]; &quot;&quot;; &quot;*&quot;)" office:value-type="string" office:string-value="*" calcext:value-type="string">
            <text:p>*</text:p>
          </table:table-cell>
          <table:table-cell table:formula="of:=IF([.B393]=[.E393]; &quot;&quot;; [.E393]-[.B393])" office:value-type="float" office:value="392" calcext:value-type="float">
            <text:p>392</text:p>
          </table:table-cell>
          <table:table-cell table:formula="of:=IF([.B393]=[.E393]; &quot;&quot;; (([.E393]-[.B393])/[.B393])*100)" office:value-type="float" office:value="7.64430577223089" calcext:value-type="float">
            <text:p>7.64430577223089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5496" calcext:value-type="float">
            <text:p>5496</text:p>
          </table:table-cell>
          <table:table-cell/>
          <table:table-cell table:formula="of:=[.D393]=[.L393]" office:value-type="boolean" office:boolean-value="true" calcext:value-type="boolean">
            <text:p>TRUE</text:p>
          </table:table-cell>
          <table:table-cell table:formula="of:=IF([.B393]=[.M393]; &quot;&quot;; &quot;*&quot;)" office:value-type="string" office:string-value="*" calcext:value-type="string">
            <text:p>*</text:p>
          </table:table-cell>
          <table:table-cell table:formula="of:=IF([.B393]=[.M393]; &quot;&quot;; [.M393]-[.B393])" office:value-type="float" office:value="368" calcext:value-type="float">
            <text:p>368</text:p>
          </table:table-cell>
          <table:table-cell table:formula="of:=IF([.B393]=[.M393]; &quot;&quot;; (([.M393]-[.B393])/[.B393])*100)" office:value-type="float" office:value="7.17628705148206" calcext:value-type="float">
            <text:p>7.17628705148206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2584" calcext:value-type="float">
            <text:p>2584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IF([.B394]=[.E394]; &quot;&quot;; &quot;*&quot;)" office:value-type="string" office:string-value="*" calcext:value-type="string">
            <text:p>*</text:p>
          </table:table-cell>
          <table:table-cell table:formula="of:=IF([.B394]=[.E394]; &quot;&quot;; [.E394]-[.B394])" office:value-type="float" office:value="128" calcext:value-type="float">
            <text:p>128</text:p>
          </table:table-cell>
          <table:table-cell table:formula="of:=IF([.B394]=[.E394]; &quot;&quot;; (([.E394]-[.B394])/[.B394])*100)" office:value-type="float" office:value="5.21172638436482" calcext:value-type="float">
            <text:p>5.21172638436482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2584" calcext:value-type="float">
            <text:p>2584</text:p>
          </table:table-cell>
          <table:table-cell/>
          <table:table-cell table:formula="of:=[.D394]=[.L394]" office:value-type="boolean" office:boolean-value="true" calcext:value-type="boolean">
            <text:p>TRUE</text:p>
          </table:table-cell>
          <table:table-cell table:formula="of:=IF([.B394]=[.M394]; &quot;&quot;; &quot;*&quot;)" office:value-type="string" office:string-value="*" calcext:value-type="string">
            <text:p>*</text:p>
          </table:table-cell>
          <table:table-cell table:formula="of:=IF([.B394]=[.M394]; &quot;&quot;; [.M394]-[.B394])" office:value-type="float" office:value="128" calcext:value-type="float">
            <text:p>128</text:p>
          </table:table-cell>
          <table:table-cell table:formula="of:=IF([.B394]=[.M394]; &quot;&quot;; (([.M394]-[.B394])/[.B394])*100)" office:value-type="float" office:value="5.21172638436482" calcext:value-type="float">
            <text:p>5.21172638436482</text:p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248" calcext:value-type="float">
            <text:p>4248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4456" calcext:value-type="float">
            <text:p>4456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IF([.B395]=[.E395]; &quot;&quot;; &quot;*&quot;)" office:value-type="string" office:string-value="*" calcext:value-type="string">
            <text:p>*</text:p>
          </table:table-cell>
          <table:table-cell table:formula="of:=IF([.B395]=[.E395]; &quot;&quot;; [.E395]-[.B395])" office:value-type="float" office:value="208" calcext:value-type="float">
            <text:p>208</text:p>
          </table:table-cell>
          <table:table-cell table:formula="of:=IF([.B395]=[.E395]; &quot;&quot;; (([.E395]-[.B395])/[.B395])*100)" office:value-type="float" office:value="4.89642184557439" calcext:value-type="float">
            <text:p>4.89642184557439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4384" calcext:value-type="float">
            <text:p>4384</text:p>
          </table:table-cell>
          <table:table-cell/>
          <table:table-cell table:formula="of:=[.D395]=[.L395]" office:value-type="boolean" office:boolean-value="true" calcext:value-type="boolean">
            <text:p>TRUE</text:p>
          </table:table-cell>
          <table:table-cell table:formula="of:=IF([.B395]=[.M395]; &quot;&quot;; &quot;*&quot;)" office:value-type="string" office:string-value="*" calcext:value-type="string">
            <text:p>*</text:p>
          </table:table-cell>
          <table:table-cell table:formula="of:=IF([.B395]=[.M395]; &quot;&quot;; [.M395]-[.B395])" office:value-type="float" office:value="136" calcext:value-type="float">
            <text:p>136</text:p>
          </table:table-cell>
          <table:table-cell table:formula="of:=IF([.B395]=[.M395]; &quot;&quot;; (([.M395]-[.B395])/[.B395])*100)" office:value-type="float" office:value="3.2015065913371" calcext:value-type="float">
            <text:p>3.2015065913371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IF([.B396]=[.E396]; &quot;&quot;; &quot;*&quot;)" office:value-type="string" office:string-value="*" calcext:value-type="string">
            <text:p>*</text:p>
          </table:table-cell>
          <table:table-cell table:formula="of:=IF([.B396]=[.E396]; &quot;&quot;; [.E396]-[.B396])" office:value-type="float" office:value="32" calcext:value-type="float">
            <text:p>32</text:p>
          </table:table-cell>
          <table:table-cell table:formula="of:=IF([.B396]=[.E396]; &quot;&quot;; (([.E396]-[.B396])/[.B396])*100)" office:value-type="float" office:value="2.64900662251656" calcext:value-type="float">
            <text:p>2.64900662251656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[.D396]=[.L396]" office:value-type="boolean" office:boolean-value="true" calcext:value-type="boolean">
            <text:p>TRUE</text:p>
          </table:table-cell>
          <table:table-cell table:formula="of:=IF([.B396]=[.M396]; &quot;&quot;; &quot;*&quot;)" office:value-type="string" office:string-value="*" calcext:value-type="string">
            <text:p>*</text:p>
          </table:table-cell>
          <table:table-cell table:formula="of:=IF([.B396]=[.M396]; &quot;&quot;; [.M396]-[.B396])" office:value-type="float" office:value="32" calcext:value-type="float">
            <text:p>32</text:p>
          </table:table-cell>
          <table:table-cell table:formula="of:=IF([.B396]=[.M396]; &quot;&quot;; (([.M396]-[.B396])/[.B396])*100)" office:value-type="float" office:value="2.64900662251656" calcext:value-type="float">
            <text:p>2.64900662251656</text:p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072" calcext:value-type="float">
            <text:p>4072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240" calcext:value-type="float">
            <text:p>4240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IF([.B397]=[.E397]; &quot;&quot;; &quot;*&quot;)" office:value-type="string" office:string-value="*" calcext:value-type="string">
            <text:p>*</text:p>
          </table:table-cell>
          <table:table-cell table:formula="of:=IF([.B397]=[.E397]; &quot;&quot;; [.E397]-[.B397])" office:value-type="float" office:value="168" calcext:value-type="float">
            <text:p>168</text:p>
          </table:table-cell>
          <table:table-cell table:formula="of:=IF([.B397]=[.E397]; &quot;&quot;; (([.E397]-[.B397])/[.B397])*100)" office:value-type="float" office:value="4.12573673870334" calcext:value-type="float">
            <text:p>4.12573673870334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208" calcext:value-type="float">
            <text:p>4208</text:p>
          </table:table-cell>
          <table:table-cell/>
          <table:table-cell table:formula="of:=[.D397]=[.L397]" office:value-type="boolean" office:boolean-value="true" calcext:value-type="boolean">
            <text:p>TRUE</text:p>
          </table:table-cell>
          <table:table-cell table:formula="of:=IF([.B397]=[.M397]; &quot;&quot;; &quot;*&quot;)" office:value-type="string" office:string-value="*" calcext:value-type="string">
            <text:p>*</text:p>
          </table:table-cell>
          <table:table-cell table:formula="of:=IF([.B397]=[.M397]; &quot;&quot;; [.M397]-[.B397])" office:value-type="float" office:value="136" calcext:value-type="float">
            <text:p>136</text:p>
          </table:table-cell>
          <table:table-cell table:formula="of:=IF([.B397]=[.M397]; &quot;&quot;; (([.M397]-[.B397])/[.B397])*100)" office:value-type="float" office:value="3.33988212180747" calcext:value-type="float">
            <text:p>3.33988212180747</text:p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208" calcext:value-type="float">
            <text:p>6208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6304" calcext:value-type="float">
            <text:p>6304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IF([.B398]=[.E398]; &quot;&quot;; &quot;*&quot;)" office:value-type="string" office:string-value="*" calcext:value-type="string">
            <text:p>*</text:p>
          </table:table-cell>
          <table:table-cell table:formula="of:=IF([.B398]=[.E398]; &quot;&quot;; [.E398]-[.B398])" office:value-type="float" office:value="96" calcext:value-type="float">
            <text:p>96</text:p>
          </table:table-cell>
          <table:table-cell table:formula="of:=IF([.B398]=[.E398]; &quot;&quot;; (([.E398]-[.B398])/[.B398])*100)" office:value-type="float" office:value="1.54639175257732" calcext:value-type="float">
            <text:p>1.54639175257732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6272" calcext:value-type="float">
            <text:p>6272</text:p>
          </table:table-cell>
          <table:table-cell/>
          <table:table-cell table:formula="of:=[.D398]=[.L398]" office:value-type="boolean" office:boolean-value="true" calcext:value-type="boolean">
            <text:p>TRUE</text:p>
          </table:table-cell>
          <table:table-cell table:formula="of:=IF([.B398]=[.M398]; &quot;&quot;; &quot;*&quot;)" office:value-type="string" office:string-value="*" calcext:value-type="string">
            <text:p>*</text:p>
          </table:table-cell>
          <table:table-cell table:formula="of:=IF([.B398]=[.M398]; &quot;&quot;; [.M398]-[.B398])" office:value-type="float" office:value="64" calcext:value-type="float">
            <text:p>64</text:p>
          </table:table-cell>
          <table:table-cell table:formula="of:=IF([.B398]=[.M398]; &quot;&quot;; (([.M398]-[.B398])/[.B398])*100)" office:value-type="float" office:value="1.03092783505155" calcext:value-type="float">
            <text:p>1.03092783505155</text:p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6264" calcext:value-type="float">
            <text:p>106264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11344" calcext:value-type="float">
            <text:p>111344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IF([.B399]=[.E399]; &quot;&quot;; &quot;*&quot;)" office:value-type="string" office:string-value="*" calcext:value-type="string">
            <text:p>*</text:p>
          </table:table-cell>
          <table:table-cell table:formula="of:=IF([.B399]=[.E399]; &quot;&quot;; [.E399]-[.B399])" office:value-type="float" office:value="5080" calcext:value-type="float">
            <text:p>5080</text:p>
          </table:table-cell>
          <table:table-cell table:formula="of:=IF([.B399]=[.E399]; &quot;&quot;; (([.E399]-[.B399])/[.B399])*100)" office:value-type="float" office:value="4.78054656327637" calcext:value-type="float">
            <text:p>4.78054656327637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11328" calcext:value-type="float">
            <text:p>111328</text:p>
          </table:table-cell>
          <table:table-cell/>
          <table:table-cell table:formula="of:=[.D399]=[.L399]" office:value-type="boolean" office:boolean-value="true" calcext:value-type="boolean">
            <text:p>TRUE</text:p>
          </table:table-cell>
          <table:table-cell table:formula="of:=IF([.B399]=[.M399]; &quot;&quot;; &quot;*&quot;)" office:value-type="string" office:string-value="*" calcext:value-type="string">
            <text:p>*</text:p>
          </table:table-cell>
          <table:table-cell table:formula="of:=IF([.B399]=[.M399]; &quot;&quot;; [.M399]-[.B399])" office:value-type="float" office:value="5064" calcext:value-type="float">
            <text:p>5064</text:p>
          </table:table-cell>
          <table:table-cell table:formula="of:=IF([.B399]=[.M399]; &quot;&quot;; (([.M399]-[.B399])/[.B399])*100)" office:value-type="float" office:value="4.76548972370699" calcext:value-type="float">
            <text:p>4.76548972370699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4432" calcext:value-type="float">
            <text:p>24432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IF([.B400]=[.E400]; &quot;&quot;; &quot;*&quot;)" office:value-type="string" office:string-value="*" calcext:value-type="string">
            <text:p>*</text:p>
          </table:table-cell>
          <table:table-cell table:formula="of:=IF([.B400]=[.E400]; &quot;&quot;; [.E400]-[.B400])" office:value-type="float" office:value="1032" calcext:value-type="float">
            <text:p>1032</text:p>
          </table:table-cell>
          <table:table-cell table:formula="of:=IF([.B400]=[.E400]; &quot;&quot;; (([.E400]-[.B400])/[.B400])*100)" office:value-type="float" office:value="4.41025641025641" calcext:value-type="float">
            <text:p>4.41025641025641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4464" calcext:value-type="float">
            <text:p>24464</text:p>
          </table:table-cell>
          <table:table-cell/>
          <table:table-cell table:formula="of:=[.D400]=[.L400]" office:value-type="boolean" office:boolean-value="true" calcext:value-type="boolean">
            <text:p>TRUE</text:p>
          </table:table-cell>
          <table:table-cell table:formula="of:=IF([.B400]=[.M400]; &quot;&quot;; &quot;*&quot;)" office:value-type="string" office:string-value="*" calcext:value-type="string">
            <text:p>*</text:p>
          </table:table-cell>
          <table:table-cell table:formula="of:=IF([.B400]=[.M400]; &quot;&quot;; [.M400]-[.B400])" office:value-type="float" office:value="1064" calcext:value-type="float">
            <text:p>1064</text:p>
          </table:table-cell>
          <table:table-cell table:formula="of:=IF([.B400]=[.M400]; &quot;&quot;; (([.M400]-[.B400])/[.B400])*100)" office:value-type="float" office:value="4.54700854700855" calcext:value-type="float">
            <text:p>4.54700854700855</text:p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IF([.B401]=[.E401]; &quot;&quot;; &quot;*&quot;)" office:value-type="string" office:string-value="*" calcext:value-type="string">
            <text:p>*</text:p>
          </table:table-cell>
          <table:table-cell table:formula="of:=IF([.B401]=[.E401]; &quot;&quot;; [.E401]-[.B401])" office:value-type="float" office:value="8" calcext:value-type="float">
            <text:p>8</text:p>
          </table:table-cell>
          <table:table-cell table:formula="of:=IF([.B401]=[.E401]; &quot;&quot;; (([.E401]-[.B401])/[.B401])*100)" office:value-type="float" office:value="1.2987012987013" calcext:value-type="float">
            <text:p>1.2987012987013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D401]=[.L401]" office:value-type="boolean" office:boolean-value="true" calcext:value-type="boolean">
            <text:p>TRUE</text:p>
          </table:table-cell>
          <table:table-cell table:formula="of:=IF([.B401]=[.M401]; &quot;&quot;; &quot;*&quot;)" office:value-type="string" office:string-value="*" calcext:value-type="string">
            <text:p>*</text:p>
          </table:table-cell>
          <table:table-cell table:formula="of:=IF([.B401]=[.M401]; &quot;&quot;; [.M401]-[.B401])" office:value-type="float" office:value="8" calcext:value-type="float">
            <text:p>8</text:p>
          </table:table-cell>
          <table:table-cell table:formula="of:=IF([.B401]=[.M401]; &quot;&quot;; (([.M401]-[.B401])/[.B401])*100)" office:value-type="float" office:value="1.2987012987013" calcext:value-type="float">
            <text:p>1.2987012987013</text:p>
          </table:table-cell>
        </table:table-row>
        <table:table-row table:style-name="ro1"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IF([.B402]=[.E402]; &quot;&quot;; &quot;*&quot;)">
            <text:p/>
          </table:table-cell>
          <table:table-cell table:formula="of:=IF([.B402]=[.E402]; &quot;&quot;; [.E402]-[.B402])">
            <text:p/>
          </table:table-cell>
          <table:table-cell table:formula="of:=IF([.B402]=[.E402]; &quot;&quot;; (([.E402]-[.B402])/[.B402])*100)">
            <text:p/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02]=[.L402]" office:value-type="boolean" office:boolean-value="true" calcext:value-type="boolean">
            <text:p>TRUE</text:p>
          </table:table-cell>
          <table:table-cell table:formula="of:=IF([.B402]=[.M402]; &quot;&quot;; &quot;*&quot;)">
            <text:p/>
          </table:table-cell>
          <table:table-cell table:formula="of:=IF([.B402]=[.M402]; &quot;&quot;; [.M402]-[.B402])">
            <text:p/>
          </table:table-cell>
          <table:table-cell table:formula="of:=IF([.B402]=[.M402]; &quot;&quot;; (([.M402]-[.B402])/[.B402])*100)">
            <text:p/>
          </table:table-cell>
        </table:table-row>
        <table:table-row table:style-name="ro1"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IF([.B403]=[.E403]; &quot;&quot;; &quot;*&quot;)">
            <text:p/>
          </table:table-cell>
          <table:table-cell table:formula="of:=IF([.B403]=[.E403]; &quot;&quot;; [.E403]-[.B403])">
            <text:p/>
          </table:table-cell>
          <table:table-cell table:formula="of:=IF([.B403]=[.E403]; &quot;&quot;; (([.E403]-[.B403])/[.B403])*100)">
            <text:p/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403]=[.L403]" office:value-type="boolean" office:boolean-value="true" calcext:value-type="boolean">
            <text:p>TRUE</text:p>
          </table:table-cell>
          <table:table-cell table:formula="of:=IF([.B403]=[.M403]; &quot;&quot;; &quot;*&quot;)">
            <text:p/>
          </table:table-cell>
          <table:table-cell table:formula="of:=IF([.B403]=[.M403]; &quot;&quot;; [.M403]-[.B403])">
            <text:p/>
          </table:table-cell>
          <table:table-cell table:formula="of:=IF([.B403]=[.M403]; &quot;&quot;; (([.M403]-[.B403])/[.B403])*100)">
            <text:p/>
          </table:table-cell>
        </table:table-row>
        <table:table-row table:style-name="ro1"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IF([.B404]=[.E404]; &quot;&quot;; &quot;*&quot;)">
            <text:p/>
          </table:table-cell>
          <table:table-cell table:formula="of:=IF([.B404]=[.E404]; &quot;&quot;; [.E404]-[.B404])">
            <text:p/>
          </table:table-cell>
          <table:table-cell table:formula="of:=IF([.B404]=[.E404]; &quot;&quot;; (([.E404]-[.B404])/[.B404])*100)">
            <text:p/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404]=[.L404]" office:value-type="boolean" office:boolean-value="true" calcext:value-type="boolean">
            <text:p>TRUE</text:p>
          </table:table-cell>
          <table:table-cell table:formula="of:=IF([.B404]=[.M404]; &quot;&quot;; &quot;*&quot;)">
            <text:p/>
          </table:table-cell>
          <table:table-cell table:formula="of:=IF([.B404]=[.M404]; &quot;&quot;; [.M404]-[.B404])">
            <text:p/>
          </table:table-cell>
          <table:table-cell table:formula="of:=IF([.B404]=[.M404]; &quot;&quot;; (([.M404]-[.B404])/[.B404])*100)">
            <text:p/>
          </table:table-cell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IF([.B405]=[.E405]; &quot;&quot;; &quot;*&quot;)">
            <text:p/>
          </table:table-cell>
          <table:table-cell table:formula="of:=IF([.B405]=[.E405]; &quot;&quot;; [.E405]-[.B405])">
            <text:p/>
          </table:table-cell>
          <table:table-cell table:formula="of:=IF([.B405]=[.E405]; &quot;&quot;; (([.E405]-[.B405])/[.B405])*100)">
            <text:p/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D405]=[.L405]" office:value-type="boolean" office:boolean-value="true" calcext:value-type="boolean">
            <text:p>TRUE</text:p>
          </table:table-cell>
          <table:table-cell table:formula="of:=IF([.B405]=[.M405]; &quot;&quot;; &quot;*&quot;)">
            <text:p/>
          </table:table-cell>
          <table:table-cell table:formula="of:=IF([.B405]=[.M405]; &quot;&quot;; [.M405]-[.B405])">
            <text:p/>
          </table:table-cell>
          <table:table-cell table:formula="of:=IF([.B405]=[.M405]; &quot;&quot;; (([.M405]-[.B405])/[.B405])*100)">
            <text:p/>
          </table:table-cell>
        </table:table-row>
        <table:table-row table:style-name="ro1"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IF([.B406]=[.E406]; &quot;&quot;; &quot;*&quot;)">
            <text:p/>
          </table:table-cell>
          <table:table-cell table:formula="of:=IF([.B406]=[.E406]; &quot;&quot;; [.E406]-[.B406])">
            <text:p/>
          </table:table-cell>
          <table:table-cell table:formula="of:=IF([.B406]=[.E406]; &quot;&quot;; (([.E406]-[.B406])/[.B406])*100)">
            <text:p/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06]=[.L406]" office:value-type="boolean" office:boolean-value="true" calcext:value-type="boolean">
            <text:p>TRUE</text:p>
          </table:table-cell>
          <table:table-cell table:formula="of:=IF([.B406]=[.M406]; &quot;&quot;; &quot;*&quot;)">
            <text:p/>
          </table:table-cell>
          <table:table-cell table:formula="of:=IF([.B406]=[.M406]; &quot;&quot;; [.M406]-[.B406])">
            <text:p/>
          </table:table-cell>
          <table:table-cell table:formula="of:=IF([.B406]=[.M406]; &quot;&quot;; (([.M406]-[.B406])/[.B406])*100)">
            <text:p/>
          </table:table-cell>
        </table:table-row>
        <table:table-row table:style-name="ro1"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IF([.B407]=[.E407]; &quot;&quot;; &quot;*&quot;)">
            <text:p/>
          </table:table-cell>
          <table:table-cell table:formula="of:=IF([.B407]=[.E407]; &quot;&quot;; [.E407]-[.B407])">
            <text:p/>
          </table:table-cell>
          <table:table-cell table:formula="of:=IF([.B407]=[.E407]; &quot;&quot;; (([.E407]-[.B407])/[.B407])*100)">
            <text:p/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407]=[.L407]" office:value-type="boolean" office:boolean-value="true" calcext:value-type="boolean">
            <text:p>TRUE</text:p>
          </table:table-cell>
          <table:table-cell table:formula="of:=IF([.B407]=[.M407]; &quot;&quot;; &quot;*&quot;)">
            <text:p/>
          </table:table-cell>
          <table:table-cell table:formula="of:=IF([.B407]=[.M407]; &quot;&quot;; [.M407]-[.B407])">
            <text:p/>
          </table:table-cell>
          <table:table-cell table:formula="of:=IF([.B407]=[.M407]; &quot;&quot;; (([.M407]-[.B407])/[.B407])*100)">
            <text:p/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3472" calcext:value-type="float">
            <text:p>3472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IF([.B408]=[.E408]; &quot;&quot;; &quot;*&quot;)" office:value-type="string" office:string-value="*" calcext:value-type="string">
            <text:p>*</text:p>
          </table:table-cell>
          <table:table-cell table:formula="of:=IF([.B408]=[.E408]; &quot;&quot;; [.E408]-[.B408])" office:value-type="float" office:value="272" calcext:value-type="float">
            <text:p>272</text:p>
          </table:table-cell>
          <table:table-cell table:formula="of:=IF([.B408]=[.E408]; &quot;&quot;; (([.E408]-[.B408])/[.B408])*100)" office:value-type="float" office:value="8.5" calcext:value-type="float">
            <text:p>8.5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3472" calcext:value-type="float">
            <text:p>3472</text:p>
          </table:table-cell>
          <table:table-cell/>
          <table:table-cell table:formula="of:=[.D408]=[.L408]" office:value-type="boolean" office:boolean-value="true" calcext:value-type="boolean">
            <text:p>TRUE</text:p>
          </table:table-cell>
          <table:table-cell table:formula="of:=IF([.B408]=[.M408]; &quot;&quot;; &quot;*&quot;)" office:value-type="string" office:string-value="*" calcext:value-type="string">
            <text:p>*</text:p>
          </table:table-cell>
          <table:table-cell table:formula="of:=IF([.B408]=[.M408]; &quot;&quot;; [.M408]-[.B408])" office:value-type="float" office:value="272" calcext:value-type="float">
            <text:p>272</text:p>
          </table:table-cell>
          <table:table-cell table:formula="of:=IF([.B408]=[.M408]; &quot;&quot;; (([.M408]-[.B408])/[.B408])*100)"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IF([.B409]=[.E409]; &quot;&quot;; &quot;*&quot;)">
            <text:p/>
          </table:table-cell>
          <table:table-cell table:formula="of:=IF([.B409]=[.E409]; &quot;&quot;; [.E409]-[.B409])">
            <text:p/>
          </table:table-cell>
          <table:table-cell table:formula="of:=IF([.B409]=[.E409]; &quot;&quot;; (([.E409]-[.B409])/[.B409])*100)">
            <text:p/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09]=[.L409]" office:value-type="boolean" office:boolean-value="true" calcext:value-type="boolean">
            <text:p>TRUE</text:p>
          </table:table-cell>
          <table:table-cell table:formula="of:=IF([.B409]=[.M409]; &quot;&quot;; &quot;*&quot;)">
            <text:p/>
          </table:table-cell>
          <table:table-cell table:formula="of:=IF([.B409]=[.M409]; &quot;&quot;; [.M409]-[.B409])">
            <text:p/>
          </table:table-cell>
          <table:table-cell table:formula="of:=IF([.B409]=[.M409]; &quot;&quot;; (([.M409]-[.B409])/[.B409])*100)">
            <text:p/>
          </table:table-cell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IF([.B410]=[.E410]; &quot;&quot;; &quot;*&quot;)">
            <text:p/>
          </table:table-cell>
          <table:table-cell table:formula="of:=IF([.B410]=[.E410]; &quot;&quot;; [.E410]-[.B410])">
            <text:p/>
          </table:table-cell>
          <table:table-cell table:formula="of:=IF([.B410]=[.E410]; &quot;&quot;; (([.E410]-[.B410])/[.B410])*100)">
            <text:p/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410]=[.L410]" office:value-type="boolean" office:boolean-value="true" calcext:value-type="boolean">
            <text:p>TRUE</text:p>
          </table:table-cell>
          <table:table-cell table:formula="of:=IF([.B410]=[.M410]; &quot;&quot;; &quot;*&quot;)">
            <text:p/>
          </table:table-cell>
          <table:table-cell table:formula="of:=IF([.B410]=[.M410]; &quot;&quot;; [.M410]-[.B410])">
            <text:p/>
          </table:table-cell>
          <table:table-cell table:formula="of:=IF([.B410]=[.M410]; &quot;&quot;; (([.M410]-[.B410])/[.B410])*100)">
            <text:p/>
          </table:table-cell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IF([.B411]=[.E411]; &quot;&quot;; &quot;*&quot;)">
            <text:p/>
          </table:table-cell>
          <table:table-cell table:formula="of:=IF([.B411]=[.E411]; &quot;&quot;; [.E411]-[.B411])">
            <text:p/>
          </table:table-cell>
          <table:table-cell table:formula="of:=IF([.B411]=[.E411]; &quot;&quot;; (([.E411]-[.B411])/[.B411])*100)">
            <text:p/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11]=[.L411]" office:value-type="boolean" office:boolean-value="true" calcext:value-type="boolean">
            <text:p>TRUE</text:p>
          </table:table-cell>
          <table:table-cell table:formula="of:=IF([.B411]=[.M411]; &quot;&quot;; &quot;*&quot;)">
            <text:p/>
          </table:table-cell>
          <table:table-cell table:formula="of:=IF([.B411]=[.M411]; &quot;&quot;; [.M411]-[.B411])">
            <text:p/>
          </table:table-cell>
          <table:table-cell table:formula="of:=IF([.B411]=[.M411]; &quot;&quot;; (([.M411]-[.B411])/[.B411])*100)">
            <text:p/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IF([.B412]=[.E412]; &quot;&quot;; &quot;*&quot;)">
            <text:p/>
          </table:table-cell>
          <table:table-cell table:formula="of:=IF([.B412]=[.E412]; &quot;&quot;; [.E412]-[.B412])">
            <text:p/>
          </table:table-cell>
          <table:table-cell table:formula="of:=IF([.B412]=[.E412]; &quot;&quot;; (([.E412]-[.B412])/[.B412])*100)">
            <text:p/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412]=[.L412]" office:value-type="boolean" office:boolean-value="true" calcext:value-type="boolean">
            <text:p>TRUE</text:p>
          </table:table-cell>
          <table:table-cell table:formula="of:=IF([.B412]=[.M412]; &quot;&quot;; &quot;*&quot;)">
            <text:p/>
          </table:table-cell>
          <table:table-cell table:formula="of:=IF([.B412]=[.M412]; &quot;&quot;; [.M412]-[.B412])">
            <text:p/>
          </table:table-cell>
          <table:table-cell table:formula="of:=IF([.B412]=[.M412]; &quot;&quot;; (([.M412]-[.B412])/[.B412])*100)">
            <text:p/>
          </table:table-cell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IF([.B413]=[.E413]; &quot;&quot;; &quot;*&quot;)">
            <text:p/>
          </table:table-cell>
          <table:table-cell table:formula="of:=IF([.B413]=[.E413]; &quot;&quot;; [.E413]-[.B413])">
            <text:p/>
          </table:table-cell>
          <table:table-cell table:formula="of:=IF([.B413]=[.E413]; &quot;&quot;; (([.E413]-[.B413])/[.B413])*100)">
            <text:p/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D413]=[.L413]" office:value-type="boolean" office:boolean-value="true" calcext:value-type="boolean">
            <text:p>TRUE</text:p>
          </table:table-cell>
          <table:table-cell table:formula="of:=IF([.B413]=[.M413]; &quot;&quot;; &quot;*&quot;)">
            <text:p/>
          </table:table-cell>
          <table:table-cell table:formula="of:=IF([.B413]=[.M413]; &quot;&quot;; [.M413]-[.B413])">
            <text:p/>
          </table:table-cell>
          <table:table-cell table:formula="of:=IF([.B413]=[.M413]; &quot;&quot;; (([.M413]-[.B413])/[.B413])*100)">
            <text:p/>
          </table:table-cell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IF([.B414]=[.E414]; &quot;&quot;; &quot;*&quot;)">
            <text:p/>
          </table:table-cell>
          <table:table-cell table:formula="of:=IF([.B414]=[.E414]; &quot;&quot;; [.E414]-[.B414])">
            <text:p/>
          </table:table-cell>
          <table:table-cell table:formula="of:=IF([.B414]=[.E414]; &quot;&quot;; (([.E414]-[.B414])/[.B414])*100)">
            <text:p/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414]=[.L414]" office:value-type="boolean" office:boolean-value="true" calcext:value-type="boolean">
            <text:p>TRUE</text:p>
          </table:table-cell>
          <table:table-cell table:formula="of:=IF([.B414]=[.M414]; &quot;&quot;; &quot;*&quot;)">
            <text:p/>
          </table:table-cell>
          <table:table-cell table:formula="of:=IF([.B414]=[.M414]; &quot;&quot;; [.M414]-[.B414])">
            <text:p/>
          </table:table-cell>
          <table:table-cell table:formula="of:=IF([.B414]=[.M414]; &quot;&quot;; (([.M414]-[.B414])/[.B414])*100)">
            <text:p/>
          </table:table-cell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IF([.B415]=[.E415]; &quot;&quot;; &quot;*&quot;)">
            <text:p/>
          </table:table-cell>
          <table:table-cell table:formula="of:=IF([.B415]=[.E415]; &quot;&quot;; [.E415]-[.B415])">
            <text:p/>
          </table:table-cell>
          <table:table-cell table:formula="of:=IF([.B415]=[.E415]; &quot;&quot;; (([.E415]-[.B415])/[.B415])*100)">
            <text:p/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415]=[.L415]" office:value-type="boolean" office:boolean-value="true" calcext:value-type="boolean">
            <text:p>TRUE</text:p>
          </table:table-cell>
          <table:table-cell table:formula="of:=IF([.B415]=[.M415]; &quot;&quot;; &quot;*&quot;)">
            <text:p/>
          </table:table-cell>
          <table:table-cell table:formula="of:=IF([.B415]=[.M415]; &quot;&quot;; [.M415]-[.B415])">
            <text:p/>
          </table:table-cell>
          <table:table-cell table:formula="of:=IF([.B415]=[.M415]; &quot;&quot;; (([.M415]-[.B415])/[.B415])*100)">
            <text:p/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26912" calcext:value-type="float">
            <text:p>26912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27352" calcext:value-type="float">
            <text:p>27352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IF([.B416]=[.E416]; &quot;&quot;; &quot;*&quot;)" office:value-type="string" office:string-value="*" calcext:value-type="string">
            <text:p>*</text:p>
          </table:table-cell>
          <table:table-cell table:formula="of:=IF([.B416]=[.E416]; &quot;&quot;; [.E416]-[.B416])" office:value-type="float" office:value="440" calcext:value-type="float">
            <text:p>440</text:p>
          </table:table-cell>
          <table:table-cell table:formula="of:=IF([.B416]=[.E416]; &quot;&quot;; (([.E416]-[.B416])/[.B416])*100)" office:value-type="float" office:value="1.63495838287753" calcext:value-type="float">
            <text:p>1.63495838287753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27360" calcext:value-type="float">
            <text:p>27360</text:p>
          </table:table-cell>
          <table:table-cell/>
          <table:table-cell table:formula="of:=[.D416]=[.L416]" office:value-type="boolean" office:boolean-value="true" calcext:value-type="boolean">
            <text:p>TRUE</text:p>
          </table:table-cell>
          <table:table-cell table:formula="of:=IF([.B416]=[.M416]; &quot;&quot;; &quot;*&quot;)" office:value-type="string" office:string-value="*" calcext:value-type="string">
            <text:p>*</text:p>
          </table:table-cell>
          <table:table-cell table:formula="of:=IF([.B416]=[.M416]; &quot;&quot;; [.M416]-[.B416])" office:value-type="float" office:value="448" calcext:value-type="float">
            <text:p>448</text:p>
          </table:table-cell>
          <table:table-cell table:formula="of:=IF([.B416]=[.M416]; &quot;&quot;; (([.M416]-[.B416])/[.B416])*100)" office:value-type="float" office:value="1.66468489892985" calcext:value-type="float">
            <text:p>1.66468489892985</text:p>
          </table:table-cell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IF([.B417]=[.E417]; &quot;&quot;; &quot;*&quot;)">
            <text:p/>
          </table:table-cell>
          <table:table-cell table:formula="of:=IF([.B417]=[.E417]; &quot;&quot;; [.E417]-[.B417])">
            <text:p/>
          </table:table-cell>
          <table:table-cell table:formula="of:=IF([.B417]=[.E417]; &quot;&quot;; (([.E417]-[.B417])/[.B417])*100)">
            <text:p/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417]=[.L417]" office:value-type="boolean" office:boolean-value="true" calcext:value-type="boolean">
            <text:p>TRUE</text:p>
          </table:table-cell>
          <table:table-cell table:formula="of:=IF([.B417]=[.M417]; &quot;&quot;; &quot;*&quot;)">
            <text:p/>
          </table:table-cell>
          <table:table-cell table:formula="of:=IF([.B417]=[.M417]; &quot;&quot;; [.M417]-[.B417])">
            <text:p/>
          </table:table-cell>
          <table:table-cell table:formula="of:=IF([.B417]=[.M417]; &quot;&quot;; (([.M417]-[.B417])/[.B417])*100)">
            <text:p/>
          </table:table-cell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IF([.B418]=[.E418]; &quot;&quot;; &quot;*&quot;)">
            <text:p/>
          </table:table-cell>
          <table:table-cell table:formula="of:=IF([.B418]=[.E418]; &quot;&quot;; [.E418]-[.B418])">
            <text:p/>
          </table:table-cell>
          <table:table-cell table:formula="of:=IF([.B418]=[.E418]; &quot;&quot;; (([.E418]-[.B418])/[.B418])*100)">
            <text:p/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D418]=[.L418]" office:value-type="boolean" office:boolean-value="true" calcext:value-type="boolean">
            <text:p>TRUE</text:p>
          </table:table-cell>
          <table:table-cell table:formula="of:=IF([.B418]=[.M418]; &quot;&quot;; &quot;*&quot;)">
            <text:p/>
          </table:table-cell>
          <table:table-cell table:formula="of:=IF([.B418]=[.M418]; &quot;&quot;; [.M418]-[.B418])">
            <text:p/>
          </table:table-cell>
          <table:table-cell table:formula="of:=IF([.B418]=[.M418]; &quot;&quot;; (([.M418]-[.B418])/[.B418])*100)">
            <text:p/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IF([.B419]=[.E419]; &quot;&quot;; &quot;*&quot;)" office:value-type="string" office:string-value="*" calcext:value-type="string">
            <text:p>*</text:p>
          </table:table-cell>
          <table:table-cell table:formula="of:=IF([.B419]=[.E419]; &quot;&quot;; [.E419]-[.B419])" office:value-type="float" office:value="96" calcext:value-type="float">
            <text:p>96</text:p>
          </table:table-cell>
          <table:table-cell table:formula="of:=IF([.B419]=[.E419]; &quot;&quot;; (([.E419]-[.B419])/[.B419])*100)" office:value-type="float" office:value="5.26315789473684" calcext:value-type="float">
            <text:p>5.26315789473684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D419]=[.L419]" office:value-type="boolean" office:boolean-value="true" calcext:value-type="boolean">
            <text:p>TRUE</text:p>
          </table:table-cell>
          <table:table-cell table:formula="of:=IF([.B419]=[.M419]; &quot;&quot;; &quot;*&quot;)" office:value-type="string" office:string-value="*" calcext:value-type="string">
            <text:p>*</text:p>
          </table:table-cell>
          <table:table-cell table:formula="of:=IF([.B419]=[.M419]; &quot;&quot;; [.M419]-[.B419])" office:value-type="float" office:value="96" calcext:value-type="float">
            <text:p>96</text:p>
          </table:table-cell>
          <table:table-cell table:formula="of:=IF([.B419]=[.M419]; &quot;&quot;; (([.M419]-[.B419])/[.B419])*100)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IF([.B420]=[.E420]; &quot;&quot;; &quot;*&quot;)" office:value-type="string" office:string-value="*" calcext:value-type="string">
            <text:p>*</text:p>
          </table:table-cell>
          <table:table-cell table:formula="of:=IF([.B420]=[.E420]; &quot;&quot;; [.E420]-[.B420])" office:value-type="float" office:value="32" calcext:value-type="float">
            <text:p>32</text:p>
          </table:table-cell>
          <table:table-cell table:formula="of:=IF([.B420]=[.E420]; &quot;&quot;; (([.E420]-[.B420])/[.B420])*100)" office:value-type="float" office:value="2.75862068965517" calcext:value-type="float">
            <text:p>2.75862068965517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D420]=[.L420]" office:value-type="boolean" office:boolean-value="true" calcext:value-type="boolean">
            <text:p>TRUE</text:p>
          </table:table-cell>
          <table:table-cell table:formula="of:=IF([.B420]=[.M420]; &quot;&quot;; &quot;*&quot;)" office:value-type="string" office:string-value="*" calcext:value-type="string">
            <text:p>*</text:p>
          </table:table-cell>
          <table:table-cell table:formula="of:=IF([.B420]=[.M420]; &quot;&quot;; [.M420]-[.B420])" office:value-type="float" office:value="32" calcext:value-type="float">
            <text:p>32</text:p>
          </table:table-cell>
          <table:table-cell table:formula="of:=IF([.B420]=[.M420]; &quot;&quot;; (([.M420]-[.B420])/[.B420])*100)" office:value-type="float" office:value="2.75862068965517" calcext:value-type="float">
            <text:p>2.75862068965517</text:p>
          </table:table-cell>
        </table:table-row>
        <table:table-row table:style-name="ro1"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IF([.B421]=[.E421]; &quot;&quot;; &quot;*&quot;)">
            <text:p/>
          </table:table-cell>
          <table:table-cell table:formula="of:=IF([.B421]=[.E421]; &quot;&quot;; [.E421]-[.B421])">
            <text:p/>
          </table:table-cell>
          <table:table-cell table:formula="of:=IF([.B421]=[.E421]; &quot;&quot;; (([.E421]-[.B421])/[.B421])*100)">
            <text:p/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21]=[.L421]" office:value-type="boolean" office:boolean-value="true" calcext:value-type="boolean">
            <text:p>TRUE</text:p>
          </table:table-cell>
          <table:table-cell table:formula="of:=IF([.B421]=[.M421]; &quot;&quot;; &quot;*&quot;)">
            <text:p/>
          </table:table-cell>
          <table:table-cell table:formula="of:=IF([.B421]=[.M421]; &quot;&quot;; [.M421]-[.B421])">
            <text:p/>
          </table:table-cell>
          <table:table-cell table:formula="of:=IF([.B421]=[.M421]; &quot;&quot;; (([.M421]-[.B421])/[.B421])*100)">
            <text:p/>
          </table:table-cell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IF([.B422]=[.E422]; &quot;&quot;; &quot;*&quot;)">
            <text:p/>
          </table:table-cell>
          <table:table-cell table:formula="of:=IF([.B422]=[.E422]; &quot;&quot;; [.E422]-[.B422])">
            <text:p/>
          </table:table-cell>
          <table:table-cell table:formula="of:=IF([.B422]=[.E422]; &quot;&quot;; (([.E422]-[.B422])/[.B422])*100)">
            <text:p/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422]=[.L422]" office:value-type="boolean" office:boolean-value="true" calcext:value-type="boolean">
            <text:p>TRUE</text:p>
          </table:table-cell>
          <table:table-cell table:formula="of:=IF([.B422]=[.M422]; &quot;&quot;; &quot;*&quot;)">
            <text:p/>
          </table:table-cell>
          <table:table-cell table:formula="of:=IF([.B422]=[.M422]; &quot;&quot;; [.M422]-[.B422])">
            <text:p/>
          </table:table-cell>
          <table:table-cell table:formula="of:=IF([.B422]=[.M422]; &quot;&quot;; (([.M422]-[.B422])/[.B422])*100)">
            <text:p/>
          </table:table-cell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2256" calcext:value-type="float">
            <text:p>2256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IF([.B423]=[.E423]; &quot;&quot;; &quot;*&quot;)" office:value-type="string" office:string-value="*" calcext:value-type="string">
            <text:p>*</text:p>
          </table:table-cell>
          <table:table-cell table:formula="of:=IF([.B423]=[.E423]; &quot;&quot;; [.E423]-[.B423])" office:value-type="float" office:value="88" calcext:value-type="float">
            <text:p>88</text:p>
          </table:table-cell>
          <table:table-cell table:formula="of:=IF([.B423]=[.E423]; &quot;&quot;; (([.E423]-[.B423])/[.B423])*100)" office:value-type="float" office:value="4.0590405904059" calcext:value-type="float">
            <text:p>4.0590405904059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2272" calcext:value-type="float">
            <text:p>2272</text:p>
          </table:table-cell>
          <table:table-cell/>
          <table:table-cell table:formula="of:=[.D423]=[.L423]" office:value-type="boolean" office:boolean-value="true" calcext:value-type="boolean">
            <text:p>TRUE</text:p>
          </table:table-cell>
          <table:table-cell table:formula="of:=IF([.B423]=[.M423]; &quot;&quot;; &quot;*&quot;)" office:value-type="string" office:string-value="*" calcext:value-type="string">
            <text:p>*</text:p>
          </table:table-cell>
          <table:table-cell table:formula="of:=IF([.B423]=[.M423]; &quot;&quot;; [.M423]-[.B423])" office:value-type="float" office:value="104" calcext:value-type="float">
            <text:p>104</text:p>
          </table:table-cell>
          <table:table-cell table:formula="of:=IF([.B423]=[.M423]; &quot;&quot;; (([.M423]-[.B423])/[.B423])*100)" office:value-type="float" office:value="4.7970479704797" calcext:value-type="float">
            <text:p>4.7970479704797</text:p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13768" calcext:value-type="float">
            <text:p>13768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14184" calcext:value-type="float">
            <text:p>14184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IF([.B424]=[.E424]; &quot;&quot;; &quot;*&quot;)" office:value-type="string" office:string-value="*" calcext:value-type="string">
            <text:p>*</text:p>
          </table:table-cell>
          <table:table-cell table:formula="of:=IF([.B424]=[.E424]; &quot;&quot;; [.E424]-[.B424])" office:value-type="float" office:value="416" calcext:value-type="float">
            <text:p>416</text:p>
          </table:table-cell>
          <table:table-cell table:formula="of:=IF([.B424]=[.E424]; &quot;&quot;; (([.E424]-[.B424])/[.B424])*100)" office:value-type="float" office:value="3.02149912841371" calcext:value-type="float">
            <text:p>3.02149912841371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14184" calcext:value-type="float">
            <text:p>14184</text:p>
          </table:table-cell>
          <table:table-cell/>
          <table:table-cell table:formula="of:=[.D424]=[.L424]" office:value-type="boolean" office:boolean-value="true" calcext:value-type="boolean">
            <text:p>TRUE</text:p>
          </table:table-cell>
          <table:table-cell table:formula="of:=IF([.B424]=[.M424]; &quot;&quot;; &quot;*&quot;)" office:value-type="string" office:string-value="*" calcext:value-type="string">
            <text:p>*</text:p>
          </table:table-cell>
          <table:table-cell table:formula="of:=IF([.B424]=[.M424]; &quot;&quot;; [.M424]-[.B424])" office:value-type="float" office:value="416" calcext:value-type="float">
            <text:p>416</text:p>
          </table:table-cell>
          <table:table-cell table:formula="of:=IF([.B424]=[.M424]; &quot;&quot;; (([.M424]-[.B424])/[.B424])*100)" office:value-type="float" office:value="3.02149912841371" calcext:value-type="float">
            <text:p>3.02149912841371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6768" calcext:value-type="float">
            <text:p>16768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6968" calcext:value-type="float">
            <text:p>16968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IF([.B425]=[.E425]; &quot;&quot;; &quot;*&quot;)" office:value-type="string" office:string-value="*" calcext:value-type="string">
            <text:p>*</text:p>
          </table:table-cell>
          <table:table-cell table:formula="of:=IF([.B425]=[.E425]; &quot;&quot;; [.E425]-[.B425])" office:value-type="float" office:value="200" calcext:value-type="float">
            <text:p>200</text:p>
          </table:table-cell>
          <table:table-cell table:formula="of:=IF([.B425]=[.E425]; &quot;&quot;; (([.E425]-[.B425])/[.B425])*100)" office:value-type="float" office:value="1.19274809160305" calcext:value-type="float">
            <text:p>1.19274809160305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6968" calcext:value-type="float">
            <text:p>16968</text:p>
          </table:table-cell>
          <table:table-cell/>
          <table:table-cell table:formula="of:=[.D425]=[.L425]" office:value-type="boolean" office:boolean-value="true" calcext:value-type="boolean">
            <text:p>TRUE</text:p>
          </table:table-cell>
          <table:table-cell table:formula="of:=IF([.B425]=[.M425]; &quot;&quot;; &quot;*&quot;)" office:value-type="string" office:string-value="*" calcext:value-type="string">
            <text:p>*</text:p>
          </table:table-cell>
          <table:table-cell table:formula="of:=IF([.B425]=[.M425]; &quot;&quot;; [.M425]-[.B425])" office:value-type="float" office:value="200" calcext:value-type="float">
            <text:p>200</text:p>
          </table:table-cell>
          <table:table-cell table:formula="of:=IF([.B425]=[.M425]; &quot;&quot;; (([.M425]-[.B425])/[.B425])*100)" office:value-type="float" office:value="1.19274809160305" calcext:value-type="float">
            <text:p>1.19274809160305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26912" calcext:value-type="float">
            <text:p>26912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27352" calcext:value-type="float">
            <text:p>27352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IF([.B426]=[.E426]; &quot;&quot;; &quot;*&quot;)" office:value-type="string" office:string-value="*" calcext:value-type="string">
            <text:p>*</text:p>
          </table:table-cell>
          <table:table-cell table:formula="of:=IF([.B426]=[.E426]; &quot;&quot;; [.E426]-[.B426])" office:value-type="float" office:value="440" calcext:value-type="float">
            <text:p>440</text:p>
          </table:table-cell>
          <table:table-cell table:formula="of:=IF([.B426]=[.E426]; &quot;&quot;; (([.E426]-[.B426])/[.B426])*100)" office:value-type="float" office:value="1.63495838287753" calcext:value-type="float">
            <text:p>1.63495838287753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27360" calcext:value-type="float">
            <text:p>27360</text:p>
          </table:table-cell>
          <table:table-cell/>
          <table:table-cell table:formula="of:=[.D426]=[.L426]" office:value-type="boolean" office:boolean-value="true" calcext:value-type="boolean">
            <text:p>TRUE</text:p>
          </table:table-cell>
          <table:table-cell table:formula="of:=IF([.B426]=[.M426]; &quot;&quot;; &quot;*&quot;)" office:value-type="string" office:string-value="*" calcext:value-type="string">
            <text:p>*</text:p>
          </table:table-cell>
          <table:table-cell table:formula="of:=IF([.B426]=[.M426]; &quot;&quot;; [.M426]-[.B426])" office:value-type="float" office:value="448" calcext:value-type="float">
            <text:p>448</text:p>
          </table:table-cell>
          <table:table-cell table:formula="of:=IF([.B426]=[.M426]; &quot;&quot;; (([.M426]-[.B426])/[.B426])*100)" office:value-type="float" office:value="1.66468489892985" calcext:value-type="float">
            <text:p>1.66468489892985</text:p>
          </table:table-cell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IF([.B427]=[.E427]; &quot;&quot;; &quot;*&quot;)" office:value-type="string" office:string-value="*" calcext:value-type="string">
            <text:p>*</text:p>
          </table:table-cell>
          <table:table-cell table:formula="of:=IF([.B427]=[.E427]; &quot;&quot;; [.E427]-[.B427])" office:value-type="float" office:value="80" calcext:value-type="float">
            <text:p>80</text:p>
          </table:table-cell>
          <table:table-cell table:formula="of:=IF([.B427]=[.E427]; &quot;&quot;; (([.E427]-[.B427])/[.B427])*100)" office:value-type="float" office:value="7.09219858156028" calcext:value-type="float">
            <text:p>7.09219858156028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D427]=[.L427]" office:value-type="boolean" office:boolean-value="true" calcext:value-type="boolean">
            <text:p>TRUE</text:p>
          </table:table-cell>
          <table:table-cell table:formula="of:=IF([.B427]=[.M427]; &quot;&quot;; &quot;*&quot;)" office:value-type="string" office:string-value="*" calcext:value-type="string">
            <text:p>*</text:p>
          </table:table-cell>
          <table:table-cell table:formula="of:=IF([.B427]=[.M427]; &quot;&quot;; [.M427]-[.B427])" office:value-type="float" office:value="80" calcext:value-type="float">
            <text:p>80</text:p>
          </table:table-cell>
          <table:table-cell table:formula="of:=IF([.B427]=[.M427]; &quot;&quot;; (([.M427]-[.B427])/[.B427])*100)" office:value-type="float" office:value="7.09219858156028" calcext:value-type="float">
            <text:p>7.09219858156028</text:p>
          </table:table-cell>
        </table:table-row>
        <table:table-row table:style-name="ro1"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IF([.B428]=[.E428]; &quot;&quot;; &quot;*&quot;)">
            <text:p/>
          </table:table-cell>
          <table:table-cell table:formula="of:=IF([.B428]=[.E428]; &quot;&quot;; [.E428]-[.B428])">
            <text:p/>
          </table:table-cell>
          <table:table-cell table:formula="of:=IF([.B428]=[.E428]; &quot;&quot;; (([.E428]-[.B428])/[.B428])*100)">
            <text:p/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D428]=[.L428]" office:value-type="boolean" office:boolean-value="true" calcext:value-type="boolean">
            <text:p>TRUE</text:p>
          </table:table-cell>
          <table:table-cell table:formula="of:=IF([.B428]=[.M428]; &quot;&quot;; &quot;*&quot;)">
            <text:p/>
          </table:table-cell>
          <table:table-cell table:formula="of:=IF([.B428]=[.M428]; &quot;&quot;; [.M428]-[.B428])">
            <text:p/>
          </table:table-cell>
          <table:table-cell table:formula="of:=IF([.B428]=[.M428]; &quot;&quot;; (([.M428]-[.B428])/[.B428])*100)">
            <text:p/>
          </table:table-cell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IF([.B429]=[.E429]; &quot;&quot;; &quot;*&quot;)">
            <text:p/>
          </table:table-cell>
          <table:table-cell table:formula="of:=IF([.B429]=[.E429]; &quot;&quot;; [.E429]-[.B429])">
            <text:p/>
          </table:table-cell>
          <table:table-cell table:formula="of:=IF([.B429]=[.E429]; &quot;&quot;; (([.E429]-[.B429])/[.B429])*100)">
            <text:p/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429]=[.L429]" office:value-type="boolean" office:boolean-value="true" calcext:value-type="boolean">
            <text:p>TRUE</text:p>
          </table:table-cell>
          <table:table-cell table:formula="of:=IF([.B429]=[.M429]; &quot;&quot;; &quot;*&quot;)">
            <text:p/>
          </table:table-cell>
          <table:table-cell table:formula="of:=IF([.B429]=[.M429]; &quot;&quot;; [.M429]-[.B429])">
            <text:p/>
          </table:table-cell>
          <table:table-cell table:formula="of:=IF([.B429]=[.M429]; &quot;&quot;; (([.M429]-[.B429])/[.B429])*100)">
            <text:p/>
          </table:table-cell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IF([.B430]=[.E430]; &quot;&quot;; &quot;*&quot;)">
            <text:p/>
          </table:table-cell>
          <table:table-cell table:formula="of:=IF([.B430]=[.E430]; &quot;&quot;; [.E430]-[.B430])">
            <text:p/>
          </table:table-cell>
          <table:table-cell table:formula="of:=IF([.B430]=[.E430]; &quot;&quot;; (([.E430]-[.B430])/[.B430])*100)">
            <text:p/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D430]=[.L430]" office:value-type="boolean" office:boolean-value="true" calcext:value-type="boolean">
            <text:p>TRUE</text:p>
          </table:table-cell>
          <table:table-cell table:formula="of:=IF([.B430]=[.M430]; &quot;&quot;; &quot;*&quot;)">
            <text:p/>
          </table:table-cell>
          <table:table-cell table:formula="of:=IF([.B430]=[.M430]; &quot;&quot;; [.M430]-[.B430])">
            <text:p/>
          </table:table-cell>
          <table:table-cell table:formula="of:=IF([.B430]=[.M430]; &quot;&quot;; (([.M430]-[.B430])/[.B430])*100)">
            <text:p/>
          </table:table-cell>
        </table:table-row>
        <table:table-row table:style-name="ro1"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IF([.B431]=[.E431]; &quot;&quot;; &quot;*&quot;)">
            <text:p/>
          </table:table-cell>
          <table:table-cell table:formula="of:=IF([.B431]=[.E431]; &quot;&quot;; [.E431]-[.B431])">
            <text:p/>
          </table:table-cell>
          <table:table-cell table:formula="of:=IF([.B431]=[.E431]; &quot;&quot;; (([.E431]-[.B431])/[.B431])*100)">
            <text:p/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431]=[.L431]" office:value-type="boolean" office:boolean-value="true" calcext:value-type="boolean">
            <text:p>TRUE</text:p>
          </table:table-cell>
          <table:table-cell table:formula="of:=IF([.B431]=[.M431]; &quot;&quot;; &quot;*&quot;)">
            <text:p/>
          </table:table-cell>
          <table:table-cell table:formula="of:=IF([.B431]=[.M431]; &quot;&quot;; [.M431]-[.B431])">
            <text:p/>
          </table:table-cell>
          <table:table-cell table:formula="of:=IF([.B431]=[.M431]; &quot;&quot;; (([.M431]-[.B431])/[.B431])*100)">
            <text:p/>
          </table:table-cell>
        </table:table-row>
        <table:table-row table:style-name="ro1"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IF([.B432]=[.E432]; &quot;&quot;; &quot;*&quot;)">
            <text:p/>
          </table:table-cell>
          <table:table-cell table:formula="of:=IF([.B432]=[.E432]; &quot;&quot;; [.E432]-[.B432])">
            <text:p/>
          </table:table-cell>
          <table:table-cell table:formula="of:=IF([.B432]=[.E432]; &quot;&quot;; (([.E432]-[.B432])/[.B432])*100)">
            <text:p/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432]=[.L432]" office:value-type="boolean" office:boolean-value="true" calcext:value-type="boolean">
            <text:p>TRUE</text:p>
          </table:table-cell>
          <table:table-cell table:formula="of:=IF([.B432]=[.M432]; &quot;&quot;; &quot;*&quot;)">
            <text:p/>
          </table:table-cell>
          <table:table-cell table:formula="of:=IF([.B432]=[.M432]; &quot;&quot;; [.M432]-[.B432])">
            <text:p/>
          </table:table-cell>
          <table:table-cell table:formula="of:=IF([.B432]=[.M432]; &quot;&quot;; (([.M432]-[.B432])/[.B432])*100)">
            <text:p/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IF([.B433]=[.E433]; &quot;&quot;; &quot;*&quot;)">
            <text:p/>
          </table:table-cell>
          <table:table-cell table:formula="of:=IF([.B433]=[.E433]; &quot;&quot;; [.E433]-[.B433])">
            <text:p/>
          </table:table-cell>
          <table:table-cell table:formula="of:=IF([.B433]=[.E433]; &quot;&quot;; (([.E433]-[.B433])/[.B433])*100)">
            <text:p/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D433]=[.L433]" office:value-type="boolean" office:boolean-value="true" calcext:value-type="boolean">
            <text:p>TRUE</text:p>
          </table:table-cell>
          <table:table-cell table:formula="of:=IF([.B433]=[.M433]; &quot;&quot;; &quot;*&quot;)">
            <text:p/>
          </table:table-cell>
          <table:table-cell table:formula="of:=IF([.B433]=[.M433]; &quot;&quot;; [.M433]-[.B433])">
            <text:p/>
          </table:table-cell>
          <table:table-cell table:formula="of:=IF([.B433]=[.M433]; &quot;&quot;; (([.M433]-[.B433])/[.B433])*100)">
            <text:p/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IF([.B434]=[.E434]; &quot;&quot;; &quot;*&quot;)">
            <text:p/>
          </table:table-cell>
          <table:table-cell table:formula="of:=IF([.B434]=[.E434]; &quot;&quot;; [.E434]-[.B434])">
            <text:p/>
          </table:table-cell>
          <table:table-cell table:formula="of:=IF([.B434]=[.E434]; &quot;&quot;; (([.E434]-[.B434])/[.B434])*100)">
            <text:p/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D434]=[.L434]" office:value-type="boolean" office:boolean-value="true" calcext:value-type="boolean">
            <text:p>TRUE</text:p>
          </table:table-cell>
          <table:table-cell table:formula="of:=IF([.B434]=[.M434]; &quot;&quot;; &quot;*&quot;)">
            <text:p/>
          </table:table-cell>
          <table:table-cell table:formula="of:=IF([.B434]=[.M434]; &quot;&quot;; [.M434]-[.B434])">
            <text:p/>
          </table:table-cell>
          <table:table-cell table:formula="of:=IF([.B434]=[.M434]; &quot;&quot;; (([.M434]-[.B434])/[.B434])*100)">
            <text:p/>
          </table:table-cell>
        </table:table-row>
        <table:table-row table:style-name="ro1"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IF([.B435]=[.E435]; &quot;&quot;; &quot;*&quot;)">
            <text:p/>
          </table:table-cell>
          <table:table-cell table:formula="of:=IF([.B435]=[.E435]; &quot;&quot;; [.E435]-[.B435])">
            <text:p/>
          </table:table-cell>
          <table:table-cell table:formula="of:=IF([.B435]=[.E435]; &quot;&quot;; (([.E435]-[.B435])/[.B435])*100)">
            <text:p/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D435]=[.L435]" office:value-type="boolean" office:boolean-value="true" calcext:value-type="boolean">
            <text:p>TRUE</text:p>
          </table:table-cell>
          <table:table-cell table:formula="of:=IF([.B435]=[.M435]; &quot;&quot;; &quot;*&quot;)">
            <text:p/>
          </table:table-cell>
          <table:table-cell table:formula="of:=IF([.B435]=[.M435]; &quot;&quot;; [.M435]-[.B435])">
            <text:p/>
          </table:table-cell>
          <table:table-cell table:formula="of:=IF([.B435]=[.M435]; &quot;&quot;; (([.M435]-[.B435])/[.B435])*100)">
            <text:p/>
          </table:table-cell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IF([.B436]=[.E436]; &quot;&quot;; &quot;*&quot;)">
            <text:p/>
          </table:table-cell>
          <table:table-cell table:formula="of:=IF([.B436]=[.E436]; &quot;&quot;; [.E436]-[.B436])">
            <text:p/>
          </table:table-cell>
          <table:table-cell table:formula="of:=IF([.B436]=[.E436]; &quot;&quot;; (([.E436]-[.B436])/[.B436])*100)">
            <text:p/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436]=[.L436]" office:value-type="boolean" office:boolean-value="true" calcext:value-type="boolean">
            <text:p>TRUE</text:p>
          </table:table-cell>
          <table:table-cell table:formula="of:=IF([.B436]=[.M436]; &quot;&quot;; &quot;*&quot;)">
            <text:p/>
          </table:table-cell>
          <table:table-cell table:formula="of:=IF([.B436]=[.M436]; &quot;&quot;; [.M436]-[.B436])">
            <text:p/>
          </table:table-cell>
          <table:table-cell table:formula="of:=IF([.B436]=[.M436]; &quot;&quot;; (([.M436]-[.B436])/[.B436])*100)">
            <text:p/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IF([.B437]=[.E437]; &quot;&quot;; &quot;*&quot;)">
            <text:p/>
          </table:table-cell>
          <table:table-cell table:formula="of:=IF([.B437]=[.E437]; &quot;&quot;; [.E437]-[.B437])">
            <text:p/>
          </table:table-cell>
          <table:table-cell table:formula="of:=IF([.B437]=[.E437]; &quot;&quot;; (([.E437]-[.B437])/[.B437])*100)">
            <text:p/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D437]=[.L437]" office:value-type="boolean" office:boolean-value="true" calcext:value-type="boolean">
            <text:p>TRUE</text:p>
          </table:table-cell>
          <table:table-cell table:formula="of:=IF([.B437]=[.M437]; &quot;&quot;; &quot;*&quot;)">
            <text:p/>
          </table:table-cell>
          <table:table-cell table:formula="of:=IF([.B437]=[.M437]; &quot;&quot;; [.M437]-[.B437])">
            <text:p/>
          </table:table-cell>
          <table:table-cell table:formula="of:=IF([.B437]=[.M437]; &quot;&quot;; (([.M437]-[.B437])/[.B437])*100)">
            <text:p/>
          </table:table-cell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IF([.B438]=[.E438]; &quot;&quot;; &quot;*&quot;)">
            <text:p/>
          </table:table-cell>
          <table:table-cell table:formula="of:=IF([.B438]=[.E438]; &quot;&quot;; [.E438]-[.B438])">
            <text:p/>
          </table:table-cell>
          <table:table-cell table:formula="of:=IF([.B438]=[.E438]; &quot;&quot;; (([.E438]-[.B438])/[.B438])*100)">
            <text:p/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438]=[.L438]" office:value-type="boolean" office:boolean-value="true" calcext:value-type="boolean">
            <text:p>TRUE</text:p>
          </table:table-cell>
          <table:table-cell table:formula="of:=IF([.B438]=[.M438]; &quot;&quot;; &quot;*&quot;)">
            <text:p/>
          </table:table-cell>
          <table:table-cell table:formula="of:=IF([.B438]=[.M438]; &quot;&quot;; [.M438]-[.B438])">
            <text:p/>
          </table:table-cell>
          <table:table-cell table:formula="of:=IF([.B438]=[.M438]; &quot;&quot;; (([.M438]-[.B438])/[.B438])*100)">
            <text:p/>
          </table:table-cell>
        </table:table-row>
        <table:table-row table:style-name="ro1"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IF([.B439]=[.E439]; &quot;&quot;; &quot;*&quot;)">
            <text:p/>
          </table:table-cell>
          <table:table-cell table:formula="of:=IF([.B439]=[.E439]; &quot;&quot;; [.E439]-[.B439])">
            <text:p/>
          </table:table-cell>
          <table:table-cell table:formula="of:=IF([.B439]=[.E439]; &quot;&quot;; (([.E439]-[.B439])/[.B439])*100)">
            <text:p/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439]=[.L439]" office:value-type="boolean" office:boolean-value="true" calcext:value-type="boolean">
            <text:p>TRUE</text:p>
          </table:table-cell>
          <table:table-cell table:formula="of:=IF([.B439]=[.M439]; &quot;&quot;; &quot;*&quot;)">
            <text:p/>
          </table:table-cell>
          <table:table-cell table:formula="of:=IF([.B439]=[.M439]; &quot;&quot;; [.M439]-[.B439])">
            <text:p/>
          </table:table-cell>
          <table:table-cell table:formula="of:=IF([.B439]=[.M439]; &quot;&quot;; (([.M439]-[.B439])/[.B439])*100)">
            <text:p/>
          </table:table-cell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IF([.B440]=[.E440]; &quot;&quot;; &quot;*&quot;)">
            <text:p/>
          </table:table-cell>
          <table:table-cell table:formula="of:=IF([.B440]=[.E440]; &quot;&quot;; [.E440]-[.B440])">
            <text:p/>
          </table:table-cell>
          <table:table-cell table:formula="of:=IF([.B440]=[.E440]; &quot;&quot;; (([.E440]-[.B440])/[.B440])*100)">
            <text:p/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[.D440]=[.L440]" office:value-type="boolean" office:boolean-value="true" calcext:value-type="boolean">
            <text:p>TRUE</text:p>
          </table:table-cell>
          <table:table-cell table:formula="of:=IF([.B440]=[.M440]; &quot;&quot;; &quot;*&quot;)">
            <text:p/>
          </table:table-cell>
          <table:table-cell table:formula="of:=IF([.B440]=[.M440]; &quot;&quot;; [.M440]-[.B440])">
            <text:p/>
          </table:table-cell>
          <table:table-cell table:formula="of:=IF([.B440]=[.M440]; &quot;&quot;; (([.M440]-[.B440])/[.B440])*100)">
            <text:p/>
          </table:table-cell>
        </table:table-row>
        <table:table-row table:style-name="ro1">
          <table:table-cell table:number-columns-repeated="14"/>
          <table:table-cell table:style-name="Default"/>
          <table:table-cell table:number-columns-repeated="3"/>
        </table:table-row>
      </table:table>
      <table:table table:name="2024-06-21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aster</text:p>
          </table:table-cell>
          <table:table-cell table:number-columns-repeated="2"/>
          <table:table-cell table:style-name="ce1" office:value-type="string" calcext:value-type="string">
            <text:p>propagate incomplete</text:p>
          </table:table-cell>
          <table:table-cell table:number-columns-repeated="4"/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%</text:p>
          </table:table-cell>
          <table:table-cell/>
        </table:table-row>
        <table:table-row table:style-name="ro1" table:visibility="filter"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IF([.B2]=[.E2]; &quot;&quot;; &quot;*&quot;)">
            <text:p/>
          </table:table-cell>
          <table:table-cell table:formula="of:=IF([.B2]=[.E2]; &quot;&quot;; [.E2]-[.B2])">
            <text:p/>
          </table:table-cell>
          <table:table-cell table:formula="of:=IF([.B2]=[.E2]; &quot;&quot;; (([.E2]-[.B2])/[.B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IF([.B3]=[.E3]; &quot;&quot;; &quot;*&quot;)">
            <text:p/>
          </table:table-cell>
          <table:table-cell table:formula="of:=IF([.B3]=[.E3]; &quot;&quot;; [.E3]-[.B3])">
            <text:p/>
          </table:table-cell>
          <table:table-cell table:formula="of:=IF([.B3]=[.E3]; &quot;&quot;; (([.E3]-[.B3])/[.B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IF([.B4]=[.E4]; &quot;&quot;; &quot;*&quot;)">
            <text:p/>
          </table:table-cell>
          <table:table-cell table:formula="of:=IF([.B4]=[.E4]; &quot;&quot;; [.E4]-[.B4])">
            <text:p/>
          </table:table-cell>
          <table:table-cell table:formula="of:=IF([.B4]=[.E4]; &quot;&quot;; (([.E4]-[.B4])/[.B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IF([.B5]=[.E5]; &quot;&quot;; &quot;*&quot;)">
            <text:p/>
          </table:table-cell>
          <table:table-cell table:formula="of:=IF([.B5]=[.E5]; &quot;&quot;; [.E5]-[.B5])">
            <text:p/>
          </table:table-cell>
          <table:table-cell table:formula="of:=IF([.B5]=[.E5]; &quot;&quot;; (([.E5]-[.B5])/[.B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IF([.B6]=[.E6]; &quot;&quot;; &quot;*&quot;)">
            <text:p/>
          </table:table-cell>
          <table:table-cell table:formula="of:=IF([.B6]=[.E6]; &quot;&quot;; [.E6]-[.B6])">
            <text:p/>
          </table:table-cell>
          <table:table-cell table:formula="of:=IF([.B6]=[.E6]; &quot;&quot;; (([.E6]-[.B6])/[.B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IF([.B7]=[.E7]; &quot;&quot;; &quot;*&quot;)">
            <text:p/>
          </table:table-cell>
          <table:table-cell table:formula="of:=IF([.B7]=[.E7]; &quot;&quot;; [.E7]-[.B7])">
            <text:p/>
          </table:table-cell>
          <table:table-cell table:formula="of:=IF([.B7]=[.E7]; &quot;&quot;; (([.E7]-[.B7])/[.B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IF([.B8]=[.E8]; &quot;&quot;; &quot;*&quot;)">
            <text:p/>
          </table:table-cell>
          <table:table-cell table:formula="of:=IF([.B8]=[.E8]; &quot;&quot;; [.E8]-[.B8])">
            <text:p/>
          </table:table-cell>
          <table:table-cell table:formula="of:=IF([.B8]=[.E8]; &quot;&quot;; (([.E8]-[.B8])/[.B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IF([.B9]=[.E9]; &quot;&quot;; &quot;*&quot;)">
            <text:p/>
          </table:table-cell>
          <table:table-cell table:formula="of:=IF([.B9]=[.E9]; &quot;&quot;; [.E9]-[.B9])">
            <text:p/>
          </table:table-cell>
          <table:table-cell table:formula="of:=IF([.B9]=[.E9]; &quot;&quot;; (([.E9]-[.B9])/[.B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IF([.B10]=[.E10]; &quot;&quot;; &quot;*&quot;)">
            <text:p/>
          </table:table-cell>
          <table:table-cell table:formula="of:=IF([.B10]=[.E10]; &quot;&quot;; [.E10]-[.B10])">
            <text:p/>
          </table:table-cell>
          <table:table-cell table:formula="of:=IF([.B10]=[.E10]; &quot;&quot;; (([.E10]-[.B10])/[.B1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IF([.B11]=[.E11]; &quot;&quot;; &quot;*&quot;)">
            <text:p/>
          </table:table-cell>
          <table:table-cell table:formula="of:=IF([.B11]=[.E11]; &quot;&quot;; [.E11]-[.B11])">
            <text:p/>
          </table:table-cell>
          <table:table-cell table:formula="of:=IF([.B11]=[.E11]; &quot;&quot;; (([.E11]-[.B11])/[.B1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IF([.B12]=[.E12]; &quot;&quot;; &quot;*&quot;)">
            <text:p/>
          </table:table-cell>
          <table:table-cell table:formula="of:=IF([.B12]=[.E12]; &quot;&quot;; [.E12]-[.B12])">
            <text:p/>
          </table:table-cell>
          <table:table-cell table:formula="of:=IF([.B12]=[.E12]; &quot;&quot;; (([.E12]-[.B12])/[.B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IF([.B13]=[.E13]; &quot;&quot;; &quot;*&quot;)">
            <text:p/>
          </table:table-cell>
          <table:table-cell table:formula="of:=IF([.B13]=[.E13]; &quot;&quot;; [.E13]-[.B13])">
            <text:p/>
          </table:table-cell>
          <table:table-cell table:formula="of:=IF([.B13]=[.E13]; &quot;&quot;; (([.E13]-[.B13])/[.B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IF([.B14]=[.E14]; &quot;&quot;; &quot;*&quot;)">
            <text:p/>
          </table:table-cell>
          <table:table-cell table:formula="of:=IF([.B14]=[.E14]; &quot;&quot;; [.E14]-[.B14])">
            <text:p/>
          </table:table-cell>
          <table:table-cell table:formula="of:=IF([.B14]=[.E14]; &quot;&quot;; (([.E14]-[.B14])/[.B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IF([.B15]=[.E15]; &quot;&quot;; &quot;*&quot;)">
            <text:p/>
          </table:table-cell>
          <table:table-cell table:formula="of:=IF([.B15]=[.E15]; &quot;&quot;; [.E15]-[.B15])">
            <text:p/>
          </table:table-cell>
          <table:table-cell table:formula="of:=IF([.B15]=[.E15]; &quot;&quot;; (([.E15]-[.B15])/[.B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IF([.B16]=[.E16]; &quot;&quot;; &quot;*&quot;)">
            <text:p/>
          </table:table-cell>
          <table:table-cell table:formula="of:=IF([.B16]=[.E16]; &quot;&quot;; [.E16]-[.B16])">
            <text:p/>
          </table:table-cell>
          <table:table-cell table:formula="of:=IF([.B16]=[.E16]; &quot;&quot;; (([.E16]-[.B16])/[.B1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IF([.B17]=[.E17]; &quot;&quot;; &quot;*&quot;)">
            <text:p/>
          </table:table-cell>
          <table:table-cell table:formula="of:=IF([.B17]=[.E17]; &quot;&quot;; [.E17]-[.B17])">
            <text:p/>
          </table:table-cell>
          <table:table-cell table:formula="of:=IF([.B17]=[.E17]; &quot;&quot;; (([.E17]-[.B17])/[.B1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IF([.B18]=[.E18]; &quot;&quot;; &quot;*&quot;)">
            <text:p/>
          </table:table-cell>
          <table:table-cell table:formula="of:=IF([.B18]=[.E18]; &quot;&quot;; [.E18]-[.B18])">
            <text:p/>
          </table:table-cell>
          <table:table-cell table:formula="of:=IF([.B18]=[.E18]; &quot;&quot;; (([.E18]-[.B18])/[.B1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IF([.B19]=[.E19]; &quot;&quot;; &quot;*&quot;)">
            <text:p/>
          </table:table-cell>
          <table:table-cell table:formula="of:=IF([.B19]=[.E19]; &quot;&quot;; [.E19]-[.B19])">
            <text:p/>
          </table:table-cell>
          <table:table-cell table:formula="of:=IF([.B19]=[.E19]; &quot;&quot;; (([.E19]-[.B19])/[.B1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IF([.B20]=[.E20]; &quot;&quot;; &quot;*&quot;)">
            <text:p/>
          </table:table-cell>
          <table:table-cell table:formula="of:=IF([.B20]=[.E20]; &quot;&quot;; [.E20]-[.B20])">
            <text:p/>
          </table:table-cell>
          <table:table-cell table:formula="of:=IF([.B20]=[.E20]; &quot;&quot;; (([.E20]-[.B20])/[.B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IF([.B21]=[.E21]; &quot;&quot;; &quot;*&quot;)">
            <text:p/>
          </table:table-cell>
          <table:table-cell table:formula="of:=IF([.B21]=[.E21]; &quot;&quot;; [.E21]-[.B21])">
            <text:p/>
          </table:table-cell>
          <table:table-cell table:formula="of:=IF([.B21]=[.E21]; &quot;&quot;; (([.E21]-[.B21])/[.B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IF([.B22]=[.E22]; &quot;&quot;; &quot;*&quot;)">
            <text:p/>
          </table:table-cell>
          <table:table-cell table:formula="of:=IF([.B22]=[.E22]; &quot;&quot;; [.E22]-[.B22])">
            <text:p/>
          </table:table-cell>
          <table:table-cell table:formula="of:=IF([.B22]=[.E22]; &quot;&quot;; (([.E22]-[.B22])/[.B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IF([.B23]=[.E23]; &quot;&quot;; &quot;*&quot;)">
            <text:p/>
          </table:table-cell>
          <table:table-cell table:formula="of:=IF([.B23]=[.E23]; &quot;&quot;; [.E23]-[.B23])">
            <text:p/>
          </table:table-cell>
          <table:table-cell table:formula="of:=IF([.B23]=[.E23]; &quot;&quot;; (([.E23]-[.B23])/[.B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IF([.B24]=[.E24]; &quot;&quot;; &quot;*&quot;)">
            <text:p/>
          </table:table-cell>
          <table:table-cell table:formula="of:=IF([.B24]=[.E24]; &quot;&quot;; [.E24]-[.B24])">
            <text:p/>
          </table:table-cell>
          <table:table-cell table:formula="of:=IF([.B24]=[.E24]; &quot;&quot;; (([.E24]-[.B24])/[.B2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IF([.B25]=[.E25]; &quot;&quot;; &quot;*&quot;)">
            <text:p/>
          </table:table-cell>
          <table:table-cell table:formula="of:=IF([.B25]=[.E25]; &quot;&quot;; [.E25]-[.B25])">
            <text:p/>
          </table:table-cell>
          <table:table-cell table:formula="of:=IF([.B25]=[.E25]; &quot;&quot;; (([.E25]-[.B25])/[.B2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IF([.B26]=[.E26]; &quot;&quot;; &quot;*&quot;)">
            <text:p/>
          </table:table-cell>
          <table:table-cell table:formula="of:=IF([.B26]=[.E26]; &quot;&quot;; [.E26]-[.B26])">
            <text:p/>
          </table:table-cell>
          <table:table-cell table:formula="of:=IF([.B26]=[.E26]; &quot;&quot;; (([.E26]-[.B26])/[.B2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IF([.B27]=[.E27]; &quot;&quot;; &quot;*&quot;)">
            <text:p/>
          </table:table-cell>
          <table:table-cell table:formula="of:=IF([.B27]=[.E27]; &quot;&quot;; [.E27]-[.B27])">
            <text:p/>
          </table:table-cell>
          <table:table-cell table:formula="of:=IF([.B27]=[.E27]; &quot;&quot;; (([.E27]-[.B27])/[.B2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IF([.B28]=[.E28]; &quot;&quot;; &quot;*&quot;)">
            <text:p/>
          </table:table-cell>
          <table:table-cell table:formula="of:=IF([.B28]=[.E28]; &quot;&quot;; [.E28]-[.B28])">
            <text:p/>
          </table:table-cell>
          <table:table-cell table:formula="of:=IF([.B28]=[.E28]; &quot;&quot;; (([.E28]-[.B28])/[.B2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IF([.B29]=[.E29]; &quot;&quot;; &quot;*&quot;)">
            <text:p/>
          </table:table-cell>
          <table:table-cell table:formula="of:=IF([.B29]=[.E29]; &quot;&quot;; [.E29]-[.B29])">
            <text:p/>
          </table:table-cell>
          <table:table-cell table:formula="of:=IF([.B29]=[.E29]; &quot;&quot;; (([.E29]-[.B29])/[.B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IF([.B30]=[.E30]; &quot;&quot;; &quot;*&quot;)">
            <text:p/>
          </table:table-cell>
          <table:table-cell table:formula="of:=IF([.B30]=[.E30]; &quot;&quot;; [.E30]-[.B30])">
            <text:p/>
          </table:table-cell>
          <table:table-cell table:formula="of:=IF([.B30]=[.E30]; &quot;&quot;; (([.E30]-[.B30])/[.B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IF([.B31]=[.E31]; &quot;&quot;; &quot;*&quot;)">
            <text:p/>
          </table:table-cell>
          <table:table-cell table:formula="of:=IF([.B31]=[.E31]; &quot;&quot;; [.E31]-[.B31])">
            <text:p/>
          </table:table-cell>
          <table:table-cell table:formula="of:=IF([.B31]=[.E31]; &quot;&quot;; (([.E31]-[.B31])/[.B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IF([.B32]=[.E32]; &quot;&quot;; &quot;*&quot;)">
            <text:p/>
          </table:table-cell>
          <table:table-cell table:formula="of:=IF([.B32]=[.E32]; &quot;&quot;; [.E32]-[.B32])">
            <text:p/>
          </table:table-cell>
          <table:table-cell table:formula="of:=IF([.B32]=[.E32]; &quot;&quot;; (([.E32]-[.B32])/[.B3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IF([.B33]=[.E33]; &quot;&quot;; &quot;*&quot;)">
            <text:p/>
          </table:table-cell>
          <table:table-cell table:formula="of:=IF([.B33]=[.E33]; &quot;&quot;; [.E33]-[.B33])">
            <text:p/>
          </table:table-cell>
          <table:table-cell table:formula="of:=IF([.B33]=[.E33]; &quot;&quot;; (([.E33]-[.B33])/[.B3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IF([.B34]=[.E34]; &quot;&quot;; &quot;*&quot;)">
            <text:p/>
          </table:table-cell>
          <table:table-cell table:formula="of:=IF([.B34]=[.E34]; &quot;&quot;; [.E34]-[.B34])">
            <text:p/>
          </table:table-cell>
          <table:table-cell table:formula="of:=IF([.B34]=[.E34]; &quot;&quot;; (([.E34]-[.B34])/[.B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IF([.B35]=[.E35]; &quot;&quot;; &quot;*&quot;)">
            <text:p/>
          </table:table-cell>
          <table:table-cell table:formula="of:=IF([.B35]=[.E35]; &quot;&quot;; [.E35]-[.B35])">
            <text:p/>
          </table:table-cell>
          <table:table-cell table:formula="of:=IF([.B35]=[.E35]; &quot;&quot;; (([.E35]-[.B35])/[.B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IF([.B36]=[.E36]; &quot;&quot;; &quot;*&quot;)">
            <text:p/>
          </table:table-cell>
          <table:table-cell table:formula="of:=IF([.B36]=[.E36]; &quot;&quot;; [.E36]-[.B36])">
            <text:p/>
          </table:table-cell>
          <table:table-cell table:formula="of:=IF([.B36]=[.E36]; &quot;&quot;; (([.E36]-[.B36])/[.B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IF([.B37]=[.E37]; &quot;&quot;; &quot;*&quot;)">
            <text:p/>
          </table:table-cell>
          <table:table-cell table:formula="of:=IF([.B37]=[.E37]; &quot;&quot;; [.E37]-[.B37])">
            <text:p/>
          </table:table-cell>
          <table:table-cell table:formula="of:=IF([.B37]=[.E37]; &quot;&quot;; (([.E37]-[.B37])/[.B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IF([.B38]=[.E38]; &quot;&quot;; &quot;*&quot;)">
            <text:p/>
          </table:table-cell>
          <table:table-cell table:formula="of:=IF([.B38]=[.E38]; &quot;&quot;; [.E38]-[.B38])">
            <text:p/>
          </table:table-cell>
          <table:table-cell table:formula="of:=IF([.B38]=[.E38]; &quot;&quot;; (([.E38]-[.B38])/[.B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IF([.B39]=[.E39]; &quot;&quot;; &quot;*&quot;)">
            <text:p/>
          </table:table-cell>
          <table:table-cell table:formula="of:=IF([.B39]=[.E39]; &quot;&quot;; [.E39]-[.B39])">
            <text:p/>
          </table:table-cell>
          <table:table-cell table:formula="of:=IF([.B39]=[.E39]; &quot;&quot;; (([.E39]-[.B39])/[.B3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IF([.B40]=[.E40]; &quot;&quot;; &quot;*&quot;)">
            <text:p/>
          </table:table-cell>
          <table:table-cell table:formula="of:=IF([.B40]=[.E40]; &quot;&quot;; [.E40]-[.B40])">
            <text:p/>
          </table:table-cell>
          <table:table-cell table:formula="of:=IF([.B40]=[.E40]; &quot;&quot;; (([.E40]-[.B40])/[.B4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IF([.B41]=[.E41]; &quot;&quot;; &quot;*&quot;)">
            <text:p/>
          </table:table-cell>
          <table:table-cell table:formula="of:=IF([.B41]=[.E41]; &quot;&quot;; [.E41]-[.B41])">
            <text:p/>
          </table:table-cell>
          <table:table-cell table:formula="of:=IF([.B41]=[.E41]; &quot;&quot;; (([.E41]-[.B41])/[.B4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IF([.B42]=[.E42]; &quot;&quot;; &quot;*&quot;)">
            <text:p/>
          </table:table-cell>
          <table:table-cell table:formula="of:=IF([.B42]=[.E42]; &quot;&quot;; [.E42]-[.B42])">
            <text:p/>
          </table:table-cell>
          <table:table-cell table:formula="of:=IF([.B42]=[.E42]; &quot;&quot;; (([.E42]-[.B42])/[.B4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IF([.B43]=[.E43]; &quot;&quot;; &quot;*&quot;)">
            <text:p/>
          </table:table-cell>
          <table:table-cell table:formula="of:=IF([.B43]=[.E43]; &quot;&quot;; [.E43]-[.B43])">
            <text:p/>
          </table:table-cell>
          <table:table-cell table:formula="of:=IF([.B43]=[.E43]; &quot;&quot;; (([.E43]-[.B43])/[.B4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IF([.B44]=[.E44]; &quot;&quot;; &quot;*&quot;)">
            <text:p/>
          </table:table-cell>
          <table:table-cell table:formula="of:=IF([.B44]=[.E44]; &quot;&quot;; [.E44]-[.B44])">
            <text:p/>
          </table:table-cell>
          <table:table-cell table:formula="of:=IF([.B44]=[.E44]; &quot;&quot;; (([.E44]-[.B44])/[.B4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IF([.B45]=[.E45]; &quot;&quot;; &quot;*&quot;)">
            <text:p/>
          </table:table-cell>
          <table:table-cell table:formula="of:=IF([.B45]=[.E45]; &quot;&quot;; [.E45]-[.B45])">
            <text:p/>
          </table:table-cell>
          <table:table-cell table:formula="of:=IF([.B45]=[.E45]; &quot;&quot;; (([.E45]-[.B45])/[.B4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IF([.B46]=[.E46]; &quot;&quot;; &quot;*&quot;)">
            <text:p/>
          </table:table-cell>
          <table:table-cell table:formula="of:=IF([.B46]=[.E46]; &quot;&quot;; [.E46]-[.B46])">
            <text:p/>
          </table:table-cell>
          <table:table-cell table:formula="of:=IF([.B46]=[.E46]; &quot;&quot;; (([.E46]-[.B46])/[.B4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IF([.B47]=[.E47]; &quot;&quot;; &quot;*&quot;)">
            <text:p/>
          </table:table-cell>
          <table:table-cell table:formula="of:=IF([.B47]=[.E47]; &quot;&quot;; [.E47]-[.B47])">
            <text:p/>
          </table:table-cell>
          <table:table-cell table:formula="of:=IF([.B47]=[.E47]; &quot;&quot;; (([.E47]-[.B47])/[.B4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IF([.B48]=[.E48]; &quot;&quot;; &quot;*&quot;)">
            <text:p/>
          </table:table-cell>
          <table:table-cell table:formula="of:=IF([.B48]=[.E48]; &quot;&quot;; [.E48]-[.B48])">
            <text:p/>
          </table:table-cell>
          <table:table-cell table:formula="of:=IF([.B48]=[.E48]; &quot;&quot;; (([.E48]-[.B48])/[.B4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IF([.B49]=[.E49]; &quot;&quot;; &quot;*&quot;)">
            <text:p/>
          </table:table-cell>
          <table:table-cell table:formula="of:=IF([.B49]=[.E49]; &quot;&quot;; [.E49]-[.B49])">
            <text:p/>
          </table:table-cell>
          <table:table-cell table:formula="of:=IF([.B49]=[.E49]; &quot;&quot;; (([.E49]-[.B49])/[.B4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IF([.B50]=[.E50]; &quot;&quot;; &quot;*&quot;)">
            <text:p/>
          </table:table-cell>
          <table:table-cell table:formula="of:=IF([.B50]=[.E50]; &quot;&quot;; [.E50]-[.B50])">
            <text:p/>
          </table:table-cell>
          <table:table-cell table:formula="of:=IF([.B50]=[.E50]; &quot;&quot;; (([.E50]-[.B50])/[.B5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IF([.B51]=[.E51]; &quot;&quot;; &quot;*&quot;)">
            <text:p/>
          </table:table-cell>
          <table:table-cell table:formula="of:=IF([.B51]=[.E51]; &quot;&quot;; [.E51]-[.B51])">
            <text:p/>
          </table:table-cell>
          <table:table-cell table:formula="of:=IF([.B51]=[.E51]; &quot;&quot;; (([.E51]-[.B51])/[.B51])*100)">
            <text:p/>
          </table:table-cell>
          <table:table-cell/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13800" calcext:value-type="float">
            <text:p>13800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13936" calcext:value-type="float">
            <text:p>13936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IF([.B52]=[.E52]; &quot;&quot;; &quot;*&quot;)" office:value-type="string" office:string-value="*" calcext:value-type="string">
            <text:p>*</text:p>
          </table:table-cell>
          <table:table-cell table:formula="of:=IF([.B52]=[.E52]; &quot;&quot;; [.E52]-[.B52])" office:value-type="float" office:value="136" calcext:value-type="float">
            <text:p>136</text:p>
          </table:table-cell>
          <table:table-cell table:formula="of:=IF([.B52]=[.E52]; &quot;&quot;; (([.E52]-[.B52])/[.B52])*100)" office:value-type="float" office:value="0.985507246376812" calcext:value-type="float">
            <text:p>0.985507246376812</text:p>
          </table:table-cell>
          <table:table-cell/>
        </table:table-row>
        <table:table-row table:style-name="ro1" table:visibility="filter"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IF([.B53]=[.E53]; &quot;&quot;; &quot;*&quot;)">
            <text:p/>
          </table:table-cell>
          <table:table-cell table:formula="of:=IF([.B53]=[.E53]; &quot;&quot;; [.E53]-[.B53])">
            <text:p/>
          </table:table-cell>
          <table:table-cell table:formula="of:=IF([.B53]=[.E53]; &quot;&quot;; (([.E53]-[.B53])/[.B5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IF([.B54]=[.E54]; &quot;&quot;; &quot;*&quot;)">
            <text:p/>
          </table:table-cell>
          <table:table-cell table:formula="of:=IF([.B54]=[.E54]; &quot;&quot;; [.E54]-[.B54])">
            <text:p/>
          </table:table-cell>
          <table:table-cell table:formula="of:=IF([.B54]=[.E54]; &quot;&quot;; (([.E54]-[.B54])/[.B5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IF([.B55]=[.E55]; &quot;&quot;; &quot;*&quot;)">
            <text:p/>
          </table:table-cell>
          <table:table-cell table:formula="of:=IF([.B55]=[.E55]; &quot;&quot;; [.E55]-[.B55])">
            <text:p/>
          </table:table-cell>
          <table:table-cell table:formula="of:=IF([.B55]=[.E55]; &quot;&quot;; (([.E55]-[.B55])/[.B5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IF([.B56]=[.E56]; &quot;&quot;; &quot;*&quot;)">
            <text:p/>
          </table:table-cell>
          <table:table-cell table:formula="of:=IF([.B56]=[.E56]; &quot;&quot;; [.E56]-[.B56])">
            <text:p/>
          </table:table-cell>
          <table:table-cell table:formula="of:=IF([.B56]=[.E56]; &quot;&quot;; (([.E56]-[.B56])/[.B5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IF([.B57]=[.E57]; &quot;&quot;; &quot;*&quot;)">
            <text:p/>
          </table:table-cell>
          <table:table-cell table:formula="of:=IF([.B57]=[.E57]; &quot;&quot;; [.E57]-[.B57])">
            <text:p/>
          </table:table-cell>
          <table:table-cell table:formula="of:=IF([.B57]=[.E57]; &quot;&quot;; (([.E57]-[.B57])/[.B5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IF([.B58]=[.E58]; &quot;&quot;; &quot;*&quot;)">
            <text:p/>
          </table:table-cell>
          <table:table-cell table:formula="of:=IF([.B58]=[.E58]; &quot;&quot;; [.E58]-[.B58])">
            <text:p/>
          </table:table-cell>
          <table:table-cell table:formula="of:=IF([.B58]=[.E58]; &quot;&quot;; (([.E58]-[.B58])/[.B5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IF([.B59]=[.E59]; &quot;&quot;; &quot;*&quot;)">
            <text:p/>
          </table:table-cell>
          <table:table-cell table:formula="of:=IF([.B59]=[.E59]; &quot;&quot;; [.E59]-[.B59])">
            <text:p/>
          </table:table-cell>
          <table:table-cell table:formula="of:=IF([.B59]=[.E59]; &quot;&quot;; (([.E59]-[.B59])/[.B5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IF([.B60]=[.E60]; &quot;&quot;; &quot;*&quot;)">
            <text:p/>
          </table:table-cell>
          <table:table-cell table:formula="of:=IF([.B60]=[.E60]; &quot;&quot;; [.E60]-[.B60])">
            <text:p/>
          </table:table-cell>
          <table:table-cell table:formula="of:=IF([.B60]=[.E60]; &quot;&quot;; (([.E60]-[.B60])/[.B6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IF([.B61]=[.E61]; &quot;&quot;; &quot;*&quot;)">
            <text:p/>
          </table:table-cell>
          <table:table-cell table:formula="of:=IF([.B61]=[.E61]; &quot;&quot;; [.E61]-[.B61])">
            <text:p/>
          </table:table-cell>
          <table:table-cell table:formula="of:=IF([.B61]=[.E61]; &quot;&quot;; (([.E61]-[.B61])/[.B6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IF([.B62]=[.E62]; &quot;&quot;; &quot;*&quot;)">
            <text:p/>
          </table:table-cell>
          <table:table-cell table:formula="of:=IF([.B62]=[.E62]; &quot;&quot;; [.E62]-[.B62])">
            <text:p/>
          </table:table-cell>
          <table:table-cell table:formula="of:=IF([.B62]=[.E62]; &quot;&quot;; (([.E62]-[.B62])/[.B6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rgs_on_stack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304" calcext:value-type="float">
            <text:p>1304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IF([.B63]=[.E63]; &quot;&quot;; &quot;*&quot;)">
            <text:p/>
          </table:table-cell>
          <table:table-cell table:formula="of:=IF([.B63]=[.E63]; &quot;&quot;; [.E63]-[.B63])">
            <text:p/>
          </table:table-cell>
          <table:table-cell table:formula="of:=IF([.B63]=[.E63]; &quot;&quot;; (([.E63]-[.B63])/[.B6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rray_basics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IF([.B64]=[.E64]; &quot;&quot;; &quot;*&quot;)">
            <text:p/>
          </table:table-cell>
          <table:table-cell table:formula="of:=IF([.B64]=[.E64]; &quot;&quot;; [.E64]-[.B64])">
            <text:p/>
          </table:table-cell>
          <table:table-cell table:formula="of:=IF([.B64]=[.E64]; &quot;&quot;; (([.E64]-[.B64])/[.B6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IF([.B65]=[.E65]; &quot;&quot;; &quot;*&quot;)">
            <text:p/>
          </table:table-cell>
          <table:table-cell table:formula="of:=IF([.B65]=[.E65]; &quot;&quot;; [.E65]-[.B65])">
            <text:p/>
          </table:table-cell>
          <table:table-cell table:formula="of:=IF([.B65]=[.E65]; &quot;&quot;; (([.E65]-[.B65])/[.B6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IF([.B66]=[.E66]; &quot;&quot;; &quot;*&quot;)">
            <text:p/>
          </table:table-cell>
          <table:table-cell table:formula="of:=IF([.B66]=[.E66]; &quot;&quot;; [.E66]-[.B66])">
            <text:p/>
          </table:table-cell>
          <table:table-cell table:formula="of:=IF([.B66]=[.E66]; &quot;&quot;; (([.E66]-[.B66])/[.B6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IF([.B67]=[.E67]; &quot;&quot;; &quot;*&quot;)">
            <text:p/>
          </table:table-cell>
          <table:table-cell table:formula="of:=IF([.B67]=[.E67]; &quot;&quot;; [.E67]-[.B67])">
            <text:p/>
          </table:table-cell>
          <table:table-cell table:formula="of:=IF([.B67]=[.E67]; &quot;&quot;; (([.E67]-[.B67])/[.B6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IF([.B68]=[.E68]; &quot;&quot;; &quot;*&quot;)">
            <text:p/>
          </table:table-cell>
          <table:table-cell table:formula="of:=IF([.B68]=[.E68]; &quot;&quot;; [.E68]-[.B68])">
            <text:p/>
          </table:table-cell>
          <table:table-cell table:formula="of:=IF([.B68]=[.E68]; &quot;&quot;; (([.E68]-[.B68])/[.B6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IF([.B69]=[.E69]; &quot;&quot;; &quot;*&quot;)">
            <text:p/>
          </table:table-cell>
          <table:table-cell table:formula="of:=IF([.B69]=[.E69]; &quot;&quot;; [.E69]-[.B69])">
            <text:p/>
          </table:table-cell>
          <table:table-cell table:formula="of:=IF([.B69]=[.E69]; &quot;&quot;; (([.E69]-[.B69])/[.B6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IF([.B70]=[.E70]; &quot;&quot;; &quot;*&quot;)">
            <text:p/>
          </table:table-cell>
          <table:table-cell table:formula="of:=IF([.B70]=[.E70]; &quot;&quot;; [.E70]-[.B70])">
            <text:p/>
          </table:table-cell>
          <table:table-cell table:formula="of:=IF([.B70]=[.E70]; &quot;&quot;; (([.E70]-[.B70])/[.B7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IF([.B71]=[.E71]; &quot;&quot;; &quot;*&quot;)">
            <text:p/>
          </table:table-cell>
          <table:table-cell table:formula="of:=IF([.B71]=[.E71]; &quot;&quot;; [.E71]-[.B71])">
            <text:p/>
          </table:table-cell>
          <table:table-cell table:formula="of:=IF([.B71]=[.E71]; &quot;&quot;; (([.E71]-[.B71])/[.B7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IF([.B72]=[.E72]; &quot;&quot;; &quot;*&quot;)">
            <text:p/>
          </table:table-cell>
          <table:table-cell table:formula="of:=IF([.B72]=[.E72]; &quot;&quot;; [.E72]-[.B72])">
            <text:p/>
          </table:table-cell>
          <table:table-cell table:formula="of:=IF([.B72]=[.E72]; &quot;&quot;; (([.E72]-[.B72])/[.B7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IF([.B73]=[.E73]; &quot;&quot;; &quot;*&quot;)">
            <text:p/>
          </table:table-cell>
          <table:table-cell table:formula="of:=IF([.B73]=[.E73]; &quot;&quot;; [.E73]-[.B73])">
            <text:p/>
          </table:table-cell>
          <table:table-cell table:formula="of:=IF([.B73]=[.E73]; &quot;&quot;; (([.E73]-[.B73])/[.B7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IF([.B74]=[.E74]; &quot;&quot;; &quot;*&quot;)">
            <text:p/>
          </table:table-cell>
          <table:table-cell table:formula="of:=IF([.B74]=[.E74]; &quot;&quot;; [.E74]-[.B74])">
            <text:p/>
          </table:table-cell>
          <table:table-cell table:formula="of:=IF([.B74]=[.E74]; &quot;&quot;; (([.E74]-[.B74])/[.B7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IF([.B75]=[.E75]; &quot;&quot;; &quot;*&quot;)">
            <text:p/>
          </table:table-cell>
          <table:table-cell table:formula="of:=IF([.B75]=[.E75]; &quot;&quot;; [.E75]-[.B75])">
            <text:p/>
          </table:table-cell>
          <table:table-cell table:formula="of:=IF([.B75]=[.E75]; &quot;&quot;; (([.E75]-[.B75])/[.B7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IF([.B76]=[.E76]; &quot;&quot;; &quot;*&quot;)">
            <text:p/>
          </table:table-cell>
          <table:table-cell table:formula="of:=IF([.B76]=[.E76]; &quot;&quot;; [.E76]-[.B76])">
            <text:p/>
          </table:table-cell>
          <table:table-cell table:formula="of:=IF([.B76]=[.E76]; &quot;&quot;; (([.E76]-[.B76])/[.B7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IF([.B77]=[.E77]; &quot;&quot;; &quot;*&quot;)">
            <text:p/>
          </table:table-cell>
          <table:table-cell table:formula="of:=IF([.B77]=[.E77]; &quot;&quot;; [.E77]-[.B77])">
            <text:p/>
          </table:table-cell>
          <table:table-cell table:formula="of:=IF([.B77]=[.E77]; &quot;&quot;; (([.E77]-[.B77])/[.B7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IF([.B78]=[.E78]; &quot;&quot;; &quot;*&quot;)">
            <text:p/>
          </table:table-cell>
          <table:table-cell table:formula="of:=IF([.B78]=[.E78]; &quot;&quot;; [.E78]-[.B78])">
            <text:p/>
          </table:table-cell>
          <table:table-cell table:formula="of:=IF([.B78]=[.E78]; &quot;&quot;; (([.E78]-[.B78])/[.B7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IF([.B79]=[.E79]; &quot;&quot;; &quot;*&quot;)">
            <text:p/>
          </table:table-cell>
          <table:table-cell table:formula="of:=IF([.B79]=[.E79]; &quot;&quot;; [.E79]-[.B79])">
            <text:p/>
          </table:table-cell>
          <table:table-cell table:formula="of:=IF([.B79]=[.E79]; &quot;&quot;; (([.E79]-[.B79])/[.B7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IF([.B80]=[.E80]; &quot;&quot;; &quot;*&quot;)">
            <text:p/>
          </table:table-cell>
          <table:table-cell table:formula="of:=IF([.B80]=[.E80]; &quot;&quot;; [.E80]-[.B80])">
            <text:p/>
          </table:table-cell>
          <table:table-cell table:formula="of:=IF([.B80]=[.E80]; &quot;&quot;; (([.E80]-[.B80])/[.B8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IF([.B81]=[.E81]; &quot;&quot;; &quot;*&quot;)">
            <text:p/>
          </table:table-cell>
          <table:table-cell table:formula="of:=IF([.B81]=[.E81]; &quot;&quot;; [.E81]-[.B81])">
            <text:p/>
          </table:table-cell>
          <table:table-cell table:formula="of:=IF([.B81]=[.E81]; &quot;&quot;; (([.E81]-[.B81])/[.B8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IF([.B82]=[.E82]; &quot;&quot;; &quot;*&quot;)">
            <text:p/>
          </table:table-cell>
          <table:table-cell table:formula="of:=IF([.B82]=[.E82]; &quot;&quot;; [.E82]-[.B82])">
            <text:p/>
          </table:table-cell>
          <table:table-cell table:formula="of:=IF([.B82]=[.E82]; &quot;&quot;; (([.E82]-[.B82])/[.B8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container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IF([.B83]=[.E83]; &quot;&quot;; &quot;*&quot;)">
            <text:p/>
          </table:table-cell>
          <table:table-cell table:formula="of:=IF([.B83]=[.E83]; &quot;&quot;; [.E83]-[.B83])">
            <text:p/>
          </table:table-cell>
          <table:table-cell table:formula="of:=IF([.B83]=[.E83]; &quot;&quot;; (([.E83]-[.B83])/[.B8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container_in_library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IF([.B84]=[.E84]; &quot;&quot;; &quot;*&quot;)">
            <text:p/>
          </table:table-cell>
          <table:table-cell table:formula="of:=IF([.B84]=[.E84]; &quot;&quot;; [.E84]-[.B84])">
            <text:p/>
          </table:table-cell>
          <table:table-cell table:formula="of:=IF([.B84]=[.E84]; &quot;&quot;; (([.E84]-[.B84])/[.B8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IF([.B85]=[.E85]; &quot;&quot;; &quot;*&quot;)">
            <text:p/>
          </table:table-cell>
          <table:table-cell table:formula="of:=IF([.B85]=[.E85]; &quot;&quot;; [.E85]-[.B85])">
            <text:p/>
          </table:table-cell>
          <table:table-cell table:formula="of:=IF([.B85]=[.E85]; &quot;&quot;; (([.E85]-[.B85])/[.B8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iterator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IF([.B86]=[.E86]; &quot;&quot;; &quot;*&quot;)">
            <text:p/>
          </table:table-cell>
          <table:table-cell table:formula="of:=IF([.B86]=[.E86]; &quot;&quot;; [.E86]-[.B86])">
            <text:p/>
          </table:table-cell>
          <table:table-cell table:formula="of:=IF([.B86]=[.E86]; &quot;&quot;; (([.E86]-[.B86])/[.B8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IF([.B87]=[.E87]; &quot;&quot;; &quot;*&quot;)">
            <text:p/>
          </table:table-cell>
          <table:table-cell table:formula="of:=IF([.B87]=[.E87]; &quot;&quot;; [.E87]-[.B87])">
            <text:p/>
          </table:table-cell>
          <table:table-cell table:formula="of:=IF([.B87]=[.E87]; &quot;&quot;; (([.E87]-[.B87])/[.B8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IF([.B88]=[.E88]; &quot;&quot;; &quot;*&quot;)">
            <text:p/>
          </table:table-cell>
          <table:table-cell table:formula="of:=IF([.B88]=[.E88]; &quot;&quot;; [.E88]-[.B88])">
            <text:p/>
          </table:table-cell>
          <table:table-cell table:formula="of:=IF([.B88]=[.E88]; &quot;&quot;; (([.E88]-[.B88])/[.B8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IF([.B89]=[.E89]; &quot;&quot;; &quot;*&quot;)">
            <text:p/>
          </table:table-cell>
          <table:table-cell table:formula="of:=IF([.B89]=[.E89]; &quot;&quot;; [.E89]-[.B89])">
            <text:p/>
          </table:table-cell>
          <table:table-cell table:formula="of:=IF([.B89]=[.E89]; &quot;&quot;; (([.E89]-[.B89])/[.B8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IF([.B90]=[.E90]; &quot;&quot;; &quot;*&quot;)">
            <text:p/>
          </table:table-cell>
          <table:table-cell table:formula="of:=IF([.B90]=[.E90]; &quot;&quot;; [.E90]-[.B90])">
            <text:p/>
          </table:table-cell>
          <table:table-cell table:formula="of:=IF([.B90]=[.E90]; &quot;&quot;; (([.E90]-[.B90])/[.B9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IF([.B91]=[.E91]; &quot;&quot;; &quot;*&quot;)">
            <text:p/>
          </table:table-cell>
          <table:table-cell table:formula="of:=IF([.B91]=[.E91]; &quot;&quot;; [.E91]-[.B91])">
            <text:p/>
          </table:table-cell>
          <table:table-cell table:formula="of:=IF([.B91]=[.E91]; &quot;&quot;; (([.E91]-[.B91])/[.B9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256_ops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496" calcext:value-type="float">
            <text:p>3496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IF([.B92]=[.E92]; &quot;&quot;; &quot;*&quot;)">
            <text:p/>
          </table:table-cell>
          <table:table-cell table:formula="of:=IF([.B92]=[.E92]; &quot;&quot;; [.E92]-[.B92])">
            <text:p/>
          </table:table-cell>
          <table:table-cell table:formula="of:=IF([.B92]=[.E92]; &quot;&quot;; (([.E92]-[.B92])/[.B9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IF([.B93]=[.E93]; &quot;&quot;; &quot;*&quot;)">
            <text:p/>
          </table:table-cell>
          <table:table-cell table:formula="of:=IF([.B93]=[.E93]; &quot;&quot;; [.E93]-[.B93])">
            <text:p/>
          </table:table-cell>
          <table:table-cell table:formula="of:=IF([.B93]=[.E93]; &quot;&quot;; (([.E93]-[.B93])/[.B9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IF([.B94]=[.E94]; &quot;&quot;; &quot;*&quot;)">
            <text:p/>
          </table:table-cell>
          <table:table-cell table:formula="of:=IF([.B94]=[.E94]; &quot;&quot;; [.E94]-[.B94])">
            <text:p/>
          </table:table-cell>
          <table:table-cell table:formula="of:=IF([.B94]=[.E94]; &quot;&quot;; (([.E94]-[.B94])/[.B9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IF([.B95]=[.E95]; &quot;&quot;; &quot;*&quot;)">
            <text:p/>
          </table:table-cell>
          <table:table-cell table:formula="of:=IF([.B95]=[.E95]; &quot;&quot;; [.E95]-[.B95])">
            <text:p/>
          </table:table-cell>
          <table:table-cell table:formula="of:=IF([.B95]=[.E95]; &quot;&quot;; (([.E95]-[.B95])/[.B9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IF([.B96]=[.E96]; &quot;&quot;; &quot;*&quot;)">
            <text:p/>
          </table:table-cell>
          <table:table-cell table:formula="of:=IF([.B96]=[.E96]; &quot;&quot;; [.E96]-[.B96])">
            <text:p/>
          </table:table-cell>
          <table:table-cell table:formula="of:=IF([.B96]=[.E96]; &quot;&quot;; (([.E96]-[.B96])/[.B9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IF([.B97]=[.E97]; &quot;&quot;; &quot;*&quot;)">
            <text:p/>
          </table:table-cell>
          <table:table-cell table:formula="of:=IF([.B97]=[.E97]; &quot;&quot;; [.E97]-[.B97])">
            <text:p/>
          </table:table-cell>
          <table:table-cell table:formula="of:=IF([.B97]=[.E97]; &quot;&quot;; (([.E97]-[.B97])/[.B9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IF([.B98]=[.E98]; &quot;&quot;; &quot;*&quot;)">
            <text:p/>
          </table:table-cell>
          <table:table-cell table:formula="of:=IF([.B98]=[.E98]; &quot;&quot;; [.E98]-[.B98])">
            <text:p/>
          </table:table-cell>
          <table:table-cell table:formula="of:=IF([.B98]=[.E98]; &quot;&quot;; (([.E98]-[.B98])/[.B9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IF([.B99]=[.E99]; &quot;&quot;; &quot;*&quot;)">
            <text:p/>
          </table:table-cell>
          <table:table-cell table:formula="of:=IF([.B99]=[.E99]; &quot;&quot;; [.E99]-[.B99])">
            <text:p/>
          </table:table-cell>
          <table:table-cell table:formula="of:=IF([.B99]=[.E99]; &quot;&quot;; (([.E99]-[.B99])/[.B9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IF([.B100]=[.E100]; &quot;&quot;; &quot;*&quot;)">
            <text:p/>
          </table:table-cell>
          <table:table-cell table:formula="of:=IF([.B100]=[.E100]; &quot;&quot;; [.E100]-[.B100])">
            <text:p/>
          </table:table-cell>
          <table:table-cell table:formula="of:=IF([.B100]=[.E100]; &quot;&quot;; (([.E100]-[.B100])/[.B10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IF([.B101]=[.E101]; &quot;&quot;; &quot;*&quot;)">
            <text:p/>
          </table:table-cell>
          <table:table-cell table:formula="of:=IF([.B101]=[.E101]; &quot;&quot;; [.E101]-[.B101])">
            <text:p/>
          </table:table-cell>
          <table:table-cell table:formula="of:=IF([.B101]=[.E101]; &quot;&quot;; (([.E101]-[.B101])/[.B10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IF([.B102]=[.E102]; &quot;&quot;; &quot;*&quot;)">
            <text:p/>
          </table:table-cell>
          <table:table-cell table:formula="of:=IF([.B102]=[.E102]; &quot;&quot;; [.E102]-[.B102])">
            <text:p/>
          </table:table-cell>
          <table:table-cell table:formula="of:=IF([.B102]=[.E102]; &quot;&quot;; (([.E102]-[.B102])/[.B10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IF([.B103]=[.E103]; &quot;&quot;; &quot;*&quot;)">
            <text:p/>
          </table:table-cell>
          <table:table-cell table:formula="of:=IF([.B103]=[.E103]; &quot;&quot;; [.E103]-[.B103])">
            <text:p/>
          </table:table-cell>
          <table:table-cell table:formula="of:=IF([.B103]=[.E103]; &quot;&quot;; (([.E103]-[.B103])/[.B10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IF([.B104]=[.E104]; &quot;&quot;; &quot;*&quot;)">
            <text:p/>
          </table:table-cell>
          <table:table-cell table:formula="of:=IF([.B104]=[.E104]; &quot;&quot;; [.E104]-[.B104])">
            <text:p/>
          </table:table-cell>
          <table:table-cell table:formula="of:=IF([.B104]=[.E104]; &quot;&quot;; (([.E104]-[.B104])/[.B104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IF([.B105]=[.E105]; &quot;&quot;; &quot;*&quot;)" office:value-type="string" office:string-value="*" calcext:value-type="string">
            <text:p>*</text:p>
          </table:table-cell>
          <table:table-cell table:formula="of:=IF([.B105]=[.E105]; &quot;&quot;; [.E105]-[.B105])" office:value-type="float" office:value="48" calcext:value-type="float">
            <text:p>48</text:p>
          </table:table-cell>
          <table:table-cell table:formula="of:=IF([.B105]=[.E105]; &quot;&quot;; (([.E105]-[.B105])/[.B105])*100)" office:value-type="float" office:value="12.5" calcext:value-type="float">
            <text:p>12.5</text:p>
          </table:table-cell>
          <table:table-cell office:value-type="string" calcext:value-type="string">
            <office:annotation draw:style-name="gr2" draw:text-style-name="P2" svg:width="1.1413in" svg:height="1.3232in" svg:x="17.0626in" svg:y="0in" draw:caption-point-x="-0.2402in" draw:caption-point-y="0.3594in">
              <dc:date>2024-06-21T00:00:00</dc:date>
              <text:p text:style-name="P1"><text:span text:style-name="T1">SROA stopped because of the int_to_ptr → ptr_to_int → call from_0()</text:span></text:p>
              <text:p text:style-name="P1"><text:span text:style-name="T1"/></text:p>
              <text:p text:style-name="P1"><text:span text:style-name="T1">Line 2746 in Before.</text:span></text:p>
            </office:annotation>
            <text:p>OK</text:p>
          </table:table-cell>
        </table:table-row>
        <table:table-row table:style-name="ro1" table:visibility="filter">
          <table:table-cell office:value-type="string" calcext:value-type="string">
            <text:p>language/configurable_consts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3712" calcext:value-type="float">
            <text:p>3712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IF([.B106]=[.E106]; &quot;&quot;; &quot;*&quot;)">
            <text:p/>
          </table:table-cell>
          <table:table-cell table:formula="of:=IF([.B106]=[.E106]; &quot;&quot;; [.E106]-[.B106])">
            <text:p/>
          </table:table-cell>
          <table:table-cell table:formula="of:=IF([.B106]=[.E106]; &quot;&quot;; (([.E106]-[.B106])/[.B10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IF([.B107]=[.E107]; &quot;&quot;; &quot;*&quot;)">
            <text:p/>
          </table:table-cell>
          <table:table-cell table:formula="of:=IF([.B107]=[.E107]; &quot;&quot;; [.E107]-[.B107])">
            <text:p/>
          </table:table-cell>
          <table:table-cell table:formula="of:=IF([.B107]=[.E107]; &quot;&quot;; (([.E107]-[.B107])/[.B10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IF([.B108]=[.E108]; &quot;&quot;; &quot;*&quot;)">
            <text:p/>
          </table:table-cell>
          <table:table-cell table:formula="of:=IF([.B108]=[.E108]; &quot;&quot;; [.E108]-[.B108])">
            <text:p/>
          </table:table-cell>
          <table:table-cell table:formula="of:=IF([.B108]=[.E108]; &quot;&quot;; (([.E108]-[.B108])/[.B10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IF([.B109]=[.E109]; &quot;&quot;; &quot;*&quot;)">
            <text:p/>
          </table:table-cell>
          <table:table-cell table:formula="of:=IF([.B109]=[.E109]; &quot;&quot;; [.E109]-[.B109])">
            <text:p/>
          </table:table-cell>
          <table:table-cell table:formula="of:=IF([.B109]=[.E109]; &quot;&quot;; (([.E109]-[.B109])/[.B10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IF([.B110]=[.E110]; &quot;&quot;; &quot;*&quot;)">
            <text:p/>
          </table:table-cell>
          <table:table-cell table:formula="of:=IF([.B110]=[.E110]; &quot;&quot;; [.E110]-[.B110])">
            <text:p/>
          </table:table-cell>
          <table:table-cell table:formula="of:=IF([.B110]=[.E110]; &quot;&quot;; (([.E110]-[.B110])/[.B11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IF([.B111]=[.E111]; &quot;&quot;; &quot;*&quot;)">
            <text:p/>
          </table:table-cell>
          <table:table-cell table:formula="of:=IF([.B111]=[.E111]; &quot;&quot;; [.E111]-[.B111])">
            <text:p/>
          </table:table-cell>
          <table:table-cell table:formula="of:=IF([.B111]=[.E111]; &quot;&quot;; (([.E111]-[.B111])/[.B11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IF([.B112]=[.E112]; &quot;&quot;; &quot;*&quot;)">
            <text:p/>
          </table:table-cell>
          <table:table-cell table:formula="of:=IF([.B112]=[.E112]; &quot;&quot;; [.E112]-[.B112])">
            <text:p/>
          </table:table-cell>
          <table:table-cell table:formula="of:=IF([.B112]=[.E112]; &quot;&quot;; (([.E112]-[.B112])/[.B1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IF([.B113]=[.E113]; &quot;&quot;; &quot;*&quot;)">
            <text:p/>
          </table:table-cell>
          <table:table-cell table:formula="of:=IF([.B113]=[.E113]; &quot;&quot;; [.E113]-[.B113])">
            <text:p/>
          </table:table-cell>
          <table:table-cell table:formula="of:=IF([.B113]=[.E113]; &quot;&quot;; (([.E113]-[.B113])/[.B1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IF([.B114]=[.E114]; &quot;&quot;; &quot;*&quot;)">
            <text:p/>
          </table:table-cell>
          <table:table-cell table:formula="of:=IF([.B114]=[.E114]; &quot;&quot;; [.E114]-[.B114])">
            <text:p/>
          </table:table-cell>
          <table:table-cell table:formula="of:=IF([.B114]=[.E114]; &quot;&quot;; (([.E114]-[.B114])/[.B1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eprecated_attribut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deprecated_attribut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IF([.B115]=[.E115]; &quot;&quot;; &quot;*&quot;)">
            <text:p/>
          </table:table-cell>
          <table:table-cell table:formula="of:=IF([.B115]=[.E115]; &quot;&quot;; [.E115]-[.B115])">
            <text:p/>
          </table:table-cell>
          <table:table-cell table:formula="of:=IF([.B115]=[.E115]; &quot;&quot;; (([.E115]-[.B115])/[.B1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IF([.B116]=[.E116]; &quot;&quot;; &quot;*&quot;)">
            <text:p/>
          </table:table-cell>
          <table:table-cell table:formula="of:=IF([.B116]=[.E116]; &quot;&quot;; [.E116]-[.B116])">
            <text:p/>
          </table:table-cell>
          <table:table-cell table:formula="of:=IF([.B116]=[.E116]; &quot;&quot;; (([.E116]-[.B116])/[.B11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IF([.B117]=[.E117]; &quot;&quot;; &quot;*&quot;)">
            <text:p/>
          </table:table-cell>
          <table:table-cell table:formula="of:=IF([.B117]=[.E117]; &quot;&quot;; [.E117]-[.B117])">
            <text:p/>
          </table:table-cell>
          <table:table-cell table:formula="of:=IF([.B117]=[.E117]; &quot;&quot;; (([.E117]-[.B117])/[.B11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IF([.B118]=[.E118]; &quot;&quot;; &quot;*&quot;)">
            <text:p/>
          </table:table-cell>
          <table:table-cell table:formula="of:=IF([.B118]=[.E118]; &quot;&quot;; [.E118]-[.B118])">
            <text:p/>
          </table:table-cell>
          <table:table-cell table:formula="of:=IF([.B118]=[.E118]; &quot;&quot;; (([.E118]-[.B118])/[.B118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IF([.B119]=[.E119]; &quot;&quot;; &quot;*&quot;)" office:value-type="string" office:string-value="*" calcext:value-type="string">
            <text:p>*</text:p>
          </table:table-cell>
          <table:table-cell table:formula="of:=IF([.B119]=[.E119]; &quot;&quot;; [.E119]-[.B119])" office:value-type="float" office:value="24" calcext:value-type="float">
            <text:p>24</text:p>
          </table:table-cell>
          <table:table-cell table:formula="of:=IF([.B119]=[.E119]; &quot;&quot;; (([.E119]-[.B119])/[.B119])*100)" office:value-type="float" office:value="15.7894736842105" calcext:value-type="float">
            <text:p>15.7894736842105</text:p>
          </table:table-cell>
          <table:table-cell office:value-type="string" calcext:value-type="string">
            <office:annotation draw:style-name="gr1" draw:text-style-name="P2" svg:width="1.1413in" svg:height="2.7228in" svg:x="17.0626in" svg:y="0in" draw:caption-point-x="-0.2402in" draw:caption-point-y="0.5374in">
              <dc:date>2024-06-21T00:00:00</dc:date>
              <text:p text:style-name="P1"><text:span text:style-name="T1"><text:s text:c="4"/></text:span><text:span text:style-name="T1">let mut buffer = Buffer::new();</text:span></text:p>
              <text:p text:style-name="P1"><text:span text:style-name="T1"><text:s text:c="4"/></text:span><text:span text:style-name="T1">item.abi_encode2(buffer);</text:span></text:p>
              <text:p text:style-name="P1"><text:span text:style-name="T1"><text:s text:c="4"/></text:span><text:span text:style-name="T1">buffer.as_raw_slice()</text:span></text:p>
              <text:p text:style-name="P1"><text:span text:style-name="T1"/></text:p>
              <text:p text:style-name="P1"><text:span text:style-name="T1"><text:s text:c="8"/></text:span><text:span text:style-name="T1">v1 = asm(cap: v0) -&gt; u64 hp {</text:span></text:p>
              <text:p text:style-name="P1"><text:span text:style-name="T1"><text:s text:c="12"/></text:span><text:span text:style-name="T1">aloc <text:s text:c="2"/>cap</text:span></text:p>
              <text:p text:style-name="P1"><text:span text:style-name="T1"><text:s text:c="8"/></text:span><text:span text:style-name="T1">}</text:span></text:p>
              <text:p text:style-name="P1"><text:span text:style-name="T1"><text:s text:c="8"/></text:span><text:span text:style-name="T1">v2 = int_to_ptr v1 to ptr u8</text:span></text:p>
            </office:annotation>
            <text:p>OK</text:p>
          </table:table-cell>
        </table:table-row>
        <table:table-row table:style-name="ro1" table:visibility="filter">
          <table:table-cell office:value-type="string" calcext:value-type="string">
            <text:p>language/duplicated_storage_ke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duplicated_storage_ke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IF([.B120]=[.E120]; &quot;&quot;; &quot;*&quot;)">
            <text:p/>
          </table:table-cell>
          <table:table-cell table:formula="of:=IF([.B120]=[.E120]; &quot;&quot;; [.E120]-[.B120])">
            <text:p/>
          </table:table-cell>
          <table:table-cell table:formula="of:=IF([.B120]=[.E120]; &quot;&quot;; (([.E120]-[.B120])/[.B1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IF([.B121]=[.E121]; &quot;&quot;; &quot;*&quot;)">
            <text:p/>
          </table:table-cell>
          <table:table-cell table:formula="of:=IF([.B121]=[.E121]; &quot;&quot;; [.E121]-[.B121])">
            <text:p/>
          </table:table-cell>
          <table:table-cell table:formula="of:=IF([.B121]=[.E121]; &quot;&quot;; (([.E121]-[.B121])/[.B1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IF([.B122]=[.E122]; &quot;&quot;; &quot;*&quot;)">
            <text:p/>
          </table:table-cell>
          <table:table-cell table:formula="of:=IF([.B122]=[.E122]; &quot;&quot;; [.E122]-[.B122])">
            <text:p/>
          </table:table-cell>
          <table:table-cell table:formula="of:=IF([.B122]=[.E122]; &quot;&quot;; (([.E122]-[.B122])/[.B1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f_let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IF([.B123]=[.E123]; &quot;&quot;; &quot;*&quot;)">
            <text:p/>
          </table:table-cell>
          <table:table-cell table:formula="of:=IF([.B123]=[.E123]; &quot;&quot;; [.E123]-[.B123])">
            <text:p/>
          </table:table-cell>
          <table:table-cell table:formula="of:=IF([.B123]=[.E123]; &quot;&quot;; (([.E123]-[.B123])/[.B1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f_let_large_typ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IF([.B124]=[.E124]; &quot;&quot;; &quot;*&quot;)">
            <text:p/>
          </table:table-cell>
          <table:table-cell table:formula="of:=IF([.B124]=[.E124]; &quot;&quot;; [.E124]-[.B124])">
            <text:p/>
          </table:table-cell>
          <table:table-cell table:formula="of:=IF([.B124]=[.E124]; &quot;&quot;; (([.E124]-[.B124])/[.B12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IF([.B125]=[.E125]; &quot;&quot;; &quot;*&quot;)">
            <text:p/>
          </table:table-cell>
          <table:table-cell table:formula="of:=IF([.B125]=[.E125]; &quot;&quot;; [.E125]-[.B125])">
            <text:p/>
          </table:table-cell>
          <table:table-cell table:formula="of:=IF([.B125]=[.E125]; &quot;&quot;; (([.E125]-[.B125])/[.B12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IF([.B126]=[.E126]; &quot;&quot;; &quot;*&quot;)">
            <text:p/>
          </table:table-cell>
          <table:table-cell table:formula="of:=IF([.B126]=[.E126]; &quot;&quot;; [.E126]-[.B126])">
            <text:p/>
          </table:table-cell>
          <table:table-cell table:formula="of:=IF([.B126]=[.E126]; &quot;&quot;; (([.E126]-[.B126])/[.B12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IF([.B127]=[.E127]; &quot;&quot;; &quot;*&quot;)">
            <text:p/>
          </table:table-cell>
          <table:table-cell table:formula="of:=IF([.B127]=[.E127]; &quot;&quot;; [.E127]-[.B127])">
            <text:p/>
          </table:table-cell>
          <table:table-cell table:formula="of:=IF([.B127]=[.E127]; &quot;&quot;; (([.E127]-[.B127])/[.B12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IF([.B128]=[.E128]; &quot;&quot;; &quot;*&quot;)">
            <text:p/>
          </table:table-cell>
          <table:table-cell table:formula="of:=IF([.B128]=[.E128]; &quot;&quot;; [.E128]-[.B128])">
            <text:p/>
          </table:table-cell>
          <table:table-cell table:formula="of:=IF([.B128]=[.E128]; &quot;&quot;; (([.E128]-[.B128])/[.B12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IF([.B129]=[.E129]; &quot;&quot;; &quot;*&quot;)">
            <text:p/>
          </table:table-cell>
          <table:table-cell table:formula="of:=IF([.B129]=[.E129]; &quot;&quot;; [.E129]-[.B129])">
            <text:p/>
          </table:table-cell>
          <table:table-cell table:formula="of:=IF([.B129]=[.E129]; &quot;&quot;; (([.E129]-[.B129])/[.B1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IF([.B130]=[.E130]; &quot;&quot;; &quot;*&quot;)">
            <text:p/>
          </table:table-cell>
          <table:table-cell table:formula="of:=IF([.B130]=[.E130]; &quot;&quot;; [.E130]-[.B130])">
            <text:p/>
          </table:table-cell>
          <table:table-cell table:formula="of:=IF([.B130]=[.E130]; &quot;&quot;; (([.E130]-[.B130])/[.B1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IF([.B131]=[.E131]; &quot;&quot;; &quot;*&quot;)">
            <text:p/>
          </table:table-cell>
          <table:table-cell table:formula="of:=IF([.B131]=[.E131]; &quot;&quot;; [.E131]-[.B131])">
            <text:p/>
          </table:table-cell>
          <table:table-cell table:formula="of:=IF([.B131]=[.E131]; &quot;&quot;; (([.E131]-[.B131])/[.B1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IF([.B132]=[.E132]; &quot;&quot;; &quot;*&quot;)">
            <text:p/>
          </table:table-cell>
          <table:table-cell table:formula="of:=IF([.B132]=[.E132]; &quot;&quot;; [.E132]-[.B132])">
            <text:p/>
          </table:table-cell>
          <table:table-cell table:formula="of:=IF([.B132]=[.E132]; &quot;&quot;; (([.E132]-[.B132])/[.B132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IF([.B133]=[.E133]; &quot;&quot;; &quot;*&quot;)" office:value-type="string" office:string-value="*" calcext:value-type="string">
            <text:p>*</text:p>
          </table:table-cell>
          <table:table-cell table:formula="of:=IF([.B133]=[.E133]; &quot;&quot;; [.E133]-[.B133])" office:value-type="float" office:value="16" calcext:value-type="float">
            <text:p>16</text:p>
          </table:table-cell>
          <table:table-cell table:formula="of:=IF([.B133]=[.E133]; &quot;&quot;; (([.E133]-[.B133])/[.B133])*100)" office:value-type="float" office:value="1.96078431372549" calcext:value-type="float">
            <text:p>1.96078431372549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IF([.B134]=[.E134]; &quot;&quot;; &quot;*&quot;)">
            <text:p/>
          </table:table-cell>
          <table:table-cell table:formula="of:=IF([.B134]=[.E134]; &quot;&quot;; [.E134]-[.B134])">
            <text:p/>
          </table:table-cell>
          <table:table-cell table:formula="of:=IF([.B134]=[.E134]; &quot;&quot;; (([.E134]-[.B134])/[.B1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IF([.B135]=[.E135]; &quot;&quot;; &quot;*&quot;)">
            <text:p/>
          </table:table-cell>
          <table:table-cell table:formula="of:=IF([.B135]=[.E135]; &quot;&quot;; [.E135]-[.B135])">
            <text:p/>
          </table:table-cell>
          <table:table-cell table:formula="of:=IF([.B135]=[.E135]; &quot;&quot;; (([.E135]-[.B135])/[.B1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IF([.B136]=[.E136]; &quot;&quot;; &quot;*&quot;)">
            <text:p/>
          </table:table-cell>
          <table:table-cell table:formula="of:=IF([.B136]=[.E136]; &quot;&quot;; [.E136]-[.B136])">
            <text:p/>
          </table:table-cell>
          <table:table-cell table:formula="of:=IF([.B136]=[.E136]; &quot;&quot;; (([.E136]-[.B136])/[.B1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or_loops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200" calcext:value-type="float">
            <text:p>4200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IF([.B137]=[.E137]; &quot;&quot;; &quot;*&quot;)">
            <text:p/>
          </table:table-cell>
          <table:table-cell table:formula="of:=IF([.B137]=[.E137]; &quot;&quot;; [.E137]-[.B137])">
            <text:p/>
          </table:table-cell>
          <table:table-cell table:formula="of:=IF([.B137]=[.E137]; &quot;&quot;; (([.E137]-[.B137])/[.B1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IF([.B138]=[.E138]; &quot;&quot;; &quot;*&quot;)">
            <text:p/>
          </table:table-cell>
          <table:table-cell table:formula="of:=IF([.B138]=[.E138]; &quot;&quot;; [.E138]-[.B138])">
            <text:p/>
          </table:table-cell>
          <table:table-cell table:formula="of:=IF([.B138]=[.E138]; &quot;&quot;; (([.E138]-[.B138])/[.B1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IF([.B139]=[.E139]; &quot;&quot;; &quot;*&quot;)">
            <text:p/>
          </table:table-cell>
          <table:table-cell table:formula="of:=IF([.B139]=[.E139]; &quot;&quot;; [.E139]-[.B139])">
            <text:p/>
          </table:table-cell>
          <table:table-cell table:formula="of:=IF([.B139]=[.E139]; &quot;&quot;; (([.E139]-[.B139])/[.B13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IF([.B140]=[.E140]; &quot;&quot;; &quot;*&quot;)">
            <text:p/>
          </table:table-cell>
          <table:table-cell table:formula="of:=IF([.B140]=[.E140]; &quot;&quot;; [.E140]-[.B140])">
            <text:p/>
          </table:table-cell>
          <table:table-cell table:formula="of:=IF([.B140]=[.E140]; &quot;&quot;; (([.E140]-[.B140])/[.B14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impl_self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2312" calcext:value-type="float">
            <text:p>2312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IF([.B141]=[.E141]; &quot;&quot;; &quot;*&quot;)">
            <text:p/>
          </table:table-cell>
          <table:table-cell table:formula="of:=IF([.B141]=[.E141]; &quot;&quot;; [.E141]-[.B141])">
            <text:p/>
          </table:table-cell>
          <table:table-cell table:formula="of:=IF([.B141]=[.E141]; &quot;&quot;; (([.E141]-[.B141])/[.B14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IF([.B142]=[.E142]; &quot;&quot;; &quot;*&quot;)">
            <text:p/>
          </table:table-cell>
          <table:table-cell table:formula="of:=IF([.B142]=[.E142]; &quot;&quot;; [.E142]-[.B142])">
            <text:p/>
          </table:table-cell>
          <table:table-cell table:formula="of:=IF([.B142]=[.E142]; &quot;&quot;; (([.E142]-[.B142])/[.B14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IF([.B143]=[.E143]; &quot;&quot;; &quot;*&quot;)">
            <text:p/>
          </table:table-cell>
          <table:table-cell table:formula="of:=IF([.B143]=[.E143]; &quot;&quot;; [.E143]-[.B143])">
            <text:p/>
          </table:table-cell>
          <table:table-cell table:formula="of:=IF([.B143]=[.E143]; &quot;&quot;; (([.E143]-[.B143])/[.B14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IF([.B144]=[.E144]; &quot;&quot;; &quot;*&quot;)">
            <text:p/>
          </table:table-cell>
          <table:table-cell table:formula="of:=IF([.B144]=[.E144]; &quot;&quot;; [.E144]-[.B144])">
            <text:p/>
          </table:table-cell>
          <table:table-cell table:formula="of:=IF([.B144]=[.E144]; &quot;&quot;; (([.E144]-[.B144])/[.B14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s_in_contract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2784" calcext:value-type="float">
            <text:p>2784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IF([.B145]=[.E145]; &quot;&quot;; &quot;*&quot;)">
            <text:p/>
          </table:table-cell>
          <table:table-cell table:formula="of:=IF([.B145]=[.E145]; &quot;&quot;; [.E145]-[.B145])">
            <text:p/>
          </table:table-cell>
          <table:table-cell table:formula="of:=IF([.B145]=[.E145]; &quot;&quot;; (([.E145]-[.B145])/[.B14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IF([.B146]=[.E146]; &quot;&quot;; &quot;*&quot;)">
            <text:p/>
          </table:table-cell>
          <table:table-cell table:formula="of:=IF([.B146]=[.E146]; &quot;&quot;; [.E146]-[.B146])">
            <text:p/>
          </table:table-cell>
          <table:table-cell table:formula="of:=IF([.B146]=[.E146]; &quot;&quot;; (([.E146]-[.B146])/[.B14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IF([.B147]=[.E147]; &quot;&quot;; &quot;*&quot;)">
            <text:p/>
          </table:table-cell>
          <table:table-cell table:formula="of:=IF([.B147]=[.E147]; &quot;&quot;; [.E147]-[.B147])">
            <text:p/>
          </table:table-cell>
          <table:table-cell table:formula="of:=IF([.B147]=[.E147]; &quot;&quot;; (([.E147]-[.B147])/[.B14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IF([.B148]=[.E148]; &quot;&quot;; &quot;*&quot;)">
            <text:p/>
          </table:table-cell>
          <table:table-cell table:formula="of:=IF([.B148]=[.E148]; &quot;&quot;; [.E148]-[.B148])">
            <text:p/>
          </table:table-cell>
          <table:table-cell table:formula="of:=IF([.B148]=[.E148]; &quot;&quot;; (([.E148]-[.B148])/[.B14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rait_constrain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IF([.B149]=[.E149]; &quot;&quot;; &quot;*&quot;)">
            <text:p/>
          </table:table-cell>
          <table:table-cell table:formula="of:=IF([.B149]=[.E149]; &quot;&quot;; [.E149]-[.B149])">
            <text:p/>
          </table:table-cell>
          <table:table-cell table:formula="of:=IF([.B149]=[.E149]; &quot;&quot;; (([.E149]-[.B149])/[.B14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raits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IF([.B150]=[.E150]; &quot;&quot;; &quot;*&quot;)">
            <text:p/>
          </table:table-cell>
          <table:table-cell table:formula="of:=IF([.B150]=[.E150]; &quot;&quot;; [.E150]-[.B150])">
            <text:p/>
          </table:table-cell>
          <table:table-cell table:formula="of:=IF([.B150]=[.E150]; &quot;&quot;; (([.E150]-[.B150])/[.B15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IF([.B151]=[.E151]; &quot;&quot;; &quot;*&quot;)">
            <text:p/>
          </table:table-cell>
          <table:table-cell table:formula="of:=IF([.B151]=[.E151]; &quot;&quot;; [.E151]-[.B151])">
            <text:p/>
          </table:table-cell>
          <table:table-cell table:formula="of:=IF([.B151]=[.E151]; &quot;&quot;; (([.E151]-[.B151])/[.B15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IF([.B152]=[.E152]; &quot;&quot;; &quot;*&quot;)">
            <text:p/>
          </table:table-cell>
          <table:table-cell table:formula="of:=IF([.B152]=[.E152]; &quot;&quot;; [.E152]-[.B152])">
            <text:p/>
          </table:table-cell>
          <table:table-cell table:formula="of:=IF([.B152]=[.E152]; &quot;&quot;; (([.E152]-[.B152])/[.B152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224" calcext:value-type="float">
            <text:p>3224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IF([.B153]=[.E153]; &quot;&quot;; &quot;*&quot;)" office:value-type="string" office:string-value="*" calcext:value-type="string">
            <text:p>*</text:p>
          </table:table-cell>
          <table:table-cell table:formula="of:=IF([.B153]=[.E153]; &quot;&quot;; [.E153]-[.B153])" office:value-type="float" office:value="72" calcext:value-type="float">
            <text:p>72</text:p>
          </table:table-cell>
          <table:table-cell table:formula="of:=IF([.B153]=[.E153]; &quot;&quot;; (([.E153]-[.B153])/[.B153])*100)" office:value-type="float" office:value="2.28426395939086" calcext:value-type="float">
            <text:p>2.28426395939086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IF([.B154]=[.E154]; &quot;&quot;; &quot;*&quot;)">
            <text:p/>
          </table:table-cell>
          <table:table-cell table:formula="of:=IF([.B154]=[.E154]; &quot;&quot;; [.E154]-[.B154])">
            <text:p/>
          </table:table-cell>
          <table:table-cell table:formula="of:=IF([.B154]=[.E154]; &quot;&quot;; (([.E154]-[.B154])/[.B15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IF([.B155]=[.E155]; &quot;&quot;; &quot;*&quot;)">
            <text:p/>
          </table:table-cell>
          <table:table-cell table:formula="of:=IF([.B155]=[.E155]; &quot;&quot;; [.E155]-[.B155])">
            <text:p/>
          </table:table-cell>
          <table:table-cell table:formula="of:=IF([.B155]=[.E155]; &quot;&quot;; (([.E155]-[.B155])/[.B15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tf_intrinsic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IF([.B156]=[.E156]; &quot;&quot;; &quot;*&quot;)">
            <text:p/>
          </table:table-cell>
          <table:table-cell table:formula="of:=IF([.B156]=[.E156]; &quot;&quot;; [.E156]-[.B156])">
            <text:p/>
          </table:table-cell>
          <table:table-cell table:formula="of:=IF([.B156]=[.E156]; &quot;&quot;; (([.E156]-[.B156])/[.B15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IF([.B157]=[.E157]; &quot;&quot;; &quot;*&quot;)">
            <text:p/>
          </table:table-cell>
          <table:table-cell table:formula="of:=IF([.B157]=[.E157]; &quot;&quot;; [.E157]-[.B157])">
            <text:p/>
          </table:table-cell>
          <table:table-cell table:formula="of:=IF([.B157]=[.E157]; &quot;&quot;; (([.E157]-[.B157])/[.B15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IF([.B158]=[.E158]; &quot;&quot;; &quot;*&quot;)">
            <text:p/>
          </table:table-cell>
          <table:table-cell table:formula="of:=IF([.B158]=[.E158]; &quot;&quot;; [.E158]-[.B158])">
            <text:p/>
          </table:table-cell>
          <table:table-cell table:formula="of:=IF([.B158]=[.E158]; &quot;&quot;; (([.E158]-[.B158])/[.B15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IF([.B159]=[.E159]; &quot;&quot;; &quot;*&quot;)">
            <text:p/>
          </table:table-cell>
          <table:table-cell table:formula="of:=IF([.B159]=[.E159]; &quot;&quot;; [.E159]-[.B159])">
            <text:p/>
          </table:table-cell>
          <table:table-cell table:formula="of:=IF([.B159]=[.E159]; &quot;&quot;; (([.E159]-[.B159])/[.B15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IF([.B160]=[.E160]; &quot;&quot;; &quot;*&quot;)">
            <text:p/>
          </table:table-cell>
          <table:table-cell table:formula="of:=IF([.B160]=[.E160]; &quot;&quot;; [.E160]-[.B160])">
            <text:p/>
          </table:table-cell>
          <table:table-cell table:formula="of:=IF([.B160]=[.E160]; &quot;&quot;; (([.E160]-[.B160])/[.B16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IF([.B161]=[.E161]; &quot;&quot;; &quot;*&quot;)">
            <text:p/>
          </table:table-cell>
          <table:table-cell table:formula="of:=IF([.B161]=[.E161]; &quot;&quot;; [.E161]-[.B161])">
            <text:p/>
          </table:table-cell>
          <table:table-cell table:formula="of:=IF([.B161]=[.E161]; &quot;&quot;; (([.E161]-[.B161])/[.B16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IF([.B162]=[.E162]; &quot;&quot;; &quot;*&quot;)">
            <text:p/>
          </table:table-cell>
          <table:table-cell table:formula="of:=IF([.B162]=[.E162]; &quot;&quot;; [.E162]-[.B162])">
            <text:p/>
          </table:table-cell>
          <table:table-cell table:formula="of:=IF([.B162]=[.E162]; &quot;&quot;; (([.E162]-[.B162])/[.B16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IF([.B163]=[.E163]; &quot;&quot;; &quot;*&quot;)">
            <text:p/>
          </table:table-cell>
          <table:table-cell table:formula="of:=IF([.B163]=[.E163]; &quot;&quot;; [.E163]-[.B163])">
            <text:p/>
          </table:table-cell>
          <table:table-cell table:formula="of:=IF([.B163]=[.E163]; &quot;&quot;; (([.E163]-[.B163])/[.B16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IF([.B164]=[.E164]; &quot;&quot;; &quot;*&quot;)">
            <text:p/>
          </table:table-cell>
          <table:table-cell table:formula="of:=IF([.B164]=[.E164]; &quot;&quot;; [.E164]-[.B164])">
            <text:p/>
          </table:table-cell>
          <table:table-cell table:formula="of:=IF([.B164]=[.E164]; &quot;&quot;; (([.E164]-[.B164])/[.B16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IF([.B165]=[.E165]; &quot;&quot;; &quot;*&quot;)">
            <text:p/>
          </table:table-cell>
          <table:table-cell table:formula="of:=IF([.B165]=[.E165]; &quot;&quot;; [.E165]-[.B165])">
            <text:p/>
          </table:table-cell>
          <table:table-cell table:formula="of:=IF([.B165]=[.E165]; &quot;&quot;; (([.E165]-[.B165])/[.B16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IF([.B166]=[.E166]; &quot;&quot;; &quot;*&quot;)">
            <text:p/>
          </table:table-cell>
          <table:table-cell table:formula="of:=IF([.B166]=[.E166]; &quot;&quot;; [.E166]-[.B166])">
            <text:p/>
          </table:table-cell>
          <table:table-cell table:formula="of:=IF([.B166]=[.E166]; &quot;&quot;; (([.E166]-[.B166])/[.B166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536" calcext:value-type="float">
            <text:p>2536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IF([.B167]=[.E167]; &quot;&quot;; &quot;*&quot;)" office:value-type="string" office:string-value="*" calcext:value-type="string">
            <text:p>*</text:p>
          </table:table-cell>
          <table:table-cell table:formula="of:=IF([.B167]=[.E167]; &quot;&quot;; [.E167]-[.B167])" office:value-type="float" office:value="24" calcext:value-type="float">
            <text:p>24</text:p>
          </table:table-cell>
          <table:table-cell table:formula="of:=IF([.B167]=[.E167]; &quot;&quot;; (([.E167]-[.B167])/[.B167])*100)" office:value-type="float" office:value="0.946372239747634" calcext:value-type="float">
            <text:p>0.946372239747634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IF([.B168]=[.E168]; &quot;&quot;; &quot;*&quot;)">
            <text:p/>
          </table:table-cell>
          <table:table-cell table:formula="of:=IF([.B168]=[.E168]; &quot;&quot;; [.E168]-[.B168])">
            <text:p/>
          </table:table-cell>
          <table:table-cell table:formula="of:=IF([.B168]=[.E168]; &quot;&quot;; (([.E168]-[.B168])/[.B16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IF([.B169]=[.E169]; &quot;&quot;; &quot;*&quot;)">
            <text:p/>
          </table:table-cell>
          <table:table-cell table:formula="of:=IF([.B169]=[.E169]; &quot;&quot;; [.E169]-[.B169])">
            <text:p/>
          </table:table-cell>
          <table:table-cell table:formula="of:=IF([.B169]=[.E169]; &quot;&quot;; (([.E169]-[.B169])/[.B16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IF([.B170]=[.E170]; &quot;&quot;; &quot;*&quot;)">
            <text:p/>
          </table:table-cell>
          <table:table-cell table:formula="of:=IF([.B170]=[.E170]; &quot;&quot;; [.E170]-[.B170])">
            <text:p/>
          </table:table-cell>
          <table:table-cell table:formula="of:=IF([.B170]=[.E170]; &quot;&quot;; (([.E170]-[.B170])/[.B17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IF([.B171]=[.E171]; &quot;&quot;; &quot;*&quot;)">
            <text:p/>
          </table:table-cell>
          <table:table-cell table:formula="of:=IF([.B171]=[.E171]; &quot;&quot;; [.E171]-[.B171])">
            <text:p/>
          </table:table-cell>
          <table:table-cell table:formula="of:=IF([.B171]=[.E171]; &quot;&quot;; (([.E171]-[.B171])/[.B17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IF([.B172]=[.E172]; &quot;&quot;; &quot;*&quot;)">
            <text:p/>
          </table:table-cell>
          <table:table-cell table:formula="of:=IF([.B172]=[.E172]; &quot;&quot;; [.E172]-[.B172])">
            <text:p/>
          </table:table-cell>
          <table:table-cell table:formula="of:=IF([.B172]=[.E172]; &quot;&quot;; (([.E172]-[.B172])/[.B17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IF([.B173]=[.E173]; &quot;&quot;; &quot;*&quot;)">
            <text:p/>
          </table:table-cell>
          <table:table-cell table:formula="of:=IF([.B173]=[.E173]; &quot;&quot;; [.E173]-[.B173])">
            <text:p/>
          </table:table-cell>
          <table:table-cell table:formula="of:=IF([.B173]=[.E173]; &quot;&quot;; (([.E173]-[.B173])/[.B17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IF([.B174]=[.E174]; &quot;&quot;; &quot;*&quot;)">
            <text:p/>
          </table:table-cell>
          <table:table-cell table:formula="of:=IF([.B174]=[.E174]; &quot;&quot;; [.E174]-[.B174])">
            <text:p/>
          </table:table-cell>
          <table:table-cell table:formula="of:=IF([.B174]=[.E174]; &quot;&quot;; (([.E174]-[.B174])/[.B17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IF([.B175]=[.E175]; &quot;&quot;; &quot;*&quot;)">
            <text:p/>
          </table:table-cell>
          <table:table-cell table:formula="of:=IF([.B175]=[.E175]; &quot;&quot;; [.E175]-[.B175])">
            <text:p/>
          </table:table-cell>
          <table:table-cell table:formula="of:=IF([.B175]=[.E175]; &quot;&quot;; (([.E175]-[.B175])/[.B17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IF([.B176]=[.E176]; &quot;&quot;; &quot;*&quot;)">
            <text:p/>
          </table:table-cell>
          <table:table-cell table:formula="of:=IF([.B176]=[.E176]; &quot;&quot;; [.E176]-[.B176])">
            <text:p/>
          </table:table-cell>
          <table:table-cell table:formula="of:=IF([.B176]=[.E176]; &quot;&quot;; (([.E176]-[.B176])/[.B17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IF([.B177]=[.E177]; &quot;&quot;; &quot;*&quot;)">
            <text:p/>
          </table:table-cell>
          <table:table-cell table:formula="of:=IF([.B177]=[.E177]; &quot;&quot;; [.E177]-[.B177])">
            <text:p/>
          </table:table-cell>
          <table:table-cell table:formula="of:=IF([.B177]=[.E177]; &quot;&quot;; (([.E177]-[.B177])/[.B17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IF([.B178]=[.E178]; &quot;&quot;; &quot;*&quot;)">
            <text:p/>
          </table:table-cell>
          <table:table-cell table:formula="of:=IF([.B178]=[.E178]; &quot;&quot;; [.E178]-[.B178])">
            <text:p/>
          </table:table-cell>
          <table:table-cell table:formula="of:=IF([.B178]=[.E178]; &quot;&quot;; (([.E178]-[.B178])/[.B17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generic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IF([.B179]=[.E179]; &quot;&quot;; &quot;*&quot;)">
            <text:p/>
          </table:table-cell>
          <table:table-cell table:formula="of:=IF([.B179]=[.E179]; &quot;&quot;; [.E179]-[.B179])">
            <text:p/>
          </table:table-cell>
          <table:table-cell table:formula="of:=IF([.B179]=[.E179]; &quot;&quot;; (([.E179]-[.B179])/[.B17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IF([.B180]=[.E180]; &quot;&quot;; &quot;*&quot;)">
            <text:p/>
          </table:table-cell>
          <table:table-cell table:formula="of:=IF([.B180]=[.E180]; &quot;&quot;; [.E180]-[.B180])">
            <text:p/>
          </table:table-cell>
          <table:table-cell table:formula="of:=IF([.B180]=[.E180]; &quot;&quot;; (([.E180]-[.B180])/[.B18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IF([.B181]=[.E181]; &quot;&quot;; &quot;*&quot;)">
            <text:p/>
          </table:table-cell>
          <table:table-cell table:formula="of:=IF([.B181]=[.E181]; &quot;&quot;; [.E181]-[.B181])">
            <text:p/>
          </table:table-cell>
          <table:table-cell table:formula="of:=IF([.B181]=[.E181]; &quot;&quot;; (([.E181]-[.B181])/[.B18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IF([.B182]=[.E182]; &quot;&quot;; &quot;*&quot;)">
            <text:p/>
          </table:table-cell>
          <table:table-cell table:formula="of:=IF([.B182]=[.E182]; &quot;&quot;; [.E182]-[.B182])">
            <text:p/>
          </table:table-cell>
          <table:table-cell table:formula="of:=IF([.B182]=[.E182]; &quot;&quot;; (([.E182]-[.B182])/[.B18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IF([.B183]=[.E183]; &quot;&quot;; &quot;*&quot;)">
            <text:p/>
          </table:table-cell>
          <table:table-cell table:formula="of:=IF([.B183]=[.E183]; &quot;&quot;; [.E183]-[.B183])">
            <text:p/>
          </table:table-cell>
          <table:table-cell table:formula="of:=IF([.B183]=[.E183]; &quot;&quot;; (([.E183]-[.B183])/[.B18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IF([.B184]=[.E184]; &quot;&quot;; &quot;*&quot;)">
            <text:p/>
          </table:table-cell>
          <table:table-cell table:formula="of:=IF([.B184]=[.E184]; &quot;&quot;; [.E184]-[.B184])">
            <text:p/>
          </table:table-cell>
          <table:table-cell table:formula="of:=IF([.B184]=[.E184]; &quot;&quot;; (([.E184]-[.B184])/[.B18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various_types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IF([.B185]=[.E185]; &quot;&quot;; &quot;*&quot;)">
            <text:p/>
          </table:table-cell>
          <table:table-cell table:formula="of:=IF([.B185]=[.E185]; &quot;&quot;; [.E185]-[.B185])">
            <text:p/>
          </table:table-cell>
          <table:table-cell table:formula="of:=IF([.B185]=[.E185]; &quot;&quot;; (([.E185]-[.B185])/[.B18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IF([.B186]=[.E186]; &quot;&quot;; &quot;*&quot;)">
            <text:p/>
          </table:table-cell>
          <table:table-cell table:formula="of:=IF([.B186]=[.E186]; &quot;&quot;; [.E186]-[.B186])">
            <text:p/>
          </table:table-cell>
          <table:table-cell table:formula="of:=IF([.B186]=[.E186]; &quot;&quot;; (([.E186]-[.B186])/[.B18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IF([.B187]=[.E187]; &quot;&quot;; &quot;*&quot;)">
            <text:p/>
          </table:table-cell>
          <table:table-cell table:formula="of:=IF([.B187]=[.E187]; &quot;&quot;; [.E187]-[.B187])">
            <text:p/>
          </table:table-cell>
          <table:table-cell table:formula="of:=IF([.B187]=[.E187]; &quot;&quot;; (([.E187]-[.B187])/[.B18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IF([.B188]=[.E188]; &quot;&quot;; &quot;*&quot;)">
            <text:p/>
          </table:table-cell>
          <table:table-cell table:formula="of:=IF([.B188]=[.E188]; &quot;&quot;; [.E188]-[.B188])">
            <text:p/>
          </table:table-cell>
          <table:table-cell table:formula="of:=IF([.B188]=[.E188]; &quot;&quot;; (([.E188]-[.B188])/[.B18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IF([.B189]=[.E189]; &quot;&quot;; &quot;*&quot;)">
            <text:p/>
          </table:table-cell>
          <table:table-cell table:formula="of:=IF([.B189]=[.E189]; &quot;&quot;; [.E189]-[.B189])">
            <text:p/>
          </table:table-cell>
          <table:table-cell table:formula="of:=IF([.B189]=[.E189]; &quot;&quot;; (([.E189]-[.B189])/[.B18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IF([.B190]=[.E190]; &quot;&quot;; &quot;*&quot;)">
            <text:p/>
          </table:table-cell>
          <table:table-cell table:formula="of:=IF([.B190]=[.E190]; &quot;&quot;; [.E190]-[.B190])">
            <text:p/>
          </table:table-cell>
          <table:table-cell table:formula="of:=IF([.B190]=[.E190]; &quot;&quot;; (([.E190]-[.B190])/[.B19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IF([.B191]=[.E191]; &quot;&quot;; &quot;*&quot;)">
            <text:p/>
          </table:table-cell>
          <table:table-cell table:formula="of:=IF([.B191]=[.E191]; &quot;&quot;; [.E191]-[.B191])">
            <text:p/>
          </table:table-cell>
          <table:table-cell table:formula="of:=IF([.B191]=[.E191]; &quot;&quot;; (([.E191]-[.B191])/[.B19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IF([.B192]=[.E192]; &quot;&quot;; &quot;*&quot;)">
            <text:p/>
          </table:table-cell>
          <table:table-cell table:formula="of:=IF([.B192]=[.E192]; &quot;&quot;; [.E192]-[.B192])">
            <text:p/>
          </table:table-cell>
          <table:table-cell table:formula="of:=IF([.B192]=[.E192]; &quot;&quot;; (([.E192]-[.B192])/[.B19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IF([.B193]=[.E193]; &quot;&quot;; &quot;*&quot;)">
            <text:p/>
          </table:table-cell>
          <table:table-cell table:formula="of:=IF([.B193]=[.E193]; &quot;&quot;; [.E193]-[.B193])">
            <text:p/>
          </table:table-cell>
          <table:table-cell table:formula="of:=IF([.B193]=[.E193]; &quot;&quot;; (([.E193]-[.B193])/[.B19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IF([.B194]=[.E194]; &quot;&quot;; &quot;*&quot;)">
            <text:p/>
          </table:table-cell>
          <table:table-cell table:formula="of:=IF([.B194]=[.E194]; &quot;&quot;; [.E194]-[.B194])">
            <text:p/>
          </table:table-cell>
          <table:table-cell table:formula="of:=IF([.B194]=[.E194]; &quot;&quot;; (([.E194]-[.B194])/[.B19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IF([.B195]=[.E195]; &quot;&quot;; &quot;*&quot;)">
            <text:p/>
          </table:table-cell>
          <table:table-cell table:formula="of:=IF([.B195]=[.E195]; &quot;&quot;; [.E195]-[.B195])">
            <text:p/>
          </table:table-cell>
          <table:table-cell table:formula="of:=IF([.B195]=[.E195]; &quot;&quot;; (([.E195]-[.B195])/[.B19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IF([.B196]=[.E196]; &quot;&quot;; &quot;*&quot;)">
            <text:p/>
          </table:table-cell>
          <table:table-cell table:formula="of:=IF([.B196]=[.E196]; &quot;&quot;; [.E196]-[.B196])">
            <text:p/>
          </table:table-cell>
          <table:table-cell table:formula="of:=IF([.B196]=[.E196]; &quot;&quot;; (([.E196]-[.B196])/[.B19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IF([.B197]=[.E197]; &quot;&quot;; &quot;*&quot;)">
            <text:p/>
          </table:table-cell>
          <table:table-cell table:formula="of:=IF([.B197]=[.E197]; &quot;&quot;; [.E197]-[.B197])">
            <text:p/>
          </table:table-cell>
          <table:table-cell table:formula="of:=IF([.B197]=[.E197]; &quot;&quot;; (([.E197]-[.B197])/[.B19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IF([.B198]=[.E198]; &quot;&quot;; &quot;*&quot;)">
            <text:p/>
          </table:table-cell>
          <table:table-cell table:formula="of:=IF([.B198]=[.E198]; &quot;&quot;; [.E198]-[.B198])">
            <text:p/>
          </table:table-cell>
          <table:table-cell table:formula="of:=IF([.B198]=[.E198]; &quot;&quot;; (([.E198]-[.B198])/[.B19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IF([.B199]=[.E199]; &quot;&quot;; &quot;*&quot;)">
            <text:p/>
          </table:table-cell>
          <table:table-cell table:formula="of:=IF([.B199]=[.E199]; &quot;&quot;; [.E199]-[.B199])">
            <text:p/>
          </table:table-cell>
          <table:table-cell table:formula="of:=IF([.B199]=[.E199]; &quot;&quot;; (([.E199]-[.B199])/[.B199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IF([.B200]=[.E200]; &quot;&quot;; &quot;*&quot;)" office:value-type="string" office:string-value="*" calcext:value-type="string">
            <text:p>*</text:p>
          </table:table-cell>
          <table:table-cell table:formula="of:=IF([.B200]=[.E200]; &quot;&quot;; [.E200]-[.B200])" office:value-type="float" office:value="88" calcext:value-type="float">
            <text:p>88</text:p>
          </table:table-cell>
          <table:table-cell table:formula="of:=IF([.B200]=[.E200]; &quot;&quot;; (([.E200]-[.B200])/[.B200])*100)" office:value-type="float" office:value="4.36507936507936" calcext:value-type="float">
            <text:p>4.365079365079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IF([.B201]=[.E201]; &quot;&quot;; &quot;*&quot;)" office:value-type="string" office:string-value="*" calcext:value-type="string">
            <text:p>*</text:p>
          </table:table-cell>
          <table:table-cell table:formula="of:=IF([.B201]=[.E201]; &quot;&quot;; [.E201]-[.B201])" office:value-type="float" office:value="232" calcext:value-type="float">
            <text:p>232</text:p>
          </table:table-cell>
          <table:table-cell table:formula="of:=IF([.B201]=[.E201]; &quot;&quot;; (([.E201]-[.B201])/[.B201])*100)" office:value-type="float" office:value="13.9423076923077" calcext:value-type="float">
            <text:p>13.9423076923077</text:p>
          </table:table-cell>
          <table:table-cell office:value-type="string" calcext:value-type="string">
            <office:annotation draw:style-name="gr2" draw:text-style-name="P2" svg:width="1.1413in" svg:height="1.3232in" svg:x="17.0626in" svg:y="0.8315in" draw:caption-point-x="-0.2402in" draw:caption-point-y="0.5945in">
              <dc:date>2024-06-21T00:00:00</dc:date>
              <text:p text:style-name="P1"><text:span text:style-name="T1">Pointer coming from a call:</text:span></text:p>
              <text:p text:style-name="P1"><text:span text:style-name="T1"/></text:p>
              <text:p text:style-name="P1"><text:span text:style-name="T1"><text:s text:c="8"/></text:span><text:span text:style-name="T1">v1049 = call new_2(), !381</text:span></text:p>
              <text:p text:style-name="P1"><text:span text:style-name="T1"><text:s text:c="8"/></text:span><text:span text:style-name="T1">v1050 = ptr_to_int v1049 to u64, !382</text:span></text:p>
            </office:annotation>
            <text:p>OK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808" calcext:value-type="float">
            <text:p>2808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2840" calcext:value-type="float">
            <text:p>2840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IF([.B202]=[.E202]; &quot;&quot;; &quot;*&quot;)" office:value-type="string" office:string-value="*" calcext:value-type="string">
            <text:p>*</text:p>
          </table:table-cell>
          <table:table-cell table:formula="of:=IF([.B202]=[.E202]; &quot;&quot;; [.E202]-[.B202])" office:value-type="float" office:value="32" calcext:value-type="float">
            <text:p>32</text:p>
          </table:table-cell>
          <table:table-cell table:formula="of:=IF([.B202]=[.E202]; &quot;&quot;; (([.E202]-[.B202])/[.B202])*100)" office:value-type="float" office:value="1.13960113960114" calcext:value-type="float">
            <text:p>1.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216" calcext:value-type="float">
            <text:p>3216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3248" calcext:value-type="float">
            <text:p>3248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IF([.B203]=[.E203]; &quot;&quot;; &quot;*&quot;)" office:value-type="string" office:string-value="*" calcext:value-type="string">
            <text:p>*</text:p>
          </table:table-cell>
          <table:table-cell table:formula="of:=IF([.B203]=[.E203]; &quot;&quot;; [.E203]-[.B203])" office:value-type="float" office:value="32" calcext:value-type="float">
            <text:p>32</text:p>
          </table:table-cell>
          <table:table-cell table:formula="of:=IF([.B203]=[.E203]; &quot;&quot;; (([.E203]-[.B203])/[.B203])*100)" office:value-type="float" office:value="0.99502487562189" calcext:value-type="float">
            <text:p>0.99502487562189</text:p>
          </table:table-cell>
          <table:table-cell office:value-type="string" calcext:value-type="string">
            <text:p>OK</text:p>
          </table:table-cell>
        </table:table-row>
        <table:table-row table:style-name="ro1" table:visibility="filter"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IF([.B204]=[.E204]; &quot;&quot;; &quot;*&quot;)">
            <text:p/>
          </table:table-cell>
          <table:table-cell table:formula="of:=IF([.B204]=[.E204]; &quot;&quot;; [.E204]-[.B204])">
            <text:p/>
          </table:table-cell>
          <table:table-cell table:formula="of:=IF([.B204]=[.E204]; &quot;&quot;; (([.E204]-[.B204])/[.B20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ga_example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2416" calcext:value-type="float">
            <text:p>2416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IF([.B205]=[.E205]; &quot;&quot;; &quot;*&quot;)">
            <text:p/>
          </table:table-cell>
          <table:table-cell table:formula="of:=IF([.B205]=[.E205]; &quot;&quot;; [.E205]-[.B205])">
            <text:p/>
          </table:table-cell>
          <table:table-cell table:formula="of:=IF([.B205]=[.E205]; &quot;&quot;; (([.E205]-[.B205])/[.B20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mcpy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IF([.B206]=[.E206]; &quot;&quot;; &quot;*&quot;)">
            <text:p/>
          </table:table-cell>
          <table:table-cell table:formula="of:=IF([.B206]=[.E206]; &quot;&quot;; [.E206]-[.B206])">
            <text:p/>
          </table:table-cell>
          <table:table-cell table:formula="of:=IF([.B206]=[.E206]; &quot;&quot;; (([.E206]-[.B206])/[.B20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thod_indirect_inferenc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IF([.B207]=[.E207]; &quot;&quot;; &quot;*&quot;)">
            <text:p/>
          </table:table-cell>
          <table:table-cell table:formula="of:=IF([.B207]=[.E207]; &quot;&quot;; [.E207]-[.B207])">
            <text:p/>
          </table:table-cell>
          <table:table-cell table:formula="of:=IF([.B207]=[.E207]; &quot;&quot;; (([.E207]-[.B207])/[.B20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IF([.B208]=[.E208]; &quot;&quot;; &quot;*&quot;)">
            <text:p/>
          </table:table-cell>
          <table:table-cell table:formula="of:=IF([.B208]=[.E208]; &quot;&quot;; [.E208]-[.B208])">
            <text:p/>
          </table:table-cell>
          <table:table-cell table:formula="of:=IF([.B208]=[.E208]; &quot;&quot;; (([.E208]-[.B208])/[.B20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IF([.B209]=[.E209]; &quot;&quot;; &quot;*&quot;)">
            <text:p/>
          </table:table-cell>
          <table:table-cell table:formula="of:=IF([.B209]=[.E209]; &quot;&quot;; [.E209]-[.B209])">
            <text:p/>
          </table:table-cell>
          <table:table-cell table:formula="of:=IF([.B209]=[.E209]; &quot;&quot;; (([.E209]-[.B209])/[.B20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IF([.B210]=[.E210]; &quot;&quot;; &quot;*&quot;)">
            <text:p/>
          </table:table-cell>
          <table:table-cell table:formula="of:=IF([.B210]=[.E210]; &quot;&quot;; [.E210]-[.B210])">
            <text:p/>
          </table:table-cell>
          <table:table-cell table:formula="of:=IF([.B210]=[.E210]; &quot;&quot;; (([.E210]-[.B210])/[.B21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IF([.B211]=[.E211]; &quot;&quot;; &quot;*&quot;)">
            <text:p/>
          </table:table-cell>
          <table:table-cell table:formula="of:=IF([.B211]=[.E211]; &quot;&quot;; [.E211]-[.B211])">
            <text:p/>
          </table:table-cell>
          <table:table-cell table:formula="of:=IF([.B211]=[.E211]; &quot;&quot;; (([.E211]-[.B211])/[.B21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IF([.B212]=[.E212]; &quot;&quot;; &quot;*&quot;)">
            <text:p/>
          </table:table-cell>
          <table:table-cell table:formula="of:=IF([.B212]=[.E212]; &quot;&quot;; [.E212]-[.B212])">
            <text:p/>
          </table:table-cell>
          <table:table-cell table:formula="of:=IF([.B212]=[.E212]; &quot;&quot;; (([.E212]-[.B212])/[.B2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IF([.B213]=[.E213]; &quot;&quot;; &quot;*&quot;)">
            <text:p/>
          </table:table-cell>
          <table:table-cell table:formula="of:=IF([.B213]=[.E213]; &quot;&quot;; [.E213]-[.B213])">
            <text:p/>
          </table:table-cell>
          <table:table-cell table:formula="of:=IF([.B213]=[.E213]; &quot;&quot;; (([.E213]-[.B213])/[.B2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IF([.B214]=[.E214]; &quot;&quot;; &quot;*&quot;)">
            <text:p/>
          </table:table-cell>
          <table:table-cell table:formula="of:=IF([.B214]=[.E214]; &quot;&quot;; [.E214]-[.B214])">
            <text:p/>
          </table:table-cell>
          <table:table-cell table:formula="of:=IF([.B214]=[.E214]; &quot;&quot;; (([.E214]-[.B214])/[.B2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IF([.B215]=[.E215]; &quot;&quot;; &quot;*&quot;)">
            <text:p/>
          </table:table-cell>
          <table:table-cell table:formula="of:=IF([.B215]=[.E215]; &quot;&quot;; [.E215]-[.B215])">
            <text:p/>
          </table:table-cell>
          <table:table-cell table:formula="of:=IF([.B215]=[.E215]; &quot;&quot;; (([.E215]-[.B215])/[.B2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IF([.B216]=[.E216]; &quot;&quot;; &quot;*&quot;)">
            <text:p/>
          </table:table-cell>
          <table:table-cell table:formula="of:=IF([.B216]=[.E216]; &quot;&quot;; [.E216]-[.B216])">
            <text:p/>
          </table:table-cell>
          <table:table-cell table:formula="of:=IF([.B216]=[.E216]; &quot;&quot;; (([.E216]-[.B216])/[.B21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IF([.B217]=[.E217]; &quot;&quot;; &quot;*&quot;)">
            <text:p/>
          </table:table-cell>
          <table:table-cell table:formula="of:=IF([.B217]=[.E217]; &quot;&quot;; [.E217]-[.B217])">
            <text:p/>
          </table:table-cell>
          <table:table-cell table:formula="of:=IF([.B217]=[.E217]; &quot;&quot;; (([.E217]-[.B217])/[.B21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IF([.B218]=[.E218]; &quot;&quot;; &quot;*&quot;)">
            <text:p/>
          </table:table-cell>
          <table:table-cell table:formula="of:=IF([.B218]=[.E218]; &quot;&quot;; [.E218]-[.B218])">
            <text:p/>
          </table:table-cell>
          <table:table-cell table:formula="of:=IF([.B218]=[.E218]; &quot;&quot;; (([.E218]-[.B218])/[.B21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IF([.B219]=[.E219]; &quot;&quot;; &quot;*&quot;)">
            <text:p/>
          </table:table-cell>
          <table:table-cell table:formula="of:=IF([.B219]=[.E219]; &quot;&quot;; [.E219]-[.B219])">
            <text:p/>
          </table:table-cell>
          <table:table-cell table:formula="of:=IF([.B219]=[.E219]; &quot;&quot;; (([.E219]-[.B219])/[.B21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IF([.B220]=[.E220]; &quot;&quot;; &quot;*&quot;)">
            <text:p/>
          </table:table-cell>
          <table:table-cell table:formula="of:=IF([.B220]=[.E220]; &quot;&quot;; [.E220]-[.B220])">
            <text:p/>
          </table:table-cell>
          <table:table-cell table:formula="of:=IF([.B220]=[.E220]; &quot;&quot;; (([.E220]-[.B220])/[.B2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IF([.B221]=[.E221]; &quot;&quot;; &quot;*&quot;)">
            <text:p/>
          </table:table-cell>
          <table:table-cell table:formula="of:=IF([.B221]=[.E221]; &quot;&quot;; [.E221]-[.B221])">
            <text:p/>
          </table:table-cell>
          <table:table-cell table:formula="of:=IF([.B221]=[.E221]; &quot;&quot;; (([.E221]-[.B221])/[.B2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IF([.B222]=[.E222]; &quot;&quot;; &quot;*&quot;)">
            <text:p/>
          </table:table-cell>
          <table:table-cell table:formula="of:=IF([.B222]=[.E222]; &quot;&quot;; [.E222]-[.B222])">
            <text:p/>
          </table:table-cell>
          <table:table-cell table:formula="of:=IF([.B222]=[.E222]; &quot;&quot;; (([.E222]-[.B222])/[.B2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IF([.B223]=[.E223]; &quot;&quot;; &quot;*&quot;)">
            <text:p/>
          </table:table-cell>
          <table:table-cell table:formula="of:=IF([.B223]=[.E223]; &quot;&quot;; [.E223]-[.B223])">
            <text:p/>
          </table:table-cell>
          <table:table-cell table:formula="of:=IF([.B223]=[.E223]; &quot;&quot;; (([.E223]-[.B223])/[.B2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_ref_empty_typ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IF([.B224]=[.E224]; &quot;&quot;; &quot;*&quot;)">
            <text:p/>
          </table:table-cell>
          <table:table-cell table:formula="of:=IF([.B224]=[.E224]; &quot;&quot;; [.E224]-[.B224])">
            <text:p/>
          </table:table-cell>
          <table:table-cell table:formula="of:=IF([.B224]=[.E224]; &quot;&quot;; (([.E224]-[.B224])/[.B22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IF([.B225]=[.E225]; &quot;&quot;; &quot;*&quot;)">
            <text:p/>
          </table:table-cell>
          <table:table-cell table:formula="of:=IF([.B225]=[.E225]; &quot;&quot;; [.E225]-[.B225])">
            <text:p/>
          </table:table-cell>
          <table:table-cell table:formula="of:=IF([.B225]=[.E225]; &quot;&quot;; (([.E225]-[.B225])/[.B22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IF([.B226]=[.E226]; &quot;&quot;; &quot;*&quot;)">
            <text:p/>
          </table:table-cell>
          <table:table-cell table:formula="of:=IF([.B226]=[.E226]; &quot;&quot;; [.E226]-[.B226])">
            <text:p/>
          </table:table-cell>
          <table:table-cell table:formula="of:=IF([.B226]=[.E226]; &quot;&quot;; (([.E226]-[.B226])/[.B22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IF([.B227]=[.E227]; &quot;&quot;; &quot;*&quot;)">
            <text:p/>
          </table:table-cell>
          <table:table-cell table:formula="of:=IF([.B227]=[.E227]; &quot;&quot;; [.E227]-[.B227])">
            <text:p/>
          </table:table-cell>
          <table:table-cell table:formula="of:=IF([.B227]=[.E227]; &quot;&quot;; (([.E227]-[.B227])/[.B22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IF([.B228]=[.E228]; &quot;&quot;; &quot;*&quot;)">
            <text:p/>
          </table:table-cell>
          <table:table-cell table:formula="of:=IF([.B228]=[.E228]; &quot;&quot;; [.E228]-[.B228])">
            <text:p/>
          </table:table-cell>
          <table:table-cell table:formula="of:=IF([.B228]=[.E228]; &quot;&quot;; (([.E228]-[.B228])/[.B22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IF([.B229]=[.E229]; &quot;&quot;; &quot;*&quot;)">
            <text:p/>
          </table:table-cell>
          <table:table-cell table:formula="of:=IF([.B229]=[.E229]; &quot;&quot;; [.E229]-[.B229])">
            <text:p/>
          </table:table-cell>
          <table:table-cell table:formula="of:=IF([.B229]=[.E229]; &quot;&quot;; (([.E229]-[.B229])/[.B2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IF([.B230]=[.E230]; &quot;&quot;; &quot;*&quot;)">
            <text:p/>
          </table:table-cell>
          <table:table-cell table:formula="of:=IF([.B230]=[.E230]; &quot;&quot;; [.E230]-[.B230])">
            <text:p/>
          </table:table-cell>
          <table:table-cell table:formula="of:=IF([.B230]=[.E230]; &quot;&quot;; (([.E230]-[.B230])/[.B2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IF([.B231]=[.E231]; &quot;&quot;; &quot;*&quot;)">
            <text:p/>
          </table:table-cell>
          <table:table-cell table:formula="of:=IF([.B231]=[.E231]; &quot;&quot;; [.E231]-[.B231])">
            <text:p/>
          </table:table-cell>
          <table:table-cell table:formula="of:=IF([.B231]=[.E231]; &quot;&quot;; (([.E231]-[.B231])/[.B2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IF([.B232]=[.E232]; &quot;&quot;; &quot;*&quot;)">
            <text:p/>
          </table:table-cell>
          <table:table-cell table:formula="of:=IF([.B232]=[.E232]; &quot;&quot;; [.E232]-[.B232])">
            <text:p/>
          </table:table-cell>
          <table:table-cell table:formula="of:=IF([.B232]=[.E232]; &quot;&quot;; (([.E232]-[.B232])/[.B23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IF([.B233]=[.E233]; &quot;&quot;; &quot;*&quot;)">
            <text:p/>
          </table:table-cell>
          <table:table-cell table:formula="of:=IF([.B233]=[.E233]; &quot;&quot;; [.E233]-[.B233])">
            <text:p/>
          </table:table-cell>
          <table:table-cell table:formula="of:=IF([.B233]=[.E233]; &quot;&quot;; (([.E233]-[.B233])/[.B23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IF([.B234]=[.E234]; &quot;&quot;; &quot;*&quot;)">
            <text:p/>
          </table:table-cell>
          <table:table-cell table:formula="of:=IF([.B234]=[.E234]; &quot;&quot;; [.E234]-[.B234])">
            <text:p/>
          </table:table-cell>
          <table:table-cell table:formula="of:=IF([.B234]=[.E234]; &quot;&quot;; (([.E234]-[.B234])/[.B2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IF([.B235]=[.E235]; &quot;&quot;; &quot;*&quot;)">
            <text:p/>
          </table:table-cell>
          <table:table-cell table:formula="of:=IF([.B235]=[.E235]; &quot;&quot;; [.E235]-[.B235])">
            <text:p/>
          </table:table-cell>
          <table:table-cell table:formula="of:=IF([.B235]=[.E235]; &quot;&quot;; (([.E235]-[.B235])/[.B2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IF([.B236]=[.E236]; &quot;&quot;; &quot;*&quot;)">
            <text:p/>
          </table:table-cell>
          <table:table-cell table:formula="of:=IF([.B236]=[.E236]; &quot;&quot;; [.E236]-[.B236])">
            <text:p/>
          </table:table-cell>
          <table:table-cell table:formula="of:=IF([.B236]=[.E236]; &quot;&quot;; (([.E236]-[.B236])/[.B2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IF([.B237]=[.E237]; &quot;&quot;; &quot;*&quot;)">
            <text:p/>
          </table:table-cell>
          <table:table-cell table:formula="of:=IF([.B237]=[.E237]; &quot;&quot;; [.E237]-[.B237])">
            <text:p/>
          </table:table-cell>
          <table:table-cell table:formula="of:=IF([.B237]=[.E237]; &quot;&quot;; (([.E237]-[.B237])/[.B2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IF([.B238]=[.E238]; &quot;&quot;; &quot;*&quot;)">
            <text:p/>
          </table:table-cell>
          <table:table-cell table:formula="of:=IF([.B238]=[.E238]; &quot;&quot;; [.E238]-[.B238])">
            <text:p/>
          </table:table-cell>
          <table:table-cell table:formula="of:=IF([.B238]=[.E238]; &quot;&quot;; (([.E238]-[.B238])/[.B2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IF([.B239]=[.E239]; &quot;&quot;; &quot;*&quot;)">
            <text:p/>
          </table:table-cell>
          <table:table-cell table:formula="of:=IF([.B239]=[.E239]; &quot;&quot;; [.E239]-[.B239])">
            <text:p/>
          </table:table-cell>
          <table:table-cell table:formula="of:=IF([.B239]=[.E239]; &quot;&quot;; (([.E239]-[.B239])/[.B23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IF([.B240]=[.E240]; &quot;&quot;; &quot;*&quot;)">
            <text:p/>
          </table:table-cell>
          <table:table-cell table:formula="of:=IF([.B240]=[.E240]; &quot;&quot;; [.E240]-[.B240])">
            <text:p/>
          </table:table-cell>
          <table:table-cell table:formula="of:=IF([.B240]=[.E240]; &quot;&quot;; (([.E240]-[.B240])/[.B24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IF([.B241]=[.E241]; &quot;&quot;; &quot;*&quot;)">
            <text:p/>
          </table:table-cell>
          <table:table-cell table:formula="of:=IF([.B241]=[.E241]; &quot;&quot;; [.E241]-[.B241])">
            <text:p/>
          </table:table-cell>
          <table:table-cell table:formula="of:=IF([.B241]=[.E241]; &quot;&quot;; (([.E241]-[.B241])/[.B24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IF([.B242]=[.E242]; &quot;&quot;; &quot;*&quot;)">
            <text:p/>
          </table:table-cell>
          <table:table-cell table:formula="of:=IF([.B242]=[.E242]; &quot;&quot;; [.E242]-[.B242])">
            <text:p/>
          </table:table-cell>
          <table:table-cell table:formula="of:=IF([.B242]=[.E242]; &quot;&quot;; (([.E242]-[.B242])/[.B24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IF([.B243]=[.E243]; &quot;&quot;; &quot;*&quot;)">
            <text:p/>
          </table:table-cell>
          <table:table-cell table:formula="of:=IF([.B243]=[.E243]; &quot;&quot;; [.E243]-[.B243])">
            <text:p/>
          </table:table-cell>
          <table:table-cell table:formula="of:=IF([.B243]=[.E243]; &quot;&quot;; (([.E243]-[.B243])/[.B24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IF([.B244]=[.E244]; &quot;&quot;; &quot;*&quot;)">
            <text:p/>
          </table:table-cell>
          <table:table-cell table:formula="of:=IF([.B244]=[.E244]; &quot;&quot;; [.E244]-[.B244])">
            <text:p/>
          </table:table-cell>
          <table:table-cell table:formula="of:=IF([.B244]=[.E244]; &quot;&quot;; (([.E244]-[.B244])/[.B24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IF([.B245]=[.E245]; &quot;&quot;; &quot;*&quot;)">
            <text:p/>
          </table:table-cell>
          <table:table-cell table:formula="of:=IF([.B245]=[.E245]; &quot;&quot;; [.E245]-[.B245])">
            <text:p/>
          </table:table-cell>
          <table:table-cell table:formula="of:=IF([.B245]=[.E245]; &quot;&quot;; (([.E245]-[.B245])/[.B24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IF([.B246]=[.E246]; &quot;&quot;; &quot;*&quot;)">
            <text:p/>
          </table:table-cell>
          <table:table-cell table:formula="of:=IF([.B246]=[.E246]; &quot;&quot;; [.E246]-[.B246])">
            <text:p/>
          </table:table-cell>
          <table:table-cell table:formula="of:=IF([.B246]=[.E246]; &quot;&quot;; (([.E246]-[.B246])/[.B24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operator_dot_on_structs</text:p>
          </table:table-cell>
          <table:table-cell office:value-type="float" office:value="124712" calcext:value-type="float">
            <text:p>124712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4712" calcext:value-type="float">
            <text:p>124712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IF([.B247]=[.E247]; &quot;&quot;; &quot;*&quot;)">
            <text:p/>
          </table:table-cell>
          <table:table-cell table:formula="of:=IF([.B247]=[.E247]; &quot;&quot;; [.E247]-[.B247])">
            <text:p/>
          </table:table-cell>
          <table:table-cell table:formula="of:=IF([.B247]=[.E247]; &quot;&quot;; (([.E247]-[.B247])/[.B24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operator_dot_on_tuples</text:p>
          </table:table-cell>
          <table:table-cell office:value-type="float" office:value="124712" calcext:value-type="float">
            <text:p>124712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4712" calcext:value-type="float">
            <text:p>124712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IF([.B248]=[.E248]; &quot;&quot;; &quot;*&quot;)">
            <text:p/>
          </table:table-cell>
          <table:table-cell table:formula="of:=IF([.B248]=[.E248]; &quot;&quot;; [.E248]-[.B248])">
            <text:p/>
          </table:table-cell>
          <table:table-cell table:formula="of:=IF([.B248]=[.E248]; &quot;&quot;; (([.E248]-[.B248])/[.B24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operator_index</text:p>
          </table:table-cell>
          <table:table-cell office:value-type="float" office:value="92088" calcext:value-type="float">
            <text:p>92088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088" calcext:value-type="float">
            <text:p>92088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IF([.B249]=[.E249]; &quot;&quot;; &quot;*&quot;)">
            <text:p/>
          </table:table-cell>
          <table:table-cell table:formula="of:=IF([.B249]=[.E249]; &quot;&quot;; [.E249]-[.B249])">
            <text:p/>
          </table:table-cell>
          <table:table-cell table:formula="of:=IF([.B249]=[.E249]; &quot;&quot;; (([.E249]-[.B249])/[.B24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operator_star</text:p>
          </table:table-cell>
          <table:table-cell office:value-type="float" office:value="150744" calcext:value-type="float">
            <text:p>150744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0744" calcext:value-type="float">
            <text:p>150744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IF([.B250]=[.E250]; &quot;&quot;; &quot;*&quot;)">
            <text:p/>
          </table:table-cell>
          <table:table-cell table:formula="of:=IF([.B250]=[.E250]; &quot;&quot;; [.E250]-[.B250])">
            <text:p/>
          </table:table-cell>
          <table:table-cell table:formula="of:=IF([.B250]=[.E250]; &quot;&quot;; (([.E250]-[.B250])/[.B25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impl_reference_types</text:p>
          </table:table-cell>
          <table:table-cell office:value-type="float" office:value="7328" calcext:value-type="float">
            <text:p>7328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7328" calcext:value-type="float">
            <text:p>7328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IF([.B251]=[.E251]; &quot;&quot;; &quot;*&quot;)">
            <text:p/>
          </table:table-cell>
          <table:table-cell table:formula="of:=IF([.B251]=[.E251]; &quot;&quot;; [.E251]-[.B251])">
            <text:p/>
          </table:table-cell>
          <table:table-cell table:formula="of:=IF([.B251]=[.E251]; &quot;&quot;; (([.E251]-[.B251])/[.B25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IF([.B252]=[.E252]; &quot;&quot;; &quot;*&quot;)">
            <text:p/>
          </table:table-cell>
          <table:table-cell table:formula="of:=IF([.B252]=[.E252]; &quot;&quot;; [.E252]-[.B252])">
            <text:p/>
          </table:table-cell>
          <table:table-cell table:formula="of:=IF([.B252]=[.E252]; &quot;&quot;; (([.E252]-[.B252])/[.B25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648" calcext:value-type="float">
            <text:p>15648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648" calcext:value-type="float">
            <text:p>15648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IF([.B253]=[.E253]; &quot;&quot;; &quot;*&quot;)">
            <text:p/>
          </table:table-cell>
          <table:table-cell table:formula="of:=IF([.B253]=[.E253]; &quot;&quot;; [.E253]-[.B253])">
            <text:p/>
          </table:table-cell>
          <table:table-cell table:formula="of:=IF([.B253]=[.E253]; &quot;&quot;; (([.E253]-[.B253])/[.B25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assigning_via_references_to_values</text:p>
          </table:table-cell>
          <table:table-cell office:value-type="float" office:value="13696" calcext:value-type="float">
            <text:p>13696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3696" calcext:value-type="float">
            <text:p>13696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IF([.B254]=[.E254]; &quot;&quot;; &quot;*&quot;)">
            <text:p/>
          </table:table-cell>
          <table:table-cell table:formula="of:=IF([.B254]=[.E254]; &quot;&quot;; [.E254]-[.B254])">
            <text:p/>
          </table:table-cell>
          <table:table-cell table:formula="of:=IF([.B254]=[.E254]; &quot;&quot;; (([.E254]-[.B254])/[.B25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es_and_generics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304" calcext:value-type="float">
            <text:p>3304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IF([.B255]=[.E255]; &quot;&quot;; &quot;*&quot;)">
            <text:p/>
          </table:table-cell>
          <table:table-cell table:formula="of:=IF([.B255]=[.E255]; &quot;&quot;; [.E255]-[.B255])">
            <text:p/>
          </table:table-cell>
          <table:table-cell table:formula="of:=IF([.B255]=[.E255]; &quot;&quot;; (([.E255]-[.B255])/[.B25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es_in_aggregates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3616" calcext:value-type="float">
            <text:p>3616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IF([.B256]=[.E256]; &quot;&quot;; &quot;*&quot;)">
            <text:p/>
          </table:table-cell>
          <table:table-cell table:formula="of:=IF([.B256]=[.E256]; &quot;&quot;; [.E256]-[.B256])">
            <text:p/>
          </table:table-cell>
          <table:table-cell table:formula="of:=IF([.B256]=[.E256]; &quot;&quot;; (([.E256]-[.B256])/[.B25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es_in_asm_blocks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1904" calcext:value-type="float">
            <text:p>1904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IF([.B257]=[.E257]; &quot;&quot;; &quot;*&quot;)">
            <text:p/>
          </table:table-cell>
          <table:table-cell table:formula="of:=IF([.B257]=[.E257]; &quot;&quot;; [.E257]-[.B257])">
            <text:p/>
          </table:table-cell>
          <table:table-cell table:formula="of:=IF([.B257]=[.E257]; &quot;&quot;; (([.E257]-[.B257])/[.B25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IF([.B258]=[.E258]; &quot;&quot;; &quot;*&quot;)">
            <text:p/>
          </table:table-cell>
          <table:table-cell table:formula="of:=IF([.B258]=[.E258]; &quot;&quot;; [.E258]-[.B258])">
            <text:p/>
          </table:table-cell>
          <table:table-cell table:formula="of:=IF([.B258]=[.E258]; &quot;&quot;; (([.E258]-[.B258])/[.B25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IF([.B259]=[.E259]; &quot;&quot;; &quot;*&quot;)">
            <text:p/>
          </table:table-cell>
          <table:table-cell table:formula="of:=IF([.B259]=[.E259]; &quot;&quot;; [.E259]-[.B259])">
            <text:p/>
          </table:table-cell>
          <table:table-cell table:formula="of:=IF([.B259]=[.E259]; &quot;&quot;; (([.E259]-[.B259])/[.B25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local_vars_and_values</text:p>
          </table:table-cell>
          <table:table-cell office:value-type="float" office:value="36144" calcext:value-type="float">
            <text:p>36144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144" calcext:value-type="float">
            <text:p>36144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IF([.B260]=[.E260]; &quot;&quot;; &quot;*&quot;)">
            <text:p/>
          </table:table-cell>
          <table:table-cell table:formula="of:=IF([.B260]=[.E260]; &quot;&quot;; [.E260]-[.B260])">
            <text:p/>
          </table:table-cell>
          <table:table-cell table:formula="of:=IF([.B260]=[.E260]; &quot;&quot;; (([.E260]-[.B260])/[.B26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parts_of_aggregates</text:p>
          </table:table-cell>
          <table:table-cell office:value-type="float" office:value="6552" calcext:value-type="float">
            <text:p>6552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6552" calcext:value-type="float">
            <text:p>6552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IF([.B261]=[.E261]; &quot;&quot;; &quot;*&quot;)">
            <text:p/>
          </table:table-cell>
          <table:table-cell table:formula="of:=IF([.B261]=[.E261]; &quot;&quot;; [.E261]-[.B261])">
            <text:p/>
          </table:table-cell>
          <table:table-cell table:formula="of:=IF([.B261]=[.E261]; &quot;&quot;; (([.E261]-[.B261])/[.B26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IF([.B262]=[.E262]; &quot;&quot;; &quot;*&quot;)">
            <text:p/>
          </table:table-cell>
          <table:table-cell table:formula="of:=IF([.B262]=[.E262]; &quot;&quot;; [.E262]-[.B262])">
            <text:p/>
          </table:table-cell>
          <table:table-cell table:formula="of:=IF([.B262]=[.E262]; &quot;&quot;; (([.E262]-[.B262])/[.B26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IF([.B263]=[.E263]; &quot;&quot;; &quot;*&quot;)">
            <text:p/>
          </table:table-cell>
          <table:table-cell table:formula="of:=IF([.B263]=[.E263]; &quot;&quot;; [.E263]-[.B263])">
            <text:p/>
          </table:table-cell>
          <table:table-cell table:formula="of:=IF([.B263]=[.E263]; &quot;&quot;; (([.E263]-[.B263])/[.B26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IF([.B264]=[.E264]; &quot;&quot;; &quot;*&quot;)">
            <text:p/>
          </table:table-cell>
          <table:table-cell table:formula="of:=IF([.B264]=[.E264]; &quot;&quot;; [.E264]-[.B264])">
            <text:p/>
          </table:table-cell>
          <table:table-cell table:formula="of:=IF([.B264]=[.E264]; &quot;&quot;; (([.E264]-[.B264])/[.B26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IF([.B265]=[.E265]; &quot;&quot;; &quot;*&quot;)">
            <text:p/>
          </table:table-cell>
          <table:table-cell table:formula="of:=IF([.B265]=[.E265]; &quot;&quot;; [.E265]-[.B265])">
            <text:p/>
          </table:table-cell>
          <table:table-cell table:formula="of:=IF([.B265]=[.E265]; &quot;&quot;; (([.E265]-[.B265])/[.B26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IF([.B266]=[.E266]; &quot;&quot;; &quot;*&quot;)">
            <text:p/>
          </table:table-cell>
          <table:table-cell table:formula="of:=IF([.B266]=[.E266]; &quot;&quot;; [.E266]-[.B266])">
            <text:p/>
          </table:table-cell>
          <table:table-cell table:formula="of:=IF([.B266]=[.E266]; &quot;&quot;; (([.E266]-[.B266])/[.B26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IF([.B267]=[.E267]; &quot;&quot;; &quot;*&quot;)">
            <text:p/>
          </table:table-cell>
          <table:table-cell table:formula="of:=IF([.B267]=[.E267]; &quot;&quot;; [.E267]-[.B267])">
            <text:p/>
          </table:table-cell>
          <table:table-cell table:formula="of:=IF([.B267]=[.E267]; &quot;&quot;; (([.E267]-[.B267])/[.B26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IF([.B268]=[.E268]; &quot;&quot;; &quot;*&quot;)">
            <text:p/>
          </table:table-cell>
          <table:table-cell table:formula="of:=IF([.B268]=[.E268]; &quot;&quot;; [.E268]-[.B268])">
            <text:p/>
          </table:table-cell>
          <table:table-cell table:formula="of:=IF([.B268]=[.E268]; &quot;&quot;; (([.E268]-[.B268])/[.B26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IF([.B269]=[.E269]; &quot;&quot;; &quot;*&quot;)">
            <text:p/>
          </table:table-cell>
          <table:table-cell table:formula="of:=IF([.B269]=[.E269]; &quot;&quot;; [.E269]-[.B269])">
            <text:p/>
          </table:table-cell>
          <table:table-cell table:formula="of:=IF([.B269]=[.E269]; &quot;&quot;; (([.E269]-[.B269])/[.B26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IF([.B270]=[.E270]; &quot;&quot;; &quot;*&quot;)">
            <text:p/>
          </table:table-cell>
          <table:table-cell table:formula="of:=IF([.B270]=[.E270]; &quot;&quot;; [.E270]-[.B270])">
            <text:p/>
          </table:table-cell>
          <table:table-cell table:formula="of:=IF([.B270]=[.E270]; &quot;&quot;; (([.E270]-[.B270])/[.B27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IF([.B271]=[.E271]; &quot;&quot;; &quot;*&quot;)">
            <text:p/>
          </table:table-cell>
          <table:table-cell table:formula="of:=IF([.B271]=[.E271]; &quot;&quot;; [.E271]-[.B271])">
            <text:p/>
          </table:table-cell>
          <table:table-cell table:formula="of:=IF([.B271]=[.E271]; &quot;&quot;; (([.E271]-[.B271])/[.B27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IF([.B272]=[.E272]; &quot;&quot;; &quot;*&quot;)">
            <text:p/>
          </table:table-cell>
          <table:table-cell table:formula="of:=IF([.B272]=[.E272]; &quot;&quot;; [.E272]-[.B272])">
            <text:p/>
          </table:table-cell>
          <table:table-cell table:formula="of:=IF([.B272]=[.E272]; &quot;&quot;; (([.E272]-[.B272])/[.B27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IF([.B273]=[.E273]; &quot;&quot;; &quot;*&quot;)">
            <text:p/>
          </table:table-cell>
          <table:table-cell table:formula="of:=IF([.B273]=[.E273]; &quot;&quot;; [.E273]-[.B273])">
            <text:p/>
          </table:table-cell>
          <table:table-cell table:formula="of:=IF([.B273]=[.E273]; &quot;&quot;; (([.E273]-[.B273])/[.B27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IF([.B274]=[.E274]; &quot;&quot;; &quot;*&quot;)">
            <text:p/>
          </table:table-cell>
          <table:table-cell table:formula="of:=IF([.B274]=[.E274]; &quot;&quot;; [.E274]-[.B274])">
            <text:p/>
          </table:table-cell>
          <table:table-cell table:formula="of:=IF([.B274]=[.E274]; &quot;&quot;; (([.E274]-[.B274])/[.B27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IF([.B275]=[.E275]; &quot;&quot;; &quot;*&quot;)">
            <text:p/>
          </table:table-cell>
          <table:table-cell table:formula="of:=IF([.B275]=[.E275]; &quot;&quot;; [.E275]-[.B275])">
            <text:p/>
          </table:table-cell>
          <table:table-cell table:formula="of:=IF([.B275]=[.E275]; &quot;&quot;; (([.E275]-[.B275])/[.B27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IF([.B276]=[.E276]; &quot;&quot;; &quot;*&quot;)">
            <text:p/>
          </table:table-cell>
          <table:table-cell table:formula="of:=IF([.B276]=[.E276]; &quot;&quot;; [.E276]-[.B276])">
            <text:p/>
          </table:table-cell>
          <table:table-cell table:formula="of:=IF([.B276]=[.E276]; &quot;&quot;; (([.E276]-[.B276])/[.B27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IF([.B277]=[.E277]; &quot;&quot;; &quot;*&quot;)">
            <text:p/>
          </table:table-cell>
          <table:table-cell table:formula="of:=IF([.B277]=[.E277]; &quot;&quot;; [.E277]-[.B277])">
            <text:p/>
          </table:table-cell>
          <table:table-cell table:formula="of:=IF([.B277]=[.E277]; &quot;&quot;; (([.E277]-[.B277])/[.B27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IF([.B278]=[.E278]; &quot;&quot;; &quot;*&quot;)">
            <text:p/>
          </table:table-cell>
          <table:table-cell table:formula="of:=IF([.B278]=[.E278]; &quot;&quot;; [.E278]-[.B278])">
            <text:p/>
          </table:table-cell>
          <table:table-cell table:formula="of:=IF([.B278]=[.E278]; &quot;&quot;; (([.E278]-[.B278])/[.B27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IF([.B279]=[.E279]; &quot;&quot;; &quot;*&quot;)">
            <text:p/>
          </table:table-cell>
          <table:table-cell table:formula="of:=IF([.B279]=[.E279]; &quot;&quot;; [.E279]-[.B279])">
            <text:p/>
          </table:table-cell>
          <table:table-cell table:formula="of:=IF([.B279]=[.E279]; &quot;&quot;; (([.E279]-[.B279])/[.B27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IF([.B280]=[.E280]; &quot;&quot;; &quot;*&quot;)">
            <text:p/>
          </table:table-cell>
          <table:table-cell table:formula="of:=IF([.B280]=[.E280]; &quot;&quot;; [.E280]-[.B280])">
            <text:p/>
          </table:table-cell>
          <table:table-cell table:formula="of:=IF([.B280]=[.E280]; &quot;&quot;; (([.E280]-[.B280])/[.B28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IF([.B281]=[.E281]; &quot;&quot;; &quot;*&quot;)">
            <text:p/>
          </table:table-cell>
          <table:table-cell table:formula="of:=IF([.B281]=[.E281]; &quot;&quot;; [.E281]-[.B281])">
            <text:p/>
          </table:table-cell>
          <table:table-cell table:formula="of:=IF([.B281]=[.E281]; &quot;&quot;; (([.E281]-[.B281])/[.B28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IF([.B282]=[.E282]; &quot;&quot;; &quot;*&quot;)">
            <text:p/>
          </table:table-cell>
          <table:table-cell table:formula="of:=IF([.B282]=[.E282]; &quot;&quot;; [.E282]-[.B282])">
            <text:p/>
          </table:table-cell>
          <table:table-cell table:formula="of:=IF([.B282]=[.E282]; &quot;&quot;; (([.E282]-[.B282])/[.B28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IF([.B283]=[.E283]; &quot;&quot;; &quot;*&quot;)">
            <text:p/>
          </table:table-cell>
          <table:table-cell table:formula="of:=IF([.B283]=[.E283]; &quot;&quot;; [.E283]-[.B283])">
            <text:p/>
          </table:table-cell>
          <table:table-cell table:formula="of:=IF([.B283]=[.E283]; &quot;&quot;; (([.E283]-[.B283])/[.B28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IF([.B284]=[.E284]; &quot;&quot;; &quot;*&quot;)">
            <text:p/>
          </table:table-cell>
          <table:table-cell table:formula="of:=IF([.B284]=[.E284]; &quot;&quot;; [.E284]-[.B284])">
            <text:p/>
          </table:table-cell>
          <table:table-cell table:formula="of:=IF([.B284]=[.E284]; &quot;&quot;; (([.E284]-[.B284])/[.B28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IF([.B285]=[.E285]; &quot;&quot;; &quot;*&quot;)">
            <text:p/>
          </table:table-cell>
          <table:table-cell table:formula="of:=IF([.B285]=[.E285]; &quot;&quot;; [.E285]-[.B285])">
            <text:p/>
          </table:table-cell>
          <table:table-cell table:formula="of:=IF([.B285]=[.E285]; &quot;&quot;; (([.E285]-[.B285])/[.B28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IF([.B286]=[.E286]; &quot;&quot;; &quot;*&quot;)">
            <text:p/>
          </table:table-cell>
          <table:table-cell table:formula="of:=IF([.B286]=[.E286]; &quot;&quot;; [.E286]-[.B286])">
            <text:p/>
          </table:table-cell>
          <table:table-cell table:formula="of:=IF([.B286]=[.E286]; &quot;&quot;; (([.E286]-[.B286])/[.B28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IF([.B287]=[.E287]; &quot;&quot;; &quot;*&quot;)">
            <text:p/>
          </table:table-cell>
          <table:table-cell table:formula="of:=IF([.B287]=[.E287]; &quot;&quot;; [.E287]-[.B287])">
            <text:p/>
          </table:table-cell>
          <table:table-cell table:formula="of:=IF([.B287]=[.E287]; &quot;&quot;; (([.E287]-[.B287])/[.B28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IF([.B288]=[.E288]; &quot;&quot;; &quot;*&quot;)">
            <text:p/>
          </table:table-cell>
          <table:table-cell table:formula="of:=IF([.B288]=[.E288]; &quot;&quot;; [.E288]-[.B288])">
            <text:p/>
          </table:table-cell>
          <table:table-cell table:formula="of:=IF([.B288]=[.E288]; &quot;&quot;; (([.E288]-[.B288])/[.B28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IF([.B289]=[.E289]; &quot;&quot;; &quot;*&quot;)">
            <text:p/>
          </table:table-cell>
          <table:table-cell table:formula="of:=IF([.B289]=[.E289]; &quot;&quot;; [.E289]-[.B289])">
            <text:p/>
          </table:table-cell>
          <table:table-cell table:formula="of:=IF([.B289]=[.E289]; &quot;&quot;; (([.E289]-[.B289])/[.B28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IF([.B290]=[.E290]; &quot;&quot;; &quot;*&quot;)">
            <text:p/>
          </table:table-cell>
          <table:table-cell table:formula="of:=IF([.B290]=[.E290]; &quot;&quot;; [.E290]-[.B290])">
            <text:p/>
          </table:table-cell>
          <table:table-cell table:formula="of:=IF([.B290]=[.E290]; &quot;&quot;; (([.E290]-[.B290])/[.B29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IF([.B291]=[.E291]; &quot;&quot;; &quot;*&quot;)">
            <text:p/>
          </table:table-cell>
          <table:table-cell table:formula="of:=IF([.B291]=[.E291]; &quot;&quot;; [.E291]-[.B291])">
            <text:p/>
          </table:table-cell>
          <table:table-cell table:formula="of:=IF([.B291]=[.E291]; &quot;&quot;; (([.E291]-[.B291])/[.B29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IF([.B292]=[.E292]; &quot;&quot;; &quot;*&quot;)">
            <text:p/>
          </table:table-cell>
          <table:table-cell table:formula="of:=IF([.B292]=[.E292]; &quot;&quot;; [.E292]-[.B292])">
            <text:p/>
          </table:table-cell>
          <table:table-cell table:formula="of:=IF([.B292]=[.E292]; &quot;&quot;; (([.E292]-[.B292])/[.B29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IF([.B293]=[.E293]; &quot;&quot;; &quot;*&quot;)">
            <text:p/>
          </table:table-cell>
          <table:table-cell table:formula="of:=IF([.B293]=[.E293]; &quot;&quot;; [.E293]-[.B293])">
            <text:p/>
          </table:table-cell>
          <table:table-cell table:formula="of:=IF([.B293]=[.E293]; &quot;&quot;; (([.E293]-[.B293])/[.B29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IF([.B294]=[.E294]; &quot;&quot;; &quot;*&quot;)">
            <text:p/>
          </table:table-cell>
          <table:table-cell table:formula="of:=IF([.B294]=[.E294]; &quot;&quot;; [.E294]-[.B294])">
            <text:p/>
          </table:table-cell>
          <table:table-cell table:formula="of:=IF([.B294]=[.E294]; &quot;&quot;; (([.E294]-[.B294])/[.B29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IF([.B295]=[.E295]; &quot;&quot;; &quot;*&quot;)">
            <text:p/>
          </table:table-cell>
          <table:table-cell table:formula="of:=IF([.B295]=[.E295]; &quot;&quot;; [.E295]-[.B295])">
            <text:p/>
          </table:table-cell>
          <table:table-cell table:formula="of:=IF([.B295]=[.E295]; &quot;&quot;; (([.E295]-[.B295])/[.B29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IF([.B296]=[.E296]; &quot;&quot;; &quot;*&quot;)">
            <text:p/>
          </table:table-cell>
          <table:table-cell table:formula="of:=IF([.B296]=[.E296]; &quot;&quot;; [.E296]-[.B296])">
            <text:p/>
          </table:table-cell>
          <table:table-cell table:formula="of:=IF([.B296]=[.E296]; &quot;&quot;; (([.E296]-[.B296])/[.B29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IF([.B297]=[.E297]; &quot;&quot;; &quot;*&quot;)">
            <text:p/>
          </table:table-cell>
          <table:table-cell table:formula="of:=IF([.B297]=[.E297]; &quot;&quot;; [.E297]-[.B297])">
            <text:p/>
          </table:table-cell>
          <table:table-cell table:formula="of:=IF([.B297]=[.E297]; &quot;&quot;; (([.E297]-[.B297])/[.B29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IF([.B298]=[.E298]; &quot;&quot;; &quot;*&quot;)">
            <text:p/>
          </table:table-cell>
          <table:table-cell table:formula="of:=IF([.B298]=[.E298]; &quot;&quot;; [.E298]-[.B298])">
            <text:p/>
          </table:table-cell>
          <table:table-cell table:formula="of:=IF([.B298]=[.E298]; &quot;&quot;; (([.E298]-[.B298])/[.B29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IF([.B299]=[.E299]; &quot;&quot;; &quot;*&quot;)">
            <text:p/>
          </table:table-cell>
          <table:table-cell table:formula="of:=IF([.B299]=[.E299]; &quot;&quot;; [.E299]-[.B299])">
            <text:p/>
          </table:table-cell>
          <table:table-cell table:formula="of:=IF([.B299]=[.E299]; &quot;&quot;; (([.E299]-[.B299])/[.B29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IF([.B300]=[.E300]; &quot;&quot;; &quot;*&quot;)">
            <text:p/>
          </table:table-cell>
          <table:table-cell table:formula="of:=IF([.B300]=[.E300]; &quot;&quot;; [.E300]-[.B300])">
            <text:p/>
          </table:table-cell>
          <table:table-cell table:formula="of:=IF([.B300]=[.E300]; &quot;&quot;; (([.E300]-[.B300])/[.B30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IF([.B301]=[.E301]; &quot;&quot;; &quot;*&quot;)">
            <text:p/>
          </table:table-cell>
          <table:table-cell table:formula="of:=IF([.B301]=[.E301]; &quot;&quot;; [.E301]-[.B301])">
            <text:p/>
          </table:table-cell>
          <table:table-cell table:formula="of:=IF([.B301]=[.E301]; &quot;&quot;; (([.E301]-[.B301])/[.B30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IF([.B302]=[.E302]; &quot;&quot;; &quot;*&quot;)">
            <text:p/>
          </table:table-cell>
          <table:table-cell table:formula="of:=IF([.B302]=[.E302]; &quot;&quot;; [.E302]-[.B302])">
            <text:p/>
          </table:table-cell>
          <table:table-cell table:formula="of:=IF([.B302]=[.E302]; &quot;&quot;; (([.E302]-[.B302])/[.B30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IF([.B303]=[.E303]; &quot;&quot;; &quot;*&quot;)">
            <text:p/>
          </table:table-cell>
          <table:table-cell table:formula="of:=IF([.B303]=[.E303]; &quot;&quot;; [.E303]-[.B303])">
            <text:p/>
          </table:table-cell>
          <table:table-cell table:formula="of:=IF([.B303]=[.E303]; &quot;&quot;; (([.E303]-[.B303])/[.B30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IF([.B304]=[.E304]; &quot;&quot;; &quot;*&quot;)">
            <text:p/>
          </table:table-cell>
          <table:table-cell table:formula="of:=IF([.B304]=[.E304]; &quot;&quot;; [.E304]-[.B304])">
            <text:p/>
          </table:table-cell>
          <table:table-cell table:formula="of:=IF([.B304]=[.E304]; &quot;&quot;; (([.E304]-[.B304])/[.B30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IF([.B305]=[.E305]; &quot;&quot;; &quot;*&quot;)">
            <text:p/>
          </table:table-cell>
          <table:table-cell table:formula="of:=IF([.B305]=[.E305]; &quot;&quot;; [.E305]-[.B305])">
            <text:p/>
          </table:table-cell>
          <table:table-cell table:formula="of:=IF([.B305]=[.E305]; &quot;&quot;; (([.E305]-[.B305])/[.B305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680" calcext:value-type="float">
            <text:p>3680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IF([.B306]=[.E306]; &quot;&quot;; &quot;*&quot;)" office:value-type="string" office:string-value="*" calcext:value-type="string">
            <text:p>*</text:p>
          </table:table-cell>
          <table:table-cell table:formula="of:=IF([.B306]=[.E306]; &quot;&quot;; [.E306]-[.B306])" office:value-type="float" office:value="56" calcext:value-type="float">
            <text:p>56</text:p>
          </table:table-cell>
          <table:table-cell table:formula="of:=IF([.B306]=[.E306]; &quot;&quot;; (([.E306]-[.B306])/[.B306])*100)" office:value-type="float" office:value="1.54525386313466" calcext:value-type="float">
            <text:p>1.54525386313466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IF([.B307]=[.E307]; &quot;&quot;; &quot;*&quot;)">
            <text:p/>
          </table:table-cell>
          <table:table-cell table:formula="of:=IF([.B307]=[.E307]; &quot;&quot;; [.E307]-[.B307])">
            <text:p/>
          </table:table-cell>
          <table:table-cell table:formula="of:=IF([.B307]=[.E307]; &quot;&quot;; (([.E307]-[.B307])/[.B30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IF([.B308]=[.E308]; &quot;&quot;; &quot;*&quot;)">
            <text:p/>
          </table:table-cell>
          <table:table-cell table:formula="of:=IF([.B308]=[.E308]; &quot;&quot;; [.E308]-[.B308])">
            <text:p/>
          </table:table-cell>
          <table:table-cell table:formula="of:=IF([.B308]=[.E308]; &quot;&quot;; (([.E308]-[.B308])/[.B30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IF([.B309]=[.E309]; &quot;&quot;; &quot;*&quot;)">
            <text:p/>
          </table:table-cell>
          <table:table-cell table:formula="of:=IF([.B309]=[.E309]; &quot;&quot;; [.E309]-[.B309])">
            <text:p/>
          </table:table-cell>
          <table:table-cell table:formula="of:=IF([.B309]=[.E309]; &quot;&quot;; (([.E309]-[.B309])/[.B30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IF([.B310]=[.E310]; &quot;&quot;; &quot;*&quot;)">
            <text:p/>
          </table:table-cell>
          <table:table-cell table:formula="of:=IF([.B310]=[.E310]; &quot;&quot;; [.E310]-[.B310])">
            <text:p/>
          </table:table-cell>
          <table:table-cell table:formula="of:=IF([.B310]=[.E310]; &quot;&quot;; (([.E310]-[.B310])/[.B310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5152" calcext:value-type="float">
            <text:p>5152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192" calcext:value-type="float">
            <text:p>5192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IF([.B311]=[.E311]; &quot;&quot;; &quot;*&quot;)" office:value-type="string" office:string-value="*" calcext:value-type="string">
            <text:p>*</text:p>
          </table:table-cell>
          <table:table-cell table:formula="of:=IF([.B311]=[.E311]; &quot;&quot;; [.E311]-[.B311])" office:value-type="float" office:value="40" calcext:value-type="float">
            <text:p>40</text:p>
          </table:table-cell>
          <table:table-cell table:formula="of:=IF([.B311]=[.E311]; &quot;&quot;; (([.E311]-[.B311])/[.B311])*100)" office:value-type="float" office:value="0.77639751552795" calcext:value-type="float">
            <text:p>0.77639751552795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IF([.B312]=[.E312]; &quot;&quot;; &quot;*&quot;)">
            <text:p/>
          </table:table-cell>
          <table:table-cell table:formula="of:=IF([.B312]=[.E312]; &quot;&quot;; [.E312]-[.B312])">
            <text:p/>
          </table:table-cell>
          <table:table-cell table:formula="of:=IF([.B312]=[.E312]; &quot;&quot;; (([.E312]-[.B312])/[.B3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IF([.B313]=[.E313]; &quot;&quot;; &quot;*&quot;)">
            <text:p/>
          </table:table-cell>
          <table:table-cell table:formula="of:=IF([.B313]=[.E313]; &quot;&quot;; [.E313]-[.B313])">
            <text:p/>
          </table:table-cell>
          <table:table-cell table:formula="of:=IF([.B313]=[.E313]; &quot;&quot;; (([.E313]-[.B313])/[.B3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IF([.B314]=[.E314]; &quot;&quot;; &quot;*&quot;)">
            <text:p/>
          </table:table-cell>
          <table:table-cell table:formula="of:=IF([.B314]=[.E314]; &quot;&quot;; [.E314]-[.B314])">
            <text:p/>
          </table:table-cell>
          <table:table-cell table:formula="of:=IF([.B314]=[.E314]; &quot;&quot;; (([.E314]-[.B314])/[.B3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IF([.B315]=[.E315]; &quot;&quot;; &quot;*&quot;)">
            <text:p/>
          </table:table-cell>
          <table:table-cell table:formula="of:=IF([.B315]=[.E315]; &quot;&quot;; [.E315]-[.B315])">
            <text:p/>
          </table:table-cell>
          <table:table-cell table:formula="of:=IF([.B315]=[.E315]; &quot;&quot;; (([.E315]-[.B315])/[.B3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IF([.B316]=[.E316]; &quot;&quot;; &quot;*&quot;)">
            <text:p/>
          </table:table-cell>
          <table:table-cell table:formula="of:=IF([.B316]=[.E316]; &quot;&quot;; [.E316]-[.B316])">
            <text:p/>
          </table:table-cell>
          <table:table-cell table:formula="of:=IF([.B316]=[.E316]; &quot;&quot;; (([.E316]-[.B316])/[.B31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IF([.B317]=[.E317]; &quot;&quot;; &quot;*&quot;)">
            <text:p/>
          </table:table-cell>
          <table:table-cell table:formula="of:=IF([.B317]=[.E317]; &quot;&quot;; [.E317]-[.B317])">
            <text:p/>
          </table:table-cell>
          <table:table-cell table:formula="of:=IF([.B317]=[.E317]; &quot;&quot;; (([.E317]-[.B317])/[.B31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IF([.B318]=[.E318]; &quot;&quot;; &quot;*&quot;)">
            <text:p/>
          </table:table-cell>
          <table:table-cell table:formula="of:=IF([.B318]=[.E318]; &quot;&quot;; [.E318]-[.B318])">
            <text:p/>
          </table:table-cell>
          <table:table-cell table:formula="of:=IF([.B318]=[.E318]; &quot;&quot;; (([.E318]-[.B318])/[.B31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IF([.B319]=[.E319]; &quot;&quot;; &quot;*&quot;)">
            <text:p/>
          </table:table-cell>
          <table:table-cell table:formula="of:=IF([.B319]=[.E319]; &quot;&quot;; [.E319]-[.B319])">
            <text:p/>
          </table:table-cell>
          <table:table-cell table:formula="of:=IF([.B319]=[.E319]; &quot;&quot;; (([.E319]-[.B319])/[.B31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IF([.B320]=[.E320]; &quot;&quot;; &quot;*&quot;)">
            <text:p/>
          </table:table-cell>
          <table:table-cell table:formula="of:=IF([.B320]=[.E320]; &quot;&quot;; [.E320]-[.B320])">
            <text:p/>
          </table:table-cell>
          <table:table-cell table:formula="of:=IF([.B320]=[.E320]; &quot;&quot;; (([.E320]-[.B320])/[.B3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IF([.B321]=[.E321]; &quot;&quot;; &quot;*&quot;)">
            <text:p/>
          </table:table-cell>
          <table:table-cell table:formula="of:=IF([.B321]=[.E321]; &quot;&quot;; [.E321]-[.B321])">
            <text:p/>
          </table:table-cell>
          <table:table-cell table:formula="of:=IF([.B321]=[.E321]; &quot;&quot;; (([.E321]-[.B321])/[.B3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IF([.B322]=[.E322]; &quot;&quot;; &quot;*&quot;)">
            <text:p/>
          </table:table-cell>
          <table:table-cell table:formula="of:=IF([.B322]=[.E322]; &quot;&quot;; [.E322]-[.B322])">
            <text:p/>
          </table:table-cell>
          <table:table-cell table:formula="of:=IF([.B322]=[.E322]; &quot;&quot;; (([.E322]-[.B322])/[.B3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IF([.B323]=[.E323]; &quot;&quot;; &quot;*&quot;)">
            <text:p/>
          </table:table-cell>
          <table:table-cell table:formula="of:=IF([.B323]=[.E323]; &quot;&quot;; [.E323]-[.B323])">
            <text:p/>
          </table:table-cell>
          <table:table-cell table:formula="of:=IF([.B323]=[.E323]; &quot;&quot;; (([.E323]-[.B323])/[.B3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struct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IF([.B324]=[.E324]; &quot;&quot;; &quot;*&quot;)">
            <text:p/>
          </table:table-cell>
          <table:table-cell table:formula="of:=IF([.B324]=[.E324]; &quot;&quot;; [.E324]-[.B324])">
            <text:p/>
          </table:table-cell>
          <table:table-cell table:formula="of:=IF([.B324]=[.E324]; &quot;&quot;; (([.E324]-[.B324])/[.B32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IF([.B325]=[.E325]; &quot;&quot;; &quot;*&quot;)">
            <text:p/>
          </table:table-cell>
          <table:table-cell table:formula="of:=IF([.B325]=[.E325]; &quot;&quot;; [.E325]-[.B325])">
            <text:p/>
          </table:table-cell>
          <table:table-cell table:formula="of:=IF([.B325]=[.E325]; &quot;&quot;; (([.E325]-[.B325])/[.B32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ile_loop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IF([.B326]=[.E326]; &quot;&quot;; &quot;*&quot;)">
            <text:p/>
          </table:table-cell>
          <table:table-cell table:formula="of:=IF([.B326]=[.E326]; &quot;&quot;; [.E326]-[.B326])">
            <text:p/>
          </table:table-cell>
          <table:table-cell table:formula="of:=IF([.B326]=[.E326]; &quot;&quot;; (([.E326]-[.B326])/[.B32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IF([.B327]=[.E327]; &quot;&quot;; &quot;*&quot;)">
            <text:p/>
          </table:table-cell>
          <table:table-cell table:formula="of:=IF([.B327]=[.E327]; &quot;&quot;; [.E327]-[.B327])">
            <text:p/>
          </table:table-cell>
          <table:table-cell table:formula="of:=IF([.B327]=[.E327]; &quot;&quot;; (([.E327]-[.B327])/[.B32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IF([.B328]=[.E328]; &quot;&quot;; &quot;*&quot;)">
            <text:p/>
          </table:table-cell>
          <table:table-cell table:formula="of:=IF([.B328]=[.E328]; &quot;&quot;; [.E328]-[.B328])">
            <text:p/>
          </table:table-cell>
          <table:table-cell table:formula="of:=IF([.B328]=[.E328]; &quot;&quot;; (([.E328]-[.B328])/[.B32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IF([.B329]=[.E329]; &quot;&quot;; &quot;*&quot;)">
            <text:p/>
          </table:table-cell>
          <table:table-cell table:formula="of:=IF([.B329]=[.E329]; &quot;&quot;; [.E329]-[.B329])">
            <text:p/>
          </table:table-cell>
          <table:table-cell table:formula="of:=IF([.B329]=[.E329]; &quot;&quot;; (([.E329]-[.B329])/[.B3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IF([.B330]=[.E330]; &quot;&quot;; &quot;*&quot;)">
            <text:p/>
          </table:table-cell>
          <table:table-cell table:formula="of:=IF([.B330]=[.E330]; &quot;&quot;; [.E330]-[.B330])">
            <text:p/>
          </table:table-cell>
          <table:table-cell table:formula="of:=IF([.B330]=[.E330]; &quot;&quot;; (([.E330]-[.B330])/[.B3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IF([.B331]=[.E331]; &quot;&quot;; &quot;*&quot;)">
            <text:p/>
          </table:table-cell>
          <table:table-cell table:formula="of:=IF([.B331]=[.E331]; &quot;&quot;; [.E331]-[.B331])">
            <text:p/>
          </table:table-cell>
          <table:table-cell table:formula="of:=IF([.B331]=[.E331]; &quot;&quot;; (([.E331]-[.B331])/[.B3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IF([.B332]=[.E332]; &quot;&quot;; &quot;*&quot;)">
            <text:p/>
          </table:table-cell>
          <table:table-cell table:formula="of:=IF([.B332]=[.E332]; &quot;&quot;; [.E332]-[.B332])">
            <text:p/>
          </table:table-cell>
          <table:table-cell table:formula="of:=IF([.B332]=[.E332]; &quot;&quot;; (([.E332]-[.B332])/[.B33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return_into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IF([.B333]=[.E333]; &quot;&quot;; &quot;*&quot;)">
            <text:p/>
          </table:table-cell>
          <table:table-cell table:formula="of:=IF([.B333]=[.E333]; &quot;&quot;; [.E333]-[.B333])">
            <text:p/>
          </table:table-cell>
          <table:table-cell table:formula="of:=IF([.B333]=[.E333]; &quot;&quot;; (([.E333]-[.B333])/[.B33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IF([.B334]=[.E334]; &quot;&quot;; &quot;*&quot;)">
            <text:p/>
          </table:table-cell>
          <table:table-cell table:formula="of:=IF([.B334]=[.E334]; &quot;&quot;; [.E334]-[.B334])">
            <text:p/>
          </table:table-cell>
          <table:table-cell table:formula="of:=IF([.B334]=[.E334]; &quot;&quot;; (([.E334]-[.B334])/[.B3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IF([.B335]=[.E335]; &quot;&quot;; &quot;*&quot;)">
            <text:p/>
          </table:table-cell>
          <table:table-cell table:formula="of:=IF([.B335]=[.E335]; &quot;&quot;; [.E335]-[.B335])">
            <text:p/>
          </table:table-cell>
          <table:table-cell table:formula="of:=IF([.B335]=[.E335]; &quot;&quot;; (([.E335]-[.B335])/[.B3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IF([.B336]=[.E336]; &quot;&quot;; &quot;*&quot;)">
            <text:p/>
          </table:table-cell>
          <table:table-cell table:formula="of:=IF([.B336]=[.E336]; &quot;&quot;; [.E336]-[.B336])">
            <text:p/>
          </table:table-cell>
          <table:table-cell table:formula="of:=IF([.B336]=[.E336]; &quot;&quot;; (([.E336]-[.B336])/[.B3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_mint_burn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static_analysis/cei_pattern_violation_in_asm_block_mint_burn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IF([.B337]=[.E337]; &quot;&quot;; &quot;*&quot;)">
            <text:p/>
          </table:table-cell>
          <table:table-cell table:formula="of:=IF([.B337]=[.E337]; &quot;&quot;; [.E337]-[.B337])">
            <text:p/>
          </table:table-cell>
          <table:table-cell table:formula="of:=IF([.B337]=[.E337]; &quot;&quot;; (([.E337]-[.B337])/[.B3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IF([.B338]=[.E338]; &quot;&quot;; &quot;*&quot;)">
            <text:p/>
          </table:table-cell>
          <table:table-cell table:formula="of:=IF([.B338]=[.E338]; &quot;&quot;; [.E338]-[.B338])">
            <text:p/>
          </table:table-cell>
          <table:table-cell table:formula="of:=IF([.B338]=[.E338]; &quot;&quot;; (([.E338]-[.B338])/[.B3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IF([.B339]=[.E339]; &quot;&quot;; &quot;*&quot;)">
            <text:p/>
          </table:table-cell>
          <table:table-cell table:formula="of:=IF([.B339]=[.E339]; &quot;&quot;; [.E339]-[.B339])">
            <text:p/>
          </table:table-cell>
          <table:table-cell table:formula="of:=IF([.B339]=[.E339]; &quot;&quot;; (([.E339]-[.B339])/[.B339])*100)">
            <text:p/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IF([.B340]=[.E340]; &quot;&quot;; &quot;*&quot;)" office:value-type="string" office:string-value="*" calcext:value-type="string">
            <text:p>*</text:p>
          </table:table-cell>
          <table:table-cell table:formula="of:=IF([.B340]=[.E340]; &quot;&quot;; [.E340]-[.B340])" office:value-type="float" office:value="16" calcext:value-type="float">
            <text:p>16</text:p>
          </table:table-cell>
          <table:table-cell table:formula="of:=IF([.B340]=[.E340]; &quot;&quot;; (([.E340]-[.B340])/[.B340])*100)" office:value-type="float" office:value="1.20481927710843" calcext:value-type="float">
            <text:p>1.20481927710843</text:p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IF([.B341]=[.E341]; &quot;&quot;; &quot;*&quot;)" office:value-type="string" office:string-value="*" calcext:value-type="string">
            <text:p>*</text:p>
          </table:table-cell>
          <table:table-cell table:formula="of:=IF([.B341]=[.E341]; &quot;&quot;; [.E341]-[.B341])" office:value-type="float" office:value="16" calcext:value-type="float">
            <text:p>16</text:p>
          </table:table-cell>
          <table:table-cell table:formula="of:=IF([.B341]=[.E341]; &quot;&quot;; (([.E341]-[.B341])/[.B341])*100)" office:value-type="float" office:value="1.20481927710843" calcext:value-type="float">
            <text:p>1.20481927710843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IF([.B342]=[.E342]; &quot;&quot;; &quot;*&quot;)">
            <text:p/>
          </table:table-cell>
          <table:table-cell table:formula="of:=IF([.B342]=[.E342]; &quot;&quot;; [.E342]-[.B342])">
            <text:p/>
          </table:table-cell>
          <table:table-cell table:formula="of:=IF([.B342]=[.E342]; &quot;&quot;; (([.E342]-[.B342])/[.B34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func_app-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IF([.B343]=[.E343]; &quot;&quot;; &quot;*&quot;)">
            <text:p/>
          </table:table-cell>
          <table:table-cell table:formula="of:=IF([.B343]=[.E343]; &quot;&quot;; [.E343]-[.B343])">
            <text:p/>
          </table:table-cell>
          <table:table-cell table:formula="of:=IF([.B343]=[.E343]; &quot;&quot;; (([.E343]-[.B343])/[.B34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func_app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IF([.B344]=[.E344]; &quot;&quot;; &quot;*&quot;)">
            <text:p/>
          </table:table-cell>
          <table:table-cell table:formula="of:=IF([.B344]=[.E344]; &quot;&quot;; [.E344]-[.B344])">
            <text:p/>
          </table:table-cell>
          <table:table-cell table:formula="of:=IF([.B344]=[.E344]; &quot;&quot;; (([.E344]-[.B344])/[.B34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func_app-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IF([.B345]=[.E345]; &quot;&quot;; &quot;*&quot;)">
            <text:p/>
          </table:table-cell>
          <table:table-cell table:formula="of:=IF([.B345]=[.E345]; &quot;&quot;; [.E345]-[.B345])">
            <text:p/>
          </table:table-cell>
          <table:table-cell table:formula="of:=IF([.B345]=[.E345]; &quot;&quot;; (([.E345]-[.B345])/[.B34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if_statement-1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IF([.B346]=[.E346]; &quot;&quot;; &quot;*&quot;)">
            <text:p/>
          </table:table-cell>
          <table:table-cell table:formula="of:=IF([.B346]=[.E346]; &quot;&quot;; [.E346]-[.B346])">
            <text:p/>
          </table:table-cell>
          <table:table-cell table:formula="of:=IF([.B346]=[.E346]; &quot;&quot;; (([.E346]-[.B346])/[.B34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if_statement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IF([.B347]=[.E347]; &quot;&quot;; &quot;*&quot;)">
            <text:p/>
          </table:table-cell>
          <table:table-cell table:formula="of:=IF([.B347]=[.E347]; &quot;&quot;; [.E347]-[.B347])">
            <text:p/>
          </table:table-cell>
          <table:table-cell table:formula="of:=IF([.B347]=[.E347]; &quot;&quot;; (([.E347]-[.B347])/[.B34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intrinsic_call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IF([.B348]=[.E348]; &quot;&quot;; &quot;*&quot;)">
            <text:p/>
          </table:table-cell>
          <table:table-cell table:formula="of:=IF([.B348]=[.E348]; &quot;&quot;; [.E348]-[.B348])">
            <text:p/>
          </table:table-cell>
          <table:table-cell table:formula="of:=IF([.B348]=[.E348]; &quot;&quot;; (([.E348]-[.B348])/[.B34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match_statement-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IF([.B349]=[.E349]; &quot;&quot;; &quot;*&quot;)">
            <text:p/>
          </table:table-cell>
          <table:table-cell table:formula="of:=IF([.B349]=[.E349]; &quot;&quot;; [.E349]-[.B349])">
            <text:p/>
          </table:table-cell>
          <table:table-cell table:formula="of:=IF([.B349]=[.E349]; &quot;&quot;; (([.E349]-[.B349])/[.B34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IF([.B350]=[.E350]; &quot;&quot;; &quot;*&quot;)">
            <text:p/>
          </table:table-cell>
          <table:table-cell table:formula="of:=IF([.B350]=[.E350]; &quot;&quot;; [.E350]-[.B350])">
            <text:p/>
          </table:table-cell>
          <table:table-cell table:formula="of:=IF([.B350]=[.E350]; &quot;&quot;; (([.E350]-[.B350])/[.B35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struct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IF([.B351]=[.E351]; &quot;&quot;; &quot;*&quot;)">
            <text:p/>
          </table:table-cell>
          <table:table-cell table:formula="of:=IF([.B351]=[.E351]; &quot;&quot;; [.E351]-[.B351])">
            <text:p/>
          </table:table-cell>
          <table:table-cell table:formula="of:=IF([.B351]=[.E351]; &quot;&quot;; (([.E351]-[.B351])/[.B35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tuple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IF([.B352]=[.E352]; &quot;&quot;; &quot;*&quot;)">
            <text:p/>
          </table:table-cell>
          <table:table-cell table:formula="of:=IF([.B352]=[.E352]; &quot;&quot;; [.E352]-[.B352])">
            <text:p/>
          </table:table-cell>
          <table:table-cell table:formula="of:=IF([.B352]=[.E352]; &quot;&quot;; (([.E352]-[.B352])/[.B35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while_loop-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IF([.B353]=[.E353]; &quot;&quot;; &quot;*&quot;)">
            <text:p/>
          </table:table-cell>
          <table:table-cell table:formula="of:=IF([.B353]=[.E353]; &quot;&quot;; [.E353]-[.B353])">
            <text:p/>
          </table:table-cell>
          <table:table-cell table:formula="of:=IF([.B353]=[.E353]; &quot;&quot;; (([.E353]-[.B353])/[.B35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while_loop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IF([.B354]=[.E354]; &quot;&quot;; &quot;*&quot;)">
            <text:p/>
          </table:table-cell>
          <table:table-cell table:formula="of:=IF([.B354]=[.E354]; &quot;&quot;; [.E354]-[.B354])">
            <text:p/>
          </table:table-cell>
          <table:table-cell table:formula="of:=IF([.B354]=[.E354]; &quot;&quot;; (([.E354]-[.B354])/[.B35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while_loop-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IF([.B355]=[.E355]; &quot;&quot;; &quot;*&quot;)">
            <text:p/>
          </table:table-cell>
          <table:table-cell table:formula="of:=IF([.B355]=[.E355]; &quot;&quot;; [.E355]-[.B355])">
            <text:p/>
          </table:table-cell>
          <table:table-cell table:formula="of:=IF([.B355]=[.E355]; &quot;&quot;; (([.E355]-[.B355])/[.B35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while_loop-4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IF([.B356]=[.E356]; &quot;&quot;; &quot;*&quot;)">
            <text:p/>
          </table:table-cell>
          <table:table-cell table:formula="of:=IF([.B356]=[.E356]; &quot;&quot;; [.E356]-[.B356])">
            <text:p/>
          </table:table-cell>
          <table:table-cell table:formula="of:=IF([.B356]=[.E356]; &quot;&quot;; (([.E356]-[.B356])/[.B356])*100)">
            <text:p/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1144" calcext:value-type="float">
            <text:p>11144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IF([.B357]=[.E357]; &quot;&quot;; &quot;*&quot;)" office:value-type="string" office:string-value="*" calcext:value-type="string">
            <text:p>*</text:p>
          </table:table-cell>
          <table:table-cell table:formula="of:=IF([.B357]=[.E357]; &quot;&quot;; [.E357]-[.B357])" office:value-type="float" office:value="144" calcext:value-type="float">
            <text:p>144</text:p>
          </table:table-cell>
          <table:table-cell table:formula="of:=IF([.B357]=[.E357]; &quot;&quot;; (([.E357]-[.B357])/[.B357])*100)" office:value-type="float" office:value="1.30909090909091" calcext:value-type="float">
            <text:p>1.30909090909091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IF([.B358]=[.E358]; &quot;&quot;; &quot;*&quot;)">
            <text:p/>
          </table:table-cell>
          <table:table-cell table:formula="of:=IF([.B358]=[.E358]; &quot;&quot;; [.E358]-[.B358])">
            <text:p/>
          </table:table-cell>
          <table:table-cell table:formula="of:=IF([.B358]=[.E358]; &quot;&quot;; (([.E358]-[.B358])/[.B358])*100)">
            <text:p/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5640" calcext:value-type="float">
            <text:p>5640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5848" calcext:value-type="float">
            <text:p>5848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IF([.B359]=[.E359]; &quot;&quot;; &quot;*&quot;)" office:value-type="string" office:string-value="*" calcext:value-type="string">
            <text:p>*</text:p>
          </table:table-cell>
          <table:table-cell table:formula="of:=IF([.B359]=[.E359]; &quot;&quot;; [.E359]-[.B359])" office:value-type="float" office:value="208" calcext:value-type="float">
            <text:p>208</text:p>
          </table:table-cell>
          <table:table-cell table:formula="of:=IF([.B359]=[.E359]; &quot;&quot;; (([.E359]-[.B359])/[.B359])*100)" office:value-type="float" office:value="3.68794326241135" calcext:value-type="float">
            <text:p>3.68794326241135</text:p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IF([.B360]=[.E360]; &quot;&quot;; &quot;*&quot;)" office:value-type="string" office:string-value="*" calcext:value-type="string">
            <text:p>*</text:p>
          </table:table-cell>
          <table:table-cell table:formula="of:=IF([.B360]=[.E360]; &quot;&quot;; [.E360]-[.B360])" office:value-type="float" office:value="16" calcext:value-type="float">
            <text:p>16</text:p>
          </table:table-cell>
          <table:table-cell table:formula="of:=IF([.B360]=[.E360]; &quot;&quot;; (([.E360]-[.B360])/[.B360])*100)" office:value-type="float" office:value="2.06185567010309" calcext:value-type="float">
            <text:p>2.06185567010309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IF([.B361]=[.E361]; &quot;&quot;; &quot;*&quot;)">
            <text:p/>
          </table:table-cell>
          <table:table-cell table:formula="of:=IF([.B361]=[.E361]; &quot;&quot;; [.E361]-[.B361])">
            <text:p/>
          </table:table-cell>
          <table:table-cell table:formula="of:=IF([.B361]=[.E361]; &quot;&quot;; (([.E361]-[.B361])/[.B36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IF([.B362]=[.E362]; &quot;&quot;; &quot;*&quot;)">
            <text:p/>
          </table:table-cell>
          <table:table-cell table:formula="of:=IF([.B362]=[.E362]; &quot;&quot;; [.E362]-[.B362])">
            <text:p/>
          </table:table-cell>
          <table:table-cell table:formula="of:=IF([.B362]=[.E362]; &quot;&quot;; (([.E362]-[.B362])/[.B36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IF([.B363]=[.E363]; &quot;&quot;; &quot;*&quot;)">
            <text:p/>
          </table:table-cell>
          <table:table-cell table:formula="of:=IF([.B363]=[.E363]; &quot;&quot;; [.E363]-[.B363])">
            <text:p/>
          </table:table-cell>
          <table:table-cell table:formula="of:=IF([.B363]=[.E363]; &quot;&quot;; (([.E363]-[.B363])/[.B36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IF([.B364]=[.E364]; &quot;&quot;; &quot;*&quot;)">
            <text:p/>
          </table:table-cell>
          <table:table-cell table:formula="of:=IF([.B364]=[.E364]; &quot;&quot;; [.E364]-[.B364])">
            <text:p/>
          </table:table-cell>
          <table:table-cell table:formula="of:=IF([.B364]=[.E364]; &quot;&quot;; (([.E364]-[.B364])/[.B36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IF([.B365]=[.E365]; &quot;&quot;; &quot;*&quot;)">
            <text:p/>
          </table:table-cell>
          <table:table-cell table:formula="of:=IF([.B365]=[.E365]; &quot;&quot;; [.E365]-[.B365])">
            <text:p/>
          </table:table-cell>
          <table:table-cell table:formula="of:=IF([.B365]=[.E365]; &quot;&quot;; (([.E365]-[.B365])/[.B36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IF([.B366]=[.E366]; &quot;&quot;; &quot;*&quot;)">
            <text:p/>
          </table:table-cell>
          <table:table-cell table:formula="of:=IF([.B366]=[.E366]; &quot;&quot;; [.E366]-[.B366])">
            <text:p/>
          </table:table-cell>
          <table:table-cell table:formula="of:=IF([.B366]=[.E366]; &quot;&quot;; (([.E366]-[.B366])/[.B36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IF([.B367]=[.E367]; &quot;&quot;; &quot;*&quot;)">
            <text:p/>
          </table:table-cell>
          <table:table-cell table:formula="of:=IF([.B367]=[.E367]; &quot;&quot;; [.E367]-[.B367])">
            <text:p/>
          </table:table-cell>
          <table:table-cell table:formula="of:=IF([.B367]=[.E367]; &quot;&quot;; (([.E367]-[.B367])/[.B36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eq</text:p>
          </table:table-cell>
          <table:table-cell office:value-type="float" office:value="3128" calcext:value-type="float">
            <text:p>3128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3128" calcext:value-type="float">
            <text:p>3128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IF([.B368]=[.E368]; &quot;&quot;; &quot;*&quot;)">
            <text:p/>
          </table:table-cell>
          <table:table-cell table:formula="of:=IF([.B368]=[.E368]; &quot;&quot;; [.E368]-[.B368])">
            <text:p/>
          </table:table-cell>
          <table:table-cell table:formula="of:=IF([.B368]=[.E368]; &quot;&quot;; (([.E368]-[.B368])/[.B36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IF([.B369]=[.E369]; &quot;&quot;; &quot;*&quot;)">
            <text:p/>
          </table:table-cell>
          <table:table-cell table:formula="of:=IF([.B369]=[.E369]; &quot;&quot;; [.E369]-[.B369])">
            <text:p/>
          </table:table-cell>
          <table:table-cell table:formula="of:=IF([.B369]=[.E369]; &quot;&quot;; (([.E369]-[.B369])/[.B36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ne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IF([.B370]=[.E370]; &quot;&quot;; &quot;*&quot;)">
            <text:p/>
          </table:table-cell>
          <table:table-cell table:formula="of:=IF([.B370]=[.E370]; &quot;&quot;; [.E370]-[.B370])">
            <text:p/>
          </table:table-cell>
          <table:table-cell table:formula="of:=IF([.B370]=[.E370]; &quot;&quot;; (([.E370]-[.B370])/[.B37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IF([.B371]=[.E371]; &quot;&quot;; &quot;*&quot;)">
            <text:p/>
          </table:table-cell>
          <table:table-cell table:formula="of:=IF([.B371]=[.E371]; &quot;&quot;; [.E371]-[.B371])">
            <text:p/>
          </table:table-cell>
          <table:table-cell table:formula="of:=IF([.B371]=[.E371]; &quot;&quot;; (([.E371]-[.B371])/[.B37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IF([.B372]=[.E372]; &quot;&quot;; &quot;*&quot;)">
            <text:p/>
          </table:table-cell>
          <table:table-cell table:formula="of:=IF([.B372]=[.E372]; &quot;&quot;; [.E372]-[.B372])">
            <text:p/>
          </table:table-cell>
          <table:table-cell table:formula="of:=IF([.B372]=[.E372]; &quot;&quot;; (([.E372]-[.B372])/[.B37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IF([.B373]=[.E373]; &quot;&quot;; &quot;*&quot;)">
            <text:p/>
          </table:table-cell>
          <table:table-cell table:formula="of:=IF([.B373]=[.E373]; &quot;&quot;; [.E373]-[.B373])">
            <text:p/>
          </table:table-cell>
          <table:table-cell table:formula="of:=IF([.B373]=[.E373]; &quot;&quot;; (([.E373]-[.B373])/[.B37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IF([.B374]=[.E374]; &quot;&quot;; &quot;*&quot;)">
            <text:p/>
          </table:table-cell>
          <table:table-cell table:formula="of:=IF([.B374]=[.E374]; &quot;&quot;; [.E374]-[.B374])">
            <text:p/>
          </table:table-cell>
          <table:table-cell table:formula="of:=IF([.B374]=[.E374]; &quot;&quot;; (([.E374]-[.B374])/[.B37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IF([.B375]=[.E375]; &quot;&quot;; &quot;*&quot;)">
            <text:p/>
          </table:table-cell>
          <table:table-cell table:formula="of:=IF([.B375]=[.E375]; &quot;&quot;; [.E375]-[.B375])">
            <text:p/>
          </table:table-cell>
          <table:table-cell table:formula="of:=IF([.B375]=[.E375]; &quot;&quot;; (([.E375]-[.B375])/[.B37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IF([.B376]=[.E376]; &quot;&quot;; &quot;*&quot;)">
            <text:p/>
          </table:table-cell>
          <table:table-cell table:formula="of:=IF([.B376]=[.E376]; &quot;&quot;; [.E376]-[.B376])">
            <text:p/>
          </table:table-cell>
          <table:table-cell table:formula="of:=IF([.B376]=[.E376]; &quot;&quot;; (([.E376]-[.B376])/[.B37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IF([.B377]=[.E377]; &quot;&quot;; &quot;*&quot;)">
            <text:p/>
          </table:table-cell>
          <table:table-cell table:formula="of:=IF([.B377]=[.E377]; &quot;&quot;; [.E377]-[.B377])">
            <text:p/>
          </table:table-cell>
          <table:table-cell table:formula="of:=IF([.B377]=[.E377]; &quot;&quot;; (([.E377]-[.B377])/[.B37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IF([.B378]=[.E378]; &quot;&quot;; &quot;*&quot;)">
            <text:p/>
          </table:table-cell>
          <table:table-cell table:formula="of:=IF([.B378]=[.E378]; &quot;&quot;; [.E378]-[.B378])">
            <text:p/>
          </table:table-cell>
          <table:table-cell table:formula="of:=IF([.B378]=[.E378]; &quot;&quot;; (([.E378]-[.B378])/[.B37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IF([.B379]=[.E379]; &quot;&quot;; &quot;*&quot;)">
            <text:p/>
          </table:table-cell>
          <table:table-cell table:formula="of:=IF([.B379]=[.E379]; &quot;&quot;; [.E379]-[.B379])">
            <text:p/>
          </table:table-cell>
          <table:table-cell table:formula="of:=IF([.B379]=[.E379]; &quot;&quot;; (([.E379]-[.B379])/[.B37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IF([.B380]=[.E380]; &quot;&quot;; &quot;*&quot;)">
            <text:p/>
          </table:table-cell>
          <table:table-cell table:formula="of:=IF([.B380]=[.E380]; &quot;&quot;; [.E380]-[.B380])">
            <text:p/>
          </table:table-cell>
          <table:table-cell table:formula="of:=IF([.B380]=[.E380]; &quot;&quot;; (([.E380]-[.B380])/[.B38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IF([.B381]=[.E381]; &quot;&quot;; &quot;*&quot;)">
            <text:p/>
          </table:table-cell>
          <table:table-cell table:formula="of:=IF([.B381]=[.E381]; &quot;&quot;; [.E381]-[.B381])">
            <text:p/>
          </table:table-cell>
          <table:table-cell table:formula="of:=IF([.B381]=[.E381]; &quot;&quot;; (([.E381]-[.B381])/[.B38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IF([.B382]=[.E382]; &quot;&quot;; &quot;*&quot;)">
            <text:p/>
          </table:table-cell>
          <table:table-cell table:formula="of:=IF([.B382]=[.E382]; &quot;&quot;; [.E382]-[.B382])">
            <text:p/>
          </table:table-cell>
          <table:table-cell table:formula="of:=IF([.B382]=[.E382]; &quot;&quot;; (([.E382]-[.B382])/[.B38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identity_eq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IF([.B383]=[.E383]; &quot;&quot;; &quot;*&quot;)">
            <text:p/>
          </table:table-cell>
          <table:table-cell table:formula="of:=IF([.B383]=[.E383]; &quot;&quot;; [.E383]-[.B383])">
            <text:p/>
          </table:table-cell>
          <table:table-cell table:formula="of:=IF([.B383]=[.E383]; &quot;&quot;; (([.E383]-[.B383])/[.B38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IF([.B384]=[.E384]; &quot;&quot;; &quot;*&quot;)">
            <text:p/>
          </table:table-cell>
          <table:table-cell table:formula="of:=IF([.B384]=[.E384]; &quot;&quot;; [.E384]-[.B384])">
            <text:p/>
          </table:table-cell>
          <table:table-cell table:formula="of:=IF([.B384]=[.E384]; &quot;&quot;; (([.E384]-[.B384])/[.B38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IF([.B385]=[.E385]; &quot;&quot;; &quot;*&quot;)">
            <text:p/>
          </table:table-cell>
          <table:table-cell table:formula="of:=IF([.B385]=[.E385]; &quot;&quot;; [.E385]-[.B385])">
            <text:p/>
          </table:table-cell>
          <table:table-cell table:formula="of:=IF([.B385]=[.E385]; &quot;&quot;; (([.E385]-[.B385])/[.B38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IF([.B386]=[.E386]; &quot;&quot;; &quot;*&quot;)">
            <text:p/>
          </table:table-cell>
          <table:table-cell table:formula="of:=IF([.B386]=[.E386]; &quot;&quot;; [.E386]-[.B386])">
            <text:p/>
          </table:table-cell>
          <table:table-cell table:formula="of:=IF([.B386]=[.E386]; &quot;&quot;; (([.E386]-[.B386])/[.B386])*100)">
            <text:p/>
          </table:table-cell>
          <table:table-cell/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456" calcext:value-type="float">
            <text:p>22456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2648" calcext:value-type="float">
            <text:p>22648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IF([.B387]=[.E387]; &quot;&quot;; &quot;*&quot;)" office:value-type="string" office:string-value="*" calcext:value-type="string">
            <text:p>*</text:p>
          </table:table-cell>
          <table:table-cell table:formula="of:=IF([.B387]=[.E387]; &quot;&quot;; [.E387]-[.B387])" office:value-type="float" office:value="192" calcext:value-type="float">
            <text:p>192</text:p>
          </table:table-cell>
          <table:table-cell table:formula="of:=IF([.B387]=[.E387]; &quot;&quot;; (([.E387]-[.B387])/[.B387])*100)" office:value-type="float" office:value="0.855005343783399" calcext:value-type="float">
            <text:p>0.855005343783399</text:p>
          </table:table-cell>
          <table:table-cell/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1928" calcext:value-type="float">
            <text:p>11928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1952" calcext:value-type="float">
            <text:p>11952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IF([.B388]=[.E388]; &quot;&quot;; &quot;*&quot;)" office:value-type="string" office:string-value="*" calcext:value-type="string">
            <text:p>*</text:p>
          </table:table-cell>
          <table:table-cell table:formula="of:=IF([.B388]=[.E388]; &quot;&quot;; [.E388]-[.B388])" office:value-type="float" office:value="24" calcext:value-type="float">
            <text:p>24</text:p>
          </table:table-cell>
          <table:table-cell table:formula="of:=IF([.B388]=[.E388]; &quot;&quot;; (([.E388]-[.B388])/[.B388])*100)" office:value-type="float" office:value="0.201207243460765" calcext:value-type="float">
            <text:p>0.201207243460765</text:p>
          </table:table-cell>
          <table:table-cell/>
        </table:table-row>
        <table:table-row table:style-name="ro1" table:visibility="filter">
          <table:table-cell office:value-type="string" calcext:value-type="string">
            <text:p>stdlib/raw_ptr</text:p>
          </table:table-cell>
          <table:table-cell office:value-type="float" office:value="4232" calcext:value-type="float">
            <text:p>4232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232" calcext:value-type="float">
            <text:p>4232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IF([.B389]=[.E389]; &quot;&quot;; &quot;*&quot;)">
            <text:p/>
          </table:table-cell>
          <table:table-cell table:formula="of:=IF([.B389]=[.E389]; &quot;&quot;; [.E389]-[.B389])">
            <text:p/>
          </table:table-cell>
          <table:table-cell table:formula="of:=IF([.B389]=[.E389]; &quot;&quot;; (([.E389]-[.B389])/[.B38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IF([.B390]=[.E390]; &quot;&quot;; &quot;*&quot;)">
            <text:p/>
          </table:table-cell>
          <table:table-cell table:formula="of:=IF([.B390]=[.E390]; &quot;&quot;; [.E390]-[.B390])">
            <text:p/>
          </table:table-cell>
          <table:table-cell table:formula="of:=IF([.B390]=[.E390]; &quot;&quot;; (([.E390]-[.B390])/[.B39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IF([.B391]=[.E391]; &quot;&quot;; &quot;*&quot;)">
            <text:p/>
          </table:table-cell>
          <table:table-cell table:formula="of:=IF([.B391]=[.E391]; &quot;&quot;; [.E391]-[.B391])">
            <text:p/>
          </table:table-cell>
          <table:table-cell table:formula="of:=IF([.B391]=[.E391]; &quot;&quot;; (([.E391]-[.B391])/[.B391])*100)">
            <text:p/>
          </table:table-cell>
          <table:table-cell/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640" calcext:value-type="float">
            <text:p>8640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664" calcext:value-type="float">
            <text:p>8664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IF([.B392]=[.E392]; &quot;&quot;; &quot;*&quot;)" office:value-type="string" office:string-value="*" calcext:value-type="string">
            <text:p>*</text:p>
          </table:table-cell>
          <table:table-cell table:formula="of:=IF([.B392]=[.E392]; &quot;&quot;; [.E392]-[.B392])" office:value-type="float" office:value="24" calcext:value-type="float">
            <text:p>24</text:p>
          </table:table-cell>
          <table:table-cell table:formula="of:=IF([.B392]=[.E392]; &quot;&quot;; (([.E392]-[.B392])/[.B392])*100)" office:value-type="float" office:value="0.277777777777778" calcext:value-type="float">
            <text:p>0.277777777777778</text:p>
          </table:table-cell>
          <table:table-cell/>
        </table:table-row>
        <table:table-row table:style-name="ro1" table:visibility="filter">
          <table:table-cell office:value-type="string" calcext:value-type="string">
            <text:p>stdlib/sha256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IF([.B393]=[.E393]; &quot;&quot;; &quot;*&quot;)">
            <text:p/>
          </table:table-cell>
          <table:table-cell table:formula="of:=IF([.B393]=[.E393]; &quot;&quot;; [.E393]-[.B393])">
            <text:p/>
          </table:table-cell>
          <table:table-cell table:formula="of:=IF([.B393]=[.E393]; &quot;&quot;; (([.E393]-[.B393])/[.B393])*100)">
            <text:p/>
          </table:table-cell>
          <table:table-cell/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5128" calcext:value-type="float">
            <text:p>5128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5240" calcext:value-type="float">
            <text:p>5240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IF([.B394]=[.E394]; &quot;&quot;; &quot;*&quot;)" office:value-type="string" office:string-value="*" calcext:value-type="string">
            <text:p>*</text:p>
          </table:table-cell>
          <table:table-cell table:formula="of:=IF([.B394]=[.E394]; &quot;&quot;; [.E394]-[.B394])" office:value-type="float" office:value="112" calcext:value-type="float">
            <text:p>112</text:p>
          </table:table-cell>
          <table:table-cell table:formula="of:=IF([.B394]=[.E394]; &quot;&quot;; (([.E394]-[.B394])/[.B394])*100)" office:value-type="float" office:value="2.18408736349454" calcext:value-type="float">
            <text:p>2.18408736349454</text:p>
          </table:table-cell>
          <table:table-cell/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2472" calcext:value-type="float">
            <text:p>2472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IF([.B395]=[.E395]; &quot;&quot;; &quot;*&quot;)" office:value-type="string" office:string-value="*" calcext:value-type="string">
            <text:p>*</text:p>
          </table:table-cell>
          <table:table-cell table:formula="of:=IF([.B395]=[.E395]; &quot;&quot;; [.E395]-[.B395])" office:value-type="float" office:value="16" calcext:value-type="float">
            <text:p>16</text:p>
          </table:table-cell>
          <table:table-cell table:formula="of:=IF([.B395]=[.E395]; &quot;&quot;; (([.E395]-[.B395])/[.B395])*100)" office:value-type="float" office:value="0.651465798045603" calcext:value-type="float">
            <text:p>0.651465798045603</text:p>
          </table:table-cell>
          <table:table-cell/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248" calcext:value-type="float">
            <text:p>4248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4264" calcext:value-type="float">
            <text:p>4264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IF([.B396]=[.E396]; &quot;&quot;; &quot;*&quot;)" office:value-type="string" office:string-value="*" calcext:value-type="string">
            <text:p>*</text:p>
          </table:table-cell>
          <table:table-cell table:formula="of:=IF([.B396]=[.E396]; &quot;&quot;; [.E396]-[.B396])" office:value-type="float" office:value="16" calcext:value-type="float">
            <text:p>16</text:p>
          </table:table-cell>
          <table:table-cell table:formula="of:=IF([.B396]=[.E396]; &quot;&quot;; (([.E396]-[.B396])/[.B396])*100)" office:value-type="float" office:value="0.376647834274953" calcext:value-type="float">
            <text:p>0.376647834274953</text:p>
          </table:table-cell>
          <table:table-cell/>
        </table:table-row>
        <table:table-row table:style-name="ro1" table:visibility="filter">
          <table:table-cell office:value-type="string" calcext:value-type="string">
            <text:p>stdlib/u128_mul_test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IF([.B397]=[.E397]; &quot;&quot;; &quot;*&quot;)">
            <text:p/>
          </table:table-cell>
          <table:table-cell table:formula="of:=IF([.B397]=[.E397]; &quot;&quot;; [.E397]-[.B397])">
            <text:p/>
          </table:table-cell>
          <table:table-cell table:formula="of:=IF([.B397]=[.E397]; &quot;&quot;; (([.E397]-[.B397])/[.B39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u128_root_test</text:p>
          </table:table-cell>
          <table:table-cell office:value-type="float" office:value="4072" calcext:value-type="float">
            <text:p>4072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072" calcext:value-type="float">
            <text:p>4072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IF([.B398]=[.E398]; &quot;&quot;; &quot;*&quot;)">
            <text:p/>
          </table:table-cell>
          <table:table-cell table:formula="of:=IF([.B398]=[.E398]; &quot;&quot;; [.E398]-[.B398])">
            <text:p/>
          </table:table-cell>
          <table:table-cell table:formula="of:=IF([.B398]=[.E398]; &quot;&quot;; (([.E398]-[.B398])/[.B39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u128_test</text:p>
          </table:table-cell>
          <table:table-cell office:value-type="float" office:value="6208" calcext:value-type="float">
            <text:p>6208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6208" calcext:value-type="float">
            <text:p>6208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IF([.B399]=[.E399]; &quot;&quot;; &quot;*&quot;)">
            <text:p/>
          </table:table-cell>
          <table:table-cell table:formula="of:=IF([.B399]=[.E399]; &quot;&quot;; [.E399]-[.B399])">
            <text:p/>
          </table:table-cell>
          <table:table-cell table:formula="of:=IF([.B399]=[.E399]; &quot;&quot;; (([.E399]-[.B399])/[.B399])*100)">
            <text:p/>
          </table:table-cell>
          <table:table-cell/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6224" calcext:value-type="float">
            <text:p>106224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06856" calcext:value-type="float">
            <text:p>106856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IF([.B400]=[.E400]; &quot;&quot;; &quot;*&quot;)" office:value-type="string" office:string-value="*" calcext:value-type="string">
            <text:p>*</text:p>
          </table:table-cell>
          <table:table-cell table:formula="of:=IF([.B400]=[.E400]; &quot;&quot;; [.E400]-[.B400])" office:value-type="float" office:value="632" calcext:value-type="float">
            <text:p>632</text:p>
          </table:table-cell>
          <table:table-cell table:formula="of:=IF([.B400]=[.E400]; &quot;&quot;; (([.E400]-[.B400])/[.B400])*100)" office:value-type="float" office:value="0.594969121855701" calcext:value-type="float">
            <text:p>0.594969121855701</text:p>
          </table:table-cell>
          <table:table-cell/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352" calcext:value-type="float">
            <text:p>23352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3536" calcext:value-type="float">
            <text:p>23536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IF([.B401]=[.E401]; &quot;&quot;; &quot;*&quot;)" office:value-type="string" office:string-value="*" calcext:value-type="string">
            <text:p>*</text:p>
          </table:table-cell>
          <table:table-cell table:formula="of:=IF([.B401]=[.E401]; &quot;&quot;; [.E401]-[.B401])" office:value-type="float" office:value="184" calcext:value-type="float">
            <text:p>184</text:p>
          </table:table-cell>
          <table:table-cell table:formula="of:=IF([.B401]=[.E401]; &quot;&quot;; (([.E401]-[.B401])/[.B401])*100)" office:value-type="float" office:value="0.78794107571086" calcext:value-type="float">
            <text:p>0.78794107571086</text:p>
          </table:table-cell>
          <table:table-cell/>
        </table:table-row>
        <table:table-row table:style-name="ro1" table:visibility="filter">
          <table:table-cell office:value-type="string" calcext:value-type="string">
            <text:p>storage_into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IF([.B402]=[.E402]; &quot;&quot;; &quot;*&quot;)">
            <text:p/>
          </table:table-cell>
          <table:table-cell table:formula="of:=IF([.B402]=[.E402]; &quot;&quot;; [.E402]-[.B402])">
            <text:p/>
          </table:table-cell>
          <table:table-cell table:formula="of:=IF([.B402]=[.E402]; &quot;&quot;; (([.E402]-[.B402])/[.B40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IF([.B403]=[.E403]; &quot;&quot;; &quot;*&quot;)">
            <text:p/>
          </table:table-cell>
          <table:table-cell table:formula="of:=IF([.B403]=[.E403]; &quot;&quot;; [.E403]-[.B403])">
            <text:p/>
          </table:table-cell>
          <table:table-cell table:formula="of:=IF([.B403]=[.E403]; &quot;&quot;; (([.E403]-[.B403])/[.B40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IF([.B404]=[.E404]; &quot;&quot;; &quot;*&quot;)">
            <text:p/>
          </table:table-cell>
          <table:table-cell table:formula="of:=IF([.B404]=[.E404]; &quot;&quot;; [.E404]-[.B404])">
            <text:p/>
          </table:table-cell>
          <table:table-cell table:formula="of:=IF([.B404]=[.E404]; &quot;&quot;; (([.E404]-[.B404])/[.B40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IF([.B405]=[.E405]; &quot;&quot;; &quot;*&quot;)">
            <text:p/>
          </table:table-cell>
          <table:table-cell table:formula="of:=IF([.B405]=[.E405]; &quot;&quot;; [.E405]-[.B405])">
            <text:p/>
          </table:table-cell>
          <table:table-cell table:formula="of:=IF([.B405]=[.E405]; &quot;&quot;; (([.E405]-[.B405])/[.B40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IF([.B406]=[.E406]; &quot;&quot;; &quot;*&quot;)">
            <text:p/>
          </table:table-cell>
          <table:table-cell table:formula="of:=IF([.B406]=[.E406]; &quot;&quot;; [.E406]-[.B406])">
            <text:p/>
          </table:table-cell>
          <table:table-cell table:formula="of:=IF([.B406]=[.E406]; &quot;&quot;; (([.E406]-[.B406])/[.B40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IF([.B407]=[.E407]; &quot;&quot;; &quot;*&quot;)">
            <text:p/>
          </table:table-cell>
          <table:table-cell table:formula="of:=IF([.B407]=[.E407]; &quot;&quot;; [.E407]-[.B407])">
            <text:p/>
          </table:table-cell>
          <table:table-cell table:formula="of:=IF([.B407]=[.E407]; &quot;&quot;; (([.E407]-[.B407])/[.B40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IF([.B408]=[.E408]; &quot;&quot;; &quot;*&quot;)">
            <text:p/>
          </table:table-cell>
          <table:table-cell table:formula="of:=IF([.B408]=[.E408]; &quot;&quot;; [.E408]-[.B408])">
            <text:p/>
          </table:table-cell>
          <table:table-cell table:formula="of:=IF([.B408]=[.E408]; &quot;&quot;; (([.E408]-[.B408])/[.B408])*100)">
            <text:p/>
          </table:table-cell>
          <table:table-cell/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3296" calcext:value-type="float">
            <text:p>3296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IF([.B409]=[.E409]; &quot;&quot;; &quot;*&quot;)" office:value-type="string" office:string-value="*" calcext:value-type="string">
            <text:p>*</text:p>
          </table:table-cell>
          <table:table-cell table:formula="of:=IF([.B409]=[.E409]; &quot;&quot;; [.E409]-[.B409])" office:value-type="float" office:value="96" calcext:value-type="float">
            <text:p>96</text:p>
          </table:table-cell>
          <table:table-cell table:formula="of:=IF([.B409]=[.E409]; &quot;&quot;; (([.E409]-[.B409])/[.B409])*100)" office:value-type="float" office:value="3" calcext:value-type="float">
            <text:p>3</text:p>
          </table:table-cell>
          <table:table-cell office:value-type="string" calcext:value-type="string">
            <office:annotation draw:style-name="gr3" draw:text-style-name="P2" svg:width="1.1413in" svg:height="2.1008in" svg:x="17.0626in" svg:y="4.0315in" draw:caption-point-x="-0.2402in" draw:caption-point-y="0.5945in">
              <dc:date>2024-06-21T00:00:00</dc:date>
              <text:p text:style-name="P1">Int_to_ptr coming from ASM:</text:p>
              <text:p text:style-name="P1"/>
              <text:p text:style-name="P1"><text:s text:c="8"/>v416 = asm(size: v415, ptr) -&gt; u64 ptr, !404 {</text:p>
              <text:p text:style-name="P1"><text:s text:c="12"/>aloc <text:s text:c="2"/>size, !405</text:p>
              <text:p text:style-name="P1"><text:s text:c="12"/>move <text:s text:c="2"/>ptr hp, !406</text:p>
              <text:p text:style-name="P1"><text:s text:c="8"/>}</text:p>
            </office:annotation>
            <text:p>OK</text:p>
          </table:table-cell>
        </table:table-row>
        <table:table-row table:style-name="ro1" table:visibility="filter"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IF([.B410]=[.E410]; &quot;&quot;; &quot;*&quot;)">
            <text:p/>
          </table:table-cell>
          <table:table-cell table:formula="of:=IF([.B410]=[.E410]; &quot;&quot;; [.E410]-[.B410])">
            <text:p/>
          </table:table-cell>
          <table:table-cell table:formula="of:=IF([.B410]=[.E410]; &quot;&quot;; (([.E410]-[.B410])/[.B41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IF([.B411]=[.E411]; &quot;&quot;; &quot;*&quot;)">
            <text:p/>
          </table:table-cell>
          <table:table-cell table:formula="of:=IF([.B411]=[.E411]; &quot;&quot;; [.E411]-[.B411])">
            <text:p/>
          </table:table-cell>
          <table:table-cell table:formula="of:=IF([.B411]=[.E411]; &quot;&quot;; (([.E411]-[.B411])/[.B41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IF([.B412]=[.E412]; &quot;&quot;; &quot;*&quot;)">
            <text:p/>
          </table:table-cell>
          <table:table-cell table:formula="of:=IF([.B412]=[.E412]; &quot;&quot;; [.E412]-[.B412])">
            <text:p/>
          </table:table-cell>
          <table:table-cell table:formula="of:=IF([.B412]=[.E412]; &quot;&quot;; (([.E412]-[.B412])/[.B4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IF([.B413]=[.E413]; &quot;&quot;; &quot;*&quot;)">
            <text:p/>
          </table:table-cell>
          <table:table-cell table:formula="of:=IF([.B413]=[.E413]; &quot;&quot;; [.E413]-[.B413])">
            <text:p/>
          </table:table-cell>
          <table:table-cell table:formula="of:=IF([.B413]=[.E413]; &quot;&quot;; (([.E413]-[.B413])/[.B4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IF([.B414]=[.E414]; &quot;&quot;; &quot;*&quot;)">
            <text:p/>
          </table:table-cell>
          <table:table-cell table:formula="of:=IF([.B414]=[.E414]; &quot;&quot;; [.E414]-[.B414])">
            <text:p/>
          </table:table-cell>
          <table:table-cell table:formula="of:=IF([.B414]=[.E414]; &quot;&quot;; (([.E414]-[.B414])/[.B4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IF([.B415]=[.E415]; &quot;&quot;; &quot;*&quot;)">
            <text:p/>
          </table:table-cell>
          <table:table-cell table:formula="of:=IF([.B415]=[.E415]; &quot;&quot;; [.E415]-[.B415])">
            <text:p/>
          </table:table-cell>
          <table:table-cell table:formula="of:=IF([.B415]=[.E415]; &quot;&quot;; (([.E415]-[.B415])/[.B4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IF([.B416]=[.E416]; &quot;&quot;; &quot;*&quot;)">
            <text:p/>
          </table:table-cell>
          <table:table-cell table:formula="of:=IF([.B416]=[.E416]; &quot;&quot;; [.E416]-[.B416])">
            <text:p/>
          </table:table-cell>
          <table:table-cell table:formula="of:=IF([.B416]=[.E416]; &quot;&quot;; (([.E416]-[.B416])/[.B416])*100)">
            <text:p/>
          </table:table-cell>
          <table:table-cell/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28464" calcext:value-type="float">
            <text:p>28464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IF([.B417]=[.E417]; &quot;&quot;; &quot;*&quot;)" office:value-type="string" office:string-value="*" calcext:value-type="string">
            <text:p>*</text:p>
          </table:table-cell>
          <table:table-cell table:formula="of:=IF([.B417]=[.E417]; &quot;&quot;; [.E417]-[.B417])" office:value-type="float" office:value="192" calcext:value-type="float">
            <text:p>192</text:p>
          </table:table-cell>
          <table:table-cell table:formula="of:=IF([.B417]=[.E417]; &quot;&quot;; (([.E417]-[.B417])/[.B417])*100)" office:value-type="float" office:value="0.67911714770798" calcext:value-type="float">
            <text:p>0.67911714770798</text:p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IF([.B418]=[.E418]; &quot;&quot;; &quot;*&quot;)">
            <text:p/>
          </table:table-cell>
          <table:table-cell table:formula="of:=IF([.B418]=[.E418]; &quot;&quot;; [.E418]-[.B418])">
            <text:p/>
          </table:table-cell>
          <table:table-cell table:formula="of:=IF([.B418]=[.E418]; &quot;&quot;; (([.E418]-[.B418])/[.B41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IF([.B419]=[.E419]; &quot;&quot;; &quot;*&quot;)">
            <text:p/>
          </table:table-cell>
          <table:table-cell table:formula="of:=IF([.B419]=[.E419]; &quot;&quot;; [.E419]-[.B419])">
            <text:p/>
          </table:table-cell>
          <table:table-cell table:formula="of:=IF([.B419]=[.E419]; &quot;&quot;; (([.E419]-[.B419])/[.B41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increment_contract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1824" calcext:value-type="float">
            <text:p>1824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IF([.B420]=[.E420]; &quot;&quot;; &quot;*&quot;)">
            <text:p/>
          </table:table-cell>
          <table:table-cell table:formula="of:=IF([.B420]=[.E420]; &quot;&quot;; [.E420]-[.B420])">
            <text:p/>
          </table:table-cell>
          <table:table-cell table:formula="of:=IF([.B420]=[.E420]; &quot;&quot;; (([.E420]-[.B420])/[.B4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issue_1512_repro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IF([.B421]=[.E421]; &quot;&quot;; &quot;*&quot;)">
            <text:p/>
          </table:table-cell>
          <table:table-cell table:formula="of:=IF([.B421]=[.E421]; &quot;&quot;; [.E421]-[.B421])">
            <text:p/>
          </table:table-cell>
          <table:table-cell table:formula="of:=IF([.B421]=[.E421]; &quot;&quot;; (([.E421]-[.B421])/[.B4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IF([.B422]=[.E422]; &quot;&quot;; &quot;*&quot;)">
            <text:p/>
          </table:table-cell>
          <table:table-cell table:formula="of:=IF([.B422]=[.E422]; &quot;&quot;; [.E422]-[.B422])">
            <text:p/>
          </table:table-cell>
          <table:table-cell table:formula="of:=IF([.B422]=[.E422]; &quot;&quot;; (([.E422]-[.B422])/[.B4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IF([.B423]=[.E423]; &quot;&quot;; &quot;*&quot;)">
            <text:p/>
          </table:table-cell>
          <table:table-cell table:formula="of:=IF([.B423]=[.E423]; &quot;&quot;; [.E423]-[.B423])">
            <text:p/>
          </table:table-cell>
          <table:table-cell table:formula="of:=IF([.B423]=[.E423]; &quot;&quot;; (([.E423]-[.B423])/[.B423])*100)">
            <text:p/>
          </table:table-cell>
          <table:table-cell/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2168" calcext:value-type="float">
            <text:p>2168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IF([.B424]=[.E424]; &quot;&quot;; &quot;*&quot;)">
            <text:p/>
          </table:table-cell>
          <table:table-cell table:formula="of:=IF([.B424]=[.E424]; &quot;&quot;; [.E424]-[.B424])">
            <text:p/>
          </table:table-cell>
          <table:table-cell table:formula="of:=IF([.B424]=[.E424]; &quot;&quot;; (([.E424]-[.B424])/[.B424])*100)">
            <text:p/>
          </table:table-cell>
          <table:table-cell/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13768" calcext:value-type="float">
            <text:p>13768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13792" calcext:value-type="float">
            <text:p>13792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IF([.B425]=[.E425]; &quot;&quot;; &quot;*&quot;)" office:value-type="string" office:string-value="*" calcext:value-type="string">
            <text:p>*</text:p>
          </table:table-cell>
          <table:table-cell table:formula="of:=IF([.B425]=[.E425]; &quot;&quot;; [.E425]-[.B425])" office:value-type="float" office:value="24" calcext:value-type="float">
            <text:p>24</text:p>
          </table:table-cell>
          <table:table-cell table:formula="of:=IF([.B425]=[.E425]; &quot;&quot;; (([.E425]-[.B425])/[.B425])*100)" office:value-type="float" office:value="0.174317257408483" calcext:value-type="float">
            <text:p>0.174317257408483</text:p>
          </table:table-cell>
          <table:table-cell/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6768" calcext:value-type="float">
            <text:p>16768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6848" calcext:value-type="float">
            <text:p>16848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IF([.B426]=[.E426]; &quot;&quot;; &quot;*&quot;)" office:value-type="string" office:string-value="*" calcext:value-type="string">
            <text:p>*</text:p>
          </table:table-cell>
          <table:table-cell table:formula="of:=IF([.B426]=[.E426]; &quot;&quot;; [.E426]-[.B426])" office:value-type="float" office:value="80" calcext:value-type="float">
            <text:p>80</text:p>
          </table:table-cell>
          <table:table-cell table:formula="of:=IF([.B426]=[.E426]; &quot;&quot;; (([.E426]-[.B426])/[.B426])*100)" office:value-type="float" office:value="0.477099236641221" calcext:value-type="float">
            <text:p>0.477099236641221</text:p>
          </table:table-cell>
          <table:table-cell/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26904" calcext:value-type="float">
            <text:p>26904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27096" calcext:value-type="float">
            <text:p>27096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IF([.B427]=[.E427]; &quot;&quot;; &quot;*&quot;)" office:value-type="string" office:string-value="*" calcext:value-type="string">
            <text:p>*</text:p>
          </table:table-cell>
          <table:table-cell table:formula="of:=IF([.B427]=[.E427]; &quot;&quot;; [.E427]-[.B427])" office:value-type="float" office:value="192" calcext:value-type="float">
            <text:p>192</text:p>
          </table:table-cell>
          <table:table-cell table:formula="of:=IF([.B427]=[.E427]; &quot;&quot;; (([.E427]-[.B427])/[.B427])*100)" office:value-type="float" office:value="0.713648528099911" calcext:value-type="float">
            <text:p>0.713648528099911</text:p>
          </table:table-cell>
          <table:table-cell/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IF([.B428]=[.E428]; &quot;&quot;; &quot;*&quot;)" office:value-type="string" office:string-value="*" calcext:value-type="string">
            <text:p>*</text:p>
          </table:table-cell>
          <table:table-cell table:formula="of:=IF([.B428]=[.E428]; &quot;&quot;; [.E428]-[.B428])" office:value-type="float" office:value="8" calcext:value-type="float">
            <text:p>8</text:p>
          </table:table-cell>
          <table:table-cell table:formula="of:=IF([.B428]=[.E428]; &quot;&quot;; (([.E428]-[.B428])/[.B428])*100)" office:value-type="float" office:value="0.709219858156028" calcext:value-type="float">
            <text:p>0.709219858156028</text:p>
          </table:table-cell>
          <table:table-cell/>
        </table:table-row>
        <table:table-row table:style-name="ro1" table:visibility="filter"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IF([.B429]=[.E429]; &quot;&quot;; &quot;*&quot;)">
            <text:p/>
          </table:table-cell>
          <table:table-cell table:formula="of:=IF([.B429]=[.E429]; &quot;&quot;; [.E429]-[.B429])">
            <text:p/>
          </table:table-cell>
          <table:table-cell table:formula="of:=IF([.B429]=[.E429]; &quot;&quot;; (([.E429]-[.B429])/[.B4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IF([.B430]=[.E430]; &quot;&quot;; &quot;*&quot;)">
            <text:p/>
          </table:table-cell>
          <table:table-cell table:formula="of:=IF([.B430]=[.E430]; &quot;&quot;; [.E430]-[.B430])">
            <text:p/>
          </table:table-cell>
          <table:table-cell table:formula="of:=IF([.B430]=[.E430]; &quot;&quot;; (([.E430]-[.B430])/[.B4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IF([.B431]=[.E431]; &quot;&quot;; &quot;*&quot;)">
            <text:p/>
          </table:table-cell>
          <table:table-cell table:formula="of:=IF([.B431]=[.E431]; &quot;&quot;; [.E431]-[.B431])">
            <text:p/>
          </table:table-cell>
          <table:table-cell table:formula="of:=IF([.B431]=[.E431]; &quot;&quot;; (([.E431]-[.B431])/[.B4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IF([.B432]=[.E432]; &quot;&quot;; &quot;*&quot;)">
            <text:p/>
          </table:table-cell>
          <table:table-cell table:formula="of:=IF([.B432]=[.E432]; &quot;&quot;; [.E432]-[.B432])">
            <text:p/>
          </table:table-cell>
          <table:table-cell table:formula="of:=IF([.B432]=[.E432]; &quot;&quot;; (([.E432]-[.B432])/[.B43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IF([.B433]=[.E433]; &quot;&quot;; &quot;*&quot;)">
            <text:p/>
          </table:table-cell>
          <table:table-cell table:formula="of:=IF([.B433]=[.E433]; &quot;&quot;; [.E433]-[.B433])">
            <text:p/>
          </table:table-cell>
          <table:table-cell table:formula="of:=IF([.B433]=[.E433]; &quot;&quot;; (([.E433]-[.B433])/[.B43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nested_lib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unit_tests/nested_lib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IF([.B434]=[.E434]; &quot;&quot;; &quot;*&quot;)">
            <text:p/>
          </table:table-cell>
          <table:table-cell table:formula="of:=IF([.B434]=[.E434]; &quot;&quot;; [.E434]-[.B434])">
            <text:p/>
          </table:table-cell>
          <table:table-cell table:formula="of:=IF([.B434]=[.E434]; &quot;&quot;; (([.E434]-[.B434])/[.B4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IF([.B435]=[.E435]; &quot;&quot;; &quot;*&quot;)">
            <text:p/>
          </table:table-cell>
          <table:table-cell table:formula="of:=IF([.B435]=[.E435]; &quot;&quot;; [.E435]-[.B435])">
            <text:p/>
          </table:table-cell>
          <table:table-cell table:formula="of:=IF([.B435]=[.E435]; &quot;&quot;; (([.E435]-[.B435])/[.B4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IF([.B436]=[.E436]; &quot;&quot;; &quot;*&quot;)">
            <text:p/>
          </table:table-cell>
          <table:table-cell table:formula="of:=IF([.B436]=[.E436]; &quot;&quot;; [.E436]-[.B436])">
            <text:p/>
          </table:table-cell>
          <table:table-cell table:formula="of:=IF([.B436]=[.E436]; &quot;&quot;; (([.E436]-[.B436])/[.B4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IF([.B437]=[.E437]; &quot;&quot;; &quot;*&quot;)">
            <text:p/>
          </table:table-cell>
          <table:table-cell table:formula="of:=IF([.B437]=[.E437]; &quot;&quot;; [.E437]-[.B437])">
            <text:p/>
          </table:table-cell>
          <table:table-cell table:formula="of:=IF([.B437]=[.E437]; &quot;&quot;; (([.E437]-[.B437])/[.B4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IF([.B438]=[.E438]; &quot;&quot;; &quot;*&quot;)">
            <text:p/>
          </table:table-cell>
          <table:table-cell table:formula="of:=IF([.B438]=[.E438]; &quot;&quot;; [.E438]-[.B438])">
            <text:p/>
          </table:table-cell>
          <table:table-cell table:formula="of:=IF([.B438]=[.E438]; &quot;&quot;; (([.E438]-[.B438])/[.B4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IF([.B439]=[.E439]; &quot;&quot;; &quot;*&quot;)">
            <text:p/>
          </table:table-cell>
          <table:table-cell table:formula="of:=IF([.B439]=[.E439]; &quot;&quot;; [.E439]-[.B439])">
            <text:p/>
          </table:table-cell>
          <table:table-cell table:formula="of:=IF([.B439]=[.E439]; &quot;&quot;; (([.E439]-[.B439])/[.B43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IF([.B440]=[.E440]; &quot;&quot;; &quot;*&quot;)">
            <text:p/>
          </table:table-cell>
          <table:table-cell table:formula="of:=IF([.B440]=[.E440]; &quot;&quot;; [.E440]-[.B440])">
            <text:p/>
          </table:table-cell>
          <table:table-cell table:formula="of:=IF([.B440]=[.E440]; &quot;&quot;; (([.E440]-[.B440])/[.B44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41]=[.D441]" office:value-type="boolean" office:boolean-value="true" calcext:value-type="boolean">
            <text:p>TRUE</text:p>
          </table:table-cell>
          <table:table-cell table:formula="of:=IF([.B441]=[.E441]; &quot;&quot;; &quot;*&quot;)">
            <text:p/>
          </table:table-cell>
          <table:table-cell table:formula="of:=IF([.B441]=[.E441]; &quot;&quot;; [.E441]-[.B441])">
            <text:p/>
          </table:table-cell>
          <table:table-cell table:formula="of:=IF([.B441]=[.E441]; &quot;&quot;; (([.E441]-[.B441])/[.B44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[.A442]=[.D442]" office:value-type="boolean" office:boolean-value="true" calcext:value-type="boolean">
            <text:p>TRUE</text:p>
          </table:table-cell>
          <table:table-cell table:formula="of:=IF([.B442]=[.E442]; &quot;&quot;; &quot;*&quot;)">
            <text:p/>
          </table:table-cell>
          <table:table-cell table:formula="of:=IF([.B442]=[.E442]; &quot;&quot;; [.E442]-[.B442])">
            <text:p/>
          </table:table-cell>
          <table:table-cell table:formula="of:=IF([.B442]=[.E442]; &quot;&quot;; (([.E442]-[.B442])/[.B442])*100)">
            <text:p/>
          </table:table-cell>
          <table:table-cell/>
        </table:table-row>
      </table:table>
      <table:table table:name="2024-06-23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aster</text:p>
          </table:table-cell>
          <table:table-cell table:number-columns-repeated="2"/>
          <table:table-cell table:style-name="ce1" office:value-type="string" calcext:value-type="string">
            <text:p>propagate incomplete</text:p>
          </table:table-cell>
          <table:table-cell table:number-columns-repeated="4"/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%</text:p>
          </table:table-cell>
          <table:table-cell/>
        </table:table-row>
        <table:table-row table:style-name="ro1" table:visibility="filter"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IF([.B2]=[.E2]; &quot;&quot;; &quot;*&quot;)">
            <text:p/>
          </table:table-cell>
          <table:table-cell table:formula="of:=IF([.B2]=[.E2]; &quot;&quot;; [.E2]-[.B2])">
            <text:p/>
          </table:table-cell>
          <table:table-cell table:formula="of:=IF([.B2]=[.E2]; &quot;&quot;; (([.E2]-[.B2])/[.B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IF([.B3]=[.E3]; &quot;&quot;; &quot;*&quot;)">
            <text:p/>
          </table:table-cell>
          <table:table-cell table:formula="of:=IF([.B3]=[.E3]; &quot;&quot;; [.E3]-[.B3])">
            <text:p/>
          </table:table-cell>
          <table:table-cell table:formula="of:=IF([.B3]=[.E3]; &quot;&quot;; (([.E3]-[.B3])/[.B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IF([.B4]=[.E4]; &quot;&quot;; &quot;*&quot;)">
            <text:p/>
          </table:table-cell>
          <table:table-cell table:formula="of:=IF([.B4]=[.E4]; &quot;&quot;; [.E4]-[.B4])">
            <text:p/>
          </table:table-cell>
          <table:table-cell table:formula="of:=IF([.B4]=[.E4]; &quot;&quot;; (([.E4]-[.B4])/[.B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IF([.B5]=[.E5]; &quot;&quot;; &quot;*&quot;)">
            <text:p/>
          </table:table-cell>
          <table:table-cell table:formula="of:=IF([.B5]=[.E5]; &quot;&quot;; [.E5]-[.B5])">
            <text:p/>
          </table:table-cell>
          <table:table-cell table:formula="of:=IF([.B5]=[.E5]; &quot;&quot;; (([.E5]-[.B5])/[.B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IF([.B6]=[.E6]; &quot;&quot;; &quot;*&quot;)">
            <text:p/>
          </table:table-cell>
          <table:table-cell table:formula="of:=IF([.B6]=[.E6]; &quot;&quot;; [.E6]-[.B6])">
            <text:p/>
          </table:table-cell>
          <table:table-cell table:formula="of:=IF([.B6]=[.E6]; &quot;&quot;; (([.E6]-[.B6])/[.B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IF([.B7]=[.E7]; &quot;&quot;; &quot;*&quot;)">
            <text:p/>
          </table:table-cell>
          <table:table-cell table:formula="of:=IF([.B7]=[.E7]; &quot;&quot;; [.E7]-[.B7])">
            <text:p/>
          </table:table-cell>
          <table:table-cell table:formula="of:=IF([.B7]=[.E7]; &quot;&quot;; (([.E7]-[.B7])/[.B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IF([.B8]=[.E8]; &quot;&quot;; &quot;*&quot;)">
            <text:p/>
          </table:table-cell>
          <table:table-cell table:formula="of:=IF([.B8]=[.E8]; &quot;&quot;; [.E8]-[.B8])">
            <text:p/>
          </table:table-cell>
          <table:table-cell table:formula="of:=IF([.B8]=[.E8]; &quot;&quot;; (([.E8]-[.B8])/[.B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IF([.B9]=[.E9]; &quot;&quot;; &quot;*&quot;)">
            <text:p/>
          </table:table-cell>
          <table:table-cell table:formula="of:=IF([.B9]=[.E9]; &quot;&quot;; [.E9]-[.B9])">
            <text:p/>
          </table:table-cell>
          <table:table-cell table:formula="of:=IF([.B9]=[.E9]; &quot;&quot;; (([.E9]-[.B9])/[.B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IF([.B10]=[.E10]; &quot;&quot;; &quot;*&quot;)">
            <text:p/>
          </table:table-cell>
          <table:table-cell table:formula="of:=IF([.B10]=[.E10]; &quot;&quot;; [.E10]-[.B10])">
            <text:p/>
          </table:table-cell>
          <table:table-cell table:formula="of:=IF([.B10]=[.E10]; &quot;&quot;; (([.E10]-[.B10])/[.B1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IF([.B11]=[.E11]; &quot;&quot;; &quot;*&quot;)">
            <text:p/>
          </table:table-cell>
          <table:table-cell table:formula="of:=IF([.B11]=[.E11]; &quot;&quot;; [.E11]-[.B11])">
            <text:p/>
          </table:table-cell>
          <table:table-cell table:formula="of:=IF([.B11]=[.E11]; &quot;&quot;; (([.E11]-[.B11])/[.B1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IF([.B12]=[.E12]; &quot;&quot;; &quot;*&quot;)">
            <text:p/>
          </table:table-cell>
          <table:table-cell table:formula="of:=IF([.B12]=[.E12]; &quot;&quot;; [.E12]-[.B12])">
            <text:p/>
          </table:table-cell>
          <table:table-cell table:formula="of:=IF([.B12]=[.E12]; &quot;&quot;; (([.E12]-[.B12])/[.B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IF([.B13]=[.E13]; &quot;&quot;; &quot;*&quot;)">
            <text:p/>
          </table:table-cell>
          <table:table-cell table:formula="of:=IF([.B13]=[.E13]; &quot;&quot;; [.E13]-[.B13])">
            <text:p/>
          </table:table-cell>
          <table:table-cell table:formula="of:=IF([.B13]=[.E13]; &quot;&quot;; (([.E13]-[.B13])/[.B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IF([.B14]=[.E14]; &quot;&quot;; &quot;*&quot;)">
            <text:p/>
          </table:table-cell>
          <table:table-cell table:formula="of:=IF([.B14]=[.E14]; &quot;&quot;; [.E14]-[.B14])">
            <text:p/>
          </table:table-cell>
          <table:table-cell table:formula="of:=IF([.B14]=[.E14]; &quot;&quot;; (([.E14]-[.B14])/[.B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IF([.B15]=[.E15]; &quot;&quot;; &quot;*&quot;)">
            <text:p/>
          </table:table-cell>
          <table:table-cell table:formula="of:=IF([.B15]=[.E15]; &quot;&quot;; [.E15]-[.B15])">
            <text:p/>
          </table:table-cell>
          <table:table-cell table:formula="of:=IF([.B15]=[.E15]; &quot;&quot;; (([.E15]-[.B15])/[.B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IF([.B16]=[.E16]; &quot;&quot;; &quot;*&quot;)">
            <text:p/>
          </table:table-cell>
          <table:table-cell table:formula="of:=IF([.B16]=[.E16]; &quot;&quot;; [.E16]-[.B16])">
            <text:p/>
          </table:table-cell>
          <table:table-cell table:formula="of:=IF([.B16]=[.E16]; &quot;&quot;; (([.E16]-[.B16])/[.B1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IF([.B17]=[.E17]; &quot;&quot;; &quot;*&quot;)">
            <text:p/>
          </table:table-cell>
          <table:table-cell table:formula="of:=IF([.B17]=[.E17]; &quot;&quot;; [.E17]-[.B17])">
            <text:p/>
          </table:table-cell>
          <table:table-cell table:formula="of:=IF([.B17]=[.E17]; &quot;&quot;; (([.E17]-[.B17])/[.B1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IF([.B18]=[.E18]; &quot;&quot;; &quot;*&quot;)">
            <text:p/>
          </table:table-cell>
          <table:table-cell table:formula="of:=IF([.B18]=[.E18]; &quot;&quot;; [.E18]-[.B18])">
            <text:p/>
          </table:table-cell>
          <table:table-cell table:formula="of:=IF([.B18]=[.E18]; &quot;&quot;; (([.E18]-[.B18])/[.B1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IF([.B19]=[.E19]; &quot;&quot;; &quot;*&quot;)">
            <text:p/>
          </table:table-cell>
          <table:table-cell table:formula="of:=IF([.B19]=[.E19]; &quot;&quot;; [.E19]-[.B19])">
            <text:p/>
          </table:table-cell>
          <table:table-cell table:formula="of:=IF([.B19]=[.E19]; &quot;&quot;; (([.E19]-[.B19])/[.B1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IF([.B20]=[.E20]; &quot;&quot;; &quot;*&quot;)">
            <text:p/>
          </table:table-cell>
          <table:table-cell table:formula="of:=IF([.B20]=[.E20]; &quot;&quot;; [.E20]-[.B20])">
            <text:p/>
          </table:table-cell>
          <table:table-cell table:formula="of:=IF([.B20]=[.E20]; &quot;&quot;; (([.E20]-[.B20])/[.B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IF([.B21]=[.E21]; &quot;&quot;; &quot;*&quot;)">
            <text:p/>
          </table:table-cell>
          <table:table-cell table:formula="of:=IF([.B21]=[.E21]; &quot;&quot;; [.E21]-[.B21])">
            <text:p/>
          </table:table-cell>
          <table:table-cell table:formula="of:=IF([.B21]=[.E21]; &quot;&quot;; (([.E21]-[.B21])/[.B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IF([.B22]=[.E22]; &quot;&quot;; &quot;*&quot;)">
            <text:p/>
          </table:table-cell>
          <table:table-cell table:formula="of:=IF([.B22]=[.E22]; &quot;&quot;; [.E22]-[.B22])">
            <text:p/>
          </table:table-cell>
          <table:table-cell table:formula="of:=IF([.B22]=[.E22]; &quot;&quot;; (([.E22]-[.B22])/[.B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IF([.B23]=[.E23]; &quot;&quot;; &quot;*&quot;)">
            <text:p/>
          </table:table-cell>
          <table:table-cell table:formula="of:=IF([.B23]=[.E23]; &quot;&quot;; [.E23]-[.B23])">
            <text:p/>
          </table:table-cell>
          <table:table-cell table:formula="of:=IF([.B23]=[.E23]; &quot;&quot;; (([.E23]-[.B23])/[.B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IF([.B24]=[.E24]; &quot;&quot;; &quot;*&quot;)">
            <text:p/>
          </table:table-cell>
          <table:table-cell table:formula="of:=IF([.B24]=[.E24]; &quot;&quot;; [.E24]-[.B24])">
            <text:p/>
          </table:table-cell>
          <table:table-cell table:formula="of:=IF([.B24]=[.E24]; &quot;&quot;; (([.E24]-[.B24])/[.B2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IF([.B25]=[.E25]; &quot;&quot;; &quot;*&quot;)">
            <text:p/>
          </table:table-cell>
          <table:table-cell table:formula="of:=IF([.B25]=[.E25]; &quot;&quot;; [.E25]-[.B25])">
            <text:p/>
          </table:table-cell>
          <table:table-cell table:formula="of:=IF([.B25]=[.E25]; &quot;&quot;; (([.E25]-[.B25])/[.B2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IF([.B26]=[.E26]; &quot;&quot;; &quot;*&quot;)">
            <text:p/>
          </table:table-cell>
          <table:table-cell table:formula="of:=IF([.B26]=[.E26]; &quot;&quot;; [.E26]-[.B26])">
            <text:p/>
          </table:table-cell>
          <table:table-cell table:formula="of:=IF([.B26]=[.E26]; &quot;&quot;; (([.E26]-[.B26])/[.B2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IF([.B27]=[.E27]; &quot;&quot;; &quot;*&quot;)">
            <text:p/>
          </table:table-cell>
          <table:table-cell table:formula="of:=IF([.B27]=[.E27]; &quot;&quot;; [.E27]-[.B27])">
            <text:p/>
          </table:table-cell>
          <table:table-cell table:formula="of:=IF([.B27]=[.E27]; &quot;&quot;; (([.E27]-[.B27])/[.B2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IF([.B28]=[.E28]; &quot;&quot;; &quot;*&quot;)">
            <text:p/>
          </table:table-cell>
          <table:table-cell table:formula="of:=IF([.B28]=[.E28]; &quot;&quot;; [.E28]-[.B28])">
            <text:p/>
          </table:table-cell>
          <table:table-cell table:formula="of:=IF([.B28]=[.E28]; &quot;&quot;; (([.E28]-[.B28])/[.B2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IF([.B29]=[.E29]; &quot;&quot;; &quot;*&quot;)">
            <text:p/>
          </table:table-cell>
          <table:table-cell table:formula="of:=IF([.B29]=[.E29]; &quot;&quot;; [.E29]-[.B29])">
            <text:p/>
          </table:table-cell>
          <table:table-cell table:formula="of:=IF([.B29]=[.E29]; &quot;&quot;; (([.E29]-[.B29])/[.B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IF([.B30]=[.E30]; &quot;&quot;; &quot;*&quot;)">
            <text:p/>
          </table:table-cell>
          <table:table-cell table:formula="of:=IF([.B30]=[.E30]; &quot;&quot;; [.E30]-[.B30])">
            <text:p/>
          </table:table-cell>
          <table:table-cell table:formula="of:=IF([.B30]=[.E30]; &quot;&quot;; (([.E30]-[.B30])/[.B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IF([.B31]=[.E31]; &quot;&quot;; &quot;*&quot;)">
            <text:p/>
          </table:table-cell>
          <table:table-cell table:formula="of:=IF([.B31]=[.E31]; &quot;&quot;; [.E31]-[.B31])">
            <text:p/>
          </table:table-cell>
          <table:table-cell table:formula="of:=IF([.B31]=[.E31]; &quot;&quot;; (([.E31]-[.B31])/[.B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IF([.B32]=[.E32]; &quot;&quot;; &quot;*&quot;)">
            <text:p/>
          </table:table-cell>
          <table:table-cell table:formula="of:=IF([.B32]=[.E32]; &quot;&quot;; [.E32]-[.B32])">
            <text:p/>
          </table:table-cell>
          <table:table-cell table:formula="of:=IF([.B32]=[.E32]; &quot;&quot;; (([.E32]-[.B32])/[.B3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IF([.B33]=[.E33]; &quot;&quot;; &quot;*&quot;)">
            <text:p/>
          </table:table-cell>
          <table:table-cell table:formula="of:=IF([.B33]=[.E33]; &quot;&quot;; [.E33]-[.B33])">
            <text:p/>
          </table:table-cell>
          <table:table-cell table:formula="of:=IF([.B33]=[.E33]; &quot;&quot;; (([.E33]-[.B33])/[.B3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IF([.B34]=[.E34]; &quot;&quot;; &quot;*&quot;)">
            <text:p/>
          </table:table-cell>
          <table:table-cell table:formula="of:=IF([.B34]=[.E34]; &quot;&quot;; [.E34]-[.B34])">
            <text:p/>
          </table:table-cell>
          <table:table-cell table:formula="of:=IF([.B34]=[.E34]; &quot;&quot;; (([.E34]-[.B34])/[.B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IF([.B35]=[.E35]; &quot;&quot;; &quot;*&quot;)">
            <text:p/>
          </table:table-cell>
          <table:table-cell table:formula="of:=IF([.B35]=[.E35]; &quot;&quot;; [.E35]-[.B35])">
            <text:p/>
          </table:table-cell>
          <table:table-cell table:formula="of:=IF([.B35]=[.E35]; &quot;&quot;; (([.E35]-[.B35])/[.B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IF([.B36]=[.E36]; &quot;&quot;; &quot;*&quot;)">
            <text:p/>
          </table:table-cell>
          <table:table-cell table:formula="of:=IF([.B36]=[.E36]; &quot;&quot;; [.E36]-[.B36])">
            <text:p/>
          </table:table-cell>
          <table:table-cell table:formula="of:=IF([.B36]=[.E36]; &quot;&quot;; (([.E36]-[.B36])/[.B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IF([.B37]=[.E37]; &quot;&quot;; &quot;*&quot;)">
            <text:p/>
          </table:table-cell>
          <table:table-cell table:formula="of:=IF([.B37]=[.E37]; &quot;&quot;; [.E37]-[.B37])">
            <text:p/>
          </table:table-cell>
          <table:table-cell table:formula="of:=IF([.B37]=[.E37]; &quot;&quot;; (([.E37]-[.B37])/[.B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IF([.B38]=[.E38]; &quot;&quot;; &quot;*&quot;)">
            <text:p/>
          </table:table-cell>
          <table:table-cell table:formula="of:=IF([.B38]=[.E38]; &quot;&quot;; [.E38]-[.B38])">
            <text:p/>
          </table:table-cell>
          <table:table-cell table:formula="of:=IF([.B38]=[.E38]; &quot;&quot;; (([.E38]-[.B38])/[.B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IF([.B39]=[.E39]; &quot;&quot;; &quot;*&quot;)">
            <text:p/>
          </table:table-cell>
          <table:table-cell table:formula="of:=IF([.B39]=[.E39]; &quot;&quot;; [.E39]-[.B39])">
            <text:p/>
          </table:table-cell>
          <table:table-cell table:formula="of:=IF([.B39]=[.E39]; &quot;&quot;; (([.E39]-[.B39])/[.B3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IF([.B40]=[.E40]; &quot;&quot;; &quot;*&quot;)">
            <text:p/>
          </table:table-cell>
          <table:table-cell table:formula="of:=IF([.B40]=[.E40]; &quot;&quot;; [.E40]-[.B40])">
            <text:p/>
          </table:table-cell>
          <table:table-cell table:formula="of:=IF([.B40]=[.E40]; &quot;&quot;; (([.E40]-[.B40])/[.B4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IF([.B41]=[.E41]; &quot;&quot;; &quot;*&quot;)">
            <text:p/>
          </table:table-cell>
          <table:table-cell table:formula="of:=IF([.B41]=[.E41]; &quot;&quot;; [.E41]-[.B41])">
            <text:p/>
          </table:table-cell>
          <table:table-cell table:formula="of:=IF([.B41]=[.E41]; &quot;&quot;; (([.E41]-[.B41])/[.B4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IF([.B42]=[.E42]; &quot;&quot;; &quot;*&quot;)">
            <text:p/>
          </table:table-cell>
          <table:table-cell table:formula="of:=IF([.B42]=[.E42]; &quot;&quot;; [.E42]-[.B42])">
            <text:p/>
          </table:table-cell>
          <table:table-cell table:formula="of:=IF([.B42]=[.E42]; &quot;&quot;; (([.E42]-[.B42])/[.B4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IF([.B43]=[.E43]; &quot;&quot;; &quot;*&quot;)">
            <text:p/>
          </table:table-cell>
          <table:table-cell table:formula="of:=IF([.B43]=[.E43]; &quot;&quot;; [.E43]-[.B43])">
            <text:p/>
          </table:table-cell>
          <table:table-cell table:formula="of:=IF([.B43]=[.E43]; &quot;&quot;; (([.E43]-[.B43])/[.B4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IF([.B44]=[.E44]; &quot;&quot;; &quot;*&quot;)">
            <text:p/>
          </table:table-cell>
          <table:table-cell table:formula="of:=IF([.B44]=[.E44]; &quot;&quot;; [.E44]-[.B44])">
            <text:p/>
          </table:table-cell>
          <table:table-cell table:formula="of:=IF([.B44]=[.E44]; &quot;&quot;; (([.E44]-[.B44])/[.B4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IF([.B45]=[.E45]; &quot;&quot;; &quot;*&quot;)">
            <text:p/>
          </table:table-cell>
          <table:table-cell table:formula="of:=IF([.B45]=[.E45]; &quot;&quot;; [.E45]-[.B45])">
            <text:p/>
          </table:table-cell>
          <table:table-cell table:formula="of:=IF([.B45]=[.E45]; &quot;&quot;; (([.E45]-[.B45])/[.B4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IF([.B46]=[.E46]; &quot;&quot;; &quot;*&quot;)">
            <text:p/>
          </table:table-cell>
          <table:table-cell table:formula="of:=IF([.B46]=[.E46]; &quot;&quot;; [.E46]-[.B46])">
            <text:p/>
          </table:table-cell>
          <table:table-cell table:formula="of:=IF([.B46]=[.E46]; &quot;&quot;; (([.E46]-[.B46])/[.B4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IF([.B47]=[.E47]; &quot;&quot;; &quot;*&quot;)">
            <text:p/>
          </table:table-cell>
          <table:table-cell table:formula="of:=IF([.B47]=[.E47]; &quot;&quot;; [.E47]-[.B47])">
            <text:p/>
          </table:table-cell>
          <table:table-cell table:formula="of:=IF([.B47]=[.E47]; &quot;&quot;; (([.E47]-[.B47])/[.B4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IF([.B48]=[.E48]; &quot;&quot;; &quot;*&quot;)">
            <text:p/>
          </table:table-cell>
          <table:table-cell table:formula="of:=IF([.B48]=[.E48]; &quot;&quot;; [.E48]-[.B48])">
            <text:p/>
          </table:table-cell>
          <table:table-cell table:formula="of:=IF([.B48]=[.E48]; &quot;&quot;; (([.E48]-[.B48])/[.B4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IF([.B49]=[.E49]; &quot;&quot;; &quot;*&quot;)">
            <text:p/>
          </table:table-cell>
          <table:table-cell table:formula="of:=IF([.B49]=[.E49]; &quot;&quot;; [.E49]-[.B49])">
            <text:p/>
          </table:table-cell>
          <table:table-cell table:formula="of:=IF([.B49]=[.E49]; &quot;&quot;; (([.E49]-[.B49])/[.B4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IF([.B50]=[.E50]; &quot;&quot;; &quot;*&quot;)">
            <text:p/>
          </table:table-cell>
          <table:table-cell table:formula="of:=IF([.B50]=[.E50]; &quot;&quot;; [.E50]-[.B50])">
            <text:p/>
          </table:table-cell>
          <table:table-cell table:formula="of:=IF([.B50]=[.E50]; &quot;&quot;; (([.E50]-[.B50])/[.B5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IF([.B51]=[.E51]; &quot;&quot;; &quot;*&quot;)">
            <text:p/>
          </table:table-cell>
          <table:table-cell table:formula="of:=IF([.B51]=[.E51]; &quot;&quot;; [.E51]-[.B51])">
            <text:p/>
          </table:table-cell>
          <table:table-cell table:formula="of:=IF([.B51]=[.E51]; &quot;&quot;; (([.E51]-[.B51])/[.B51])*100)">
            <text:p/>
          </table:table-cell>
          <table:table-cell/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13800" calcext:value-type="float">
            <text:p>13800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13936" calcext:value-type="float">
            <text:p>13936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IF([.B52]=[.E52]; &quot;&quot;; &quot;*&quot;)" office:value-type="string" office:string-value="*" calcext:value-type="string">
            <text:p>*</text:p>
          </table:table-cell>
          <table:table-cell table:formula="of:=IF([.B52]=[.E52]; &quot;&quot;; [.E52]-[.B52])" office:value-type="float" office:value="136" calcext:value-type="float">
            <text:p>136</text:p>
          </table:table-cell>
          <table:table-cell table:formula="of:=IF([.B52]=[.E52]; &quot;&quot;; (([.E52]-[.B52])/[.B52])*100)" office:value-type="float" office:value="0.985507246376812" calcext:value-type="float">
            <text:p>0.985507246376812</text:p>
          </table:table-cell>
          <table:table-cell/>
        </table:table-row>
        <table:table-row table:style-name="ro1" table:visibility="filter"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IF([.B53]=[.E53]; &quot;&quot;; &quot;*&quot;)">
            <text:p/>
          </table:table-cell>
          <table:table-cell table:formula="of:=IF([.B53]=[.E53]; &quot;&quot;; [.E53]-[.B53])">
            <text:p/>
          </table:table-cell>
          <table:table-cell table:formula="of:=IF([.B53]=[.E53]; &quot;&quot;; (([.E53]-[.B53])/[.B5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IF([.B54]=[.E54]; &quot;&quot;; &quot;*&quot;)">
            <text:p/>
          </table:table-cell>
          <table:table-cell table:formula="of:=IF([.B54]=[.E54]; &quot;&quot;; [.E54]-[.B54])">
            <text:p/>
          </table:table-cell>
          <table:table-cell table:formula="of:=IF([.B54]=[.E54]; &quot;&quot;; (([.E54]-[.B54])/[.B5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IF([.B55]=[.E55]; &quot;&quot;; &quot;*&quot;)">
            <text:p/>
          </table:table-cell>
          <table:table-cell table:formula="of:=IF([.B55]=[.E55]; &quot;&quot;; [.E55]-[.B55])">
            <text:p/>
          </table:table-cell>
          <table:table-cell table:formula="of:=IF([.B55]=[.E55]; &quot;&quot;; (([.E55]-[.B55])/[.B5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IF([.B56]=[.E56]; &quot;&quot;; &quot;*&quot;)">
            <text:p/>
          </table:table-cell>
          <table:table-cell table:formula="of:=IF([.B56]=[.E56]; &quot;&quot;; [.E56]-[.B56])">
            <text:p/>
          </table:table-cell>
          <table:table-cell table:formula="of:=IF([.B56]=[.E56]; &quot;&quot;; (([.E56]-[.B56])/[.B5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IF([.B57]=[.E57]; &quot;&quot;; &quot;*&quot;)">
            <text:p/>
          </table:table-cell>
          <table:table-cell table:formula="of:=IF([.B57]=[.E57]; &quot;&quot;; [.E57]-[.B57])">
            <text:p/>
          </table:table-cell>
          <table:table-cell table:formula="of:=IF([.B57]=[.E57]; &quot;&quot;; (([.E57]-[.B57])/[.B5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IF([.B58]=[.E58]; &quot;&quot;; &quot;*&quot;)">
            <text:p/>
          </table:table-cell>
          <table:table-cell table:formula="of:=IF([.B58]=[.E58]; &quot;&quot;; [.E58]-[.B58])">
            <text:p/>
          </table:table-cell>
          <table:table-cell table:formula="of:=IF([.B58]=[.E58]; &quot;&quot;; (([.E58]-[.B58])/[.B5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IF([.B59]=[.E59]; &quot;&quot;; &quot;*&quot;)">
            <text:p/>
          </table:table-cell>
          <table:table-cell table:formula="of:=IF([.B59]=[.E59]; &quot;&quot;; [.E59]-[.B59])">
            <text:p/>
          </table:table-cell>
          <table:table-cell table:formula="of:=IF([.B59]=[.E59]; &quot;&quot;; (([.E59]-[.B59])/[.B5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IF([.B60]=[.E60]; &quot;&quot;; &quot;*&quot;)">
            <text:p/>
          </table:table-cell>
          <table:table-cell table:formula="of:=IF([.B60]=[.E60]; &quot;&quot;; [.E60]-[.B60])">
            <text:p/>
          </table:table-cell>
          <table:table-cell table:formula="of:=IF([.B60]=[.E60]; &quot;&quot;; (([.E60]-[.B60])/[.B6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IF([.B61]=[.E61]; &quot;&quot;; &quot;*&quot;)">
            <text:p/>
          </table:table-cell>
          <table:table-cell table:formula="of:=IF([.B61]=[.E61]; &quot;&quot;; [.E61]-[.B61])">
            <text:p/>
          </table:table-cell>
          <table:table-cell table:formula="of:=IF([.B61]=[.E61]; &quot;&quot;; (([.E61]-[.B61])/[.B6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IF([.B62]=[.E62]; &quot;&quot;; &quot;*&quot;)">
            <text:p/>
          </table:table-cell>
          <table:table-cell table:formula="of:=IF([.B62]=[.E62]; &quot;&quot;; [.E62]-[.B62])">
            <text:p/>
          </table:table-cell>
          <table:table-cell table:formula="of:=IF([.B62]=[.E62]; &quot;&quot;; (([.E62]-[.B62])/[.B6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rgs_on_stack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304" calcext:value-type="float">
            <text:p>1304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IF([.B63]=[.E63]; &quot;&quot;; &quot;*&quot;)">
            <text:p/>
          </table:table-cell>
          <table:table-cell table:formula="of:=IF([.B63]=[.E63]; &quot;&quot;; [.E63]-[.B63])">
            <text:p/>
          </table:table-cell>
          <table:table-cell table:formula="of:=IF([.B63]=[.E63]; &quot;&quot;; (([.E63]-[.B63])/[.B6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rray_basics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IF([.B64]=[.E64]; &quot;&quot;; &quot;*&quot;)">
            <text:p/>
          </table:table-cell>
          <table:table-cell table:formula="of:=IF([.B64]=[.E64]; &quot;&quot;; [.E64]-[.B64])">
            <text:p/>
          </table:table-cell>
          <table:table-cell table:formula="of:=IF([.B64]=[.E64]; &quot;&quot;; (([.E64]-[.B64])/[.B6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IF([.B65]=[.E65]; &quot;&quot;; &quot;*&quot;)">
            <text:p/>
          </table:table-cell>
          <table:table-cell table:formula="of:=IF([.B65]=[.E65]; &quot;&quot;; [.E65]-[.B65])">
            <text:p/>
          </table:table-cell>
          <table:table-cell table:formula="of:=IF([.B65]=[.E65]; &quot;&quot;; (([.E65]-[.B65])/[.B6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IF([.B66]=[.E66]; &quot;&quot;; &quot;*&quot;)">
            <text:p/>
          </table:table-cell>
          <table:table-cell table:formula="of:=IF([.B66]=[.E66]; &quot;&quot;; [.E66]-[.B66])">
            <text:p/>
          </table:table-cell>
          <table:table-cell table:formula="of:=IF([.B66]=[.E66]; &quot;&quot;; (([.E66]-[.B66])/[.B6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IF([.B67]=[.E67]; &quot;&quot;; &quot;*&quot;)">
            <text:p/>
          </table:table-cell>
          <table:table-cell table:formula="of:=IF([.B67]=[.E67]; &quot;&quot;; [.E67]-[.B67])">
            <text:p/>
          </table:table-cell>
          <table:table-cell table:formula="of:=IF([.B67]=[.E67]; &quot;&quot;; (([.E67]-[.B67])/[.B6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IF([.B68]=[.E68]; &quot;&quot;; &quot;*&quot;)">
            <text:p/>
          </table:table-cell>
          <table:table-cell table:formula="of:=IF([.B68]=[.E68]; &quot;&quot;; [.E68]-[.B68])">
            <text:p/>
          </table:table-cell>
          <table:table-cell table:formula="of:=IF([.B68]=[.E68]; &quot;&quot;; (([.E68]-[.B68])/[.B6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IF([.B69]=[.E69]; &quot;&quot;; &quot;*&quot;)">
            <text:p/>
          </table:table-cell>
          <table:table-cell table:formula="of:=IF([.B69]=[.E69]; &quot;&quot;; [.E69]-[.B69])">
            <text:p/>
          </table:table-cell>
          <table:table-cell table:formula="of:=IF([.B69]=[.E69]; &quot;&quot;; (([.E69]-[.B69])/[.B6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IF([.B70]=[.E70]; &quot;&quot;; &quot;*&quot;)">
            <text:p/>
          </table:table-cell>
          <table:table-cell table:formula="of:=IF([.B70]=[.E70]; &quot;&quot;; [.E70]-[.B70])">
            <text:p/>
          </table:table-cell>
          <table:table-cell table:formula="of:=IF([.B70]=[.E70]; &quot;&quot;; (([.E70]-[.B70])/[.B7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IF([.B71]=[.E71]; &quot;&quot;; &quot;*&quot;)">
            <text:p/>
          </table:table-cell>
          <table:table-cell table:formula="of:=IF([.B71]=[.E71]; &quot;&quot;; [.E71]-[.B71])">
            <text:p/>
          </table:table-cell>
          <table:table-cell table:formula="of:=IF([.B71]=[.E71]; &quot;&quot;; (([.E71]-[.B71])/[.B7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IF([.B72]=[.E72]; &quot;&quot;; &quot;*&quot;)">
            <text:p/>
          </table:table-cell>
          <table:table-cell table:formula="of:=IF([.B72]=[.E72]; &quot;&quot;; [.E72]-[.B72])">
            <text:p/>
          </table:table-cell>
          <table:table-cell table:formula="of:=IF([.B72]=[.E72]; &quot;&quot;; (([.E72]-[.B72])/[.B7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IF([.B73]=[.E73]; &quot;&quot;; &quot;*&quot;)">
            <text:p/>
          </table:table-cell>
          <table:table-cell table:formula="of:=IF([.B73]=[.E73]; &quot;&quot;; [.E73]-[.B73])">
            <text:p/>
          </table:table-cell>
          <table:table-cell table:formula="of:=IF([.B73]=[.E73]; &quot;&quot;; (([.E73]-[.B73])/[.B7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IF([.B74]=[.E74]; &quot;&quot;; &quot;*&quot;)">
            <text:p/>
          </table:table-cell>
          <table:table-cell table:formula="of:=IF([.B74]=[.E74]; &quot;&quot;; [.E74]-[.B74])">
            <text:p/>
          </table:table-cell>
          <table:table-cell table:formula="of:=IF([.B74]=[.E74]; &quot;&quot;; (([.E74]-[.B74])/[.B7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IF([.B75]=[.E75]; &quot;&quot;; &quot;*&quot;)">
            <text:p/>
          </table:table-cell>
          <table:table-cell table:formula="of:=IF([.B75]=[.E75]; &quot;&quot;; [.E75]-[.B75])">
            <text:p/>
          </table:table-cell>
          <table:table-cell table:formula="of:=IF([.B75]=[.E75]; &quot;&quot;; (([.E75]-[.B75])/[.B7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IF([.B76]=[.E76]; &quot;&quot;; &quot;*&quot;)">
            <text:p/>
          </table:table-cell>
          <table:table-cell table:formula="of:=IF([.B76]=[.E76]; &quot;&quot;; [.E76]-[.B76])">
            <text:p/>
          </table:table-cell>
          <table:table-cell table:formula="of:=IF([.B76]=[.E76]; &quot;&quot;; (([.E76]-[.B76])/[.B7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IF([.B77]=[.E77]; &quot;&quot;; &quot;*&quot;)">
            <text:p/>
          </table:table-cell>
          <table:table-cell table:formula="of:=IF([.B77]=[.E77]; &quot;&quot;; [.E77]-[.B77])">
            <text:p/>
          </table:table-cell>
          <table:table-cell table:formula="of:=IF([.B77]=[.E77]; &quot;&quot;; (([.E77]-[.B77])/[.B7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IF([.B78]=[.E78]; &quot;&quot;; &quot;*&quot;)">
            <text:p/>
          </table:table-cell>
          <table:table-cell table:formula="of:=IF([.B78]=[.E78]; &quot;&quot;; [.E78]-[.B78])">
            <text:p/>
          </table:table-cell>
          <table:table-cell table:formula="of:=IF([.B78]=[.E78]; &quot;&quot;; (([.E78]-[.B78])/[.B7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IF([.B79]=[.E79]; &quot;&quot;; &quot;*&quot;)">
            <text:p/>
          </table:table-cell>
          <table:table-cell table:formula="of:=IF([.B79]=[.E79]; &quot;&quot;; [.E79]-[.B79])">
            <text:p/>
          </table:table-cell>
          <table:table-cell table:formula="of:=IF([.B79]=[.E79]; &quot;&quot;; (([.E79]-[.B79])/[.B7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IF([.B80]=[.E80]; &quot;&quot;; &quot;*&quot;)">
            <text:p/>
          </table:table-cell>
          <table:table-cell table:formula="of:=IF([.B80]=[.E80]; &quot;&quot;; [.E80]-[.B80])">
            <text:p/>
          </table:table-cell>
          <table:table-cell table:formula="of:=IF([.B80]=[.E80]; &quot;&quot;; (([.E80]-[.B80])/[.B8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IF([.B81]=[.E81]; &quot;&quot;; &quot;*&quot;)">
            <text:p/>
          </table:table-cell>
          <table:table-cell table:formula="of:=IF([.B81]=[.E81]; &quot;&quot;; [.E81]-[.B81])">
            <text:p/>
          </table:table-cell>
          <table:table-cell table:formula="of:=IF([.B81]=[.E81]; &quot;&quot;; (([.E81]-[.B81])/[.B8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IF([.B82]=[.E82]; &quot;&quot;; &quot;*&quot;)">
            <text:p/>
          </table:table-cell>
          <table:table-cell table:formula="of:=IF([.B82]=[.E82]; &quot;&quot;; [.E82]-[.B82])">
            <text:p/>
          </table:table-cell>
          <table:table-cell table:formula="of:=IF([.B82]=[.E82]; &quot;&quot;; (([.E82]-[.B82])/[.B8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container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IF([.B83]=[.E83]; &quot;&quot;; &quot;*&quot;)">
            <text:p/>
          </table:table-cell>
          <table:table-cell table:formula="of:=IF([.B83]=[.E83]; &quot;&quot;; [.E83]-[.B83])">
            <text:p/>
          </table:table-cell>
          <table:table-cell table:formula="of:=IF([.B83]=[.E83]; &quot;&quot;; (([.E83]-[.B83])/[.B8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container_in_library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IF([.B84]=[.E84]; &quot;&quot;; &quot;*&quot;)">
            <text:p/>
          </table:table-cell>
          <table:table-cell table:formula="of:=IF([.B84]=[.E84]; &quot;&quot;; [.E84]-[.B84])">
            <text:p/>
          </table:table-cell>
          <table:table-cell table:formula="of:=IF([.B84]=[.E84]; &quot;&quot;; (([.E84]-[.B84])/[.B8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IF([.B85]=[.E85]; &quot;&quot;; &quot;*&quot;)">
            <text:p/>
          </table:table-cell>
          <table:table-cell table:formula="of:=IF([.B85]=[.E85]; &quot;&quot;; [.E85]-[.B85])">
            <text:p/>
          </table:table-cell>
          <table:table-cell table:formula="of:=IF([.B85]=[.E85]; &quot;&quot;; (([.E85]-[.B85])/[.B8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iterator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IF([.B86]=[.E86]; &quot;&quot;; &quot;*&quot;)">
            <text:p/>
          </table:table-cell>
          <table:table-cell table:formula="of:=IF([.B86]=[.E86]; &quot;&quot;; [.E86]-[.B86])">
            <text:p/>
          </table:table-cell>
          <table:table-cell table:formula="of:=IF([.B86]=[.E86]; &quot;&quot;; (([.E86]-[.B86])/[.B8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IF([.B87]=[.E87]; &quot;&quot;; &quot;*&quot;)">
            <text:p/>
          </table:table-cell>
          <table:table-cell table:formula="of:=IF([.B87]=[.E87]; &quot;&quot;; [.E87]-[.B87])">
            <text:p/>
          </table:table-cell>
          <table:table-cell table:formula="of:=IF([.B87]=[.E87]; &quot;&quot;; (([.E87]-[.B87])/[.B8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IF([.B88]=[.E88]; &quot;&quot;; &quot;*&quot;)">
            <text:p/>
          </table:table-cell>
          <table:table-cell table:formula="of:=IF([.B88]=[.E88]; &quot;&quot;; [.E88]-[.B88])">
            <text:p/>
          </table:table-cell>
          <table:table-cell table:formula="of:=IF([.B88]=[.E88]; &quot;&quot;; (([.E88]-[.B88])/[.B8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IF([.B89]=[.E89]; &quot;&quot;; &quot;*&quot;)">
            <text:p/>
          </table:table-cell>
          <table:table-cell table:formula="of:=IF([.B89]=[.E89]; &quot;&quot;; [.E89]-[.B89])">
            <text:p/>
          </table:table-cell>
          <table:table-cell table:formula="of:=IF([.B89]=[.E89]; &quot;&quot;; (([.E89]-[.B89])/[.B8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IF([.B90]=[.E90]; &quot;&quot;; &quot;*&quot;)">
            <text:p/>
          </table:table-cell>
          <table:table-cell table:formula="of:=IF([.B90]=[.E90]; &quot;&quot;; [.E90]-[.B90])">
            <text:p/>
          </table:table-cell>
          <table:table-cell table:formula="of:=IF([.B90]=[.E90]; &quot;&quot;; (([.E90]-[.B90])/[.B9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536" calcext:value-type="float">
            <text:p>6536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IF([.B91]=[.E91]; &quot;&quot;; &quot;*&quot;)">
            <text:p/>
          </table:table-cell>
          <table:table-cell table:formula="of:=IF([.B91]=[.E91]; &quot;&quot;; [.E91]-[.B91])">
            <text:p/>
          </table:table-cell>
          <table:table-cell table:formula="of:=IF([.B91]=[.E91]; &quot;&quot;; (([.E91]-[.B91])/[.B9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256_ops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496" calcext:value-type="float">
            <text:p>3496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IF([.B92]=[.E92]; &quot;&quot;; &quot;*&quot;)">
            <text:p/>
          </table:table-cell>
          <table:table-cell table:formula="of:=IF([.B92]=[.E92]; &quot;&quot;; [.E92]-[.B92])">
            <text:p/>
          </table:table-cell>
          <table:table-cell table:formula="of:=IF([.B92]=[.E92]; &quot;&quot;; (([.E92]-[.B92])/[.B9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IF([.B93]=[.E93]; &quot;&quot;; &quot;*&quot;)">
            <text:p/>
          </table:table-cell>
          <table:table-cell table:formula="of:=IF([.B93]=[.E93]; &quot;&quot;; [.E93]-[.B93])">
            <text:p/>
          </table:table-cell>
          <table:table-cell table:formula="of:=IF([.B93]=[.E93]; &quot;&quot;; (([.E93]-[.B93])/[.B9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IF([.B94]=[.E94]; &quot;&quot;; &quot;*&quot;)">
            <text:p/>
          </table:table-cell>
          <table:table-cell table:formula="of:=IF([.B94]=[.E94]; &quot;&quot;; [.E94]-[.B94])">
            <text:p/>
          </table:table-cell>
          <table:table-cell table:formula="of:=IF([.B94]=[.E94]; &quot;&quot;; (([.E94]-[.B94])/[.B9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IF([.B95]=[.E95]; &quot;&quot;; &quot;*&quot;)">
            <text:p/>
          </table:table-cell>
          <table:table-cell table:formula="of:=IF([.B95]=[.E95]; &quot;&quot;; [.E95]-[.B95])">
            <text:p/>
          </table:table-cell>
          <table:table-cell table:formula="of:=IF([.B95]=[.E95]; &quot;&quot;; (([.E95]-[.B95])/[.B9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IF([.B96]=[.E96]; &quot;&quot;; &quot;*&quot;)">
            <text:p/>
          </table:table-cell>
          <table:table-cell table:formula="of:=IF([.B96]=[.E96]; &quot;&quot;; [.E96]-[.B96])">
            <text:p/>
          </table:table-cell>
          <table:table-cell table:formula="of:=IF([.B96]=[.E96]; &quot;&quot;; (([.E96]-[.B96])/[.B9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IF([.B97]=[.E97]; &quot;&quot;; &quot;*&quot;)">
            <text:p/>
          </table:table-cell>
          <table:table-cell table:formula="of:=IF([.B97]=[.E97]; &quot;&quot;; [.E97]-[.B97])">
            <text:p/>
          </table:table-cell>
          <table:table-cell table:formula="of:=IF([.B97]=[.E97]; &quot;&quot;; (([.E97]-[.B97])/[.B9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IF([.B98]=[.E98]; &quot;&quot;; &quot;*&quot;)">
            <text:p/>
          </table:table-cell>
          <table:table-cell table:formula="of:=IF([.B98]=[.E98]; &quot;&quot;; [.E98]-[.B98])">
            <text:p/>
          </table:table-cell>
          <table:table-cell table:formula="of:=IF([.B98]=[.E98]; &quot;&quot;; (([.E98]-[.B98])/[.B9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IF([.B99]=[.E99]; &quot;&quot;; &quot;*&quot;)">
            <text:p/>
          </table:table-cell>
          <table:table-cell table:formula="of:=IF([.B99]=[.E99]; &quot;&quot;; [.E99]-[.B99])">
            <text:p/>
          </table:table-cell>
          <table:table-cell table:formula="of:=IF([.B99]=[.E99]; &quot;&quot;; (([.E99]-[.B99])/[.B9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IF([.B100]=[.E100]; &quot;&quot;; &quot;*&quot;)">
            <text:p/>
          </table:table-cell>
          <table:table-cell table:formula="of:=IF([.B100]=[.E100]; &quot;&quot;; [.E100]-[.B100])">
            <text:p/>
          </table:table-cell>
          <table:table-cell table:formula="of:=IF([.B100]=[.E100]; &quot;&quot;; (([.E100]-[.B100])/[.B10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IF([.B101]=[.E101]; &quot;&quot;; &quot;*&quot;)">
            <text:p/>
          </table:table-cell>
          <table:table-cell table:formula="of:=IF([.B101]=[.E101]; &quot;&quot;; [.E101]-[.B101])">
            <text:p/>
          </table:table-cell>
          <table:table-cell table:formula="of:=IF([.B101]=[.E101]; &quot;&quot;; (([.E101]-[.B101])/[.B10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IF([.B102]=[.E102]; &quot;&quot;; &quot;*&quot;)">
            <text:p/>
          </table:table-cell>
          <table:table-cell table:formula="of:=IF([.B102]=[.E102]; &quot;&quot;; [.E102]-[.B102])">
            <text:p/>
          </table:table-cell>
          <table:table-cell table:formula="of:=IF([.B102]=[.E102]; &quot;&quot;; (([.E102]-[.B102])/[.B10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IF([.B103]=[.E103]; &quot;&quot;; &quot;*&quot;)">
            <text:p/>
          </table:table-cell>
          <table:table-cell table:formula="of:=IF([.B103]=[.E103]; &quot;&quot;; [.E103]-[.B103])">
            <text:p/>
          </table:table-cell>
          <table:table-cell table:formula="of:=IF([.B103]=[.E103]; &quot;&quot;; (([.E103]-[.B103])/[.B10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IF([.B104]=[.E104]; &quot;&quot;; &quot;*&quot;)">
            <text:p/>
          </table:table-cell>
          <table:table-cell table:formula="of:=IF([.B104]=[.E104]; &quot;&quot;; [.E104]-[.B104])">
            <text:p/>
          </table:table-cell>
          <table:table-cell table:formula="of:=IF([.B104]=[.E104]; &quot;&quot;; (([.E104]-[.B104])/[.B104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IF([.B105]=[.E105]; &quot;&quot;; &quot;*&quot;)" office:value-type="string" office:string-value="*" calcext:value-type="string">
            <text:p>*</text:p>
          </table:table-cell>
          <table:table-cell table:formula="of:=IF([.B105]=[.E105]; &quot;&quot;; [.E105]-[.B105])" office:value-type="float" office:value="48" calcext:value-type="float">
            <text:p>48</text:p>
          </table:table-cell>
          <table:table-cell table:formula="of:=IF([.B105]=[.E105]; &quot;&quot;; (([.E105]-[.B105])/[.B105])*100)" office:value-type="float" office:value="12.5" calcext:value-type="float">
            <text:p>12.5</text:p>
          </table:table-cell>
          <table:table-cell office:value-type="string" calcext:value-type="string">
            <office:annotation draw:style-name="gr2" draw:text-style-name="P2" svg:width="1.1413in" svg:height="1.3232in" svg:x="17.0626in" svg:y="0in" draw:caption-point-x="-0.2402in" draw:caption-point-y="0.3594in">
              <dc:date>2024-06-21T00:00:00</dc:date>
              <text:p text:style-name="P1"><text:span text:style-name="T1">SROA stopped because of the int_to_ptr → ptr_to_int → call from_0()</text:span></text:p>
              <text:p text:style-name="P1"><text:span text:style-name="T1"/></text:p>
              <text:p text:style-name="P1"><text:span text:style-name="T1">Line 2746 in Before.</text:span></text:p>
            </office:annotation>
            <text:p>OK</text:p>
          </table:table-cell>
        </table:table-row>
        <table:table-row table:style-name="ro1" table:visibility="filter">
          <table:table-cell office:value-type="string" calcext:value-type="string">
            <text:p>language/configurable_consts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3712" calcext:value-type="float">
            <text:p>3712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IF([.B106]=[.E106]; &quot;&quot;; &quot;*&quot;)">
            <text:p/>
          </table:table-cell>
          <table:table-cell table:formula="of:=IF([.B106]=[.E106]; &quot;&quot;; [.E106]-[.B106])">
            <text:p/>
          </table:table-cell>
          <table:table-cell table:formula="of:=IF([.B106]=[.E106]; &quot;&quot;; (([.E106]-[.B106])/[.B10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IF([.B107]=[.E107]; &quot;&quot;; &quot;*&quot;)">
            <text:p/>
          </table:table-cell>
          <table:table-cell table:formula="of:=IF([.B107]=[.E107]; &quot;&quot;; [.E107]-[.B107])">
            <text:p/>
          </table:table-cell>
          <table:table-cell table:formula="of:=IF([.B107]=[.E107]; &quot;&quot;; (([.E107]-[.B107])/[.B10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IF([.B108]=[.E108]; &quot;&quot;; &quot;*&quot;)">
            <text:p/>
          </table:table-cell>
          <table:table-cell table:formula="of:=IF([.B108]=[.E108]; &quot;&quot;; [.E108]-[.B108])">
            <text:p/>
          </table:table-cell>
          <table:table-cell table:formula="of:=IF([.B108]=[.E108]; &quot;&quot;; (([.E108]-[.B108])/[.B10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IF([.B109]=[.E109]; &quot;&quot;; &quot;*&quot;)">
            <text:p/>
          </table:table-cell>
          <table:table-cell table:formula="of:=IF([.B109]=[.E109]; &quot;&quot;; [.E109]-[.B109])">
            <text:p/>
          </table:table-cell>
          <table:table-cell table:formula="of:=IF([.B109]=[.E109]; &quot;&quot;; (([.E109]-[.B109])/[.B10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IF([.B110]=[.E110]; &quot;&quot;; &quot;*&quot;)">
            <text:p/>
          </table:table-cell>
          <table:table-cell table:formula="of:=IF([.B110]=[.E110]; &quot;&quot;; [.E110]-[.B110])">
            <text:p/>
          </table:table-cell>
          <table:table-cell table:formula="of:=IF([.B110]=[.E110]; &quot;&quot;; (([.E110]-[.B110])/[.B11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IF([.B111]=[.E111]; &quot;&quot;; &quot;*&quot;)">
            <text:p/>
          </table:table-cell>
          <table:table-cell table:formula="of:=IF([.B111]=[.E111]; &quot;&quot;; [.E111]-[.B111])">
            <text:p/>
          </table:table-cell>
          <table:table-cell table:formula="of:=IF([.B111]=[.E111]; &quot;&quot;; (([.E111]-[.B111])/[.B11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IF([.B112]=[.E112]; &quot;&quot;; &quot;*&quot;)">
            <text:p/>
          </table:table-cell>
          <table:table-cell table:formula="of:=IF([.B112]=[.E112]; &quot;&quot;; [.E112]-[.B112])">
            <text:p/>
          </table:table-cell>
          <table:table-cell table:formula="of:=IF([.B112]=[.E112]; &quot;&quot;; (([.E112]-[.B112])/[.B1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IF([.B113]=[.E113]; &quot;&quot;; &quot;*&quot;)">
            <text:p/>
          </table:table-cell>
          <table:table-cell table:formula="of:=IF([.B113]=[.E113]; &quot;&quot;; [.E113]-[.B113])">
            <text:p/>
          </table:table-cell>
          <table:table-cell table:formula="of:=IF([.B113]=[.E113]; &quot;&quot;; (([.E113]-[.B113])/[.B1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IF([.B114]=[.E114]; &quot;&quot;; &quot;*&quot;)">
            <text:p/>
          </table:table-cell>
          <table:table-cell table:formula="of:=IF([.B114]=[.E114]; &quot;&quot;; [.E114]-[.B114])">
            <text:p/>
          </table:table-cell>
          <table:table-cell table:formula="of:=IF([.B114]=[.E114]; &quot;&quot;; (([.E114]-[.B114])/[.B1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eprecated_attribut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deprecated_attribut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IF([.B115]=[.E115]; &quot;&quot;; &quot;*&quot;)">
            <text:p/>
          </table:table-cell>
          <table:table-cell table:formula="of:=IF([.B115]=[.E115]; &quot;&quot;; [.E115]-[.B115])">
            <text:p/>
          </table:table-cell>
          <table:table-cell table:formula="of:=IF([.B115]=[.E115]; &quot;&quot;; (([.E115]-[.B115])/[.B1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IF([.B116]=[.E116]; &quot;&quot;; &quot;*&quot;)">
            <text:p/>
          </table:table-cell>
          <table:table-cell table:formula="of:=IF([.B116]=[.E116]; &quot;&quot;; [.E116]-[.B116])">
            <text:p/>
          </table:table-cell>
          <table:table-cell table:formula="of:=IF([.B116]=[.E116]; &quot;&quot;; (([.E116]-[.B116])/[.B11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IF([.B117]=[.E117]; &quot;&quot;; &quot;*&quot;)">
            <text:p/>
          </table:table-cell>
          <table:table-cell table:formula="of:=IF([.B117]=[.E117]; &quot;&quot;; [.E117]-[.B117])">
            <text:p/>
          </table:table-cell>
          <table:table-cell table:formula="of:=IF([.B117]=[.E117]; &quot;&quot;; (([.E117]-[.B117])/[.B11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IF([.B118]=[.E118]; &quot;&quot;; &quot;*&quot;)">
            <text:p/>
          </table:table-cell>
          <table:table-cell table:formula="of:=IF([.B118]=[.E118]; &quot;&quot;; [.E118]-[.B118])">
            <text:p/>
          </table:table-cell>
          <table:table-cell table:formula="of:=IF([.B118]=[.E118]; &quot;&quot;; (([.E118]-[.B118])/[.B118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IF([.B119]=[.E119]; &quot;&quot;; &quot;*&quot;)" office:value-type="string" office:string-value="*" calcext:value-type="string">
            <text:p>*</text:p>
          </table:table-cell>
          <table:table-cell table:formula="of:=IF([.B119]=[.E119]; &quot;&quot;; [.E119]-[.B119])" office:value-type="float" office:value="24" calcext:value-type="float">
            <text:p>24</text:p>
          </table:table-cell>
          <table:table-cell table:formula="of:=IF([.B119]=[.E119]; &quot;&quot;; (([.E119]-[.B119])/[.B119])*100)" office:value-type="float" office:value="15.7894736842105" calcext:value-type="float">
            <text:p>15.7894736842105</text:p>
          </table:table-cell>
          <table:table-cell office:value-type="string" calcext:value-type="string">
            <office:annotation draw:style-name="gr1" draw:text-style-name="P2" svg:width="1.1413in" svg:height="2.7228in" svg:x="17.0626in" svg:y="0in" draw:caption-point-x="-0.2402in" draw:caption-point-y="0.5374in">
              <dc:date>2024-06-21T00:00:00</dc:date>
              <text:p text:style-name="P1"><text:span text:style-name="T1"><text:s text:c="4"/></text:span><text:span text:style-name="T1">let mut buffer = Buffer::new();</text:span></text:p>
              <text:p text:style-name="P1"><text:span text:style-name="T1"><text:s text:c="4"/></text:span><text:span text:style-name="T1">item.abi_encode2(buffer);</text:span></text:p>
              <text:p text:style-name="P1"><text:span text:style-name="T1"><text:s text:c="4"/></text:span><text:span text:style-name="T1">buffer.as_raw_slice()</text:span></text:p>
              <text:p text:style-name="P1"><text:span text:style-name="T1"/></text:p>
              <text:p text:style-name="P1"><text:span text:style-name="T1"><text:s text:c="8"/></text:span><text:span text:style-name="T1">v1 = asm(cap: v0) -&gt; u64 hp {</text:span></text:p>
              <text:p text:style-name="P1"><text:span text:style-name="T1"><text:s text:c="12"/></text:span><text:span text:style-name="T1">aloc <text:s text:c="2"/>cap</text:span></text:p>
              <text:p text:style-name="P1"><text:span text:style-name="T1"><text:s text:c="8"/></text:span><text:span text:style-name="T1">}</text:span></text:p>
              <text:p text:style-name="P1"><text:span text:style-name="T1"><text:s text:c="8"/></text:span><text:span text:style-name="T1">v2 = int_to_ptr v1 to ptr u8</text:span></text:p>
            </office:annotation>
            <text:p>OK</text:p>
          </table:table-cell>
        </table:table-row>
        <table:table-row table:style-name="ro1" table:visibility="filter">
          <table:table-cell office:value-type="string" calcext:value-type="string">
            <text:p>language/duplicated_storage_ke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duplicated_storage_ke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IF([.B120]=[.E120]; &quot;&quot;; &quot;*&quot;)">
            <text:p/>
          </table:table-cell>
          <table:table-cell table:formula="of:=IF([.B120]=[.E120]; &quot;&quot;; [.E120]-[.B120])">
            <text:p/>
          </table:table-cell>
          <table:table-cell table:formula="of:=IF([.B120]=[.E120]; &quot;&quot;; (([.E120]-[.B120])/[.B1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IF([.B121]=[.E121]; &quot;&quot;; &quot;*&quot;)">
            <text:p/>
          </table:table-cell>
          <table:table-cell table:formula="of:=IF([.B121]=[.E121]; &quot;&quot;; [.E121]-[.B121])">
            <text:p/>
          </table:table-cell>
          <table:table-cell table:formula="of:=IF([.B121]=[.E121]; &quot;&quot;; (([.E121]-[.B121])/[.B1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IF([.B122]=[.E122]; &quot;&quot;; &quot;*&quot;)">
            <text:p/>
          </table:table-cell>
          <table:table-cell table:formula="of:=IF([.B122]=[.E122]; &quot;&quot;; [.E122]-[.B122])">
            <text:p/>
          </table:table-cell>
          <table:table-cell table:formula="of:=IF([.B122]=[.E122]; &quot;&quot;; (([.E122]-[.B122])/[.B1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f_let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IF([.B123]=[.E123]; &quot;&quot;; &quot;*&quot;)">
            <text:p/>
          </table:table-cell>
          <table:table-cell table:formula="of:=IF([.B123]=[.E123]; &quot;&quot;; [.E123]-[.B123])">
            <text:p/>
          </table:table-cell>
          <table:table-cell table:formula="of:=IF([.B123]=[.E123]; &quot;&quot;; (([.E123]-[.B123])/[.B1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f_let_large_typ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IF([.B124]=[.E124]; &quot;&quot;; &quot;*&quot;)">
            <text:p/>
          </table:table-cell>
          <table:table-cell table:formula="of:=IF([.B124]=[.E124]; &quot;&quot;; [.E124]-[.B124])">
            <text:p/>
          </table:table-cell>
          <table:table-cell table:formula="of:=IF([.B124]=[.E124]; &quot;&quot;; (([.E124]-[.B124])/[.B12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IF([.B125]=[.E125]; &quot;&quot;; &quot;*&quot;)">
            <text:p/>
          </table:table-cell>
          <table:table-cell table:formula="of:=IF([.B125]=[.E125]; &quot;&quot;; [.E125]-[.B125])">
            <text:p/>
          </table:table-cell>
          <table:table-cell table:formula="of:=IF([.B125]=[.E125]; &quot;&quot;; (([.E125]-[.B125])/[.B12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IF([.B126]=[.E126]; &quot;&quot;; &quot;*&quot;)">
            <text:p/>
          </table:table-cell>
          <table:table-cell table:formula="of:=IF([.B126]=[.E126]; &quot;&quot;; [.E126]-[.B126])">
            <text:p/>
          </table:table-cell>
          <table:table-cell table:formula="of:=IF([.B126]=[.E126]; &quot;&quot;; (([.E126]-[.B126])/[.B12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IF([.B127]=[.E127]; &quot;&quot;; &quot;*&quot;)">
            <text:p/>
          </table:table-cell>
          <table:table-cell table:formula="of:=IF([.B127]=[.E127]; &quot;&quot;; [.E127]-[.B127])">
            <text:p/>
          </table:table-cell>
          <table:table-cell table:formula="of:=IF([.B127]=[.E127]; &quot;&quot;; (([.E127]-[.B127])/[.B12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IF([.B128]=[.E128]; &quot;&quot;; &quot;*&quot;)">
            <text:p/>
          </table:table-cell>
          <table:table-cell table:formula="of:=IF([.B128]=[.E128]; &quot;&quot;; [.E128]-[.B128])">
            <text:p/>
          </table:table-cell>
          <table:table-cell table:formula="of:=IF([.B128]=[.E128]; &quot;&quot;; (([.E128]-[.B128])/[.B12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IF([.B129]=[.E129]; &quot;&quot;; &quot;*&quot;)">
            <text:p/>
          </table:table-cell>
          <table:table-cell table:formula="of:=IF([.B129]=[.E129]; &quot;&quot;; [.E129]-[.B129])">
            <text:p/>
          </table:table-cell>
          <table:table-cell table:formula="of:=IF([.B129]=[.E129]; &quot;&quot;; (([.E129]-[.B129])/[.B1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IF([.B130]=[.E130]; &quot;&quot;; &quot;*&quot;)">
            <text:p/>
          </table:table-cell>
          <table:table-cell table:formula="of:=IF([.B130]=[.E130]; &quot;&quot;; [.E130]-[.B130])">
            <text:p/>
          </table:table-cell>
          <table:table-cell table:formula="of:=IF([.B130]=[.E130]; &quot;&quot;; (([.E130]-[.B130])/[.B1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IF([.B131]=[.E131]; &quot;&quot;; &quot;*&quot;)">
            <text:p/>
          </table:table-cell>
          <table:table-cell table:formula="of:=IF([.B131]=[.E131]; &quot;&quot;; [.E131]-[.B131])">
            <text:p/>
          </table:table-cell>
          <table:table-cell table:formula="of:=IF([.B131]=[.E131]; &quot;&quot;; (([.E131]-[.B131])/[.B1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IF([.B132]=[.E132]; &quot;&quot;; &quot;*&quot;)">
            <text:p/>
          </table:table-cell>
          <table:table-cell table:formula="of:=IF([.B132]=[.E132]; &quot;&quot;; [.E132]-[.B132])">
            <text:p/>
          </table:table-cell>
          <table:table-cell table:formula="of:=IF([.B132]=[.E132]; &quot;&quot;; (([.E132]-[.B132])/[.B132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IF([.B133]=[.E133]; &quot;&quot;; &quot;*&quot;)" office:value-type="string" office:string-value="*" calcext:value-type="string">
            <text:p>*</text:p>
          </table:table-cell>
          <table:table-cell table:formula="of:=IF([.B133]=[.E133]; &quot;&quot;; [.E133]-[.B133])" office:value-type="float" office:value="16" calcext:value-type="float">
            <text:p>16</text:p>
          </table:table-cell>
          <table:table-cell table:formula="of:=IF([.B133]=[.E133]; &quot;&quot;; (([.E133]-[.B133])/[.B133])*100)" office:value-type="float" office:value="1.96078431372549" calcext:value-type="float">
            <text:p>1.96078431372549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232" calcext:value-type="float">
            <text:p>11640232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IF([.B134]=[.E134]; &quot;&quot;; &quot;*&quot;)">
            <text:p/>
          </table:table-cell>
          <table:table-cell table:formula="of:=IF([.B134]=[.E134]; &quot;&quot;; [.E134]-[.B134])">
            <text:p/>
          </table:table-cell>
          <table:table-cell table:formula="of:=IF([.B134]=[.E134]; &quot;&quot;; (([.E134]-[.B134])/[.B1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640" calcext:value-type="float">
            <text:p>1048640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IF([.B135]=[.E135]; &quot;&quot;; &quot;*&quot;)">
            <text:p/>
          </table:table-cell>
          <table:table-cell table:formula="of:=IF([.B135]=[.E135]; &quot;&quot;; [.E135]-[.B135])">
            <text:p/>
          </table:table-cell>
          <table:table-cell table:formula="of:=IF([.B135]=[.E135]; &quot;&quot;; (([.E135]-[.B135])/[.B1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IF([.B136]=[.E136]; &quot;&quot;; &quot;*&quot;)">
            <text:p/>
          </table:table-cell>
          <table:table-cell table:formula="of:=IF([.B136]=[.E136]; &quot;&quot;; [.E136]-[.B136])">
            <text:p/>
          </table:table-cell>
          <table:table-cell table:formula="of:=IF([.B136]=[.E136]; &quot;&quot;; (([.E136]-[.B136])/[.B1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or_loops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200" calcext:value-type="float">
            <text:p>4200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IF([.B137]=[.E137]; &quot;&quot;; &quot;*&quot;)">
            <text:p/>
          </table:table-cell>
          <table:table-cell table:formula="of:=IF([.B137]=[.E137]; &quot;&quot;; [.E137]-[.B137])">
            <text:p/>
          </table:table-cell>
          <table:table-cell table:formula="of:=IF([.B137]=[.E137]; &quot;&quot;; (([.E137]-[.B137])/[.B1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IF([.B138]=[.E138]; &quot;&quot;; &quot;*&quot;)">
            <text:p/>
          </table:table-cell>
          <table:table-cell table:formula="of:=IF([.B138]=[.E138]; &quot;&quot;; [.E138]-[.B138])">
            <text:p/>
          </table:table-cell>
          <table:table-cell table:formula="of:=IF([.B138]=[.E138]; &quot;&quot;; (([.E138]-[.B138])/[.B1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IF([.B139]=[.E139]; &quot;&quot;; &quot;*&quot;)">
            <text:p/>
          </table:table-cell>
          <table:table-cell table:formula="of:=IF([.B139]=[.E139]; &quot;&quot;; [.E139]-[.B139])">
            <text:p/>
          </table:table-cell>
          <table:table-cell table:formula="of:=IF([.B139]=[.E139]; &quot;&quot;; (([.E139]-[.B139])/[.B13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IF([.B140]=[.E140]; &quot;&quot;; &quot;*&quot;)">
            <text:p/>
          </table:table-cell>
          <table:table-cell table:formula="of:=IF([.B140]=[.E140]; &quot;&quot;; [.E140]-[.B140])">
            <text:p/>
          </table:table-cell>
          <table:table-cell table:formula="of:=IF([.B140]=[.E140]; &quot;&quot;; (([.E140]-[.B140])/[.B14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impl_self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2312" calcext:value-type="float">
            <text:p>2312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IF([.B141]=[.E141]; &quot;&quot;; &quot;*&quot;)">
            <text:p/>
          </table:table-cell>
          <table:table-cell table:formula="of:=IF([.B141]=[.E141]; &quot;&quot;; [.E141]-[.B141])">
            <text:p/>
          </table:table-cell>
          <table:table-cell table:formula="of:=IF([.B141]=[.E141]; &quot;&quot;; (([.E141]-[.B141])/[.B14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IF([.B142]=[.E142]; &quot;&quot;; &quot;*&quot;)">
            <text:p/>
          </table:table-cell>
          <table:table-cell table:formula="of:=IF([.B142]=[.E142]; &quot;&quot;; [.E142]-[.B142])">
            <text:p/>
          </table:table-cell>
          <table:table-cell table:formula="of:=IF([.B142]=[.E142]; &quot;&quot;; (([.E142]-[.B142])/[.B14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IF([.B143]=[.E143]; &quot;&quot;; &quot;*&quot;)">
            <text:p/>
          </table:table-cell>
          <table:table-cell table:formula="of:=IF([.B143]=[.E143]; &quot;&quot;; [.E143]-[.B143])">
            <text:p/>
          </table:table-cell>
          <table:table-cell table:formula="of:=IF([.B143]=[.E143]; &quot;&quot;; (([.E143]-[.B143])/[.B14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IF([.B144]=[.E144]; &quot;&quot;; &quot;*&quot;)">
            <text:p/>
          </table:table-cell>
          <table:table-cell table:formula="of:=IF([.B144]=[.E144]; &quot;&quot;; [.E144]-[.B144])">
            <text:p/>
          </table:table-cell>
          <table:table-cell table:formula="of:=IF([.B144]=[.E144]; &quot;&quot;; (([.E144]-[.B144])/[.B14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s_in_contract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2784" calcext:value-type="float">
            <text:p>2784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IF([.B145]=[.E145]; &quot;&quot;; &quot;*&quot;)">
            <text:p/>
          </table:table-cell>
          <table:table-cell table:formula="of:=IF([.B145]=[.E145]; &quot;&quot;; [.E145]-[.B145])">
            <text:p/>
          </table:table-cell>
          <table:table-cell table:formula="of:=IF([.B145]=[.E145]; &quot;&quot;; (([.E145]-[.B145])/[.B14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IF([.B146]=[.E146]; &quot;&quot;; &quot;*&quot;)">
            <text:p/>
          </table:table-cell>
          <table:table-cell table:formula="of:=IF([.B146]=[.E146]; &quot;&quot;; [.E146]-[.B146])">
            <text:p/>
          </table:table-cell>
          <table:table-cell table:formula="of:=IF([.B146]=[.E146]; &quot;&quot;; (([.E146]-[.B146])/[.B14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IF([.B147]=[.E147]; &quot;&quot;; &quot;*&quot;)">
            <text:p/>
          </table:table-cell>
          <table:table-cell table:formula="of:=IF([.B147]=[.E147]; &quot;&quot;; [.E147]-[.B147])">
            <text:p/>
          </table:table-cell>
          <table:table-cell table:formula="of:=IF([.B147]=[.E147]; &quot;&quot;; (([.E147]-[.B147])/[.B14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IF([.B148]=[.E148]; &quot;&quot;; &quot;*&quot;)">
            <text:p/>
          </table:table-cell>
          <table:table-cell table:formula="of:=IF([.B148]=[.E148]; &quot;&quot;; [.E148]-[.B148])">
            <text:p/>
          </table:table-cell>
          <table:table-cell table:formula="of:=IF([.B148]=[.E148]; &quot;&quot;; (([.E148]-[.B148])/[.B14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rait_constrain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IF([.B149]=[.E149]; &quot;&quot;; &quot;*&quot;)">
            <text:p/>
          </table:table-cell>
          <table:table-cell table:formula="of:=IF([.B149]=[.E149]; &quot;&quot;; [.E149]-[.B149])">
            <text:p/>
          </table:table-cell>
          <table:table-cell table:formula="of:=IF([.B149]=[.E149]; &quot;&quot;; (([.E149]-[.B149])/[.B14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raits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IF([.B150]=[.E150]; &quot;&quot;; &quot;*&quot;)">
            <text:p/>
          </table:table-cell>
          <table:table-cell table:formula="of:=IF([.B150]=[.E150]; &quot;&quot;; [.E150]-[.B150])">
            <text:p/>
          </table:table-cell>
          <table:table-cell table:formula="of:=IF([.B150]=[.E150]; &quot;&quot;; (([.E150]-[.B150])/[.B15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IF([.B151]=[.E151]; &quot;&quot;; &quot;*&quot;)">
            <text:p/>
          </table:table-cell>
          <table:table-cell table:formula="of:=IF([.B151]=[.E151]; &quot;&quot;; [.E151]-[.B151])">
            <text:p/>
          </table:table-cell>
          <table:table-cell table:formula="of:=IF([.B151]=[.E151]; &quot;&quot;; (([.E151]-[.B151])/[.B15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IF([.B152]=[.E152]; &quot;&quot;; &quot;*&quot;)">
            <text:p/>
          </table:table-cell>
          <table:table-cell table:formula="of:=IF([.B152]=[.E152]; &quot;&quot;; [.E152]-[.B152])">
            <text:p/>
          </table:table-cell>
          <table:table-cell table:formula="of:=IF([.B152]=[.E152]; &quot;&quot;; (([.E152]-[.B152])/[.B15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type_inference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152" calcext:value-type="float">
            <text:p>3152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IF([.B153]=[.E153]; &quot;&quot;; &quot;*&quot;)">
            <text:p/>
          </table:table-cell>
          <table:table-cell table:formula="of:=IF([.B153]=[.E153]; &quot;&quot;; [.E153]-[.B153])">
            <text:p/>
          </table:table-cell>
          <table:table-cell table:formula="of:=IF([.B153]=[.E153]; &quot;&quot;; (([.E153]-[.B153])/[.B15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IF([.B154]=[.E154]; &quot;&quot;; &quot;*&quot;)">
            <text:p/>
          </table:table-cell>
          <table:table-cell table:formula="of:=IF([.B154]=[.E154]; &quot;&quot;; [.E154]-[.B154])">
            <text:p/>
          </table:table-cell>
          <table:table-cell table:formula="of:=IF([.B154]=[.E154]; &quot;&quot;; (([.E154]-[.B154])/[.B15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IF([.B155]=[.E155]; &quot;&quot;; &quot;*&quot;)">
            <text:p/>
          </table:table-cell>
          <table:table-cell table:formula="of:=IF([.B155]=[.E155]; &quot;&quot;; [.E155]-[.B155])">
            <text:p/>
          </table:table-cell>
          <table:table-cell table:formula="of:=IF([.B155]=[.E155]; &quot;&quot;; (([.E155]-[.B155])/[.B15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gtf_intrinsic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IF([.B156]=[.E156]; &quot;&quot;; &quot;*&quot;)">
            <text:p/>
          </table:table-cell>
          <table:table-cell table:formula="of:=IF([.B156]=[.E156]; &quot;&quot;; [.E156]-[.B156])">
            <text:p/>
          </table:table-cell>
          <table:table-cell table:formula="of:=IF([.B156]=[.E156]; &quot;&quot;; (([.E156]-[.B156])/[.B15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IF([.B157]=[.E157]; &quot;&quot;; &quot;*&quot;)">
            <text:p/>
          </table:table-cell>
          <table:table-cell table:formula="of:=IF([.B157]=[.E157]; &quot;&quot;; [.E157]-[.B157])">
            <text:p/>
          </table:table-cell>
          <table:table-cell table:formula="of:=IF([.B157]=[.E157]; &quot;&quot;; (([.E157]-[.B157])/[.B15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IF([.B158]=[.E158]; &quot;&quot;; &quot;*&quot;)">
            <text:p/>
          </table:table-cell>
          <table:table-cell table:formula="of:=IF([.B158]=[.E158]; &quot;&quot;; [.E158]-[.B158])">
            <text:p/>
          </table:table-cell>
          <table:table-cell table:formula="of:=IF([.B158]=[.E158]; &quot;&quot;; (([.E158]-[.B158])/[.B15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IF([.B159]=[.E159]; &quot;&quot;; &quot;*&quot;)">
            <text:p/>
          </table:table-cell>
          <table:table-cell table:formula="of:=IF([.B159]=[.E159]; &quot;&quot;; [.E159]-[.B159])">
            <text:p/>
          </table:table-cell>
          <table:table-cell table:formula="of:=IF([.B159]=[.E159]; &quot;&quot;; (([.E159]-[.B159])/[.B15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IF([.B160]=[.E160]; &quot;&quot;; &quot;*&quot;)">
            <text:p/>
          </table:table-cell>
          <table:table-cell table:formula="of:=IF([.B160]=[.E160]; &quot;&quot;; [.E160]-[.B160])">
            <text:p/>
          </table:table-cell>
          <table:table-cell table:formula="of:=IF([.B160]=[.E160]; &quot;&quot;; (([.E160]-[.B160])/[.B16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IF([.B161]=[.E161]; &quot;&quot;; &quot;*&quot;)">
            <text:p/>
          </table:table-cell>
          <table:table-cell table:formula="of:=IF([.B161]=[.E161]; &quot;&quot;; [.E161]-[.B161])">
            <text:p/>
          </table:table-cell>
          <table:table-cell table:formula="of:=IF([.B161]=[.E161]; &quot;&quot;; (([.E161]-[.B161])/[.B16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IF([.B162]=[.E162]; &quot;&quot;; &quot;*&quot;)">
            <text:p/>
          </table:table-cell>
          <table:table-cell table:formula="of:=IF([.B162]=[.E162]; &quot;&quot;; [.E162]-[.B162])">
            <text:p/>
          </table:table-cell>
          <table:table-cell table:formula="of:=IF([.B162]=[.E162]; &quot;&quot;; (([.E162]-[.B162])/[.B16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IF([.B163]=[.E163]; &quot;&quot;; &quot;*&quot;)">
            <text:p/>
          </table:table-cell>
          <table:table-cell table:formula="of:=IF([.B163]=[.E163]; &quot;&quot;; [.E163]-[.B163])">
            <text:p/>
          </table:table-cell>
          <table:table-cell table:formula="of:=IF([.B163]=[.E163]; &quot;&quot;; (([.E163]-[.B163])/[.B16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IF([.B164]=[.E164]; &quot;&quot;; &quot;*&quot;)">
            <text:p/>
          </table:table-cell>
          <table:table-cell table:formula="of:=IF([.B164]=[.E164]; &quot;&quot;; [.E164]-[.B164])">
            <text:p/>
          </table:table-cell>
          <table:table-cell table:formula="of:=IF([.B164]=[.E164]; &quot;&quot;; (([.E164]-[.B164])/[.B16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IF([.B165]=[.E165]; &quot;&quot;; &quot;*&quot;)">
            <text:p/>
          </table:table-cell>
          <table:table-cell table:formula="of:=IF([.B165]=[.E165]; &quot;&quot;; [.E165]-[.B165])">
            <text:p/>
          </table:table-cell>
          <table:table-cell table:formula="of:=IF([.B165]=[.E165]; &quot;&quot;; (([.E165]-[.B165])/[.B16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IF([.B166]=[.E166]; &quot;&quot;; &quot;*&quot;)">
            <text:p/>
          </table:table-cell>
          <table:table-cell table:formula="of:=IF([.B166]=[.E166]; &quot;&quot;; [.E166]-[.B166])">
            <text:p/>
          </table:table-cell>
          <table:table-cell table:formula="of:=IF([.B166]=[.E166]; &quot;&quot;; (([.E166]-[.B166])/[.B166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536" calcext:value-type="float">
            <text:p>2536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IF([.B167]=[.E167]; &quot;&quot;; &quot;*&quot;)" office:value-type="string" office:string-value="*" calcext:value-type="string">
            <text:p>*</text:p>
          </table:table-cell>
          <table:table-cell table:formula="of:=IF([.B167]=[.E167]; &quot;&quot;; [.E167]-[.B167])" office:value-type="float" office:value="24" calcext:value-type="float">
            <text:p>24</text:p>
          </table:table-cell>
          <table:table-cell table:formula="of:=IF([.B167]=[.E167]; &quot;&quot;; (([.E167]-[.B167])/[.B167])*100)" office:value-type="float" office:value="0.946372239747634" calcext:value-type="float">
            <text:p>0.946372239747634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IF([.B168]=[.E168]; &quot;&quot;; &quot;*&quot;)">
            <text:p/>
          </table:table-cell>
          <table:table-cell table:formula="of:=IF([.B168]=[.E168]; &quot;&quot;; [.E168]-[.B168])">
            <text:p/>
          </table:table-cell>
          <table:table-cell table:formula="of:=IF([.B168]=[.E168]; &quot;&quot;; (([.E168]-[.B168])/[.B16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IF([.B169]=[.E169]; &quot;&quot;; &quot;*&quot;)">
            <text:p/>
          </table:table-cell>
          <table:table-cell table:formula="of:=IF([.B169]=[.E169]; &quot;&quot;; [.E169]-[.B169])">
            <text:p/>
          </table:table-cell>
          <table:table-cell table:formula="of:=IF([.B169]=[.E169]; &quot;&quot;; (([.E169]-[.B169])/[.B16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IF([.B170]=[.E170]; &quot;&quot;; &quot;*&quot;)">
            <text:p/>
          </table:table-cell>
          <table:table-cell table:formula="of:=IF([.B170]=[.E170]; &quot;&quot;; [.E170]-[.B170])">
            <text:p/>
          </table:table-cell>
          <table:table-cell table:formula="of:=IF([.B170]=[.E170]; &quot;&quot;; (([.E170]-[.B170])/[.B17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IF([.B171]=[.E171]; &quot;&quot;; &quot;*&quot;)">
            <text:p/>
          </table:table-cell>
          <table:table-cell table:formula="of:=IF([.B171]=[.E171]; &quot;&quot;; [.E171]-[.B171])">
            <text:p/>
          </table:table-cell>
          <table:table-cell table:formula="of:=IF([.B171]=[.E171]; &quot;&quot;; (([.E171]-[.B171])/[.B17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IF([.B172]=[.E172]; &quot;&quot;; &quot;*&quot;)">
            <text:p/>
          </table:table-cell>
          <table:table-cell table:formula="of:=IF([.B172]=[.E172]; &quot;&quot;; [.E172]-[.B172])">
            <text:p/>
          </table:table-cell>
          <table:table-cell table:formula="of:=IF([.B172]=[.E172]; &quot;&quot;; (([.E172]-[.B172])/[.B17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IF([.B173]=[.E173]; &quot;&quot;; &quot;*&quot;)">
            <text:p/>
          </table:table-cell>
          <table:table-cell table:formula="of:=IF([.B173]=[.E173]; &quot;&quot;; [.E173]-[.B173])">
            <text:p/>
          </table:table-cell>
          <table:table-cell table:formula="of:=IF([.B173]=[.E173]; &quot;&quot;; (([.E173]-[.B173])/[.B17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IF([.B174]=[.E174]; &quot;&quot;; &quot;*&quot;)">
            <text:p/>
          </table:table-cell>
          <table:table-cell table:formula="of:=IF([.B174]=[.E174]; &quot;&quot;; [.E174]-[.B174])">
            <text:p/>
          </table:table-cell>
          <table:table-cell table:formula="of:=IF([.B174]=[.E174]; &quot;&quot;; (([.E174]-[.B174])/[.B17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IF([.B175]=[.E175]; &quot;&quot;; &quot;*&quot;)">
            <text:p/>
          </table:table-cell>
          <table:table-cell table:formula="of:=IF([.B175]=[.E175]; &quot;&quot;; [.E175]-[.B175])">
            <text:p/>
          </table:table-cell>
          <table:table-cell table:formula="of:=IF([.B175]=[.E175]; &quot;&quot;; (([.E175]-[.B175])/[.B17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IF([.B176]=[.E176]; &quot;&quot;; &quot;*&quot;)">
            <text:p/>
          </table:table-cell>
          <table:table-cell table:formula="of:=IF([.B176]=[.E176]; &quot;&quot;; [.E176]-[.B176])">
            <text:p/>
          </table:table-cell>
          <table:table-cell table:formula="of:=IF([.B176]=[.E176]; &quot;&quot;; (([.E176]-[.B176])/[.B17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IF([.B177]=[.E177]; &quot;&quot;; &quot;*&quot;)">
            <text:p/>
          </table:table-cell>
          <table:table-cell table:formula="of:=IF([.B177]=[.E177]; &quot;&quot;; [.E177]-[.B177])">
            <text:p/>
          </table:table-cell>
          <table:table-cell table:formula="of:=IF([.B177]=[.E177]; &quot;&quot;; (([.E177]-[.B177])/[.B17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IF([.B178]=[.E178]; &quot;&quot;; &quot;*&quot;)">
            <text:p/>
          </table:table-cell>
          <table:table-cell table:formula="of:=IF([.B178]=[.E178]; &quot;&quot;; [.E178]-[.B178])">
            <text:p/>
          </table:table-cell>
          <table:table-cell table:formula="of:=IF([.B178]=[.E178]; &quot;&quot;; (([.E178]-[.B178])/[.B17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generic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IF([.B179]=[.E179]; &quot;&quot;; &quot;*&quot;)">
            <text:p/>
          </table:table-cell>
          <table:table-cell table:formula="of:=IF([.B179]=[.E179]; &quot;&quot;; [.E179]-[.B179])">
            <text:p/>
          </table:table-cell>
          <table:table-cell table:formula="of:=IF([.B179]=[.E179]; &quot;&quot;; (([.E179]-[.B179])/[.B17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IF([.B180]=[.E180]; &quot;&quot;; &quot;*&quot;)">
            <text:p/>
          </table:table-cell>
          <table:table-cell table:formula="of:=IF([.B180]=[.E180]; &quot;&quot;; [.E180]-[.B180])">
            <text:p/>
          </table:table-cell>
          <table:table-cell table:formula="of:=IF([.B180]=[.E180]; &quot;&quot;; (([.E180]-[.B180])/[.B18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IF([.B181]=[.E181]; &quot;&quot;; &quot;*&quot;)">
            <text:p/>
          </table:table-cell>
          <table:table-cell table:formula="of:=IF([.B181]=[.E181]; &quot;&quot;; [.E181]-[.B181])">
            <text:p/>
          </table:table-cell>
          <table:table-cell table:formula="of:=IF([.B181]=[.E181]; &quot;&quot;; (([.E181]-[.B181])/[.B18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IF([.B182]=[.E182]; &quot;&quot;; &quot;*&quot;)">
            <text:p/>
          </table:table-cell>
          <table:table-cell table:formula="of:=IF([.B182]=[.E182]; &quot;&quot;; [.E182]-[.B182])">
            <text:p/>
          </table:table-cell>
          <table:table-cell table:formula="of:=IF([.B182]=[.E182]; &quot;&quot;; (([.E182]-[.B182])/[.B18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IF([.B183]=[.E183]; &quot;&quot;; &quot;*&quot;)">
            <text:p/>
          </table:table-cell>
          <table:table-cell table:formula="of:=IF([.B183]=[.E183]; &quot;&quot;; [.E183]-[.B183])">
            <text:p/>
          </table:table-cell>
          <table:table-cell table:formula="of:=IF([.B183]=[.E183]; &quot;&quot;; (([.E183]-[.B183])/[.B18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IF([.B184]=[.E184]; &quot;&quot;; &quot;*&quot;)">
            <text:p/>
          </table:table-cell>
          <table:table-cell table:formula="of:=IF([.B184]=[.E184]; &quot;&quot;; [.E184]-[.B184])">
            <text:p/>
          </table:table-cell>
          <table:table-cell table:formula="of:=IF([.B184]=[.E184]; &quot;&quot;; (([.E184]-[.B184])/[.B18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args/main_args_various_types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IF([.B185]=[.E185]; &quot;&quot;; &quot;*&quot;)">
            <text:p/>
          </table:table-cell>
          <table:table-cell table:formula="of:=IF([.B185]=[.E185]; &quot;&quot;; [.E185]-[.B185])">
            <text:p/>
          </table:table-cell>
          <table:table-cell table:formula="of:=IF([.B185]=[.E185]; &quot;&quot;; (([.E185]-[.B185])/[.B18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IF([.B186]=[.E186]; &quot;&quot;; &quot;*&quot;)">
            <text:p/>
          </table:table-cell>
          <table:table-cell table:formula="of:=IF([.B186]=[.E186]; &quot;&quot;; [.E186]-[.B186])">
            <text:p/>
          </table:table-cell>
          <table:table-cell table:formula="of:=IF([.B186]=[.E186]; &quot;&quot;; (([.E186]-[.B186])/[.B18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IF([.B187]=[.E187]; &quot;&quot;; &quot;*&quot;)">
            <text:p/>
          </table:table-cell>
          <table:table-cell table:formula="of:=IF([.B187]=[.E187]; &quot;&quot;; [.E187]-[.B187])">
            <text:p/>
          </table:table-cell>
          <table:table-cell table:formula="of:=IF([.B187]=[.E187]; &quot;&quot;; (([.E187]-[.B187])/[.B18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IF([.B188]=[.E188]; &quot;&quot;; &quot;*&quot;)">
            <text:p/>
          </table:table-cell>
          <table:table-cell table:formula="of:=IF([.B188]=[.E188]; &quot;&quot;; [.E188]-[.B188])">
            <text:p/>
          </table:table-cell>
          <table:table-cell table:formula="of:=IF([.B188]=[.E188]; &quot;&quot;; (([.E188]-[.B188])/[.B18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IF([.B189]=[.E189]; &quot;&quot;; &quot;*&quot;)">
            <text:p/>
          </table:table-cell>
          <table:table-cell table:formula="of:=IF([.B189]=[.E189]; &quot;&quot;; [.E189]-[.B189])">
            <text:p/>
          </table:table-cell>
          <table:table-cell table:formula="of:=IF([.B189]=[.E189]; &quot;&quot;; (([.E189]-[.B189])/[.B18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IF([.B190]=[.E190]; &quot;&quot;; &quot;*&quot;)">
            <text:p/>
          </table:table-cell>
          <table:table-cell table:formula="of:=IF([.B190]=[.E190]; &quot;&quot;; [.E190]-[.B190])">
            <text:p/>
          </table:table-cell>
          <table:table-cell table:formula="of:=IF([.B190]=[.E190]; &quot;&quot;; (([.E190]-[.B190])/[.B19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IF([.B191]=[.E191]; &quot;&quot;; &quot;*&quot;)">
            <text:p/>
          </table:table-cell>
          <table:table-cell table:formula="of:=IF([.B191]=[.E191]; &quot;&quot;; [.E191]-[.B191])">
            <text:p/>
          </table:table-cell>
          <table:table-cell table:formula="of:=IF([.B191]=[.E191]; &quot;&quot;; (([.E191]-[.B191])/[.B19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IF([.B192]=[.E192]; &quot;&quot;; &quot;*&quot;)">
            <text:p/>
          </table:table-cell>
          <table:table-cell table:formula="of:=IF([.B192]=[.E192]; &quot;&quot;; [.E192]-[.B192])">
            <text:p/>
          </table:table-cell>
          <table:table-cell table:formula="of:=IF([.B192]=[.E192]; &quot;&quot;; (([.E192]-[.B192])/[.B19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IF([.B193]=[.E193]; &quot;&quot;; &quot;*&quot;)">
            <text:p/>
          </table:table-cell>
          <table:table-cell table:formula="of:=IF([.B193]=[.E193]; &quot;&quot;; [.E193]-[.B193])">
            <text:p/>
          </table:table-cell>
          <table:table-cell table:formula="of:=IF([.B193]=[.E193]; &quot;&quot;; (([.E193]-[.B193])/[.B19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IF([.B194]=[.E194]; &quot;&quot;; &quot;*&quot;)">
            <text:p/>
          </table:table-cell>
          <table:table-cell table:formula="of:=IF([.B194]=[.E194]; &quot;&quot;; [.E194]-[.B194])">
            <text:p/>
          </table:table-cell>
          <table:table-cell table:formula="of:=IF([.B194]=[.E194]; &quot;&quot;; (([.E194]-[.B194])/[.B19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IF([.B195]=[.E195]; &quot;&quot;; &quot;*&quot;)">
            <text:p/>
          </table:table-cell>
          <table:table-cell table:formula="of:=IF([.B195]=[.E195]; &quot;&quot;; [.E195]-[.B195])">
            <text:p/>
          </table:table-cell>
          <table:table-cell table:formula="of:=IF([.B195]=[.E195]; &quot;&quot;; (([.E195]-[.B195])/[.B19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IF([.B196]=[.E196]; &quot;&quot;; &quot;*&quot;)">
            <text:p/>
          </table:table-cell>
          <table:table-cell table:formula="of:=IF([.B196]=[.E196]; &quot;&quot;; [.E196]-[.B196])">
            <text:p/>
          </table:table-cell>
          <table:table-cell table:formula="of:=IF([.B196]=[.E196]; &quot;&quot;; (([.E196]-[.B196])/[.B19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IF([.B197]=[.E197]; &quot;&quot;; &quot;*&quot;)">
            <text:p/>
          </table:table-cell>
          <table:table-cell table:formula="of:=IF([.B197]=[.E197]; &quot;&quot;; [.E197]-[.B197])">
            <text:p/>
          </table:table-cell>
          <table:table-cell table:formula="of:=IF([.B197]=[.E197]; &quot;&quot;; (([.E197]-[.B197])/[.B19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IF([.B198]=[.E198]; &quot;&quot;; &quot;*&quot;)">
            <text:p/>
          </table:table-cell>
          <table:table-cell table:formula="of:=IF([.B198]=[.E198]; &quot;&quot;; [.E198]-[.B198])">
            <text:p/>
          </table:table-cell>
          <table:table-cell table:formula="of:=IF([.B198]=[.E198]; &quot;&quot;; (([.E198]-[.B198])/[.B19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IF([.B199]=[.E199]; &quot;&quot;; &quot;*&quot;)">
            <text:p/>
          </table:table-cell>
          <table:table-cell table:formula="of:=IF([.B199]=[.E199]; &quot;&quot;; [.E199]-[.B199])">
            <text:p/>
          </table:table-cell>
          <table:table-cell table:formula="of:=IF([.B199]=[.E199]; &quot;&quot;; (([.E199]-[.B199])/[.B199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IF([.B200]=[.E200]; &quot;&quot;; &quot;*&quot;)" office:value-type="string" office:string-value="*" calcext:value-type="string">
            <text:p>*</text:p>
          </table:table-cell>
          <table:table-cell table:formula="of:=IF([.B200]=[.E200]; &quot;&quot;; [.E200]-[.B200])" office:value-type="float" office:value="88" calcext:value-type="float">
            <text:p>88</text:p>
          </table:table-cell>
          <table:table-cell table:formula="of:=IF([.B200]=[.E200]; &quot;&quot;; (([.E200]-[.B200])/[.B200])*100)" office:value-type="float" office:value="4.36507936507936" calcext:value-type="float">
            <text:p>4.365079365079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IF([.B201]=[.E201]; &quot;&quot;; &quot;*&quot;)" office:value-type="string" office:string-value="*" calcext:value-type="string">
            <text:p>*</text:p>
          </table:table-cell>
          <table:table-cell table:formula="of:=IF([.B201]=[.E201]; &quot;&quot;; [.E201]-[.B201])" office:value-type="float" office:value="232" calcext:value-type="float">
            <text:p>232</text:p>
          </table:table-cell>
          <table:table-cell table:formula="of:=IF([.B201]=[.E201]; &quot;&quot;; (([.E201]-[.B201])/[.B201])*100)" office:value-type="float" office:value="13.9423076923077" calcext:value-type="float">
            <text:p>13.9423076923077</text:p>
          </table:table-cell>
          <table:table-cell office:value-type="string" calcext:value-type="string">
            <office:annotation draw:style-name="gr2" draw:text-style-name="P2" svg:width="1.1413in" svg:height="1.3232in" svg:x="17.0626in" svg:y="0.6539in" draw:caption-point-x="-0.2402in" draw:caption-point-y="0.5945in">
              <dc:date>2024-06-21T00:00:00</dc:date>
              <text:p text:style-name="P1"><text:span text:style-name="T1">Pointer coming from a call:</text:span></text:p>
              <text:p text:style-name="P1"><text:span text:style-name="T1"/></text:p>
              <text:p text:style-name="P1"><text:span text:style-name="T1"><text:s text:c="8"/></text:span><text:span text:style-name="T1">v1049 = call new_2(), !381</text:span></text:p>
              <text:p text:style-name="P1"><text:span text:style-name="T1"><text:s text:c="8"/></text:span><text:span text:style-name="T1">v1050 = ptr_to_int v1049 to u64, !382</text:span></text:p>
            </office:annotation>
            <text:p>OK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808" calcext:value-type="float">
            <text:p>2808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2840" calcext:value-type="float">
            <text:p>2840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IF([.B202]=[.E202]; &quot;&quot;; &quot;*&quot;)" office:value-type="string" office:string-value="*" calcext:value-type="string">
            <text:p>*</text:p>
          </table:table-cell>
          <table:table-cell table:formula="of:=IF([.B202]=[.E202]; &quot;&quot;; [.E202]-[.B202])" office:value-type="float" office:value="32" calcext:value-type="float">
            <text:p>32</text:p>
          </table:table-cell>
          <table:table-cell table:formula="of:=IF([.B202]=[.E202]; &quot;&quot;; (([.E202]-[.B202])/[.B202])*100)" office:value-type="float" office:value="1.13960113960114" calcext:value-type="float">
            <text:p>1.139601139601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216" calcext:value-type="float">
            <text:p>3216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3248" calcext:value-type="float">
            <text:p>3248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IF([.B203]=[.E203]; &quot;&quot;; &quot;*&quot;)" office:value-type="string" office:string-value="*" calcext:value-type="string">
            <text:p>*</text:p>
          </table:table-cell>
          <table:table-cell table:formula="of:=IF([.B203]=[.E203]; &quot;&quot;; [.E203]-[.B203])" office:value-type="float" office:value="32" calcext:value-type="float">
            <text:p>32</text:p>
          </table:table-cell>
          <table:table-cell table:formula="of:=IF([.B203]=[.E203]; &quot;&quot;; (([.E203]-[.B203])/[.B203])*100)" office:value-type="float" office:value="0.99502487562189" calcext:value-type="float">
            <text:p>0.99502487562189</text:p>
          </table:table-cell>
          <table:table-cell office:value-type="string" calcext:value-type="string">
            <text:p>OK</text:p>
          </table:table-cell>
        </table:table-row>
        <table:table-row table:style-name="ro1" table:visibility="filter"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IF([.B204]=[.E204]; &quot;&quot;; &quot;*&quot;)">
            <text:p/>
          </table:table-cell>
          <table:table-cell table:formula="of:=IF([.B204]=[.E204]; &quot;&quot;; [.E204]-[.B204])">
            <text:p/>
          </table:table-cell>
          <table:table-cell table:formula="of:=IF([.B204]=[.E204]; &quot;&quot;; (([.E204]-[.B204])/[.B20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ga_example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2416" calcext:value-type="float">
            <text:p>2416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IF([.B205]=[.E205]; &quot;&quot;; &quot;*&quot;)">
            <text:p/>
          </table:table-cell>
          <table:table-cell table:formula="of:=IF([.B205]=[.E205]; &quot;&quot;; [.E205]-[.B205])">
            <text:p/>
          </table:table-cell>
          <table:table-cell table:formula="of:=IF([.B205]=[.E205]; &quot;&quot;; (([.E205]-[.B205])/[.B20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mcpy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IF([.B206]=[.E206]; &quot;&quot;; &quot;*&quot;)">
            <text:p/>
          </table:table-cell>
          <table:table-cell table:formula="of:=IF([.B206]=[.E206]; &quot;&quot;; [.E206]-[.B206])">
            <text:p/>
          </table:table-cell>
          <table:table-cell table:formula="of:=IF([.B206]=[.E206]; &quot;&quot;; (([.E206]-[.B206])/[.B20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thod_indirect_inferenc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IF([.B207]=[.E207]; &quot;&quot;; &quot;*&quot;)">
            <text:p/>
          </table:table-cell>
          <table:table-cell table:formula="of:=IF([.B207]=[.E207]; &quot;&quot;; [.E207]-[.B207])">
            <text:p/>
          </table:table-cell>
          <table:table-cell table:formula="of:=IF([.B207]=[.E207]; &quot;&quot;; (([.E207]-[.B207])/[.B20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IF([.B208]=[.E208]; &quot;&quot;; &quot;*&quot;)">
            <text:p/>
          </table:table-cell>
          <table:table-cell table:formula="of:=IF([.B208]=[.E208]; &quot;&quot;; [.E208]-[.B208])">
            <text:p/>
          </table:table-cell>
          <table:table-cell table:formula="of:=IF([.B208]=[.E208]; &quot;&quot;; (([.E208]-[.B208])/[.B20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IF([.B209]=[.E209]; &quot;&quot;; &quot;*&quot;)">
            <text:p/>
          </table:table-cell>
          <table:table-cell table:formula="of:=IF([.B209]=[.E209]; &quot;&quot;; [.E209]-[.B209])">
            <text:p/>
          </table:table-cell>
          <table:table-cell table:formula="of:=IF([.B209]=[.E209]; &quot;&quot;; (([.E209]-[.B209])/[.B20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IF([.B210]=[.E210]; &quot;&quot;; &quot;*&quot;)">
            <text:p/>
          </table:table-cell>
          <table:table-cell table:formula="of:=IF([.B210]=[.E210]; &quot;&quot;; [.E210]-[.B210])">
            <text:p/>
          </table:table-cell>
          <table:table-cell table:formula="of:=IF([.B210]=[.E210]; &quot;&quot;; (([.E210]-[.B210])/[.B21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IF([.B211]=[.E211]; &quot;&quot;; &quot;*&quot;)">
            <text:p/>
          </table:table-cell>
          <table:table-cell table:formula="of:=IF([.B211]=[.E211]; &quot;&quot;; [.E211]-[.B211])">
            <text:p/>
          </table:table-cell>
          <table:table-cell table:formula="of:=IF([.B211]=[.E211]; &quot;&quot;; (([.E211]-[.B211])/[.B21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IF([.B212]=[.E212]; &quot;&quot;; &quot;*&quot;)">
            <text:p/>
          </table:table-cell>
          <table:table-cell table:formula="of:=IF([.B212]=[.E212]; &quot;&quot;; [.E212]-[.B212])">
            <text:p/>
          </table:table-cell>
          <table:table-cell table:formula="of:=IF([.B212]=[.E212]; &quot;&quot;; (([.E212]-[.B212])/[.B2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IF([.B213]=[.E213]; &quot;&quot;; &quot;*&quot;)">
            <text:p/>
          </table:table-cell>
          <table:table-cell table:formula="of:=IF([.B213]=[.E213]; &quot;&quot;; [.E213]-[.B213])">
            <text:p/>
          </table:table-cell>
          <table:table-cell table:formula="of:=IF([.B213]=[.E213]; &quot;&quot;; (([.E213]-[.B213])/[.B2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IF([.B214]=[.E214]; &quot;&quot;; &quot;*&quot;)">
            <text:p/>
          </table:table-cell>
          <table:table-cell table:formula="of:=IF([.B214]=[.E214]; &quot;&quot;; [.E214]-[.B214])">
            <text:p/>
          </table:table-cell>
          <table:table-cell table:formula="of:=IF([.B214]=[.E214]; &quot;&quot;; (([.E214]-[.B214])/[.B2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IF([.B215]=[.E215]; &quot;&quot;; &quot;*&quot;)">
            <text:p/>
          </table:table-cell>
          <table:table-cell table:formula="of:=IF([.B215]=[.E215]; &quot;&quot;; [.E215]-[.B215])">
            <text:p/>
          </table:table-cell>
          <table:table-cell table:formula="of:=IF([.B215]=[.E215]; &quot;&quot;; (([.E215]-[.B215])/[.B2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IF([.B216]=[.E216]; &quot;&quot;; &quot;*&quot;)">
            <text:p/>
          </table:table-cell>
          <table:table-cell table:formula="of:=IF([.B216]=[.E216]; &quot;&quot;; [.E216]-[.B216])">
            <text:p/>
          </table:table-cell>
          <table:table-cell table:formula="of:=IF([.B216]=[.E216]; &quot;&quot;; (([.E216]-[.B216])/[.B21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IF([.B217]=[.E217]; &quot;&quot;; &quot;*&quot;)">
            <text:p/>
          </table:table-cell>
          <table:table-cell table:formula="of:=IF([.B217]=[.E217]; &quot;&quot;; [.E217]-[.B217])">
            <text:p/>
          </table:table-cell>
          <table:table-cell table:formula="of:=IF([.B217]=[.E217]; &quot;&quot;; (([.E217]-[.B217])/[.B21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IF([.B218]=[.E218]; &quot;&quot;; &quot;*&quot;)">
            <text:p/>
          </table:table-cell>
          <table:table-cell table:formula="of:=IF([.B218]=[.E218]; &quot;&quot;; [.E218]-[.B218])">
            <text:p/>
          </table:table-cell>
          <table:table-cell table:formula="of:=IF([.B218]=[.E218]; &quot;&quot;; (([.E218]-[.B218])/[.B21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IF([.B219]=[.E219]; &quot;&quot;; &quot;*&quot;)">
            <text:p/>
          </table:table-cell>
          <table:table-cell table:formula="of:=IF([.B219]=[.E219]; &quot;&quot;; [.E219]-[.B219])">
            <text:p/>
          </table:table-cell>
          <table:table-cell table:formula="of:=IF([.B219]=[.E219]; &quot;&quot;; (([.E219]-[.B219])/[.B21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IF([.B220]=[.E220]; &quot;&quot;; &quot;*&quot;)">
            <text:p/>
          </table:table-cell>
          <table:table-cell table:formula="of:=IF([.B220]=[.E220]; &quot;&quot;; [.E220]-[.B220])">
            <text:p/>
          </table:table-cell>
          <table:table-cell table:formula="of:=IF([.B220]=[.E220]; &quot;&quot;; (([.E220]-[.B220])/[.B2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IF([.B221]=[.E221]; &quot;&quot;; &quot;*&quot;)">
            <text:p/>
          </table:table-cell>
          <table:table-cell table:formula="of:=IF([.B221]=[.E221]; &quot;&quot;; [.E221]-[.B221])">
            <text:p/>
          </table:table-cell>
          <table:table-cell table:formula="of:=IF([.B221]=[.E221]; &quot;&quot;; (([.E221]-[.B221])/[.B2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IF([.B222]=[.E222]; &quot;&quot;; &quot;*&quot;)">
            <text:p/>
          </table:table-cell>
          <table:table-cell table:formula="of:=IF([.B222]=[.E222]; &quot;&quot;; [.E222]-[.B222])">
            <text:p/>
          </table:table-cell>
          <table:table-cell table:formula="of:=IF([.B222]=[.E222]; &quot;&quot;; (([.E222]-[.B222])/[.B2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IF([.B223]=[.E223]; &quot;&quot;; &quot;*&quot;)">
            <text:p/>
          </table:table-cell>
          <table:table-cell table:formula="of:=IF([.B223]=[.E223]; &quot;&quot;; [.E223]-[.B223])">
            <text:p/>
          </table:table-cell>
          <table:table-cell table:formula="of:=IF([.B223]=[.E223]; &quot;&quot;; (([.E223]-[.B223])/[.B2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mut_ref_empty_typ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IF([.B224]=[.E224]; &quot;&quot;; &quot;*&quot;)">
            <text:p/>
          </table:table-cell>
          <table:table-cell table:formula="of:=IF([.B224]=[.E224]; &quot;&quot;; [.E224]-[.B224])">
            <text:p/>
          </table:table-cell>
          <table:table-cell table:formula="of:=IF([.B224]=[.E224]; &quot;&quot;; (([.E224]-[.B224])/[.B22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IF([.B225]=[.E225]; &quot;&quot;; &quot;*&quot;)">
            <text:p/>
          </table:table-cell>
          <table:table-cell table:formula="of:=IF([.B225]=[.E225]; &quot;&quot;; [.E225]-[.B225])">
            <text:p/>
          </table:table-cell>
          <table:table-cell table:formula="of:=IF([.B225]=[.E225]; &quot;&quot;; (([.E225]-[.B225])/[.B22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IF([.B226]=[.E226]; &quot;&quot;; &quot;*&quot;)">
            <text:p/>
          </table:table-cell>
          <table:table-cell table:formula="of:=IF([.B226]=[.E226]; &quot;&quot;; [.E226]-[.B226])">
            <text:p/>
          </table:table-cell>
          <table:table-cell table:formula="of:=IF([.B226]=[.E226]; &quot;&quot;; (([.E226]-[.B226])/[.B22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IF([.B227]=[.E227]; &quot;&quot;; &quot;*&quot;)">
            <text:p/>
          </table:table-cell>
          <table:table-cell table:formula="of:=IF([.B227]=[.E227]; &quot;&quot;; [.E227]-[.B227])">
            <text:p/>
          </table:table-cell>
          <table:table-cell table:formula="of:=IF([.B227]=[.E227]; &quot;&quot;; (([.E227]-[.B227])/[.B22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IF([.B228]=[.E228]; &quot;&quot;; &quot;*&quot;)">
            <text:p/>
          </table:table-cell>
          <table:table-cell table:formula="of:=IF([.B228]=[.E228]; &quot;&quot;; [.E228]-[.B228])">
            <text:p/>
          </table:table-cell>
          <table:table-cell table:formula="of:=IF([.B228]=[.E228]; &quot;&quot;; (([.E228]-[.B228])/[.B22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IF([.B229]=[.E229]; &quot;&quot;; &quot;*&quot;)">
            <text:p/>
          </table:table-cell>
          <table:table-cell table:formula="of:=IF([.B229]=[.E229]; &quot;&quot;; [.E229]-[.B229])">
            <text:p/>
          </table:table-cell>
          <table:table-cell table:formula="of:=IF([.B229]=[.E229]; &quot;&quot;; (([.E229]-[.B229])/[.B2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IF([.B230]=[.E230]; &quot;&quot;; &quot;*&quot;)">
            <text:p/>
          </table:table-cell>
          <table:table-cell table:formula="of:=IF([.B230]=[.E230]; &quot;&quot;; [.E230]-[.B230])">
            <text:p/>
          </table:table-cell>
          <table:table-cell table:formula="of:=IF([.B230]=[.E230]; &quot;&quot;; (([.E230]-[.B230])/[.B2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IF([.B231]=[.E231]; &quot;&quot;; &quot;*&quot;)">
            <text:p/>
          </table:table-cell>
          <table:table-cell table:formula="of:=IF([.B231]=[.E231]; &quot;&quot;; [.E231]-[.B231])">
            <text:p/>
          </table:table-cell>
          <table:table-cell table:formula="of:=IF([.B231]=[.E231]; &quot;&quot;; (([.E231]-[.B231])/[.B2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IF([.B232]=[.E232]; &quot;&quot;; &quot;*&quot;)">
            <text:p/>
          </table:table-cell>
          <table:table-cell table:formula="of:=IF([.B232]=[.E232]; &quot;&quot;; [.E232]-[.B232])">
            <text:p/>
          </table:table-cell>
          <table:table-cell table:formula="of:=IF([.B232]=[.E232]; &quot;&quot;; (([.E232]-[.B232])/[.B23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IF([.B233]=[.E233]; &quot;&quot;; &quot;*&quot;)">
            <text:p/>
          </table:table-cell>
          <table:table-cell table:formula="of:=IF([.B233]=[.E233]; &quot;&quot;; [.E233]-[.B233])">
            <text:p/>
          </table:table-cell>
          <table:table-cell table:formula="of:=IF([.B233]=[.E233]; &quot;&quot;; (([.E233]-[.B233])/[.B23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IF([.B234]=[.E234]; &quot;&quot;; &quot;*&quot;)">
            <text:p/>
          </table:table-cell>
          <table:table-cell table:formula="of:=IF([.B234]=[.E234]; &quot;&quot;; [.E234]-[.B234])">
            <text:p/>
          </table:table-cell>
          <table:table-cell table:formula="of:=IF([.B234]=[.E234]; &quot;&quot;; (([.E234]-[.B234])/[.B2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IF([.B235]=[.E235]; &quot;&quot;; &quot;*&quot;)">
            <text:p/>
          </table:table-cell>
          <table:table-cell table:formula="of:=IF([.B235]=[.E235]; &quot;&quot;; [.E235]-[.B235])">
            <text:p/>
          </table:table-cell>
          <table:table-cell table:formula="of:=IF([.B235]=[.E235]; &quot;&quot;; (([.E235]-[.B235])/[.B2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IF([.B236]=[.E236]; &quot;&quot;; &quot;*&quot;)">
            <text:p/>
          </table:table-cell>
          <table:table-cell table:formula="of:=IF([.B236]=[.E236]; &quot;&quot;; [.E236]-[.B236])">
            <text:p/>
          </table:table-cell>
          <table:table-cell table:formula="of:=IF([.B236]=[.E236]; &quot;&quot;; (([.E236]-[.B236])/[.B2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IF([.B237]=[.E237]; &quot;&quot;; &quot;*&quot;)">
            <text:p/>
          </table:table-cell>
          <table:table-cell table:formula="of:=IF([.B237]=[.E237]; &quot;&quot;; [.E237]-[.B237])">
            <text:p/>
          </table:table-cell>
          <table:table-cell table:formula="of:=IF([.B237]=[.E237]; &quot;&quot;; (([.E237]-[.B237])/[.B2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IF([.B238]=[.E238]; &quot;&quot;; &quot;*&quot;)">
            <text:p/>
          </table:table-cell>
          <table:table-cell table:formula="of:=IF([.B238]=[.E238]; &quot;&quot;; [.E238]-[.B238])">
            <text:p/>
          </table:table-cell>
          <table:table-cell table:formula="of:=IF([.B238]=[.E238]; &quot;&quot;; (([.E238]-[.B238])/[.B2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IF([.B239]=[.E239]; &quot;&quot;; &quot;*&quot;)">
            <text:p/>
          </table:table-cell>
          <table:table-cell table:formula="of:=IF([.B239]=[.E239]; &quot;&quot;; [.E239]-[.B239])">
            <text:p/>
          </table:table-cell>
          <table:table-cell table:formula="of:=IF([.B239]=[.E239]; &quot;&quot;; (([.E239]-[.B239])/[.B23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IF([.B240]=[.E240]; &quot;&quot;; &quot;*&quot;)">
            <text:p/>
          </table:table-cell>
          <table:table-cell table:formula="of:=IF([.B240]=[.E240]; &quot;&quot;; [.E240]-[.B240])">
            <text:p/>
          </table:table-cell>
          <table:table-cell table:formula="of:=IF([.B240]=[.E240]; &quot;&quot;; (([.E240]-[.B240])/[.B24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aw_ptr/raw_ptr_re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IF([.B241]=[.E241]; &quot;&quot;; &quot;*&quot;)">
            <text:p/>
          </table:table-cell>
          <table:table-cell table:formula="of:=IF([.B241]=[.E241]; &quot;&quot;; [.E241]-[.B241])">
            <text:p/>
          </table:table-cell>
          <table:table-cell table:formula="of:=IF([.B241]=[.E241]; &quot;&quot;; (([.E241]-[.B241])/[.B24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aw_ptr/vec_re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IF([.B242]=[.E242]; &quot;&quot;; &quot;*&quot;)">
            <text:p/>
          </table:table-cell>
          <table:table-cell table:formula="of:=IF([.B242]=[.E242]; &quot;&quot;; [.E242]-[.B242])">
            <text:p/>
          </table:table-cell>
          <table:table-cell table:formula="of:=IF([.B242]=[.E242]; &quot;&quot;; (([.E242]-[.B242])/[.B24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IF([.B243]=[.E243]; &quot;&quot;; &quot;*&quot;)">
            <text:p/>
          </table:table-cell>
          <table:table-cell table:formula="of:=IF([.B243]=[.E243]; &quot;&quot;; [.E243]-[.B243])">
            <text:p/>
          </table:table-cell>
          <table:table-cell table:formula="of:=IF([.B243]=[.E243]; &quot;&quot;; (([.E243]-[.B243])/[.B24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IF([.B244]=[.E244]; &quot;&quot;; &quot;*&quot;)">
            <text:p/>
          </table:table-cell>
          <table:table-cell table:formula="of:=IF([.B244]=[.E244]; &quot;&quot;; [.E244]-[.B244])">
            <text:p/>
          </table:table-cell>
          <table:table-cell table:formula="of:=IF([.B244]=[.E244]; &quot;&quot;; (([.E244]-[.B244])/[.B24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IF([.B245]=[.E245]; &quot;&quot;; &quot;*&quot;)">
            <text:p/>
          </table:table-cell>
          <table:table-cell table:formula="of:=IF([.B245]=[.E245]; &quot;&quot;; [.E245]-[.B245])">
            <text:p/>
          </table:table-cell>
          <table:table-cell table:formula="of:=IF([.B245]=[.E245]; &quot;&quot;; (([.E245]-[.B245])/[.B24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IF([.B246]=[.E246]; &quot;&quot;; &quot;*&quot;)">
            <text:p/>
          </table:table-cell>
          <table:table-cell table:formula="of:=IF([.B246]=[.E246]; &quot;&quot;; [.E246]-[.B246])">
            <text:p/>
          </table:table-cell>
          <table:table-cell table:formula="of:=IF([.B246]=[.E246]; &quot;&quot;; (([.E246]-[.B246])/[.B24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operator_dot_on_structs</text:p>
          </table:table-cell>
          <table:table-cell office:value-type="float" office:value="124712" calcext:value-type="float">
            <text:p>124712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4712" calcext:value-type="float">
            <text:p>124712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IF([.B247]=[.E247]; &quot;&quot;; &quot;*&quot;)">
            <text:p/>
          </table:table-cell>
          <table:table-cell table:formula="of:=IF([.B247]=[.E247]; &quot;&quot;; [.E247]-[.B247])">
            <text:p/>
          </table:table-cell>
          <table:table-cell table:formula="of:=IF([.B247]=[.E247]; &quot;&quot;; (([.E247]-[.B247])/[.B24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operator_dot_on_tuples</text:p>
          </table:table-cell>
          <table:table-cell office:value-type="float" office:value="124712" calcext:value-type="float">
            <text:p>124712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4712" calcext:value-type="float">
            <text:p>124712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IF([.B248]=[.E248]; &quot;&quot;; &quot;*&quot;)">
            <text:p/>
          </table:table-cell>
          <table:table-cell table:formula="of:=IF([.B248]=[.E248]; &quot;&quot;; [.E248]-[.B248])">
            <text:p/>
          </table:table-cell>
          <table:table-cell table:formula="of:=IF([.B248]=[.E248]; &quot;&quot;; (([.E248]-[.B248])/[.B24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operator_index</text:p>
          </table:table-cell>
          <table:table-cell office:value-type="float" office:value="92088" calcext:value-type="float">
            <text:p>92088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088" calcext:value-type="float">
            <text:p>92088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IF([.B249]=[.E249]; &quot;&quot;; &quot;*&quot;)">
            <text:p/>
          </table:table-cell>
          <table:table-cell table:formula="of:=IF([.B249]=[.E249]; &quot;&quot;; [.E249]-[.B249])">
            <text:p/>
          </table:table-cell>
          <table:table-cell table:formula="of:=IF([.B249]=[.E249]; &quot;&quot;; (([.E249]-[.B249])/[.B24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dereferencing_operator_star</text:p>
          </table:table-cell>
          <table:table-cell office:value-type="float" office:value="150744" calcext:value-type="float">
            <text:p>150744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0744" calcext:value-type="float">
            <text:p>150744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IF([.B250]=[.E250]; &quot;&quot;; &quot;*&quot;)">
            <text:p/>
          </table:table-cell>
          <table:table-cell table:formula="of:=IF([.B250]=[.E250]; &quot;&quot;; [.E250]-[.B250])">
            <text:p/>
          </table:table-cell>
          <table:table-cell table:formula="of:=IF([.B250]=[.E250]; &quot;&quot;; (([.E250]-[.B250])/[.B25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impl_reference_types</text:p>
          </table:table-cell>
          <table:table-cell office:value-type="float" office:value="7328" calcext:value-type="float">
            <text:p>7328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7328" calcext:value-type="float">
            <text:p>7328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IF([.B251]=[.E251]; &quot;&quot;; &quot;*&quot;)">
            <text:p/>
          </table:table-cell>
          <table:table-cell table:formula="of:=IF([.B251]=[.E251]; &quot;&quot;; [.E251]-[.B251])">
            <text:p/>
          </table:table-cell>
          <table:table-cell table:formula="of:=IF([.B251]=[.E251]; &quot;&quot;; (([.E251]-[.B251])/[.B25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IF([.B252]=[.E252]; &quot;&quot;; &quot;*&quot;)">
            <text:p/>
          </table:table-cell>
          <table:table-cell table:formula="of:=IF([.B252]=[.E252]; &quot;&quot;; [.E252]-[.B252])">
            <text:p/>
          </table:table-cell>
          <table:table-cell table:formula="of:=IF([.B252]=[.E252]; &quot;&quot;; (([.E252]-[.B252])/[.B25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648" calcext:value-type="float">
            <text:p>15648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648" calcext:value-type="float">
            <text:p>15648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IF([.B253]=[.E253]; &quot;&quot;; &quot;*&quot;)">
            <text:p/>
          </table:table-cell>
          <table:table-cell table:formula="of:=IF([.B253]=[.E253]; &quot;&quot;; [.E253]-[.B253])">
            <text:p/>
          </table:table-cell>
          <table:table-cell table:formula="of:=IF([.B253]=[.E253]; &quot;&quot;; (([.E253]-[.B253])/[.B25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assigning_via_references_to_values</text:p>
          </table:table-cell>
          <table:table-cell office:value-type="float" office:value="13696" calcext:value-type="float">
            <text:p>13696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3696" calcext:value-type="float">
            <text:p>13696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IF([.B254]=[.E254]; &quot;&quot;; &quot;*&quot;)">
            <text:p/>
          </table:table-cell>
          <table:table-cell table:formula="of:=IF([.B254]=[.E254]; &quot;&quot;; [.E254]-[.B254])">
            <text:p/>
          </table:table-cell>
          <table:table-cell table:formula="of:=IF([.B254]=[.E254]; &quot;&quot;; (([.E254]-[.B254])/[.B25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es_and_generics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304" calcext:value-type="float">
            <text:p>3304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IF([.B255]=[.E255]; &quot;&quot;; &quot;*&quot;)">
            <text:p/>
          </table:table-cell>
          <table:table-cell table:formula="of:=IF([.B255]=[.E255]; &quot;&quot;; [.E255]-[.B255])">
            <text:p/>
          </table:table-cell>
          <table:table-cell table:formula="of:=IF([.B255]=[.E255]; &quot;&quot;; (([.E255]-[.B255])/[.B25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es_in_aggregates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3616" calcext:value-type="float">
            <text:p>3616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IF([.B256]=[.E256]; &quot;&quot;; &quot;*&quot;)">
            <text:p/>
          </table:table-cell>
          <table:table-cell table:formula="of:=IF([.B256]=[.E256]; &quot;&quot;; [.E256]-[.B256])">
            <text:p/>
          </table:table-cell>
          <table:table-cell table:formula="of:=IF([.B256]=[.E256]; &quot;&quot;; (([.E256]-[.B256])/[.B25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es_in_asm_blocks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1904" calcext:value-type="float">
            <text:p>1904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IF([.B257]=[.E257]; &quot;&quot;; &quot;*&quot;)">
            <text:p/>
          </table:table-cell>
          <table:table-cell table:formula="of:=IF([.B257]=[.E257]; &quot;&quot;; [.E257]-[.B257])">
            <text:p/>
          </table:table-cell>
          <table:table-cell table:formula="of:=IF([.B257]=[.E257]; &quot;&quot;; (([.E257]-[.B257])/[.B25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IF([.B258]=[.E258]; &quot;&quot;; &quot;*&quot;)">
            <text:p/>
          </table:table-cell>
          <table:table-cell table:formula="of:=IF([.B258]=[.E258]; &quot;&quot;; [.E258]-[.B258])">
            <text:p/>
          </table:table-cell>
          <table:table-cell table:formula="of:=IF([.B258]=[.E258]; &quot;&quot;; (([.E258]-[.B258])/[.B25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656" calcext:value-type="float">
            <text:p>3656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IF([.B259]=[.E259]; &quot;&quot;; &quot;*&quot;)">
            <text:p/>
          </table:table-cell>
          <table:table-cell table:formula="of:=IF([.B259]=[.E259]; &quot;&quot;; [.E259]-[.B259])">
            <text:p/>
          </table:table-cell>
          <table:table-cell table:formula="of:=IF([.B259]=[.E259]; &quot;&quot;; (([.E259]-[.B259])/[.B25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local_vars_and_values</text:p>
          </table:table-cell>
          <table:table-cell office:value-type="float" office:value="36144" calcext:value-type="float">
            <text:p>36144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144" calcext:value-type="float">
            <text:p>36144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IF([.B260]=[.E260]; &quot;&quot;; &quot;*&quot;)">
            <text:p/>
          </table:table-cell>
          <table:table-cell table:formula="of:=IF([.B260]=[.E260]; &quot;&quot;; [.E260]-[.B260])">
            <text:p/>
          </table:table-cell>
          <table:table-cell table:formula="of:=IF([.B260]=[.E260]; &quot;&quot;; (([.E260]-[.B260])/[.B26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parts_of_aggregates</text:p>
          </table:table-cell>
          <table:table-cell office:value-type="float" office:value="6552" calcext:value-type="float">
            <text:p>6552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6552" calcext:value-type="float">
            <text:p>6552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IF([.B261]=[.E261]; &quot;&quot;; &quot;*&quot;)">
            <text:p/>
          </table:table-cell>
          <table:table-cell table:formula="of:=IF([.B261]=[.E261]; &quot;&quot;; [.E261]-[.B261])">
            <text:p/>
          </table:table-cell>
          <table:table-cell table:formula="of:=IF([.B261]=[.E261]; &quot;&quot;; (([.E261]-[.B261])/[.B26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IF([.B262]=[.E262]; &quot;&quot;; &quot;*&quot;)">
            <text:p/>
          </table:table-cell>
          <table:table-cell table:formula="of:=IF([.B262]=[.E262]; &quot;&quot;; [.E262]-[.B262])">
            <text:p/>
          </table:table-cell>
          <table:table-cell table:formula="of:=IF([.B262]=[.E262]; &quot;&quot;; (([.E262]-[.B262])/[.B26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IF([.B263]=[.E263]; &quot;&quot;; &quot;*&quot;)">
            <text:p/>
          </table:table-cell>
          <table:table-cell table:formula="of:=IF([.B263]=[.E263]; &quot;&quot;; [.E263]-[.B263])">
            <text:p/>
          </table:table-cell>
          <table:table-cell table:formula="of:=IF([.B263]=[.E263]; &quot;&quot;; (([.E263]-[.B263])/[.B26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IF([.B264]=[.E264]; &quot;&quot;; &quot;*&quot;)">
            <text:p/>
          </table:table-cell>
          <table:table-cell table:formula="of:=IF([.B264]=[.E264]; &quot;&quot;; [.E264]-[.B264])">
            <text:p/>
          </table:table-cell>
          <table:table-cell table:formula="of:=IF([.B264]=[.E264]; &quot;&quot;; (([.E264]-[.B264])/[.B26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IF([.B265]=[.E265]; &quot;&quot;; &quot;*&quot;)">
            <text:p/>
          </table:table-cell>
          <table:table-cell table:formula="of:=IF([.B265]=[.E265]; &quot;&quot;; [.E265]-[.B265])">
            <text:p/>
          </table:table-cell>
          <table:table-cell table:formula="of:=IF([.B265]=[.E265]; &quot;&quot;; (([.E265]-[.B265])/[.B26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IF([.B266]=[.E266]; &quot;&quot;; &quot;*&quot;)">
            <text:p/>
          </table:table-cell>
          <table:table-cell table:formula="of:=IF([.B266]=[.E266]; &quot;&quot;; [.E266]-[.B266])">
            <text:p/>
          </table:table-cell>
          <table:table-cell table:formula="of:=IF([.B266]=[.E266]; &quot;&quot;; (([.E266]-[.B266])/[.B26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IF([.B267]=[.E267]; &quot;&quot;; &quot;*&quot;)">
            <text:p/>
          </table:table-cell>
          <table:table-cell table:formula="of:=IF([.B267]=[.E267]; &quot;&quot;; [.E267]-[.B267])">
            <text:p/>
          </table:table-cell>
          <table:table-cell table:formula="of:=IF([.B267]=[.E267]; &quot;&quot;; (([.E267]-[.B267])/[.B26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IF([.B268]=[.E268]; &quot;&quot;; &quot;*&quot;)">
            <text:p/>
          </table:table-cell>
          <table:table-cell table:formula="of:=IF([.B268]=[.E268]; &quot;&quot;; [.E268]-[.B268])">
            <text:p/>
          </table:table-cell>
          <table:table-cell table:formula="of:=IF([.B268]=[.E268]; &quot;&quot;; (([.E268]-[.B268])/[.B26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IF([.B269]=[.E269]; &quot;&quot;; &quot;*&quot;)">
            <text:p/>
          </table:table-cell>
          <table:table-cell table:formula="of:=IF([.B269]=[.E269]; &quot;&quot;; [.E269]-[.B269])">
            <text:p/>
          </table:table-cell>
          <table:table-cell table:formula="of:=IF([.B269]=[.E269]; &quot;&quot;; (([.E269]-[.B269])/[.B26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IF([.B270]=[.E270]; &quot;&quot;; &quot;*&quot;)">
            <text:p/>
          </table:table-cell>
          <table:table-cell table:formula="of:=IF([.B270]=[.E270]; &quot;&quot;; [.E270]-[.B270])">
            <text:p/>
          </table:table-cell>
          <table:table-cell table:formula="of:=IF([.B270]=[.E270]; &quot;&quot;; (([.E270]-[.B270])/[.B27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IF([.B271]=[.E271]; &quot;&quot;; &quot;*&quot;)">
            <text:p/>
          </table:table-cell>
          <table:table-cell table:formula="of:=IF([.B271]=[.E271]; &quot;&quot;; [.E271]-[.B271])">
            <text:p/>
          </table:table-cell>
          <table:table-cell table:formula="of:=IF([.B271]=[.E271]; &quot;&quot;; (([.E271]-[.B271])/[.B27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IF([.B272]=[.E272]; &quot;&quot;; &quot;*&quot;)">
            <text:p/>
          </table:table-cell>
          <table:table-cell table:formula="of:=IF([.B272]=[.E272]; &quot;&quot;; [.E272]-[.B272])">
            <text:p/>
          </table:table-cell>
          <table:table-cell table:formula="of:=IF([.B272]=[.E272]; &quot;&quot;; (([.E272]-[.B272])/[.B27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IF([.B273]=[.E273]; &quot;&quot;; &quot;*&quot;)">
            <text:p/>
          </table:table-cell>
          <table:table-cell table:formula="of:=IF([.B273]=[.E273]; &quot;&quot;; [.E273]-[.B273])">
            <text:p/>
          </table:table-cell>
          <table:table-cell table:formula="of:=IF([.B273]=[.E273]; &quot;&quot;; (([.E273]-[.B273])/[.B27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IF([.B274]=[.E274]; &quot;&quot;; &quot;*&quot;)">
            <text:p/>
          </table:table-cell>
          <table:table-cell table:formula="of:=IF([.B274]=[.E274]; &quot;&quot;; [.E274]-[.B274])">
            <text:p/>
          </table:table-cell>
          <table:table-cell table:formula="of:=IF([.B274]=[.E274]; &quot;&quot;; (([.E274]-[.B274])/[.B27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IF([.B275]=[.E275]; &quot;&quot;; &quot;*&quot;)">
            <text:p/>
          </table:table-cell>
          <table:table-cell table:formula="of:=IF([.B275]=[.E275]; &quot;&quot;; [.E275]-[.B275])">
            <text:p/>
          </table:table-cell>
          <table:table-cell table:formula="of:=IF([.B275]=[.E275]; &quot;&quot;; (([.E275]-[.B275])/[.B27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IF([.B276]=[.E276]; &quot;&quot;; &quot;*&quot;)">
            <text:p/>
          </table:table-cell>
          <table:table-cell table:formula="of:=IF([.B276]=[.E276]; &quot;&quot;; [.E276]-[.B276])">
            <text:p/>
          </table:table-cell>
          <table:table-cell table:formula="of:=IF([.B276]=[.E276]; &quot;&quot;; (([.E276]-[.B276])/[.B27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IF([.B277]=[.E277]; &quot;&quot;; &quot;*&quot;)">
            <text:p/>
          </table:table-cell>
          <table:table-cell table:formula="of:=IF([.B277]=[.E277]; &quot;&quot;; [.E277]-[.B277])">
            <text:p/>
          </table:table-cell>
          <table:table-cell table:formula="of:=IF([.B277]=[.E277]; &quot;&quot;; (([.E277]-[.B277])/[.B27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IF([.B278]=[.E278]; &quot;&quot;; &quot;*&quot;)">
            <text:p/>
          </table:table-cell>
          <table:table-cell table:formula="of:=IF([.B278]=[.E278]; &quot;&quot;; [.E278]-[.B278])">
            <text:p/>
          </table:table-cell>
          <table:table-cell table:formula="of:=IF([.B278]=[.E278]; &quot;&quot;; (([.E278]-[.B278])/[.B27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IF([.B279]=[.E279]; &quot;&quot;; &quot;*&quot;)">
            <text:p/>
          </table:table-cell>
          <table:table-cell table:formula="of:=IF([.B279]=[.E279]; &quot;&quot;; [.E279]-[.B279])">
            <text:p/>
          </table:table-cell>
          <table:table-cell table:formula="of:=IF([.B279]=[.E279]; &quot;&quot;; (([.E279]-[.B279])/[.B27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IF([.B280]=[.E280]; &quot;&quot;; &quot;*&quot;)">
            <text:p/>
          </table:table-cell>
          <table:table-cell table:formula="of:=IF([.B280]=[.E280]; &quot;&quot;; [.E280]-[.B280])">
            <text:p/>
          </table:table-cell>
          <table:table-cell table:formula="of:=IF([.B280]=[.E280]; &quot;&quot;; (([.E280]-[.B280])/[.B28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IF([.B281]=[.E281]; &quot;&quot;; &quot;*&quot;)">
            <text:p/>
          </table:table-cell>
          <table:table-cell table:formula="of:=IF([.B281]=[.E281]; &quot;&quot;; [.E281]-[.B281])">
            <text:p/>
          </table:table-cell>
          <table:table-cell table:formula="of:=IF([.B281]=[.E281]; &quot;&quot;; (([.E281]-[.B281])/[.B28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IF([.B282]=[.E282]; &quot;&quot;; &quot;*&quot;)">
            <text:p/>
          </table:table-cell>
          <table:table-cell table:formula="of:=IF([.B282]=[.E282]; &quot;&quot;; [.E282]-[.B282])">
            <text:p/>
          </table:table-cell>
          <table:table-cell table:formula="of:=IF([.B282]=[.E282]; &quot;&quot;; (([.E282]-[.B282])/[.B28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IF([.B283]=[.E283]; &quot;&quot;; &quot;*&quot;)">
            <text:p/>
          </table:table-cell>
          <table:table-cell table:formula="of:=IF([.B283]=[.E283]; &quot;&quot;; [.E283]-[.B283])">
            <text:p/>
          </table:table-cell>
          <table:table-cell table:formula="of:=IF([.B283]=[.E283]; &quot;&quot;; (([.E283]-[.B283])/[.B28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IF([.B284]=[.E284]; &quot;&quot;; &quot;*&quot;)">
            <text:p/>
          </table:table-cell>
          <table:table-cell table:formula="of:=IF([.B284]=[.E284]; &quot;&quot;; [.E284]-[.B284])">
            <text:p/>
          </table:table-cell>
          <table:table-cell table:formula="of:=IF([.B284]=[.E284]; &quot;&quot;; (([.E284]-[.B284])/[.B28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IF([.B285]=[.E285]; &quot;&quot;; &quot;*&quot;)">
            <text:p/>
          </table:table-cell>
          <table:table-cell table:formula="of:=IF([.B285]=[.E285]; &quot;&quot;; [.E285]-[.B285])">
            <text:p/>
          </table:table-cell>
          <table:table-cell table:formula="of:=IF([.B285]=[.E285]; &quot;&quot;; (([.E285]-[.B285])/[.B28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IF([.B286]=[.E286]; &quot;&quot;; &quot;*&quot;)">
            <text:p/>
          </table:table-cell>
          <table:table-cell table:formula="of:=IF([.B286]=[.E286]; &quot;&quot;; [.E286]-[.B286])">
            <text:p/>
          </table:table-cell>
          <table:table-cell table:formula="of:=IF([.B286]=[.E286]; &quot;&quot;; (([.E286]-[.B286])/[.B28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IF([.B287]=[.E287]; &quot;&quot;; &quot;*&quot;)">
            <text:p/>
          </table:table-cell>
          <table:table-cell table:formula="of:=IF([.B287]=[.E287]; &quot;&quot;; [.E287]-[.B287])">
            <text:p/>
          </table:table-cell>
          <table:table-cell table:formula="of:=IF([.B287]=[.E287]; &quot;&quot;; (([.E287]-[.B287])/[.B28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IF([.B288]=[.E288]; &quot;&quot;; &quot;*&quot;)">
            <text:p/>
          </table:table-cell>
          <table:table-cell table:formula="of:=IF([.B288]=[.E288]; &quot;&quot;; [.E288]-[.B288])">
            <text:p/>
          </table:table-cell>
          <table:table-cell table:formula="of:=IF([.B288]=[.E288]; &quot;&quot;; (([.E288]-[.B288])/[.B28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IF([.B289]=[.E289]; &quot;&quot;; &quot;*&quot;)">
            <text:p/>
          </table:table-cell>
          <table:table-cell table:formula="of:=IF([.B289]=[.E289]; &quot;&quot;; [.E289]-[.B289])">
            <text:p/>
          </table:table-cell>
          <table:table-cell table:formula="of:=IF([.B289]=[.E289]; &quot;&quot;; (([.E289]-[.B289])/[.B28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936" calcext:value-type="float">
            <text:p>6936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IF([.B290]=[.E290]; &quot;&quot;; &quot;*&quot;)">
            <text:p/>
          </table:table-cell>
          <table:table-cell table:formula="of:=IF([.B290]=[.E290]; &quot;&quot;; [.E290]-[.B290])">
            <text:p/>
          </table:table-cell>
          <table:table-cell table:formula="of:=IF([.B290]=[.E290]; &quot;&quot;; (([.E290]-[.B290])/[.B29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IF([.B291]=[.E291]; &quot;&quot;; &quot;*&quot;)">
            <text:p/>
          </table:table-cell>
          <table:table-cell table:formula="of:=IF([.B291]=[.E291]; &quot;&quot;; [.E291]-[.B291])">
            <text:p/>
          </table:table-cell>
          <table:table-cell table:formula="of:=IF([.B291]=[.E291]; &quot;&quot;; (([.E291]-[.B291])/[.B29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IF([.B292]=[.E292]; &quot;&quot;; &quot;*&quot;)">
            <text:p/>
          </table:table-cell>
          <table:table-cell table:formula="of:=IF([.B292]=[.E292]; &quot;&quot;; [.E292]-[.B292])">
            <text:p/>
          </table:table-cell>
          <table:table-cell table:formula="of:=IF([.B292]=[.E292]; &quot;&quot;; (([.E292]-[.B292])/[.B29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IF([.B293]=[.E293]; &quot;&quot;; &quot;*&quot;)">
            <text:p/>
          </table:table-cell>
          <table:table-cell table:formula="of:=IF([.B293]=[.E293]; &quot;&quot;; [.E293]-[.B293])">
            <text:p/>
          </table:table-cell>
          <table:table-cell table:formula="of:=IF([.B293]=[.E293]; &quot;&quot;; (([.E293]-[.B293])/[.B29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IF([.B294]=[.E294]; &quot;&quot;; &quot;*&quot;)">
            <text:p/>
          </table:table-cell>
          <table:table-cell table:formula="of:=IF([.B294]=[.E294]; &quot;&quot;; [.E294]-[.B294])">
            <text:p/>
          </table:table-cell>
          <table:table-cell table:formula="of:=IF([.B294]=[.E294]; &quot;&quot;; (([.E294]-[.B294])/[.B29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IF([.B295]=[.E295]; &quot;&quot;; &quot;*&quot;)">
            <text:p/>
          </table:table-cell>
          <table:table-cell table:formula="of:=IF([.B295]=[.E295]; &quot;&quot;; [.E295]-[.B295])">
            <text:p/>
          </table:table-cell>
          <table:table-cell table:formula="of:=IF([.B295]=[.E295]; &quot;&quot;; (([.E295]-[.B295])/[.B29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IF([.B296]=[.E296]; &quot;&quot;; &quot;*&quot;)">
            <text:p/>
          </table:table-cell>
          <table:table-cell table:formula="of:=IF([.B296]=[.E296]; &quot;&quot;; [.E296]-[.B296])">
            <text:p/>
          </table:table-cell>
          <table:table-cell table:formula="of:=IF([.B296]=[.E296]; &quot;&quot;; (([.E296]-[.B296])/[.B29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IF([.B297]=[.E297]; &quot;&quot;; &quot;*&quot;)">
            <text:p/>
          </table:table-cell>
          <table:table-cell table:formula="of:=IF([.B297]=[.E297]; &quot;&quot;; [.E297]-[.B297])">
            <text:p/>
          </table:table-cell>
          <table:table-cell table:formula="of:=IF([.B297]=[.E297]; &quot;&quot;; (([.E297]-[.B297])/[.B29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IF([.B298]=[.E298]; &quot;&quot;; &quot;*&quot;)">
            <text:p/>
          </table:table-cell>
          <table:table-cell table:formula="of:=IF([.B298]=[.E298]; &quot;&quot;; [.E298]-[.B298])">
            <text:p/>
          </table:table-cell>
          <table:table-cell table:formula="of:=IF([.B298]=[.E298]; &quot;&quot;; (([.E298]-[.B298])/[.B29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IF([.B299]=[.E299]; &quot;&quot;; &quot;*&quot;)">
            <text:p/>
          </table:table-cell>
          <table:table-cell table:formula="of:=IF([.B299]=[.E299]; &quot;&quot;; [.E299]-[.B299])">
            <text:p/>
          </table:table-cell>
          <table:table-cell table:formula="of:=IF([.B299]=[.E299]; &quot;&quot;; (([.E299]-[.B299])/[.B29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IF([.B300]=[.E300]; &quot;&quot;; &quot;*&quot;)">
            <text:p/>
          </table:table-cell>
          <table:table-cell table:formula="of:=IF([.B300]=[.E300]; &quot;&quot;; [.E300]-[.B300])">
            <text:p/>
          </table:table-cell>
          <table:table-cell table:formula="of:=IF([.B300]=[.E300]; &quot;&quot;; (([.E300]-[.B300])/[.B30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IF([.B301]=[.E301]; &quot;&quot;; &quot;*&quot;)">
            <text:p/>
          </table:table-cell>
          <table:table-cell table:formula="of:=IF([.B301]=[.E301]; &quot;&quot;; [.E301]-[.B301])">
            <text:p/>
          </table:table-cell>
          <table:table-cell table:formula="of:=IF([.B301]=[.E301]; &quot;&quot;; (([.E301]-[.B301])/[.B30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IF([.B302]=[.E302]; &quot;&quot;; &quot;*&quot;)">
            <text:p/>
          </table:table-cell>
          <table:table-cell table:formula="of:=IF([.B302]=[.E302]; &quot;&quot;; [.E302]-[.B302])">
            <text:p/>
          </table:table-cell>
          <table:table-cell table:formula="of:=IF([.B302]=[.E302]; &quot;&quot;; (([.E302]-[.B302])/[.B30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IF([.B303]=[.E303]; &quot;&quot;; &quot;*&quot;)">
            <text:p/>
          </table:table-cell>
          <table:table-cell table:formula="of:=IF([.B303]=[.E303]; &quot;&quot;; [.E303]-[.B303])">
            <text:p/>
          </table:table-cell>
          <table:table-cell table:formula="of:=IF([.B303]=[.E303]; &quot;&quot;; (([.E303]-[.B303])/[.B30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IF([.B304]=[.E304]; &quot;&quot;; &quot;*&quot;)">
            <text:p/>
          </table:table-cell>
          <table:table-cell table:formula="of:=IF([.B304]=[.E304]; &quot;&quot;; [.E304]-[.B304])">
            <text:p/>
          </table:table-cell>
          <table:table-cell table:formula="of:=IF([.B304]=[.E304]; &quot;&quot;; (([.E304]-[.B304])/[.B30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IF([.B305]=[.E305]; &quot;&quot;; &quot;*&quot;)">
            <text:p/>
          </table:table-cell>
          <table:table-cell table:formula="of:=IF([.B305]=[.E305]; &quot;&quot;; [.E305]-[.B305])">
            <text:p/>
          </table:table-cell>
          <table:table-cell table:formula="of:=IF([.B305]=[.E305]; &quot;&quot;; (([.E305]-[.B305])/[.B305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680" calcext:value-type="float">
            <text:p>3680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IF([.B306]=[.E306]; &quot;&quot;; &quot;*&quot;)" office:value-type="string" office:string-value="*" calcext:value-type="string">
            <text:p>*</text:p>
          </table:table-cell>
          <table:table-cell table:formula="of:=IF([.B306]=[.E306]; &quot;&quot;; [.E306]-[.B306])" office:value-type="float" office:value="56" calcext:value-type="float">
            <text:p>56</text:p>
          </table:table-cell>
          <table:table-cell table:formula="of:=IF([.B306]=[.E306]; &quot;&quot;; (([.E306]-[.B306])/[.B306])*100)" office:value-type="float" office:value="1.54525386313466" calcext:value-type="float">
            <text:p>1.54525386313466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IF([.B307]=[.E307]; &quot;&quot;; &quot;*&quot;)">
            <text:p/>
          </table:table-cell>
          <table:table-cell table:formula="of:=IF([.B307]=[.E307]; &quot;&quot;; [.E307]-[.B307])">
            <text:p/>
          </table:table-cell>
          <table:table-cell table:formula="of:=IF([.B307]=[.E307]; &quot;&quot;; (([.E307]-[.B307])/[.B30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IF([.B308]=[.E308]; &quot;&quot;; &quot;*&quot;)">
            <text:p/>
          </table:table-cell>
          <table:table-cell table:formula="of:=IF([.B308]=[.E308]; &quot;&quot;; [.E308]-[.B308])">
            <text:p/>
          </table:table-cell>
          <table:table-cell table:formula="of:=IF([.B308]=[.E308]; &quot;&quot;; (([.E308]-[.B308])/[.B30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IF([.B309]=[.E309]; &quot;&quot;; &quot;*&quot;)">
            <text:p/>
          </table:table-cell>
          <table:table-cell table:formula="of:=IF([.B309]=[.E309]; &quot;&quot;; [.E309]-[.B309])">
            <text:p/>
          </table:table-cell>
          <table:table-cell table:formula="of:=IF([.B309]=[.E309]; &quot;&quot;; (([.E309]-[.B309])/[.B30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IF([.B310]=[.E310]; &quot;&quot;; &quot;*&quot;)">
            <text:p/>
          </table:table-cell>
          <table:table-cell table:formula="of:=IF([.B310]=[.E310]; &quot;&quot;; [.E310]-[.B310])">
            <text:p/>
          </table:table-cell>
          <table:table-cell table:formula="of:=IF([.B310]=[.E310]; &quot;&quot;; (([.E310]-[.B310])/[.B310])*100)">
            <text:p/>
          </table:table-cell>
          <table:table-cell/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5152" calcext:value-type="float">
            <text:p>5152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192" calcext:value-type="float">
            <text:p>5192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IF([.B311]=[.E311]; &quot;&quot;; &quot;*&quot;)" office:value-type="string" office:string-value="*" calcext:value-type="string">
            <text:p>*</text:p>
          </table:table-cell>
          <table:table-cell table:formula="of:=IF([.B311]=[.E311]; &quot;&quot;; [.E311]-[.B311])" office:value-type="float" office:value="40" calcext:value-type="float">
            <text:p>40</text:p>
          </table:table-cell>
          <table:table-cell table:formula="of:=IF([.B311]=[.E311]; &quot;&quot;; (([.E311]-[.B311])/[.B311])*100)" office:value-type="float" office:value="0.77639751552795" calcext:value-type="float">
            <text:p>0.77639751552795</text:p>
          </table:table-cell>
          <table:table-cell/>
        </table:table-row>
        <table:table-row table:style-name="ro1" table:visibility="filter"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IF([.B312]=[.E312]; &quot;&quot;; &quot;*&quot;)">
            <text:p/>
          </table:table-cell>
          <table:table-cell table:formula="of:=IF([.B312]=[.E312]; &quot;&quot;; [.E312]-[.B312])">
            <text:p/>
          </table:table-cell>
          <table:table-cell table:formula="of:=IF([.B312]=[.E312]; &quot;&quot;; (([.E312]-[.B312])/[.B3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IF([.B313]=[.E313]; &quot;&quot;; &quot;*&quot;)">
            <text:p/>
          </table:table-cell>
          <table:table-cell table:formula="of:=IF([.B313]=[.E313]; &quot;&quot;; [.E313]-[.B313])">
            <text:p/>
          </table:table-cell>
          <table:table-cell table:formula="of:=IF([.B313]=[.E313]; &quot;&quot;; (([.E313]-[.B313])/[.B3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IF([.B314]=[.E314]; &quot;&quot;; &quot;*&quot;)">
            <text:p/>
          </table:table-cell>
          <table:table-cell table:formula="of:=IF([.B314]=[.E314]; &quot;&quot;; [.E314]-[.B314])">
            <text:p/>
          </table:table-cell>
          <table:table-cell table:formula="of:=IF([.B314]=[.E314]; &quot;&quot;; (([.E314]-[.B314])/[.B3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IF([.B315]=[.E315]; &quot;&quot;; &quot;*&quot;)">
            <text:p/>
          </table:table-cell>
          <table:table-cell table:formula="of:=IF([.B315]=[.E315]; &quot;&quot;; [.E315]-[.B315])">
            <text:p/>
          </table:table-cell>
          <table:table-cell table:formula="of:=IF([.B315]=[.E315]; &quot;&quot;; (([.E315]-[.B315])/[.B3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IF([.B316]=[.E316]; &quot;&quot;; &quot;*&quot;)">
            <text:p/>
          </table:table-cell>
          <table:table-cell table:formula="of:=IF([.B316]=[.E316]; &quot;&quot;; [.E316]-[.B316])">
            <text:p/>
          </table:table-cell>
          <table:table-cell table:formula="of:=IF([.B316]=[.E316]; &quot;&quot;; (([.E316]-[.B316])/[.B31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IF([.B317]=[.E317]; &quot;&quot;; &quot;*&quot;)">
            <text:p/>
          </table:table-cell>
          <table:table-cell table:formula="of:=IF([.B317]=[.E317]; &quot;&quot;; [.E317]-[.B317])">
            <text:p/>
          </table:table-cell>
          <table:table-cell table:formula="of:=IF([.B317]=[.E317]; &quot;&quot;; (([.E317]-[.B317])/[.B31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IF([.B318]=[.E318]; &quot;&quot;; &quot;*&quot;)">
            <text:p/>
          </table:table-cell>
          <table:table-cell table:formula="of:=IF([.B318]=[.E318]; &quot;&quot;; [.E318]-[.B318])">
            <text:p/>
          </table:table-cell>
          <table:table-cell table:formula="of:=IF([.B318]=[.E318]; &quot;&quot;; (([.E318]-[.B318])/[.B31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1696" calcext:value-type="float">
            <text:p>1696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IF([.B319]=[.E319]; &quot;&quot;; &quot;*&quot;)">
            <text:p/>
          </table:table-cell>
          <table:table-cell table:formula="of:=IF([.B319]=[.E319]; &quot;&quot;; [.E319]-[.B319])">
            <text:p/>
          </table:table-cell>
          <table:table-cell table:formula="of:=IF([.B319]=[.E319]; &quot;&quot;; (([.E319]-[.B319])/[.B31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IF([.B320]=[.E320]; &quot;&quot;; &quot;*&quot;)">
            <text:p/>
          </table:table-cell>
          <table:table-cell table:formula="of:=IF([.B320]=[.E320]; &quot;&quot;; [.E320]-[.B320])">
            <text:p/>
          </table:table-cell>
          <table:table-cell table:formula="of:=IF([.B320]=[.E320]; &quot;&quot;; (([.E320]-[.B320])/[.B3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IF([.B321]=[.E321]; &quot;&quot;; &quot;*&quot;)">
            <text:p/>
          </table:table-cell>
          <table:table-cell table:formula="of:=IF([.B321]=[.E321]; &quot;&quot;; [.E321]-[.B321])">
            <text:p/>
          </table:table-cell>
          <table:table-cell table:formula="of:=IF([.B321]=[.E321]; &quot;&quot;; (([.E321]-[.B321])/[.B3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IF([.B322]=[.E322]; &quot;&quot;; &quot;*&quot;)">
            <text:p/>
          </table:table-cell>
          <table:table-cell table:formula="of:=IF([.B322]=[.E322]; &quot;&quot;; [.E322]-[.B322])">
            <text:p/>
          </table:table-cell>
          <table:table-cell table:formula="of:=IF([.B322]=[.E322]; &quot;&quot;; (([.E322]-[.B322])/[.B3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IF([.B323]=[.E323]; &quot;&quot;; &quot;*&quot;)">
            <text:p/>
          </table:table-cell>
          <table:table-cell table:formula="of:=IF([.B323]=[.E323]; &quot;&quot;; [.E323]-[.B323])">
            <text:p/>
          </table:table-cell>
          <table:table-cell table:formula="of:=IF([.B323]=[.E323]; &quot;&quot;; (([.E323]-[.B323])/[.B3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struct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IF([.B324]=[.E324]; &quot;&quot;; &quot;*&quot;)">
            <text:p/>
          </table:table-cell>
          <table:table-cell table:formula="of:=IF([.B324]=[.E324]; &quot;&quot;; [.E324]-[.B324])">
            <text:p/>
          </table:table-cell>
          <table:table-cell table:formula="of:=IF([.B324]=[.E324]; &quot;&quot;; (([.E324]-[.B324])/[.B32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IF([.B325]=[.E325]; &quot;&quot;; &quot;*&quot;)">
            <text:p/>
          </table:table-cell>
          <table:table-cell table:formula="of:=IF([.B325]=[.E325]; &quot;&quot;; [.E325]-[.B325])">
            <text:p/>
          </table:table-cell>
          <table:table-cell table:formula="of:=IF([.B325]=[.E325]; &quot;&quot;; (([.E325]-[.B325])/[.B32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while_loop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IF([.B326]=[.E326]; &quot;&quot;; &quot;*&quot;)">
            <text:p/>
          </table:table-cell>
          <table:table-cell table:formula="of:=IF([.B326]=[.E326]; &quot;&quot;; [.E326]-[.B326])">
            <text:p/>
          </table:table-cell>
          <table:table-cell table:formula="of:=IF([.B326]=[.E326]; &quot;&quot;; (([.E326]-[.B326])/[.B32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IF([.B327]=[.E327]; &quot;&quot;; &quot;*&quot;)">
            <text:p/>
          </table:table-cell>
          <table:table-cell table:formula="of:=IF([.B327]=[.E327]; &quot;&quot;; [.E327]-[.B327])">
            <text:p/>
          </table:table-cell>
          <table:table-cell table:formula="of:=IF([.B327]=[.E327]; &quot;&quot;; (([.E327]-[.B327])/[.B32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IF([.B328]=[.E328]; &quot;&quot;; &quot;*&quot;)">
            <text:p/>
          </table:table-cell>
          <table:table-cell table:formula="of:=IF([.B328]=[.E328]; &quot;&quot;; [.E328]-[.B328])">
            <text:p/>
          </table:table-cell>
          <table:table-cell table:formula="of:=IF([.B328]=[.E328]; &quot;&quot;; (([.E328]-[.B328])/[.B32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IF([.B329]=[.E329]; &quot;&quot;; &quot;*&quot;)">
            <text:p/>
          </table:table-cell>
          <table:table-cell table:formula="of:=IF([.B329]=[.E329]; &quot;&quot;; [.E329]-[.B329])">
            <text:p/>
          </table:table-cell>
          <table:table-cell table:formula="of:=IF([.B329]=[.E329]; &quot;&quot;; (([.E329]-[.B329])/[.B3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IF([.B330]=[.E330]; &quot;&quot;; &quot;*&quot;)">
            <text:p/>
          </table:table-cell>
          <table:table-cell table:formula="of:=IF([.B330]=[.E330]; &quot;&quot;; [.E330]-[.B330])">
            <text:p/>
          </table:table-cell>
          <table:table-cell table:formula="of:=IF([.B330]=[.E330]; &quot;&quot;; (([.E330]-[.B330])/[.B3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IF([.B331]=[.E331]; &quot;&quot;; &quot;*&quot;)">
            <text:p/>
          </table:table-cell>
          <table:table-cell table:formula="of:=IF([.B331]=[.E331]; &quot;&quot;; [.E331]-[.B331])">
            <text:p/>
          </table:table-cell>
          <table:table-cell table:formula="of:=IF([.B331]=[.E331]; &quot;&quot;; (([.E331]-[.B331])/[.B3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IF([.B332]=[.E332]; &quot;&quot;; &quot;*&quot;)">
            <text:p/>
          </table:table-cell>
          <table:table-cell table:formula="of:=IF([.B332]=[.E332]; &quot;&quot;; [.E332]-[.B332])">
            <text:p/>
          </table:table-cell>
          <table:table-cell table:formula="of:=IF([.B332]=[.E332]; &quot;&quot;; (([.E332]-[.B332])/[.B33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return_into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IF([.B333]=[.E333]; &quot;&quot;; &quot;*&quot;)">
            <text:p/>
          </table:table-cell>
          <table:table-cell table:formula="of:=IF([.B333]=[.E333]; &quot;&quot;; [.E333]-[.B333])">
            <text:p/>
          </table:table-cell>
          <table:table-cell table:formula="of:=IF([.B333]=[.E333]; &quot;&quot;; (([.E333]-[.B333])/[.B33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IF([.B334]=[.E334]; &quot;&quot;; &quot;*&quot;)">
            <text:p/>
          </table:table-cell>
          <table:table-cell table:formula="of:=IF([.B334]=[.E334]; &quot;&quot;; [.E334]-[.B334])">
            <text:p/>
          </table:table-cell>
          <table:table-cell table:formula="of:=IF([.B334]=[.E334]; &quot;&quot;; (([.E334]-[.B334])/[.B3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IF([.B335]=[.E335]; &quot;&quot;; &quot;*&quot;)">
            <text:p/>
          </table:table-cell>
          <table:table-cell table:formula="of:=IF([.B335]=[.E335]; &quot;&quot;; [.E335]-[.B335])">
            <text:p/>
          </table:table-cell>
          <table:table-cell table:formula="of:=IF([.B335]=[.E335]; &quot;&quot;; (([.E335]-[.B335])/[.B3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IF([.B336]=[.E336]; &quot;&quot;; &quot;*&quot;)">
            <text:p/>
          </table:table-cell>
          <table:table-cell table:formula="of:=IF([.B336]=[.E336]; &quot;&quot;; [.E336]-[.B336])">
            <text:p/>
          </table:table-cell>
          <table:table-cell table:formula="of:=IF([.B336]=[.E336]; &quot;&quot;; (([.E336]-[.B336])/[.B3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_mint_burn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static_analysis/cei_pattern_violation_in_asm_block_mint_burn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IF([.B337]=[.E337]; &quot;&quot;; &quot;*&quot;)">
            <text:p/>
          </table:table-cell>
          <table:table-cell table:formula="of:=IF([.B337]=[.E337]; &quot;&quot;; [.E337]-[.B337])">
            <text:p/>
          </table:table-cell>
          <table:table-cell table:formula="of:=IF([.B337]=[.E337]; &quot;&quot;; (([.E337]-[.B337])/[.B3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IF([.B338]=[.E338]; &quot;&quot;; &quot;*&quot;)">
            <text:p/>
          </table:table-cell>
          <table:table-cell table:formula="of:=IF([.B338]=[.E338]; &quot;&quot;; [.E338]-[.B338])">
            <text:p/>
          </table:table-cell>
          <table:table-cell table:formula="of:=IF([.B338]=[.E338]; &quot;&quot;; (([.E338]-[.B338])/[.B3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IF([.B339]=[.E339]; &quot;&quot;; &quot;*&quot;)">
            <text:p/>
          </table:table-cell>
          <table:table-cell table:formula="of:=IF([.B339]=[.E339]; &quot;&quot;; [.E339]-[.B339])">
            <text:p/>
          </table:table-cell>
          <table:table-cell table:formula="of:=IF([.B339]=[.E339]; &quot;&quot;; (([.E339]-[.B339])/[.B339])*100)">
            <text:p/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IF([.B340]=[.E340]; &quot;&quot;; &quot;*&quot;)" office:value-type="string" office:string-value="*" calcext:value-type="string">
            <text:p>*</text:p>
          </table:table-cell>
          <table:table-cell table:formula="of:=IF([.B340]=[.E340]; &quot;&quot;; [.E340]-[.B340])" office:value-type="float" office:value="16" calcext:value-type="float">
            <text:p>16</text:p>
          </table:table-cell>
          <table:table-cell table:formula="of:=IF([.B340]=[.E340]; &quot;&quot;; (([.E340]-[.B340])/[.B340])*100)" office:value-type="float" office:value="1.20481927710843" calcext:value-type="float">
            <text:p>1.20481927710843</text:p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IF([.B341]=[.E341]; &quot;&quot;; &quot;*&quot;)" office:value-type="string" office:string-value="*" calcext:value-type="string">
            <text:p>*</text:p>
          </table:table-cell>
          <table:table-cell table:formula="of:=IF([.B341]=[.E341]; &quot;&quot;; [.E341]-[.B341])" office:value-type="float" office:value="16" calcext:value-type="float">
            <text:p>16</text:p>
          </table:table-cell>
          <table:table-cell table:formula="of:=IF([.B341]=[.E341]; &quot;&quot;; (([.E341]-[.B341])/[.B341])*100)" office:value-type="float" office:value="1.20481927710843" calcext:value-type="float">
            <text:p>1.20481927710843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IF([.B342]=[.E342]; &quot;&quot;; &quot;*&quot;)">
            <text:p/>
          </table:table-cell>
          <table:table-cell table:formula="of:=IF([.B342]=[.E342]; &quot;&quot;; [.E342]-[.B342])">
            <text:p/>
          </table:table-cell>
          <table:table-cell table:formula="of:=IF([.B342]=[.E342]; &quot;&quot;; (([.E342]-[.B342])/[.B34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func_app-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IF([.B343]=[.E343]; &quot;&quot;; &quot;*&quot;)">
            <text:p/>
          </table:table-cell>
          <table:table-cell table:formula="of:=IF([.B343]=[.E343]; &quot;&quot;; [.E343]-[.B343])">
            <text:p/>
          </table:table-cell>
          <table:table-cell table:formula="of:=IF([.B343]=[.E343]; &quot;&quot;; (([.E343]-[.B343])/[.B34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func_app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IF([.B344]=[.E344]; &quot;&quot;; &quot;*&quot;)">
            <text:p/>
          </table:table-cell>
          <table:table-cell table:formula="of:=IF([.B344]=[.E344]; &quot;&quot;; [.E344]-[.B344])">
            <text:p/>
          </table:table-cell>
          <table:table-cell table:formula="of:=IF([.B344]=[.E344]; &quot;&quot;; (([.E344]-[.B344])/[.B34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func_app-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IF([.B345]=[.E345]; &quot;&quot;; &quot;*&quot;)">
            <text:p/>
          </table:table-cell>
          <table:table-cell table:formula="of:=IF([.B345]=[.E345]; &quot;&quot;; [.E345]-[.B345])">
            <text:p/>
          </table:table-cell>
          <table:table-cell table:formula="of:=IF([.B345]=[.E345]; &quot;&quot;; (([.E345]-[.B345])/[.B34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if_statement-1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IF([.B346]=[.E346]; &quot;&quot;; &quot;*&quot;)">
            <text:p/>
          </table:table-cell>
          <table:table-cell table:formula="of:=IF([.B346]=[.E346]; &quot;&quot;; [.E346]-[.B346])">
            <text:p/>
          </table:table-cell>
          <table:table-cell table:formula="of:=IF([.B346]=[.E346]; &quot;&quot;; (([.E346]-[.B346])/[.B34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if_statement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IF([.B347]=[.E347]; &quot;&quot;; &quot;*&quot;)">
            <text:p/>
          </table:table-cell>
          <table:table-cell table:formula="of:=IF([.B347]=[.E347]; &quot;&quot;; [.E347]-[.B347])">
            <text:p/>
          </table:table-cell>
          <table:table-cell table:formula="of:=IF([.B347]=[.E347]; &quot;&quot;; (([.E347]-[.B347])/[.B34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intrinsic_call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IF([.B348]=[.E348]; &quot;&quot;; &quot;*&quot;)">
            <text:p/>
          </table:table-cell>
          <table:table-cell table:formula="of:=IF([.B348]=[.E348]; &quot;&quot;; [.E348]-[.B348])">
            <text:p/>
          </table:table-cell>
          <table:table-cell table:formula="of:=IF([.B348]=[.E348]; &quot;&quot;; (([.E348]-[.B348])/[.B34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match_statement-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IF([.B349]=[.E349]; &quot;&quot;; &quot;*&quot;)">
            <text:p/>
          </table:table-cell>
          <table:table-cell table:formula="of:=IF([.B349]=[.E349]; &quot;&quot;; [.E349]-[.B349])">
            <text:p/>
          </table:table-cell>
          <table:table-cell table:formula="of:=IF([.B349]=[.E349]; &quot;&quot;; (([.E349]-[.B349])/[.B34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IF([.B350]=[.E350]; &quot;&quot;; &quot;*&quot;)">
            <text:p/>
          </table:table-cell>
          <table:table-cell table:formula="of:=IF([.B350]=[.E350]; &quot;&quot;; [.E350]-[.B350])">
            <text:p/>
          </table:table-cell>
          <table:table-cell table:formula="of:=IF([.B350]=[.E350]; &quot;&quot;; (([.E350]-[.B350])/[.B35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struct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IF([.B351]=[.E351]; &quot;&quot;; &quot;*&quot;)">
            <text:p/>
          </table:table-cell>
          <table:table-cell table:formula="of:=IF([.B351]=[.E351]; &quot;&quot;; [.E351]-[.B351])">
            <text:p/>
          </table:table-cell>
          <table:table-cell table:formula="of:=IF([.B351]=[.E351]; &quot;&quot;; (([.E351]-[.B351])/[.B35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tuple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IF([.B352]=[.E352]; &quot;&quot;; &quot;*&quot;)">
            <text:p/>
          </table:table-cell>
          <table:table-cell table:formula="of:=IF([.B352]=[.E352]; &quot;&quot;; [.E352]-[.B352])">
            <text:p/>
          </table:table-cell>
          <table:table-cell table:formula="of:=IF([.B352]=[.E352]; &quot;&quot;; (([.E352]-[.B352])/[.B35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while_loop-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IF([.B353]=[.E353]; &quot;&quot;; &quot;*&quot;)">
            <text:p/>
          </table:table-cell>
          <table:table-cell table:formula="of:=IF([.B353]=[.E353]; &quot;&quot;; [.E353]-[.B353])">
            <text:p/>
          </table:table-cell>
          <table:table-cell table:formula="of:=IF([.B353]=[.E353]; &quot;&quot;; (([.E353]-[.B353])/[.B35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while_loop-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IF([.B354]=[.E354]; &quot;&quot;; &quot;*&quot;)">
            <text:p/>
          </table:table-cell>
          <table:table-cell table:formula="of:=IF([.B354]=[.E354]; &quot;&quot;; [.E354]-[.B354])">
            <text:p/>
          </table:table-cell>
          <table:table-cell table:formula="of:=IF([.B354]=[.E354]; &quot;&quot;; (([.E354]-[.B354])/[.B35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while_loop-3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IF([.B355]=[.E355]; &quot;&quot;; &quot;*&quot;)">
            <text:p/>
          </table:table-cell>
          <table:table-cell table:formula="of:=IF([.B355]=[.E355]; &quot;&quot;; [.E355]-[.B355])">
            <text:p/>
          </table:table-cell>
          <table:table-cell table:formula="of:=IF([.B355]=[.E355]; &quot;&quot;; (([.E355]-[.B355])/[.B35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in_while_loop-4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IF([.B356]=[.E356]; &quot;&quot;; &quot;*&quot;)">
            <text:p/>
          </table:table-cell>
          <table:table-cell table:formula="of:=IF([.B356]=[.E356]; &quot;&quot;; [.E356]-[.B356])">
            <text:p/>
          </table:table-cell>
          <table:table-cell table:formula="of:=IF([.B356]=[.E356]; &quot;&quot;; (([.E356]-[.B356])/[.B356])*100)">
            <text:p/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1144" calcext:value-type="float">
            <text:p>11144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IF([.B357]=[.E357]; &quot;&quot;; &quot;*&quot;)" office:value-type="string" office:string-value="*" calcext:value-type="string">
            <text:p>*</text:p>
          </table:table-cell>
          <table:table-cell table:formula="of:=IF([.B357]=[.E357]; &quot;&quot;; [.E357]-[.B357])" office:value-type="float" office:value="144" calcext:value-type="float">
            <text:p>144</text:p>
          </table:table-cell>
          <table:table-cell table:formula="of:=IF([.B357]=[.E357]; &quot;&quot;; (([.E357]-[.B357])/[.B357])*100)" office:value-type="float" office:value="1.30909090909091" calcext:value-type="float">
            <text:p>1.30909090909091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IF([.B358]=[.E358]; &quot;&quot;; &quot;*&quot;)">
            <text:p/>
          </table:table-cell>
          <table:table-cell table:formula="of:=IF([.B358]=[.E358]; &quot;&quot;; [.E358]-[.B358])">
            <text:p/>
          </table:table-cell>
          <table:table-cell table:formula="of:=IF([.B358]=[.E358]; &quot;&quot;; (([.E358]-[.B358])/[.B358])*100)">
            <text:p/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5640" calcext:value-type="float">
            <text:p>5640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5848" calcext:value-type="float">
            <text:p>5848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IF([.B359]=[.E359]; &quot;&quot;; &quot;*&quot;)" office:value-type="string" office:string-value="*" calcext:value-type="string">
            <text:p>*</text:p>
          </table:table-cell>
          <table:table-cell table:formula="of:=IF([.B359]=[.E359]; &quot;&quot;; [.E359]-[.B359])" office:value-type="float" office:value="208" calcext:value-type="float">
            <text:p>208</text:p>
          </table:table-cell>
          <table:table-cell table:formula="of:=IF([.B359]=[.E359]; &quot;&quot;; (([.E359]-[.B359])/[.B359])*100)" office:value-type="float" office:value="3.68794326241135" calcext:value-type="float">
            <text:p>3.68794326241135</text:p>
          </table:table-cell>
          <table:table-cell/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IF([.B360]=[.E360]; &quot;&quot;; &quot;*&quot;)" office:value-type="string" office:string-value="*" calcext:value-type="string">
            <text:p>*</text:p>
          </table:table-cell>
          <table:table-cell table:formula="of:=IF([.B360]=[.E360]; &quot;&quot;; [.E360]-[.B360])" office:value-type="float" office:value="16" calcext:value-type="float">
            <text:p>16</text:p>
          </table:table-cell>
          <table:table-cell table:formula="of:=IF([.B360]=[.E360]; &quot;&quot;; (([.E360]-[.B360])/[.B360])*100)" office:value-type="float" office:value="2.06185567010309" calcext:value-type="float">
            <text:p>2.06185567010309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IF([.B361]=[.E361]; &quot;&quot;; &quot;*&quot;)">
            <text:p/>
          </table:table-cell>
          <table:table-cell table:formula="of:=IF([.B361]=[.E361]; &quot;&quot;; [.E361]-[.B361])">
            <text:p/>
          </table:table-cell>
          <table:table-cell table:formula="of:=IF([.B361]=[.E361]; &quot;&quot;; (([.E361]-[.B361])/[.B36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IF([.B362]=[.E362]; &quot;&quot;; &quot;*&quot;)">
            <text:p/>
          </table:table-cell>
          <table:table-cell table:formula="of:=IF([.B362]=[.E362]; &quot;&quot;; [.E362]-[.B362])">
            <text:p/>
          </table:table-cell>
          <table:table-cell table:formula="of:=IF([.B362]=[.E362]; &quot;&quot;; (([.E362]-[.B362])/[.B36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IF([.B363]=[.E363]; &quot;&quot;; &quot;*&quot;)">
            <text:p/>
          </table:table-cell>
          <table:table-cell table:formula="of:=IF([.B363]=[.E363]; &quot;&quot;; [.E363]-[.B363])">
            <text:p/>
          </table:table-cell>
          <table:table-cell table:formula="of:=IF([.B363]=[.E363]; &quot;&quot;; (([.E363]-[.B363])/[.B36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IF([.B364]=[.E364]; &quot;&quot;; &quot;*&quot;)">
            <text:p/>
          </table:table-cell>
          <table:table-cell table:formula="of:=IF([.B364]=[.E364]; &quot;&quot;; [.E364]-[.B364])">
            <text:p/>
          </table:table-cell>
          <table:table-cell table:formula="of:=IF([.B364]=[.E364]; &quot;&quot;; (([.E364]-[.B364])/[.B36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IF([.B365]=[.E365]; &quot;&quot;; &quot;*&quot;)">
            <text:p/>
          </table:table-cell>
          <table:table-cell table:formula="of:=IF([.B365]=[.E365]; &quot;&quot;; [.E365]-[.B365])">
            <text:p/>
          </table:table-cell>
          <table:table-cell table:formula="of:=IF([.B365]=[.E365]; &quot;&quot;; (([.E365]-[.B365])/[.B36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3912" calcext:value-type="float">
            <text:p>3912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IF([.B366]=[.E366]; &quot;&quot;; &quot;*&quot;)">
            <text:p/>
          </table:table-cell>
          <table:table-cell table:formula="of:=IF([.B366]=[.E366]; &quot;&quot;; [.E366]-[.B366])">
            <text:p/>
          </table:table-cell>
          <table:table-cell table:formula="of:=IF([.B366]=[.E366]; &quot;&quot;; (([.E366]-[.B366])/[.B36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IF([.B367]=[.E367]; &quot;&quot;; &quot;*&quot;)">
            <text:p/>
          </table:table-cell>
          <table:table-cell table:formula="of:=IF([.B367]=[.E367]; &quot;&quot;; [.E367]-[.B367])">
            <text:p/>
          </table:table-cell>
          <table:table-cell table:formula="of:=IF([.B367]=[.E367]; &quot;&quot;; (([.E367]-[.B367])/[.B36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eq</text:p>
          </table:table-cell>
          <table:table-cell office:value-type="float" office:value="3128" calcext:value-type="float">
            <text:p>3128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3128" calcext:value-type="float">
            <text:p>3128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IF([.B368]=[.E368]; &quot;&quot;; &quot;*&quot;)">
            <text:p/>
          </table:table-cell>
          <table:table-cell table:formula="of:=IF([.B368]=[.E368]; &quot;&quot;; [.E368]-[.B368])">
            <text:p/>
          </table:table-cell>
          <table:table-cell table:formula="of:=IF([.B368]=[.E368]; &quot;&quot;; (([.E368]-[.B368])/[.B36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IF([.B369]=[.E369]; &quot;&quot;; &quot;*&quot;)">
            <text:p/>
          </table:table-cell>
          <table:table-cell table:formula="of:=IF([.B369]=[.E369]; &quot;&quot;; [.E369]-[.B369])">
            <text:p/>
          </table:table-cell>
          <table:table-cell table:formula="of:=IF([.B369]=[.E369]; &quot;&quot;; (([.E369]-[.B369])/[.B36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ne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IF([.B370]=[.E370]; &quot;&quot;; &quot;*&quot;)">
            <text:p/>
          </table:table-cell>
          <table:table-cell table:formula="of:=IF([.B370]=[.E370]; &quot;&quot;; [.E370]-[.B370])">
            <text:p/>
          </table:table-cell>
          <table:table-cell table:formula="of:=IF([.B370]=[.E370]; &quot;&quot;; (([.E370]-[.B370])/[.B37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IF([.B371]=[.E371]; &quot;&quot;; &quot;*&quot;)">
            <text:p/>
          </table:table-cell>
          <table:table-cell table:formula="of:=IF([.B371]=[.E371]; &quot;&quot;; [.E371]-[.B371])">
            <text:p/>
          </table:table-cell>
          <table:table-cell table:formula="of:=IF([.B371]=[.E371]; &quot;&quot;; (([.E371]-[.B371])/[.B37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IF([.B372]=[.E372]; &quot;&quot;; &quot;*&quot;)">
            <text:p/>
          </table:table-cell>
          <table:table-cell table:formula="of:=IF([.B372]=[.E372]; &quot;&quot;; [.E372]-[.B372])">
            <text:p/>
          </table:table-cell>
          <table:table-cell table:formula="of:=IF([.B372]=[.E372]; &quot;&quot;; (([.E372]-[.B372])/[.B37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IF([.B373]=[.E373]; &quot;&quot;; &quot;*&quot;)">
            <text:p/>
          </table:table-cell>
          <table:table-cell table:formula="of:=IF([.B373]=[.E373]; &quot;&quot;; [.E373]-[.B373])">
            <text:p/>
          </table:table-cell>
          <table:table-cell table:formula="of:=IF([.B373]=[.E373]; &quot;&quot;; (([.E373]-[.B373])/[.B37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IF([.B374]=[.E374]; &quot;&quot;; &quot;*&quot;)">
            <text:p/>
          </table:table-cell>
          <table:table-cell table:formula="of:=IF([.B374]=[.E374]; &quot;&quot;; [.E374]-[.B374])">
            <text:p/>
          </table:table-cell>
          <table:table-cell table:formula="of:=IF([.B374]=[.E374]; &quot;&quot;; (([.E374]-[.B374])/[.B37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IF([.B375]=[.E375]; &quot;&quot;; &quot;*&quot;)">
            <text:p/>
          </table:table-cell>
          <table:table-cell table:formula="of:=IF([.B375]=[.E375]; &quot;&quot;; [.E375]-[.B375])">
            <text:p/>
          </table:table-cell>
          <table:table-cell table:formula="of:=IF([.B375]=[.E375]; &quot;&quot;; (([.E375]-[.B375])/[.B37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IF([.B376]=[.E376]; &quot;&quot;; &quot;*&quot;)">
            <text:p/>
          </table:table-cell>
          <table:table-cell table:formula="of:=IF([.B376]=[.E376]; &quot;&quot;; [.E376]-[.B376])">
            <text:p/>
          </table:table-cell>
          <table:table-cell table:formula="of:=IF([.B376]=[.E376]; &quot;&quot;; (([.E376]-[.B376])/[.B37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IF([.B377]=[.E377]; &quot;&quot;; &quot;*&quot;)">
            <text:p/>
          </table:table-cell>
          <table:table-cell table:formula="of:=IF([.B377]=[.E377]; &quot;&quot;; [.E377]-[.B377])">
            <text:p/>
          </table:table-cell>
          <table:table-cell table:formula="of:=IF([.B377]=[.E377]; &quot;&quot;; (([.E377]-[.B377])/[.B37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IF([.B378]=[.E378]; &quot;&quot;; &quot;*&quot;)">
            <text:p/>
          </table:table-cell>
          <table:table-cell table:formula="of:=IF([.B378]=[.E378]; &quot;&quot;; [.E378]-[.B378])">
            <text:p/>
          </table:table-cell>
          <table:table-cell table:formula="of:=IF([.B378]=[.E378]; &quot;&quot;; (([.E378]-[.B378])/[.B37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IF([.B379]=[.E379]; &quot;&quot;; &quot;*&quot;)">
            <text:p/>
          </table:table-cell>
          <table:table-cell table:formula="of:=IF([.B379]=[.E379]; &quot;&quot;; [.E379]-[.B379])">
            <text:p/>
          </table:table-cell>
          <table:table-cell table:formula="of:=IF([.B379]=[.E379]; &quot;&quot;; (([.E379]-[.B379])/[.B37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IF([.B380]=[.E380]; &quot;&quot;; &quot;*&quot;)">
            <text:p/>
          </table:table-cell>
          <table:table-cell table:formula="of:=IF([.B380]=[.E380]; &quot;&quot;; [.E380]-[.B380])">
            <text:p/>
          </table:table-cell>
          <table:table-cell table:formula="of:=IF([.B380]=[.E380]; &quot;&quot;; (([.E380]-[.B380])/[.B38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IF([.B381]=[.E381]; &quot;&quot;; &quot;*&quot;)">
            <text:p/>
          </table:table-cell>
          <table:table-cell table:formula="of:=IF([.B381]=[.E381]; &quot;&quot;; [.E381]-[.B381])">
            <text:p/>
          </table:table-cell>
          <table:table-cell table:formula="of:=IF([.B381]=[.E381]; &quot;&quot;; (([.E381]-[.B381])/[.B38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IF([.B382]=[.E382]; &quot;&quot;; &quot;*&quot;)">
            <text:p/>
          </table:table-cell>
          <table:table-cell table:formula="of:=IF([.B382]=[.E382]; &quot;&quot;; [.E382]-[.B382])">
            <text:p/>
          </table:table-cell>
          <table:table-cell table:formula="of:=IF([.B382]=[.E382]; &quot;&quot;; (([.E382]-[.B382])/[.B38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identity_eq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IF([.B383]=[.E383]; &quot;&quot;; &quot;*&quot;)">
            <text:p/>
          </table:table-cell>
          <table:table-cell table:formula="of:=IF([.B383]=[.E383]; &quot;&quot;; [.E383]-[.B383])">
            <text:p/>
          </table:table-cell>
          <table:table-cell table:formula="of:=IF([.B383]=[.E383]; &quot;&quot;; (([.E383]-[.B383])/[.B38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IF([.B384]=[.E384]; &quot;&quot;; &quot;*&quot;)">
            <text:p/>
          </table:table-cell>
          <table:table-cell table:formula="of:=IF([.B384]=[.E384]; &quot;&quot;; [.E384]-[.B384])">
            <text:p/>
          </table:table-cell>
          <table:table-cell table:formula="of:=IF([.B384]=[.E384]; &quot;&quot;; (([.E384]-[.B384])/[.B38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IF([.B385]=[.E385]; &quot;&quot;; &quot;*&quot;)">
            <text:p/>
          </table:table-cell>
          <table:table-cell table:formula="of:=IF([.B385]=[.E385]; &quot;&quot;; [.E385]-[.B385])">
            <text:p/>
          </table:table-cell>
          <table:table-cell table:formula="of:=IF([.B385]=[.E385]; &quot;&quot;; (([.E385]-[.B385])/[.B38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IF([.B386]=[.E386]; &quot;&quot;; &quot;*&quot;)">
            <text:p/>
          </table:table-cell>
          <table:table-cell table:formula="of:=IF([.B386]=[.E386]; &quot;&quot;; [.E386]-[.B386])">
            <text:p/>
          </table:table-cell>
          <table:table-cell table:formula="of:=IF([.B386]=[.E386]; &quot;&quot;; (([.E386]-[.B386])/[.B386])*100)">
            <text:p/>
          </table:table-cell>
          <table:table-cell/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456" calcext:value-type="float">
            <text:p>22456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2648" calcext:value-type="float">
            <text:p>22648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IF([.B387]=[.E387]; &quot;&quot;; &quot;*&quot;)" office:value-type="string" office:string-value="*" calcext:value-type="string">
            <text:p>*</text:p>
          </table:table-cell>
          <table:table-cell table:formula="of:=IF([.B387]=[.E387]; &quot;&quot;; [.E387]-[.B387])" office:value-type="float" office:value="192" calcext:value-type="float">
            <text:p>192</text:p>
          </table:table-cell>
          <table:table-cell table:formula="of:=IF([.B387]=[.E387]; &quot;&quot;; (([.E387]-[.B387])/[.B387])*100)" office:value-type="float" office:value="0.855005343783399" calcext:value-type="float">
            <text:p>0.855005343783399</text:p>
          </table:table-cell>
          <table:table-cell/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1928" calcext:value-type="float">
            <text:p>11928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1952" calcext:value-type="float">
            <text:p>11952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IF([.B388]=[.E388]; &quot;&quot;; &quot;*&quot;)" office:value-type="string" office:string-value="*" calcext:value-type="string">
            <text:p>*</text:p>
          </table:table-cell>
          <table:table-cell table:formula="of:=IF([.B388]=[.E388]; &quot;&quot;; [.E388]-[.B388])" office:value-type="float" office:value="24" calcext:value-type="float">
            <text:p>24</text:p>
          </table:table-cell>
          <table:table-cell table:formula="of:=IF([.B388]=[.E388]; &quot;&quot;; (([.E388]-[.B388])/[.B388])*100)" office:value-type="float" office:value="0.201207243460765" calcext:value-type="float">
            <text:p>0.201207243460765</text:p>
          </table:table-cell>
          <table:table-cell/>
        </table:table-row>
        <table:table-row table:style-name="ro1" table:visibility="filter">
          <table:table-cell office:value-type="string" calcext:value-type="string">
            <text:p>stdlib/raw_ptr</text:p>
          </table:table-cell>
          <table:table-cell office:value-type="float" office:value="4232" calcext:value-type="float">
            <text:p>4232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232" calcext:value-type="float">
            <text:p>4232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IF([.B389]=[.E389]; &quot;&quot;; &quot;*&quot;)">
            <text:p/>
          </table:table-cell>
          <table:table-cell table:formula="of:=IF([.B389]=[.E389]; &quot;&quot;; [.E389]-[.B389])">
            <text:p/>
          </table:table-cell>
          <table:table-cell table:formula="of:=IF([.B389]=[.E389]; &quot;&quot;; (([.E389]-[.B389])/[.B38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IF([.B390]=[.E390]; &quot;&quot;; &quot;*&quot;)">
            <text:p/>
          </table:table-cell>
          <table:table-cell table:formula="of:=IF([.B390]=[.E390]; &quot;&quot;; [.E390]-[.B390])">
            <text:p/>
          </table:table-cell>
          <table:table-cell table:formula="of:=IF([.B390]=[.E390]; &quot;&quot;; (([.E390]-[.B390])/[.B39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IF([.B391]=[.E391]; &quot;&quot;; &quot;*&quot;)">
            <text:p/>
          </table:table-cell>
          <table:table-cell table:formula="of:=IF([.B391]=[.E391]; &quot;&quot;; [.E391]-[.B391])">
            <text:p/>
          </table:table-cell>
          <table:table-cell table:formula="of:=IF([.B391]=[.E391]; &quot;&quot;; (([.E391]-[.B391])/[.B391])*100)">
            <text:p/>
          </table:table-cell>
          <table:table-cell/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640" calcext:value-type="float">
            <text:p>8640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664" calcext:value-type="float">
            <text:p>8664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IF([.B392]=[.E392]; &quot;&quot;; &quot;*&quot;)" office:value-type="string" office:string-value="*" calcext:value-type="string">
            <text:p>*</text:p>
          </table:table-cell>
          <table:table-cell table:formula="of:=IF([.B392]=[.E392]; &quot;&quot;; [.E392]-[.B392])" office:value-type="float" office:value="24" calcext:value-type="float">
            <text:p>24</text:p>
          </table:table-cell>
          <table:table-cell table:formula="of:=IF([.B392]=[.E392]; &quot;&quot;; (([.E392]-[.B392])/[.B392])*100)" office:value-type="float" office:value="0.277777777777778" calcext:value-type="float">
            <text:p>0.277777777777778</text:p>
          </table:table-cell>
          <table:table-cell/>
        </table:table-row>
        <table:table-row table:style-name="ro1" table:visibility="filter">
          <table:table-cell office:value-type="string" calcext:value-type="string">
            <text:p>stdlib/sha256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IF([.B393]=[.E393]; &quot;&quot;; &quot;*&quot;)">
            <text:p/>
          </table:table-cell>
          <table:table-cell table:formula="of:=IF([.B393]=[.E393]; &quot;&quot;; [.E393]-[.B393])">
            <text:p/>
          </table:table-cell>
          <table:table-cell table:formula="of:=IF([.B393]=[.E393]; &quot;&quot;; (([.E393]-[.B393])/[.B393])*100)">
            <text:p/>
          </table:table-cell>
          <table:table-cell/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5128" calcext:value-type="float">
            <text:p>5128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5240" calcext:value-type="float">
            <text:p>5240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IF([.B394]=[.E394]; &quot;&quot;; &quot;*&quot;)" office:value-type="string" office:string-value="*" calcext:value-type="string">
            <text:p>*</text:p>
          </table:table-cell>
          <table:table-cell table:formula="of:=IF([.B394]=[.E394]; &quot;&quot;; [.E394]-[.B394])" office:value-type="float" office:value="112" calcext:value-type="float">
            <text:p>112</text:p>
          </table:table-cell>
          <table:table-cell table:formula="of:=IF([.B394]=[.E394]; &quot;&quot;; (([.E394]-[.B394])/[.B394])*100)" office:value-type="float" office:value="2.18408736349454" calcext:value-type="float">
            <text:p>2.18408736349454</text:p>
          </table:table-cell>
          <table:table-cell/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2472" calcext:value-type="float">
            <text:p>2472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IF([.B395]=[.E395]; &quot;&quot;; &quot;*&quot;)" office:value-type="string" office:string-value="*" calcext:value-type="string">
            <text:p>*</text:p>
          </table:table-cell>
          <table:table-cell table:formula="of:=IF([.B395]=[.E395]; &quot;&quot;; [.E395]-[.B395])" office:value-type="float" office:value="16" calcext:value-type="float">
            <text:p>16</text:p>
          </table:table-cell>
          <table:table-cell table:formula="of:=IF([.B395]=[.E395]; &quot;&quot;; (([.E395]-[.B395])/[.B395])*100)" office:value-type="float" office:value="0.651465798045603" calcext:value-type="float">
            <text:p>0.651465798045603</text:p>
          </table:table-cell>
          <table:table-cell/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248" calcext:value-type="float">
            <text:p>4248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4264" calcext:value-type="float">
            <text:p>4264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IF([.B396]=[.E396]; &quot;&quot;; &quot;*&quot;)" office:value-type="string" office:string-value="*" calcext:value-type="string">
            <text:p>*</text:p>
          </table:table-cell>
          <table:table-cell table:formula="of:=IF([.B396]=[.E396]; &quot;&quot;; [.E396]-[.B396])" office:value-type="float" office:value="16" calcext:value-type="float">
            <text:p>16</text:p>
          </table:table-cell>
          <table:table-cell table:formula="of:=IF([.B396]=[.E396]; &quot;&quot;; (([.E396]-[.B396])/[.B396])*100)" office:value-type="float" office:value="0.376647834274953" calcext:value-type="float">
            <text:p>0.376647834274953</text:p>
          </table:table-cell>
          <table:table-cell/>
        </table:table-row>
        <table:table-row table:style-name="ro1" table:visibility="filter">
          <table:table-cell office:value-type="string" calcext:value-type="string">
            <text:p>stdlib/u128_mul_test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IF([.B397]=[.E397]; &quot;&quot;; &quot;*&quot;)">
            <text:p/>
          </table:table-cell>
          <table:table-cell table:formula="of:=IF([.B397]=[.E397]; &quot;&quot;; [.E397]-[.B397])">
            <text:p/>
          </table:table-cell>
          <table:table-cell table:formula="of:=IF([.B397]=[.E397]; &quot;&quot;; (([.E397]-[.B397])/[.B39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u128_root_test</text:p>
          </table:table-cell>
          <table:table-cell office:value-type="float" office:value="4072" calcext:value-type="float">
            <text:p>4072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072" calcext:value-type="float">
            <text:p>4072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IF([.B398]=[.E398]; &quot;&quot;; &quot;*&quot;)">
            <text:p/>
          </table:table-cell>
          <table:table-cell table:formula="of:=IF([.B398]=[.E398]; &quot;&quot;; [.E398]-[.B398])">
            <text:p/>
          </table:table-cell>
          <table:table-cell table:formula="of:=IF([.B398]=[.E398]; &quot;&quot;; (([.E398]-[.B398])/[.B39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tdlib/u128_test</text:p>
          </table:table-cell>
          <table:table-cell office:value-type="float" office:value="6208" calcext:value-type="float">
            <text:p>6208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6208" calcext:value-type="float">
            <text:p>6208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IF([.B399]=[.E399]; &quot;&quot;; &quot;*&quot;)">
            <text:p/>
          </table:table-cell>
          <table:table-cell table:formula="of:=IF([.B399]=[.E399]; &quot;&quot;; [.E399]-[.B399])">
            <text:p/>
          </table:table-cell>
          <table:table-cell table:formula="of:=IF([.B399]=[.E399]; &quot;&quot;; (([.E399]-[.B399])/[.B399])*100)">
            <text:p/>
          </table:table-cell>
          <table:table-cell/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6224" calcext:value-type="float">
            <text:p>106224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06856" calcext:value-type="float">
            <text:p>106856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IF([.B400]=[.E400]; &quot;&quot;; &quot;*&quot;)" office:value-type="string" office:string-value="*" calcext:value-type="string">
            <text:p>*</text:p>
          </table:table-cell>
          <table:table-cell table:formula="of:=IF([.B400]=[.E400]; &quot;&quot;; [.E400]-[.B400])" office:value-type="float" office:value="632" calcext:value-type="float">
            <text:p>632</text:p>
          </table:table-cell>
          <table:table-cell table:formula="of:=IF([.B400]=[.E400]; &quot;&quot;; (([.E400]-[.B400])/[.B400])*100)" office:value-type="float" office:value="0.594969121855701" calcext:value-type="float">
            <text:p>0.594969121855701</text:p>
          </table:table-cell>
          <table:table-cell/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352" calcext:value-type="float">
            <text:p>23352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3536" calcext:value-type="float">
            <text:p>23536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IF([.B401]=[.E401]; &quot;&quot;; &quot;*&quot;)" office:value-type="string" office:string-value="*" calcext:value-type="string">
            <text:p>*</text:p>
          </table:table-cell>
          <table:table-cell table:formula="of:=IF([.B401]=[.E401]; &quot;&quot;; [.E401]-[.B401])" office:value-type="float" office:value="184" calcext:value-type="float">
            <text:p>184</text:p>
          </table:table-cell>
          <table:table-cell table:formula="of:=IF([.B401]=[.E401]; &quot;&quot;; (([.E401]-[.B401])/[.B401])*100)" office:value-type="float" office:value="0.78794107571086" calcext:value-type="float">
            <text:p>0.78794107571086</text:p>
          </table:table-cell>
          <table:table-cell/>
        </table:table-row>
        <table:table-row table:style-name="ro1" table:visibility="filter">
          <table:table-cell office:value-type="string" calcext:value-type="string">
            <text:p>storage_into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IF([.B402]=[.E402]; &quot;&quot;; &quot;*&quot;)">
            <text:p/>
          </table:table-cell>
          <table:table-cell table:formula="of:=IF([.B402]=[.E402]; &quot;&quot;; [.E402]-[.B402])">
            <text:p/>
          </table:table-cell>
          <table:table-cell table:formula="of:=IF([.B402]=[.E402]; &quot;&quot;; (([.E402]-[.B402])/[.B40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IF([.B403]=[.E403]; &quot;&quot;; &quot;*&quot;)">
            <text:p/>
          </table:table-cell>
          <table:table-cell table:formula="of:=IF([.B403]=[.E403]; &quot;&quot;; [.E403]-[.B403])">
            <text:p/>
          </table:table-cell>
          <table:table-cell table:formula="of:=IF([.B403]=[.E403]; &quot;&quot;; (([.E403]-[.B403])/[.B40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IF([.B404]=[.E404]; &quot;&quot;; &quot;*&quot;)">
            <text:p/>
          </table:table-cell>
          <table:table-cell table:formula="of:=IF([.B404]=[.E404]; &quot;&quot;; [.E404]-[.B404])">
            <text:p/>
          </table:table-cell>
          <table:table-cell table:formula="of:=IF([.B404]=[.E404]; &quot;&quot;; (([.E404]-[.B404])/[.B40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IF([.B405]=[.E405]; &quot;&quot;; &quot;*&quot;)">
            <text:p/>
          </table:table-cell>
          <table:table-cell table:formula="of:=IF([.B405]=[.E405]; &quot;&quot;; [.E405]-[.B405])">
            <text:p/>
          </table:table-cell>
          <table:table-cell table:formula="of:=IF([.B405]=[.E405]; &quot;&quot;; (([.E405]-[.B405])/[.B40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IF([.B406]=[.E406]; &quot;&quot;; &quot;*&quot;)">
            <text:p/>
          </table:table-cell>
          <table:table-cell table:formula="of:=IF([.B406]=[.E406]; &quot;&quot;; [.E406]-[.B406])">
            <text:p/>
          </table:table-cell>
          <table:table-cell table:formula="of:=IF([.B406]=[.E406]; &quot;&quot;; (([.E406]-[.B406])/[.B40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IF([.B407]=[.E407]; &quot;&quot;; &quot;*&quot;)">
            <text:p/>
          </table:table-cell>
          <table:table-cell table:formula="of:=IF([.B407]=[.E407]; &quot;&quot;; [.E407]-[.B407])">
            <text:p/>
          </table:table-cell>
          <table:table-cell table:formula="of:=IF([.B407]=[.E407]; &quot;&quot;; (([.E407]-[.B407])/[.B40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IF([.B408]=[.E408]; &quot;&quot;; &quot;*&quot;)">
            <text:p/>
          </table:table-cell>
          <table:table-cell table:formula="of:=IF([.B408]=[.E408]; &quot;&quot;; [.E408]-[.B408])">
            <text:p/>
          </table:table-cell>
          <table:table-cell table:formula="of:=IF([.B408]=[.E408]; &quot;&quot;; (([.E408]-[.B408])/[.B408])*100)">
            <text:p/>
          </table:table-cell>
          <table:table-cell/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3296" calcext:value-type="float">
            <text:p>3296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IF([.B409]=[.E409]; &quot;&quot;; &quot;*&quot;)" office:value-type="string" office:string-value="*" calcext:value-type="string">
            <text:p>*</text:p>
          </table:table-cell>
          <table:table-cell table:formula="of:=IF([.B409]=[.E409]; &quot;&quot;; [.E409]-[.B409])" office:value-type="float" office:value="96" calcext:value-type="float">
            <text:p>96</text:p>
          </table:table-cell>
          <table:table-cell table:formula="of:=IF([.B409]=[.E409]; &quot;&quot;; (([.E409]-[.B409])/[.B409])*100)" office:value-type="float" office:value="3" calcext:value-type="float">
            <text:p>3</text:p>
          </table:table-cell>
          <table:table-cell office:value-type="string" calcext:value-type="string">
            <office:annotation draw:style-name="gr4" draw:text-style-name="P2" svg:width="1.1413in" svg:height="2.1008in" svg:x="17.0626in" svg:y="3.8539in" draw:caption-point-x="-0.2402in" draw:caption-point-y="0.5945in">
              <dc:date>2024-06-21T00:00:00</dc:date>
              <text:p text:style-name="P1">Int_to_ptr coming from ASM:</text:p>
              <text:p text:style-name="P1"/>
              <text:p text:style-name="P1"><text:s text:c="8"/>v416 = asm(size: v415, ptr) -&gt; u64 ptr, !404 {</text:p>
              <text:p text:style-name="P1"><text:s text:c="12"/>aloc <text:s text:c="2"/>size, !405</text:p>
              <text:p text:style-name="P1"><text:s text:c="12"/>move <text:s text:c="2"/>ptr hp, !406</text:p>
              <text:p text:style-name="P1"><text:s text:c="8"/>}</text:p>
            </office:annotation>
            <text:p>OK</text:p>
          </table:table-cell>
        </table:table-row>
        <table:table-row table:style-name="ro1" table:visibility="filter"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IF([.B410]=[.E410]; &quot;&quot;; &quot;*&quot;)">
            <text:p/>
          </table:table-cell>
          <table:table-cell table:formula="of:=IF([.B410]=[.E410]; &quot;&quot;; [.E410]-[.B410])">
            <text:p/>
          </table:table-cell>
          <table:table-cell table:formula="of:=IF([.B410]=[.E410]; &quot;&quot;; (([.E410]-[.B410])/[.B41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IF([.B411]=[.E411]; &quot;&quot;; &quot;*&quot;)">
            <text:p/>
          </table:table-cell>
          <table:table-cell table:formula="of:=IF([.B411]=[.E411]; &quot;&quot;; [.E411]-[.B411])">
            <text:p/>
          </table:table-cell>
          <table:table-cell table:formula="of:=IF([.B411]=[.E411]; &quot;&quot;; (([.E411]-[.B411])/[.B41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IF([.B412]=[.E412]; &quot;&quot;; &quot;*&quot;)">
            <text:p/>
          </table:table-cell>
          <table:table-cell table:formula="of:=IF([.B412]=[.E412]; &quot;&quot;; [.E412]-[.B412])">
            <text:p/>
          </table:table-cell>
          <table:table-cell table:formula="of:=IF([.B412]=[.E412]; &quot;&quot;; (([.E412]-[.B412])/[.B41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IF([.B413]=[.E413]; &quot;&quot;; &quot;*&quot;)">
            <text:p/>
          </table:table-cell>
          <table:table-cell table:formula="of:=IF([.B413]=[.E413]; &quot;&quot;; [.E413]-[.B413])">
            <text:p/>
          </table:table-cell>
          <table:table-cell table:formula="of:=IF([.B413]=[.E413]; &quot;&quot;; (([.E413]-[.B413])/[.B41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IF([.B414]=[.E414]; &quot;&quot;; &quot;*&quot;)">
            <text:p/>
          </table:table-cell>
          <table:table-cell table:formula="of:=IF([.B414]=[.E414]; &quot;&quot;; [.E414]-[.B414])">
            <text:p/>
          </table:table-cell>
          <table:table-cell table:formula="of:=IF([.B414]=[.E414]; &quot;&quot;; (([.E414]-[.B414])/[.B41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IF([.B415]=[.E415]; &quot;&quot;; &quot;*&quot;)">
            <text:p/>
          </table:table-cell>
          <table:table-cell table:formula="of:=IF([.B415]=[.E415]; &quot;&quot;; [.E415]-[.B415])">
            <text:p/>
          </table:table-cell>
          <table:table-cell table:formula="of:=IF([.B415]=[.E415]; &quot;&quot;; (([.E415]-[.B415])/[.B41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IF([.B416]=[.E416]; &quot;&quot;; &quot;*&quot;)">
            <text:p/>
          </table:table-cell>
          <table:table-cell table:formula="of:=IF([.B416]=[.E416]; &quot;&quot;; [.E416]-[.B416])">
            <text:p/>
          </table:table-cell>
          <table:table-cell table:formula="of:=IF([.B416]=[.E416]; &quot;&quot;; (([.E416]-[.B416])/[.B416])*100)">
            <text:p/>
          </table:table-cell>
          <table:table-cell/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28464" calcext:value-type="float">
            <text:p>28464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IF([.B417]=[.E417]; &quot;&quot;; &quot;*&quot;)" office:value-type="string" office:string-value="*" calcext:value-type="string">
            <text:p>*</text:p>
          </table:table-cell>
          <table:table-cell table:formula="of:=IF([.B417]=[.E417]; &quot;&quot;; [.E417]-[.B417])" office:value-type="float" office:value="192" calcext:value-type="float">
            <text:p>192</text:p>
          </table:table-cell>
          <table:table-cell table:formula="of:=IF([.B417]=[.E417]; &quot;&quot;; (([.E417]-[.B417])/[.B417])*100)" office:value-type="float" office:value="0.67911714770798" calcext:value-type="float">
            <text:p>0.67911714770798</text:p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IF([.B418]=[.E418]; &quot;&quot;; &quot;*&quot;)">
            <text:p/>
          </table:table-cell>
          <table:table-cell table:formula="of:=IF([.B418]=[.E418]; &quot;&quot;; [.E418]-[.B418])">
            <text:p/>
          </table:table-cell>
          <table:table-cell table:formula="of:=IF([.B418]=[.E418]; &quot;&quot;; (([.E418]-[.B418])/[.B41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IF([.B419]=[.E419]; &quot;&quot;; &quot;*&quot;)">
            <text:p/>
          </table:table-cell>
          <table:table-cell table:formula="of:=IF([.B419]=[.E419]; &quot;&quot;; [.E419]-[.B419])">
            <text:p/>
          </table:table-cell>
          <table:table-cell table:formula="of:=IF([.B419]=[.E419]; &quot;&quot;; (([.E419]-[.B419])/[.B41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increment_contract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1824" calcext:value-type="float">
            <text:p>1824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IF([.B420]=[.E420]; &quot;&quot;; &quot;*&quot;)">
            <text:p/>
          </table:table-cell>
          <table:table-cell table:formula="of:=IF([.B420]=[.E420]; &quot;&quot;; [.E420]-[.B420])">
            <text:p/>
          </table:table-cell>
          <table:table-cell table:formula="of:=IF([.B420]=[.E420]; &quot;&quot;; (([.E420]-[.B420])/[.B42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issue_1512_repro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IF([.B421]=[.E421]; &quot;&quot;; &quot;*&quot;)">
            <text:p/>
          </table:table-cell>
          <table:table-cell table:formula="of:=IF([.B421]=[.E421]; &quot;&quot;; [.E421]-[.B421])">
            <text:p/>
          </table:table-cell>
          <table:table-cell table:formula="of:=IF([.B421]=[.E421]; &quot;&quot;; (([.E421]-[.B421])/[.B42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IF([.B422]=[.E422]; &quot;&quot;; &quot;*&quot;)">
            <text:p/>
          </table:table-cell>
          <table:table-cell table:formula="of:=IF([.B422]=[.E422]; &quot;&quot;; [.E422]-[.B422])">
            <text:p/>
          </table:table-cell>
          <table:table-cell table:formula="of:=IF([.B422]=[.E422]; &quot;&quot;; (([.E422]-[.B422])/[.B42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IF([.B423]=[.E423]; &quot;&quot;; &quot;*&quot;)">
            <text:p/>
          </table:table-cell>
          <table:table-cell table:formula="of:=IF([.B423]=[.E423]; &quot;&quot;; [.E423]-[.B423])">
            <text:p/>
          </table:table-cell>
          <table:table-cell table:formula="of:=IF([.B423]=[.E423]; &quot;&quot;; (([.E423]-[.B423])/[.B42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test_contracts/return_struct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2168" calcext:value-type="float">
            <text:p>2168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IF([.B424]=[.E424]; &quot;&quot;; &quot;*&quot;)">
            <text:p/>
          </table:table-cell>
          <table:table-cell table:formula="of:=IF([.B424]=[.E424]; &quot;&quot;; [.E424]-[.B424])">
            <text:p/>
          </table:table-cell>
          <table:table-cell table:formula="of:=IF([.B424]=[.E424]; &quot;&quot;; (([.E424]-[.B424])/[.B424])*100)">
            <text:p/>
          </table:table-cell>
          <table:table-cell/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13768" calcext:value-type="float">
            <text:p>13768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13792" calcext:value-type="float">
            <text:p>13792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IF([.B425]=[.E425]; &quot;&quot;; &quot;*&quot;)" office:value-type="string" office:string-value="*" calcext:value-type="string">
            <text:p>*</text:p>
          </table:table-cell>
          <table:table-cell table:formula="of:=IF([.B425]=[.E425]; &quot;&quot;; [.E425]-[.B425])" office:value-type="float" office:value="24" calcext:value-type="float">
            <text:p>24</text:p>
          </table:table-cell>
          <table:table-cell table:formula="of:=IF([.B425]=[.E425]; &quot;&quot;; (([.E425]-[.B425])/[.B425])*100)" office:value-type="float" office:value="0.174317257408483" calcext:value-type="float">
            <text:p>0.174317257408483</text:p>
          </table:table-cell>
          <table:table-cell/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6768" calcext:value-type="float">
            <text:p>16768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6848" calcext:value-type="float">
            <text:p>16848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IF([.B426]=[.E426]; &quot;&quot;; &quot;*&quot;)" office:value-type="string" office:string-value="*" calcext:value-type="string">
            <text:p>*</text:p>
          </table:table-cell>
          <table:table-cell table:formula="of:=IF([.B426]=[.E426]; &quot;&quot;; [.E426]-[.B426])" office:value-type="float" office:value="80" calcext:value-type="float">
            <text:p>80</text:p>
          </table:table-cell>
          <table:table-cell table:formula="of:=IF([.B426]=[.E426]; &quot;&quot;; (([.E426]-[.B426])/[.B426])*100)" office:value-type="float" office:value="0.477099236641221" calcext:value-type="float">
            <text:p>0.477099236641221</text:p>
          </table:table-cell>
          <table:table-cell/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26904" calcext:value-type="float">
            <text:p>26904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27096" calcext:value-type="float">
            <text:p>27096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IF([.B427]=[.E427]; &quot;&quot;; &quot;*&quot;)" office:value-type="string" office:string-value="*" calcext:value-type="string">
            <text:p>*</text:p>
          </table:table-cell>
          <table:table-cell table:formula="of:=IF([.B427]=[.E427]; &quot;&quot;; [.E427]-[.B427])" office:value-type="float" office:value="192" calcext:value-type="float">
            <text:p>192</text:p>
          </table:table-cell>
          <table:table-cell table:formula="of:=IF([.B427]=[.E427]; &quot;&quot;; (([.E427]-[.B427])/[.B427])*100)" office:value-type="float" office:value="0.713648528099911" calcext:value-type="float">
            <text:p>0.713648528099911</text:p>
          </table:table-cell>
          <table:table-cell/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IF([.B428]=[.E428]; &quot;&quot;; &quot;*&quot;)" office:value-type="string" office:string-value="*" calcext:value-type="string">
            <text:p>*</text:p>
          </table:table-cell>
          <table:table-cell table:formula="of:=IF([.B428]=[.E428]; &quot;&quot;; [.E428]-[.B428])" office:value-type="float" office:value="8" calcext:value-type="float">
            <text:p>8</text:p>
          </table:table-cell>
          <table:table-cell table:formula="of:=IF([.B428]=[.E428]; &quot;&quot;; (([.E428]-[.B428])/[.B428])*100)" office:value-type="float" office:value="0.709219858156028" calcext:value-type="float">
            <text:p>0.709219858156028</text:p>
          </table:table-cell>
          <table:table-cell/>
        </table:table-row>
        <table:table-row table:style-name="ro1" table:visibility="filter"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IF([.B429]=[.E429]; &quot;&quot;; &quot;*&quot;)">
            <text:p/>
          </table:table-cell>
          <table:table-cell table:formula="of:=IF([.B429]=[.E429]; &quot;&quot;; [.E429]-[.B429])">
            <text:p/>
          </table:table-cell>
          <table:table-cell table:formula="of:=IF([.B429]=[.E429]; &quot;&quot;; (([.E429]-[.B429])/[.B42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IF([.B430]=[.E430]; &quot;&quot;; &quot;*&quot;)">
            <text:p/>
          </table:table-cell>
          <table:table-cell table:formula="of:=IF([.B430]=[.E430]; &quot;&quot;; [.E430]-[.B430])">
            <text:p/>
          </table:table-cell>
          <table:table-cell table:formula="of:=IF([.B430]=[.E430]; &quot;&quot;; (([.E430]-[.B430])/[.B43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IF([.B431]=[.E431]; &quot;&quot;; &quot;*&quot;)">
            <text:p/>
          </table:table-cell>
          <table:table-cell table:formula="of:=IF([.B431]=[.E431]; &quot;&quot;; [.E431]-[.B431])">
            <text:p/>
          </table:table-cell>
          <table:table-cell table:formula="of:=IF([.B431]=[.E431]; &quot;&quot;; (([.E431]-[.B431])/[.B43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IF([.B432]=[.E432]; &quot;&quot;; &quot;*&quot;)">
            <text:p/>
          </table:table-cell>
          <table:table-cell table:formula="of:=IF([.B432]=[.E432]; &quot;&quot;; [.E432]-[.B432])">
            <text:p/>
          </table:table-cell>
          <table:table-cell table:formula="of:=IF([.B432]=[.E432]; &quot;&quot;; (([.E432]-[.B432])/[.B432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IF([.B433]=[.E433]; &quot;&quot;; &quot;*&quot;)">
            <text:p/>
          </table:table-cell>
          <table:table-cell table:formula="of:=IF([.B433]=[.E433]; &quot;&quot;; [.E433]-[.B433])">
            <text:p/>
          </table:table-cell>
          <table:table-cell table:formula="of:=IF([.B433]=[.E433]; &quot;&quot;; (([.E433]-[.B433])/[.B433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nested_lib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unit_tests/nested_lib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IF([.B434]=[.E434]; &quot;&quot;; &quot;*&quot;)">
            <text:p/>
          </table:table-cell>
          <table:table-cell table:formula="of:=IF([.B434]=[.E434]; &quot;&quot;; [.E434]-[.B434])">
            <text:p/>
          </table:table-cell>
          <table:table-cell table:formula="of:=IF([.B434]=[.E434]; &quot;&quot;; (([.E434]-[.B434])/[.B434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IF([.B435]=[.E435]; &quot;&quot;; &quot;*&quot;)">
            <text:p/>
          </table:table-cell>
          <table:table-cell table:formula="of:=IF([.B435]=[.E435]; &quot;&quot;; [.E435]-[.B435])">
            <text:p/>
          </table:table-cell>
          <table:table-cell table:formula="of:=IF([.B435]=[.E435]; &quot;&quot;; (([.E435]-[.B435])/[.B435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IF([.B436]=[.E436]; &quot;&quot;; &quot;*&quot;)">
            <text:p/>
          </table:table-cell>
          <table:table-cell table:formula="of:=IF([.B436]=[.E436]; &quot;&quot;; [.E436]-[.B436])">
            <text:p/>
          </table:table-cell>
          <table:table-cell table:formula="of:=IF([.B436]=[.E436]; &quot;&quot;; (([.E436]-[.B436])/[.B436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IF([.B437]=[.E437]; &quot;&quot;; &quot;*&quot;)">
            <text:p/>
          </table:table-cell>
          <table:table-cell table:formula="of:=IF([.B437]=[.E437]; &quot;&quot;; [.E437]-[.B437])">
            <text:p/>
          </table:table-cell>
          <table:table-cell table:formula="of:=IF([.B437]=[.E437]; &quot;&quot;; (([.E437]-[.B437])/[.B437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IF([.B438]=[.E438]; &quot;&quot;; &quot;*&quot;)">
            <text:p/>
          </table:table-cell>
          <table:table-cell table:formula="of:=IF([.B438]=[.E438]; &quot;&quot;; [.E438]-[.B438])">
            <text:p/>
          </table:table-cell>
          <table:table-cell table:formula="of:=IF([.B438]=[.E438]; &quot;&quot;; (([.E438]-[.B438])/[.B438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IF([.B439]=[.E439]; &quot;&quot;; &quot;*&quot;)">
            <text:p/>
          </table:table-cell>
          <table:table-cell table:formula="of:=IF([.B439]=[.E439]; &quot;&quot;; [.E439]-[.B439])">
            <text:p/>
          </table:table-cell>
          <table:table-cell table:formula="of:=IF([.B439]=[.E439]; &quot;&quot;; (([.E439]-[.B439])/[.B439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IF([.B440]=[.E440]; &quot;&quot;; &quot;*&quot;)">
            <text:p/>
          </table:table-cell>
          <table:table-cell table:formula="of:=IF([.B440]=[.E440]; &quot;&quot;; [.E440]-[.B440])">
            <text:p/>
          </table:table-cell>
          <table:table-cell table:formula="of:=IF([.B440]=[.E440]; &quot;&quot;; (([.E440]-[.B440])/[.B440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41]=[.D441]" office:value-type="boolean" office:boolean-value="true" calcext:value-type="boolean">
            <text:p>TRUE</text:p>
          </table:table-cell>
          <table:table-cell table:formula="of:=IF([.B441]=[.E441]; &quot;&quot;; &quot;*&quot;)">
            <text:p/>
          </table:table-cell>
          <table:table-cell table:formula="of:=IF([.B441]=[.E441]; &quot;&quot;; [.E441]-[.B441])">
            <text:p/>
          </table:table-cell>
          <table:table-cell table:formula="of:=IF([.B441]=[.E441]; &quot;&quot;; (([.E441]-[.B441])/[.B441])*100)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[.A442]=[.D442]" office:value-type="boolean" office:boolean-value="true" calcext:value-type="boolean">
            <text:p>TRUE</text:p>
          </table:table-cell>
          <table:table-cell table:formula="of:=IF([.B442]=[.E442]; &quot;&quot;; &quot;*&quot;)">
            <text:p/>
          </table:table-cell>
          <table:table-cell table:formula="of:=IF([.B442]=[.E442]; &quot;&quot;; [.E442]-[.B442])">
            <text:p/>
          </table:table-cell>
          <table:table-cell table:formula="of:=IF([.B442]=[.E442]; &quot;&quot;; (([.E442]-[.B442])/[.B442])*100)">
            <text:p/>
          </table:table-cell>
          <table:table-cell/>
        </table:table-row>
      </table:table>
      <table:named-expressions/>
      <table:database-ranges>
        <table:database-range table:name="__Anonymous_Sheet_DB__0" table:target-range-address="'2024-06-17'.O2:'2024-06-17'.R440"/>
        <table:database-range table:name="__Anonymous_Sheet_DB__1" table:target-range-address="'2024-06-21'.G1:'2024-06-21'.K442" table:display-filter-buttons="true">
          <table:filter>
            <table:filter-and>
              <table:filter-condition table:value="0.174317257408483" table:operator="=" table:field-number="3">
                <table:filter-set-item table:value="0.174317257408483"/>
                <table:filter-set-item table:value="0.201207243460765"/>
                <table:filter-set-item table:value="0.277777777777778"/>
                <table:filter-set-item table:value="0.376647834274953"/>
                <table:filter-set-item table:value="0.477099236641221"/>
                <table:filter-set-item table:value="0.594969121855701"/>
                <table:filter-set-item table:value="0.651465798045603"/>
                <table:filter-set-item table:value="0.67911714770798"/>
                <table:filter-set-item table:value="0.709219858156028"/>
                <table:filter-set-item table:value="0.713648528099911"/>
                <table:filter-set-item table:value="0.77639751552795"/>
                <table:filter-set-item table:value="0.78794107571086"/>
                <table:filter-set-item table:value="0.855005343783399"/>
                <table:filter-set-item table:value="0.946372239747634"/>
                <table:filter-set-item table:value="0.985507246376812"/>
                <table:filter-set-item table:value="0.99502487562189"/>
                <table:filter-set-item table:value="1.13960113960114"/>
                <table:filter-set-item table:value="1.20481927710843"/>
                <table:filter-set-item table:value="1.30909090909091"/>
                <table:filter-set-item table:value="1.54525386313466"/>
                <table:filter-set-item table:value="1.96078431372549"/>
                <table:filter-set-item table:value="12.5"/>
                <table:filter-set-item table:value="13.9423076923077"/>
                <table:filter-set-item table:value="15.7894736842105"/>
                <table:filter-set-item table:value="2.06185567010309"/>
                <table:filter-set-item table:value="2.18408736349454"/>
                <table:filter-set-item table:value="2.2140221402214"/>
                <table:filter-set-item table:value="2.28426395939086"/>
                <table:filter-set-item table:value="3"/>
                <table:filter-set-item table:value="3.68794326241135"/>
                <table:filter-set-item table:value="4.36507936507936"/>
              </table:filter-condition>
            </table:filter-and>
          </table:filter>
        </table:database-range>
        <table:database-range table:name="__Anonymous_Sheet_DB__2" table:target-range-address="'2024-06-23'.G1:'2024-06-23'.K442" table:display-filter-buttons="true">
          <table:filter>
            <table:filter-and>
              <table:filter-condition table:value="0.174317257408483" table:operator="=" table:field-number="3">
                <table:filter-set-item table:value="0.174317257408483"/>
                <table:filter-set-item table:value="0.201207243460765"/>
                <table:filter-set-item table:value="0.277777777777778"/>
                <table:filter-set-item table:value="0.376647834274953"/>
                <table:filter-set-item table:value="0.477099236641221"/>
                <table:filter-set-item table:value="0.594969121855701"/>
                <table:filter-set-item table:value="0.651465798045603"/>
                <table:filter-set-item table:value="0.67911714770798"/>
                <table:filter-set-item table:value="0.709219858156028"/>
                <table:filter-set-item table:value="0.713648528099911"/>
                <table:filter-set-item table:value="0.77639751552795"/>
                <table:filter-set-item table:value="0.78794107571086"/>
                <table:filter-set-item table:value="0.855005343783399"/>
                <table:filter-set-item table:value="0.946372239747634"/>
                <table:filter-set-item table:value="0.985507246376812"/>
                <table:filter-set-item table:value="0.99502487562189"/>
                <table:filter-set-item table:value="1.13960113960114"/>
                <table:filter-set-item table:value="1.20481927710843"/>
                <table:filter-set-item table:value="1.30909090909091"/>
                <table:filter-set-item table:value="1.54525386313466"/>
                <table:filter-set-item table:value="1.96078431372549"/>
                <table:filter-set-item table:value="12.5"/>
                <table:filter-set-item table:value="13.9423076923077"/>
                <table:filter-set-item table:value="15.7894736842105"/>
                <table:filter-set-item table:value="2.06185567010309"/>
                <table:filter-set-item table:value="2.18408736349454"/>
                <table:filter-set-item table:value="3"/>
                <table:filter-set-item table:value="3.68794326241135"/>
                <table:filter-set-item table:value="4.36507936507936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2:28:41.722379789</meta:creation-date>
    <dc:date>2024-06-23T00:52:33.381841148</dc:date>
    <meta:editing-duration>P5DT10H19M52S</meta:editing-duration>
    <meta:editing-cycles>23</meta:editing-cycles>
    <meta:generator>LibreOffice/7.3.7.2$Linux_X86_64 LibreOffice_project/30$Build-2</meta:generator>
    <meta:document-statistic meta:table-count="3" meta:cell-count="13227" meta:object-count="0"/>
  </office:meta>
</office:document-meta>
</file>